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ny" style:master-page-name="MP0" style:family="paragraph">
      <style:paragraph-properties fo:text-align="justify" fo:line-height="150%"/>
    </style:style>
    <style:style style:name="P2" style:parent-style-name="Normalny" style:family="paragraph">
      <style:paragraph-properties fo:text-align="justify" fo:line-height="150%"/>
    </style:style>
    <style:style style:name="P3" style:parent-style-name="Normalny" style:family="paragraph">
      <style:paragraph-properties fo:text-align="justify" fo:line-height="150%"/>
    </style:style>
    <style:style style:name="P4" style:parent-style-name="Normalny" style:family="paragraph">
      <style:paragraph-properties fo:text-align="justify" fo:line-height="150%"/>
    </style:style>
    <style:style style:name="P5" style:parent-style-name="Normalny" style:family="paragraph">
      <style:paragraph-properties fo:text-align="justify" fo:line-height="150%"/>
    </style:style>
    <style:style style:name="P6" style:parent-style-name="Normalny" style:family="paragraph">
      <style:paragraph-properties fo:text-align="justify" fo:line-height="150%"/>
    </style:style>
    <style:style style:name="P7" style:parent-style-name="Normalny" style:family="paragraph">
      <style:paragraph-properties fo:text-align="justify" fo:line-height="150%"/>
    </style:style>
    <style:style style:name="P8" style:parent-style-name="Normalny" style:family="paragraph">
      <style:paragraph-properties fo:text-align="justify" fo:line-height="150%"/>
    </style:style>
    <style:style style:name="T9" style:parent-style-name="Domyślnaczcionkaakapitu" style:family="text">
      <style:text-properties fo:background-color="#80FFFF"/>
    </style:style>
    <style:style style:name="T10" style:parent-style-name="Domyślnaczcionkaakapitu" style:family="text">
      <style:text-properties fo:background-color="#80FFFF"/>
    </style:style>
    <style:style style:name="T11" style:parent-style-name="Domyślnaczcionkaakapitu" style:family="text">
      <style:text-properties fo:background-color="#80FFFF"/>
    </style:style>
    <style:style style:name="P12" style:parent-style-name="Normalny" style:family="paragraph">
      <style:paragraph-properties fo:text-align="justify" fo:line-height="150%"/>
    </style:style>
    <style:style style:name="T13" style:parent-style-name="Domyślnaczcionkaakapitu" style:family="text">
      <style:text-properties style:text-underline-type="single" style:text-underline-style="solid" style:text-underline-width="auto" style:text-underline-mode="continuous"/>
    </style:style>
    <style:style style:name="P14" style:parent-style-name="Normalny" style:family="paragraph">
      <style:paragraph-properties fo:text-align="justify" fo:line-height="150%" fo:text-indent="0.25in"/>
    </style:style>
    <style:style style:name="T15" style:parent-style-name="Domyślnaczcionkaakapitu" style:family="text">
      <style:text-properties fo:background-color="#80FFFF"/>
    </style:style>
    <style:style style:name="T16" style:parent-style-name="Domyślnaczcionkaakapitu" style:family="text">
      <style:text-properties fo:background-color="#80FFFF"/>
    </style:style>
    <style:style style:name="P17" style:parent-style-name="Normalny" style:family="paragraph">
      <style:paragraph-properties fo:text-align="justify" fo:line-height="150%" fo:text-indent="0.25in"/>
    </style:style>
    <style:style style:name="P18" style:parent-style-name="Normalny" style:family="paragraph">
      <style:paragraph-properties fo:text-align="justify" fo:line-height="150%" fo:text-indent="0.25in"/>
    </style:style>
    <style:style style:name="P19" style:parent-style-name="Normalny" style:family="paragraph">
      <style:paragraph-properties fo:text-align="justify" fo:line-height="150%"/>
    </style:style>
    <style:style style:name="T20" style:parent-style-name="Domyślnaczcionkaakapitu" style:family="text">
      <style:text-properties style:text-underline-type="single" style:text-underline-style="solid" style:text-underline-width="auto" style:text-underline-mode="continuous"/>
    </style:style>
    <style:style style:name="P21" style:parent-style-name="Normalny" style:family="paragraph">
      <style:paragraph-properties fo:text-align="justify" fo:line-height="150%" fo:text-indent="0.25in"/>
    </style:style>
    <style:style style:name="T22" style:parent-style-name="Domyślnaczcionkaakapitu" style:family="text">
      <style:text-properties fo:background-color="#80FFFF"/>
    </style:style>
    <style:style style:name="T23" style:parent-style-name="Domyślnaczcionkaakapitu" style:family="text">
      <style:text-properties fo:background-color="#80FFFF"/>
    </style:style>
    <style:style style:name="P24" style:parent-style-name="Normalny" style:family="paragraph">
      <style:paragraph-properties fo:text-align="justify" fo:line-height="150%" fo:text-indent="0.25in"/>
    </style:style>
    <style:style style:name="P25" style:parent-style-name="Normalny" style:family="paragraph">
      <style:paragraph-properties fo:text-align="justify" fo:line-height="150%" fo:text-indent="0.25in"/>
    </style:style>
    <style:style style:name="T26" style:parent-style-name="Domyślnaczcionkaakapitu" style:family="text">
      <style:text-properties fo:background-color="#80FFFF"/>
    </style:style>
    <style:style style:name="T27" style:parent-style-name="Domyślnaczcionkaakapitu" style:family="text">
      <style:text-properties fo:background-color="#80FFFF"/>
    </style:style>
    <style:style style:name="T28" style:parent-style-name="Domyślnaczcionkaakapitu" style:family="text">
      <style:text-properties fo:background-color="#80FFFF"/>
    </style:style>
    <style:style style:name="T29" style:parent-style-name="Domyślnaczcionkaakapitu" style:family="text">
      <style:text-properties fo:background-color="#80FFFF"/>
    </style:style>
    <style:style style:name="P30" style:parent-style-name="Normalny" style:family="paragraph">
      <style:paragraph-properties fo:text-align="justify" fo:line-height="150%" fo:text-indent="0.25in"/>
    </style:style>
    <style:style style:name="T31" style:parent-style-name="Domyślnaczcionkaakapitu" style:family="text">
      <style:text-properties fo:background-color="#80FFFF"/>
    </style:style>
    <style:style style:name="T32" style:parent-style-name="Domyślnaczcionkaakapitu" style:family="text">
      <style:text-properties fo:background-color="#80FFFF"/>
    </style:style>
    <style:style style:name="T33" style:parent-style-name="Domyślnaczcionkaakapitu" style:family="text">
      <style:text-properties fo:background-color="#80FFFF"/>
    </style:style>
    <style:style style:name="T34" style:parent-style-name="Domyślnaczcionkaakapitu" style:family="text">
      <style:text-properties fo:background-color="#80FFFF"/>
    </style:style>
    <style:style style:name="T35" style:parent-style-name="Domyślnaczcionkaakapitu" style:family="text">
      <style:text-properties fo:background-color="#80FFFF"/>
    </style:style>
    <style:style style:name="T36" style:parent-style-name="Domyślnaczcionkaakapitu" style:family="text">
      <style:text-properties fo:background-color="#80FFFF"/>
    </style:style>
    <style:style style:name="P37" style:parent-style-name="Normalny" style:family="paragraph">
      <style:paragraph-properties fo:text-align="justify" fo:line-height="150%" fo:text-indent="0.25in"/>
    </style:style>
    <style:style style:name="T38" style:parent-style-name="Domyślnaczcionkaakapitu" style:family="text">
      <style:text-properties fo:background-color="#80FFFF"/>
    </style:style>
    <style:style style:name="T39" style:parent-style-name="Domyślnaczcionkaakapitu" style:family="text">
      <style:text-properties fo:background-color="#80FFFF"/>
    </style:style>
    <style:style style:name="T40" style:parent-style-name="Domyślnaczcionkaakapitu" style:family="text">
      <style:text-properties fo:background-color="#80FFFF"/>
    </style:style>
    <style:style style:name="P41" style:parent-style-name="Normalny" style:family="paragraph">
      <style:paragraph-properties fo:text-align="justify" fo:line-height="150%" fo:text-indent="0.25in"/>
    </style:style>
    <style:style style:name="P42" style:parent-style-name="Normalny" style:family="paragraph">
      <style:paragraph-properties fo:text-align="justify" fo:line-height="150%" fo:text-indent="0.25in"/>
    </style:style>
    <style:style style:name="T43" style:parent-style-name="Domyślnaczcionkaakapitu" style:family="text">
      <style:text-properties fo:background-color="#80FFFF"/>
    </style:style>
    <style:style style:name="T44" style:parent-style-name="Domyślnaczcionkaakapitu" style:family="text">
      <style:text-properties fo:background-color="#80FFFF"/>
    </style:style>
    <style:style style:name="T45" style:parent-style-name="Domyślnaczcionkaakapitu" style:family="text">
      <style:text-properties fo:background-color="#80FFFF"/>
    </style:style>
    <style:style style:name="P46" style:parent-style-name="Normalny" style:family="paragraph">
      <style:paragraph-properties fo:text-align="justify" fo:line-height="150%" fo:text-indent="0.25in"/>
    </style:style>
    <style:style style:name="P47" style:parent-style-name="Normalny" style:family="paragraph">
      <style:paragraph-properties fo:text-align="justify" fo:line-height="150%" fo:text-indent="0.25in"/>
    </style:style>
    <style:style style:name="T48" style:parent-style-name="Domyślnaczcionkaakapitu" style:family="text">
      <style:text-properties fo:background-color="#80FFFF"/>
    </style:style>
    <style:style style:name="P49" style:parent-style-name="Normalny" style:family="paragraph">
      <style:paragraph-properties fo:text-align="justify" fo:line-height="150%"/>
    </style:style>
    <style:style style:name="T50" style:parent-style-name="Domyślnaczcionkaakapitu" style:family="text">
      <style:text-properties style:text-underline-type="single" style:text-underline-style="solid" style:text-underline-width="auto" style:text-underline-mode="continuous"/>
    </style:style>
    <style:style style:name="P51" style:parent-style-name="Normalny" style:family="paragraph">
      <style:paragraph-properties fo:text-align="justify" fo:line-height="150%" fo:text-indent="0.25in"/>
    </style:style>
    <style:style style:name="T52" style:parent-style-name="Domyślnaczcionkaakapitu" style:family="text">
      <style:text-properties fo:background-color="#80FFFF"/>
    </style:style>
    <style:style style:name="P53" style:parent-style-name="Normalny" style:family="paragraph">
      <style:paragraph-properties fo:text-align="justify" fo:line-height="150%"/>
    </style:style>
    <style:style style:name="T54" style:parent-style-name="Domyślnaczcionkaakapitu" style:family="text">
      <style:text-properties style:text-underline-type="single" style:text-underline-style="solid" style:text-underline-width="auto" style:text-underline-mode="continuous"/>
    </style:style>
    <style:style style:name="T55" style:parent-style-name="Domyślnaczcionkaakapitu" style:family="text">
      <style:text-properties fo:background-color="#80FFFF" style:text-underline-type="single" style:text-underline-style="solid" style:text-underline-width="auto" style:text-underline-mode="continuous"/>
    </style:style>
    <style:style style:name="T56" style:parent-style-name="Domyślnaczcionkaakapitu" style:family="text">
      <style:text-properties style:text-underline-type="single" style:text-underline-style="solid" style:text-underline-width="auto" style:text-underline-mode="continuous"/>
    </style:style>
    <style:style style:name="T57" style:parent-style-name="Domyślnaczcionkaakapitu" style:family="text">
      <style:text-properties fo:background-color="#80FFFF" style:text-underline-type="single" style:text-underline-style="solid" style:text-underline-width="auto" style:text-underline-mode="continuous"/>
    </style:style>
    <style:style style:name="T58" style:parent-style-name="Domyślnaczcionkaakapitu" style:family="text">
      <style:text-properties style:text-underline-type="single" style:text-underline-style="solid" style:text-underline-width="auto" style:text-underline-mode="continuous"/>
    </style:style>
    <style:style style:name="P59" style:parent-style-name="Normalny" style:family="paragraph">
      <style:paragraph-properties fo:text-align="justify" fo:line-height="150%" fo:text-indent="0.25in"/>
    </style:style>
    <style:style style:name="T60" style:parent-style-name="Domyślnaczcionkaakapitu" style:family="text">
      <style:text-properties fo:background-color="#80FFFF"/>
    </style:style>
    <style:style style:name="T61" style:parent-style-name="Domyślnaczcionkaakapitu" style:family="text">
      <style:text-properties fo:background-color="#80FFFF"/>
    </style:style>
    <style:style style:name="P62" style:parent-style-name="Normalny" style:family="paragraph">
      <style:paragraph-properties fo:text-align="justify" fo:line-height="150%" fo:text-indent="0.25in"/>
    </style:style>
    <style:style style:name="T63" style:parent-style-name="Domyślnaczcionkaakapitu" style:family="text">
      <style:text-properties fo:background-color="#80FFFF"/>
    </style:style>
    <style:style style:name="T64" style:parent-style-name="Domyślnaczcionkaakapitu" style:family="text">
      <style:text-properties fo:background-color="#80FFFF"/>
    </style:style>
    <style:style style:name="P65" style:parent-style-name="Normalny" style:family="paragraph">
      <style:paragraph-properties fo:text-align="justify" fo:line-height="150%" fo:text-indent="0.25in"/>
    </style:style>
    <style:style style:name="T66" style:parent-style-name="Domyślnaczcionkaakapitu" style:family="text">
      <style:text-properties fo:background-color="#80FFFF"/>
    </style:style>
    <style:style style:name="T67" style:parent-style-name="Domyślnaczcionkaakapitu" style:family="text">
      <style:text-properties fo:background-color="#80FFFF"/>
    </style:style>
    <style:style style:name="P68" style:parent-style-name="Normalny" style:family="paragraph">
      <style:paragraph-properties fo:text-align="justify" fo:line-height="150%" fo:text-indent="0.25in"/>
    </style:style>
    <style:style style:name="T69" style:parent-style-name="Domyślnaczcionkaakapitu" style:family="text">
      <style:text-properties fo:background-color="#80FFFF"/>
    </style:style>
    <style:style style:name="P70" style:parent-style-name="Normalny" style:family="paragraph">
      <style:paragraph-properties fo:text-align="justify" fo:line-height="150%" fo:text-indent="0.25in"/>
    </style:style>
    <style:style style:name="T71" style:parent-style-name="Domyślnaczcionkaakapitu" style:family="text">
      <style:text-properties fo:background-color="#80FFFF"/>
    </style:style>
    <style:style style:name="P72" style:parent-style-name="Normalny" style:family="paragraph">
      <style:paragraph-properties fo:text-align="justify" fo:line-height="150%" fo:text-indent="0.25in"/>
    </style:style>
    <style:style style:name="T73" style:parent-style-name="Domyślnaczcionkaakapitu" style:family="text">
      <style:text-properties fo:background-color="#80FFFF"/>
    </style:style>
    <style:style style:name="T74" style:parent-style-name="Domyślnaczcionkaakapitu" style:family="text">
      <style:text-properties fo:background-color="#80FFFF"/>
    </style:style>
    <style:style style:name="T75" style:parent-style-name="Domyślnaczcionkaakapitu" style:family="text">
      <style:text-properties fo:background-color="#80FFFF"/>
    </style:style>
    <style:style style:name="T76" style:parent-style-name="Domyślnaczcionkaakapitu" style:family="text">
      <style:text-properties fo:background-color="#80FFFF"/>
    </style:style>
    <style:style style:name="T77" style:parent-style-name="Domyślnaczcionkaakapitu" style:family="text">
      <style:text-properties fo:background-color="#80FFFF"/>
    </style:style>
    <style:style style:name="P78" style:parent-style-name="Normalny" style:family="paragraph">
      <style:paragraph-properties fo:text-align="justify" fo:line-height="150%" fo:text-indent="0.25in"/>
    </style:style>
    <style:style style:name="T79" style:parent-style-name="Domyślnaczcionkaakapitu" style:family="text">
      <style:text-properties fo:background-color="#80FFFF"/>
    </style:style>
    <style:style style:name="P80" style:parent-style-name="Normalny" style:family="paragraph">
      <style:paragraph-properties fo:text-align="justify" fo:line-height="150%" fo:text-indent="0.25in"/>
    </style:style>
    <style:style style:name="T81" style:parent-style-name="Domyślnaczcionkaakapitu" style:family="text">
      <style:text-properties fo:background-color="#80FFFF"/>
    </style:style>
    <style:style style:name="T82" style:parent-style-name="Domyślnaczcionkaakapitu" style:family="text">
      <style:text-properties fo:background-color="#80FFFF"/>
    </style:style>
    <style:style style:name="P83" style:parent-style-name="Normalny" style:family="paragraph">
      <style:paragraph-properties fo:text-align="justify" fo:line-height="150%" fo:text-indent="0.25in"/>
    </style:style>
    <style:style style:name="T84" style:parent-style-name="Domyślnaczcionkaakapitu" style:family="text">
      <style:text-properties fo:background-color="#80FFFF"/>
    </style:style>
    <style:style style:name="P85" style:parent-style-name="Normalny" style:family="paragraph">
      <style:paragraph-properties fo:text-align="justify" fo:line-height="150%" fo:text-indent="0.25in"/>
    </style:style>
    <style:style style:name="T86" style:parent-style-name="Domyślnaczcionkaakapitu" style:family="text">
      <style:text-properties fo:background-color="#80FFFF"/>
    </style:style>
    <style:style style:name="T87" style:parent-style-name="Domyślnaczcionkaakapitu" style:family="text">
      <style:text-properties fo:background-color="#80FFFF"/>
    </style:style>
    <style:style style:name="T88" style:parent-style-name="Domyślnaczcionkaakapitu" style:family="text">
      <style:text-properties fo:background-color="#80FFFF"/>
    </style:style>
    <style:style style:name="T89" style:parent-style-name="Domyślnaczcionkaakapitu" style:family="text">
      <style:text-properties fo:background-color="#80FFFF"/>
    </style:style>
    <style:style style:name="T90" style:parent-style-name="Domyślnaczcionkaakapitu" style:family="text">
      <style:text-properties fo:background-color="#80FFFF"/>
    </style:style>
    <style:style style:name="P91" style:parent-style-name="Normalny" style:family="paragraph">
      <style:paragraph-properties fo:text-align="justify" fo:line-height="150%" fo:text-indent="0.25in"/>
    </style:style>
    <style:style style:name="T92" style:parent-style-name="Domyślnaczcionkaakapitu" style:family="text">
      <style:text-properties fo:background-color="#80FFFF"/>
    </style:style>
    <style:style style:name="T93" style:parent-style-name="Domyślnaczcionkaakapitu" style:family="text">
      <style:text-properties fo:background-color="#80FFFF"/>
    </style:style>
    <style:style style:name="P94" style:parent-style-name="Normalny" style:family="paragraph">
      <style:paragraph-properties fo:text-align="justify" fo:line-height="150%" fo:text-indent="0.25in"/>
    </style:style>
    <style:style style:name="P95" style:parent-style-name="Normalny" style:family="paragraph">
      <style:paragraph-properties fo:text-align="justify" fo:line-height="150%"/>
    </style:style>
    <style:style style:name="T96" style:parent-style-name="Domyślnaczcionkaakapitu" style:family="text">
      <style:text-properties style:text-underline-type="single" style:text-underline-style="solid" style:text-underline-width="auto" style:text-underline-mode="continuous"/>
    </style:style>
    <style:style style:name="P97" style:parent-style-name="Normalny" style:family="paragraph">
      <style:paragraph-properties fo:text-align="justify" fo:line-height="150%" fo:text-indent="0.2479in"/>
    </style:style>
    <style:style style:name="T98" style:parent-style-name="Domyślnaczcionkaakapitu" style:family="text">
      <style:text-properties fo:background-color="#80FFFF"/>
    </style:style>
    <style:style style:name="T99" style:parent-style-name="Domyślnaczcionkaakapitu" style:family="text">
      <style:text-properties fo:background-color="#80FFFF"/>
    </style:style>
    <style:style style:name="P100" style:parent-style-name="Normalny" style:family="paragraph">
      <style:paragraph-properties fo:text-align="justify" fo:line-height="150%"/>
    </style:style>
    <style:style style:name="T101" style:parent-style-name="Domyślnaczcionkaakapitu" style:family="text">
      <style:text-properties style:text-underline-type="single" style:text-underline-style="solid" style:text-underline-width="auto" style:text-underline-mode="continuous"/>
    </style:style>
    <style:style style:name="T102" style:parent-style-name="Domyślnaczcionkaakapitu" style:family="text">
      <style:text-properties fo:background-color="#80FFFF" style:text-underline-type="single" style:text-underline-style="solid" style:text-underline-width="auto" style:text-underline-mode="continuous"/>
    </style:style>
    <style:style style:name="T103" style:parent-style-name="Domyślnaczcionkaakapitu" style:family="text">
      <style:text-properties style:text-underline-type="single" style:text-underline-style="solid" style:text-underline-width="auto" style:text-underline-mode="continuous"/>
    </style:style>
    <style:style style:name="P104" style:parent-style-name="Normalny" style:family="paragraph">
      <style:paragraph-properties fo:text-align="justify" fo:line-height="150%" fo:text-indent="0.2479in"/>
    </style:style>
    <style:style style:name="T105" style:parent-style-name="Domyślnaczcionkaakapitu" style:family="text">
      <style:text-properties fo:background-color="#80FFFF"/>
    </style:style>
    <style:style style:name="T106" style:parent-style-name="Domyślnaczcionkaakapitu" style:family="text">
      <style:text-properties fo:background-color="#80FFFF"/>
    </style:style>
    <style:style style:name="T107" style:parent-style-name="Domyślnaczcionkaakapitu" style:family="text">
      <style:text-properties fo:background-color="#80FFFF"/>
    </style:style>
    <style:style style:name="P108" style:parent-style-name="Normalny" style:family="paragraph">
      <style:paragraph-properties fo:text-align="justify" fo:line-height="150%" fo:text-indent="0.25in"/>
    </style:style>
    <style:style style:name="P109" style:parent-style-name="Normalny" style:family="paragraph">
      <style:paragraph-properties fo:text-align="justify" fo:line-height="150%" fo:text-indent="0.25in"/>
    </style:style>
    <style:style style:name="P110" style:parent-style-name="Normalny" style:family="paragraph">
      <style:paragraph-properties fo:text-align="justify" fo:line-height="150%" fo:text-indent="0.25in"/>
    </style:style>
    <style:style style:name="T111" style:parent-style-name="Domyślnaczcionkaakapitu" style:family="text">
      <style:text-properties fo:background-color="#80FFFF"/>
    </style:style>
    <style:style style:name="T112" style:parent-style-name="Domyślnaczcionkaakapitu" style:family="text">
      <style:text-properties fo:background-color="#80FFFF"/>
    </style:style>
    <style:style style:name="P113" style:parent-style-name="Normalny" style:family="paragraph">
      <style:paragraph-properties fo:text-align="justify" fo:line-height="150%" fo:text-indent="0.25in"/>
    </style:style>
    <style:style style:name="T114" style:parent-style-name="Domyślnaczcionkaakapitu" style:family="text">
      <style:text-properties fo:background-color="#80FFFF"/>
    </style:style>
    <style:style style:name="P115" style:parent-style-name="Normalny" style:family="paragraph">
      <style:paragraph-properties fo:text-align="justify" fo:line-height="150%" fo:text-indent="0.25in"/>
    </style:style>
    <style:style style:name="T116" style:parent-style-name="Domyślnaczcionkaakapitu" style:family="text">
      <style:text-properties fo:background-color="#80FFFF"/>
    </style:style>
    <style:style style:name="T117" style:parent-style-name="Domyślnaczcionkaakapitu" style:family="text">
      <style:text-properties fo:background-color="#80FFFF"/>
    </style:style>
    <style:style style:name="T118" style:parent-style-name="Domyślnaczcionkaakapitu" style:family="text">
      <style:text-properties fo:background-color="#80FFFF"/>
    </style:style>
    <style:style style:name="P119" style:parent-style-name="Normalny" style:family="paragraph">
      <style:paragraph-properties fo:text-align="justify" fo:line-height="150%" fo:text-indent="0.25in"/>
    </style:style>
    <style:style style:name="T120" style:parent-style-name="Domyślnaczcionkaakapitu" style:family="text">
      <style:text-properties fo:background-color="#80FFFF"/>
    </style:style>
    <style:style style:name="P121" style:parent-style-name="Normalny" style:family="paragraph">
      <style:paragraph-properties fo:text-align="justify" fo:line-height="150%" fo:text-indent="0.25in"/>
    </style:style>
    <style:style style:name="T122" style:parent-style-name="Domyślnaczcionkaakapitu" style:family="text">
      <style:text-properties fo:background-color="#80FFFF"/>
    </style:style>
    <style:style style:name="T123" style:parent-style-name="Domyślnaczcionkaakapitu" style:family="text">
      <style:text-properties fo:background-color="#80FFFF"/>
    </style:style>
    <style:style style:name="T124" style:parent-style-name="Domyślnaczcionkaakapitu" style:family="text">
      <style:text-properties fo:background-color="#80FFFF"/>
    </style:style>
    <style:style style:name="T125" style:parent-style-name="Domyślnaczcionkaakapitu" style:family="text">
      <style:text-properties fo:background-color="#80FFFF"/>
    </style:style>
    <style:style style:name="T126" style:parent-style-name="Domyślnaczcionkaakapitu" style:family="text">
      <style:text-properties fo:background-color="#80FFFF"/>
    </style:style>
    <style:style style:name="T127" style:parent-style-name="Domyślnaczcionkaakapitu" style:family="text">
      <style:text-properties fo:background-color="#80FFFF"/>
    </style:style>
    <style:style style:name="T128" style:parent-style-name="Domyślnaczcionkaakapitu" style:family="text">
      <style:text-properties fo:background-color="#80FFFF"/>
    </style:style>
    <style:style style:name="T129" style:parent-style-name="Domyślnaczcionkaakapitu" style:family="text">
      <style:text-properties fo:background-color="#80FFFF"/>
    </style:style>
    <style:style style:name="T130" style:parent-style-name="Domyślnaczcionkaakapitu" style:family="text">
      <style:text-properties fo:background-color="#80FFFF"/>
    </style:style>
    <style:style style:name="T131" style:parent-style-name="Domyślnaczcionkaakapitu" style:family="text">
      <style:text-properties fo:background-color="#80FFFF"/>
    </style:style>
    <style:style style:name="P132" style:parent-style-name="Normalny" style:family="paragraph">
      <style:paragraph-properties fo:text-align="justify" fo:line-height="150%"/>
    </style:style>
    <style:style style:name="T133" style:parent-style-name="Domyślnaczcionkaakapitu" style:family="text">
      <style:text-properties style:text-underline-type="single" style:text-underline-style="solid" style:text-underline-width="auto" style:text-underline-mode="continuous"/>
    </style:style>
    <style:style style:name="P134" style:parent-style-name="Normalny" style:family="paragraph">
      <style:paragraph-properties fo:text-align="justify" fo:line-height="150%" fo:text-indent="0.25in"/>
    </style:style>
    <style:style style:name="T135" style:parent-style-name="Domyślnaczcionkaakapitu" style:family="text">
      <style:text-properties fo:background-color="#80FFFF"/>
    </style:style>
    <style:style style:name="T136" style:parent-style-name="Domyślnaczcionkaakapitu" style:family="text">
      <style:text-properties fo:background-color="#80FFFF"/>
    </style:style>
    <style:style style:name="T137" style:parent-style-name="Domyślnaczcionkaakapitu" style:family="text">
      <style:text-properties fo:background-color="#80FFFF"/>
    </style:style>
    <style:style style:name="P138" style:parent-style-name="Normalny" style:family="paragraph">
      <style:paragraph-properties fo:text-align="justify" fo:line-height="150%" fo:text-indent="0.25in"/>
    </style:style>
    <style:style style:name="T139" style:parent-style-name="Domyślnaczcionkaakapitu" style:family="text">
      <style:text-properties fo:background-color="#80FFFF"/>
    </style:style>
    <style:style style:name="T140" style:parent-style-name="Domyślnaczcionkaakapitu" style:family="text">
      <style:text-properties fo:background-color="#80FFFF"/>
    </style:style>
    <style:style style:name="T141" style:parent-style-name="Domyślnaczcionkaakapitu" style:family="text">
      <style:text-properties fo:background-color="#80FFFF"/>
    </style:style>
    <style:style style:name="P142" style:parent-style-name="Normalny" style:family="paragraph">
      <style:paragraph-properties fo:text-align="justify" fo:line-height="150%"/>
    </style:style>
    <style:style style:name="P143" style:parent-style-name="Normalny" style:family="paragraph">
      <style:paragraph-properties fo:text-align="justify" fo:line-height="150%" fo:text-indent="0.25in"/>
    </style:style>
    <style:style style:name="T144" style:parent-style-name="Domyślnaczcionkaakapitu" style:family="text">
      <style:text-properties fo:background-color="#80FFFF"/>
    </style:style>
    <style:style style:name="P145" style:parent-style-name="Normalny" style:family="paragraph">
      <style:paragraph-properties fo:text-align="justify" fo:line-height="150%" fo:text-indent="0.25in"/>
    </style:style>
    <style:style style:name="P146" style:parent-style-name="Normalny" style:family="paragraph">
      <style:paragraph-properties fo:text-align="justify" fo:line-height="150%" fo:text-indent="0.25in"/>
    </style:style>
    <style:style style:name="T147" style:parent-style-name="Domyślnaczcionkaakapitu" style:family="text">
      <style:text-properties fo:background-color="#80FFFF"/>
    </style:style>
    <style:style style:name="P148" style:parent-style-name="Normalny" style:family="paragraph">
      <style:paragraph-properties fo:text-align="justify" fo:line-height="150%"/>
    </style:style>
    <style:style style:name="T149" style:parent-style-name="Domyślnaczcionkaakapitu" style:family="text">
      <style:text-properties style:text-underline-type="single" style:text-underline-style="solid" style:text-underline-width="auto" style:text-underline-mode="continuous"/>
    </style:style>
    <style:style style:name="T150" style:parent-style-name="Domyślnaczcionkaakapitu" style:family="text">
      <style:text-properties fo:background-color="#80FFFF" style:text-underline-type="single" style:text-underline-style="solid" style:text-underline-width="auto" style:text-underline-mode="continuous"/>
    </style:style>
    <style:style style:name="T151" style:parent-style-name="Domyślnaczcionkaakapitu" style:family="text">
      <style:text-properties style:text-underline-type="single" style:text-underline-style="solid" style:text-underline-width="auto" style:text-underline-mode="continuous"/>
    </style:style>
    <style:style style:name="P152" style:parent-style-name="Normalny" style:family="paragraph">
      <style:paragraph-properties fo:text-align="justify" fo:line-height="150%" fo:text-indent="0.25in"/>
    </style:style>
    <style:style style:name="T153" style:parent-style-name="Domyślnaczcionkaakapitu" style:family="text">
      <style:text-properties fo:background-color="#80FFFF"/>
    </style:style>
    <style:style style:name="T154" style:parent-style-name="Domyślnaczcionkaakapitu" style:family="text">
      <style:text-properties fo:background-color="#80FFFF"/>
    </style:style>
    <style:style style:name="T155" style:parent-style-name="Domyślnaczcionkaakapitu" style:family="text">
      <style:text-properties fo:background-color="#80FFFF"/>
    </style:style>
    <style:style style:name="T156" style:parent-style-name="Domyślnaczcionkaakapitu" style:family="text">
      <style:text-properties fo:background-color="#80FFFF"/>
    </style:style>
    <style:style style:name="P157" style:parent-style-name="Normalny" style:family="paragraph">
      <style:paragraph-properties fo:text-align="justify" fo:line-height="150%" fo:text-indent="0.25in"/>
    </style:style>
    <style:style style:name="T158" style:parent-style-name="Domyślnaczcionkaakapitu" style:family="text">
      <style:text-properties fo:background-color="#80FFFF"/>
    </style:style>
    <style:style style:name="T159" style:parent-style-name="Domyślnaczcionkaakapitu" style:family="text">
      <style:text-properties fo:background-color="#80FFFF"/>
    </style:style>
    <style:style style:name="P160" style:parent-style-name="Normalny" style:family="paragraph">
      <style:paragraph-properties fo:text-align="justify" fo:line-height="150%"/>
    </style:style>
    <style:style style:name="T161" style:parent-style-name="Domyślnaczcionkaakapitu" style:family="text">
      <style:text-properties fo:background-color="#80FFFF"/>
    </style:style>
    <style:style style:name="P162" style:parent-style-name="Normalny" style:family="paragraph">
      <style:paragraph-properties fo:text-align="justify" fo:line-height="150%" fo:text-indent="0.25in"/>
    </style:style>
    <style:style style:name="T163" style:parent-style-name="Domyślnaczcionkaakapitu" style:family="text">
      <style:text-properties fo:background-color="#80FFFF"/>
    </style:style>
    <style:style style:name="T164" style:parent-style-name="Domyślnaczcionkaakapitu" style:family="text">
      <style:text-properties fo:background-color="#80FFFF"/>
    </style:style>
    <style:style style:name="P165" style:parent-style-name="Normalny" style:family="paragraph">
      <style:paragraph-properties fo:text-align="justify" fo:line-height="150%"/>
    </style:style>
    <style:style style:name="T166" style:parent-style-name="Domyślnaczcionkaakapitu" style:family="text">
      <style:text-properties style:text-underline-type="single" style:text-underline-style="solid" style:text-underline-width="auto" style:text-underline-mode="continuous"/>
    </style:style>
    <style:style style:name="T167" style:parent-style-name="Domyślnaczcionkaakapitu" style:family="text">
      <style:text-properties fo:background-color="#80FFFF" style:text-underline-type="single" style:text-underline-style="solid" style:text-underline-width="auto" style:text-underline-mode="continuous"/>
    </style:style>
    <style:style style:name="T168" style:parent-style-name="Domyślnaczcionkaakapitu" style:family="text">
      <style:text-properties style:text-underline-type="single" style:text-underline-style="solid" style:text-underline-width="auto" style:text-underline-mode="continuous"/>
    </style:style>
    <style:style style:name="P169" style:parent-style-name="Normalny" style:family="paragraph">
      <style:paragraph-properties fo:text-align="justify" fo:line-height="150%" fo:text-indent="0.25in"/>
    </style:style>
    <style:style style:name="P170" style:parent-style-name="Normalny" style:family="paragraph">
      <style:paragraph-properties fo:text-align="justify" fo:line-height="150%"/>
    </style:style>
    <style:style style:name="T171" style:parent-style-name="Domyślnaczcionkaakapitu" style:family="text">
      <style:text-properties style:text-underline-type="single" style:text-underline-style="solid" style:text-underline-width="auto" style:text-underline-mode="continuous"/>
    </style:style>
    <style:style style:name="T172" style:parent-style-name="Domyślnaczcionkaakapitu" style:family="text">
      <style:text-properties fo:background-color="#80FFFF" style:text-underline-type="single" style:text-underline-style="solid" style:text-underline-width="auto" style:text-underline-mode="continuous"/>
    </style:style>
    <style:style style:name="T173" style:parent-style-name="Domyślnaczcionkaakapitu" style:family="text">
      <style:text-properties style:text-underline-type="single" style:text-underline-style="solid" style:text-underline-width="auto" style:text-underline-mode="continuous"/>
    </style:style>
    <style:style style:name="T174" style:parent-style-name="Domyślnaczcionkaakapitu" style:family="text">
      <style:text-properties fo:background-color="#80FFFF" style:text-underline-type="single" style:text-underline-style="solid" style:text-underline-width="auto" style:text-underline-mode="continuous"/>
    </style:style>
    <style:style style:name="T175" style:parent-style-name="Domyślnaczcionkaakapitu" style:family="text">
      <style:text-properties style:text-underline-type="single" style:text-underline-style="solid" style:text-underline-width="auto" style:text-underline-mode="continuous"/>
    </style:style>
    <style:style style:name="P176" style:parent-style-name="Normalny" style:family="paragraph">
      <style:paragraph-properties fo:text-align="justify" fo:line-height="150%" fo:text-indent="0.25in">
        <style:tab-stops>
          <style:tab-stop style:type="left" style:position="2.4284in"/>
        </style:tab-stops>
      </style:paragraph-properties>
    </style:style>
    <style:style style:name="T177" style:parent-style-name="Domyślnaczcionkaakapitu" style:family="text">
      <style:text-properties fo:background-color="#80FFFF"/>
    </style:style>
    <style:style style:name="P178" style:parent-style-name="Normalny" style:family="paragraph">
      <style:paragraph-properties fo:text-align="justify" fo:line-height="150%" fo:text-indent="0.25in"/>
    </style:style>
    <style:style style:name="T179" style:parent-style-name="Domyślnaczcionkaakapitu" style:family="text">
      <style:text-properties fo:background-color="#80FFFF"/>
    </style:style>
    <style:style style:name="T180" style:parent-style-name="Domyślnaczcionkaakapitu" style:family="text">
      <style:text-properties fo:background-color="#80FFFF"/>
    </style:style>
    <style:style style:name="P181" style:parent-style-name="Normalny" style:family="paragraph">
      <style:paragraph-properties fo:text-align="justify" fo:line-height="150%" fo:text-indent="0.25in"/>
    </style:style>
    <style:style style:name="T182" style:parent-style-name="Domyślnaczcionkaakapitu" style:family="text">
      <style:text-properties fo:background-color="#80FFFF"/>
    </style:style>
    <style:style style:name="T183" style:parent-style-name="Domyślnaczcionkaakapitu" style:family="text">
      <style:text-properties fo:background-color="#80FFFF"/>
    </style:style>
    <style:style style:name="T184" style:parent-style-name="Domyślnaczcionkaakapitu" style:family="text">
      <style:text-properties fo:background-color="#80FFFF"/>
    </style:style>
    <style:style style:name="T185" style:parent-style-name="Domyślnaczcionkaakapitu" style:family="text">
      <style:text-properties fo:background-color="#80FFFF"/>
    </style:style>
    <style:style style:name="T186" style:parent-style-name="Domyślnaczcionkaakapitu" style:family="text">
      <style:text-properties fo:background-color="#80FFFF"/>
    </style:style>
    <style:style style:name="P187" style:parent-style-name="Normalny" style:family="paragraph">
      <style:paragraph-properties fo:text-align="justify" fo:line-height="150%" fo:text-indent="0.25in"/>
    </style:style>
    <style:style style:name="T188" style:parent-style-name="Domyślnaczcionkaakapitu" style:family="text">
      <style:text-properties fo:background-color="#80FFFF"/>
    </style:style>
    <style:style style:name="T189" style:parent-style-name="Domyślnaczcionkaakapitu" style:family="text">
      <style:text-properties fo:background-color="#80FFFF"/>
    </style:style>
    <style:style style:name="T190" style:parent-style-name="Domyślnaczcionkaakapitu" style:family="text">
      <style:text-properties fo:background-color="#80FFFF"/>
    </style:style>
    <style:style style:name="T191" style:parent-style-name="Domyślnaczcionkaakapitu" style:family="text">
      <style:text-properties fo:background-color="#80FFFF"/>
    </style:style>
    <style:style style:name="T192" style:parent-style-name="Domyślnaczcionkaakapitu" style:family="text">
      <style:text-properties fo:background-color="#80FFFF"/>
    </style:style>
    <style:style style:name="P193" style:parent-style-name="Normalny" style:family="paragraph">
      <style:paragraph-properties fo:text-align="justify" fo:line-height="150%" fo:text-indent="0.25in"/>
    </style:style>
    <style:style style:name="T194" style:parent-style-name="Domyślnaczcionkaakapitu" style:family="text">
      <style:text-properties fo:background-color="#80FFFF"/>
    </style:style>
    <style:style style:name="T195" style:parent-style-name="Domyślnaczcionkaakapitu" style:family="text">
      <style:text-properties fo:background-color="#80FFFF"/>
    </style:style>
    <style:style style:name="T196" style:parent-style-name="Domyślnaczcionkaakapitu" style:family="text">
      <style:text-properties fo:background-color="#80FFFF"/>
    </style:style>
    <style:style style:name="T197" style:parent-style-name="Domyślnaczcionkaakapitu" style:family="text">
      <style:text-properties fo:background-color="#80FFFF"/>
    </style:style>
    <style:style style:name="P198" style:parent-style-name="Normalny" style:family="paragraph">
      <style:paragraph-properties fo:text-align="justify" fo:line-height="150%" fo:text-indent="0.25in"/>
    </style:style>
    <style:style style:name="P199" style:parent-style-name="Normalny" style:family="paragraph">
      <style:paragraph-properties fo:text-align="justify" fo:line-height="150%"/>
    </style:style>
    <style:style style:name="T200" style:parent-style-name="Domyślnaczcionkaakapitu" style:family="text">
      <style:text-properties style:text-underline-type="single" style:text-underline-style="solid" style:text-underline-width="auto" style:text-underline-mode="continuous"/>
    </style:style>
    <style:style style:name="P201" style:parent-style-name="Normalny" style:family="paragraph">
      <style:paragraph-properties fo:text-align="justify" fo:line-height="150%" fo:text-indent="0.25in"/>
    </style:style>
    <style:style style:name="T202" style:parent-style-name="Domyślnaczcionkaakapitu" style:family="text">
      <style:text-properties fo:background-color="#80FFFF"/>
    </style:style>
    <style:style style:name="T203" style:parent-style-name="Domyślnaczcionkaakapitu" style:family="text">
      <style:text-properties fo:background-color="#80FFFF"/>
    </style:style>
    <style:style style:name="T204" style:parent-style-name="Domyślnaczcionkaakapitu" style:family="text">
      <style:text-properties fo:background-color="#80FFFF"/>
    </style:style>
    <style:style style:name="P205" style:parent-style-name="Normalny" style:family="paragraph">
      <style:paragraph-properties fo:text-align="justify" fo:line-height="150%"/>
    </style:style>
    <style:style style:name="T206" style:parent-style-name="Domyślnaczcionkaakapitu" style:family="text">
      <style:text-properties style:text-underline-type="single" style:text-underline-style="solid" style:text-underline-width="auto" style:text-underline-mode="continuous"/>
    </style:style>
    <style:style style:name="T207" style:parent-style-name="Domyślnaczcionkaakapitu" style:family="text">
      <style:text-properties fo:background-color="#80FFFF" style:text-underline-type="single" style:text-underline-style="solid" style:text-underline-width="auto" style:text-underline-mode="continuous"/>
    </style:style>
    <style:style style:name="P208" style:parent-style-name="Normalny" style:family="paragraph">
      <style:paragraph-properties fo:text-align="justify" fo:line-height="150%" fo:text-indent="0.25in"/>
    </style:style>
    <style:style style:name="P209" style:parent-style-name="Normalny" style:family="paragraph">
      <style:paragraph-properties fo:text-align="justify" fo:line-height="150%"/>
    </style:style>
    <style:style style:name="T210" style:parent-style-name="Domyślnaczcionkaakapitu" style:family="text">
      <style:text-properties style:text-underline-type="single" style:text-underline-style="solid" style:text-underline-width="auto" style:text-underline-mode="continuous"/>
    </style:style>
    <style:style style:name="P211" style:parent-style-name="Normalny" style:family="paragraph">
      <style:paragraph-properties fo:text-align="justify" fo:line-height="150%" fo:text-indent="0.25in"/>
    </style:style>
    <style:style style:name="P212" style:parent-style-name="Normalny" style:family="paragraph">
      <style:paragraph-properties fo:text-align="justify" fo:line-height="150%"/>
    </style:style>
    <style:style style:name="T213" style:parent-style-name="Domyślnaczcionkaakapitu" style:family="text">
      <style:text-properties style:text-underline-type="single" style:text-underline-style="solid" style:text-underline-width="auto" style:text-underline-mode="continuous"/>
    </style:style>
    <style:style style:name="P214" style:parent-style-name="Normalny" style:family="paragraph">
      <style:paragraph-properties fo:text-align="justify" fo:line-height="150%" fo:text-indent="0.25in"/>
    </style:style>
    <style:style style:name="T215" style:parent-style-name="Domyślnaczcionkaakapitu" style:family="text">
      <style:text-properties fo:background-color="#80FFFF"/>
    </style:style>
    <style:style style:name="T216" style:parent-style-name="Domyślnaczcionkaakapitu" style:family="text">
      <style:text-properties fo:background-color="#80FFFF"/>
    </style:style>
    <style:style style:name="P217" style:parent-style-name="Normalny" style:family="paragraph">
      <style:paragraph-properties fo:text-align="justify" fo:line-height="150%" fo:text-indent="0.25in"/>
    </style:style>
    <style:style style:name="T218" style:parent-style-name="Domyślnaczcionkaakapitu" style:family="text">
      <style:text-properties fo:background-color="#80FFFF"/>
    </style:style>
    <style:style style:name="P219" style:parent-style-name="Normalny" style:family="paragraph">
      <style:paragraph-properties fo:text-align="justify" fo:line-height="150%" fo:text-indent="0.25in"/>
    </style:style>
    <style:style style:name="T220" style:parent-style-name="Domyślnaczcionkaakapitu" style:family="text">
      <style:text-properties fo:background-color="#80FFFF"/>
    </style:style>
    <style:style style:name="P221" style:parent-style-name="Normalny" style:family="paragraph">
      <style:paragraph-properties fo:text-align="justify" fo:line-height="150%"/>
    </style:style>
    <style:style style:name="T222" style:parent-style-name="Domyślnaczcionkaakapitu" style:family="text">
      <style:text-properties style:text-underline-type="single" style:text-underline-style="solid" style:text-underline-width="auto" style:text-underline-mode="continuous"/>
    </style:style>
    <style:style style:name="P223" style:parent-style-name="Normalny" style:family="paragraph">
      <style:paragraph-properties fo:text-align="justify" fo:line-height="150%" fo:text-indent="0.25in"/>
    </style:style>
    <style:style style:name="P224" style:parent-style-name="Normalny" style:family="paragraph">
      <style:paragraph-properties fo:text-align="justify" fo:line-height="150%" fo:text-indent="0.25in"/>
    </style:style>
    <style:style style:name="P225" style:parent-style-name="Normalny" style:family="paragraph">
      <style:paragraph-properties fo:text-align="justify" fo:line-height="150%"/>
    </style:style>
    <style:style style:name="T226" style:parent-style-name="Domyślnaczcionkaakapitu" style:family="text">
      <style:text-properties style:text-underline-type="single" style:text-underline-style="solid" style:text-underline-width="auto" style:text-underline-mode="continuous"/>
    </style:style>
    <style:style style:name="T227" style:parent-style-name="Domyślnaczcionkaakapitu" style:family="text">
      <style:text-properties style:text-underline-type="single" style:text-underline-style="solid" style:text-underline-width="auto" style:text-underline-mode="continuous"/>
    </style:style>
    <style:style style:name="T228" style:parent-style-name="Domyślnaczcionkaakapitu" style:family="text">
      <style:text-properties style:text-underline-type="single" style:text-underline-style="solid" style:text-underline-width="auto" style:text-underline-mode="continuous"/>
    </style:style>
    <style:style style:name="T229" style:parent-style-name="Domyślnaczcionkaakapitu" style:family="text">
      <style:text-properties fo:background-color="#80FFFF" style:text-underline-type="single" style:text-underline-style="solid" style:text-underline-width="auto" style:text-underline-mode="continuous"/>
    </style:style>
    <style:style style:name="T230" style:parent-style-name="Domyślnaczcionkaakapitu" style:family="text">
      <style:text-properties style:text-underline-type="single" style:text-underline-style="solid" style:text-underline-width="auto" style:text-underline-mode="continuous"/>
    </style:style>
    <style:style style:name="T231" style:parent-style-name="Domyślnaczcionkaakapitu" style:family="text">
      <style:text-properties fo:background-color="#80FFFF" style:text-underline-type="single" style:text-underline-style="solid" style:text-underline-width="auto" style:text-underline-mode="continuous"/>
    </style:style>
    <style:style style:name="P232" style:parent-style-name="Normalny" style:family="paragraph">
      <style:paragraph-properties fo:text-align="justify" fo:line-height="150%" fo:text-indent="0.25in"/>
    </style:style>
    <style:style style:name="P233" style:parent-style-name="Normalny" style:family="paragraph">
      <style:paragraph-properties fo:text-align="justify" fo:line-height="150%" fo:text-indent="0.25in"/>
    </style:style>
    <style:style style:name="T234" style:parent-style-name="Domyślnaczcionkaakapitu" style:family="text">
      <style:text-properties fo:background-color="#80FFFF"/>
    </style:style>
    <style:style style:name="T235" style:parent-style-name="Domyślnaczcionkaakapitu" style:family="text">
      <style:text-properties fo:background-color="#80FFFF"/>
    </style:style>
    <style:style style:name="T236" style:parent-style-name="Domyślnaczcionkaakapitu" style:family="text">
      <style:text-properties fo:background-color="#80FFFF"/>
    </style:style>
    <style:style style:name="T237" style:parent-style-name="Domyślnaczcionkaakapitu" style:family="text">
      <style:text-properties fo:background-color="#80FFFF"/>
    </style:style>
    <style:style style:name="P238" style:parent-style-name="Normalny" style:family="paragraph">
      <style:paragraph-properties fo:text-align="justify" fo:line-height="150%" fo:text-indent="0.25in"/>
    </style:style>
    <style:style style:name="T239" style:parent-style-name="Domyślnaczcionkaakapitu" style:family="text">
      <style:text-properties fo:background-color="#80FFFF"/>
    </style:style>
    <style:style style:name="T240" style:parent-style-name="Domyślnaczcionkaakapitu" style:family="text">
      <style:text-properties fo:background-color="#80FFFF"/>
    </style:style>
    <style:style style:name="T241" style:parent-style-name="Domyślnaczcionkaakapitu" style:family="text">
      <style:text-properties fo:background-color="#80FFFF"/>
    </style:style>
    <style:style style:name="T242" style:parent-style-name="Domyślnaczcionkaakapitu" style:family="text">
      <style:text-properties fo:background-color="#80FFFF"/>
    </style:style>
    <style:style style:name="T243" style:parent-style-name="Domyślnaczcionkaakapitu" style:family="text">
      <style:text-properties fo:background-color="#80FFFF"/>
    </style:style>
    <style:style style:name="T244" style:parent-style-name="Domyślnaczcionkaakapitu" style:family="text">
      <style:text-properties fo:background-color="#80FFFF"/>
    </style:style>
    <style:style style:name="T245" style:parent-style-name="Domyślnaczcionkaakapitu" style:family="text">
      <style:text-properties fo:background-color="#80FFFF"/>
    </style:style>
    <style:style style:name="T246" style:parent-style-name="Domyślnaczcionkaakapitu" style:family="text">
      <style:text-properties fo:background-color="#80FFFF"/>
    </style:style>
    <style:style style:name="T247" style:parent-style-name="Domyślnaczcionkaakapitu" style:family="text">
      <style:text-properties fo:background-color="#80FFFF"/>
    </style:style>
    <style:style style:name="P248" style:parent-style-name="Normalny" style:family="paragraph">
      <style:paragraph-properties fo:text-align="justify" fo:line-height="150%" fo:text-indent="0.25in"/>
    </style:style>
    <style:style style:name="T249" style:parent-style-name="Domyślnaczcionkaakapitu" style:family="text">
      <style:text-properties fo:background-color="#80FFFF"/>
    </style:style>
    <style:style style:name="T250" style:parent-style-name="Domyślnaczcionkaakapitu" style:family="text">
      <style:text-properties fo:background-color="#80FFFF"/>
    </style:style>
    <style:style style:name="T251" style:parent-style-name="Domyślnaczcionkaakapitu" style:family="text">
      <style:text-properties fo:background-color="#80FFFF"/>
    </style:style>
    <style:style style:name="P252" style:parent-style-name="Normalny" style:family="paragraph">
      <style:paragraph-properties fo:text-align="justify" fo:line-height="150%" fo:text-indent="0.25in"/>
    </style:style>
    <style:style style:name="T253" style:parent-style-name="Domyślnaczcionkaakapitu" style:family="text">
      <style:text-properties fo:background-color="#80FFFF"/>
    </style:style>
    <style:style style:name="T254" style:parent-style-name="Domyślnaczcionkaakapitu" style:family="text">
      <style:text-properties fo:background-color="#80FFFF"/>
    </style:style>
    <style:style style:name="T255" style:parent-style-name="Domyślnaczcionkaakapitu" style:family="text">
      <style:text-properties fo:background-color="#80FFFF"/>
    </style:style>
    <style:style style:name="P256" style:parent-style-name="Normalny" style:family="paragraph">
      <style:paragraph-properties fo:text-align="justify" fo:line-height="150%" fo:text-indent="0.25in"/>
    </style:style>
    <style:style style:name="T257" style:parent-style-name="Domyślnaczcionkaakapitu" style:family="text">
      <style:text-properties fo:background-color="#80FFFF"/>
    </style:style>
    <style:style style:name="T258" style:parent-style-name="Domyślnaczcionkaakapitu" style:family="text">
      <style:text-properties fo:background-color="#80FFFF"/>
    </style:style>
    <style:style style:name="P259" style:parent-style-name="Normalny" style:family="paragraph">
      <style:paragraph-properties fo:text-align="justify" fo:line-height="150%" fo:text-indent="0.25in"/>
    </style:style>
    <style:style style:name="T260" style:parent-style-name="Domyślnaczcionkaakapitu" style:family="text">
      <style:text-properties fo:background-color="#80FFFF"/>
    </style:style>
    <style:style style:name="T261" style:parent-style-name="Domyślnaczcionkaakapitu" style:family="text">
      <style:text-properties fo:background-color="#80FFFF"/>
    </style:style>
    <style:style style:name="T262" style:parent-style-name="Domyślnaczcionkaakapitu" style:family="text">
      <style:text-properties fo:background-color="#80FFFF"/>
    </style:style>
    <style:style style:name="P263" style:parent-style-name="Normalny" style:family="paragraph">
      <style:paragraph-properties fo:text-align="justify" fo:line-height="150%" fo:text-indent="0.25in"/>
    </style:style>
    <style:style style:name="T264" style:parent-style-name="Domyślnaczcionkaakapitu" style:family="text">
      <style:text-properties fo:background-color="#80FFFF"/>
    </style:style>
    <style:style style:name="P265" style:parent-style-name="Normalny" style:family="paragraph">
      <style:paragraph-properties fo:text-align="justify" fo:line-height="150%" fo:text-indent="0.25in"/>
    </style:style>
    <style:style style:name="P266" style:parent-style-name="Normalny" style:family="paragraph">
      <style:paragraph-properties fo:text-align="justify" fo:line-height="150%" fo:text-indent="0.25in"/>
    </style:style>
    <style:style style:name="P267" style:parent-style-name="Normalny" style:family="paragraph">
      <style:paragraph-properties fo:text-align="justify" fo:line-height="150%"/>
    </style:style>
    <style:style style:name="T268" style:parent-style-name="Domyślnaczcionkaakapitu" style:family="text">
      <style:text-properties style:text-underline-type="single" style:text-underline-style="solid" style:text-underline-width="auto" style:text-underline-mode="continuous"/>
    </style:style>
    <style:style style:name="P269" style:parent-style-name="Normalny" style:family="paragraph">
      <style:paragraph-properties fo:text-align="justify" fo:line-height="150%" fo:text-indent="0.25in"/>
    </style:style>
    <style:style style:name="P270" style:parent-style-name="Normalny" style:family="paragraph">
      <style:paragraph-properties fo:text-align="justify" fo:line-height="150%"/>
    </style:style>
    <style:style style:name="T271" style:parent-style-name="Domyślnaczcionkaakapitu" style:family="text">
      <style:text-properties style:text-underline-type="single" style:text-underline-style="solid" style:text-underline-width="auto" style:text-underline-mode="continuous"/>
    </style:style>
    <style:style style:name="P272" style:parent-style-name="Normalny" style:family="paragraph">
      <style:paragraph-properties fo:text-align="justify" fo:line-height="150%" fo:text-indent="0.25in"/>
    </style:style>
    <style:style style:name="T273" style:parent-style-name="Domyślnaczcionkaakapitu" style:family="text">
      <style:text-properties fo:background-color="#80FFFF"/>
    </style:style>
    <style:style style:name="P274" style:parent-style-name="Normalny" style:family="paragraph">
      <style:paragraph-properties fo:text-align="justify" fo:line-height="150%" fo:text-indent="0.25in"/>
    </style:style>
    <style:style style:name="T275" style:parent-style-name="Domyślnaczcionkaakapitu" style:family="text">
      <style:text-properties fo:background-color="#80FFFF"/>
    </style:style>
    <style:style style:name="T276" style:parent-style-name="Domyślnaczcionkaakapitu" style:family="text">
      <style:text-properties fo:background-color="#80FFFF"/>
    </style:style>
    <style:style style:name="T277" style:parent-style-name="Domyślnaczcionkaakapitu" style:family="text">
      <style:text-properties fo:background-color="#80FFFF"/>
    </style:style>
    <style:style style:name="P278" style:parent-style-name="Normalny" style:family="paragraph">
      <style:paragraph-properties fo:text-align="justify" fo:line-height="150%" fo:text-indent="0.25in"/>
    </style:style>
    <style:style style:name="T279" style:parent-style-name="Domyślnaczcionkaakapitu" style:family="text">
      <style:text-properties fo:background-color="#80FFFF"/>
    </style:style>
    <style:style style:name="T280" style:parent-style-name="Domyślnaczcionkaakapitu" style:family="text">
      <style:text-properties fo:background-color="#80FFFF"/>
    </style:style>
    <style:style style:name="P281" style:parent-style-name="Normalny" style:family="paragraph">
      <style:paragraph-properties fo:text-align="justify" fo:line-height="150%" fo:text-indent="0.25in"/>
    </style:style>
    <style:style style:name="T282" style:parent-style-name="Domyślnaczcionkaakapitu" style:family="text">
      <style:text-properties fo:background-color="#80FFFF"/>
    </style:style>
    <style:style style:name="T283" style:parent-style-name="Domyślnaczcionkaakapitu" style:family="text">
      <style:text-properties fo:background-color="#80FFFF"/>
    </style:style>
    <style:style style:name="P284" style:parent-style-name="Normalny" style:family="paragraph">
      <style:paragraph-properties fo:text-align="justify" fo:line-height="150%" fo:text-indent="0.25in"/>
    </style:style>
    <style:style style:name="P285" style:parent-style-name="Normalny" style:family="paragraph">
      <style:paragraph-properties fo:text-align="justify" fo:line-height="150%" fo:text-indent="0.25in"/>
    </style:style>
    <style:style style:name="T286" style:parent-style-name="Domyślnaczcionkaakapitu" style:family="text">
      <style:text-properties fo:background-color="#80FFFF"/>
    </style:style>
    <style:style style:name="P287" style:parent-style-name="Normalny" style:family="paragraph">
      <style:paragraph-properties fo:text-align="justify" fo:line-height="150%" fo:text-indent="0.25in"/>
    </style:style>
    <style:style style:name="T288" style:parent-style-name="Domyślnaczcionkaakapitu" style:family="text">
      <style:text-properties fo:background-color="#80FFFF"/>
    </style:style>
    <style:style style:name="T289" style:parent-style-name="Domyślnaczcionkaakapitu" style:family="text">
      <style:text-properties fo:background-color="#80FFFF"/>
    </style:style>
    <style:style style:name="T290" style:parent-style-name="Domyślnaczcionkaakapitu" style:family="text">
      <style:text-properties fo:background-color="#80FFFF"/>
    </style:style>
    <style:style style:name="T291" style:parent-style-name="Domyślnaczcionkaakapitu" style:family="text">
      <style:text-properties fo:background-color="#80FFFF"/>
    </style:style>
    <style:style style:name="P292" style:parent-style-name="Normalny" style:family="paragraph">
      <style:paragraph-properties fo:text-align="justify" fo:line-height="150%" fo:text-indent="0.25in"/>
    </style:style>
    <style:style style:name="T293" style:parent-style-name="Domyślnaczcionkaakapitu" style:family="text">
      <style:text-properties fo:background-color="#80FFFF"/>
    </style:style>
    <style:style style:name="T294" style:parent-style-name="Domyślnaczcionkaakapitu" style:family="text">
      <style:text-properties fo:background-color="#80FFFF"/>
    </style:style>
    <style:style style:name="T295" style:parent-style-name="Domyślnaczcionkaakapitu" style:family="text">
      <style:text-properties fo:background-color="#80FFFF"/>
    </style:style>
    <style:style style:name="P296" style:parent-style-name="Normalny" style:family="paragraph">
      <style:paragraph-properties fo:text-align="justify" fo:line-height="150%" fo:text-indent="0.25in"/>
    </style:style>
    <style:style style:name="T297" style:parent-style-name="Domyślnaczcionkaakapitu" style:family="text">
      <style:text-properties fo:background-color="#80FFFF"/>
    </style:style>
    <style:style style:name="T298" style:parent-style-name="Domyślnaczcionkaakapitu" style:family="text">
      <style:text-properties fo:background-color="#80FFFF"/>
    </style:style>
    <style:style style:name="P299" style:parent-style-name="Normalny" style:family="paragraph">
      <style:paragraph-properties fo:text-align="justify" fo:line-height="150%" fo:text-indent="0.25in"/>
    </style:style>
    <style:style style:name="P300" style:parent-style-name="Normalny" style:family="paragraph">
      <style:paragraph-properties fo:text-align="justify" fo:line-height="150%"/>
    </style:style>
    <style:style style:name="T301" style:parent-style-name="Domyślnaczcionkaakapitu" style:family="text">
      <style:text-properties style:text-underline-type="single" style:text-underline-style="solid" style:text-underline-width="auto" style:text-underline-mode="continuous"/>
    </style:style>
    <style:style style:name="P302" style:parent-style-name="Normalny" style:family="paragraph">
      <style:paragraph-properties fo:text-align="justify" fo:line-height="150%" fo:text-indent="0.25in"/>
    </style:style>
    <style:style style:name="T303" style:parent-style-name="Domyślnaczcionkaakapitu" style:family="text">
      <style:text-properties fo:background-color="#80FFFF"/>
    </style:style>
    <style:style style:name="P304" style:parent-style-name="Normalny" style:family="paragraph">
      <style:paragraph-properties fo:text-align="justify" fo:line-height="150%"/>
    </style:style>
    <style:style style:name="T305" style:parent-style-name="Domyślnaczcionkaakapitu" style:family="text">
      <style:text-properties fo:background-color="#80FFFF" style:text-underline-type="single" style:text-underline-style="solid" style:text-underline-width="auto" style:text-underline-mode="continuous"/>
    </style:style>
    <style:style style:name="T306" style:parent-style-name="Domyślnaczcionkaakapitu" style:family="text">
      <style:text-properties style:text-underline-type="single" style:text-underline-style="solid" style:text-underline-width="auto" style:text-underline-mode="continuous"/>
    </style:style>
    <style:style style:name="T307" style:parent-style-name="Domyślnaczcionkaakapitu" style:family="text">
      <style:text-properties fo:background-color="#80FFFF" style:text-underline-type="single" style:text-underline-style="solid" style:text-underline-width="auto" style:text-underline-mode="continuous"/>
    </style:style>
    <style:style style:name="T308" style:parent-style-name="Domyślnaczcionkaakapitu" style:family="text">
      <style:text-properties style:text-underline-type="single" style:text-underline-style="solid" style:text-underline-width="auto" style:text-underline-mode="continuous"/>
    </style:style>
    <style:style style:name="T309" style:parent-style-name="Domyślnaczcionkaakapitu" style:family="text">
      <style:text-properties fo:background-color="#80FFFF" style:text-underline-type="single" style:text-underline-style="solid" style:text-underline-width="auto" style:text-underline-mode="continuous"/>
    </style:style>
    <style:style style:name="T310" style:parent-style-name="Domyślnaczcionkaakapitu" style:family="text">
      <style:text-properties style:text-underline-type="single" style:text-underline-style="solid" style:text-underline-width="auto" style:text-underline-mode="continuous"/>
    </style:style>
    <style:style style:name="P311" style:parent-style-name="Normalny" style:family="paragraph">
      <style:paragraph-properties fo:text-align="justify" fo:line-height="150%" fo:text-indent="0.25in"/>
    </style:style>
    <style:style style:name="T312" style:parent-style-name="Domyślnaczcionkaakapitu" style:family="text">
      <style:text-properties fo:background-color="#80FFFF"/>
    </style:style>
    <style:style style:name="T313" style:parent-style-name="Domyślnaczcionkaakapitu" style:family="text">
      <style:text-properties fo:background-color="#80FFFF"/>
    </style:style>
    <style:style style:name="T314" style:parent-style-name="Domyślnaczcionkaakapitu" style:family="text">
      <style:text-properties fo:background-color="#80FFFF"/>
    </style:style>
    <style:style style:name="T315" style:parent-style-name="Domyślnaczcionkaakapitu" style:family="text">
      <style:text-properties fo:background-color="#80FFFF"/>
    </style:style>
    <style:style style:name="P316" style:parent-style-name="Normalny" style:family="paragraph">
      <style:paragraph-properties fo:text-align="justify" fo:line-height="150%" fo:text-indent="0.25in"/>
    </style:style>
    <style:style style:name="P317" style:parent-style-name="Normalny" style:family="paragraph">
      <style:paragraph-properties fo:text-align="justify" fo:line-height="150%" fo:text-indent="0.25in"/>
    </style:style>
    <style:style style:name="T318" style:parent-style-name="Domyślnaczcionkaakapitu" style:family="text">
      <style:text-properties fo:background-color="#80FFFF"/>
    </style:style>
    <style:style style:name="T319" style:parent-style-name="Domyślnaczcionkaakapitu" style:family="text">
      <style:text-properties fo:background-color="#80FFFF"/>
    </style:style>
    <style:style style:name="T320" style:parent-style-name="Domyślnaczcionkaakapitu" style:family="text">
      <style:text-properties fo:background-color="#80FFFF"/>
    </style:style>
    <style:style style:name="T321" style:parent-style-name="Domyślnaczcionkaakapitu" style:family="text">
      <style:text-properties fo:background-color="#80FFFF"/>
    </style:style>
    <style:style style:name="T322" style:parent-style-name="Domyślnaczcionkaakapitu" style:family="text">
      <style:text-properties fo:background-color="#80FFFF"/>
    </style:style>
    <style:style style:name="T323" style:parent-style-name="Domyślnaczcionkaakapitu" style:family="text">
      <style:text-properties fo:background-color="#80FFFF"/>
    </style:style>
    <style:style style:name="T324" style:parent-style-name="Domyślnaczcionkaakapitu" style:family="text">
      <style:text-properties fo:background-color="#80FFFF"/>
    </style:style>
    <style:style style:name="T325" style:parent-style-name="Domyślnaczcionkaakapitu" style:family="text">
      <style:text-properties fo:background-color="#80FFFF"/>
    </style:style>
    <style:style style:name="P326" style:parent-style-name="Normalny" style:family="paragraph">
      <style:paragraph-properties fo:text-align="justify" fo:line-height="150%" fo:text-indent="0.25in"/>
    </style:style>
    <style:style style:name="T327" style:parent-style-name="Domyślnaczcionkaakapitu" style:family="text">
      <style:text-properties fo:background-color="#80FFFF"/>
    </style:style>
    <style:style style:name="T328" style:parent-style-name="Domyślnaczcionkaakapitu" style:family="text">
      <style:text-properties fo:background-color="#80FFFF"/>
    </style:style>
    <style:style style:name="P329" style:parent-style-name="Normalny" style:family="paragraph">
      <style:paragraph-properties fo:text-align="justify" fo:line-height="150%" fo:text-indent="0.25in"/>
    </style:style>
    <style:style style:name="T330" style:parent-style-name="Domyślnaczcionkaakapitu" style:family="text">
      <style:text-properties fo:background-color="#80FFFF"/>
    </style:style>
    <style:style style:name="P331" style:parent-style-name="Normalny" style:family="paragraph">
      <style:paragraph-properties fo:text-align="justify" fo:line-height="150%" fo:text-indent="0.25in"/>
    </style:style>
    <style:style style:name="P332" style:parent-style-name="Normalny" style:family="paragraph">
      <style:paragraph-properties fo:text-align="justify" fo:line-height="150%" fo:text-indent="0.25in"/>
    </style:style>
    <style:style style:name="T333" style:parent-style-name="Domyślnaczcionkaakapitu" style:family="text">
      <style:text-properties fo:background-color="#80FFFF"/>
    </style:style>
    <style:style style:name="T334" style:parent-style-name="Domyślnaczcionkaakapitu" style:family="text">
      <style:text-properties fo:background-color="#80FFFF"/>
    </style:style>
    <style:style style:name="P335" style:parent-style-name="Normalny" style:family="paragraph">
      <style:paragraph-properties fo:text-align="justify" fo:line-height="150%"/>
    </style:style>
    <style:style style:name="T336" style:parent-style-name="Domyślnaczcionkaakapitu" style:family="text">
      <style:text-properties style:text-underline-type="single" style:text-underline-style="solid" style:text-underline-width="auto" style:text-underline-mode="continuous"/>
    </style:style>
    <style:style style:name="P337" style:parent-style-name="Normalny" style:family="paragraph">
      <style:paragraph-properties fo:text-align="justify" fo:line-height="150%" fo:text-indent="0.25in"/>
    </style:style>
    <style:style style:name="P338" style:parent-style-name="Normalny" style:family="paragraph">
      <style:paragraph-properties fo:text-align="justify" fo:line-height="150%" fo:text-indent="0.25in"/>
    </style:style>
    <style:style style:name="T339" style:parent-style-name="Domyślnaczcionkaakapitu" style:family="text">
      <style:text-properties fo:background-color="#80FFFF"/>
    </style:style>
    <style:style style:name="P340" style:parent-style-name="Normalny" style:family="paragraph">
      <style:paragraph-properties fo:text-align="justify" fo:line-height="150%"/>
    </style:style>
    <style:style style:name="T341" style:parent-style-name="Domyślnaczcionkaakapitu" style:family="text">
      <style:text-properties style:text-underline-type="single" style:text-underline-style="solid" style:text-underline-width="auto" style:text-underline-mode="continuous"/>
    </style:style>
    <style:style style:name="T342" style:parent-style-name="Domyślnaczcionkaakapitu" style:family="text">
      <style:text-properties fo:background-color="#80FFFF" style:text-underline-type="single" style:text-underline-style="solid" style:text-underline-width="auto" style:text-underline-mode="continuous"/>
    </style:style>
    <style:style style:name="T343" style:parent-style-name="Domyślnaczcionkaakapitu" style:family="text">
      <style:text-properties style:text-underline-type="single" style:text-underline-style="solid" style:text-underline-width="auto" style:text-underline-mode="continuous"/>
    </style:style>
    <style:style style:name="P344" style:parent-style-name="Normalny" style:family="paragraph">
      <style:paragraph-properties fo:text-align="justify" fo:line-height="150%" fo:text-indent="0.25in"/>
    </style:style>
    <style:style style:name="P345" style:parent-style-name="Normalny" style:family="paragraph">
      <style:paragraph-properties fo:text-align="justify" fo:line-height="150%"/>
    </style:style>
    <style:style style:name="T346" style:parent-style-name="Domyślnaczcionkaakapitu" style:family="text">
      <style:text-properties fo:background-color="#80FFFF"/>
    </style:style>
    <style:style style:name="P347" style:parent-style-name="Normalny" style:family="paragraph">
      <style:paragraph-properties fo:text-align="justify" fo:line-height="150%" fo:text-indent="0.25in"/>
    </style:style>
    <style:style style:name="T348" style:parent-style-name="Domyślnaczcionkaakapitu" style:family="text">
      <style:text-properties fo:background-color="#80FFFF"/>
    </style:style>
    <style:style style:name="T349" style:parent-style-name="Domyślnaczcionkaakapitu" style:family="text">
      <style:text-properties fo:background-color="#80FFFF"/>
    </style:style>
    <style:style style:name="T350" style:parent-style-name="Domyślnaczcionkaakapitu" style:family="text">
      <style:text-properties fo:background-color="#80FFFF"/>
    </style:style>
    <style:style style:name="T351" style:parent-style-name="Domyślnaczcionkaakapitu" style:family="text">
      <style:text-properties fo:background-color="#80FFFF"/>
    </style:style>
    <style:style style:name="T352" style:parent-style-name="Domyślnaczcionkaakapitu" style:family="text">
      <style:text-properties fo:background-color="#80FFFF"/>
    </style:style>
    <style:style style:name="T353" style:parent-style-name="Domyślnaczcionkaakapitu" style:family="text">
      <style:text-properties fo:background-color="#80FFFF"/>
    </style:style>
    <style:style style:name="T354" style:parent-style-name="Domyślnaczcionkaakapitu" style:family="text">
      <style:text-properties fo:background-color="#80FFFF"/>
    </style:style>
    <style:style style:name="P355" style:parent-style-name="Normalny" style:family="paragraph">
      <style:paragraph-properties fo:text-align="justify" fo:line-height="150%" fo:text-indent="0.25in"/>
    </style:style>
    <style:style style:name="T356" style:parent-style-name="Domyślnaczcionkaakapitu" style:family="text">
      <style:text-properties fo:background-color="#80FFFF"/>
    </style:style>
    <style:style style:name="P357" style:parent-style-name="Normalny" style:family="paragraph">
      <style:paragraph-properties fo:text-align="justify" fo:line-height="150%"/>
    </style:style>
    <style:style style:name="T358" style:parent-style-name="Domyślnaczcionkaakapitu" style:family="text">
      <style:text-properties style:text-underline-type="single" style:text-underline-style="solid" style:text-underline-width="auto" style:text-underline-mode="continuous"/>
    </style:style>
    <style:style style:name="P359" style:parent-style-name="Normalny" style:family="paragraph">
      <style:paragraph-properties fo:text-align="justify" fo:line-height="150%" fo:text-indent="0.25in"/>
    </style:style>
    <style:style style:name="P360" style:parent-style-name="Normalny" style:family="paragraph">
      <style:paragraph-properties fo:text-align="justify" fo:line-height="150%" fo:text-indent="0.25in"/>
    </style:style>
    <style:style style:name="P361" style:parent-style-name="Normalny" style:family="paragraph">
      <style:paragraph-properties fo:text-align="justify" fo:line-height="150%"/>
    </style:style>
    <style:style style:name="T362" style:parent-style-name="Domyślnaczcionkaakapitu" style:family="text">
      <style:text-properties style:text-underline-type="single" style:text-underline-style="solid" style:text-underline-width="auto" style:text-underline-mode="continuous"/>
    </style:style>
    <style:style style:name="T363" style:parent-style-name="Domyślnaczcionkaakapitu" style:family="text">
      <style:text-properties fo:background-color="#80FFFF" style:text-underline-type="single" style:text-underline-style="solid" style:text-underline-width="auto" style:text-underline-mode="continuous"/>
    </style:style>
    <style:style style:name="T364" style:parent-style-name="Domyślnaczcionkaakapitu" style:family="text">
      <style:text-properties style:text-underline-type="single" style:text-underline-style="solid" style:text-underline-width="auto" style:text-underline-mode="continuous"/>
    </style:style>
    <style:style style:name="P365" style:parent-style-name="Normalny" style:family="paragraph">
      <style:paragraph-properties fo:text-align="justify" fo:line-height="150%" fo:text-indent="0.25in"/>
    </style:style>
    <style:style style:name="T366" style:parent-style-name="Domyślnaczcionkaakapitu" style:family="text">
      <style:text-properties fo:background-color="#80FFFF"/>
    </style:style>
    <style:style style:name="T367" style:parent-style-name="Domyślnaczcionkaakapitu" style:family="text">
      <style:text-properties fo:background-color="#80FFFF"/>
    </style:style>
    <style:style style:name="T368" style:parent-style-name="Domyślnaczcionkaakapitu" style:family="text">
      <style:text-properties fo:background-color="#80FFFF"/>
    </style:style>
    <style:style style:name="T369" style:parent-style-name="Domyślnaczcionkaakapitu" style:family="text">
      <style:text-properties fo:background-color="#80FFFF"/>
    </style:style>
    <style:style style:name="P370" style:parent-style-name="Normalny" style:family="paragraph">
      <style:paragraph-properties fo:text-align="justify" fo:line-height="150%"/>
    </style:style>
    <style:style style:name="P371" style:parent-style-name="Normalny" style:family="paragraph">
      <style:paragraph-properties fo:text-align="justify" fo:line-height="150%" fo:text-indent="0.25in"/>
    </style:style>
    <style:style style:name="P372" style:parent-style-name="Normalny" style:family="paragraph">
      <style:paragraph-properties fo:text-align="justify" fo:line-height="150%"/>
    </style:style>
    <style:style style:name="T373" style:parent-style-name="Domyślnaczcionkaakapitu" style:family="text">
      <style:text-properties style:text-underline-type="single" style:text-underline-style="solid" style:text-underline-width="auto" style:text-underline-mode="continuous"/>
    </style:style>
    <style:style style:name="T374" style:parent-style-name="Domyślnaczcionkaakapitu" style:family="text">
      <style:text-properties fo:background-color="#80FFFF" style:text-underline-type="single" style:text-underline-style="solid" style:text-underline-width="auto" style:text-underline-mode="continuous"/>
    </style:style>
    <style:style style:name="T375" style:parent-style-name="Domyślnaczcionkaakapitu" style:family="text">
      <style:text-properties style:text-underline-type="single" style:text-underline-style="solid" style:text-underline-width="auto" style:text-underline-mode="continuous"/>
    </style:style>
    <style:style style:name="T376" style:parent-style-name="Domyślnaczcionkaakapitu" style:family="text">
      <style:text-properties fo:background-color="#80FFFF" style:text-underline-type="single" style:text-underline-style="solid" style:text-underline-width="auto" style:text-underline-mode="continuous"/>
    </style:style>
    <style:style style:name="T377" style:parent-style-name="Domyślnaczcionkaakapitu" style:family="text">
      <style:text-properties style:text-underline-type="single" style:text-underline-style="solid" style:text-underline-width="auto" style:text-underline-mode="continuous"/>
    </style:style>
    <style:style style:name="T378" style:parent-style-name="Domyślnaczcionkaakapitu" style:family="text">
      <style:text-properties fo:background-color="#80FFFF" style:text-underline-type="single" style:text-underline-style="solid" style:text-underline-width="auto" style:text-underline-mode="continuous"/>
    </style:style>
    <style:style style:name="T379" style:parent-style-name="Domyślnaczcionkaakapitu" style:family="text">
      <style:text-properties style:text-underline-type="single" style:text-underline-style="solid" style:text-underline-width="auto" style:text-underline-mode="continuous"/>
    </style:style>
    <style:style style:name="T380" style:parent-style-name="Domyślnaczcionkaakapitu" style:family="text">
      <style:text-properties fo:background-color="#80FFFF" style:text-underline-type="single" style:text-underline-style="solid" style:text-underline-width="auto" style:text-underline-mode="continuous"/>
    </style:style>
    <style:style style:name="T381" style:parent-style-name="Domyślnaczcionkaakapitu" style:family="text">
      <style:text-properties fo:background-color="#80FFFF"/>
    </style:style>
    <style:style style:name="P382" style:parent-style-name="Normalny" style:family="paragraph">
      <style:paragraph-properties fo:text-align="justify" fo:line-height="150%" fo:text-indent="0.25in"/>
    </style:style>
    <style:style style:name="P383" style:parent-style-name="Normalny" style:family="paragraph">
      <style:paragraph-properties fo:text-align="justify" fo:line-height="150%" fo:text-indent="0.25in"/>
    </style:style>
    <style:style style:name="T384" style:parent-style-name="Domyślnaczcionkaakapitu" style:family="text">
      <style:text-properties fo:background-color="#80FFFF"/>
    </style:style>
    <style:style style:name="P385" style:parent-style-name="Normalny" style:family="paragraph">
      <style:paragraph-properties fo:text-align="justify" fo:line-height="150%" fo:text-indent="0.25in"/>
    </style:style>
    <style:style style:name="T386" style:parent-style-name="Domyślnaczcionkaakapitu" style:family="text">
      <style:text-properties fo:background-color="#80FFFF"/>
    </style:style>
    <style:style style:name="T387" style:parent-style-name="Domyślnaczcionkaakapitu" style:family="text">
      <style:text-properties fo:background-color="#80FFFF"/>
    </style:style>
    <style:style style:name="T388" style:parent-style-name="Domyślnaczcionkaakapitu" style:family="text">
      <style:text-properties fo:background-color="#80FFFF"/>
    </style:style>
    <style:style style:name="P389" style:parent-style-name="Normalny" style:family="paragraph">
      <style:paragraph-properties fo:text-align="justify" fo:line-height="150%"/>
    </style:style>
    <style:style style:name="P390" style:parent-style-name="Normalny" style:family="paragraph">
      <style:paragraph-properties fo:text-align="justify" fo:line-height="150%"/>
    </style:style>
    <style:style style:name="P391" style:parent-style-name="Normalny" style:family="paragraph">
      <style:paragraph-properties fo:text-align="justify" fo:line-height="150%"/>
    </style:style>
    <style:style style:name="P392" style:parent-style-name="Normalny" style:family="paragraph">
      <style:paragraph-properties fo:text-align="justify" fo:line-height="150%"/>
    </style:style>
    <style:style style:name="T393" style:parent-style-name="Domyślnaczcionkaakapitu" style:family="text">
      <style:text-properties style:text-underline-type="single" style:text-underline-style="solid" style:text-underline-width="auto" style:text-underline-mode="continuous"/>
    </style:style>
    <style:style style:name="T394" style:parent-style-name="Domyślnaczcionkaakapitu" style:family="text">
      <style:text-properties fo:background-color="#80FFFF" style:text-underline-type="single" style:text-underline-style="solid" style:text-underline-width="auto" style:text-underline-mode="continuous"/>
    </style:style>
    <style:style style:name="T395" style:parent-style-name="Domyślnaczcionkaakapitu" style:family="text">
      <style:text-properties style:text-underline-type="single" style:text-underline-style="solid" style:text-underline-width="auto" style:text-underline-mode="continuous"/>
    </style:style>
    <style:style style:name="P396" style:parent-style-name="Normalny" style:family="paragraph">
      <style:paragraph-properties fo:text-align="justify" fo:line-height="150%" fo:text-indent="0.25in"/>
    </style:style>
    <style:style style:name="T397" style:parent-style-name="Domyślnaczcionkaakapitu" style:family="text">
      <style:text-properties fo:background-color="#80FFFF"/>
    </style:style>
    <style:style style:name="T398" style:parent-style-name="Domyślnaczcionkaakapitu" style:family="text">
      <style:text-properties fo:background-color="#80FFFF"/>
    </style:style>
    <style:style style:name="P399" style:parent-style-name="Normalny" style:family="paragraph">
      <style:paragraph-properties fo:text-align="justify" fo:line-height="150%" fo:text-indent="0.25in"/>
    </style:style>
    <style:style style:name="T400" style:parent-style-name="Domyślnaczcionkaakapitu" style:family="text">
      <style:text-properties fo:background-color="#80FFFF"/>
    </style:style>
    <style:style style:name="P401" style:parent-style-name="Normalny" style:family="paragraph">
      <style:paragraph-properties fo:text-align="justify" fo:line-height="150%" fo:text-indent="0.25in"/>
    </style:style>
    <style:style style:name="T402" style:parent-style-name="Domyślnaczcionkaakapitu" style:family="text">
      <style:text-properties fo:background-color="#80FFFF"/>
    </style:style>
    <style:style style:name="P403" style:parent-style-name="Normalny" style:family="paragraph">
      <style:paragraph-properties fo:text-align="justify" fo:line-height="150%" fo:text-indent="0.25in"/>
    </style:style>
    <style:style style:name="T404" style:parent-style-name="Domyślnaczcionkaakapitu" style:family="text">
      <style:text-properties fo:background-color="#80FFFF"/>
    </style:style>
    <style:style style:name="P405" style:parent-style-name="Normalny" style:family="paragraph">
      <style:paragraph-properties fo:text-align="justify" fo:line-height="150%" fo:text-indent="0.25in"/>
    </style:style>
    <style:style style:name="T406" style:parent-style-name="Domyślnaczcionkaakapitu" style:family="text">
      <style:text-properties fo:background-color="#80FFFF"/>
    </style:style>
    <style:style style:name="P407" style:parent-style-name="Normalny" style:family="paragraph">
      <style:paragraph-properties fo:text-align="justify" fo:line-height="150%" fo:text-indent="0.25in"/>
    </style:style>
    <style:style style:name="T408" style:parent-style-name="Domyślnaczcionkaakapitu" style:family="text">
      <style:text-properties fo:background-color="#80FFFF"/>
    </style:style>
    <style:style style:name="T409" style:parent-style-name="Domyślnaczcionkaakapitu" style:family="text">
      <style:text-properties fo:background-color="#80FFFF"/>
    </style:style>
    <style:style style:name="T410" style:parent-style-name="Domyślnaczcionkaakapitu" style:family="text">
      <style:text-properties fo:background-color="#80FFFF"/>
    </style:style>
    <style:style style:name="P411" style:parent-style-name="Normalny" style:family="paragraph">
      <style:paragraph-properties fo:text-align="justify" fo:line-height="150%" fo:text-indent="0.25in"/>
    </style:style>
    <style:style style:name="T412" style:parent-style-name="Domyślnaczcionkaakapitu" style:family="text">
      <style:text-properties fo:background-color="#80FFFF"/>
    </style:style>
    <style:style style:name="T413" style:parent-style-name="Domyślnaczcionkaakapitu" style:family="text">
      <style:text-properties fo:background-color="#80FFFF"/>
    </style:style>
    <style:style style:name="P414" style:parent-style-name="Normalny" style:family="paragraph">
      <style:paragraph-properties fo:text-align="justify" fo:line-height="150%" fo:text-indent="0.25in"/>
    </style:style>
    <style:style style:name="T415" style:parent-style-name="Domyślnaczcionkaakapitu" style:family="text">
      <style:text-properties fo:background-color="#80FFFF"/>
    </style:style>
    <style:style style:name="T416" style:parent-style-name="Domyślnaczcionkaakapitu" style:family="text">
      <style:text-properties fo:background-color="#80FFFF"/>
    </style:style>
    <style:style style:name="P417" style:parent-style-name="Normalny" style:family="paragraph">
      <style:paragraph-properties fo:text-align="justify" fo:line-height="150%"/>
    </style:style>
    <style:style style:name="T418" style:parent-style-name="Domyślnaczcionkaakapitu" style:family="text">
      <style:text-properties fo:background-color="#80FFFF"/>
    </style:style>
    <style:style style:name="P419" style:parent-style-name="Normalny" style:family="paragraph">
      <style:paragraph-properties fo:text-align="justify" fo:line-height="150%" fo:text-indent="0.25in"/>
    </style:style>
    <style:style style:name="T420" style:parent-style-name="Domyślnaczcionkaakapitu" style:family="text">
      <style:text-properties fo:background-color="#80FFFF"/>
    </style:style>
    <style:style style:name="P421" style:parent-style-name="Normalny" style:family="paragraph">
      <style:paragraph-properties fo:text-align="justify" fo:line-height="150%" fo:text-indent="0.25in"/>
    </style:style>
    <style:style style:name="P422" style:parent-style-name="Normalny" style:family="paragraph">
      <style:paragraph-properties fo:text-align="justify" fo:line-height="150%"/>
    </style:style>
    <style:style style:name="T423" style:parent-style-name="Domyślnaczcionkaakapitu" style:family="text">
      <style:text-properties style:text-underline-type="single" style:text-underline-style="solid" style:text-underline-width="auto" style:text-underline-mode="continuous"/>
    </style:style>
    <style:style style:name="T424" style:parent-style-name="Domyślnaczcionkaakapitu" style:family="text">
      <style:text-properties fo:background-color="#80FFFF" style:text-underline-type="single" style:text-underline-style="solid" style:text-underline-width="auto" style:text-underline-mode="continuous"/>
    </style:style>
    <style:style style:name="T425" style:parent-style-name="Domyślnaczcionkaakapitu" style:family="text">
      <style:text-properties style:text-underline-type="single" style:text-underline-style="solid" style:text-underline-width="auto" style:text-underline-mode="continuous"/>
    </style:style>
    <style:style style:name="T426" style:parent-style-name="Domyślnaczcionkaakapitu" style:family="text">
      <style:text-properties fo:background-color="#80FFFF" style:text-underline-type="single" style:text-underline-style="solid" style:text-underline-width="auto" style:text-underline-mode="continuous"/>
    </style:style>
    <style:style style:name="T427" style:parent-style-name="Domyślnaczcionkaakapitu" style:family="text">
      <style:text-properties style:text-underline-type="single" style:text-underline-style="solid" style:text-underline-width="auto" style:text-underline-mode="continuous"/>
    </style:style>
    <style:style style:name="T428" style:parent-style-name="Domyślnaczcionkaakapitu" style:family="text">
      <style:text-properties fo:background-color="#80FFFF" style:text-underline-type="single" style:text-underline-style="solid" style:text-underline-width="auto" style:text-underline-mode="continuous"/>
    </style:style>
    <style:style style:name="T429" style:parent-style-name="Domyślnaczcionkaakapitu" style:family="text">
      <style:text-properties style:text-underline-type="single" style:text-underline-style="solid" style:text-underline-width="auto" style:text-underline-mode="continuous"/>
    </style:style>
    <style:style style:name="T430" style:parent-style-name="Domyślnaczcionkaakapitu" style:family="text">
      <style:text-properties fo:background-color="#80FFFF" style:text-underline-type="single" style:text-underline-style="solid" style:text-underline-width="auto" style:text-underline-mode="continuous"/>
    </style:style>
    <style:style style:name="P431" style:parent-style-name="Normalny" style:family="paragraph">
      <style:paragraph-properties fo:text-align="justify" fo:line-height="150%" fo:text-indent="0.25in"/>
    </style:style>
    <style:style style:name="T432" style:parent-style-name="Domyślnaczcionkaakapitu" style:family="text">
      <style:text-properties fo:background-color="#80FFFF"/>
    </style:style>
    <style:style style:name="P433" style:parent-style-name="Normalny" style:family="paragraph">
      <style:paragraph-properties fo:text-align="justify" fo:line-height="150%" fo:text-indent="0.25in"/>
    </style:style>
    <style:style style:name="P434" style:parent-style-name="Normalny" style:family="paragraph">
      <style:paragraph-properties fo:text-align="justify" fo:line-height="150%" fo:text-indent="0.25in"/>
    </style:style>
    <style:style style:name="T435" style:parent-style-name="Domyślnaczcionkaakapitu" style:family="text">
      <style:text-properties fo:background-color="#80FFFF"/>
    </style:style>
    <style:style style:name="T436" style:parent-style-name="Domyślnaczcionkaakapitu" style:family="text">
      <style:text-properties fo:background-color="#80FFFF"/>
    </style:style>
    <style:style style:name="T437" style:parent-style-name="Domyślnaczcionkaakapitu" style:family="text">
      <style:text-properties fo:background-color="#80FFFF"/>
    </style:style>
    <style:style style:name="T438" style:parent-style-name="Domyślnaczcionkaakapitu" style:family="text">
      <style:text-properties fo:background-color="#80FFFF"/>
    </style:style>
    <style:style style:name="P439" style:parent-style-name="Normalny" style:family="paragraph">
      <style:paragraph-properties fo:text-align="justify" fo:line-height="150%" fo:text-indent="0.25in"/>
    </style:style>
    <style:style style:name="T440" style:parent-style-name="Domyślnaczcionkaakapitu" style:family="text">
      <style:text-properties fo:background-color="#80FFFF"/>
    </style:style>
    <style:style style:name="P441" style:parent-style-name="Normalny" style:family="paragraph">
      <style:paragraph-properties fo:text-align="justify" fo:line-height="150%" fo:text-indent="0.25in"/>
    </style:style>
    <style:style style:name="P442" style:parent-style-name="Normalny" style:family="paragraph">
      <style:paragraph-properties fo:text-align="justify" fo:line-height="150%" fo:text-indent="0.25in"/>
    </style:style>
    <style:style style:name="T443" style:parent-style-name="Domyślnaczcionkaakapitu" style:family="text">
      <style:text-properties fo:background-color="#80FFFF"/>
    </style:style>
    <style:style style:name="T444" style:parent-style-name="Domyślnaczcionkaakapitu" style:family="text">
      <style:text-properties fo:background-color="#80FFFF"/>
    </style:style>
    <style:style style:name="T445" style:parent-style-name="Domyślnaczcionkaakapitu" style:family="text">
      <style:text-properties fo:background-color="#80FFFF"/>
    </style:style>
    <style:style style:name="T446" style:parent-style-name="Domyślnaczcionkaakapitu" style:family="text">
      <style:text-properties fo:background-color="#80FFFF"/>
    </style:style>
    <style:style style:name="P447" style:parent-style-name="Normalny" style:family="paragraph">
      <style:paragraph-properties fo:text-align="justify" fo:line-height="150%" fo:text-indent="0.25in"/>
    </style:style>
    <style:style style:name="T448" style:parent-style-name="Domyślnaczcionkaakapitu" style:family="text">
      <style:text-properties fo:background-color="#80FFFF"/>
    </style:style>
    <style:style style:name="T449" style:parent-style-name="Domyślnaczcionkaakapitu" style:family="text">
      <style:text-properties fo:background-color="#80FFFF"/>
    </style:style>
    <style:style style:name="P450" style:parent-style-name="Normalny" style:family="paragraph">
      <style:paragraph-properties fo:text-align="justify" fo:line-height="150%" fo:text-indent="0.25in"/>
    </style:style>
    <style:style style:name="P451" style:parent-style-name="Normalny" style:family="paragraph">
      <style:paragraph-properties fo:text-align="justify" fo:line-height="150%"/>
    </style:style>
    <style:style style:name="T452" style:parent-style-name="Domyślnaczcionkaakapitu" style:family="text">
      <style:text-properties style:text-underline-type="single" style:text-underline-style="solid" style:text-underline-width="auto" style:text-underline-mode="continuous"/>
    </style:style>
    <style:style style:name="T453" style:parent-style-name="Domyślnaczcionkaakapitu" style:family="text">
      <style:text-properties fo:background-color="#80FFFF" style:text-underline-type="single" style:text-underline-style="solid" style:text-underline-width="auto" style:text-underline-mode="continuous"/>
    </style:style>
    <style:style style:name="T454" style:parent-style-name="Domyślnaczcionkaakapitu" style:family="text">
      <style:text-properties style:text-underline-type="single" style:text-underline-style="solid" style:text-underline-width="auto" style:text-underline-mode="continuous"/>
    </style:style>
    <style:style style:name="T455" style:parent-style-name="Domyślnaczcionkaakapitu" style:family="text">
      <style:text-properties fo:background-color="#80FFFF" style:text-underline-type="single" style:text-underline-style="solid" style:text-underline-width="auto" style:text-underline-mode="continuous"/>
    </style:style>
    <style:style style:name="T456" style:parent-style-name="Domyślnaczcionkaakapitu" style:family="text">
      <style:text-properties style:text-underline-type="single" style:text-underline-style="solid" style:text-underline-width="auto" style:text-underline-mode="continuous"/>
    </style:style>
    <style:style style:name="T457" style:parent-style-name="Domyślnaczcionkaakapitu" style:family="text">
      <style:text-properties fo:background-color="#80FFFF" style:text-underline-type="single" style:text-underline-style="solid" style:text-underline-width="auto" style:text-underline-mode="continuous"/>
    </style:style>
    <style:style style:name="T458" style:parent-style-name="Domyślnaczcionkaakapitu" style:family="text">
      <style:text-properties fo:background-color="#80FFFF"/>
    </style:style>
    <style:style style:name="P459" style:parent-style-name="Normalny" style:family="paragraph">
      <style:paragraph-properties fo:text-align="justify" fo:line-height="150%" fo:text-indent="0.25in"/>
    </style:style>
    <style:style style:name="T460" style:parent-style-name="Domyślnaczcionkaakapitu" style:family="text">
      <style:text-properties fo:background-color="#80FFFF"/>
    </style:style>
    <style:style style:name="T461" style:parent-style-name="Domyślnaczcionkaakapitu" style:family="text">
      <style:text-properties fo:background-color="#80FFFF"/>
    </style:style>
    <style:style style:name="P462" style:parent-style-name="Normalny" style:family="paragraph">
      <style:paragraph-properties fo:text-align="justify" fo:line-height="150%"/>
    </style:style>
    <style:style style:name="T463" style:parent-style-name="Domyślnaczcionkaakapitu" style:family="text">
      <style:text-properties style:text-underline-type="single" style:text-underline-style="solid" style:text-underline-width="auto" style:text-underline-mode="continuous"/>
    </style:style>
    <style:style style:name="T464" style:parent-style-name="Domyślnaczcionkaakapitu" style:family="text">
      <style:text-properties fo:background-color="#80FFFF" style:text-underline-type="single" style:text-underline-style="solid" style:text-underline-width="auto" style:text-underline-mode="continuous"/>
    </style:style>
    <style:style style:name="T465" style:parent-style-name="Domyślnaczcionkaakapitu" style:family="text">
      <style:text-properties style:text-underline-type="single" style:text-underline-style="solid" style:text-underline-width="auto" style:text-underline-mode="continuous"/>
    </style:style>
    <style:style style:name="T466" style:parent-style-name="Domyślnaczcionkaakapitu" style:family="text">
      <style:text-properties fo:background-color="#80FFFF" style:text-underline-type="single" style:text-underline-style="solid" style:text-underline-width="auto" style:text-underline-mode="continuous"/>
    </style:style>
    <style:style style:name="T467" style:parent-style-name="Domyślnaczcionkaakapitu" style:family="text">
      <style:text-properties style:text-underline-type="single" style:text-underline-style="solid" style:text-underline-width="auto" style:text-underline-mode="continuous"/>
    </style:style>
    <style:style style:name="T468" style:parent-style-name="Domyślnaczcionkaakapitu" style:family="text">
      <style:text-properties fo:background-color="#80FFFF" style:text-underline-type="single" style:text-underline-style="solid" style:text-underline-width="auto" style:text-underline-mode="continuous"/>
    </style:style>
    <style:style style:name="T469" style:parent-style-name="Domyślnaczcionkaakapitu" style:family="text">
      <style:text-properties style:text-underline-type="single" style:text-underline-style="solid" style:text-underline-width="auto" style:text-underline-mode="continuous"/>
    </style:style>
    <style:style style:name="T470" style:parent-style-name="Domyślnaczcionkaakapitu" style:family="text">
      <style:text-properties fo:background-color="#80FFFF" style:text-underline-type="single" style:text-underline-style="solid" style:text-underline-width="auto" style:text-underline-mode="continuous"/>
    </style:style>
    <style:style style:name="P471" style:parent-style-name="Normalny" style:family="paragraph">
      <style:paragraph-properties fo:text-align="justify" fo:line-height="150%" fo:text-indent="0.25in"/>
    </style:style>
    <style:style style:name="T472" style:parent-style-name="Domyślnaczcionkaakapitu" style:family="text">
      <style:text-properties fo:background-color="#80FFFF"/>
    </style:style>
    <style:style style:name="T473" style:parent-style-name="Domyślnaczcionkaakapitu" style:family="text">
      <style:text-properties fo:background-color="#80FFFF"/>
    </style:style>
    <style:style style:name="T474" style:parent-style-name="Domyślnaczcionkaakapitu" style:family="text">
      <style:text-properties fo:background-color="#80FFFF"/>
    </style:style>
    <style:style style:name="P475" style:parent-style-name="Normalny" style:family="paragraph">
      <style:paragraph-properties fo:text-align="justify" fo:line-height="150%"/>
    </style:style>
    <style:style style:name="T476" style:parent-style-name="Domyślnaczcionkaakapitu" style:family="text">
      <style:text-properties style:text-underline-type="single" style:text-underline-style="solid" style:text-underline-width="auto" style:text-underline-mode="continuous"/>
    </style:style>
    <style:style style:name="T477" style:parent-style-name="Domyślnaczcionkaakapitu" style:family="text">
      <style:text-properties fo:background-color="#80FFFF" style:text-underline-type="single" style:text-underline-style="solid" style:text-underline-width="auto" style:text-underline-mode="continuous"/>
    </style:style>
    <style:style style:name="T478" style:parent-style-name="Domyślnaczcionkaakapitu" style:family="text">
      <style:text-properties style:text-underline-type="single" style:text-underline-style="solid" style:text-underline-width="auto" style:text-underline-mode="continuous"/>
    </style:style>
    <style:style style:name="T479" style:parent-style-name="Domyślnaczcionkaakapitu" style:family="text">
      <style:text-properties fo:background-color="#80FFFF" style:text-underline-type="single" style:text-underline-style="solid" style:text-underline-width="auto" style:text-underline-mode="continuous"/>
    </style:style>
    <style:style style:name="T480" style:parent-style-name="Domyślnaczcionkaakapitu" style:family="text">
      <style:text-properties style:text-underline-type="single" style:text-underline-style="solid" style:text-underline-width="auto" style:text-underline-mode="continuous"/>
    </style:style>
    <style:style style:name="T481" style:parent-style-name="Domyślnaczcionkaakapitu" style:family="text">
      <style:text-properties fo:background-color="#80FFFF" style:text-underline-type="single" style:text-underline-style="solid" style:text-underline-width="auto" style:text-underline-mode="continuous"/>
    </style:style>
    <style:style style:name="T482" style:parent-style-name="Domyślnaczcionkaakapitu" style:family="text">
      <style:text-properties style:text-underline-type="single" style:text-underline-style="solid" style:text-underline-width="auto" style:text-underline-mode="continuous"/>
    </style:style>
    <style:style style:name="P483" style:parent-style-name="Normalny" style:family="paragraph">
      <style:paragraph-properties fo:text-align="justify" fo:line-height="150%" fo:text-indent="0.25in"/>
    </style:style>
    <style:style style:name="T484" style:parent-style-name="Domyślnaczcionkaakapitu" style:family="text">
      <style:text-properties fo:background-color="#80FFFF"/>
    </style:style>
    <style:style style:name="T485" style:parent-style-name="Domyślnaczcionkaakapitu" style:family="text">
      <style:text-properties fo:background-color="#80FFFF"/>
    </style:style>
    <style:style style:name="T486" style:parent-style-name="Domyślnaczcionkaakapitu" style:family="text">
      <style:text-properties fo:background-color="#80FFFF"/>
    </style:style>
    <style:style style:name="T487" style:parent-style-name="Domyślnaczcionkaakapitu" style:family="text">
      <style:text-properties fo:background-color="#80FFFF"/>
    </style:style>
    <style:style style:name="T488" style:parent-style-name="Domyślnaczcionkaakapitu" style:family="text">
      <style:text-properties fo:background-color="#80FFFF"/>
    </style:style>
    <style:style style:name="T489" style:parent-style-name="Domyślnaczcionkaakapitu" style:family="text">
      <style:text-properties fo:background-color="#80FFFF"/>
    </style:style>
    <style:style style:name="T490" style:parent-style-name="Domyślnaczcionkaakapitu" style:family="text">
      <style:text-properties fo:background-color="#80FFFF"/>
    </style:style>
    <style:style style:name="P491" style:parent-style-name="Normalny" style:family="paragraph">
      <style:paragraph-properties fo:text-align="justify" fo:line-height="150%"/>
    </style:style>
    <style:style style:name="T492" style:parent-style-name="Domyślnaczcionkaakapitu" style:family="text">
      <style:text-properties style:text-underline-type="single" style:text-underline-style="solid" style:text-underline-width="auto" style:text-underline-mode="continuous"/>
    </style:style>
    <style:style style:name="T493" style:parent-style-name="Domyślnaczcionkaakapitu" style:family="text">
      <style:text-properties fo:background-color="#80FFFF" style:text-underline-type="single" style:text-underline-style="solid" style:text-underline-width="auto" style:text-underline-mode="continuous"/>
    </style:style>
    <style:style style:name="T494" style:parent-style-name="Domyślnaczcionkaakapitu" style:family="text">
      <style:text-properties style:text-underline-type="single" style:text-underline-style="solid" style:text-underline-width="auto" style:text-underline-mode="continuous"/>
    </style:style>
    <style:style style:name="T495" style:parent-style-name="Domyślnaczcionkaakapitu" style:family="text">
      <style:text-properties fo:background-color="#80FFFF" style:text-underline-type="single" style:text-underline-style="solid" style:text-underline-width="auto" style:text-underline-mode="continuous"/>
    </style:style>
    <style:style style:name="T496" style:parent-style-name="Domyślnaczcionkaakapitu" style:family="text">
      <style:text-properties style:text-underline-type="single" style:text-underline-style="solid" style:text-underline-width="auto" style:text-underline-mode="continuous"/>
    </style:style>
    <style:style style:name="T497" style:parent-style-name="Domyślnaczcionkaakapitu" style:family="text">
      <style:text-properties fo:background-color="#80FFFF" style:text-underline-type="single" style:text-underline-style="solid" style:text-underline-width="auto" style:text-underline-mode="continuous"/>
    </style:style>
    <style:style style:name="T498" style:parent-style-name="Domyślnaczcionkaakapitu" style:family="text">
      <style:text-properties style:text-underline-type="single" style:text-underline-style="solid" style:text-underline-width="auto" style:text-underline-mode="continuous"/>
    </style:style>
    <style:style style:name="P499" style:parent-style-name="Normalny" style:family="paragraph">
      <style:paragraph-properties fo:text-align="justify" fo:line-height="150%" fo:text-indent="0.25in"/>
    </style:style>
    <style:style style:name="T500" style:parent-style-name="Domyślnaczcionkaakapitu" style:family="text">
      <style:text-properties fo:background-color="#80FFFF"/>
    </style:style>
    <style:style style:name="T501" style:parent-style-name="Domyślnaczcionkaakapitu" style:family="text">
      <style:text-properties fo:background-color="#80FFFF"/>
    </style:style>
    <style:style style:name="P502" style:parent-style-name="Normalny" style:family="paragraph">
      <style:paragraph-properties fo:text-align="justify" fo:line-height="150%"/>
    </style:style>
    <style:style style:name="T503" style:parent-style-name="Domyślnaczcionkaakapitu" style:family="text">
      <style:text-properties style:text-underline-type="single" style:text-underline-style="solid" style:text-underline-width="auto" style:text-underline-mode="continuous"/>
    </style:style>
    <style:style style:name="T504" style:parent-style-name="Domyślnaczcionkaakapitu" style:family="text">
      <style:text-properties fo:background-color="#80FFFF" style:text-underline-type="single" style:text-underline-style="solid" style:text-underline-width="auto" style:text-underline-mode="continuous"/>
    </style:style>
    <style:style style:name="T505" style:parent-style-name="Domyślnaczcionkaakapitu" style:family="text">
      <style:text-properties style:text-underline-type="single" style:text-underline-style="solid" style:text-underline-width="auto" style:text-underline-mode="continuous"/>
    </style:style>
    <style:style style:name="P506" style:parent-style-name="Normalny" style:family="paragraph">
      <style:paragraph-properties fo:text-align="justify" fo:line-height="150%" fo:text-indent="0.25in"/>
    </style:style>
    <style:style style:name="T507" style:parent-style-name="Domyślnaczcionkaakapitu" style:family="text">
      <style:text-properties fo:background-color="#80FFFF"/>
    </style:style>
    <style:style style:name="P508" style:parent-style-name="Normalny" style:family="paragraph">
      <style:paragraph-properties fo:text-align="justify" fo:line-height="150%"/>
    </style:style>
    <style:style style:name="T509" style:parent-style-name="Domyślnaczcionkaakapitu" style:family="text">
      <style:text-properties style:text-underline-type="single" style:text-underline-style="solid" style:text-underline-width="auto" style:text-underline-mode="continuous"/>
    </style:style>
    <style:style style:name="T510" style:parent-style-name="Domyślnaczcionkaakapitu" style:family="text">
      <style:text-properties fo:background-color="#80FFFF" style:text-underline-type="single" style:text-underline-style="solid" style:text-underline-width="auto" style:text-underline-mode="continuous"/>
    </style:style>
    <style:style style:name="T511" style:parent-style-name="Domyślnaczcionkaakapitu" style:family="text">
      <style:text-properties style:text-underline-type="single" style:text-underline-style="solid" style:text-underline-width="auto" style:text-underline-mode="continuous"/>
    </style:style>
    <style:style style:name="T512" style:parent-style-name="Domyślnaczcionkaakapitu" style:family="text">
      <style:text-properties fo:background-color="#80FFFF" style:text-underline-type="single" style:text-underline-style="solid" style:text-underline-width="auto" style:text-underline-mode="continuous"/>
    </style:style>
    <style:style style:name="T513" style:parent-style-name="Domyślnaczcionkaakapitu" style:family="text">
      <style:text-properties style:text-underline-type="single" style:text-underline-style="solid" style:text-underline-width="auto" style:text-underline-mode="continuous"/>
    </style:style>
    <style:style style:name="T514" style:parent-style-name="Domyślnaczcionkaakapitu" style:family="text">
      <style:text-properties fo:background-color="#80FFFF" style:text-underline-type="single" style:text-underline-style="solid" style:text-underline-width="auto" style:text-underline-mode="continuous"/>
    </style:style>
    <style:style style:name="T515" style:parent-style-name="Domyślnaczcionkaakapitu" style:family="text">
      <style:text-properties style:text-underline-type="single" style:text-underline-style="solid" style:text-underline-width="auto" style:text-underline-mode="continuous"/>
    </style:style>
    <style:style style:name="T516" style:parent-style-name="Domyślnaczcionkaakapitu" style:family="text">
      <style:text-properties fo:background-color="#80FFFF" style:text-underline-type="single" style:text-underline-style="solid" style:text-underline-width="auto" style:text-underline-mode="continuous"/>
    </style:style>
    <style:style style:name="P517" style:parent-style-name="Normalny" style:family="paragraph">
      <style:paragraph-properties fo:text-align="justify" fo:line-height="150%" fo:text-indent="0.25in"/>
    </style:style>
    <style:style style:name="T518" style:parent-style-name="Domyślnaczcionkaakapitu" style:family="text">
      <style:text-properties fo:background-color="#80FFFF"/>
    </style:style>
    <style:style style:name="T519" style:parent-style-name="Domyślnaczcionkaakapitu" style:family="text">
      <style:text-properties fo:background-color="#80FFFF"/>
    </style:style>
    <style:style style:name="T520" style:parent-style-name="Domyślnaczcionkaakapitu" style:family="text">
      <style:text-properties fo:background-color="#80FFFF"/>
    </style:style>
    <style:style style:name="P521" style:parent-style-name="Normalny" style:family="paragraph">
      <style:paragraph-properties fo:text-align="justify" fo:line-height="150%"/>
    </style:style>
    <style:style style:name="T522" style:parent-style-name="Domyślnaczcionkaakapitu" style:family="text">
      <style:text-properties style:text-underline-type="single" style:text-underline-style="solid" style:text-underline-width="auto" style:text-underline-mode="continuous"/>
    </style:style>
    <style:style style:name="T523" style:parent-style-name="Domyślnaczcionkaakapitu" style:family="text">
      <style:text-properties fo:background-color="#80FFFF" style:text-underline-type="single" style:text-underline-style="solid" style:text-underline-width="auto" style:text-underline-mode="continuous"/>
    </style:style>
    <style:style style:name="T524" style:parent-style-name="Domyślnaczcionkaakapitu" style:family="text">
      <style:text-properties style:text-underline-type="single" style:text-underline-style="solid" style:text-underline-width="auto" style:text-underline-mode="continuous"/>
    </style:style>
    <style:style style:name="T525" style:parent-style-name="Domyślnaczcionkaakapitu" style:family="text">
      <style:text-properties fo:background-color="#80FFFF" style:text-underline-type="single" style:text-underline-style="solid" style:text-underline-width="auto" style:text-underline-mode="continuous"/>
    </style:style>
    <style:style style:name="P526" style:parent-style-name="Normalny" style:family="paragraph">
      <style:paragraph-properties fo:text-align="justify" fo:line-height="150%" fo:text-indent="0.25in"/>
    </style:style>
    <style:style style:name="P527" style:parent-style-name="Normalny" style:family="paragraph">
      <style:paragraph-properties fo:text-align="justify" fo:line-height="150%"/>
    </style:style>
    <style:style style:name="T528" style:parent-style-name="Domyślnaczcionkaakapitu" style:family="text">
      <style:text-properties style:text-underline-type="single" style:text-underline-style="solid" style:text-underline-width="auto" style:text-underline-mode="continuous"/>
    </style:style>
    <style:style style:name="T529" style:parent-style-name="Domyślnaczcionkaakapitu" style:family="text">
      <style:text-properties fo:background-color="#80FFFF" style:text-underline-type="single" style:text-underline-style="solid" style:text-underline-width="auto" style:text-underline-mode="continuous"/>
    </style:style>
    <style:style style:name="T530" style:parent-style-name="Domyślnaczcionkaakapitu" style:family="text">
      <style:text-properties style:text-underline-type="single" style:text-underline-style="solid" style:text-underline-width="auto" style:text-underline-mode="continuous"/>
    </style:style>
    <style:style style:name="T531" style:parent-style-name="Domyślnaczcionkaakapitu" style:family="text">
      <style:text-properties fo:background-color="#80FFFF" style:text-underline-type="single" style:text-underline-style="solid" style:text-underline-width="auto" style:text-underline-mode="continuous"/>
    </style:style>
    <style:style style:name="T532" style:parent-style-name="Domyślnaczcionkaakapitu" style:family="text">
      <style:text-properties style:text-underline-type="single" style:text-underline-style="solid" style:text-underline-width="auto" style:text-underline-mode="continuous"/>
    </style:style>
    <style:style style:name="T533" style:parent-style-name="Domyślnaczcionkaakapitu" style:family="text">
      <style:text-properties fo:background-color="#80FFFF" style:text-underline-type="single" style:text-underline-style="solid" style:text-underline-width="auto" style:text-underline-mode="continuous"/>
    </style:style>
    <style:style style:name="P534" style:parent-style-name="Normalny" style:family="paragraph">
      <style:paragraph-properties fo:text-align="justify" fo:line-height="150%" fo:text-indent="0.25in"/>
    </style:style>
    <style:style style:name="T535" style:parent-style-name="Domyślnaczcionkaakapitu" style:family="text">
      <style:text-properties fo:background-color="#80FFFF"/>
    </style:style>
    <style:style style:name="P536" style:parent-style-name="Normalny" style:family="paragraph">
      <style:paragraph-properties fo:text-align="justify" fo:line-height="150%"/>
    </style:style>
    <style:style style:name="T537" style:parent-style-name="Domyślnaczcionkaakapitu" style:family="text">
      <style:text-properties style:text-underline-type="single" style:text-underline-style="solid" style:text-underline-width="auto" style:text-underline-mode="continuous"/>
    </style:style>
    <style:style style:name="T538" style:parent-style-name="Domyślnaczcionkaakapitu" style:family="text">
      <style:text-properties fo:background-color="#80FFFF" style:text-underline-type="single" style:text-underline-style="solid" style:text-underline-width="auto" style:text-underline-mode="continuous"/>
    </style:style>
    <style:style style:name="P539" style:parent-style-name="Normalny" style:family="paragraph">
      <style:paragraph-properties fo:text-align="justify" fo:line-height="150%" fo:text-indent="0.25in"/>
    </style:style>
    <style:style style:name="T540" style:parent-style-name="Domyślnaczcionkaakapitu" style:family="text">
      <style:text-properties fo:background-color="#80FFFF"/>
    </style:style>
    <style:style style:name="T541" style:parent-style-name="Domyślnaczcionkaakapitu" style:family="text">
      <style:text-properties fo:background-color="#80FFFF"/>
    </style:style>
    <style:style style:name="T542" style:parent-style-name="Domyślnaczcionkaakapitu" style:family="text">
      <style:text-properties fo:background-color="#80FFFF"/>
    </style:style>
    <style:style style:name="P543" style:parent-style-name="Normalny" style:family="paragraph">
      <style:paragraph-properties fo:text-align="justify" fo:line-height="150%"/>
    </style:style>
    <style:style style:name="T544" style:parent-style-name="Domyślnaczcionkaakapitu" style:family="text">
      <style:text-properties fo:background-color="#80FFFF" style:text-underline-type="single" style:text-underline-style="solid" style:text-underline-width="auto" style:text-underline-mode="continuous"/>
    </style:style>
    <style:style style:name="T545" style:parent-style-name="Domyślnaczcionkaakapitu" style:family="text">
      <style:text-properties style:text-underline-type="single" style:text-underline-style="solid" style:text-underline-width="auto" style:text-underline-mode="continuous"/>
    </style:style>
    <style:style style:name="T546" style:parent-style-name="Domyślnaczcionkaakapitu" style:family="text">
      <style:text-properties fo:background-color="#80FFFF" style:text-underline-type="single" style:text-underline-style="solid" style:text-underline-width="auto" style:text-underline-mode="continuous"/>
    </style:style>
    <style:style style:name="T547" style:parent-style-name="Domyślnaczcionkaakapitu" style:family="text">
      <style:text-properties style:text-underline-type="single" style:text-underline-style="solid" style:text-underline-width="auto" style:text-underline-mode="continuous"/>
    </style:style>
    <style:style style:name="T548" style:parent-style-name="Domyślnaczcionkaakapitu" style:family="text">
      <style:text-properties fo:background-color="#80FFFF" style:text-underline-type="single" style:text-underline-style="solid" style:text-underline-width="auto" style:text-underline-mode="continuous"/>
    </style:style>
    <style:style style:name="T549" style:parent-style-name="Domyślnaczcionkaakapitu" style:family="text">
      <style:text-properties style:text-underline-type="single" style:text-underline-style="solid" style:text-underline-width="auto" style:text-underline-mode="continuous"/>
    </style:style>
    <style:style style:name="T550" style:parent-style-name="Domyślnaczcionkaakapitu" style:family="text">
      <style:text-properties fo:background-color="#80FFFF" style:text-underline-type="single" style:text-underline-style="solid" style:text-underline-width="auto" style:text-underline-mode="continuous"/>
    </style:style>
    <style:style style:name="P551" style:parent-style-name="Normalny" style:family="paragraph">
      <style:paragraph-properties fo:text-align="justify" fo:line-height="150%" fo:text-indent="0.25in"/>
    </style:style>
    <style:style style:name="P552" style:parent-style-name="Normalny" style:family="paragraph">
      <style:paragraph-properties fo:text-align="justify" fo:line-height="150%"/>
    </style:style>
    <style:style style:name="T553" style:parent-style-name="Domyślnaczcionkaakapitu" style:family="text">
      <style:text-properties fo:background-color="#80FFFF"/>
    </style:style>
    <style:style style:name="T554" style:parent-style-name="Domyślnaczcionkaakapitu" style:family="text">
      <style:text-properties fo:background-color="#80FFFF"/>
    </style:style>
    <style:style style:name="P555" style:parent-style-name="Normalny" style:family="paragraph">
      <style:paragraph-properties fo:text-align="justify" fo:line-height="150%">
        <style:tab-stops>
          <style:tab-stop style:type="left" style:leader-style="dash" style:leader-text="-" style:position="0.1902in"/>
          <style:tab-stop style:type="left" style:leader-style="dash" style:leader-text="-" style:position="0.6555in"/>
          <style:tab-stop style:type="left" style:leader-style="dash" style:leader-text="-" style:position="0.7243in"/>
          <style:tab-stop style:type="left" style:leader-style="dash" style:leader-text="-" style:position="0.7423in"/>
          <style:tab-stop style:type="left" style:position="1.2409in"/>
          <style:tab-stop style:type="left" style:leader-style="solid" style:leader-text="_" style:position="1.3423in"/>
          <style:tab-stop style:type="left" style:leader-style="solid" style:leader-text="_" style:position="1.4604in"/>
        </style:tab-stops>
      </style:paragraph-properties>
    </style:style>
    <style:style style:name="T556" style:parent-style-name="Domyślnaczcionkaakapitu" style:family="text">
      <style:text-properties style:text-underline-type="single" style:text-underline-style="solid" style:text-underline-width="auto" style:text-underline-mode="continuous"/>
    </style:style>
    <style:style style:name="T557" style:parent-style-name="Domyślnaczcionkaakapitu" style:family="text">
      <style:text-properties fo:background-color="#80FFFF" style:text-underline-type="single" style:text-underline-style="solid" style:text-underline-width="auto" style:text-underline-mode="continuous"/>
    </style:style>
    <style:style style:name="T558" style:parent-style-name="Domyślnaczcionkaakapitu" style:family="text">
      <style:text-properties style:text-underline-type="single" style:text-underline-style="solid" style:text-underline-width="auto" style:text-underline-mode="continuous"/>
    </style:style>
    <style:style style:name="T559" style:parent-style-name="Domyślnaczcionkaakapitu" style:family="text">
      <style:text-properties fo:background-color="#80FFFF" style:text-underline-type="single" style:text-underline-style="solid" style:text-underline-width="auto" style:text-underline-mode="continuous"/>
    </style:style>
    <style:style style:name="T560" style:parent-style-name="Domyślnaczcionkaakapitu" style:family="text">
      <style:text-properties style:text-underline-type="single" style:text-underline-style="solid" style:text-underline-width="auto" style:text-underline-mode="continuous"/>
    </style:style>
    <style:style style:name="T561" style:parent-style-name="Domyślnaczcionkaakapitu" style:family="text">
      <style:text-properties fo:background-color="#80FFFF" style:text-underline-type="single" style:text-underline-style="solid" style:text-underline-width="auto" style:text-underline-mode="continuous"/>
    </style:style>
    <style:style style:name="T562" style:parent-style-name="Domyślnaczcionkaakapitu" style:family="text">
      <style:text-properties style:text-underline-type="single" style:text-underline-style="solid" style:text-underline-width="auto" style:text-underline-mode="continuous"/>
    </style:style>
    <style:style style:name="P563" style:parent-style-name="Normalny" style:family="paragraph">
      <style:paragraph-properties fo:text-align="justify" fo:line-height="150%" fo:text-indent="0.25in">
        <style:tab-stops>
          <style:tab-stop style:type="left" style:leader-style="dash" style:leader-text="-" style:position="0.1902in"/>
          <style:tab-stop style:type="left" style:leader-style="dash" style:leader-text="-" style:position="0.6555in"/>
          <style:tab-stop style:type="left" style:leader-style="dash" style:leader-text="-" style:position="0.7243in"/>
          <style:tab-stop style:type="left" style:leader-style="dash" style:leader-text="-" style:position="0.7423in"/>
          <style:tab-stop style:type="left" style:position="1.2409in"/>
          <style:tab-stop style:type="left" style:leader-style="solid" style:leader-text="_" style:position="1.3423in"/>
          <style:tab-stop style:type="left" style:leader-style="solid" style:leader-text="_" style:position="1.4604in"/>
        </style:tab-stops>
      </style:paragraph-properties>
    </style:style>
    <style:style style:name="T564" style:parent-style-name="Domyślnaczcionkaakapitu" style:family="text">
      <style:text-properties fo:background-color="#80FFFF"/>
    </style:style>
    <style:style style:name="T565" style:parent-style-name="Domyślnaczcionkaakapitu" style:family="text">
      <style:text-properties fo:background-color="#80FFFF"/>
    </style:style>
    <style:style style:name="T566" style:parent-style-name="Domyślnaczcionkaakapitu" style:family="text">
      <style:text-properties fo:background-color="#80FFFF"/>
    </style:style>
    <style:style style:name="T567" style:parent-style-name="Domyślnaczcionkaakapitu" style:family="text">
      <style:text-properties style:text-underline-type="single" style:text-underline-style="solid" style:text-underline-width="auto" style:text-underline-mode="continuous"/>
    </style:style>
    <style:style style:name="P568" style:parent-style-name="Normalny" style:family="paragraph">
      <style:paragraph-properties fo:text-align="justify" fo:line-height="150%" fo:text-indent="0.2479in"/>
    </style:style>
    <style:style style:name="P569" style:parent-style-name="Normalny" style:family="paragraph">
      <style:paragraph-properties fo:text-align="justify" fo:line-height="150%"/>
    </style:style>
    <style:style style:name="T570" style:parent-style-name="Domyślnaczcionkaakapitu" style:family="text">
      <style:text-properties style:text-underline-type="single" style:text-underline-style="solid" style:text-underline-width="auto" style:text-underline-mode="continuous"/>
    </style:style>
    <style:style style:name="T571" style:parent-style-name="Domyślnaczcionkaakapitu" style:family="text">
      <style:text-properties fo:background-color="#80FFFF" style:text-underline-type="single" style:text-underline-style="solid" style:text-underline-width="auto" style:text-underline-mode="continuous"/>
    </style:style>
    <style:style style:name="T572" style:parent-style-name="Domyślnaczcionkaakapitu" style:family="text">
      <style:text-properties style:text-underline-type="single" style:text-underline-style="solid" style:text-underline-width="auto" style:text-underline-mode="continuous"/>
    </style:style>
    <style:style style:name="T573" style:parent-style-name="Domyślnaczcionkaakapitu" style:family="text">
      <style:text-properties fo:background-color="#80FFFF" style:text-underline-type="single" style:text-underline-style="solid" style:text-underline-width="auto" style:text-underline-mode="continuous"/>
    </style:style>
    <style:style style:name="P574" style:parent-style-name="Normalny" style:family="paragraph">
      <style:paragraph-properties fo:text-align="justify" fo:line-height="150%" fo:text-indent="0.25in"/>
    </style:style>
    <style:style style:name="T575" style:parent-style-name="Domyślnaczcionkaakapitu" style:family="text">
      <style:text-properties fo:background-color="#80FFFF"/>
    </style:style>
    <style:style style:name="T576" style:parent-style-name="Domyślnaczcionkaakapitu" style:family="text">
      <style:text-properties fo:background-color="#80FFFF"/>
    </style:style>
    <style:style style:name="T577" style:parent-style-name="Domyślnaczcionkaakapitu" style:family="text">
      <style:text-properties fo:background-color="#80FFFF"/>
    </style:style>
    <style:style style:name="T578" style:parent-style-name="Domyślnaczcionkaakapitu" style:family="text">
      <style:text-properties fo:background-color="#80FFFF"/>
    </style:style>
    <style:style style:name="T579" style:parent-style-name="Domyślnaczcionkaakapitu" style:family="text">
      <style:text-properties fo:background-color="#80FFFF"/>
    </style:style>
    <style:style style:name="P580" style:parent-style-name="Normalny" style:family="paragraph">
      <style:paragraph-properties fo:text-align="justify" fo:line-height="150%" fo:text-indent="0.25in"/>
    </style:style>
    <style:style style:name="P581" style:parent-style-name="Normalny" style:family="paragraph">
      <style:paragraph-properties fo:text-align="justify" fo:line-height="150%" fo:text-indent="0.25in"/>
    </style:style>
    <style:style style:name="T582" style:parent-style-name="Domyślnaczcionkaakapitu" style:family="text">
      <style:text-properties fo:background-color="#80FFFF"/>
    </style:style>
    <style:style style:name="P583" style:parent-style-name="Normalny" style:family="paragraph">
      <style:paragraph-properties fo:text-align="justify" fo:line-height="150%" fo:text-indent="0.25in"/>
    </style:style>
    <style:style style:name="T584" style:parent-style-name="Domyślnaczcionkaakapitu" style:family="text">
      <style:text-properties fo:background-color="#80FFFF"/>
    </style:style>
    <style:style style:name="P585" style:parent-style-name="Normalny" style:family="paragraph">
      <style:paragraph-properties fo:text-align="justify" fo:line-height="150%"/>
    </style:style>
    <style:style style:name="T586" style:parent-style-name="Domyślnaczcionkaakapitu" style:family="text">
      <style:text-properties style:text-underline-type="single" style:text-underline-style="solid" style:text-underline-width="auto" style:text-underline-mode="continuous"/>
    </style:style>
    <style:style style:name="P587" style:parent-style-name="Normalny" style:family="paragraph">
      <style:paragraph-properties fo:text-align="justify" fo:line-height="150%" fo:text-indent="0.25in"/>
    </style:style>
    <style:style style:name="P588" style:parent-style-name="Normalny" style:family="paragraph">
      <style:paragraph-properties fo:text-align="justify" fo:line-height="150%"/>
    </style:style>
    <style:style style:name="T589" style:parent-style-name="Domyślnaczcionkaakapitu" style:family="text">
      <style:text-properties style:text-underline-type="single" style:text-underline-style="solid" style:text-underline-width="auto" style:text-underline-mode="continuous"/>
    </style:style>
    <style:style style:name="T590" style:parent-style-name="Domyślnaczcionkaakapitu" style:family="text">
      <style:text-properties fo:background-color="#80FFFF" style:text-underline-type="single" style:text-underline-style="solid" style:text-underline-width="auto" style:text-underline-mode="continuous"/>
    </style:style>
    <style:style style:name="P591" style:parent-style-name="Normalny" style:family="paragraph">
      <style:paragraph-properties fo:text-align="justify" fo:line-height="150%" fo:text-indent="0.25in"/>
    </style:style>
    <style:style style:name="P592" style:parent-style-name="Normalny" style:family="paragraph">
      <style:paragraph-properties fo:text-align="justify" fo:line-height="150%"/>
    </style:style>
    <style:style style:name="T593" style:parent-style-name="Domyślnaczcionkaakapitu" style:family="text">
      <style:text-properties style:text-underline-type="single" style:text-underline-style="solid" style:text-underline-width="auto" style:text-underline-mode="continuous"/>
    </style:style>
    <style:style style:name="P594" style:parent-style-name="Normalny" style:family="paragraph">
      <style:paragraph-properties fo:text-align="justify" fo:line-height="150%" fo:text-indent="0.25in"/>
    </style:style>
    <style:style style:name="T595" style:parent-style-name="Domyślnaczcionkaakapitu" style:family="text">
      <style:text-properties fo:background-color="#80FFFF"/>
    </style:style>
    <style:style style:name="T596" style:parent-style-name="Domyślnaczcionkaakapitu" style:family="text">
      <style:text-properties fo:background-color="#80FFFF"/>
    </style:style>
    <style:style style:name="P597" style:parent-style-name="Normalny" style:family="paragraph">
      <style:paragraph-properties fo:text-align="justify" fo:line-height="150%"/>
    </style:style>
    <style:style style:name="T598" style:parent-style-name="Domyślnaczcionkaakapitu" style:family="text">
      <style:text-properties style:text-underline-type="single" style:text-underline-style="solid" style:text-underline-width="auto" style:text-underline-mode="continuous"/>
    </style:style>
    <style:style style:name="T599" style:parent-style-name="Domyślnaczcionkaakapitu" style:family="text">
      <style:text-properties fo:background-color="#80FFFF" style:text-underline-type="single" style:text-underline-style="solid" style:text-underline-width="auto" style:text-underline-mode="continuous"/>
    </style:style>
    <style:style style:name="T600" style:parent-style-name="Domyślnaczcionkaakapitu" style:family="text">
      <style:text-properties style:text-underline-type="single" style:text-underline-style="solid" style:text-underline-width="auto" style:text-underline-mode="continuous"/>
    </style:style>
    <style:style style:name="T601" style:parent-style-name="Domyślnaczcionkaakapitu" style:family="text">
      <style:text-properties fo:background-color="#80FFFF" style:text-underline-type="single" style:text-underline-style="solid" style:text-underline-width="auto" style:text-underline-mode="continuous"/>
    </style:style>
    <style:style style:name="T602" style:parent-style-name="Domyślnaczcionkaakapitu" style:family="text">
      <style:text-properties style:text-underline-type="single" style:text-underline-style="solid" style:text-underline-width="auto" style:text-underline-mode="continuous"/>
    </style:style>
    <style:style style:name="T603" style:parent-style-name="Domyślnaczcionkaakapitu" style:family="text">
      <style:text-properties fo:background-color="#80FFFF" style:text-underline-type="single" style:text-underline-style="solid" style:text-underline-width="auto" style:text-underline-mode="continuous"/>
    </style:style>
    <style:style style:name="T604" style:parent-style-name="Domyślnaczcionkaakapitu" style:family="text">
      <style:text-properties style:text-underline-type="single" style:text-underline-style="solid" style:text-underline-width="auto" style:text-underline-mode="continuous"/>
    </style:style>
    <style:style style:name="T605" style:parent-style-name="Domyślnaczcionkaakapitu" style:family="text">
      <style:text-properties fo:background-color="#80FFFF" style:text-underline-type="single" style:text-underline-style="solid" style:text-underline-width="auto" style:text-underline-mode="continuous"/>
    </style:style>
    <style:style style:name="T606" style:parent-style-name="Domyślnaczcionkaakapitu" style:family="text">
      <style:text-properties style:text-underline-type="single" style:text-underline-style="solid" style:text-underline-width="auto" style:text-underline-mode="continuous"/>
    </style:style>
    <style:style style:name="T607" style:parent-style-name="Domyślnaczcionkaakapitu" style:family="text">
      <style:text-properties fo:background-color="#80FFFF" style:text-underline-type="single" style:text-underline-style="solid" style:text-underline-width="auto" style:text-underline-mode="continuous"/>
    </style:style>
    <style:style style:name="T608" style:parent-style-name="Domyślnaczcionkaakapitu" style:family="text">
      <style:text-properties fo:background-color="#80FFFF"/>
    </style:style>
    <style:style style:name="P609" style:parent-style-name="Normalny" style:family="paragraph">
      <style:paragraph-properties fo:text-align="justify" fo:line-height="150%" fo:text-indent="0.25in"/>
    </style:style>
    <style:style style:name="T610" style:parent-style-name="Domyślnaczcionkaakapitu" style:family="text">
      <style:text-properties fo:background-color="#80FFFF"/>
    </style:style>
    <style:style style:name="T611" style:parent-style-name="Domyślnaczcionkaakapitu" style:family="text">
      <style:text-properties fo:background-color="#80FFFF"/>
    </style:style>
    <style:style style:name="P612" style:parent-style-name="Normalny" style:family="paragraph">
      <style:paragraph-properties fo:text-align="justify" fo:line-height="150%" fo:text-indent="0.25in"/>
    </style:style>
    <style:style style:name="T613" style:parent-style-name="Domyślnaczcionkaakapitu" style:family="text">
      <style:text-properties fo:background-color="#80FFFF"/>
    </style:style>
    <style:style style:name="P614" style:parent-style-name="Normalny" style:family="paragraph">
      <style:paragraph-properties fo:text-align="justify" fo:line-height="150%" fo:text-indent="0.25in"/>
    </style:style>
    <style:style style:name="T615" style:parent-style-name="Domyślnaczcionkaakapitu" style:family="text">
      <style:text-properties fo:background-color="#80FFFF"/>
    </style:style>
    <style:style style:name="T616" style:parent-style-name="Domyślnaczcionkaakapitu" style:family="text">
      <style:text-properties fo:background-color="#80FFFF"/>
    </style:style>
    <style:style style:name="T617" style:parent-style-name="Domyślnaczcionkaakapitu" style:family="text">
      <style:text-properties fo:background-color="#80FFFF"/>
    </style:style>
    <style:style style:name="P618" style:parent-style-name="Normalny" style:family="paragraph">
      <style:paragraph-properties fo:text-align="justify" fo:line-height="150%" fo:text-indent="0.25in"/>
    </style:style>
    <style:style style:name="T619" style:parent-style-name="Domyślnaczcionkaakapitu" style:family="text">
      <style:text-properties fo:background-color="#80FFFF"/>
    </style:style>
    <style:style style:name="T620" style:parent-style-name="Domyślnaczcionkaakapitu" style:family="text">
      <style:text-properties fo:background-color="#80FFFF"/>
    </style:style>
    <style:style style:name="P621" style:parent-style-name="Normalny" style:family="paragraph">
      <style:paragraph-properties fo:text-align="justify" fo:line-height="150%" fo:text-indent="0.25in"/>
    </style:style>
    <style:style style:name="T622" style:parent-style-name="Domyślnaczcionkaakapitu" style:family="text">
      <style:text-properties fo:background-color="#80FFFF"/>
    </style:style>
    <style:style style:name="P623" style:parent-style-name="Normalny" style:family="paragraph">
      <style:paragraph-properties fo:text-align="justify" fo:line-height="150%" fo:text-indent="0.25in"/>
    </style:style>
    <style:style style:name="T624" style:parent-style-name="Domyślnaczcionkaakapitu" style:family="text">
      <style:text-properties fo:background-color="#80FFFF"/>
    </style:style>
    <style:style style:name="T625" style:parent-style-name="Domyślnaczcionkaakapitu" style:family="text">
      <style:text-properties fo:background-color="#80FFFF"/>
    </style:style>
    <style:style style:name="P626" style:parent-style-name="Normalny" style:family="paragraph">
      <style:paragraph-properties fo:text-align="justify" fo:line-height="150%" fo:text-indent="0.25in"/>
    </style:style>
    <style:style style:name="T627" style:parent-style-name="Domyślnaczcionkaakapitu" style:family="text">
      <style:text-properties fo:background-color="#80FFFF"/>
    </style:style>
    <style:style style:name="T628" style:parent-style-name="Domyślnaczcionkaakapitu" style:family="text">
      <style:text-properties fo:background-color="#80FFFF"/>
    </style:style>
    <style:style style:name="T629" style:parent-style-name="Domyślnaczcionkaakapitu" style:family="text">
      <style:text-properties fo:background-color="#80FFFF"/>
    </style:style>
    <style:style style:name="T630" style:parent-style-name="Domyślnaczcionkaakapitu" style:family="text">
      <style:text-properties fo:background-color="#80FFFF"/>
    </style:style>
    <style:style style:name="T631" style:parent-style-name="Domyślnaczcionkaakapitu" style:family="text">
      <style:text-properties fo:background-color="#80FFFF"/>
    </style:style>
    <style:style style:name="T632" style:parent-style-name="Domyślnaczcionkaakapitu" style:family="text">
      <style:text-properties fo:background-color="#80FFFF"/>
    </style:style>
    <style:style style:name="T633" style:parent-style-name="Domyślnaczcionkaakapitu" style:family="text">
      <style:text-properties fo:background-color="#80FFFF"/>
    </style:style>
    <style:style style:name="P634" style:parent-style-name="Normalny" style:family="paragraph">
      <style:paragraph-properties fo:text-align="justify" fo:line-height="150%" fo:text-indent="0.25in"/>
    </style:style>
    <style:style style:name="T635" style:parent-style-name="Domyślnaczcionkaakapitu" style:family="text">
      <style:text-properties fo:background-color="#80FFFF"/>
    </style:style>
    <style:style style:name="T636" style:parent-style-name="Domyślnaczcionkaakapitu" style:family="text">
      <style:text-properties fo:background-color="#80FFFF"/>
    </style:style>
    <style:style style:name="T637" style:parent-style-name="Domyślnaczcionkaakapitu" style:family="text">
      <style:text-properties fo:background-color="#80FFFF"/>
    </style:style>
    <style:style style:name="T638" style:parent-style-name="Domyślnaczcionkaakapitu" style:family="text">
      <style:text-properties fo:background-color="#80FFFF"/>
    </style:style>
    <style:style style:name="T639" style:parent-style-name="Domyślnaczcionkaakapitu" style:family="text">
      <style:text-properties fo:background-color="#80FFFF"/>
    </style:style>
    <style:style style:name="T640" style:parent-style-name="Domyślnaczcionkaakapitu" style:family="text">
      <style:text-properties fo:background-color="#80FFFF"/>
    </style:style>
    <style:style style:name="T641" style:parent-style-name="Domyślnaczcionkaakapitu" style:family="text">
      <style:text-properties fo:background-color="#80FFFF"/>
    </style:style>
    <style:style style:name="T642" style:parent-style-name="Domyślnaczcionkaakapitu" style:family="text">
      <style:text-properties fo:background-color="#80FFFF"/>
    </style:style>
    <style:style style:name="P643" style:parent-style-name="Normalny" style:family="paragraph">
      <style:paragraph-properties fo:text-align="justify" fo:line-height="150%" fo:text-indent="0.25in"/>
    </style:style>
    <style:style style:name="T644" style:parent-style-name="Domyślnaczcionkaakapitu" style:family="text">
      <style:text-properties fo:background-color="#80FFFF"/>
    </style:style>
    <style:style style:name="T645" style:parent-style-name="Domyślnaczcionkaakapitu" style:family="text">
      <style:text-properties fo:background-color="#80FFFF"/>
    </style:style>
    <style:style style:name="T646" style:parent-style-name="Domyślnaczcionkaakapitu" style:family="text">
      <style:text-properties fo:background-color="#80FFFF"/>
    </style:style>
    <style:style style:name="P647" style:parent-style-name="Normalny" style:family="paragraph">
      <style:paragraph-properties fo:text-align="justify" fo:line-height="150%" fo:text-indent="0.25in"/>
    </style:style>
    <style:style style:name="P648" style:parent-style-name="Normalny" style:family="paragraph">
      <style:paragraph-properties fo:text-align="justify" fo:line-height="150%" fo:text-indent="0.25in"/>
    </style:style>
    <style:style style:name="T649" style:parent-style-name="Domyślnaczcionkaakapitu" style:family="text">
      <style:text-properties fo:background-color="#80FFFF"/>
    </style:style>
    <style:style style:name="T650" style:parent-style-name="Domyślnaczcionkaakapitu" style:family="text">
      <style:text-properties fo:background-color="#80FFFF"/>
    </style:style>
    <style:style style:name="T651" style:parent-style-name="Domyślnaczcionkaakapitu" style:family="text">
      <style:text-properties fo:background-color="#80FFFF"/>
    </style:style>
    <style:style style:name="T652" style:parent-style-name="Domyślnaczcionkaakapitu" style:family="text">
      <style:text-properties fo:background-color="#80FFFF"/>
    </style:style>
    <style:style style:name="T653" style:parent-style-name="Domyślnaczcionkaakapitu" style:family="text">
      <style:text-properties fo:background-color="#80FFFF"/>
    </style:style>
    <style:style style:name="T654" style:parent-style-name="Domyślnaczcionkaakapitu" style:family="text">
      <style:text-properties fo:background-color="#80FFFF"/>
    </style:style>
    <style:style style:name="P655" style:parent-style-name="Normalny" style:family="paragraph">
      <style:paragraph-properties fo:text-align="justify" fo:line-height="150%" fo:text-indent="0.25in"/>
    </style:style>
    <style:style style:name="P656" style:parent-style-name="Normalny" style:family="paragraph">
      <style:paragraph-properties fo:text-align="justify" fo:line-height="150%" fo:text-indent="0.25in"/>
    </style:style>
    <style:style style:name="T657" style:parent-style-name="Domyślnaczcionkaakapitu" style:family="text">
      <style:text-properties fo:background-color="#80FFFF"/>
    </style:style>
    <style:style style:name="T658" style:parent-style-name="Domyślnaczcionkaakapitu" style:family="text">
      <style:text-properties fo:background-color="#80FFFF"/>
    </style:style>
    <style:style style:name="T659" style:parent-style-name="Domyślnaczcionkaakapitu" style:family="text">
      <style:text-properties fo:background-color="#80FFFF"/>
    </style:style>
    <style:style style:name="T660" style:parent-style-name="Domyślnaczcionkaakapitu" style:family="text">
      <style:text-properties fo:background-color="#80FFFF"/>
    </style:style>
    <style:style style:name="T661" style:parent-style-name="Domyślnaczcionkaakapitu" style:family="text">
      <style:text-properties fo:background-color="#80FFFF"/>
    </style:style>
    <style:style style:name="T662" style:parent-style-name="Domyślnaczcionkaakapitu" style:family="text">
      <style:text-properties fo:background-color="#80FFFF"/>
    </style:style>
    <style:style style:name="T663" style:parent-style-name="Domyślnaczcionkaakapitu" style:family="text">
      <style:text-properties fo:background-color="#80FFFF"/>
    </style:style>
    <style:style style:name="T664" style:parent-style-name="Domyślnaczcionkaakapitu" style:family="text">
      <style:text-properties fo:background-color="#80FFFF"/>
    </style:style>
    <style:style style:name="T665" style:parent-style-name="Domyślnaczcionkaakapitu" style:family="text">
      <style:text-properties fo:background-color="#80FFFF"/>
    </style:style>
    <style:style style:name="P666" style:parent-style-name="Normalny" style:family="paragraph">
      <style:paragraph-properties fo:text-align="justify" fo:line-height="150%" fo:text-indent="0.25in"/>
    </style:style>
    <style:style style:name="T667" style:parent-style-name="Domyślnaczcionkaakapitu" style:family="text">
      <style:text-properties fo:background-color="#80FFFF"/>
    </style:style>
    <style:style style:name="T668" style:parent-style-name="Domyślnaczcionkaakapitu" style:family="text">
      <style:text-properties fo:background-color="#80FFFF"/>
    </style:style>
    <style:style style:name="T669" style:parent-style-name="Domyślnaczcionkaakapitu" style:family="text">
      <style:text-properties fo:background-color="#80FFFF"/>
    </style:style>
    <style:style style:name="T670" style:parent-style-name="Domyślnaczcionkaakapitu" style:family="text">
      <style:text-properties fo:background-color="#80FFFF"/>
    </style:style>
    <style:style style:name="P671" style:parent-style-name="Normalny" style:family="paragraph">
      <style:paragraph-properties fo:text-align="justify" fo:line-height="150%" fo:text-indent="0.25in"/>
    </style:style>
    <style:style style:name="T672" style:parent-style-name="Domyślnaczcionkaakapitu" style:family="text">
      <style:text-properties fo:background-color="#80FFFF"/>
    </style:style>
    <style:style style:name="T673" style:parent-style-name="Domyślnaczcionkaakapitu" style:family="text">
      <style:text-properties fo:background-color="#80FFFF"/>
    </style:style>
    <style:style style:name="T674" style:parent-style-name="Domyślnaczcionkaakapitu" style:family="text">
      <style:text-properties fo:background-color="#80FFFF"/>
    </style:style>
    <style:style style:name="P675" style:parent-style-name="Normalny" style:family="paragraph">
      <style:paragraph-properties fo:text-align="justify" fo:line-height="150%" fo:text-indent="0.25in"/>
    </style:style>
    <style:style style:name="P676" style:parent-style-name="Normalny" style:family="paragraph">
      <style:paragraph-properties fo:text-align="justify" fo:line-height="150%" fo:text-indent="0.25in"/>
    </style:style>
    <style:style style:name="P677" style:parent-style-name="Normalny" style:family="paragraph">
      <style:paragraph-properties fo:text-align="justify" fo:line-height="150%"/>
    </style:style>
    <style:style style:name="T678" style:parent-style-name="Domyślnaczcionkaakapitu" style:family="text">
      <style:text-properties style:text-underline-type="single" style:text-underline-style="solid" style:text-underline-width="auto" style:text-underline-mode="continuous"/>
    </style:style>
    <style:style style:name="P679" style:parent-style-name="Normalny" style:family="paragraph">
      <style:paragraph-properties fo:text-align="justify" fo:line-height="150%" fo:text-indent="0.25in"/>
    </style:style>
    <style:style style:name="P680" style:parent-style-name="Normalny" style:family="paragraph">
      <style:paragraph-properties fo:text-align="justify" fo:line-height="150%"/>
    </style:style>
    <style:style style:name="T681" style:parent-style-name="Domyślnaczcionkaakapitu" style:family="text">
      <style:text-properties style:text-underline-type="single" style:text-underline-style="solid" style:text-underline-width="auto" style:text-underline-mode="continuous"/>
    </style:style>
    <style:style style:name="T682" style:parent-style-name="Domyślnaczcionkaakapitu" style:family="text">
      <style:text-properties fo:background-color="#80FFFF" style:text-underline-type="single" style:text-underline-style="solid" style:text-underline-width="auto" style:text-underline-mode="continuous"/>
    </style:style>
    <style:style style:name="T683" style:parent-style-name="Domyślnaczcionkaakapitu" style:family="text">
      <style:text-properties style:text-underline-type="single" style:text-underline-style="solid" style:text-underline-width="auto" style:text-underline-mode="continuous"/>
    </style:style>
    <style:style style:name="T684" style:parent-style-name="Domyślnaczcionkaakapitu" style:family="text">
      <style:text-properties fo:background-color="#80FFFF" style:text-underline-type="single" style:text-underline-style="solid" style:text-underline-width="auto" style:text-underline-mode="continuous"/>
    </style:style>
    <style:style style:name="T685" style:parent-style-name="Domyślnaczcionkaakapitu" style:family="text">
      <style:text-properties style:text-underline-type="single" style:text-underline-style="solid" style:text-underline-width="auto" style:text-underline-mode="continuous"/>
    </style:style>
    <style:style style:name="T686" style:parent-style-name="Domyślnaczcionkaakapitu" style:family="text">
      <style:text-properties fo:background-color="#80FFFF" style:text-underline-type="single" style:text-underline-style="solid" style:text-underline-width="auto" style:text-underline-mode="continuous"/>
    </style:style>
    <style:style style:name="P687" style:parent-style-name="Normalny" style:family="paragraph">
      <style:paragraph-properties fo:text-align="justify" fo:line-height="150%" fo:text-indent="0.25in"/>
    </style:style>
    <style:style style:name="T688" style:parent-style-name="Domyślnaczcionkaakapitu" style:family="text">
      <style:text-properties fo:background-color="#80FFFF"/>
    </style:style>
    <style:style style:name="T689" style:parent-style-name="Domyślnaczcionkaakapitu" style:family="text">
      <style:text-properties fo:background-color="#80FFFF"/>
    </style:style>
    <style:style style:name="T690" style:parent-style-name="Domyślnaczcionkaakapitu" style:family="text">
      <style:text-properties fo:background-color="#80FFFF"/>
    </style:style>
    <style:style style:name="T691" style:parent-style-name="Domyślnaczcionkaakapitu" style:family="text">
      <style:text-properties fo:background-color="#80FFFF"/>
    </style:style>
    <style:style style:name="T692" style:parent-style-name="Domyślnaczcionkaakapitu" style:family="text">
      <style:text-properties fo:background-color="#80FFFF"/>
    </style:style>
    <style:style style:name="T693" style:parent-style-name="Domyślnaczcionkaakapitu" style:family="text">
      <style:text-properties fo:background-color="#80FFFF"/>
    </style:style>
    <style:style style:name="T694" style:parent-style-name="Domyślnaczcionkaakapitu" style:family="text">
      <style:text-properties fo:background-color="#80FFFF"/>
    </style:style>
    <style:style style:name="T695" style:parent-style-name="Domyślnaczcionkaakapitu" style:family="text">
      <style:text-properties fo:background-color="#80FFFF"/>
    </style:style>
    <style:style style:name="T696" style:parent-style-name="Domyślnaczcionkaakapitu" style:family="text">
      <style:text-properties fo:background-color="#80FFFF"/>
    </style:style>
    <style:style style:name="P697" style:parent-style-name="Normalny" style:family="paragraph">
      <style:paragraph-properties fo:text-align="justify" fo:line-height="150%" fo:text-indent="0.25in"/>
    </style:style>
    <style:style style:name="T698" style:parent-style-name="Domyślnaczcionkaakapitu" style:family="text">
      <style:text-properties fo:background-color="#80FFFF"/>
    </style:style>
    <style:style style:name="T699" style:parent-style-name="Domyślnaczcionkaakapitu" style:family="text">
      <style:text-properties fo:background-color="#80FFFF"/>
    </style:style>
    <style:style style:name="P700" style:parent-style-name="Normalny" style:family="paragraph">
      <style:paragraph-properties fo:text-align="justify" fo:line-height="150%"/>
    </style:style>
    <style:style style:name="T701" style:parent-style-name="Domyślnaczcionkaakapitu" style:family="text">
      <style:text-properties style:text-underline-type="single" style:text-underline-style="solid" style:text-underline-width="auto" style:text-underline-mode="continuous"/>
    </style:style>
    <style:style style:name="T702" style:parent-style-name="Domyślnaczcionkaakapitu" style:family="text">
      <style:text-properties fo:background-color="#80FFFF" style:text-underline-type="single" style:text-underline-style="solid" style:text-underline-width="auto" style:text-underline-mode="continuous"/>
    </style:style>
    <style:style style:name="T703" style:parent-style-name="Domyślnaczcionkaakapitu" style:family="text">
      <style:text-properties style:text-underline-type="single" style:text-underline-style="solid" style:text-underline-width="auto" style:text-underline-mode="continuous"/>
    </style:style>
    <style:style style:name="T704" style:parent-style-name="Domyślnaczcionkaakapitu" style:family="text">
      <style:text-properties fo:background-color="#80FFFF" style:text-underline-type="single" style:text-underline-style="solid" style:text-underline-width="auto" style:text-underline-mode="continuous"/>
    </style:style>
    <style:style style:name="T705" style:parent-style-name="Domyślnaczcionkaakapitu" style:family="text">
      <style:text-properties fo:background-color="#80FFFF"/>
    </style:style>
    <style:style style:name="P706" style:parent-style-name="Normalny" style:family="paragraph">
      <style:paragraph-properties fo:text-align="justify" fo:line-height="150%" fo:text-indent="0.25in"/>
    </style:style>
    <style:style style:name="T707" style:parent-style-name="Domyślnaczcionkaakapitu" style:family="text">
      <style:text-properties fo:background-color="#80FFFF"/>
    </style:style>
    <style:style style:name="T708" style:parent-style-name="Domyślnaczcionkaakapitu" style:family="text">
      <style:text-properties fo:background-color="#80FFFF"/>
    </style:style>
    <style:style style:name="P709" style:parent-style-name="Normalny" style:family="paragraph">
      <style:paragraph-properties fo:text-align="justify" fo:line-height="150%" fo:text-indent="0.25in"/>
    </style:style>
    <style:style style:name="T710" style:parent-style-name="Domyślnaczcionkaakapitu" style:family="text">
      <style:text-properties fo:background-color="#80FFFF"/>
    </style:style>
    <style:style style:name="P711" style:parent-style-name="Normalny" style:family="paragraph">
      <style:paragraph-properties fo:text-align="justify" fo:line-height="150%"/>
    </style:style>
    <style:style style:name="T712" style:parent-style-name="Domyślnaczcionkaakapitu" style:family="text">
      <style:text-properties style:text-underline-type="single" style:text-underline-style="solid" style:text-underline-width="auto" style:text-underline-mode="continuous"/>
    </style:style>
    <style:style style:name="T713" style:parent-style-name="Domyślnaczcionkaakapitu" style:family="text">
      <style:text-properties fo:background-color="#80FFFF" style:text-underline-type="single" style:text-underline-style="solid" style:text-underline-width="auto" style:text-underline-mode="continuous"/>
    </style:style>
    <style:style style:name="T714" style:parent-style-name="Domyślnaczcionkaakapitu" style:family="text">
      <style:text-properties style:text-underline-type="single" style:text-underline-style="solid" style:text-underline-width="auto" style:text-underline-mode="continuous"/>
    </style:style>
    <style:style style:name="T715" style:parent-style-name="Domyślnaczcionkaakapitu" style:family="text">
      <style:text-properties fo:background-color="#80FFFF" style:text-underline-type="single" style:text-underline-style="solid" style:text-underline-width="auto" style:text-underline-mode="continuous"/>
    </style:style>
    <style:style style:name="T716" style:parent-style-name="Domyślnaczcionkaakapitu" style:family="text">
      <style:text-properties style:text-underline-type="single" style:text-underline-style="solid" style:text-underline-width="auto" style:text-underline-mode="continuous"/>
    </style:style>
    <style:style style:name="P717" style:parent-style-name="Normalny" style:family="paragraph">
      <style:paragraph-properties fo:text-align="justify" fo:line-height="150%" fo:text-indent="0.25in"/>
    </style:style>
    <style:style style:name="T718" style:parent-style-name="Domyślnaczcionkaakapitu" style:family="text">
      <style:text-properties fo:background-color="#80FFFF"/>
    </style:style>
    <style:style style:name="T719" style:parent-style-name="Domyślnaczcionkaakapitu" style:family="text">
      <style:text-properties fo:background-color="#80FFFF"/>
    </style:style>
    <style:style style:name="T720" style:parent-style-name="Domyślnaczcionkaakapitu" style:family="text">
      <style:text-properties fo:background-color="#80FFFF"/>
    </style:style>
    <style:style style:name="T721" style:parent-style-name="Domyślnaczcionkaakapitu" style:family="text">
      <style:text-properties fo:background-color="#80FFFF"/>
    </style:style>
    <style:style style:name="P722" style:parent-style-name="Normalny" style:family="paragraph">
      <style:paragraph-properties fo:text-align="justify" fo:line-height="150%" fo:text-indent="0.25in"/>
    </style:style>
    <style:style style:name="T723" style:parent-style-name="Domyślnaczcionkaakapitu" style:family="text">
      <style:text-properties fo:background-color="#80FFFF"/>
    </style:style>
    <style:style style:name="T724" style:parent-style-name="Domyślnaczcionkaakapitu" style:family="text">
      <style:text-properties fo:background-color="#80FFFF"/>
    </style:style>
    <style:style style:name="T725" style:parent-style-name="Domyślnaczcionkaakapitu" style:family="text">
      <style:text-properties fo:background-color="#80FFFF"/>
    </style:style>
    <style:style style:name="T726" style:parent-style-name="Domyślnaczcionkaakapitu" style:family="text">
      <style:text-properties fo:background-color="#80FFFF"/>
    </style:style>
    <style:style style:name="T727" style:parent-style-name="Domyślnaczcionkaakapitu" style:family="text">
      <style:text-properties fo:background-color="#80FFFF"/>
    </style:style>
    <style:style style:name="T728" style:parent-style-name="Domyślnaczcionkaakapitu" style:family="text">
      <style:text-properties fo:background-color="#80FFFF"/>
    </style:style>
    <style:style style:name="T729" style:parent-style-name="Domyślnaczcionkaakapitu" style:family="text">
      <style:text-properties fo:background-color="#80FFFF"/>
    </style:style>
    <style:style style:name="T730" style:parent-style-name="Domyślnaczcionkaakapitu" style:family="text">
      <style:text-properties fo:background-color="#80FFFF"/>
    </style:style>
    <style:style style:name="T731" style:parent-style-name="Domyślnaczcionkaakapitu" style:family="text">
      <style:text-properties fo:background-color="#80FFFF"/>
    </style:style>
    <style:style style:name="P732" style:parent-style-name="Normalny" style:family="paragraph">
      <style:paragraph-properties fo:text-align="justify" fo:line-height="150%" fo:text-indent="0.25in"/>
    </style:style>
    <style:style style:name="T733" style:parent-style-name="Domyślnaczcionkaakapitu" style:family="text">
      <style:text-properties fo:background-color="#80FFFF"/>
    </style:style>
    <style:style style:name="T734" style:parent-style-name="Domyślnaczcionkaakapitu" style:family="text">
      <style:text-properties fo:background-color="#80FFFF"/>
    </style:style>
    <style:style style:name="T735" style:parent-style-name="Domyślnaczcionkaakapitu" style:family="text">
      <style:text-properties fo:background-color="#80FFFF"/>
    </style:style>
    <style:style style:name="T736" style:parent-style-name="Domyślnaczcionkaakapitu" style:family="text">
      <style:text-properties fo:background-color="#80FFFF"/>
    </style:style>
    <style:style style:name="T737" style:parent-style-name="Domyślnaczcionkaakapitu" style:family="text">
      <style:text-properties fo:background-color="#80FFFF"/>
    </style:style>
    <style:style style:name="T738" style:parent-style-name="Domyślnaczcionkaakapitu" style:family="text">
      <style:text-properties fo:background-color="#80FFFF"/>
    </style:style>
    <style:style style:name="T739" style:parent-style-name="Domyślnaczcionkaakapitu" style:family="text">
      <style:text-properties fo:background-color="#80FFFF"/>
    </style:style>
    <style:style style:name="T740" style:parent-style-name="Domyślnaczcionkaakapitu" style:family="text">
      <style:text-properties fo:background-color="#80FFFF"/>
    </style:style>
    <style:style style:name="P741" style:parent-style-name="Normalny" style:family="paragraph">
      <style:paragraph-properties fo:text-align="justify" fo:line-height="150%" fo:text-indent="0.25in"/>
    </style:style>
    <style:style style:name="T742" style:parent-style-name="Domyślnaczcionkaakapitu" style:family="text">
      <style:text-properties fo:background-color="#80FFFF"/>
    </style:style>
    <style:style style:name="T743" style:parent-style-name="Domyślnaczcionkaakapitu" style:family="text">
      <style:text-properties fo:background-color="#80FFFF"/>
    </style:style>
    <style:style style:name="P744" style:parent-style-name="Normalny" style:family="paragraph">
      <style:paragraph-properties fo:text-align="justify" fo:line-height="150%"/>
    </style:style>
    <style:style style:name="T745" style:parent-style-name="Domyślnaczcionkaakapitu" style:family="text">
      <style:text-properties style:text-underline-type="single" style:text-underline-style="solid" style:text-underline-width="auto" style:text-underline-mode="continuous"/>
    </style:style>
    <style:style style:name="P746" style:parent-style-name="Normalny" style:family="paragraph">
      <style:paragraph-properties fo:text-align="justify" fo:line-height="150%" fo:text-indent="0.25in"/>
    </style:style>
    <style:style style:name="P747" style:parent-style-name="Normalny" style:family="paragraph">
      <style:paragraph-properties fo:text-align="justify" fo:line-height="150%"/>
    </style:style>
    <style:style style:name="T748" style:parent-style-name="Domyślnaczcionkaakapitu" style:family="text">
      <style:text-properties style:text-underline-type="single" style:text-underline-style="solid" style:text-underline-width="auto" style:text-underline-mode="continuous"/>
    </style:style>
    <style:style style:name="T749" style:parent-style-name="Domyślnaczcionkaakapitu" style:family="text">
      <style:text-properties fo:background-color="#80FFFF" style:text-underline-type="single" style:text-underline-style="solid" style:text-underline-width="auto" style:text-underline-mode="continuous"/>
    </style:style>
    <style:style style:name="T750" style:parent-style-name="Domyślnaczcionkaakapitu" style:family="text">
      <style:text-properties style:text-underline-type="single" style:text-underline-style="solid" style:text-underline-width="auto" style:text-underline-mode="continuous"/>
    </style:style>
    <style:style style:name="T751" style:parent-style-name="Domyślnaczcionkaakapitu" style:family="text">
      <style:text-properties fo:background-color="#80FFFF" style:text-underline-type="single" style:text-underline-style="solid" style:text-underline-width="auto" style:text-underline-mode="continuous"/>
    </style:style>
    <style:style style:name="P752" style:parent-style-name="Normalny" style:family="paragraph">
      <style:paragraph-properties fo:text-align="justify" fo:line-height="150%" fo:text-indent="0.25in"/>
    </style:style>
    <style:style style:name="T753" style:parent-style-name="Domyślnaczcionkaakapitu" style:family="text">
      <style:text-properties fo:background-color="#80FFFF"/>
    </style:style>
    <style:style style:name="T754" style:parent-style-name="Domyślnaczcionkaakapitu" style:family="text">
      <style:text-properties fo:background-color="#80FFFF"/>
    </style:style>
    <style:style style:name="T755" style:parent-style-name="Domyślnaczcionkaakapitu" style:family="text">
      <style:text-properties fo:background-color="#80FFFF"/>
    </style:style>
    <style:style style:name="T756" style:parent-style-name="Domyślnaczcionkaakapitu" style:family="text">
      <style:text-properties fo:background-color="#80FFFF"/>
    </style:style>
    <style:style style:name="T757" style:parent-style-name="Domyślnaczcionkaakapitu" style:family="text">
      <style:text-properties fo:language="en" fo:country="US" style:language-asian="en" style:country-asian="US" style:language-complex="en" style:country-complex="US"/>
    </style:style>
    <style:style style:name="T758" style:parent-style-name="Domyślnaczcionkaakapitu" style:family="text">
      <style:text-properties fo:language="en" fo:country="US" style:language-asian="en" style:country-asian="US" style:language-complex="en" style:country-complex="US"/>
    </style:style>
    <style:style style:name="T759" style:parent-style-name="Domyślnaczcionkaakapitu" style:family="text">
      <style:text-properties fo:background-color="#80FFFF" fo:language="en" fo:country="US" style:language-asian="en" style:country-asian="US" style:language-complex="en" style:country-complex="US"/>
    </style:style>
    <style:style style:name="T760" style:parent-style-name="Domyślnaczcionkaakapitu" style:family="text">
      <style:text-properties fo:language="en" fo:country="US" style:language-asian="en" style:country-asian="US" style:language-complex="en" style:country-complex="US"/>
    </style:style>
    <style:style style:name="T761" style:parent-style-name="Domyślnaczcionkaakapitu" style:family="text">
      <style:text-properties fo:background-color="#80FFFF"/>
    </style:style>
    <style:style style:name="T762" style:parent-style-name="Domyślnaczcionkaakapitu" style:family="text">
      <style:text-properties fo:background-color="#80FFFF"/>
    </style:style>
    <style:style style:name="P763" style:parent-style-name="Normalny" style:family="paragraph">
      <style:paragraph-properties fo:text-align="justify" fo:line-height="150%" fo:text-indent="0.25in"/>
    </style:style>
    <style:style style:name="P764" style:parent-style-name="Normalny" style:family="paragraph">
      <style:paragraph-properties fo:text-align="justify" fo:line-height="150%"/>
    </style:style>
    <style:style style:name="T765" style:parent-style-name="Domyślnaczcionkaakapitu" style:family="text">
      <style:text-properties style:text-underline-type="single" style:text-underline-style="solid" style:text-underline-width="auto" style:text-underline-mode="continuous"/>
    </style:style>
    <style:style style:name="T766" style:parent-style-name="Domyślnaczcionkaakapitu" style:family="text">
      <style:text-properties fo:background-color="#80FFFF" style:text-underline-type="single" style:text-underline-style="solid" style:text-underline-width="auto" style:text-underline-mode="continuous"/>
    </style:style>
    <style:style style:name="T767" style:parent-style-name="Domyślnaczcionkaakapitu" style:family="text">
      <style:text-properties style:text-underline-type="single" style:text-underline-style="solid" style:text-underline-width="auto" style:text-underline-mode="continuous"/>
    </style:style>
    <style:style style:name="T768" style:parent-style-name="Domyślnaczcionkaakapitu" style:family="text">
      <style:text-properties fo:background-color="#80FFFF" style:text-underline-type="single" style:text-underline-style="solid" style:text-underline-width="auto" style:text-underline-mode="continuous"/>
    </style:style>
    <style:style style:name="T769" style:parent-style-name="Domyślnaczcionkaakapitu" style:family="text">
      <style:text-properties style:text-underline-type="single" style:text-underline-style="solid" style:text-underline-width="auto" style:text-underline-mode="continuous"/>
    </style:style>
    <style:style style:name="T770" style:parent-style-name="Domyślnaczcionkaakapitu" style:family="text">
      <style:text-properties fo:background-color="#80FFFF" style:text-underline-type="single" style:text-underline-style="solid" style:text-underline-width="auto" style:text-underline-mode="continuous"/>
    </style:style>
    <style:style style:name="T771" style:parent-style-name="Domyślnaczcionkaakapitu" style:family="text">
      <style:text-properties style:text-underline-type="single" style:text-underline-style="solid" style:text-underline-width="auto" style:text-underline-mode="continuous"/>
    </style:style>
    <style:style style:name="P772" style:parent-style-name="Normalny" style:family="paragraph">
      <style:paragraph-properties fo:text-align="justify" fo:line-height="150%" fo:text-indent="0.25in"/>
    </style:style>
    <style:style style:name="T773" style:parent-style-name="Domyślnaczcionkaakapitu" style:family="text">
      <style:text-properties fo:background-color="#80FFFF"/>
    </style:style>
    <style:style style:name="P774" style:parent-style-name="Normalny" style:family="paragraph">
      <style:paragraph-properties fo:text-align="justify" fo:line-height="150%"/>
    </style:style>
    <style:style style:name="T775" style:parent-style-name="Domyślnaczcionkaakapitu" style:family="text">
      <style:text-properties style:text-underline-type="single" style:text-underline-style="solid" style:text-underline-width="auto" style:text-underline-mode="continuous"/>
    </style:style>
    <style:style style:name="T776" style:parent-style-name="Domyślnaczcionkaakapitu" style:family="text">
      <style:text-properties fo:background-color="#80FFFF" style:text-underline-type="single" style:text-underline-style="solid" style:text-underline-width="auto" style:text-underline-mode="continuous"/>
    </style:style>
    <style:style style:name="T777" style:parent-style-name="Domyślnaczcionkaakapitu" style:family="text">
      <style:text-properties style:text-underline-type="single" style:text-underline-style="solid" style:text-underline-width="auto" style:text-underline-mode="continuous"/>
    </style:style>
    <style:style style:name="T778" style:parent-style-name="Domyślnaczcionkaakapitu" style:family="text">
      <style:text-properties fo:background-color="#80FFFF" style:text-underline-type="single" style:text-underline-style="solid" style:text-underline-width="auto" style:text-underline-mode="continuous"/>
    </style:style>
    <style:style style:name="T779" style:parent-style-name="Domyślnaczcionkaakapitu" style:family="text">
      <style:text-properties style:text-underline-type="single" style:text-underline-style="solid" style:text-underline-width="auto" style:text-underline-mode="continuous"/>
    </style:style>
    <style:style style:name="P780" style:parent-style-name="Normalny" style:family="paragraph">
      <style:paragraph-properties fo:text-align="justify" fo:line-height="150%" fo:text-indent="0.25in">
        <style:tab-stops>
          <style:tab-stop style:type="left" style:position="0.4986in"/>
          <style:tab-stop style:type="left" style:position="1.0069in"/>
        </style:tab-stops>
      </style:paragraph-properties>
    </style:style>
    <style:style style:name="T781" style:parent-style-name="Domyślnaczcionkaakapitu" style:family="text">
      <style:text-properties fo:background-color="#80FFFF"/>
    </style:style>
    <style:style style:name="T782" style:parent-style-name="Domyślnaczcionkaakapitu" style:family="text">
      <style:text-properties fo:background-color="#80FFFF"/>
    </style:style>
    <style:style style:name="T783" style:parent-style-name="Domyślnaczcionkaakapitu" style:family="text">
      <style:text-properties fo:background-color="#80FFFF"/>
    </style:style>
    <style:style style:name="T784" style:parent-style-name="Domyślnaczcionkaakapitu" style:family="text">
      <style:text-properties fo:background-color="#80FFFF"/>
    </style:style>
    <style:style style:name="T785" style:parent-style-name="Domyślnaczcionkaakapitu" style:family="text">
      <style:text-properties fo:background-color="#80FFFF"/>
    </style:style>
    <style:style style:name="P786" style:parent-style-name="Normalny" style:family="paragraph">
      <style:paragraph-properties fo:text-align="justify" fo:line-height="150%">
        <style:tab-stops>
          <style:tab-stop style:type="left" style:position="0.4986in"/>
          <style:tab-stop style:type="left" style:position="1.0069in"/>
        </style:tab-stops>
      </style:paragraph-properties>
    </style:style>
    <style:style style:name="T787" style:parent-style-name="Domyślnaczcionkaakapitu" style:family="text">
      <style:text-properties style:text-underline-type="single" style:text-underline-style="solid" style:text-underline-width="auto" style:text-underline-mode="continuous"/>
    </style:style>
    <style:style style:name="T788" style:parent-style-name="Domyślnaczcionkaakapitu" style:family="text">
      <style:text-properties fo:background-color="#80FFFF" style:text-underline-type="single" style:text-underline-style="solid" style:text-underline-width="auto" style:text-underline-mode="continuous"/>
    </style:style>
    <style:style style:name="T789" style:parent-style-name="Domyślnaczcionkaakapitu" style:family="text">
      <style:text-properties style:text-underline-type="single" style:text-underline-style="solid" style:text-underline-width="auto" style:text-underline-mode="continuous"/>
    </style:style>
    <style:style style:name="P790" style:parent-style-name="Normalny" style:family="paragraph">
      <style:paragraph-properties fo:text-align="justify" fo:line-height="150%" fo:text-indent="0.25in"/>
    </style:style>
    <style:style style:name="P791" style:parent-style-name="Normalny" style:family="paragraph">
      <style:paragraph-properties fo:text-align="justify" fo:line-height="150%"/>
    </style:style>
    <style:style style:name="T792" style:parent-style-name="Domyślnaczcionkaakapitu" style:family="text">
      <style:text-properties style:text-underline-type="single" style:text-underline-style="solid" style:text-underline-width="auto" style:text-underline-mode="continuous"/>
    </style:style>
    <style:style style:name="T793" style:parent-style-name="Domyślnaczcionkaakapitu" style:family="text">
      <style:text-properties fo:background-color="#80FFFF" style:text-underline-type="single" style:text-underline-style="solid" style:text-underline-width="auto" style:text-underline-mode="continuous"/>
    </style:style>
    <style:style style:name="T794" style:parent-style-name="Domyślnaczcionkaakapitu" style:family="text">
      <style:text-properties style:text-underline-type="single" style:text-underline-style="solid" style:text-underline-width="auto" style:text-underline-mode="continuous"/>
    </style:style>
    <style:style style:name="T795" style:parent-style-name="Domyślnaczcionkaakapitu" style:family="text">
      <style:text-properties fo:background-color="#80FFFF" style:text-underline-type="single" style:text-underline-style="solid" style:text-underline-width="auto" style:text-underline-mode="continuous"/>
    </style:style>
    <style:style style:name="T796" style:parent-style-name="Domyślnaczcionkaakapitu" style:family="text">
      <style:text-properties style:text-underline-type="single" style:text-underline-style="solid" style:text-underline-width="auto" style:text-underline-mode="continuous"/>
    </style:style>
    <style:style style:name="P797" style:parent-style-name="Normalny" style:family="paragraph">
      <style:paragraph-properties fo:text-align="justify" fo:line-height="150%" fo:text-indent="0.25in"/>
    </style:style>
    <style:style style:name="T798" style:parent-style-name="Domyślnaczcionkaakapitu" style:family="text">
      <style:text-properties fo:background-color="#80FFFF"/>
    </style:style>
    <style:style style:name="T799" style:parent-style-name="Domyślnaczcionkaakapitu" style:family="text">
      <style:text-properties fo:background-color="#80FFFF"/>
    </style:style>
    <style:style style:name="T800" style:parent-style-name="Domyślnaczcionkaakapitu" style:family="text">
      <style:text-properties fo:background-color="#80FFFF"/>
    </style:style>
    <style:style style:name="T801" style:parent-style-name="Domyślnaczcionkaakapitu" style:family="text">
      <style:text-properties fo:background-color="#80FFFF"/>
    </style:style>
    <style:style style:name="P802" style:parent-style-name="Normalny" style:family="paragraph">
      <style:paragraph-properties fo:text-align="justify" fo:line-height="150%"/>
    </style:style>
    <style:style style:name="T803" style:parent-style-name="Domyślnaczcionkaakapitu" style:family="text">
      <style:text-properties style:text-underline-type="single" style:text-underline-style="solid" style:text-underline-width="auto" style:text-underline-mode="continuous"/>
    </style:style>
    <style:style style:name="T804" style:parent-style-name="Domyślnaczcionkaakapitu" style:family="text">
      <style:text-properties fo:background-color="#80FFFF" style:text-underline-type="single" style:text-underline-style="solid" style:text-underline-width="auto" style:text-underline-mode="continuous"/>
    </style:style>
    <style:style style:name="T805" style:parent-style-name="Domyślnaczcionkaakapitu" style:family="text">
      <style:text-properties style:text-underline-type="single" style:text-underline-style="solid" style:text-underline-width="auto" style:text-underline-mode="continuous"/>
    </style:style>
    <style:style style:name="T806" style:parent-style-name="Domyślnaczcionkaakapitu" style:family="text">
      <style:text-properties fo:background-color="#80FFFF" style:text-underline-type="single" style:text-underline-style="solid" style:text-underline-width="auto" style:text-underline-mode="continuous"/>
    </style:style>
    <style:style style:name="T807" style:parent-style-name="Domyślnaczcionkaakapitu" style:family="text">
      <style:text-properties style:text-underline-type="single" style:text-underline-style="solid" style:text-underline-width="auto" style:text-underline-mode="continuous"/>
    </style:style>
    <style:style style:name="T808" style:parent-style-name="Domyślnaczcionkaakapitu" style:family="text">
      <style:text-properties fo:background-color="#80FFFF" style:text-underline-type="single" style:text-underline-style="solid" style:text-underline-width="auto" style:text-underline-mode="continuous"/>
    </style:style>
    <style:style style:name="T809" style:parent-style-name="Domyślnaczcionkaakapitu" style:family="text">
      <style:text-properties fo:background-color="#80FFFF"/>
    </style:style>
    <style:style style:name="P810" style:parent-style-name="Normalny" style:family="paragraph">
      <style:paragraph-properties fo:text-align="justify" fo:line-height="150%" fo:text-indent="0.25in"/>
    </style:style>
    <style:style style:name="T811" style:parent-style-name="Domyślnaczcionkaakapitu" style:family="text">
      <style:text-properties fo:background-color="#80FFFF"/>
    </style:style>
    <style:style style:name="P812" style:parent-style-name="Normalny" style:family="paragraph">
      <style:paragraph-properties fo:text-align="justify" fo:line-height="150%"/>
    </style:style>
    <style:style style:name="T813" style:parent-style-name="Domyślnaczcionkaakapitu" style:family="text">
      <style:text-properties style:text-underline-type="single" style:text-underline-style="solid" style:text-underline-width="auto" style:text-underline-mode="continuous"/>
    </style:style>
    <style:style style:name="T814" style:parent-style-name="Domyślnaczcionkaakapitu" style:family="text">
      <style:text-properties fo:background-color="#80FFFF" style:text-underline-type="single" style:text-underline-style="solid" style:text-underline-width="auto" style:text-underline-mode="continuous"/>
    </style:style>
    <style:style style:name="T815" style:parent-style-name="Domyślnaczcionkaakapitu" style:family="text">
      <style:text-properties style:text-underline-type="single" style:text-underline-style="solid" style:text-underline-width="auto" style:text-underline-mode="continuous"/>
    </style:style>
    <style:style style:name="P816" style:parent-style-name="Normalny" style:family="paragraph">
      <style:paragraph-properties fo:text-align="justify" fo:line-height="150%" fo:text-indent="0.25in"/>
    </style:style>
    <style:style style:name="P817" style:parent-style-name="Normalny" style:family="paragraph">
      <style:paragraph-properties fo:text-align="justify" fo:line-height="150%"/>
    </style:style>
    <style:style style:name="T818" style:parent-style-name="Domyślnaczcionkaakapitu" style:family="text">
      <style:text-properties style:text-underline-type="single" style:text-underline-style="solid" style:text-underline-width="auto" style:text-underline-mode="continuous"/>
    </style:style>
    <style:style style:name="T819" style:parent-style-name="Domyślnaczcionkaakapitu" style:family="text">
      <style:text-properties fo:background-color="#80FFFF" style:text-underline-type="single" style:text-underline-style="solid" style:text-underline-width="auto" style:text-underline-mode="continuous"/>
    </style:style>
    <style:style style:name="T820" style:parent-style-name="Domyślnaczcionkaakapitu" style:family="text">
      <style:text-properties style:text-underline-type="single" style:text-underline-style="solid" style:text-underline-width="auto" style:text-underline-mode="continuous"/>
    </style:style>
    <style:style style:name="T821" style:parent-style-name="Domyślnaczcionkaakapitu" style:family="text">
      <style:text-properties style:text-underline-type="single" style:text-underline-style="solid" style:text-underline-width="auto" style:text-underline-mode="continuous"/>
    </style:style>
    <style:style style:name="T822" style:parent-style-name="Domyślnaczcionkaakapitu" style:family="text">
      <style:text-properties style:text-underline-type="single" style:text-underline-style="solid" style:text-underline-width="auto" style:text-underline-mode="continuous"/>
    </style:style>
    <style:style style:name="T823" style:parent-style-name="Domyślnaczcionkaakapitu" style:family="text">
      <style:text-properties style:text-underline-type="single" style:text-underline-style="solid" style:text-underline-width="auto" style:text-underline-mode="continuous"/>
    </style:style>
    <style:style style:name="P824" style:parent-style-name="Normalny" style:family="paragraph">
      <style:paragraph-properties fo:text-align="justify" fo:line-height="150%" fo:text-indent="0.25in"/>
    </style:style>
    <style:style style:name="T825" style:parent-style-name="Domyślnaczcionkaakapitu" style:family="text">
      <style:text-properties fo:background-color="#80FFFF"/>
    </style:style>
    <style:style style:name="T826" style:parent-style-name="Domyślnaczcionkaakapitu" style:family="text">
      <style:text-properties fo:background-color="#80FFFF"/>
    </style:style>
    <style:style style:name="T827" style:parent-style-name="Domyślnaczcionkaakapitu" style:family="text">
      <style:text-properties fo:background-color="#80FFFF"/>
    </style:style>
    <style:style style:name="T828" style:parent-style-name="Domyślnaczcionkaakapitu" style:family="text">
      <style:text-properties fo:background-color="#80FFFF"/>
    </style:style>
    <style:style style:name="T829" style:parent-style-name="Domyślnaczcionkaakapitu" style:family="text">
      <style:text-properties fo:background-color="#80FFFF"/>
    </style:style>
    <style:style style:name="T830" style:parent-style-name="Domyślnaczcionkaakapitu" style:family="text">
      <style:text-properties fo:background-color="#80FFFF"/>
    </style:style>
    <style:style style:name="T831" style:parent-style-name="Domyślnaczcionkaakapitu" style:family="text">
      <style:text-properties fo:background-color="#80FFFF"/>
    </style:style>
    <style:style style:name="T832" style:parent-style-name="Domyślnaczcionkaakapitu" style:family="text">
      <style:text-properties fo:background-color="#80FFFF"/>
    </style:style>
    <style:style style:name="T833" style:parent-style-name="Domyślnaczcionkaakapitu" style:family="text">
      <style:text-properties fo:background-color="#80FFFF"/>
    </style:style>
    <style:style style:name="T834" style:parent-style-name="Domyślnaczcionkaakapitu" style:family="text">
      <style:text-properties fo:background-color="#80FFFF"/>
    </style:style>
    <style:style style:name="P835" style:parent-style-name="Normalny" style:family="paragraph">
      <style:paragraph-properties fo:text-align="justify" fo:line-height="150%"/>
    </style:style>
    <style:style style:name="T836" style:parent-style-name="Domyślnaczcionkaakapitu" style:family="text">
      <style:text-properties style:text-underline-type="single" style:text-underline-style="solid" style:text-underline-width="auto" style:text-underline-mode="continuous"/>
    </style:style>
    <style:style style:name="T837" style:parent-style-name="Domyślnaczcionkaakapitu" style:family="text">
      <style:text-properties fo:background-color="#80FFFF" style:text-underline-type="single" style:text-underline-style="solid" style:text-underline-width="auto" style:text-underline-mode="continuous"/>
    </style:style>
    <style:style style:name="T838" style:parent-style-name="Domyślnaczcionkaakapitu" style:family="text">
      <style:text-properties style:text-underline-type="single" style:text-underline-style="solid" style:text-underline-width="auto" style:text-underline-mode="continuous"/>
    </style:style>
    <style:style style:name="T839" style:parent-style-name="Domyślnaczcionkaakapitu" style:family="text">
      <style:text-properties fo:background-color="#80FFFF" style:text-underline-type="single" style:text-underline-style="solid" style:text-underline-width="auto" style:text-underline-mode="continuous"/>
    </style:style>
    <style:style style:name="T840" style:parent-style-name="Domyślnaczcionkaakapitu" style:family="text">
      <style:text-properties style:text-underline-type="single" style:text-underline-style="solid" style:text-underline-width="auto" style:text-underline-mode="continuous"/>
    </style:style>
    <style:style style:name="P841" style:parent-style-name="Normalny" style:family="paragraph">
      <style:paragraph-properties fo:text-align="justify" fo:line-height="150%" fo:text-indent="0.25in"/>
    </style:style>
    <style:style style:name="T842" style:parent-style-name="Domyślnaczcionkaakapitu" style:family="text">
      <style:text-properties fo:background-color="#80FFFF"/>
    </style:style>
    <style:style style:name="P843" style:parent-style-name="Normalny" style:family="paragraph">
      <style:paragraph-properties fo:text-align="justify" fo:line-height="150%"/>
    </style:style>
    <style:style style:name="T844" style:parent-style-name="Domyślnaczcionkaakapitu" style:family="text">
      <style:text-properties style:text-underline-type="single" style:text-underline-style="solid" style:text-underline-width="auto" style:text-underline-mode="continuous"/>
    </style:style>
    <style:style style:name="T845" style:parent-style-name="Domyślnaczcionkaakapitu" style:family="text">
      <style:text-properties fo:background-color="#80FFFF" style:text-underline-type="single" style:text-underline-style="solid" style:text-underline-width="auto" style:text-underline-mode="continuous"/>
    </style:style>
    <style:style style:name="T846" style:parent-style-name="Domyślnaczcionkaakapitu" style:family="text">
      <style:text-properties style:text-underline-type="single" style:text-underline-style="solid" style:text-underline-width="auto" style:text-underline-mode="continuous"/>
    </style:style>
    <style:style style:name="P847" style:parent-style-name="Normalny" style:family="paragraph">
      <style:paragraph-properties fo:text-align="justify" fo:line-height="150%" fo:text-indent="0.25in"/>
    </style:style>
    <style:style style:name="P848" style:parent-style-name="Normalny" style:family="paragraph">
      <style:paragraph-properties fo:text-align="justify" fo:line-height="150%"/>
    </style:style>
    <style:style style:name="T849" style:parent-style-name="Domyślnaczcionkaakapitu" style:family="text">
      <style:text-properties style:text-underline-type="single" style:text-underline-style="solid" style:text-underline-width="auto" style:text-underline-mode="continuous"/>
    </style:style>
    <style:style style:name="T850" style:parent-style-name="Domyślnaczcionkaakapitu" style:family="text">
      <style:text-properties fo:background-color="#80FFFF" style:text-underline-type="single" style:text-underline-style="solid" style:text-underline-width="auto" style:text-underline-mode="continuous"/>
    </style:style>
    <style:style style:name="T851" style:parent-style-name="Domyślnaczcionkaakapitu" style:family="text">
      <style:text-properties style:text-underline-type="single" style:text-underline-style="solid" style:text-underline-width="auto" style:text-underline-mode="continuous"/>
    </style:style>
    <style:style style:name="P852" style:parent-style-name="Normalny" style:family="paragraph">
      <style:paragraph-properties fo:text-align="justify" fo:line-height="150%" fo:text-indent="0.25in"/>
    </style:style>
    <style:style style:name="T853" style:parent-style-name="Domyślnaczcionkaakapitu" style:family="text">
      <style:text-properties fo:background-color="#80FFFF"/>
    </style:style>
    <style:style style:name="T854" style:parent-style-name="Domyślnaczcionkaakapitu" style:family="text">
      <style:text-properties fo:background-color="#80FFFF"/>
    </style:style>
    <style:style style:name="P855" style:parent-style-name="Normalny" style:family="paragraph">
      <style:paragraph-properties fo:text-align="justify" fo:line-height="150%"/>
    </style:style>
    <style:style style:name="T856" style:parent-style-name="Domyślnaczcionkaakapitu" style:family="text">
      <style:text-properties style:text-underline-type="single" style:text-underline-style="solid" style:text-underline-width="auto" style:text-underline-mode="continuous"/>
    </style:style>
    <style:style style:name="P857" style:parent-style-name="Normalny" style:family="paragraph">
      <style:paragraph-properties fo:text-align="justify" fo:line-height="150%" fo:text-indent="0.25in"/>
    </style:style>
    <style:style style:name="P858" style:parent-style-name="Normalny" style:family="paragraph">
      <style:paragraph-properties fo:text-align="justify" fo:line-height="150%"/>
    </style:style>
    <style:style style:name="T859" style:parent-style-name="Domyślnaczcionkaakapitu" style:family="text">
      <style:text-properties style:text-underline-type="single" style:text-underline-style="solid" style:text-underline-width="auto" style:text-underline-mode="continuous"/>
    </style:style>
    <style:style style:name="T860" style:parent-style-name="Domyślnaczcionkaakapitu" style:family="text">
      <style:text-properties fo:background-color="#80FFFF" style:text-underline-type="single" style:text-underline-style="solid" style:text-underline-width="auto" style:text-underline-mode="continuous"/>
    </style:style>
    <style:style style:name="T861" style:parent-style-name="Domyślnaczcionkaakapitu" style:family="text">
      <style:text-properties style:text-underline-type="single" style:text-underline-style="solid" style:text-underline-width="auto" style:text-underline-mode="continuous"/>
    </style:style>
    <style:style style:name="T862" style:parent-style-name="Domyślnaczcionkaakapitu" style:family="text">
      <style:text-properties fo:background-color="#80FFFF" style:text-underline-type="single" style:text-underline-style="solid" style:text-underline-width="auto" style:text-underline-mode="continuous"/>
    </style:style>
    <style:style style:name="T863" style:parent-style-name="Domyślnaczcionkaakapitu" style:family="text">
      <style:text-properties style:text-underline-type="single" style:text-underline-style="solid" style:text-underline-width="auto" style:text-underline-mode="continuous"/>
    </style:style>
    <style:style style:name="P864" style:parent-style-name="Normalny" style:family="paragraph">
      <style:paragraph-properties fo:text-align="justify" fo:line-height="150%" fo:text-indent="0.25in"/>
    </style:style>
    <style:style style:name="T865" style:parent-style-name="Domyślnaczcionkaakapitu" style:family="text">
      <style:text-properties fo:background-color="#80FFFF"/>
    </style:style>
    <style:style style:name="T866" style:parent-style-name="Domyślnaczcionkaakapitu" style:family="text">
      <style:text-properties fo:background-color="#80FFFF"/>
    </style:style>
    <style:style style:name="T867" style:parent-style-name="Domyślnaczcionkaakapitu" style:family="text">
      <style:text-properties fo:background-color="#80FFFF"/>
    </style:style>
    <style:style style:name="T868" style:parent-style-name="Domyślnaczcionkaakapitu" style:family="text">
      <style:text-properties fo:background-color="#80FFFF"/>
    </style:style>
    <style:style style:name="T869" style:parent-style-name="Domyślnaczcionkaakapitu" style:family="text">
      <style:text-properties fo:background-color="#80FFFF"/>
    </style:style>
    <style:style style:name="T870" style:parent-style-name="Domyślnaczcionkaakapitu" style:family="text">
      <style:text-properties fo:background-color="#80FFFF"/>
    </style:style>
    <style:style style:name="T871" style:parent-style-name="Domyślnaczcionkaakapitu" style:family="text">
      <style:text-properties fo:background-color="#80FFFF"/>
    </style:style>
    <style:style style:name="T872" style:parent-style-name="Domyślnaczcionkaakapitu" style:family="text">
      <style:text-properties fo:background-color="#80FFFF"/>
    </style:style>
    <style:style style:name="T873" style:parent-style-name="Domyślnaczcionkaakapitu" style:family="text">
      <style:text-properties fo:background-color="#80FFFF"/>
    </style:style>
    <style:style style:name="T874" style:parent-style-name="Domyślnaczcionkaakapitu" style:family="text">
      <style:text-properties fo:background-color="#80FFFF"/>
    </style:style>
    <style:style style:name="T875" style:parent-style-name="Domyślnaczcionkaakapitu" style:family="text">
      <style:text-properties fo:background-color="#80FFFF"/>
    </style:style>
    <style:style style:name="T876" style:parent-style-name="Domyślnaczcionkaakapitu" style:family="text">
      <style:text-properties fo:background-color="#80FFFF"/>
    </style:style>
    <style:style style:name="P877" style:parent-style-name="Normalny" style:family="paragraph">
      <style:paragraph-properties fo:text-align="justify" fo:line-height="150%" fo:text-indent="0.25in"/>
    </style:style>
    <style:style style:name="T878" style:parent-style-name="Domyślnaczcionkaakapitu" style:family="text">
      <style:text-properties fo:background-color="#80FFFF"/>
    </style:style>
    <style:style style:name="P879" style:parent-style-name="Normalny" style:family="paragraph">
      <style:paragraph-properties fo:text-align="justify" fo:line-height="150%"/>
    </style:style>
    <style:style style:name="T880" style:parent-style-name="Domyślnaczcionkaakapitu" style:family="text">
      <style:text-properties style:text-underline-type="single" style:text-underline-style="solid" style:text-underline-width="auto" style:text-underline-mode="continuous"/>
    </style:style>
    <style:style style:name="P881" style:parent-style-name="Normalny" style:family="paragraph">
      <style:paragraph-properties fo:text-align="justify" fo:line-height="150%" fo:text-indent="0.25in"/>
    </style:style>
    <style:style style:name="T882" style:parent-style-name="Domyślnaczcionkaakapitu" style:family="text">
      <style:text-properties fo:background-color="#80FFFF"/>
    </style:style>
    <style:style style:name="T883" style:parent-style-name="Domyślnaczcionkaakapitu" style:family="text">
      <style:text-properties fo:background-color="#80FFFF"/>
    </style:style>
    <style:style style:name="P884" style:parent-style-name="Normalny" style:family="paragraph">
      <style:paragraph-properties fo:text-align="justify" fo:line-height="150%"/>
    </style:style>
    <style:style style:name="T885" style:parent-style-name="Domyślnaczcionkaakapitu" style:family="text">
      <style:text-properties style:text-underline-type="single" style:text-underline-style="solid" style:text-underline-width="auto" style:text-underline-mode="continuous"/>
    </style:style>
    <style:style style:name="T886" style:parent-style-name="Domyślnaczcionkaakapitu" style:family="text">
      <style:text-properties fo:background-color="#80FFFF" style:text-underline-type="single" style:text-underline-style="solid" style:text-underline-width="auto" style:text-underline-mode="continuous"/>
    </style:style>
    <style:style style:name="T887" style:parent-style-name="Domyślnaczcionkaakapitu" style:family="text">
      <style:text-properties style:text-underline-type="single" style:text-underline-style="solid" style:text-underline-width="auto" style:text-underline-mode="continuous"/>
    </style:style>
    <style:style style:name="T888" style:parent-style-name="Domyślnaczcionkaakapitu" style:family="text">
      <style:text-properties fo:background-color="#80FFFF" style:text-underline-type="single" style:text-underline-style="solid" style:text-underline-width="auto" style:text-underline-mode="continuous"/>
    </style:style>
    <style:style style:name="T889" style:parent-style-name="Domyślnaczcionkaakapitu" style:family="text">
      <style:text-properties style:text-underline-type="single" style:text-underline-style="solid" style:text-underline-width="auto" style:text-underline-mode="continuous"/>
    </style:style>
    <style:style style:name="P890" style:parent-style-name="Normalny" style:family="paragraph">
      <style:paragraph-properties fo:text-align="justify" fo:line-height="150%" fo:text-indent="0.25in"/>
    </style:style>
    <style:style style:name="T891" style:parent-style-name="Domyślnaczcionkaakapitu" style:family="text">
      <style:text-properties fo:background-color="#80FFFF"/>
    </style:style>
    <style:style style:name="T892" style:parent-style-name="Domyślnaczcionkaakapitu" style:family="text">
      <style:text-properties fo:background-color="#80FFFF"/>
    </style:style>
    <style:style style:name="P893" style:parent-style-name="Normalny" style:family="paragraph">
      <style:paragraph-properties fo:text-align="justify" fo:line-height="150%" fo:text-indent="0.25in"/>
    </style:style>
    <style:style style:name="T894" style:parent-style-name="Domyślnaczcionkaakapitu" style:family="text">
      <style:text-properties fo:background-color="#80FFFF"/>
    </style:style>
    <style:style style:name="P895" style:parent-style-name="Normalny" style:family="paragraph">
      <style:paragraph-properties fo:text-align="justify" fo:line-height="150%" fo:text-indent="0.25in"/>
    </style:style>
    <style:style style:name="T896" style:parent-style-name="Domyślnaczcionkaakapitu" style:family="text">
      <style:text-properties fo:background-color="#80FFFF"/>
    </style:style>
    <style:style style:name="P897" style:parent-style-name="Normalny" style:family="paragraph">
      <style:paragraph-properties fo:text-align="justify" fo:line-height="150%" fo:text-indent="0.25in"/>
    </style:style>
    <style:style style:name="T898" style:parent-style-name="Domyślnaczcionkaakapitu" style:family="text">
      <style:text-properties fo:background-color="#80FFFF"/>
    </style:style>
    <style:style style:name="T899" style:parent-style-name="Domyślnaczcionkaakapitu" style:family="text">
      <style:text-properties fo:background-color="#80FFFF"/>
    </style:style>
    <style:style style:name="T900" style:parent-style-name="Domyślnaczcionkaakapitu" style:family="text">
      <style:text-properties fo:background-color="#80FFFF"/>
    </style:style>
    <style:style style:name="P901" style:parent-style-name="Normalny" style:family="paragraph">
      <style:paragraph-properties fo:text-align="justify" fo:line-height="150%" fo:text-indent="0.25in"/>
    </style:style>
    <style:style style:name="T902" style:parent-style-name="Domyślnaczcionkaakapitu" style:family="text">
      <style:text-properties fo:background-color="#80FFFF"/>
    </style:style>
    <style:style style:name="P903" style:parent-style-name="Normalny" style:family="paragraph">
      <style:paragraph-properties fo:text-align="justify" fo:line-height="150%"/>
    </style:style>
    <style:style style:name="T904" style:parent-style-name="Domyślnaczcionkaakapitu" style:family="text">
      <style:text-properties style:text-underline-type="single" style:text-underline-style="solid" style:text-underline-width="auto" style:text-underline-mode="continuous"/>
    </style:style>
    <style:style style:name="T905" style:parent-style-name="Domyślnaczcionkaakapitu" style:family="text">
      <style:text-properties fo:background-color="#80FFFF" style:text-underline-type="single" style:text-underline-style="solid" style:text-underline-width="auto" style:text-underline-mode="continuous"/>
    </style:style>
    <style:style style:name="P906" style:parent-style-name="Normalny" style:family="paragraph">
      <style:paragraph-properties fo:text-align="justify" fo:line-height="150%" fo:text-indent="0.25in"/>
    </style:style>
    <style:style style:name="P907" style:parent-style-name="Normalny" style:family="paragraph">
      <style:paragraph-properties fo:text-align="justify" fo:line-height="150%"/>
    </style:style>
    <style:style style:name="T908" style:parent-style-name="Domyślnaczcionkaakapitu" style:family="text">
      <style:text-properties style:text-underline-type="single" style:text-underline-style="solid" style:text-underline-width="auto" style:text-underline-mode="continuous"/>
    </style:style>
    <style:style style:name="T909" style:parent-style-name="Domyślnaczcionkaakapitu" style:family="text">
      <style:text-properties fo:background-color="#80FFFF" style:text-underline-type="single" style:text-underline-style="solid" style:text-underline-width="auto" style:text-underline-mode="continuous"/>
    </style:style>
    <style:style style:name="T910" style:parent-style-name="Domyślnaczcionkaakapitu" style:family="text">
      <style:text-properties style:text-underline-type="single" style:text-underline-style="solid" style:text-underline-width="auto" style:text-underline-mode="continuous"/>
    </style:style>
    <style:style style:name="T911" style:parent-style-name="Domyślnaczcionkaakapitu" style:family="text">
      <style:text-properties fo:background-color="#80FFFF" style:text-underline-type="single" style:text-underline-style="solid" style:text-underline-width="auto" style:text-underline-mode="continuous"/>
    </style:style>
    <style:style style:name="P912" style:parent-style-name="Normalny" style:family="paragraph">
      <style:paragraph-properties fo:text-align="justify" fo:line-height="150%" fo:text-indent="0.25in"/>
    </style:style>
    <style:style style:name="T913" style:parent-style-name="Domyślnaczcionkaakapitu" style:family="text">
      <style:text-properties fo:background-color="#80FFFF"/>
    </style:style>
    <style:style style:name="P914" style:parent-style-name="Normalny" style:family="paragraph">
      <style:paragraph-properties fo:text-align="justify" fo:line-height="150%"/>
    </style:style>
    <style:style style:name="T915" style:parent-style-name="Domyślnaczcionkaakapitu" style:family="text">
      <style:text-properties style:text-underline-type="single" style:text-underline-style="solid" style:text-underline-width="auto" style:text-underline-mode="continuous"/>
    </style:style>
    <style:style style:name="P916" style:parent-style-name="Normalny" style:family="paragraph">
      <style:paragraph-properties fo:text-align="justify" fo:line-height="150%" fo:text-indent="0.25in"/>
    </style:style>
    <style:style style:name="P917" style:parent-style-name="Normalny" style:family="paragraph">
      <style:paragraph-properties fo:text-align="justify" fo:line-height="150%"/>
    </style:style>
    <style:style style:name="T918" style:parent-style-name="Domyślnaczcionkaakapitu" style:family="text">
      <style:text-properties style:text-underline-type="single" style:text-underline-style="solid" style:text-underline-width="auto" style:text-underline-mode="continuous"/>
    </style:style>
    <style:style style:name="T919" style:parent-style-name="Domyślnaczcionkaakapitu" style:family="text">
      <style:text-properties fo:background-color="#80FFFF" style:text-underline-type="single" style:text-underline-style="solid" style:text-underline-width="auto" style:text-underline-mode="continuous"/>
    </style:style>
    <style:style style:name="T920" style:parent-style-name="Domyślnaczcionkaakapitu" style:family="text">
      <style:text-properties style:text-underline-type="single" style:text-underline-style="solid" style:text-underline-width="auto" style:text-underline-mode="continuous"/>
    </style:style>
    <style:style style:name="T921" style:parent-style-name="Domyślnaczcionkaakapitu" style:family="text">
      <style:text-properties fo:background-color="#80FFFF" style:text-underline-type="single" style:text-underline-style="solid" style:text-underline-width="auto" style:text-underline-mode="continuous"/>
    </style:style>
    <style:style style:name="T922" style:parent-style-name="Domyślnaczcionkaakapitu" style:family="text">
      <style:text-properties style:text-underline-type="single" style:text-underline-style="solid" style:text-underline-width="auto" style:text-underline-mode="continuous"/>
    </style:style>
    <style:style style:name="T923" style:parent-style-name="Domyślnaczcionkaakapitu" style:family="text">
      <style:text-properties fo:background-color="#80FFFF" style:text-underline-type="single" style:text-underline-style="solid" style:text-underline-width="auto" style:text-underline-mode="continuous"/>
    </style:style>
    <style:style style:name="P924" style:parent-style-name="Normalny" style:family="paragraph">
      <style:paragraph-properties fo:text-align="justify" fo:line-height="150%" fo:text-indent="0.25in"/>
    </style:style>
    <style:style style:name="T925" style:parent-style-name="Domyślnaczcionkaakapitu" style:family="text">
      <style:text-properties fo:background-color="#80FFFF"/>
    </style:style>
    <style:style style:name="T926" style:parent-style-name="Domyślnaczcionkaakapitu" style:family="text">
      <style:text-properties fo:background-color="#80FFFF"/>
    </style:style>
    <style:style style:name="T927" style:parent-style-name="Domyślnaczcionkaakapitu" style:family="text">
      <style:text-properties fo:background-color="#80FFFF"/>
    </style:style>
    <style:style style:name="P928" style:parent-style-name="Normalny" style:family="paragraph">
      <style:paragraph-properties fo:text-align="justify" fo:line-height="150%"/>
    </style:style>
    <style:style style:name="T929" style:parent-style-name="Domyślnaczcionkaakapitu" style:family="text">
      <style:text-properties style:text-underline-type="single" style:text-underline-style="solid" style:text-underline-width="auto" style:text-underline-mode="continuous"/>
    </style:style>
    <style:style style:name="P930" style:parent-style-name="Normalny" style:family="paragraph">
      <style:paragraph-properties fo:text-align="justify" fo:line-height="150%" fo:text-indent="0.25in"/>
    </style:style>
    <style:style style:name="P931" style:parent-style-name="Normalny" style:family="paragraph">
      <style:paragraph-properties fo:text-align="justify" fo:line-height="150%"/>
    </style:style>
    <style:style style:name="T932" style:parent-style-name="Domyślnaczcionkaakapitu" style:family="text">
      <style:text-properties style:text-underline-type="single" style:text-underline-style="solid" style:text-underline-width="auto" style:text-underline-mode="continuous"/>
    </style:style>
    <style:style style:name="T933" style:parent-style-name="Domyślnaczcionkaakapitu" style:family="text">
      <style:text-properties fo:background-color="#80FFFF" style:text-underline-type="single" style:text-underline-style="solid" style:text-underline-width="auto" style:text-underline-mode="continuous"/>
    </style:style>
    <style:style style:name="T934" style:parent-style-name="Domyślnaczcionkaakapitu" style:family="text">
      <style:text-properties style:text-underline-type="single" style:text-underline-style="solid" style:text-underline-width="auto" style:text-underline-mode="continuous"/>
    </style:style>
    <style:style style:name="T935" style:parent-style-name="Domyślnaczcionkaakapitu" style:family="text">
      <style:text-properties fo:background-color="#80FFFF" style:text-underline-type="single" style:text-underline-style="solid" style:text-underline-width="auto" style:text-underline-mode="continuous"/>
    </style:style>
    <style:style style:name="P936" style:parent-style-name="Normalny" style:family="paragraph">
      <style:paragraph-properties fo:text-align="justify" fo:line-height="150%" fo:text-indent="0.25in"/>
    </style:style>
    <style:style style:name="P937" style:parent-style-name="Normalny" style:family="paragraph">
      <style:paragraph-properties fo:text-align="justify" fo:line-height="150%" fo:text-indent="0.25in"/>
    </style:style>
    <style:style style:name="T938" style:parent-style-name="Domyślnaczcionkaakapitu" style:family="text">
      <style:text-properties fo:background-color="#80FFFF"/>
    </style:style>
    <style:style style:name="T939" style:parent-style-name="Domyślnaczcionkaakapitu" style:family="text">
      <style:text-properties fo:background-color="#80FFFF"/>
    </style:style>
    <style:style style:name="T940" style:parent-style-name="Domyślnaczcionkaakapitu" style:family="text">
      <style:text-properties fo:background-color="#80FFFF"/>
    </style:style>
    <style:style style:name="P941" style:parent-style-name="Normalny" style:family="paragraph">
      <style:paragraph-properties fo:text-align="justify" fo:line-height="150%" fo:text-indent="0.25in"/>
    </style:style>
    <style:style style:name="T942" style:parent-style-name="Domyślnaczcionkaakapitu" style:family="text">
      <style:text-properties fo:background-color="#80FFFF"/>
    </style:style>
    <style:style style:name="T943" style:parent-style-name="Domyślnaczcionkaakapitu" style:family="text">
      <style:text-properties fo:background-color="#80FFFF"/>
    </style:style>
    <style:style style:name="T944" style:parent-style-name="Domyślnaczcionkaakapitu" style:family="text">
      <style:text-properties fo:background-color="#80FFFF"/>
    </style:style>
    <style:style style:name="P945" style:parent-style-name="Normalny" style:family="paragraph">
      <style:paragraph-properties fo:text-align="justify" fo:line-height="150%" fo:text-indent="0.25in"/>
    </style:style>
    <style:style style:name="T946" style:parent-style-name="Domyślnaczcionkaakapitu" style:family="text">
      <style:text-properties fo:background-color="#80FFFF"/>
    </style:style>
    <style:style style:name="T947" style:parent-style-name="Domyślnaczcionkaakapitu" style:family="text">
      <style:text-properties fo:background-color="#80FFFF"/>
    </style:style>
    <style:style style:name="P948" style:parent-style-name="Normalny" style:family="paragraph">
      <style:paragraph-properties fo:text-align="justify" fo:line-height="150%" fo:text-indent="0.25in"/>
    </style:style>
    <style:style style:name="P949" style:parent-style-name="Normalny" style:family="paragraph">
      <style:paragraph-properties fo:text-align="justify" fo:line-height="150%" fo:text-indent="0.25in"/>
    </style:style>
    <style:style style:name="P950" style:parent-style-name="Normalny" style:family="paragraph">
      <style:paragraph-properties fo:text-align="justify" fo:line-height="150%"/>
    </style:style>
    <style:style style:name="T951" style:parent-style-name="Domyślnaczcionkaakapitu" style:family="text">
      <style:text-properties style:text-underline-type="single" style:text-underline-style="solid" style:text-underline-width="auto" style:text-underline-mode="continuous"/>
    </style:style>
    <style:style style:name="P952" style:parent-style-name="Normalny" style:family="paragraph">
      <style:paragraph-properties fo:text-align="justify" fo:line-height="150%" fo:text-indent="0.25in"/>
    </style:style>
    <style:style style:name="T953" style:parent-style-name="Domyślnaczcionkaakapitu" style:family="text">
      <style:text-properties fo:background-color="#80FFFF"/>
    </style:style>
    <style:style style:name="T954" style:parent-style-name="Domyślnaczcionkaakapitu" style:family="text">
      <style:text-properties fo:background-color="#80FFFF"/>
    </style:style>
    <style:style style:name="P955" style:parent-style-name="Normalny" style:family="paragraph">
      <style:paragraph-properties fo:text-align="justify" fo:line-height="150%"/>
    </style:style>
    <style:style style:name="T956" style:parent-style-name="Domyślnaczcionkaakapitu" style:family="text">
      <style:text-properties style:text-underline-type="single" style:text-underline-style="solid" style:text-underline-width="auto" style:text-underline-mode="continuous"/>
    </style:style>
    <style:style style:name="T957" style:parent-style-name="Domyślnaczcionkaakapitu" style:family="text">
      <style:text-properties fo:background-color="#80FFFF" style:text-underline-type="single" style:text-underline-style="solid" style:text-underline-width="auto" style:text-underline-mode="continuous"/>
    </style:style>
    <style:style style:name="T958" style:parent-style-name="Domyślnaczcionkaakapitu" style:family="text">
      <style:text-properties style:text-underline-type="single" style:text-underline-style="solid" style:text-underline-width="auto" style:text-underline-mode="continuous"/>
    </style:style>
    <style:style style:name="P959" style:parent-style-name="Normalny" style:family="paragraph">
      <style:paragraph-properties fo:text-align="justify" fo:line-height="150%" fo:text-indent="0.25in"/>
    </style:style>
    <style:style style:name="T960" style:parent-style-name="Domyślnaczcionkaakapitu" style:family="text">
      <style:text-properties fo:background-color="#80FFFF"/>
    </style:style>
    <style:style style:name="P961" style:parent-style-name="Normalny" style:family="paragraph">
      <style:paragraph-properties fo:text-align="justify" fo:line-height="150%"/>
    </style:style>
    <style:style style:name="T962" style:parent-style-name="Domyślnaczcionkaakapitu" style:family="text">
      <style:text-properties fo:background-color="#80FFFF"/>
    </style:style>
    <style:style style:name="P963" style:parent-style-name="Normalny" style:family="paragraph">
      <style:paragraph-properties fo:text-align="justify" fo:line-height="150%" fo:text-indent="0.25in"/>
    </style:style>
    <style:style style:name="T964" style:parent-style-name="Domyślnaczcionkaakapitu" style:family="text">
      <style:text-properties fo:background-color="#80FFFF"/>
    </style:style>
    <style:style style:name="T965" style:parent-style-name="Domyślnaczcionkaakapitu" style:family="text">
      <style:text-properties fo:background-color="#80FFFF"/>
    </style:style>
    <style:style style:name="T966" style:parent-style-name="Domyślnaczcionkaakapitu" style:family="text">
      <style:text-properties fo:background-color="#80FFFF"/>
    </style:style>
    <style:style style:name="P967" style:parent-style-name="Normalny" style:family="paragraph">
      <style:paragraph-properties fo:text-align="justify" fo:line-height="150%" fo:text-indent="0.25in"/>
    </style:style>
    <style:style style:name="T968" style:parent-style-name="Domyślnaczcionkaakapitu" style:family="text">
      <style:text-properties fo:background-color="#80FFFF"/>
    </style:style>
    <style:style style:name="T969" style:parent-style-name="Domyślnaczcionkaakapitu" style:family="text">
      <style:text-properties fo:background-color="#80FFFF"/>
    </style:style>
    <style:style style:name="T970" style:parent-style-name="Domyślnaczcionkaakapitu" style:family="text">
      <style:text-properties fo:background-color="#80FFFF"/>
    </style:style>
    <style:style style:name="T971" style:parent-style-name="Domyślnaczcionkaakapitu" style:family="text">
      <style:text-properties fo:background-color="#80FFFF"/>
    </style:style>
    <style:style style:name="T972" style:parent-style-name="Domyślnaczcionkaakapitu" style:family="text">
      <style:text-properties fo:background-color="#80FFFF"/>
    </style:style>
    <style:style style:name="P973" style:parent-style-name="Normalny" style:family="paragraph">
      <style:paragraph-properties fo:text-align="justify" fo:line-height="150%" fo:text-indent="0.25in"/>
    </style:style>
    <style:style style:name="P974" style:parent-style-name="Normalny" style:family="paragraph">
      <style:paragraph-properties fo:text-align="justify" fo:line-height="150%"/>
    </style:style>
    <style:style style:name="T975" style:parent-style-name="Domyślnaczcionkaakapitu" style:family="text">
      <style:text-properties style:text-underline-type="single" style:text-underline-style="solid" style:text-underline-width="auto" style:text-underline-mode="continuous"/>
    </style:style>
    <style:style style:name="P976" style:parent-style-name="Normalny" style:family="paragraph">
      <style:paragraph-properties fo:text-align="justify" fo:line-height="150%" fo:text-indent="0.25in"/>
    </style:style>
    <style:style style:name="T977" style:parent-style-name="Domyślnaczcionkaakapitu" style:family="text">
      <style:text-properties fo:background-color="#80FFFF"/>
    </style:style>
    <style:style style:name="P978" style:parent-style-name="Normalny" style:family="paragraph">
      <style:paragraph-properties fo:text-align="justify" fo:line-height="150%"/>
    </style:style>
    <style:style style:name="T979" style:parent-style-name="Domyślnaczcionkaakapitu" style:family="text">
      <style:text-properties style:text-underline-type="single" style:text-underline-style="solid" style:text-underline-width="auto" style:text-underline-mode="continuous"/>
    </style:style>
    <style:style style:name="T980" style:parent-style-name="Domyślnaczcionkaakapitu" style:family="text">
      <style:text-properties fo:background-color="#80FFFF" style:text-underline-type="single" style:text-underline-style="solid" style:text-underline-width="auto" style:text-underline-mode="continuous"/>
    </style:style>
    <style:style style:name="T981" style:parent-style-name="Domyślnaczcionkaakapitu" style:family="text">
      <style:text-properties style:text-underline-type="single" style:text-underline-style="solid" style:text-underline-width="auto" style:text-underline-mode="continuous"/>
    </style:style>
    <style:style style:name="T982" style:parent-style-name="Domyślnaczcionkaakapitu" style:family="text">
      <style:text-properties fo:background-color="#80FFFF" style:text-underline-type="single" style:text-underline-style="solid" style:text-underline-width="auto" style:text-underline-mode="continuous"/>
    </style:style>
    <style:style style:name="T983" style:parent-style-name="Domyślnaczcionkaakapitu" style:family="text">
      <style:text-properties style:text-underline-type="single" style:text-underline-style="solid" style:text-underline-width="auto" style:text-underline-mode="continuous"/>
    </style:style>
    <style:style style:name="T984" style:parent-style-name="Domyślnaczcionkaakapitu" style:family="text">
      <style:text-properties fo:background-color="#80FFFF" style:text-underline-type="single" style:text-underline-style="solid" style:text-underline-width="auto" style:text-underline-mode="continuous"/>
    </style:style>
    <style:style style:name="P985" style:parent-style-name="Normalny" style:family="paragraph">
      <style:paragraph-properties fo:text-align="justify" fo:line-height="150%" fo:text-indent="0.25in"/>
    </style:style>
    <style:style style:name="T986" style:parent-style-name="Domyślnaczcionkaakapitu" style:family="text">
      <style:text-properties fo:background-color="#80FFFF"/>
    </style:style>
    <style:style style:name="T987" style:parent-style-name="Domyślnaczcionkaakapitu" style:family="text">
      <style:text-properties fo:background-color="#80FFFF"/>
    </style:style>
    <style:style style:name="T988" style:parent-style-name="Domyślnaczcionkaakapitu" style:family="text">
      <style:text-properties fo:background-color="#80FFFF"/>
    </style:style>
    <style:style style:name="P989" style:parent-style-name="Normalny" style:family="paragraph">
      <style:paragraph-properties fo:text-align="justify" fo:line-height="150%" fo:text-indent="0.25in"/>
    </style:style>
    <style:style style:name="T990" style:parent-style-name="Domyślnaczcionkaakapitu" style:family="text">
      <style:text-properties fo:background-color="#80FFFF"/>
    </style:style>
    <style:style style:name="T991" style:parent-style-name="Domyślnaczcionkaakapitu" style:family="text">
      <style:text-properties fo:background-color="#80FFFF"/>
    </style:style>
    <style:style style:name="T992" style:parent-style-name="Domyślnaczcionkaakapitu" style:family="text">
      <style:text-properties fo:background-color="#80FFFF"/>
    </style:style>
    <style:style style:name="T993" style:parent-style-name="Domyślnaczcionkaakapitu" style:family="text">
      <style:text-properties fo:background-color="#80FFFF"/>
    </style:style>
    <style:style style:name="T994" style:parent-style-name="Domyślnaczcionkaakapitu" style:family="text">
      <style:text-properties fo:background-color="#80FFFF"/>
    </style:style>
    <style:style style:name="P995" style:parent-style-name="Normalny" style:family="paragraph">
      <style:paragraph-properties fo:text-align="justify" fo:line-height="150%" fo:text-indent="0.25in"/>
    </style:style>
    <style:style style:name="T996" style:parent-style-name="Domyślnaczcionkaakapitu" style:family="text">
      <style:text-properties fo:background-color="#80FFFF"/>
    </style:style>
    <style:style style:name="P997" style:parent-style-name="Normalny" style:family="paragraph">
      <style:paragraph-properties fo:text-align="justify" fo:line-height="150%" fo:text-indent="0.25in"/>
    </style:style>
    <style:style style:name="T998" style:parent-style-name="Domyślnaczcionkaakapitu" style:family="text">
      <style:text-properties fo:background-color="#80FFFF"/>
    </style:style>
    <style:style style:name="T999" style:parent-style-name="Domyślnaczcionkaakapitu" style:family="text">
      <style:text-properties fo:background-color="#80FFFF"/>
    </style:style>
    <style:style style:name="P1000" style:parent-style-name="Normalny" style:family="paragraph">
      <style:paragraph-properties fo:text-align="justify" fo:line-height="150%"/>
    </style:style>
    <style:style style:name="T1001" style:parent-style-name="Domyślnaczcionkaakapitu" style:family="text">
      <style:text-properties style:text-underline-type="single" style:text-underline-style="solid" style:text-underline-width="auto" style:text-underline-mode="continuous"/>
    </style:style>
    <style:style style:name="P1002" style:parent-style-name="Normalny" style:family="paragraph">
      <style:paragraph-properties fo:text-align="justify" fo:line-height="150%" fo:text-indent="0.25in"/>
    </style:style>
    <style:style style:name="T1003" style:parent-style-name="Domyślnaczcionkaakapitu" style:family="text">
      <style:text-properties fo:background-color="#80FFFF"/>
    </style:style>
    <style:style style:name="T1004" style:parent-style-name="Domyślnaczcionkaakapitu" style:family="text">
      <style:text-properties fo:background-color="#80FFFF"/>
    </style:style>
    <style:style style:name="T1005" style:parent-style-name="Domyślnaczcionkaakapitu" style:family="text">
      <style:text-properties fo:background-color="#80FFFF"/>
    </style:style>
    <style:style style:name="P1006" style:parent-style-name="Normalny" style:family="paragraph">
      <style:paragraph-properties fo:text-align="justify" fo:line-height="150%" fo:text-indent="0.25in"/>
    </style:style>
    <style:style style:name="P1007" style:parent-style-name="Normalny" style:family="paragraph">
      <style:paragraph-properties fo:text-align="justify" fo:line-height="150%"/>
    </style:style>
    <style:style style:name="T1008" style:parent-style-name="Domyślnaczcionkaakapitu" style:family="text">
      <style:text-properties style:text-underline-type="single" style:text-underline-style="solid" style:text-underline-width="auto" style:text-underline-mode="continuous"/>
    </style:style>
    <style:style style:name="P1009" style:parent-style-name="Normalny" style:family="paragraph">
      <style:paragraph-properties fo:text-align="justify" fo:line-height="150%" fo:text-indent="0.25in"/>
    </style:style>
    <style:style style:name="T1010" style:parent-style-name="Domyślnaczcionkaakapitu" style:family="text">
      <style:text-properties fo:background-color="#80FFFF"/>
    </style:style>
    <style:style style:name="T1011" style:parent-style-name="Domyślnaczcionkaakapitu" style:family="text">
      <style:text-properties fo:background-color="#80FFFF"/>
    </style:style>
    <style:style style:name="T1012" style:parent-style-name="Domyślnaczcionkaakapitu" style:family="text">
      <style:text-properties fo:background-color="#80FFFF"/>
    </style:style>
    <style:style style:name="T1013" style:parent-style-name="Domyślnaczcionkaakapitu" style:family="text">
      <style:text-properties fo:background-color="#80FFFF"/>
    </style:style>
    <style:style style:name="T1014" style:parent-style-name="Domyślnaczcionkaakapitu" style:family="text">
      <style:text-properties fo:background-color="#80FFFF"/>
    </style:style>
    <style:style style:name="T1015" style:parent-style-name="Domyślnaczcionkaakapitu" style:family="text">
      <style:text-properties fo:background-color="#80FFFF"/>
    </style:style>
    <style:style style:name="T1016" style:parent-style-name="Domyślnaczcionkaakapitu" style:family="text">
      <style:text-properties fo:background-color="#80FFFF"/>
    </style:style>
    <style:style style:name="P1017" style:parent-style-name="Normalny" style:family="paragraph">
      <style:paragraph-properties fo:text-align="justify" fo:line-height="150%"/>
    </style:style>
    <style:style style:name="T1018" style:parent-style-name="Domyślnaczcionkaakapitu" style:family="text">
      <style:text-properties style:text-underline-type="single" style:text-underline-style="solid" style:text-underline-width="auto" style:text-underline-mode="continuous"/>
    </style:style>
    <style:style style:name="T1019" style:parent-style-name="Domyślnaczcionkaakapitu" style:family="text">
      <style:text-properties fo:background-color="#80FFFF" style:text-underline-type="single" style:text-underline-style="solid" style:text-underline-width="auto" style:text-underline-mode="continuous"/>
    </style:style>
    <style:style style:name="T1020" style:parent-style-name="Domyślnaczcionkaakapitu" style:family="text">
      <style:text-properties style:text-underline-type="single" style:text-underline-style="solid" style:text-underline-width="auto" style:text-underline-mode="continuous"/>
    </style:style>
    <style:style style:name="T1021" style:parent-style-name="Domyślnaczcionkaakapitu" style:family="text">
      <style:text-properties fo:background-color="#80FFFF" style:text-underline-type="single" style:text-underline-style="solid" style:text-underline-width="auto" style:text-underline-mode="continuous"/>
    </style:style>
    <style:style style:name="T1022" style:parent-style-name="Domyślnaczcionkaakapitu" style:family="text">
      <style:text-properties style:text-underline-type="single" style:text-underline-style="solid" style:text-underline-width="auto" style:text-underline-mode="continuous"/>
    </style:style>
    <style:style style:name="T1023" style:parent-style-name="Domyślnaczcionkaakapitu" style:family="text">
      <style:text-properties fo:background-color="#80FFFF" style:text-underline-type="single" style:text-underline-style="solid" style:text-underline-width="auto" style:text-underline-mode="continuous"/>
    </style:style>
    <style:style style:name="P1024" style:parent-style-name="Normalny" style:family="paragraph">
      <style:paragraph-properties fo:text-align="justify" fo:line-height="150%" fo:text-indent="0.25in"/>
    </style:style>
    <style:style style:name="P1025" style:parent-style-name="Normalny" style:family="paragraph">
      <style:paragraph-properties fo:text-align="justify" fo:line-height="150%"/>
    </style:style>
    <style:style style:name="T1026" style:parent-style-name="Domyślnaczcionkaakapitu" style:family="text">
      <style:text-properties style:text-underline-type="single" style:text-underline-style="solid" style:text-underline-width="auto" style:text-underline-mode="continuous"/>
    </style:style>
    <style:style style:name="T1027" style:parent-style-name="Domyślnaczcionkaakapitu" style:family="text">
      <style:text-properties fo:background-color="#80FFFF" style:text-underline-type="single" style:text-underline-style="solid" style:text-underline-width="auto" style:text-underline-mode="continuous"/>
    </style:style>
    <style:style style:name="T1028" style:parent-style-name="Domyślnaczcionkaakapitu" style:family="text">
      <style:text-properties style:text-underline-type="single" style:text-underline-style="solid" style:text-underline-width="auto" style:text-underline-mode="continuous"/>
    </style:style>
    <style:style style:name="T1029" style:parent-style-name="Domyślnaczcionkaakapitu" style:family="text">
      <style:text-properties fo:background-color="#80FFFF" style:text-underline-type="single" style:text-underline-style="solid" style:text-underline-width="auto" style:text-underline-mode="continuous"/>
    </style:style>
    <style:style style:name="T1030" style:parent-style-name="Domyślnaczcionkaakapitu" style:family="text">
      <style:text-properties style:text-underline-type="single" style:text-underline-style="solid" style:text-underline-width="auto" style:text-underline-mode="continuous"/>
    </style:style>
    <style:style style:name="P1031" style:parent-style-name="Normalny" style:family="paragraph">
      <style:paragraph-properties fo:text-align="justify" fo:line-height="150%" fo:text-indent="0.25in"/>
    </style:style>
    <style:style style:name="T1032" style:parent-style-name="Domyślnaczcionkaakapitu" style:family="text">
      <style:text-properties fo:background-color="#80FFFF"/>
    </style:style>
    <style:style style:name="T1033" style:parent-style-name="Domyślnaczcionkaakapitu" style:family="text">
      <style:text-properties fo:background-color="#80FFFF"/>
    </style:style>
    <style:style style:name="T1034" style:parent-style-name="Domyślnaczcionkaakapitu" style:family="text">
      <style:text-properties fo:background-color="#80FFFF"/>
    </style:style>
    <style:style style:name="P1035" style:parent-style-name="Normalny" style:family="paragraph">
      <style:paragraph-properties fo:text-align="justify" fo:line-height="150%" fo:text-indent="0.25in"/>
    </style:style>
    <style:style style:name="P1036" style:parent-style-name="Normalny" style:family="paragraph">
      <style:paragraph-properties fo:text-align="justify" fo:line-height="150%"/>
    </style:style>
    <style:style style:name="T1037" style:parent-style-name="Domyślnaczcionkaakapitu" style:family="text">
      <style:text-properties style:text-underline-type="single" style:text-underline-style="solid" style:text-underline-width="auto" style:text-underline-mode="continuous"/>
    </style:style>
    <style:style style:name="P1038" style:parent-style-name="Normalny" style:family="paragraph">
      <style:paragraph-properties fo:text-align="justify" fo:line-height="150%" fo:text-indent="0.25in"/>
    </style:style>
    <style:style style:name="P1039" style:parent-style-name="Normalny" style:family="paragraph">
      <style:paragraph-properties fo:text-align="justify" fo:line-height="150%"/>
    </style:style>
    <style:style style:name="P1040" style:parent-style-name="Normalny" style:family="paragraph">
      <style:paragraph-properties fo:text-align="justify" fo:line-height="150%"/>
    </style:style>
    <style:style style:name="P1041" style:parent-style-name="Normalny" style:family="paragraph">
      <style:paragraph-properties fo:text-align="justify" fo:line-height="150%"/>
    </style:style>
    <style:style style:name="T1042" style:parent-style-name="Domyślnaczcionkaakapitu" style:family="text">
      <style:text-properties style:text-underline-type="single" style:text-underline-style="solid" style:text-underline-width="auto" style:text-underline-mode="continuous"/>
    </style:style>
    <style:style style:name="P1043" style:parent-style-name="Normalny" style:family="paragraph">
      <style:paragraph-properties fo:text-align="justify" fo:line-height="150%" fo:text-indent="0.25in"/>
    </style:style>
    <style:style style:name="T1044" style:parent-style-name="Domyślnaczcionkaakapitu" style:family="text">
      <style:text-properties fo:background-color="#80FFFF"/>
    </style:style>
    <style:style style:name="T1045" style:parent-style-name="Domyślnaczcionkaakapitu" style:family="text">
      <style:text-properties fo:background-color="#80FFFF"/>
    </style:style>
    <style:style style:name="T1046" style:parent-style-name="Domyślnaczcionkaakapitu" style:family="text">
      <style:text-properties fo:background-color="#80FFFF"/>
    </style:style>
    <style:style style:name="P1047" style:parent-style-name="Normalny" style:family="paragraph">
      <style:paragraph-properties fo:text-align="justify" fo:line-height="150%"/>
    </style:style>
    <style:style style:name="T1048" style:parent-style-name="Domyślnaczcionkaakapitu" style:family="text">
      <style:text-properties style:text-underline-type="single" style:text-underline-style="solid" style:text-underline-width="auto" style:text-underline-mode="continuous"/>
    </style:style>
    <style:style style:name="T1049" style:parent-style-name="Domyślnaczcionkaakapitu" style:family="text">
      <style:text-properties fo:background-color="#80FFFF" style:text-underline-type="single" style:text-underline-style="solid" style:text-underline-width="auto" style:text-underline-mode="continuous"/>
    </style:style>
    <style:style style:name="T1050" style:parent-style-name="Domyślnaczcionkaakapitu" style:family="text">
      <style:text-properties style:text-underline-type="single" style:text-underline-style="solid" style:text-underline-width="auto" style:text-underline-mode="continuous"/>
    </style:style>
    <style:style style:name="T1051" style:parent-style-name="Domyślnaczcionkaakapitu" style:family="text">
      <style:text-properties fo:background-color="#80FFFF" style:text-underline-type="single" style:text-underline-style="solid" style:text-underline-width="auto" style:text-underline-mode="continuous"/>
    </style:style>
    <style:style style:name="T1052" style:parent-style-name="Domyślnaczcionkaakapitu" style:family="text">
      <style:text-properties style:text-underline-type="single" style:text-underline-style="solid" style:text-underline-width="auto" style:text-underline-mode="continuous"/>
    </style:style>
    <style:style style:name="T1053" style:parent-style-name="Domyślnaczcionkaakapitu" style:family="text">
      <style:text-properties fo:background-color="#80FFFF" style:text-underline-type="single" style:text-underline-style="solid" style:text-underline-width="auto" style:text-underline-mode="continuous"/>
    </style:style>
    <style:style style:name="T1054" style:parent-style-name="Domyślnaczcionkaakapitu" style:family="text">
      <style:text-properties style:text-underline-type="single" style:text-underline-style="solid" style:text-underline-width="auto" style:text-underline-mode="continuous"/>
    </style:style>
    <style:style style:name="P1055" style:parent-style-name="Normalny" style:family="paragraph">
      <style:paragraph-properties fo:text-align="justify" fo:line-height="150%" fo:text-indent="0.25in"/>
    </style:style>
    <style:style style:name="T1056" style:parent-style-name="Domyślnaczcionkaakapitu" style:family="text">
      <style:text-properties fo:background-color="#80FFFF"/>
    </style:style>
    <style:style style:name="T1057" style:parent-style-name="Domyślnaczcionkaakapitu" style:family="text">
      <style:text-properties fo:background-color="#80FFFF"/>
    </style:style>
    <style:style style:name="P1058" style:parent-style-name="Normalny" style:family="paragraph">
      <style:paragraph-properties fo:text-align="justify" fo:line-height="150%"/>
    </style:style>
    <style:style style:name="T1059" style:parent-style-name="Domyślnaczcionkaakapitu" style:family="text">
      <style:text-properties style:text-underline-type="single" style:text-underline-style="solid" style:text-underline-width="auto" style:text-underline-mode="continuous"/>
    </style:style>
    <style:style style:name="P1060" style:parent-style-name="Normalny" style:family="paragraph">
      <style:paragraph-properties fo:text-align="justify" fo:line-height="150%" fo:text-indent="0.2479in"/>
    </style:style>
    <style:style style:name="P1061" style:parent-style-name="Normalny" style:family="paragraph">
      <style:paragraph-properties fo:text-align="justify" fo:line-height="150%" fo:text-indent="0.25in"/>
    </style:style>
    <style:style style:name="P1062" style:parent-style-name="Normalny" style:family="paragraph">
      <style:paragraph-properties fo:text-align="justify" fo:line-height="150%" fo:text-indent="0.25in"/>
    </style:style>
    <style:style style:name="P1063" style:parent-style-name="Normalny" style:family="paragraph">
      <style:paragraph-properties fo:text-align="justify" fo:line-height="150%" fo:text-indent="0.25in"/>
    </style:style>
    <style:style style:name="T1064" style:parent-style-name="Domyślnaczcionkaakapitu" style:family="text">
      <style:text-properties fo:background-color="#80FFFF"/>
    </style:style>
    <style:style style:name="P1065" style:parent-style-name="Normalny" style:family="paragraph">
      <style:paragraph-properties fo:text-align="justify" fo:line-height="150%" fo:text-indent="0.25in"/>
    </style:style>
    <style:style style:name="T1066" style:parent-style-name="Domyślnaczcionkaakapitu" style:family="text">
      <style:text-properties fo:background-color="#80FFFF"/>
    </style:style>
    <style:style style:name="T1067" style:parent-style-name="Domyślnaczcionkaakapitu" style:family="text">
      <style:text-properties fo:background-color="#80FFFF"/>
    </style:style>
    <style:style style:name="P1068" style:parent-style-name="Normalny" style:family="paragraph">
      <style:paragraph-properties fo:text-align="justify" fo:line-height="150%" fo:text-indent="0.25in"/>
    </style:style>
    <style:style style:name="P1069" style:parent-style-name="Normalny" style:family="paragraph">
      <style:paragraph-properties fo:text-align="justify" fo:line-height="150%"/>
    </style:style>
    <style:style style:name="T1070" style:parent-style-name="Domyślnaczcionkaakapitu" style:family="text">
      <style:text-properties style:text-underline-type="single" style:text-underline-style="solid" style:text-underline-width="auto" style:text-underline-mode="continuous"/>
    </style:style>
    <style:style style:name="T1071" style:parent-style-name="Domyślnaczcionkaakapitu" style:family="text">
      <style:text-properties fo:background-color="#80FFFF" style:text-underline-type="single" style:text-underline-style="solid" style:text-underline-width="auto" style:text-underline-mode="continuous"/>
    </style:style>
    <style:style style:name="T1072" style:parent-style-name="Domyślnaczcionkaakapitu" style:family="text">
      <style:text-properties style:text-underline-type="single" style:text-underline-style="solid" style:text-underline-width="auto" style:text-underline-mode="continuous"/>
    </style:style>
    <style:style style:name="T1073" style:parent-style-name="Domyślnaczcionkaakapitu" style:family="text">
      <style:text-properties fo:background-color="#80FFFF" style:text-underline-type="single" style:text-underline-style="solid" style:text-underline-width="auto" style:text-underline-mode="continuous"/>
    </style:style>
    <style:style style:name="P1074" style:parent-style-name="Normalny" style:family="paragraph">
      <style:paragraph-properties fo:text-align="justify" fo:line-height="150%" fo:text-indent="0.25in"/>
    </style:style>
    <style:style style:name="T1075" style:parent-style-name="Domyślnaczcionkaakapitu" style:family="text">
      <style:text-properties fo:background-color="#80FFFF"/>
    </style:style>
    <style:style style:name="T1076" style:parent-style-name="Domyślnaczcionkaakapitu" style:family="text">
      <style:text-properties fo:background-color="#80FFFF"/>
    </style:style>
    <style:style style:name="T1077" style:parent-style-name="Domyślnaczcionkaakapitu" style:family="text">
      <style:text-properties fo:background-color="#80FFFF"/>
    </style:style>
    <style:style style:name="T1078" style:parent-style-name="Domyślnaczcionkaakapitu" style:family="text">
      <style:text-properties fo:background-color="#80FFFF"/>
    </style:style>
    <style:style style:name="T1079" style:parent-style-name="Domyślnaczcionkaakapitu" style:family="text">
      <style:text-properties fo:background-color="#80FFFF"/>
    </style:style>
    <style:style style:name="T1080" style:parent-style-name="Domyślnaczcionkaakapitu" style:family="text">
      <style:text-properties fo:background-color="#80FFFF"/>
    </style:style>
    <style:style style:name="T1081" style:parent-style-name="Domyślnaczcionkaakapitu" style:family="text">
      <style:text-properties fo:background-color="#80FFFF"/>
    </style:style>
    <style:style style:name="T1082" style:parent-style-name="Domyślnaczcionkaakapitu" style:family="text">
      <style:text-properties fo:background-color="#80FFFF"/>
    </style:style>
    <style:style style:name="T1083" style:parent-style-name="Domyślnaczcionkaakapitu" style:family="text">
      <style:text-properties fo:background-color="#80FFFF"/>
    </style:style>
    <style:style style:name="P1084" style:parent-style-name="Normalny" style:family="paragraph">
      <style:paragraph-properties fo:text-align="justify" fo:line-height="150%" fo:text-indent="0.25in"/>
    </style:style>
    <style:style style:name="T1085" style:parent-style-name="Domyślnaczcionkaakapitu" style:family="text">
      <style:text-properties fo:background-color="#80FFFF"/>
    </style:style>
    <style:style style:name="P1086" style:parent-style-name="Normalny" style:family="paragraph">
      <style:paragraph-properties fo:text-align="justify" fo:line-height="150%"/>
    </style:style>
    <style:style style:name="T1087" style:parent-style-name="Domyślnaczcionkaakapitu" style:family="text">
      <style:text-properties style:text-underline-type="single" style:text-underline-style="solid" style:text-underline-width="auto" style:text-underline-mode="continuous"/>
    </style:style>
    <style:style style:name="T1088" style:parent-style-name="Domyślnaczcionkaakapitu" style:family="text">
      <style:text-properties fo:background-color="#80FFFF" style:text-underline-type="single" style:text-underline-style="solid" style:text-underline-width="auto" style:text-underline-mode="continuous"/>
    </style:style>
    <style:style style:name="P1089" style:parent-style-name="Normalny" style:family="paragraph">
      <style:paragraph-properties fo:text-align="justify" fo:line-height="150%" fo:text-indent="0.25in"/>
    </style:style>
    <style:style style:name="T1090" style:parent-style-name="Domyślnaczcionkaakapitu" style:family="text">
      <style:text-properties fo:background-color="#80FFFF"/>
    </style:style>
    <style:style style:name="P1091" style:parent-style-name="Normalny" style:family="paragraph">
      <style:paragraph-properties fo:text-align="justify" fo:line-height="150%"/>
    </style:style>
    <style:style style:name="T1092" style:parent-style-name="Domyślnaczcionkaakapitu" style:family="text">
      <style:text-properties style:text-underline-type="single" style:text-underline-style="solid" style:text-underline-width="auto" style:text-underline-mode="continuous"/>
    </style:style>
    <style:style style:name="T1093" style:parent-style-name="Domyślnaczcionkaakapitu" style:family="text">
      <style:text-properties fo:background-color="#80FFFF" style:text-underline-type="single" style:text-underline-style="solid" style:text-underline-width="auto" style:text-underline-mode="continuous"/>
    </style:style>
    <style:style style:name="T1094" style:parent-style-name="Domyślnaczcionkaakapitu" style:family="text">
      <style:text-properties style:text-underline-type="single" style:text-underline-style="solid" style:text-underline-width="auto" style:text-underline-mode="continuous"/>
    </style:style>
    <style:style style:name="T1095" style:parent-style-name="Domyślnaczcionkaakapitu" style:family="text">
      <style:text-properties fo:background-color="#80FFFF" style:text-underline-type="single" style:text-underline-style="solid" style:text-underline-width="auto" style:text-underline-mode="continuous"/>
    </style:style>
    <style:style style:name="T1096" style:parent-style-name="Domyślnaczcionkaakapitu" style:family="text">
      <style:text-properties style:text-underline-type="single" style:text-underline-style="solid" style:text-underline-width="auto" style:text-underline-mode="continuous"/>
    </style:style>
    <style:style style:name="T1097" style:parent-style-name="Domyślnaczcionkaakapitu" style:family="text">
      <style:text-properties fo:background-color="#80FFFF" style:text-underline-type="single" style:text-underline-style="solid" style:text-underline-width="auto" style:text-underline-mode="continuous"/>
    </style:style>
    <style:style style:name="T1098" style:parent-style-name="Domyślnaczcionkaakapitu" style:family="text">
      <style:text-properties style:text-underline-type="single" style:text-underline-style="solid" style:text-underline-width="auto" style:text-underline-mode="continuous"/>
    </style:style>
    <style:style style:name="T1099" style:parent-style-name="Domyślnaczcionkaakapitu" style:family="text">
      <style:text-properties fo:background-color="#80FFFF" style:text-underline-type="single" style:text-underline-style="solid" style:text-underline-width="auto" style:text-underline-mode="continuous"/>
    </style:style>
    <style:style style:name="T1100" style:parent-style-name="Domyślnaczcionkaakapitu" style:family="text">
      <style:text-properties style:text-underline-type="single" style:text-underline-style="solid" style:text-underline-width="auto" style:text-underline-mode="continuous"/>
    </style:style>
    <style:style style:name="P1101" style:parent-style-name="Normalny" style:family="paragraph">
      <style:paragraph-properties fo:text-align="justify" fo:line-height="150%" fo:text-indent="0.25in"/>
    </style:style>
    <style:style style:name="P1102" style:parent-style-name="Normalny" style:family="paragraph">
      <style:paragraph-properties fo:text-align="justify" fo:line-height="150%"/>
    </style:style>
    <style:style style:name="T1103" style:parent-style-name="Domyślnaczcionkaakapitu" style:family="text">
      <style:text-properties style:text-underline-type="single" style:text-underline-style="solid" style:text-underline-width="auto" style:text-underline-mode="continuous"/>
    </style:style>
    <style:style style:name="T1104" style:parent-style-name="Domyślnaczcionkaakapitu" style:family="text">
      <style:text-properties fo:background-color="#80FFFF" style:text-underline-type="single" style:text-underline-style="solid" style:text-underline-width="auto" style:text-underline-mode="continuous"/>
    </style:style>
    <style:style style:name="T1105" style:parent-style-name="Domyślnaczcionkaakapitu" style:family="text">
      <style:text-properties style:text-underline-type="single" style:text-underline-style="solid" style:text-underline-width="auto" style:text-underline-mode="continuous"/>
    </style:style>
    <style:style style:name="P1106" style:parent-style-name="Normalny" style:family="paragraph">
      <style:paragraph-properties fo:text-align="justify" fo:line-height="150%" fo:text-indent="0.2479in"/>
    </style:style>
    <style:style style:name="P1107" style:parent-style-name="Normalny" style:family="paragraph">
      <style:paragraph-properties fo:text-align="justify" fo:line-height="150%" fo:text-indent="0.25in"/>
    </style:style>
    <style:style style:name="P1108" style:parent-style-name="Normalny" style:family="paragraph">
      <style:paragraph-properties fo:text-align="justify" fo:line-height="150%"/>
    </style:style>
    <style:style style:name="T1109" style:parent-style-name="Domyślnaczcionkaakapitu" style:family="text">
      <style:text-properties style:text-underline-type="single" style:text-underline-style="solid" style:text-underline-width="auto" style:text-underline-mode="continuous"/>
    </style:style>
    <style:style style:name="P1110" style:parent-style-name="Normalny" style:family="paragraph">
      <style:paragraph-properties fo:text-align="justify" fo:line-height="150%" fo:text-indent="0.25in"/>
    </style:style>
    <style:style style:name="T1111" style:parent-style-name="Domyślnaczcionkaakapitu" style:family="text">
      <style:text-properties fo:background-color="#80FFFF"/>
    </style:style>
    <style:style style:name="T1112" style:parent-style-name="Domyślnaczcionkaakapitu" style:family="text">
      <style:text-properties fo:background-color="#80FFFF"/>
    </style:style>
    <style:style style:name="T1113" style:parent-style-name="Domyślnaczcionkaakapitu" style:family="text">
      <style:text-properties fo:background-color="#80FFFF"/>
    </style:style>
    <style:style style:name="T1114" style:parent-style-name="Domyślnaczcionkaakapitu" style:family="text">
      <style:text-properties fo:background-color="#80FFFF"/>
    </style:style>
    <style:style style:name="T1115" style:parent-style-name="Domyślnaczcionkaakapitu" style:family="text">
      <style:text-properties fo:background-color="#80FFFF"/>
    </style:style>
    <style:style style:name="P1116" style:parent-style-name="Normalny" style:family="paragraph">
      <style:paragraph-properties fo:text-align="justify" fo:line-height="150%" fo:text-indent="0.25in"/>
    </style:style>
    <style:style style:name="T1117" style:parent-style-name="Domyślnaczcionkaakapitu" style:family="text">
      <style:text-properties fo:background-color="#80FFFF"/>
    </style:style>
    <style:style style:name="T1118" style:parent-style-name="Domyślnaczcionkaakapitu" style:family="text">
      <style:text-properties fo:background-color="#80FFFF"/>
    </style:style>
    <style:style style:name="T1119" style:parent-style-name="Domyślnaczcionkaakapitu" style:family="text">
      <style:text-properties fo:background-color="#80FFFF"/>
    </style:style>
    <style:style style:name="T1120" style:parent-style-name="Domyślnaczcionkaakapitu" style:family="text">
      <style:text-properties fo:background-color="#80FFFF"/>
    </style:style>
    <style:style style:name="P1121" style:parent-style-name="Normalny" style:family="paragraph">
      <style:paragraph-properties fo:text-align="justify" fo:line-height="150%" fo:text-indent="0.25in"/>
    </style:style>
    <style:style style:name="T1122" style:parent-style-name="Domyślnaczcionkaakapitu" style:family="text">
      <style:text-properties fo:background-color="#80FFFF"/>
    </style:style>
    <style:style style:name="T1123" style:parent-style-name="Domyślnaczcionkaakapitu" style:family="text">
      <style:text-properties fo:background-color="#80FFFF"/>
    </style:style>
    <style:style style:name="P1124" style:parent-style-name="Normalny" style:family="paragraph">
      <style:paragraph-properties fo:text-align="justify" fo:line-height="150%" fo:text-indent="0.25in"/>
    </style:style>
    <style:style style:name="T1125" style:parent-style-name="Domyślnaczcionkaakapitu" style:family="text">
      <style:text-properties fo:background-color="#80FFFF"/>
    </style:style>
    <style:style style:name="P1126" style:parent-style-name="Normalny" style:family="paragraph">
      <style:paragraph-properties fo:text-align="justify" fo:line-height="150%"/>
    </style:style>
    <style:style style:name="T1127" style:parent-style-name="Domyślnaczcionkaakapitu" style:family="text">
      <style:text-properties style:text-underline-type="single" style:text-underline-style="solid" style:text-underline-width="auto" style:text-underline-mode="continuous"/>
    </style:style>
    <style:style style:name="T1128" style:parent-style-name="Domyślnaczcionkaakapitu" style:family="text">
      <style:text-properties fo:background-color="#80FFFF" style:text-underline-type="single" style:text-underline-style="solid" style:text-underline-width="auto" style:text-underline-mode="continuous"/>
    </style:style>
    <style:style style:name="T1129" style:parent-style-name="Domyślnaczcionkaakapitu" style:family="text">
      <style:text-properties style:text-underline-type="single" style:text-underline-style="solid" style:text-underline-width="auto" style:text-underline-mode="continuous"/>
    </style:style>
    <style:style style:name="P1130" style:parent-style-name="Normalny" style:family="paragraph">
      <style:paragraph-properties fo:text-align="justify" fo:line-height="150%" fo:text-indent="0.25in"/>
    </style:style>
    <style:style style:name="T1131" style:parent-style-name="Domyślnaczcionkaakapitu" style:family="text">
      <style:text-properties fo:background-color="#80FFFF"/>
    </style:style>
    <style:style style:name="P1132" style:parent-style-name="Normalny" style:family="paragraph">
      <style:paragraph-properties fo:text-align="justify" fo:line-height="150%"/>
    </style:style>
    <style:style style:name="T1133" style:parent-style-name="Domyślnaczcionkaakapitu" style:family="text">
      <style:text-properties style:text-underline-type="single" style:text-underline-style="solid" style:text-underline-width="auto" style:text-underline-mode="continuous"/>
    </style:style>
    <style:style style:name="T1134" style:parent-style-name="Domyślnaczcionkaakapitu" style:family="text">
      <style:text-properties fo:background-color="#80FFFF" style:text-underline-type="single" style:text-underline-style="solid" style:text-underline-width="auto" style:text-underline-mode="continuous"/>
    </style:style>
    <style:style style:name="P1135" style:parent-style-name="Normalny" style:family="paragraph">
      <style:paragraph-properties fo:text-align="justify" fo:line-height="150%" fo:text-indent="0.25in"/>
    </style:style>
    <style:style style:name="T1136" style:parent-style-name="Domyślnaczcionkaakapitu" style:family="text">
      <style:text-properties fo:background-color="#80FFFF"/>
    </style:style>
    <style:style style:name="T1137" style:parent-style-name="Domyślnaczcionkaakapitu" style:family="text">
      <style:text-properties fo:background-color="#80FFFF"/>
    </style:style>
    <style:style style:name="T1138" style:parent-style-name="Domyślnaczcionkaakapitu" style:family="text">
      <style:text-properties fo:background-color="#80FFFF"/>
    </style:style>
    <style:style style:name="P1139" style:parent-style-name="Normalny" style:family="paragraph">
      <style:paragraph-properties fo:text-align="justify" fo:line-height="150%"/>
    </style:style>
    <style:style style:name="T1140" style:parent-style-name="Domyślnaczcionkaakapitu" style:family="text">
      <style:text-properties fo:background-color="#80FFFF" style:text-underline-type="single" style:text-underline-style="solid" style:text-underline-width="auto" style:text-underline-mode="continuous"/>
    </style:style>
    <style:style style:name="T1141" style:parent-style-name="Domyślnaczcionkaakapitu" style:family="text">
      <style:text-properties style:text-underline-type="single" style:text-underline-style="solid" style:text-underline-width="auto" style:text-underline-mode="continuous"/>
    </style:style>
    <style:style style:name="T1142" style:parent-style-name="Domyślnaczcionkaakapitu" style:family="text">
      <style:text-properties fo:background-color="#80FFFF" style:text-underline-type="single" style:text-underline-style="solid" style:text-underline-width="auto" style:text-underline-mode="continuous"/>
    </style:style>
    <style:style style:name="T1143" style:parent-style-name="Domyślnaczcionkaakapitu" style:family="text">
      <style:text-properties style:text-underline-type="single" style:text-underline-style="solid" style:text-underline-width="auto" style:text-underline-mode="continuous"/>
    </style:style>
    <style:style style:name="T1144" style:parent-style-name="Domyślnaczcionkaakapitu" style:family="text">
      <style:text-properties fo:background-color="#80FFFF" style:text-underline-type="single" style:text-underline-style="solid" style:text-underline-width="auto" style:text-underline-mode="continuous"/>
    </style:style>
    <style:style style:name="T1145" style:parent-style-name="Domyślnaczcionkaakapitu" style:family="text">
      <style:text-properties style:text-underline-type="single" style:text-underline-style="solid" style:text-underline-width="auto" style:text-underline-mode="continuous"/>
    </style:style>
    <style:style style:name="T1146" style:parent-style-name="Domyślnaczcionkaakapitu" style:family="text">
      <style:text-properties fo:background-color="#80FFFF" style:text-underline-type="single" style:text-underline-style="solid" style:text-underline-width="auto" style:text-underline-mode="continuous"/>
    </style:style>
    <style:style style:name="T1147" style:parent-style-name="Domyślnaczcionkaakapitu" style:family="text">
      <style:text-properties style:text-underline-type="single" style:text-underline-style="solid" style:text-underline-width="auto" style:text-underline-mode="continuous"/>
    </style:style>
    <style:style style:name="T1148" style:parent-style-name="Domyślnaczcionkaakapitu" style:family="text">
      <style:text-properties fo:background-color="#80FFFF" style:text-underline-type="single" style:text-underline-style="solid" style:text-underline-width="auto" style:text-underline-mode="continuous"/>
    </style:style>
    <style:style style:name="T1149" style:parent-style-name="Domyślnaczcionkaakapitu" style:family="text">
      <style:text-properties style:text-underline-type="single" style:text-underline-style="solid" style:text-underline-width="auto" style:text-underline-mode="continuous"/>
    </style:style>
    <style:style style:name="P1150" style:parent-style-name="Normalny" style:family="paragraph">
      <style:paragraph-properties fo:text-align="justify" fo:line-height="150%" fo:text-indent="0.25in"/>
    </style:style>
    <style:style style:name="T1151" style:parent-style-name="Domyślnaczcionkaakapitu" style:family="text">
      <style:text-properties fo:background-color="#80FFFF"/>
    </style:style>
    <style:style style:name="T1152" style:parent-style-name="Domyślnaczcionkaakapitu" style:family="text">
      <style:text-properties fo:background-color="#80FFFF"/>
    </style:style>
    <style:style style:name="P1153" style:parent-style-name="Normalny" style:family="paragraph">
      <style:paragraph-properties fo:text-align="justify" fo:line-height="150%"/>
    </style:style>
    <style:style style:name="T1154" style:parent-style-name="Domyślnaczcionkaakapitu" style:family="text">
      <style:text-properties style:text-underline-type="single" style:text-underline-style="solid" style:text-underline-width="auto" style:text-underline-mode="continuous"/>
    </style:style>
    <style:style style:name="T1155" style:parent-style-name="Domyślnaczcionkaakapitu" style:family="text">
      <style:text-properties fo:background-color="#80FFFF" style:text-underline-type="single" style:text-underline-style="solid" style:text-underline-width="auto" style:text-underline-mode="continuous"/>
    </style:style>
    <style:style style:name="T1156" style:parent-style-name="Domyślnaczcionkaakapitu" style:family="text">
      <style:text-properties style:text-underline-type="single" style:text-underline-style="solid" style:text-underline-width="auto" style:text-underline-mode="continuous"/>
    </style:style>
    <style:style style:name="T1157" style:parent-style-name="Domyślnaczcionkaakapitu" style:family="text">
      <style:text-properties fo:background-color="#80FFFF" style:text-underline-type="single" style:text-underline-style="solid" style:text-underline-width="auto" style:text-underline-mode="continuous"/>
    </style:style>
    <style:style style:name="T1158" style:parent-style-name="Domyślnaczcionkaakapitu" style:family="text">
      <style:text-properties style:text-underline-type="single" style:text-underline-style="solid" style:text-underline-width="auto" style:text-underline-mode="continuous"/>
    </style:style>
    <style:style style:name="T1159" style:parent-style-name="Domyślnaczcionkaakapitu" style:family="text">
      <style:text-properties fo:background-color="#80FFFF" style:text-underline-type="single" style:text-underline-style="solid" style:text-underline-width="auto" style:text-underline-mode="continuous"/>
    </style:style>
    <style:style style:name="P1160" style:parent-style-name="Normalny" style:family="paragraph">
      <style:paragraph-properties fo:text-align="justify" fo:line-height="150%" fo:text-indent="0.25in"/>
    </style:style>
    <style:style style:name="T1161" style:parent-style-name="Domyślnaczcionkaakapitu" style:family="text">
      <style:text-properties fo:background-color="#80FFFF"/>
    </style:style>
    <style:style style:name="T1162" style:parent-style-name="Domyślnaczcionkaakapitu" style:family="text">
      <style:text-properties fo:background-color="#80FFFF"/>
    </style:style>
    <style:style style:name="P1163" style:parent-style-name="Normalny" style:family="paragraph">
      <style:paragraph-properties fo:text-align="justify" fo:line-height="150%"/>
    </style:style>
    <style:style style:name="T1164" style:parent-style-name="Domyślnaczcionkaakapitu" style:family="text">
      <style:text-properties style:text-underline-type="single" style:text-underline-style="solid" style:text-underline-width="auto" style:text-underline-mode="continuous"/>
    </style:style>
    <style:style style:name="T1165" style:parent-style-name="Domyślnaczcionkaakapitu" style:family="text">
      <style:text-properties fo:background-color="#80FFFF" style:text-underline-type="single" style:text-underline-style="solid" style:text-underline-width="auto" style:text-underline-mode="continuous"/>
    </style:style>
    <style:style style:name="T1166" style:parent-style-name="Domyślnaczcionkaakapitu" style:family="text">
      <style:text-properties style:text-underline-type="single" style:text-underline-style="solid" style:text-underline-width="auto" style:text-underline-mode="continuous"/>
    </style:style>
    <style:style style:name="T1167" style:parent-style-name="Domyślnaczcionkaakapitu" style:family="text">
      <style:text-properties fo:background-color="#80FFFF" style:text-underline-type="single" style:text-underline-style="solid" style:text-underline-width="auto" style:text-underline-mode="continuous"/>
    </style:style>
    <style:style style:name="T1168" style:parent-style-name="Domyślnaczcionkaakapitu" style:family="text">
      <style:text-properties style:text-underline-type="single" style:text-underline-style="solid" style:text-underline-width="auto" style:text-underline-mode="continuous"/>
    </style:style>
    <style:style style:name="P1169" style:parent-style-name="Normalny" style:family="paragraph">
      <style:paragraph-properties fo:text-align="justify" fo:line-height="150%" fo:text-indent="0.25in"/>
    </style:style>
    <style:style style:name="P1170" style:parent-style-name="Normalny" style:family="paragraph">
      <style:paragraph-properties fo:text-align="justify" fo:line-height="150%"/>
    </style:style>
    <style:style style:name="T1171" style:parent-style-name="Domyślnaczcionkaakapitu" style:family="text">
      <style:text-properties style:text-underline-type="single" style:text-underline-style="solid" style:text-underline-width="auto" style:text-underline-mode="continuous"/>
    </style:style>
    <style:style style:name="T1172" style:parent-style-name="Domyślnaczcionkaakapitu" style:family="text">
      <style:text-properties fo:background-color="#80FFFF" style:text-underline-type="single" style:text-underline-style="solid" style:text-underline-width="auto" style:text-underline-mode="continuous"/>
    </style:style>
    <style:style style:name="T1173" style:parent-style-name="Domyślnaczcionkaakapitu" style:family="text">
      <style:text-properties style:text-underline-type="single" style:text-underline-style="solid" style:text-underline-width="auto" style:text-underline-mode="continuous"/>
    </style:style>
    <style:style style:name="T1174" style:parent-style-name="Domyślnaczcionkaakapitu" style:family="text">
      <style:text-properties fo:background-color="#80FFFF" style:text-underline-type="single" style:text-underline-style="solid" style:text-underline-width="auto" style:text-underline-mode="continuous"/>
    </style:style>
    <style:style style:name="T1175" style:parent-style-name="Domyślnaczcionkaakapitu" style:family="text">
      <style:text-properties style:text-underline-type="single" style:text-underline-style="solid" style:text-underline-width="auto" style:text-underline-mode="continuous"/>
    </style:style>
    <style:style style:name="T1176" style:parent-style-name="Domyślnaczcionkaakapitu" style:family="text">
      <style:text-properties fo:background-color="#80FFFF" style:text-underline-type="single" style:text-underline-style="solid" style:text-underline-width="auto" style:text-underline-mode="continuous"/>
    </style:style>
    <style:style style:name="P1177" style:parent-style-name="Normalny" style:family="paragraph">
      <style:paragraph-properties fo:text-align="justify" fo:line-height="150%" fo:text-indent="0.25in"/>
    </style:style>
    <style:style style:name="T1178" style:parent-style-name="Domyślnaczcionkaakapitu" style:family="text">
      <style:text-properties fo:background-color="#80FFFF"/>
    </style:style>
    <style:style style:name="P1179" style:parent-style-name="Normalny" style:family="paragraph">
      <style:paragraph-properties fo:text-align="justify" fo:line-height="150%"/>
    </style:style>
    <style:style style:name="T1180" style:parent-style-name="Domyślnaczcionkaakapitu" style:family="text">
      <style:text-properties style:text-underline-type="single" style:text-underline-style="solid" style:text-underline-width="auto" style:text-underline-mode="continuous"/>
    </style:style>
    <style:style style:name="T1181" style:parent-style-name="Domyślnaczcionkaakapitu" style:family="text">
      <style:text-properties fo:background-color="#80FFFF" style:text-underline-type="single" style:text-underline-style="solid" style:text-underline-width="auto" style:text-underline-mode="continuous"/>
    </style:style>
    <style:style style:name="T1182" style:parent-style-name="Domyślnaczcionkaakapitu" style:family="text">
      <style:text-properties style:text-underline-type="single" style:text-underline-style="solid" style:text-underline-width="auto" style:text-underline-mode="continuous"/>
    </style:style>
    <style:style style:name="T1183" style:parent-style-name="Domyślnaczcionkaakapitu" style:family="text">
      <style:text-properties fo:background-color="#80FFFF" style:text-underline-type="single" style:text-underline-style="solid" style:text-underline-width="auto" style:text-underline-mode="continuous"/>
    </style:style>
    <style:style style:name="T1184" style:parent-style-name="Domyślnaczcionkaakapitu" style:family="text">
      <style:text-properties style:text-underline-type="single" style:text-underline-style="solid" style:text-underline-width="auto" style:text-underline-mode="continuous"/>
    </style:style>
    <style:style style:name="P1185" style:parent-style-name="Normalny" style:family="paragraph">
      <style:paragraph-properties fo:text-align="justify" fo:line-height="150%" fo:text-indent="0.25in"/>
    </style:style>
    <style:style style:name="T1186" style:parent-style-name="Domyślnaczcionkaakapitu" style:family="text">
      <style:text-properties fo:background-color="#80FFFF"/>
    </style:style>
    <style:style style:name="P1187" style:parent-style-name="Normalny" style:family="paragraph">
      <style:paragraph-properties fo:text-align="justify" fo:line-height="150%"/>
    </style:style>
    <style:style style:name="T1188" style:parent-style-name="Domyślnaczcionkaakapitu" style:family="text">
      <style:text-properties style:text-underline-type="single" style:text-underline-style="solid" style:text-underline-width="auto" style:text-underline-mode="continuous"/>
    </style:style>
    <style:style style:name="P1189" style:parent-style-name="Normalny" style:family="paragraph">
      <style:paragraph-properties fo:text-align="justify" fo:line-height="150%"/>
    </style:style>
    <style:style style:name="T1190" style:parent-style-name="Domyślnaczcionkaakapitu" style:family="text">
      <style:text-properties fo:background-color="#80FFFF"/>
    </style:style>
    <style:style style:name="T1191" style:parent-style-name="Domyślnaczcionkaakapitu" style:family="text">
      <style:text-properties fo:background-color="#80FFFF"/>
    </style:style>
    <style:style style:name="P1192" style:parent-style-name="Normalny" style:family="paragraph">
      <style:paragraph-properties fo:text-align="justify" fo:line-height="150%"/>
    </style:style>
    <style:style style:name="T1193" style:parent-style-name="Domyślnaczcionkaakapitu" style:family="text">
      <style:text-properties fo:background-color="#80FFFF"/>
    </style:style>
    <style:style style:name="T1194" style:parent-style-name="Domyślnaczcionkaakapitu" style:family="text">
      <style:text-properties fo:background-color="#80FFFF"/>
    </style:style>
    <style:style style:name="T1195" style:parent-style-name="Domyślnaczcionkaakapitu" style:family="text">
      <style:text-properties fo:background-color="#80FFFF"/>
    </style:style>
    <style:style style:name="P1196" style:parent-style-name="Normalny" style:family="paragraph">
      <style:paragraph-properties fo:text-align="justify" fo:line-height="150%"/>
    </style:style>
    <style:style style:name="T1197" style:parent-style-name="Domyślnaczcionkaakapitu" style:family="text">
      <style:text-properties style:text-underline-type="single" style:text-underline-style="solid" style:text-underline-width="auto" style:text-underline-mode="continuous"/>
    </style:style>
    <style:style style:name="T1198" style:parent-style-name="Domyślnaczcionkaakapitu" style:family="text">
      <style:text-properties fo:background-color="#80FFFF" style:text-underline-type="single" style:text-underline-style="solid" style:text-underline-width="auto" style:text-underline-mode="continuous"/>
    </style:style>
    <style:style style:name="T1199" style:parent-style-name="Domyślnaczcionkaakapitu" style:family="text">
      <style:text-properties style:text-underline-type="single" style:text-underline-style="solid" style:text-underline-width="auto" style:text-underline-mode="continuous"/>
    </style:style>
    <style:style style:name="T1200" style:parent-style-name="Domyślnaczcionkaakapitu" style:family="text">
      <style:text-properties fo:background-color="#80FFFF" style:text-underline-type="single" style:text-underline-style="solid" style:text-underline-width="auto" style:text-underline-mode="continuous"/>
    </style:style>
    <style:style style:name="T1201" style:parent-style-name="Domyślnaczcionkaakapitu" style:family="text">
      <style:text-properties style:text-underline-type="single" style:text-underline-style="solid" style:text-underline-width="auto" style:text-underline-mode="continuous"/>
    </style:style>
    <style:style style:name="P1202" style:parent-style-name="Normalny" style:family="paragraph">
      <style:paragraph-properties fo:text-align="justify" fo:line-height="150%" fo:text-indent="0.25in"/>
    </style:style>
    <style:style style:name="P1203" style:parent-style-name="Normalny" style:family="paragraph">
      <style:paragraph-properties fo:text-align="justify" fo:line-height="150%"/>
    </style:style>
    <style:style style:name="T1204" style:parent-style-name="Domyślnaczcionkaakapitu" style:family="text">
      <style:text-properties style:text-underline-type="single" style:text-underline-style="solid" style:text-underline-width="auto" style:text-underline-mode="continuous"/>
    </style:style>
    <style:style style:name="P1205" style:parent-style-name="Normalny" style:family="paragraph">
      <style:paragraph-properties fo:text-align="justify" fo:line-height="150%" fo:text-indent="0.25in"/>
    </style:style>
    <style:style style:name="P1206" style:parent-style-name="Normalny" style:family="paragraph">
      <style:paragraph-properties fo:text-align="justify" fo:line-height="150%">
        <style:tab-stops>
          <style:tab-stop style:type="left" style:position="0.8347in"/>
        </style:tab-stops>
      </style:paragraph-properties>
    </style:style>
    <style:style style:name="T1207" style:parent-style-name="Domyślnaczcionkaakapitu" style:family="text">
      <style:text-properties style:text-underline-type="single" style:text-underline-style="solid" style:text-underline-width="auto" style:text-underline-mode="continuous"/>
    </style:style>
    <style:style style:name="T1208" style:parent-style-name="Domyślnaczcionkaakapitu" style:family="text">
      <style:text-properties fo:background-color="#80FFFF" style:text-underline-type="single" style:text-underline-style="solid" style:text-underline-width="auto" style:text-underline-mode="continuous"/>
    </style:style>
    <style:style style:name="T1209" style:parent-style-name="Domyślnaczcionkaakapitu" style:family="text">
      <style:text-properties style:text-underline-type="single" style:text-underline-style="solid" style:text-underline-width="auto" style:text-underline-mode="continuous"/>
    </style:style>
    <style:style style:name="T1210" style:parent-style-name="Domyślnaczcionkaakapitu" style:family="text">
      <style:text-properties fo:background-color="#80FFFF" style:text-underline-type="single" style:text-underline-style="solid" style:text-underline-width="auto" style:text-underline-mode="continuous"/>
    </style:style>
    <style:style style:name="T1211" style:parent-style-name="Domyślnaczcionkaakapitu" style:family="text">
      <style:text-properties style:text-underline-type="single" style:text-underline-style="solid" style:text-underline-width="auto" style:text-underline-mode="continuous"/>
    </style:style>
    <style:style style:name="P1212" style:parent-style-name="Normalny" style:family="paragraph">
      <style:paragraph-properties fo:text-align="justify" fo:line-height="150%" fo:text-indent="0.2479in"/>
    </style:style>
    <style:style style:name="T1213" style:parent-style-name="Domyślnaczcionkaakapitu" style:family="text">
      <style:text-properties fo:background-color="#80FFFF"/>
    </style:style>
    <style:style style:name="P1214" style:parent-style-name="Normalny" style:family="paragraph">
      <style:paragraph-properties fo:text-align="justify" fo:line-height="150%"/>
    </style:style>
    <style:style style:name="T1215" style:parent-style-name="Domyślnaczcionkaakapitu" style:family="text">
      <style:text-properties style:text-underline-type="single" style:text-underline-style="solid" style:text-underline-width="auto" style:text-underline-mode="continuous"/>
    </style:style>
    <style:style style:name="T1216" style:parent-style-name="Domyślnaczcionkaakapitu" style:family="text">
      <style:text-properties fo:background-color="#80FFFF" style:text-underline-type="single" style:text-underline-style="solid" style:text-underline-width="auto" style:text-underline-mode="continuous"/>
    </style:style>
    <style:style style:name="T1217" style:parent-style-name="Domyślnaczcionkaakapitu" style:family="text">
      <style:text-properties style:text-underline-type="single" style:text-underline-style="solid" style:text-underline-width="auto" style:text-underline-mode="continuous"/>
    </style:style>
    <style:style style:name="T1218" style:parent-style-name="Domyślnaczcionkaakapitu" style:family="text">
      <style:text-properties fo:background-color="#80FFFF" style:text-underline-type="single" style:text-underline-style="solid" style:text-underline-width="auto" style:text-underline-mode="continuous"/>
    </style:style>
    <style:style style:name="T1219" style:parent-style-name="Domyślnaczcionkaakapitu" style:family="text">
      <style:text-properties style:text-underline-type="single" style:text-underline-style="solid" style:text-underline-width="auto" style:text-underline-mode="continuous"/>
    </style:style>
    <style:style style:name="T1220" style:parent-style-name="Domyślnaczcionkaakapitu" style:family="text">
      <style:text-properties fo:background-color="#80FFFF" style:text-underline-type="single" style:text-underline-style="solid" style:text-underline-width="auto" style:text-underline-mode="continuous"/>
    </style:style>
    <style:style style:name="T1221" style:parent-style-name="Domyślnaczcionkaakapitu" style:family="text">
      <style:text-properties style:text-underline-type="single" style:text-underline-style="solid" style:text-underline-width="auto" style:text-underline-mode="continuous"/>
    </style:style>
    <style:style style:name="T1222" style:parent-style-name="Domyślnaczcionkaakapitu" style:family="text">
      <style:text-properties fo:background-color="#80FFFF" style:text-underline-type="single" style:text-underline-style="solid" style:text-underline-width="auto" style:text-underline-mode="continuous"/>
    </style:style>
    <style:style style:name="T1223" style:parent-style-name="Domyślnaczcionkaakapitu" style:family="text">
      <style:text-properties fo:background-color="#80FFFF"/>
    </style:style>
    <style:style style:name="P1224" style:parent-style-name="Normalny" style:family="paragraph">
      <style:paragraph-properties fo:text-align="justify" fo:line-height="150%" fo:text-indent="0.25in"/>
    </style:style>
    <style:style style:name="P1225" style:parent-style-name="Normalny" style:family="paragraph">
      <style:paragraph-properties fo:text-align="justify" fo:line-height="150%" fo:text-indent="0.25in"/>
    </style:style>
    <style:style style:name="P1226" style:parent-style-name="Normalny" style:family="paragraph">
      <style:paragraph-properties fo:text-align="justify" fo:line-height="150%"/>
    </style:style>
    <style:style style:name="T1227" style:parent-style-name="Domyślnaczcionkaakapitu" style:family="text">
      <style:text-properties style:text-underline-type="single" style:text-underline-style="solid" style:text-underline-width="auto" style:text-underline-mode="continuous"/>
    </style:style>
    <style:style style:name="T1228" style:parent-style-name="Domyślnaczcionkaakapitu" style:family="text">
      <style:text-properties fo:background-color="#80FFFF" style:text-underline-type="single" style:text-underline-style="solid" style:text-underline-width="auto" style:text-underline-mode="continuous"/>
    </style:style>
    <style:style style:name="T1229" style:parent-style-name="Domyślnaczcionkaakapitu" style:family="text">
      <style:text-properties style:text-underline-type="single" style:text-underline-style="solid" style:text-underline-width="auto" style:text-underline-mode="continuous"/>
    </style:style>
    <style:style style:name="P1230" style:parent-style-name="Normalny" style:family="paragraph">
      <style:paragraph-properties fo:text-align="justify" fo:line-height="150%" fo:text-indent="0.25in"/>
    </style:style>
    <style:style style:name="T1231" style:parent-style-name="Domyślnaczcionkaakapitu" style:family="text">
      <style:text-properties fo:background-color="#80FFFF"/>
    </style:style>
    <style:style style:name="P1232" style:parent-style-name="Normalny" style:family="paragraph">
      <style:paragraph-properties fo:text-align="justify" fo:line-height="150%"/>
    </style:style>
    <style:style style:name="T1233" style:parent-style-name="Domyślnaczcionkaakapitu" style:family="text">
      <style:text-properties style:text-underline-type="single" style:text-underline-style="solid" style:text-underline-width="auto" style:text-underline-mode="continuous"/>
    </style:style>
    <style:style style:name="T1234" style:parent-style-name="Domyślnaczcionkaakapitu" style:family="text">
      <style:text-properties fo:background-color="#80FFFF" style:text-underline-type="single" style:text-underline-style="solid" style:text-underline-width="auto" style:text-underline-mode="continuous"/>
    </style:style>
    <style:style style:name="T1235" style:parent-style-name="Domyślnaczcionkaakapitu" style:family="text">
      <style:text-properties style:text-underline-type="single" style:text-underline-style="solid" style:text-underline-width="auto" style:text-underline-mode="continuous"/>
    </style:style>
    <style:style style:name="P1236" style:parent-style-name="Normalny" style:family="paragraph">
      <style:paragraph-properties fo:text-align="justify" fo:line-height="150%" fo:text-indent="0.25in"/>
    </style:style>
    <style:style style:name="T1237" style:parent-style-name="Domyślnaczcionkaakapitu" style:family="text">
      <style:text-properties fo:background-color="#80FFFF"/>
    </style:style>
    <style:style style:name="P1238" style:parent-style-name="Normalny" style:family="paragraph">
      <style:paragraph-properties fo:text-align="justify" fo:line-height="150%"/>
    </style:style>
    <style:style style:name="T1239" style:parent-style-name="Domyślnaczcionkaakapitu" style:family="text">
      <style:text-properties style:text-underline-type="single" style:text-underline-style="solid" style:text-underline-width="auto" style:text-underline-mode="continuous"/>
    </style:style>
    <style:style style:name="T1240" style:parent-style-name="Domyślnaczcionkaakapitu" style:family="text">
      <style:text-properties fo:background-color="#80FFFF" style:text-underline-type="single" style:text-underline-style="solid" style:text-underline-width="auto" style:text-underline-mode="continuous"/>
    </style:style>
    <style:style style:name="T1241" style:parent-style-name="Domyślnaczcionkaakapitu" style:family="text">
      <style:text-properties style:text-underline-type="single" style:text-underline-style="solid" style:text-underline-width="auto" style:text-underline-mode="continuous"/>
    </style:style>
    <style:style style:name="T1242" style:parent-style-name="Domyślnaczcionkaakapitu" style:family="text">
      <style:text-properties fo:background-color="#80FFFF" style:text-underline-type="single" style:text-underline-style="solid" style:text-underline-width="auto" style:text-underline-mode="continuous"/>
    </style:style>
    <style:style style:name="T1243" style:parent-style-name="Domyślnaczcionkaakapitu" style:family="text">
      <style:text-properties style:text-underline-type="single" style:text-underline-style="solid" style:text-underline-width="auto" style:text-underline-mode="continuous"/>
    </style:style>
    <style:style style:name="T1244" style:parent-style-name="Domyślnaczcionkaakapitu" style:family="text">
      <style:text-properties fo:background-color="#80FFFF" style:text-underline-type="single" style:text-underline-style="solid" style:text-underline-width="auto" style:text-underline-mode="continuous"/>
    </style:style>
    <style:style style:name="T1245" style:parent-style-name="Domyślnaczcionkaakapitu" style:family="text">
      <style:text-properties style:text-underline-type="single" style:text-underline-style="solid" style:text-underline-width="auto" style:text-underline-mode="continuous"/>
    </style:style>
    <style:style style:name="T1246" style:parent-style-name="Domyślnaczcionkaakapitu" style:family="text">
      <style:text-properties fo:background-color="#80FFFF" style:text-underline-type="single" style:text-underline-style="solid" style:text-underline-width="auto" style:text-underline-mode="continuous"/>
    </style:style>
    <style:style style:name="T1247" style:parent-style-name="Domyślnaczcionkaakapitu" style:family="text">
      <style:text-properties style:text-underline-type="single" style:text-underline-style="solid" style:text-underline-width="auto" style:text-underline-mode="continuous"/>
    </style:style>
    <style:style style:name="T1248" style:parent-style-name="Domyślnaczcionkaakapitu" style:family="text">
      <style:text-properties fo:background-color="#80FFFF" style:text-underline-type="single" style:text-underline-style="solid" style:text-underline-width="auto" style:text-underline-mode="continuous"/>
    </style:style>
    <style:style style:name="T1249" style:parent-style-name="Domyślnaczcionkaakapitu" style:family="text">
      <style:text-properties fo:background-color="#80FFFF"/>
    </style:style>
    <style:style style:name="P1250" style:parent-style-name="Normalny" style:family="paragraph">
      <style:paragraph-properties fo:text-align="justify" fo:line-height="150%" fo:text-indent="0.25in"/>
    </style:style>
    <style:style style:name="T1251" style:parent-style-name="Domyślnaczcionkaakapitu" style:family="text">
      <style:text-properties fo:background-color="#80FFFF"/>
    </style:style>
    <style:style style:name="P1252" style:parent-style-name="Normalny" style:family="paragraph">
      <style:paragraph-properties fo:text-align="justify" fo:line-height="150%"/>
    </style:style>
    <style:style style:name="T1253" style:parent-style-name="Domyślnaczcionkaakapitu" style:family="text">
      <style:text-properties style:text-underline-type="single" style:text-underline-style="solid" style:text-underline-width="auto" style:text-underline-mode="continuous"/>
    </style:style>
    <style:style style:name="P1254" style:parent-style-name="Normalny" style:family="paragraph">
      <style:paragraph-properties fo:text-align="justify" fo:line-height="150%" fo:text-indent="0.25in"/>
    </style:style>
    <style:style style:name="T1255" style:parent-style-name="Domyślnaczcionkaakapitu" style:family="text">
      <style:text-properties fo:background-color="#80FFFF"/>
    </style:style>
    <style:style style:name="P1256" style:parent-style-name="Normalny" style:family="paragraph">
      <style:paragraph-properties fo:text-align="justify" fo:line-height="150%" fo:text-indent="0.25in"/>
    </style:style>
    <style:style style:name="P1257" style:parent-style-name="Normalny" style:family="paragraph">
      <style:paragraph-properties fo:text-align="justify" fo:line-height="150%"/>
    </style:style>
    <style:style style:name="T1258" style:parent-style-name="Domyślnaczcionkaakapitu" style:family="text">
      <style:text-properties style:text-underline-type="single" style:text-underline-style="solid" style:text-underline-width="auto" style:text-underline-mode="continuous"/>
    </style:style>
    <style:style style:name="T1259" style:parent-style-name="Domyślnaczcionkaakapitu" style:family="text">
      <style:text-properties fo:background-color="#80FFFF" style:text-underline-type="single" style:text-underline-style="solid" style:text-underline-width="auto" style:text-underline-mode="continuous"/>
    </style:style>
    <style:style style:name="T1260" style:parent-style-name="Domyślnaczcionkaakapitu" style:family="text">
      <style:text-properties style:text-underline-type="single" style:text-underline-style="solid" style:text-underline-width="auto" style:text-underline-mode="continuous"/>
    </style:style>
    <style:style style:name="T1261" style:parent-style-name="Domyślnaczcionkaakapitu" style:family="text">
      <style:text-properties fo:background-color="#80FFFF" style:text-underline-type="single" style:text-underline-style="solid" style:text-underline-width="auto" style:text-underline-mode="continuous"/>
    </style:style>
    <style:style style:name="T1262" style:parent-style-name="Domyślnaczcionkaakapitu" style:family="text">
      <style:text-properties style:text-underline-type="single" style:text-underline-style="solid" style:text-underline-width="auto" style:text-underline-mode="continuous"/>
    </style:style>
    <style:style style:name="T1263" style:parent-style-name="Domyślnaczcionkaakapitu" style:family="text">
      <style:text-properties fo:background-color="#80FFFF" style:text-underline-type="single" style:text-underline-style="solid" style:text-underline-width="auto" style:text-underline-mode="continuous"/>
    </style:style>
    <style:style style:name="T1264" style:parent-style-name="Domyślnaczcionkaakapitu" style:family="text">
      <style:text-properties style:text-underline-type="single" style:text-underline-style="solid" style:text-underline-width="auto" style:text-underline-mode="continuous"/>
    </style:style>
    <style:style style:name="T1265" style:parent-style-name="Domyślnaczcionkaakapitu" style:family="text">
      <style:text-properties fo:background-color="#80FFFF"/>
    </style:style>
    <style:style style:name="P1266" style:parent-style-name="Normalny" style:family="paragraph">
      <style:paragraph-properties fo:text-align="justify" fo:line-height="150%" fo:text-indent="0.25in"/>
    </style:style>
    <style:style style:name="T1267" style:parent-style-name="Domyślnaczcionkaakapitu" style:family="text">
      <style:text-properties fo:background-color="#80FFFF"/>
    </style:style>
    <style:style style:name="T1268" style:parent-style-name="Domyślnaczcionkaakapitu" style:family="text">
      <style:text-properties fo:background-color="#80FFFF"/>
    </style:style>
    <style:style style:name="T1269" style:parent-style-name="Domyślnaczcionkaakapitu" style:family="text">
      <style:text-properties fo:background-color="#80FFFF"/>
    </style:style>
    <style:style style:name="P1270" style:parent-style-name="Normalny" style:family="paragraph">
      <style:paragraph-properties fo:text-align="justify" fo:line-height="150%" fo:text-indent="0.25in"/>
    </style:style>
    <style:style style:name="T1271" style:parent-style-name="Domyślnaczcionkaakapitu" style:family="text">
      <style:text-properties fo:background-color="#80FFFF"/>
    </style:style>
    <style:style style:name="P1272" style:parent-style-name="Normalny" style:family="paragraph">
      <style:paragraph-properties fo:text-align="justify" fo:line-height="150%" fo:text-indent="0.25in"/>
    </style:style>
    <style:style style:name="P1273" style:parent-style-name="Normalny" style:family="paragraph">
      <style:paragraph-properties fo:text-align="justify" fo:line-height="150%" fo:text-indent="0.25in"/>
    </style:style>
    <style:style style:name="T1274" style:parent-style-name="Domyślnaczcionkaakapitu" style:family="text">
      <style:text-properties fo:background-color="#80FFFF"/>
    </style:style>
    <style:style style:name="T1275" style:parent-style-name="Domyślnaczcionkaakapitu" style:family="text">
      <style:text-properties fo:background-color="#80FFFF"/>
    </style:style>
    <style:style style:name="T1276" style:parent-style-name="Domyślnaczcionkaakapitu" style:family="text">
      <style:text-properties fo:background-color="#80FFFF"/>
    </style:style>
    <style:style style:name="T1277" style:parent-style-name="Domyślnaczcionkaakapitu" style:family="text">
      <style:text-properties fo:background-color="#80FFFF"/>
    </style:style>
    <style:style style:name="T1278" style:parent-style-name="Domyślnaczcionkaakapitu" style:family="text">
      <style:text-properties fo:background-color="#80FFFF"/>
    </style:style>
    <style:style style:name="T1279" style:parent-style-name="Domyślnaczcionkaakapitu" style:family="text">
      <style:text-properties fo:background-color="#80FFFF"/>
    </style:style>
    <style:style style:name="T1280" style:parent-style-name="Domyślnaczcionkaakapitu" style:family="text">
      <style:text-properties fo:background-color="#80FFFF"/>
    </style:style>
    <style:style style:name="T1281" style:parent-style-name="Domyślnaczcionkaakapitu" style:family="text">
      <style:text-properties fo:background-color="#80FFFF"/>
    </style:style>
    <style:style style:name="T1282" style:parent-style-name="Domyślnaczcionkaakapitu" style:family="text">
      <style:text-properties fo:background-color="#80FFFF"/>
    </style:style>
    <style:style style:name="P1283" style:parent-style-name="Normalny" style:family="paragraph">
      <style:paragraph-properties fo:text-align="justify" fo:line-height="150%" fo:text-indent="0.25in"/>
    </style:style>
    <style:style style:name="P1284" style:parent-style-name="Normalny" style:family="paragraph">
      <style:paragraph-properties fo:text-align="justify" fo:line-height="150%" fo:text-indent="0.25in"/>
    </style:style>
    <style:style style:name="T1285" style:parent-style-name="Domyślnaczcionkaakapitu" style:family="text">
      <style:text-properties fo:background-color="#80FFFF"/>
    </style:style>
    <style:style style:name="T1286" style:parent-style-name="Domyślnaczcionkaakapitu" style:family="text">
      <style:text-properties fo:background-color="#80FFFF"/>
    </style:style>
    <style:style style:name="T1287" style:parent-style-name="Domyślnaczcionkaakapitu" style:family="text">
      <style:text-properties fo:background-color="#80FFFF"/>
    </style:style>
    <style:style style:name="T1288" style:parent-style-name="Domyślnaczcionkaakapitu" style:family="text">
      <style:text-properties fo:background-color="#80FFFF"/>
    </style:style>
    <style:style style:name="T1289" style:parent-style-name="Domyślnaczcionkaakapitu" style:family="text">
      <style:text-properties fo:background-color="#80FFFF"/>
    </style:style>
    <style:style style:name="T1290" style:parent-style-name="Domyślnaczcionkaakapitu" style:family="text">
      <style:text-properties fo:background-color="#80FFFF"/>
    </style:style>
    <style:style style:name="T1291" style:parent-style-name="Domyślnaczcionkaakapitu" style:family="text">
      <style:text-properties fo:background-color="#80FFFF"/>
    </style:style>
    <style:style style:name="T1292" style:parent-style-name="Domyślnaczcionkaakapitu" style:family="text">
      <style:text-properties fo:background-color="#80FFFF"/>
    </style:style>
    <style:style style:name="T1293" style:parent-style-name="Domyślnaczcionkaakapitu" style:family="text">
      <style:text-properties fo:background-color="#80FFFF"/>
    </style:style>
    <style:style style:name="T1294" style:parent-style-name="Domyślnaczcionkaakapitu" style:family="text">
      <style:text-properties fo:background-color="#80FFFF"/>
    </style:style>
    <style:style style:name="P1295" style:parent-style-name="Normalny" style:family="paragraph">
      <style:paragraph-properties fo:text-align="justify" fo:line-height="150%" fo:text-indent="0.25in"/>
    </style:style>
    <style:style style:name="T1296" style:parent-style-name="Domyślnaczcionkaakapitu" style:family="text">
      <style:text-properties fo:background-color="#80FFFF"/>
    </style:style>
    <style:style style:name="T1297" style:parent-style-name="Domyślnaczcionkaakapitu" style:family="text">
      <style:text-properties fo:background-color="#80FFFF"/>
    </style:style>
    <style:style style:name="T1298" style:parent-style-name="Domyślnaczcionkaakapitu" style:family="text">
      <style:text-properties fo:background-color="#80FFFF"/>
    </style:style>
    <style:style style:name="P1299" style:parent-style-name="Normalny" style:family="paragraph">
      <style:paragraph-properties fo:text-align="justify" fo:line-height="150%" fo:text-indent="0.25in"/>
    </style:style>
    <style:style style:name="P1300" style:parent-style-name="Normalny" style:family="paragraph">
      <style:paragraph-properties fo:text-align="justify" fo:line-height="150%" fo:text-indent="0.25in"/>
    </style:style>
    <style:style style:name="P1301" style:parent-style-name="Normalny" style:family="paragraph">
      <style:paragraph-properties fo:text-align="justify" fo:line-height="150%"/>
    </style:style>
    <style:style style:name="T1302" style:parent-style-name="Domyślnaczcionkaakapitu" style:family="text">
      <style:text-properties style:text-underline-type="single" style:text-underline-style="solid" style:text-underline-width="auto" style:text-underline-mode="continuous"/>
    </style:style>
    <style:style style:name="P1303" style:parent-style-name="Normalny" style:family="paragraph">
      <style:paragraph-properties fo:text-align="justify" fo:line-height="150%" fo:text-indent="0.25in"/>
    </style:style>
    <style:style style:name="T1304" style:parent-style-name="Domyślnaczcionkaakapitu" style:family="text">
      <style:text-properties fo:background-color="#80FFFF"/>
    </style:style>
    <style:style style:name="T1305" style:parent-style-name="Domyślnaczcionkaakapitu" style:family="text">
      <style:text-properties fo:background-color="#80FFFF"/>
    </style:style>
    <style:style style:name="T1306" style:parent-style-name="Domyślnaczcionkaakapitu" style:family="text">
      <style:text-properties fo:background-color="#80FFFF"/>
    </style:style>
    <style:style style:name="P1307" style:parent-style-name="Normalny" style:family="paragraph">
      <style:paragraph-properties fo:text-align="justify" fo:line-height="150%"/>
    </style:style>
    <style:style style:name="T1308" style:parent-style-name="Domyślnaczcionkaakapitu" style:family="text">
      <style:text-properties style:text-underline-type="single" style:text-underline-style="solid" style:text-underline-width="auto" style:text-underline-mode="continuous"/>
    </style:style>
    <style:style style:name="T1309" style:parent-style-name="Domyślnaczcionkaakapitu" style:family="text">
      <style:text-properties fo:background-color="#80FFFF" style:text-underline-type="single" style:text-underline-style="solid" style:text-underline-width="auto" style:text-underline-mode="continuous"/>
    </style:style>
    <style:style style:name="T1310" style:parent-style-name="Domyślnaczcionkaakapitu" style:family="text">
      <style:text-properties style:text-underline-type="single" style:text-underline-style="solid" style:text-underline-width="auto" style:text-underline-mode="continuous"/>
    </style:style>
    <style:style style:name="P1311" style:parent-style-name="Normalny" style:family="paragraph">
      <style:paragraph-properties fo:text-align="justify" fo:line-height="150%" fo:text-indent="0.25in"/>
    </style:style>
    <style:style style:name="T1312" style:parent-style-name="Domyślnaczcionkaakapitu" style:family="text">
      <style:text-properties fo:background-color="#80FFFF"/>
    </style:style>
    <style:style style:name="T1313" style:parent-style-name="Domyślnaczcionkaakapitu" style:family="text">
      <style:text-properties fo:background-color="#80FFFF"/>
    </style:style>
    <style:style style:name="P1314" style:parent-style-name="Normalny" style:family="paragraph">
      <style:paragraph-properties fo:text-align="justify" fo:line-height="150%" fo:text-indent="0.25in"/>
    </style:style>
    <style:style style:name="T1315" style:parent-style-name="Domyślnaczcionkaakapitu" style:family="text">
      <style:text-properties fo:background-color="#80FFFF"/>
    </style:style>
    <style:style style:name="T1316" style:parent-style-name="Domyślnaczcionkaakapitu" style:family="text">
      <style:text-properties fo:background-color="#80FFFF"/>
    </style:style>
    <style:style style:name="T1317" style:parent-style-name="Domyślnaczcionkaakapitu" style:family="text">
      <style:text-properties fo:background-color="#80FFFF"/>
    </style:style>
    <style:style style:name="P1318" style:parent-style-name="Normalny" style:family="paragraph">
      <style:paragraph-properties fo:text-align="justify" fo:line-height="150%" fo:text-indent="0.25in"/>
    </style:style>
    <style:style style:name="T1319" style:parent-style-name="Domyślnaczcionkaakapitu" style:family="text">
      <style:text-properties fo:background-color="#80FFFF"/>
    </style:style>
    <style:style style:name="T1320" style:parent-style-name="Domyślnaczcionkaakapitu" style:family="text">
      <style:text-properties fo:background-color="#80FFFF"/>
    </style:style>
    <style:style style:name="P1321" style:parent-style-name="Normalny" style:family="paragraph">
      <style:paragraph-properties fo:text-align="justify" fo:line-height="150%" fo:text-indent="0.25in"/>
    </style:style>
    <style:style style:name="T1322" style:parent-style-name="Domyślnaczcionkaakapitu" style:family="text">
      <style:text-properties fo:background-color="#80FFFF"/>
    </style:style>
    <style:style style:name="T1323" style:parent-style-name="Domyślnaczcionkaakapitu" style:family="text">
      <style:text-properties fo:background-color="#80FFFF"/>
    </style:style>
    <style:style style:name="T1324" style:parent-style-name="Domyślnaczcionkaakapitu" style:family="text">
      <style:text-properties fo:background-color="#80FFFF"/>
    </style:style>
    <style:style style:name="P1325" style:parent-style-name="Normalny" style:family="paragraph">
      <style:paragraph-properties fo:text-align="justify" fo:line-height="150%" fo:text-indent="0.25in"/>
    </style:style>
    <style:style style:name="T1326" style:parent-style-name="Domyślnaczcionkaakapitu" style:family="text">
      <style:text-properties fo:background-color="#80FFFF"/>
    </style:style>
    <style:style style:name="P1327" style:parent-style-name="Normalny" style:family="paragraph">
      <style:paragraph-properties fo:text-align="justify" fo:line-height="150%" fo:text-indent="0.25in"/>
    </style:style>
    <style:style style:name="T1328" style:parent-style-name="Domyślnaczcionkaakapitu" style:family="text">
      <style:text-properties fo:background-color="#80FFFF"/>
    </style:style>
    <style:style style:name="T1329" style:parent-style-name="Domyślnaczcionkaakapitu" style:family="text">
      <style:text-properties fo:background-color="#80FFFF"/>
    </style:style>
    <style:style style:name="T1330" style:parent-style-name="Domyślnaczcionkaakapitu" style:family="text">
      <style:text-properties fo:background-color="#80FFFF"/>
    </style:style>
    <style:style style:name="T1331" style:parent-style-name="Domyślnaczcionkaakapitu" style:family="text">
      <style:text-properties fo:background-color="#80FFFF"/>
    </style:style>
    <style:style style:name="T1332" style:parent-style-name="Domyślnaczcionkaakapitu" style:family="text">
      <style:text-properties fo:background-color="#80FFFF"/>
    </style:style>
    <style:style style:name="T1333" style:parent-style-name="Domyślnaczcionkaakapitu" style:family="text">
      <style:text-properties fo:background-color="#80FFFF"/>
    </style:style>
    <style:style style:name="T1334" style:parent-style-name="Domyślnaczcionkaakapitu" style:family="text">
      <style:text-properties fo:background-color="#80FFFF"/>
    </style:style>
    <style:style style:name="T1335" style:parent-style-name="Domyślnaczcionkaakapitu" style:family="text">
      <style:text-properties fo:background-color="#80FFFF"/>
    </style:style>
    <style:style style:name="P1336" style:parent-style-name="Normalny" style:family="paragraph">
      <style:paragraph-properties fo:text-align="justify" fo:line-height="150%" fo:text-indent="0.25in"/>
    </style:style>
    <style:style style:name="T1337" style:parent-style-name="Domyślnaczcionkaakapitu" style:family="text">
      <style:text-properties fo:background-color="#80FFFF"/>
    </style:style>
    <style:style style:name="T1338" style:parent-style-name="Domyślnaczcionkaakapitu" style:family="text">
      <style:text-properties fo:background-color="#80FFFF"/>
    </style:style>
    <style:style style:name="T1339" style:parent-style-name="Domyślnaczcionkaakapitu" style:family="text">
      <style:text-properties fo:background-color="#80FFFF"/>
    </style:style>
    <style:style style:name="T1340" style:parent-style-name="Domyślnaczcionkaakapitu" style:family="text">
      <style:text-properties fo:background-color="#80FFFF"/>
    </style:style>
    <style:style style:name="P1341" style:parent-style-name="Normalny" style:family="paragraph">
      <style:paragraph-properties fo:text-align="justify" fo:line-height="150%" fo:text-indent="0.25in"/>
    </style:style>
    <style:style style:name="T1342" style:parent-style-name="Domyślnaczcionkaakapitu" style:family="text">
      <style:text-properties fo:background-color="#80FFFF"/>
    </style:style>
    <style:style style:name="T1343" style:parent-style-name="Domyślnaczcionkaakapitu" style:family="text">
      <style:text-properties fo:background-color="#80FFFF"/>
    </style:style>
    <style:style style:name="T1344" style:parent-style-name="Domyślnaczcionkaakapitu" style:family="text">
      <style:text-properties fo:background-color="#80FFFF"/>
    </style:style>
    <style:style style:name="T1345" style:parent-style-name="Domyślnaczcionkaakapitu" style:family="text">
      <style:text-properties fo:background-color="#80FFFF"/>
    </style:style>
    <style:style style:name="T1346" style:parent-style-name="Domyślnaczcionkaakapitu" style:family="text">
      <style:text-properties fo:background-color="#80FFFF"/>
    </style:style>
    <style:style style:name="T1347" style:parent-style-name="Domyślnaczcionkaakapitu" style:family="text">
      <style:text-properties fo:background-color="#80FFFF"/>
    </style:style>
    <style:style style:name="P1348" style:parent-style-name="Normalny" style:family="paragraph">
      <style:paragraph-properties fo:text-align="justify" fo:line-height="150%" fo:text-indent="0.25in"/>
    </style:style>
    <style:style style:name="T1349" style:parent-style-name="Domyślnaczcionkaakapitu" style:family="text">
      <style:text-properties fo:background-color="#80FFFF"/>
    </style:style>
    <style:style style:name="T1350" style:parent-style-name="Domyślnaczcionkaakapitu" style:family="text">
      <style:text-properties fo:background-color="#80FFFF"/>
    </style:style>
    <style:style style:name="P1351" style:parent-style-name="Normalny" style:family="paragraph">
      <style:paragraph-properties fo:text-align="justify" fo:line-height="150%" fo:text-indent="0.25in"/>
    </style:style>
    <style:style style:name="T1352" style:parent-style-name="Domyślnaczcionkaakapitu" style:family="text">
      <style:text-properties fo:background-color="#80FFFF"/>
    </style:style>
    <style:style style:name="P1353" style:parent-style-name="Normalny" style:family="paragraph">
      <style:paragraph-properties fo:text-align="justify" fo:line-height="150%" fo:text-indent="0.25in"/>
    </style:style>
    <style:style style:name="T1354" style:parent-style-name="Domyślnaczcionkaakapitu" style:family="text">
      <style:text-properties fo:background-color="#80FFFF"/>
    </style:style>
    <style:style style:name="T1355" style:parent-style-name="Domyślnaczcionkaakapitu" style:family="text">
      <style:text-properties fo:background-color="#80FFFF"/>
    </style:style>
    <style:style style:name="P1356" style:parent-style-name="Normalny" style:family="paragraph">
      <style:paragraph-properties fo:text-align="justify" fo:line-height="150%" fo:text-indent="0.25in"/>
    </style:style>
    <style:style style:name="T1357" style:parent-style-name="Domyślnaczcionkaakapitu" style:family="text">
      <style:text-properties fo:background-color="#80FFFF"/>
    </style:style>
    <style:style style:name="T1358" style:parent-style-name="Domyślnaczcionkaakapitu" style:family="text">
      <style:text-properties fo:background-color="#80FFFF"/>
    </style:style>
    <style:style style:name="T1359" style:parent-style-name="Domyślnaczcionkaakapitu" style:family="text">
      <style:text-properties fo:background-color="#80FFFF"/>
    </style:style>
    <style:style style:name="T1360" style:parent-style-name="Domyślnaczcionkaakapitu" style:family="text">
      <style:text-properties fo:background-color="#80FFFF"/>
    </style:style>
    <style:style style:name="T1361" style:parent-style-name="Domyślnaczcionkaakapitu" style:family="text">
      <style:text-properties fo:background-color="#80FFFF"/>
    </style:style>
    <style:style style:name="P1362" style:parent-style-name="Normalny" style:family="paragraph">
      <style:paragraph-properties fo:text-align="justify" fo:line-height="150%" fo:text-indent="0.25in"/>
    </style:style>
    <style:style style:name="T1363" style:parent-style-name="Domyślnaczcionkaakapitu" style:family="text">
      <style:text-properties fo:background-color="#80FFFF"/>
    </style:style>
    <style:style style:name="P1364" style:parent-style-name="Normalny" style:family="paragraph">
      <style:paragraph-properties fo:text-align="justify" fo:line-height="150%" fo:text-indent="0.25in"/>
    </style:style>
    <style:style style:name="T1365" style:parent-style-name="Domyślnaczcionkaakapitu" style:family="text">
      <style:text-properties style:text-underline-type="single" style:text-underline-style="solid" style:text-underline-width="auto" style:text-underline-mode="continuous"/>
    </style:style>
    <style:style style:name="T1366" style:parent-style-name="Domyślnaczcionkaakapitu" style:family="text">
      <style:text-properties fo:background-color="#80FFFF" style:text-underline-type="single" style:text-underline-style="solid" style:text-underline-width="auto" style:text-underline-mode="continuous"/>
    </style:style>
    <style:style style:name="T1367" style:parent-style-name="Domyślnaczcionkaakapitu" style:family="text">
      <style:text-properties style:text-underline-type="single" style:text-underline-style="solid" style:text-underline-width="auto" style:text-underline-mode="continuous"/>
    </style:style>
    <style:style style:name="T1368" style:parent-style-name="Domyślnaczcionkaakapitu" style:family="text">
      <style:text-properties fo:background-color="#80FFFF" style:text-underline-type="single" style:text-underline-style="solid" style:text-underline-width="auto" style:text-underline-mode="continuous"/>
    </style:style>
    <style:style style:name="T1369" style:parent-style-name="Domyślnaczcionkaakapitu" style:family="text">
      <style:text-properties style:text-underline-type="single" style:text-underline-style="solid" style:text-underline-width="auto" style:text-underline-mode="continuous"/>
    </style:style>
    <style:style style:name="T1370" style:parent-style-name="Domyślnaczcionkaakapitu" style:family="text">
      <style:text-properties fo:background-color="#80FFFF" style:text-underline-type="single" style:text-underline-style="solid" style:text-underline-width="auto" style:text-underline-mode="continuous"/>
    </style:style>
    <style:style style:name="P1371" style:parent-style-name="Normalny" style:family="paragraph">
      <style:paragraph-properties fo:text-align="justify" fo:line-height="150%" fo:text-indent="0.25in"/>
    </style:style>
    <style:style style:name="P1372" style:parent-style-name="Normalny" style:family="paragraph">
      <style:paragraph-properties fo:text-align="justify" fo:line-height="150%" fo:text-indent="0.25in"/>
    </style:style>
    <style:style style:name="T1373" style:parent-style-name="Domyślnaczcionkaakapitu" style:family="text">
      <style:text-properties fo:background-color="#80FFFF"/>
    </style:style>
    <style:style style:name="P1374" style:parent-style-name="Normalny" style:family="paragraph">
      <style:paragraph-properties fo:text-align="justify" fo:line-height="150%"/>
    </style:style>
    <style:style style:name="T1375" style:parent-style-name="Domyślnaczcionkaakapitu" style:family="text">
      <style:text-properties fo:background-color="#80FFFF" style:text-underline-type="single" style:text-underline-style="solid" style:text-underline-width="auto" style:text-underline-mode="continuous"/>
    </style:style>
    <style:style style:name="T1376" style:parent-style-name="Domyślnaczcionkaakapitu" style:family="text">
      <style:text-properties style:text-underline-type="single" style:text-underline-style="solid" style:text-underline-width="auto" style:text-underline-mode="continuous"/>
    </style:style>
    <style:style style:name="T1377" style:parent-style-name="Domyślnaczcionkaakapitu" style:family="text">
      <style:text-properties fo:background-color="#80FFFF" style:text-underline-type="single" style:text-underline-style="solid" style:text-underline-width="auto" style:text-underline-mode="continuous"/>
    </style:style>
    <style:style style:name="T1378" style:parent-style-name="Domyślnaczcionkaakapitu" style:family="text">
      <style:text-properties style:text-underline-type="single" style:text-underline-style="solid" style:text-underline-width="auto" style:text-underline-mode="continuous"/>
    </style:style>
    <style:style style:name="T1379" style:parent-style-name="Domyślnaczcionkaakapitu" style:family="text">
      <style:text-properties fo:background-color="#80FFFF" style:text-underline-type="single" style:text-underline-style="solid" style:text-underline-width="auto" style:text-underline-mode="continuous"/>
    </style:style>
    <style:style style:name="P1380" style:parent-style-name="Normalny" style:family="paragraph">
      <style:paragraph-properties fo:text-align="justify" fo:line-height="150%" fo:text-indent="0.25in"/>
    </style:style>
    <style:style style:name="T1381" style:parent-style-name="Domyślnaczcionkaakapitu" style:family="text">
      <style:text-properties fo:background-color="#80FFFF"/>
    </style:style>
    <style:style style:name="T1382" style:parent-style-name="Domyślnaczcionkaakapitu" style:family="text">
      <style:text-properties fo:background-color="#80FFFF"/>
    </style:style>
    <style:style style:name="T1383" style:parent-style-name="Domyślnaczcionkaakapitu" style:family="text">
      <style:text-properties fo:background-color="#80FFFF"/>
    </style:style>
    <style:style style:name="P1384" style:parent-style-name="Normalny" style:family="paragraph">
      <style:paragraph-properties fo:text-align="justify" fo:line-height="150%" fo:text-indent="0.25in"/>
    </style:style>
    <style:style style:name="T1385" style:parent-style-name="Domyślnaczcionkaakapitu" style:family="text">
      <style:text-properties fo:background-color="#80FFFF"/>
    </style:style>
    <style:style style:name="P1386" style:parent-style-name="Normalny" style:family="paragraph">
      <style:paragraph-properties fo:text-align="justify" fo:line-height="150%" fo:text-indent="0.25in"/>
    </style:style>
    <style:style style:name="T1387" style:parent-style-name="Domyślnaczcionkaakapitu" style:family="text">
      <style:text-properties fo:background-color="#80FFFF"/>
    </style:style>
    <style:style style:name="T1388" style:parent-style-name="Domyślnaczcionkaakapitu" style:family="text">
      <style:text-properties fo:background-color="#80FFFF"/>
    </style:style>
    <style:style style:name="P1389" style:parent-style-name="Normalny" style:family="paragraph">
      <style:paragraph-properties fo:text-align="justify" fo:line-height="150%" fo:text-indent="0.25in"/>
    </style:style>
    <style:style style:name="T1390" style:parent-style-name="Domyślnaczcionkaakapitu" style:family="text">
      <style:text-properties fo:background-color="#80FFFF"/>
    </style:style>
    <style:style style:name="T1391" style:parent-style-name="Domyślnaczcionkaakapitu" style:family="text">
      <style:text-properties fo:background-color="#80FFFF"/>
    </style:style>
    <style:style style:name="T1392" style:parent-style-name="Domyślnaczcionkaakapitu" style:family="text">
      <style:text-properties fo:background-color="#80FFFF"/>
    </style:style>
    <style:style style:name="P1393" style:parent-style-name="Normalny" style:family="paragraph">
      <style:paragraph-properties fo:text-align="justify" fo:line-height="150%" fo:text-indent="0.25in"/>
    </style:style>
    <style:style style:name="T1394" style:parent-style-name="Domyślnaczcionkaakapitu" style:family="text">
      <style:text-properties fo:background-color="#80FFFF"/>
    </style:style>
    <style:style style:name="P1395" style:parent-style-name="Normalny" style:family="paragraph">
      <style:paragraph-properties fo:text-align="justify" fo:line-height="150%" fo:text-indent="0.25in"/>
    </style:style>
    <style:style style:name="T1396" style:parent-style-name="Domyślnaczcionkaakapitu" style:family="text">
      <style:text-properties fo:background-color="#80FFFF"/>
    </style:style>
    <style:style style:name="T1397" style:parent-style-name="Domyślnaczcionkaakapitu" style:family="text">
      <style:text-properties fo:background-color="#80FFFF"/>
    </style:style>
    <style:style style:name="T1398" style:parent-style-name="Domyślnaczcionkaakapitu" style:family="text">
      <style:text-properties fo:background-color="#80FFFF"/>
    </style:style>
    <style:style style:name="T1399" style:parent-style-name="Domyślnaczcionkaakapitu" style:family="text">
      <style:text-properties fo:background-color="#80FFFF"/>
    </style:style>
    <style:style style:name="P1400" style:parent-style-name="Normalny" style:family="paragraph">
      <style:paragraph-properties fo:text-align="justify" fo:line-height="150%" fo:text-indent="0.25in"/>
    </style:style>
    <style:style style:name="T1401" style:parent-style-name="Domyślnaczcionkaakapitu" style:family="text">
      <style:text-properties fo:background-color="#80FFFF"/>
    </style:style>
    <style:style style:name="T1402" style:parent-style-name="Domyślnaczcionkaakapitu" style:family="text">
      <style:text-properties fo:background-color="#80FFFF"/>
    </style:style>
    <style:style style:name="P1403" style:parent-style-name="Normalny" style:family="paragraph">
      <style:paragraph-properties fo:text-align="justify" fo:line-height="150%" fo:text-indent="0.25in"/>
    </style:style>
    <style:style style:name="T1404" style:parent-style-name="Domyślnaczcionkaakapitu" style:family="text">
      <style:text-properties fo:background-color="#80FFFF"/>
    </style:style>
    <style:style style:name="P1405" style:parent-style-name="Normalny" style:family="paragraph">
      <style:paragraph-properties fo:text-align="justify" fo:line-height="150%"/>
    </style:style>
    <style:style style:name="T1406" style:parent-style-name="Domyślnaczcionkaakapitu" style:family="text">
      <style:text-properties style:text-underline-type="single" style:text-underline-style="solid" style:text-underline-width="auto" style:text-underline-mode="continuous"/>
    </style:style>
    <style:style style:name="P1407" style:parent-style-name="Normalny" style:family="paragraph">
      <style:paragraph-properties fo:text-align="justify" fo:line-height="150%" fo:text-indent="0.25in"/>
    </style:style>
    <style:style style:name="P1408" style:parent-style-name="Normalny" style:family="paragraph">
      <style:paragraph-properties fo:text-align="justify" fo:line-height="150%"/>
    </style:style>
    <style:style style:name="T1409" style:parent-style-name="Domyślnaczcionkaakapitu" style:family="text">
      <style:text-properties style:text-underline-type="single" style:text-underline-style="solid" style:text-underline-width="auto" style:text-underline-mode="continuous"/>
    </style:style>
    <style:style style:name="T1410" style:parent-style-name="Domyślnaczcionkaakapitu" style:family="text">
      <style:text-properties fo:background-color="#80FFFF" style:text-underline-type="single" style:text-underline-style="solid" style:text-underline-width="auto" style:text-underline-mode="continuous"/>
    </style:style>
    <style:style style:name="T1411" style:parent-style-name="Domyślnaczcionkaakapitu" style:family="text">
      <style:text-properties style:text-underline-type="single" style:text-underline-style="solid" style:text-underline-width="auto" style:text-underline-mode="continuous"/>
    </style:style>
    <style:style style:name="P1412" style:parent-style-name="Normalny" style:family="paragraph">
      <style:paragraph-properties fo:text-align="justify" fo:line-height="150%" fo:text-indent="0.25in"/>
    </style:style>
    <style:style style:name="T1413" style:parent-style-name="Domyślnaczcionkaakapitu" style:family="text">
      <style:text-properties fo:background-color="#80FFFF"/>
    </style:style>
    <style:style style:name="T1414" style:parent-style-name="Domyślnaczcionkaakapitu" style:family="text">
      <style:text-properties fo:background-color="#80FFFF"/>
    </style:style>
    <style:style style:name="T1415" style:parent-style-name="Domyślnaczcionkaakapitu" style:family="text">
      <style:text-properties fo:background-color="#80FFFF"/>
    </style:style>
    <style:style style:name="P1416" style:parent-style-name="Normalny" style:family="paragraph">
      <style:paragraph-properties fo:text-align="justify" fo:line-height="150%"/>
    </style:style>
    <style:style style:name="T1417" style:parent-style-name="Domyślnaczcionkaakapitu" style:family="text">
      <style:text-properties style:text-underline-type="single" style:text-underline-style="solid" style:text-underline-width="auto" style:text-underline-mode="continuous"/>
    </style:style>
    <style:style style:name="P1418" style:parent-style-name="Normalny" style:family="paragraph">
      <style:paragraph-properties fo:text-align="justify" fo:line-height="150%" fo:text-indent="0.25in"/>
    </style:style>
    <style:style style:name="T1419" style:parent-style-name="Domyślnaczcionkaakapitu" style:family="text">
      <style:text-properties fo:background-color="#80FFFF"/>
    </style:style>
    <style:style style:name="T1420" style:parent-style-name="Domyślnaczcionkaakapitu" style:family="text">
      <style:text-properties fo:background-color="#80FFFF"/>
    </style:style>
    <style:style style:name="T1421" style:parent-style-name="Domyślnaczcionkaakapitu" style:family="text">
      <style:text-properties fo:background-color="#80FFFF"/>
    </style:style>
    <style:style style:name="T1422" style:parent-style-name="Domyślnaczcionkaakapitu" style:family="text">
      <style:text-properties fo:background-color="#80FFFF"/>
    </style:style>
    <style:style style:name="T1423" style:parent-style-name="Domyślnaczcionkaakapitu" style:family="text">
      <style:text-properties fo:background-color="#80FFFF"/>
    </style:style>
    <style:style style:name="T1424" style:parent-style-name="Domyślnaczcionkaakapitu" style:family="text">
      <style:text-properties fo:background-color="#80FFFF"/>
    </style:style>
    <style:style style:name="T1425" style:parent-style-name="Domyślnaczcionkaakapitu" style:family="text">
      <style:text-properties fo:background-color="#80FFFF"/>
    </style:style>
    <style:style style:name="P1426" style:parent-style-name="Normalny" style:family="paragraph">
      <style:paragraph-properties fo:text-align="justify" fo:line-height="150%" fo:text-indent="0.25in"/>
    </style:style>
    <style:style style:name="T1427" style:parent-style-name="Domyślnaczcionkaakapitu" style:family="text">
      <style:text-properties fo:background-color="#80FFFF"/>
    </style:style>
    <style:style style:name="T1428" style:parent-style-name="Domyślnaczcionkaakapitu" style:family="text">
      <style:text-properties fo:background-color="#80FFFF"/>
    </style:style>
    <style:style style:name="P1429" style:parent-style-name="Normalny" style:family="paragraph">
      <style:paragraph-properties fo:text-align="justify" fo:line-height="150%"/>
    </style:style>
    <style:style style:name="T1430" style:parent-style-name="Domyślnaczcionkaakapitu" style:family="text">
      <style:text-properties style:text-underline-type="single" style:text-underline-style="solid" style:text-underline-width="auto" style:text-underline-mode="continuous"/>
    </style:style>
    <style:style style:name="P1431" style:parent-style-name="Normalny" style:family="paragraph">
      <style:paragraph-properties fo:text-align="justify" fo:line-height="150%" fo:text-indent="0.25in"/>
    </style:style>
    <style:style style:name="P1432" style:parent-style-name="Normalny" style:family="paragraph">
      <style:paragraph-properties fo:text-align="justify" fo:line-height="150%" fo:text-indent="0.25in"/>
    </style:style>
    <style:style style:name="T1433" style:parent-style-name="Domyślnaczcionkaakapitu" style:family="text">
      <style:text-properties fo:background-color="#80FFFF"/>
    </style:style>
    <style:style style:name="P1434" style:parent-style-name="Normalny" style:family="paragraph">
      <style:paragraph-properties fo:text-align="justify" fo:line-height="150%"/>
    </style:style>
    <style:style style:name="T1435" style:parent-style-name="Domyślnaczcionkaakapitu" style:family="text">
      <style:text-properties style:text-underline-type="single" style:text-underline-style="solid" style:text-underline-width="auto" style:text-underline-mode="continuous"/>
    </style:style>
    <style:style style:name="T1436" style:parent-style-name="Domyślnaczcionkaakapitu" style:family="text">
      <style:text-properties fo:background-color="#80FFFF" style:text-underline-type="single" style:text-underline-style="solid" style:text-underline-width="auto" style:text-underline-mode="continuous"/>
    </style:style>
    <style:style style:name="T1437" style:parent-style-name="Domyślnaczcionkaakapitu" style:family="text">
      <style:text-properties style:text-underline-type="single" style:text-underline-style="solid" style:text-underline-width="auto" style:text-underline-mode="continuous"/>
    </style:style>
    <style:style style:name="P1438" style:parent-style-name="Normalny" style:family="paragraph">
      <style:paragraph-properties fo:text-align="justify" fo:line-height="150%" fo:text-indent="0.25in"/>
    </style:style>
    <style:style style:name="T1439" style:parent-style-name="Domyślnaczcionkaakapitu" style:family="text">
      <style:text-properties fo:background-color="#80FFFF"/>
    </style:style>
    <style:style style:name="T1440" style:parent-style-name="Domyślnaczcionkaakapitu" style:family="text">
      <style:text-properties fo:background-color="#80FFFF"/>
    </style:style>
    <style:style style:name="T1441" style:parent-style-name="Domyślnaczcionkaakapitu" style:family="text">
      <style:text-properties fo:background-color="#80FFFF"/>
    </style:style>
    <style:style style:name="T1442" style:parent-style-name="Domyślnaczcionkaakapitu" style:family="text">
      <style:text-properties fo:background-color="#80FFFF"/>
    </style:style>
    <style:style style:name="T1443" style:parent-style-name="Domyślnaczcionkaakapitu" style:family="text">
      <style:text-properties fo:background-color="#80FFFF"/>
    </style:style>
    <style:style style:name="P1444" style:parent-style-name="Normalny" style:family="paragraph">
      <style:paragraph-properties fo:text-align="justify" fo:line-height="150%" fo:text-indent="0.25in"/>
    </style:style>
    <style:style style:name="T1445" style:parent-style-name="Domyślnaczcionkaakapitu" style:family="text">
      <style:text-properties fo:background-color="#80FFFF"/>
    </style:style>
    <style:style style:name="T1446" style:parent-style-name="Domyślnaczcionkaakapitu" style:family="text">
      <style:text-properties fo:background-color="#80FFFF"/>
    </style:style>
    <style:style style:name="P1447" style:parent-style-name="Normalny" style:family="paragraph">
      <style:paragraph-properties fo:text-align="justify" fo:line-height="150%" fo:text-indent="0.25in"/>
    </style:style>
    <style:style style:name="T1448" style:parent-style-name="Domyślnaczcionkaakapitu" style:family="text">
      <style:text-properties fo:background-color="#80FFFF"/>
    </style:style>
    <style:style style:name="P1449" style:parent-style-name="Normalny" style:family="paragraph">
      <style:paragraph-properties fo:text-align="justify" fo:line-height="150%"/>
    </style:style>
    <style:style style:name="T1450" style:parent-style-name="Domyślnaczcionkaakapitu" style:family="text">
      <style:text-properties style:text-underline-type="single" style:text-underline-style="solid" style:text-underline-width="auto" style:text-underline-mode="continuous"/>
    </style:style>
    <style:style style:name="P1451" style:parent-style-name="Normalny" style:family="paragraph">
      <style:paragraph-properties fo:text-align="justify" fo:line-height="150%" fo:text-indent="0.25in"/>
    </style:style>
    <style:style style:name="P1452" style:parent-style-name="Normalny" style:family="paragraph">
      <style:paragraph-properties fo:text-align="justify" fo:line-height="150%"/>
    </style:style>
    <style:style style:name="T1453" style:parent-style-name="Domyślnaczcionkaakapitu" style:family="text">
      <style:text-properties style:text-underline-type="single" style:text-underline-style="solid" style:text-underline-width="auto" style:text-underline-mode="continuous"/>
    </style:style>
    <style:style style:name="P1454" style:parent-style-name="Normalny" style:family="paragraph">
      <style:paragraph-properties fo:text-align="justify" fo:line-height="150%" fo:text-indent="0.25in"/>
    </style:style>
    <style:style style:name="P1455" style:parent-style-name="Normalny" style:family="paragraph">
      <style:paragraph-properties fo:text-align="justify" fo:line-height="150%" fo:text-indent="0.25in"/>
    </style:style>
    <style:style style:name="T1456" style:parent-style-name="Domyślnaczcionkaakapitu" style:family="text">
      <style:text-properties fo:background-color="#80FFFF"/>
    </style:style>
    <style:style style:name="T1457" style:parent-style-name="Domyślnaczcionkaakapitu" style:family="text">
      <style:text-properties fo:background-color="#80FFFF"/>
    </style:style>
    <style:style style:name="T1458" style:parent-style-name="Domyślnaczcionkaakapitu" style:family="text">
      <style:text-properties fo:background-color="#80FFFF"/>
    </style:style>
    <style:style style:name="T1459" style:parent-style-name="Domyślnaczcionkaakapitu" style:family="text">
      <style:text-properties fo:background-color="#80FFFF"/>
    </style:style>
    <style:style style:name="T1460" style:parent-style-name="Domyślnaczcionkaakapitu" style:family="text">
      <style:text-properties fo:background-color="#80FFFF"/>
    </style:style>
    <style:style style:name="P1461" style:parent-style-name="Normalny" style:family="paragraph">
      <style:paragraph-properties fo:text-align="justify" fo:line-height="150%" fo:text-indent="0.25in"/>
    </style:style>
    <style:style style:name="P1462" style:parent-style-name="Normalny" style:family="paragraph">
      <style:paragraph-properties fo:text-align="justify" fo:line-height="150%" fo:text-indent="0.25in"/>
    </style:style>
    <style:style style:name="P1463" style:parent-style-name="Normalny" style:family="paragraph">
      <style:paragraph-properties fo:text-align="justify" fo:line-height="150%" fo:text-indent="0.25in"/>
    </style:style>
    <style:style style:name="P1464" style:parent-style-name="Normalny" style:family="paragraph">
      <style:paragraph-properties fo:text-align="justify" fo:line-height="150%"/>
    </style:style>
    <style:style style:name="T1465" style:parent-style-name="Domyślnaczcionkaakapitu" style:family="text">
      <style:text-properties style:text-underline-type="single" style:text-underline-style="solid" style:text-underline-width="auto" style:text-underline-mode="continuous"/>
    </style:style>
    <style:style style:name="T1466" style:parent-style-name="Domyślnaczcionkaakapitu" style:family="text">
      <style:text-properties fo:background-color="#80FFFF" style:text-underline-type="single" style:text-underline-style="solid" style:text-underline-width="auto" style:text-underline-mode="continuous"/>
    </style:style>
    <style:style style:name="T1467" style:parent-style-name="Domyślnaczcionkaakapitu" style:family="text">
      <style:text-properties style:text-underline-type="single" style:text-underline-style="solid" style:text-underline-width="auto" style:text-underline-mode="continuous"/>
    </style:style>
    <style:style style:name="T1468" style:parent-style-name="Domyślnaczcionkaakapitu" style:family="text">
      <style:text-properties fo:background-color="#80FFFF" style:text-underline-type="single" style:text-underline-style="solid" style:text-underline-width="auto" style:text-underline-mode="continuous"/>
    </style:style>
    <style:style style:name="T1469" style:parent-style-name="Domyślnaczcionkaakapitu" style:family="text">
      <style:text-properties fo:background-color="#80FFFF"/>
    </style:style>
    <style:style style:name="P1470" style:parent-style-name="Normalny" style:family="paragraph">
      <style:paragraph-properties fo:text-align="justify" fo:line-height="150%" fo:text-indent="0.25in"/>
    </style:style>
    <style:style style:name="P1471" style:parent-style-name="Normalny" style:family="paragraph">
      <style:paragraph-properties fo:text-align="justify" fo:line-height="150%"/>
    </style:style>
    <style:style style:name="T1472" style:parent-style-name="Domyślnaczcionkaakapitu" style:family="text">
      <style:text-properties style:text-underline-type="single" style:text-underline-style="solid" style:text-underline-width="auto" style:text-underline-mode="continuous"/>
    </style:style>
    <style:style style:name="T1473" style:parent-style-name="Domyślnaczcionkaakapitu" style:family="text">
      <style:text-properties fo:background-color="#80FFFF" style:text-underline-type="single" style:text-underline-style="solid" style:text-underline-width="auto" style:text-underline-mode="continuous"/>
    </style:style>
    <style:style style:name="T1474" style:parent-style-name="Domyślnaczcionkaakapitu" style:family="text">
      <style:text-properties style:text-underline-type="single" style:text-underline-style="solid" style:text-underline-width="auto" style:text-underline-mode="continuous"/>
    </style:style>
    <style:style style:name="P1475" style:parent-style-name="Normalny" style:family="paragraph">
      <style:paragraph-properties fo:text-align="justify" fo:line-height="150%" fo:text-indent="0.25in"/>
    </style:style>
    <style:style style:name="T1476" style:parent-style-name="Domyślnaczcionkaakapitu" style:family="text">
      <style:text-properties fo:background-color="#80FFFF"/>
    </style:style>
    <style:style style:name="T1477" style:parent-style-name="Domyślnaczcionkaakapitu" style:family="text">
      <style:text-properties fo:background-color="#80FFFF"/>
    </style:style>
    <style:style style:name="P1478" style:parent-style-name="Normalny" style:family="paragraph">
      <style:paragraph-properties fo:text-align="justify" fo:line-height="150%"/>
    </style:style>
    <style:style style:name="T1479" style:parent-style-name="Domyślnaczcionkaakapitu" style:family="text">
      <style:text-properties style:text-underline-type="single" style:text-underline-style="solid" style:text-underline-width="auto" style:text-underline-mode="continuous"/>
    </style:style>
    <style:style style:name="T1480" style:parent-style-name="Domyślnaczcionkaakapitu" style:family="text">
      <style:text-properties fo:background-color="#80FFFF" style:text-underline-type="single" style:text-underline-style="solid" style:text-underline-width="auto" style:text-underline-mode="continuous"/>
    </style:style>
    <style:style style:name="T1481" style:parent-style-name="Domyślnaczcionkaakapitu" style:family="text">
      <style:text-properties style:text-underline-type="single" style:text-underline-style="solid" style:text-underline-width="auto" style:text-underline-mode="continuous"/>
    </style:style>
    <style:style style:name="T1482" style:parent-style-name="Domyślnaczcionkaakapitu" style:family="text">
      <style:text-properties fo:background-color="#80FFFF" style:text-underline-type="single" style:text-underline-style="solid" style:text-underline-width="auto" style:text-underline-mode="continuous"/>
    </style:style>
    <style:style style:name="T1483" style:parent-style-name="Domyślnaczcionkaakapitu" style:family="text">
      <style:text-properties style:text-underline-type="single" style:text-underline-style="solid" style:text-underline-width="auto" style:text-underline-mode="continuous"/>
    </style:style>
    <style:style style:name="T1484" style:parent-style-name="Domyślnaczcionkaakapitu" style:family="text">
      <style:text-properties fo:background-color="#80FFFF" style:text-underline-type="single" style:text-underline-style="solid" style:text-underline-width="auto" style:text-underline-mode="continuous"/>
    </style:style>
    <style:style style:name="T1485" style:parent-style-name="Domyślnaczcionkaakapitu" style:family="text">
      <style:text-properties style:text-underline-type="single" style:text-underline-style="solid" style:text-underline-width="auto" style:text-underline-mode="continuous"/>
    </style:style>
    <style:style style:name="T1486" style:parent-style-name="Domyślnaczcionkaakapitu" style:family="text">
      <style:text-properties fo:background-color="#80FFFF" style:text-underline-type="single" style:text-underline-style="solid" style:text-underline-width="auto" style:text-underline-mode="continuous"/>
    </style:style>
    <style:style style:name="T1487" style:parent-style-name="Domyślnaczcionkaakapitu" style:family="text">
      <style:text-properties style:text-underline-type="single" style:text-underline-style="solid" style:text-underline-width="auto" style:text-underline-mode="continuous"/>
    </style:style>
    <style:style style:name="P1488" style:parent-style-name="Normalny" style:family="paragraph">
      <style:paragraph-properties fo:text-align="justify" fo:line-height="150%" fo:text-indent="0.25in"/>
    </style:style>
    <style:style style:name="T1489" style:parent-style-name="Domyślnaczcionkaakapitu" style:family="text">
      <style:text-properties fo:background-color="#80FFFF"/>
    </style:style>
    <style:style style:name="P1490" style:parent-style-name="Normalny" style:family="paragraph">
      <style:paragraph-properties fo:text-align="justify" fo:line-height="150%"/>
    </style:style>
    <style:style style:name="T1491" style:parent-style-name="Domyślnaczcionkaakapitu" style:family="text">
      <style:text-properties style:text-underline-type="single" style:text-underline-style="solid" style:text-underline-width="auto" style:text-underline-mode="continuous"/>
    </style:style>
    <style:style style:name="T1492" style:parent-style-name="Domyślnaczcionkaakapitu" style:family="text">
      <style:text-properties fo:background-color="#80FFFF" style:text-underline-type="single" style:text-underline-style="solid" style:text-underline-width="auto" style:text-underline-mode="continuous"/>
    </style:style>
    <style:style style:name="T1493" style:parent-style-name="Domyślnaczcionkaakapitu" style:family="text">
      <style:text-properties style:text-underline-type="single" style:text-underline-style="solid" style:text-underline-width="auto" style:text-underline-mode="continuous"/>
    </style:style>
    <style:style style:name="T1494" style:parent-style-name="Domyślnaczcionkaakapitu" style:family="text">
      <style:text-properties fo:background-color="#80FFFF" style:text-underline-type="single" style:text-underline-style="solid" style:text-underline-width="auto" style:text-underline-mode="continuous"/>
    </style:style>
    <style:style style:name="T1495" style:parent-style-name="Domyślnaczcionkaakapitu" style:family="text">
      <style:text-properties fo:background-color="#80FFFF"/>
    </style:style>
    <style:style style:name="P1496" style:parent-style-name="Normalny" style:family="paragraph">
      <style:paragraph-properties fo:text-align="justify" fo:line-height="150%" fo:text-indent="0.25in"/>
    </style:style>
    <style:style style:name="T1497" style:parent-style-name="Domyślnaczcionkaakapitu" style:family="text">
      <style:text-properties fo:background-color="#80FFFF"/>
    </style:style>
    <style:style style:name="T1498" style:parent-style-name="Domyślnaczcionkaakapitu" style:family="text">
      <style:text-properties fo:background-color="#80FFFF"/>
    </style:style>
    <style:style style:name="T1499" style:parent-style-name="Domyślnaczcionkaakapitu" style:family="text">
      <style:text-properties fo:background-color="#80FFFF"/>
    </style:style>
    <style:style style:name="P1500" style:parent-style-name="Normalny" style:family="paragraph">
      <style:paragraph-properties fo:text-align="justify" fo:line-height="150%"/>
    </style:style>
    <style:style style:name="T1501" style:parent-style-name="Domyślnaczcionkaakapitu" style:family="text">
      <style:text-properties style:text-underline-type="single" style:text-underline-style="solid" style:text-underline-width="auto" style:text-underline-mode="continuous"/>
    </style:style>
    <style:style style:name="T1502" style:parent-style-name="Domyślnaczcionkaakapitu" style:family="text">
      <style:text-properties fo:background-color="#80FFFF" style:text-underline-type="single" style:text-underline-style="solid" style:text-underline-width="auto" style:text-underline-mode="continuous"/>
    </style:style>
    <style:style style:name="T1503" style:parent-style-name="Domyślnaczcionkaakapitu" style:family="text">
      <style:text-properties style:text-underline-type="single" style:text-underline-style="solid" style:text-underline-width="auto" style:text-underline-mode="continuous"/>
    </style:style>
    <style:style style:name="T1504" style:parent-style-name="Domyślnaczcionkaakapitu" style:family="text">
      <style:text-properties fo:background-color="#80FFFF" style:text-underline-type="single" style:text-underline-style="solid" style:text-underline-width="auto" style:text-underline-mode="continuous"/>
    </style:style>
    <style:style style:name="T1505" style:parent-style-name="Domyślnaczcionkaakapitu" style:family="text">
      <style:text-properties style:text-underline-type="single" style:text-underline-style="solid" style:text-underline-width="auto" style:text-underline-mode="continuous"/>
    </style:style>
    <style:style style:name="T1506" style:parent-style-name="Domyślnaczcionkaakapitu" style:family="text">
      <style:text-properties fo:background-color="#80FFFF" style:text-underline-type="single" style:text-underline-style="solid" style:text-underline-width="auto" style:text-underline-mode="continuous"/>
    </style:style>
    <style:style style:name="P1507" style:parent-style-name="Normalny" style:family="paragraph">
      <style:paragraph-properties fo:text-align="justify" fo:line-height="150%" fo:text-indent="0.25in"/>
    </style:style>
    <style:style style:name="T1508" style:parent-style-name="Domyślnaczcionkaakapitu" style:family="text">
      <style:text-properties fo:background-color="#80FFFF"/>
    </style:style>
    <style:style style:name="T1509" style:parent-style-name="Domyślnaczcionkaakapitu" style:family="text">
      <style:text-properties fo:background-color="#80FFFF"/>
    </style:style>
    <style:style style:name="T1510" style:parent-style-name="Domyślnaczcionkaakapitu" style:family="text">
      <style:text-properties fo:background-color="#80FFFF"/>
    </style:style>
    <style:style style:name="T1511" style:parent-style-name="Domyślnaczcionkaakapitu" style:family="text">
      <style:text-properties fo:background-color="#80FFFF"/>
    </style:style>
    <style:style style:name="T1512" style:parent-style-name="Domyślnaczcionkaakapitu" style:family="text">
      <style:text-properties fo:background-color="#80FFFF"/>
    </style:style>
    <style:style style:name="T1513" style:parent-style-name="Domyślnaczcionkaakapitu" style:family="text">
      <style:text-properties fo:background-color="#80FFFF"/>
    </style:style>
    <style:style style:name="T1514" style:parent-style-name="Domyślnaczcionkaakapitu" style:family="text">
      <style:text-properties fo:background-color="#80FFFF"/>
    </style:style>
    <style:style style:name="T1515" style:parent-style-name="Domyślnaczcionkaakapitu" style:family="text">
      <style:text-properties fo:background-color="#80FFFF"/>
    </style:style>
    <style:style style:name="T1516" style:parent-style-name="Domyślnaczcionkaakapitu" style:family="text">
      <style:text-properties fo:background-color="#80FFFF"/>
    </style:style>
    <style:style style:name="T1517" style:parent-style-name="Domyślnaczcionkaakapitu" style:family="text">
      <style:text-properties fo:background-color="#80FFFF"/>
    </style:style>
    <style:style style:name="T1518" style:parent-style-name="Domyślnaczcionkaakapitu" style:family="text">
      <style:text-properties fo:background-color="#80FFFF"/>
    </style:style>
    <style:style style:name="T1519" style:parent-style-name="Domyślnaczcionkaakapitu" style:family="text">
      <style:text-properties fo:background-color="#80FFFF"/>
    </style:style>
    <style:style style:name="P1520" style:parent-style-name="Normalny" style:family="paragraph">
      <style:paragraph-properties fo:text-align="justify" fo:line-height="150%" fo:text-indent="0.25in"/>
    </style:style>
    <style:style style:name="T1521" style:parent-style-name="Domyślnaczcionkaakapitu" style:family="text">
      <style:text-properties fo:background-color="#80FFFF"/>
    </style:style>
    <style:style style:name="T1522" style:parent-style-name="Domyślnaczcionkaakapitu" style:family="text">
      <style:text-properties fo:background-color="#80FFFF"/>
    </style:style>
    <style:style style:name="T1523" style:parent-style-name="Domyślnaczcionkaakapitu" style:family="text">
      <style:text-properties fo:background-color="#80FFFF"/>
    </style:style>
    <style:style style:name="P1524" style:parent-style-name="Normalny" style:family="paragraph">
      <style:paragraph-properties fo:text-align="justify" fo:line-height="150%" fo:text-indent="0.25in"/>
    </style:style>
    <style:style style:name="T1525" style:parent-style-name="Domyślnaczcionkaakapitu" style:family="text">
      <style:text-properties fo:background-color="#80FFFF"/>
    </style:style>
    <style:style style:name="T1526" style:parent-style-name="Domyślnaczcionkaakapitu" style:family="text">
      <style:text-properties fo:background-color="#80FFFF"/>
    </style:style>
    <style:style style:name="T1527" style:parent-style-name="Domyślnaczcionkaakapitu" style:family="text">
      <style:text-properties fo:background-color="#80FFFF"/>
    </style:style>
    <style:style style:name="T1528" style:parent-style-name="Domyślnaczcionkaakapitu" style:family="text">
      <style:text-properties fo:background-color="#80FFFF"/>
    </style:style>
    <style:style style:name="T1529" style:parent-style-name="Domyślnaczcionkaakapitu" style:family="text">
      <style:text-properties fo:background-color="#80FFFF"/>
    </style:style>
    <style:style style:name="P1530" style:parent-style-name="Normalny" style:family="paragraph">
      <style:paragraph-properties fo:text-align="justify" fo:line-height="150%" fo:text-indent="0.25in"/>
    </style:style>
    <style:style style:name="T1531" style:parent-style-name="Domyślnaczcionkaakapitu" style:family="text">
      <style:text-properties fo:background-color="#80FFFF"/>
    </style:style>
    <style:style style:name="T1532" style:parent-style-name="Domyślnaczcionkaakapitu" style:family="text">
      <style:text-properties fo:background-color="#80FFFF"/>
    </style:style>
    <style:style style:name="P1533" style:parent-style-name="Normalny" style:family="paragraph">
      <style:paragraph-properties fo:text-align="justify" fo:line-height="150%" fo:text-indent="0.25in"/>
    </style:style>
    <style:style style:name="T1534" style:parent-style-name="Domyślnaczcionkaakapitu" style:family="text">
      <style:text-properties fo:background-color="#80FFFF"/>
    </style:style>
    <style:style style:name="T1535" style:parent-style-name="Domyślnaczcionkaakapitu" style:family="text">
      <style:text-properties fo:background-color="#80FFFF"/>
    </style:style>
    <style:style style:name="T1536" style:parent-style-name="Domyślnaczcionkaakapitu" style:family="text">
      <style:text-properties fo:background-color="#80FFFF"/>
    </style:style>
    <style:style style:name="T1537" style:parent-style-name="Domyślnaczcionkaakapitu" style:family="text">
      <style:text-properties fo:background-color="#80FFFF"/>
    </style:style>
    <style:style style:name="P1538" style:parent-style-name="Normalny" style:family="paragraph">
      <style:paragraph-properties fo:text-align="justify" fo:line-height="150%" fo:text-indent="0.25in"/>
    </style:style>
    <style:style style:name="T1539" style:parent-style-name="Domyślnaczcionkaakapitu" style:family="text">
      <style:text-properties fo:background-color="#80FFFF"/>
    </style:style>
    <style:style style:name="P1540" style:parent-style-name="Normalny" style:family="paragraph">
      <style:paragraph-properties fo:text-align="justify" fo:line-height="150%" fo:text-indent="0.25in"/>
    </style:style>
    <style:style style:name="T1541" style:parent-style-name="Domyślnaczcionkaakapitu" style:family="text">
      <style:text-properties fo:background-color="#80FFFF"/>
    </style:style>
    <style:style style:name="T1542" style:parent-style-name="Domyślnaczcionkaakapitu" style:family="text">
      <style:text-properties fo:background-color="#80FFFF"/>
    </style:style>
    <style:style style:name="T1543" style:parent-style-name="Domyślnaczcionkaakapitu" style:family="text">
      <style:text-properties fo:background-color="#80FFFF"/>
    </style:style>
    <style:style style:name="P1544" style:parent-style-name="Normalny" style:family="paragraph">
      <style:paragraph-properties fo:text-align="justify" fo:line-height="150%"/>
    </style:style>
    <style:style style:name="T1545" style:parent-style-name="Domyślnaczcionkaakapitu" style:family="text">
      <style:text-properties style:text-underline-type="single" style:text-underline-style="solid" style:text-underline-width="auto" style:text-underline-mode="continuous"/>
    </style:style>
    <style:style style:name="P1546" style:parent-style-name="Normalny" style:family="paragraph">
      <style:paragraph-properties fo:text-align="justify" fo:line-height="150%" fo:text-indent="0.25in"/>
    </style:style>
    <style:style style:name="P1547" style:parent-style-name="Normalny" style:family="paragraph">
      <style:paragraph-properties fo:text-align="justify" fo:line-height="150%" fo:text-indent="0.25in"/>
    </style:style>
    <style:style style:name="P1548" style:parent-style-name="Normalny" style:family="paragraph">
      <style:paragraph-properties fo:text-align="justify" fo:line-height="150%"/>
    </style:style>
    <style:style style:name="T1549" style:parent-style-name="Domyślnaczcionkaakapitu" style:family="text">
      <style:text-properties style:text-underline-type="single" style:text-underline-style="solid" style:text-underline-width="auto" style:text-underline-mode="continuous"/>
    </style:style>
    <style:style style:name="T1550" style:parent-style-name="Domyślnaczcionkaakapitu" style:family="text">
      <style:text-properties fo:background-color="#80FFFF" style:text-underline-type="single" style:text-underline-style="solid" style:text-underline-width="auto" style:text-underline-mode="continuous"/>
    </style:style>
    <style:style style:name="T1551" style:parent-style-name="Domyślnaczcionkaakapitu" style:family="text">
      <style:text-properties style:text-underline-type="single" style:text-underline-style="solid" style:text-underline-width="auto" style:text-underline-mode="continuous"/>
    </style:style>
    <style:style style:name="T1552" style:parent-style-name="Domyślnaczcionkaakapitu" style:family="text">
      <style:text-properties fo:background-color="#80FFFF" style:text-underline-type="single" style:text-underline-style="solid" style:text-underline-width="auto" style:text-underline-mode="continuous"/>
    </style:style>
    <style:style style:name="T1553" style:parent-style-name="Domyślnaczcionkaakapitu" style:family="text">
      <style:text-properties style:text-underline-type="single" style:text-underline-style="solid" style:text-underline-width="auto" style:text-underline-mode="continuous"/>
    </style:style>
    <style:style style:name="P1554" style:parent-style-name="Normalny" style:family="paragraph">
      <style:paragraph-properties fo:text-align="justify" fo:line-height="150%" fo:text-indent="0.25in"/>
    </style:style>
    <style:style style:name="T1555" style:parent-style-name="Domyślnaczcionkaakapitu" style:family="text">
      <style:text-properties fo:background-color="#80FFFF"/>
    </style:style>
    <style:style style:name="T1556" style:parent-style-name="Domyślnaczcionkaakapitu" style:family="text">
      <style:text-properties fo:background-color="#80FFFF"/>
    </style:style>
    <style:style style:name="T1557" style:parent-style-name="Domyślnaczcionkaakapitu" style:family="text">
      <style:text-properties fo:background-color="#80FFFF"/>
    </style:style>
    <style:style style:name="P1558" style:parent-style-name="Normalny" style:family="paragraph">
      <style:paragraph-properties fo:text-align="justify" fo:line-height="150%" fo:text-indent="0.25in"/>
    </style:style>
    <style:style style:name="T1559" style:parent-style-name="Domyślnaczcionkaakapitu" style:family="text">
      <style:text-properties fo:background-color="#80FFFF"/>
    </style:style>
    <style:style style:name="T1560" style:parent-style-name="Domyślnaczcionkaakapitu" style:family="text">
      <style:text-properties fo:background-color="#80FFFF"/>
    </style:style>
    <style:style style:name="T1561" style:parent-style-name="Domyślnaczcionkaakapitu" style:family="text">
      <style:text-properties fo:background-color="#80FFFF"/>
    </style:style>
    <style:style style:name="T1562" style:parent-style-name="Domyślnaczcionkaakapitu" style:family="text">
      <style:text-properties fo:background-color="#80FFFF"/>
    </style:style>
    <style:style style:name="T1563" style:parent-style-name="Domyślnaczcionkaakapitu" style:family="text">
      <style:text-properties fo:background-color="#80FFFF"/>
    </style:style>
    <style:style style:name="T1564" style:parent-style-name="Domyślnaczcionkaakapitu" style:family="text">
      <style:text-properties fo:background-color="#80FFFF"/>
    </style:style>
    <style:style style:name="T1565" style:parent-style-name="Domyślnaczcionkaakapitu" style:family="text">
      <style:text-properties fo:background-color="#80FFFF"/>
    </style:style>
    <style:style style:name="T1566" style:parent-style-name="Domyślnaczcionkaakapitu" style:family="text">
      <style:text-properties fo:background-color="#80FFFF"/>
    </style:style>
    <style:style style:name="P1567" style:parent-style-name="Normalny" style:family="paragraph">
      <style:paragraph-properties fo:text-align="justify" fo:line-height="150%"/>
    </style:style>
    <style:style style:name="T1568" style:parent-style-name="Domyślnaczcionkaakapitu" style:family="text">
      <style:text-properties fo:background-color="#80FFFF" style:text-underline-type="single" style:text-underline-style="solid" style:text-underline-width="auto" style:text-underline-mode="continuous"/>
    </style:style>
    <style:style style:name="T1569" style:parent-style-name="Domyślnaczcionkaakapitu" style:family="text">
      <style:text-properties style:text-underline-type="single" style:text-underline-style="solid" style:text-underline-width="auto" style:text-underline-mode="continuous"/>
    </style:style>
    <style:style style:name="T1570" style:parent-style-name="Domyślnaczcionkaakapitu" style:family="text">
      <style:text-properties fo:background-color="#80FFFF" style:text-underline-type="single" style:text-underline-style="solid" style:text-underline-width="auto" style:text-underline-mode="continuous"/>
    </style:style>
    <style:style style:name="T1571" style:parent-style-name="Domyślnaczcionkaakapitu" style:family="text">
      <style:text-properties style:text-underline-type="single" style:text-underline-style="solid" style:text-underline-width="auto" style:text-underline-mode="continuous"/>
    </style:style>
    <style:style style:name="T1572" style:parent-style-name="Domyślnaczcionkaakapitu" style:family="text">
      <style:text-properties fo:background-color="#80FFFF" style:text-underline-type="single" style:text-underline-style="solid" style:text-underline-width="auto" style:text-underline-mode="continuous"/>
    </style:style>
    <style:style style:name="T1573" style:parent-style-name="Domyślnaczcionkaakapitu" style:family="text">
      <style:text-properties style:text-underline-type="single" style:text-underline-style="solid" style:text-underline-width="auto" style:text-underline-mode="continuous"/>
    </style:style>
    <style:style style:name="T1574" style:parent-style-name="Domyślnaczcionkaakapitu" style:family="text">
      <style:text-properties fo:background-color="#80FFFF" style:text-underline-type="single" style:text-underline-style="solid" style:text-underline-width="auto" style:text-underline-mode="continuous"/>
    </style:style>
    <style:style style:name="T1575" style:parent-style-name="Domyślnaczcionkaakapitu" style:family="text">
      <style:text-properties style:text-underline-type="single" style:text-underline-style="solid" style:text-underline-width="auto" style:text-underline-mode="continuous"/>
    </style:style>
    <style:style style:name="P1576" style:parent-style-name="Normalny" style:family="paragraph">
      <style:paragraph-properties fo:text-align="justify" fo:line-height="150%" fo:text-indent="0.2479in"/>
    </style:style>
    <style:style style:name="T1577" style:parent-style-name="Domyślnaczcionkaakapitu" style:family="text">
      <style:text-properties fo:background-color="#80FFFF"/>
    </style:style>
    <style:style style:name="T1578" style:parent-style-name="Domyślnaczcionkaakapitu" style:family="text">
      <style:text-properties fo:background-color="#80FFFF"/>
    </style:style>
    <style:style style:name="P1579" style:parent-style-name="Normalny" style:family="paragraph">
      <style:paragraph-properties fo:text-align="justify" fo:line-height="150%"/>
    </style:style>
    <style:style style:name="T1580" style:parent-style-name="Domyślnaczcionkaakapitu" style:family="text">
      <style:text-properties style:text-underline-type="single" style:text-underline-style="solid" style:text-underline-width="auto" style:text-underline-mode="continuous"/>
    </style:style>
    <style:style style:name="T1581" style:parent-style-name="Domyślnaczcionkaakapitu" style:family="text">
      <style:text-properties fo:background-color="#80FFFF" style:text-underline-type="single" style:text-underline-style="solid" style:text-underline-width="auto" style:text-underline-mode="continuous"/>
    </style:style>
    <style:style style:name="T1582" style:parent-style-name="Domyślnaczcionkaakapitu" style:family="text">
      <style:text-properties style:text-underline-type="single" style:text-underline-style="solid" style:text-underline-width="auto" style:text-underline-mode="continuous"/>
    </style:style>
    <style:style style:name="T1583" style:parent-style-name="Domyślnaczcionkaakapitu" style:family="text">
      <style:text-properties fo:background-color="#80FFFF" style:text-underline-type="single" style:text-underline-style="solid" style:text-underline-width="auto" style:text-underline-mode="continuous"/>
    </style:style>
    <style:style style:name="T1584" style:parent-style-name="Domyślnaczcionkaakapitu" style:family="text">
      <style:text-properties style:text-underline-type="single" style:text-underline-style="solid" style:text-underline-width="auto" style:text-underline-mode="continuous"/>
    </style:style>
    <style:style style:name="P1585" style:parent-style-name="Normalny" style:family="paragraph">
      <style:paragraph-properties fo:text-align="justify" fo:line-height="150%" fo:text-indent="0.25in"/>
    </style:style>
    <style:style style:name="T1586" style:parent-style-name="Domyślnaczcionkaakapitu" style:family="text">
      <style:text-properties fo:background-color="#80FFFF"/>
    </style:style>
    <style:style style:name="T1587" style:parent-style-name="Domyślnaczcionkaakapitu" style:family="text">
      <style:text-properties fo:background-color="#80FFFF"/>
    </style:style>
    <style:style style:name="P1588" style:parent-style-name="Normalny" style:family="paragraph">
      <style:paragraph-properties fo:text-align="justify" fo:line-height="150%"/>
    </style:style>
    <style:style style:name="T1589" style:parent-style-name="Domyślnaczcionkaakapitu" style:family="text">
      <style:text-properties style:text-underline-type="single" style:text-underline-style="solid" style:text-underline-width="auto" style:text-underline-mode="continuous"/>
    </style:style>
    <style:style style:name="P1590" style:parent-style-name="Normalny" style:family="paragraph">
      <style:paragraph-properties fo:text-align="justify" fo:line-height="150%" fo:text-indent="0.25in"/>
    </style:style>
    <style:style style:name="P1591" style:parent-style-name="Normalny" style:family="paragraph">
      <style:paragraph-properties fo:text-align="justify" fo:line-height="150%" fo:text-indent="0.25in"/>
    </style:style>
    <style:style style:name="T1592" style:parent-style-name="Domyślnaczcionkaakapitu" style:family="text">
      <style:text-properties fo:background-color="#80FFFF"/>
    </style:style>
    <style:style style:name="T1593" style:parent-style-name="Domyślnaczcionkaakapitu" style:family="text">
      <style:text-properties fo:background-color="#80FFFF"/>
    </style:style>
    <style:style style:name="T1594" style:parent-style-name="Domyślnaczcionkaakapitu" style:family="text">
      <style:text-properties fo:background-color="#80FFFF"/>
    </style:style>
    <style:style style:name="P1595" style:parent-style-name="Normalny" style:family="paragraph">
      <style:paragraph-properties fo:text-align="justify" fo:line-height="150%"/>
    </style:style>
    <style:style style:name="T1596" style:parent-style-name="Domyślnaczcionkaakapitu" style:family="text">
      <style:text-properties style:text-underline-type="single" style:text-underline-style="solid" style:text-underline-width="auto" style:text-underline-mode="continuous"/>
    </style:style>
    <style:style style:name="T1597" style:parent-style-name="Domyślnaczcionkaakapitu" style:family="text">
      <style:text-properties fo:background-color="#80FFFF" style:text-underline-type="single" style:text-underline-style="solid" style:text-underline-width="auto" style:text-underline-mode="continuous"/>
    </style:style>
    <style:style style:name="T1598" style:parent-style-name="Domyślnaczcionkaakapitu" style:family="text">
      <style:text-properties style:text-underline-type="single" style:text-underline-style="solid" style:text-underline-width="auto" style:text-underline-mode="continuous"/>
    </style:style>
    <style:style style:name="T1599" style:parent-style-name="Domyślnaczcionkaakapitu" style:family="text">
      <style:text-properties fo:background-color="#80FFFF" style:text-underline-type="single" style:text-underline-style="solid" style:text-underline-width="auto" style:text-underline-mode="continuous"/>
    </style:style>
    <style:style style:name="T1600" style:parent-style-name="Domyślnaczcionkaakapitu" style:family="text">
      <style:text-properties style:text-underline-type="single" style:text-underline-style="solid" style:text-underline-width="auto" style:text-underline-mode="continuous"/>
    </style:style>
    <style:style style:name="T1601" style:parent-style-name="Domyślnaczcionkaakapitu" style:family="text">
      <style:text-properties fo:background-color="#80FFFF" style:text-underline-type="single" style:text-underline-style="solid" style:text-underline-width="auto" style:text-underline-mode="continuous"/>
    </style:style>
    <style:style style:name="P1602" style:parent-style-name="Normalny" style:family="paragraph">
      <style:paragraph-properties fo:text-align="justify" fo:line-height="150%" fo:text-indent="0.25in"/>
    </style:style>
    <style:style style:name="T1603" style:parent-style-name="Domyślnaczcionkaakapitu" style:family="text">
      <style:text-properties fo:background-color="#80FFFF"/>
    </style:style>
    <style:style style:name="T1604" style:parent-style-name="Domyślnaczcionkaakapitu" style:family="text">
      <style:text-properties fo:background-color="#80FFFF"/>
    </style:style>
    <style:style style:name="T1605" style:parent-style-name="Domyślnaczcionkaakapitu" style:family="text">
      <style:text-properties fo:background-color="#80FFFF"/>
    </style:style>
    <style:style style:name="T1606" style:parent-style-name="Domyślnaczcionkaakapitu" style:family="text">
      <style:text-properties fo:background-color="#80FFFF"/>
    </style:style>
    <style:style style:name="T1607" style:parent-style-name="Domyślnaczcionkaakapitu" style:family="text">
      <style:text-properties fo:background-color="#80FFFF"/>
    </style:style>
    <style:style style:name="T1608" style:parent-style-name="Domyślnaczcionkaakapitu" style:family="text">
      <style:text-properties fo:background-color="#80FFFF"/>
    </style:style>
    <style:style style:name="P1609" style:parent-style-name="Normalny" style:family="paragraph">
      <style:paragraph-properties fo:text-align="justify" fo:line-height="150%"/>
    </style:style>
    <style:style style:name="T1610" style:parent-style-name="Domyślnaczcionkaakapitu" style:family="text">
      <style:text-properties style:text-underline-type="single" style:text-underline-style="solid" style:text-underline-width="auto" style:text-underline-mode="continuous"/>
    </style:style>
    <style:style style:name="T1611" style:parent-style-name="Domyślnaczcionkaakapitu" style:family="text">
      <style:text-properties fo:background-color="#80FFFF"/>
    </style:style>
    <style:style style:name="P1612" style:parent-style-name="Normalny" style:family="paragraph">
      <style:paragraph-properties fo:text-align="justify" fo:line-height="150%" fo:text-indent="0.25in"/>
    </style:style>
    <style:style style:name="P1613" style:parent-style-name="Normalny" style:family="paragraph">
      <style:paragraph-properties fo:text-align="justify" fo:line-height="150%" fo:text-indent="0.25in"/>
    </style:style>
    <style:style style:name="P1614" style:parent-style-name="Normalny" style:family="paragraph">
      <style:paragraph-properties fo:text-align="justify" fo:line-height="150%"/>
    </style:style>
    <style:style style:name="T1615" style:parent-style-name="Domyślnaczcionkaakapitu" style:family="text">
      <style:text-properties style:text-underline-type="single" style:text-underline-style="solid" style:text-underline-width="auto" style:text-underline-mode="continuous"/>
    </style:style>
    <style:style style:name="T1616" style:parent-style-name="Domyślnaczcionkaakapitu" style:family="text">
      <style:text-properties fo:background-color="#80FFFF" style:text-underline-type="single" style:text-underline-style="solid" style:text-underline-width="auto" style:text-underline-mode="continuous"/>
    </style:style>
    <style:style style:name="T1617" style:parent-style-name="Domyślnaczcionkaakapitu" style:family="text">
      <style:text-properties style:text-underline-type="single" style:text-underline-style="solid" style:text-underline-width="auto" style:text-underline-mode="continuous"/>
    </style:style>
    <style:style style:name="T1618" style:parent-style-name="Domyślnaczcionkaakapitu" style:family="text">
      <style:text-properties fo:background-color="#80FFFF" style:text-underline-type="single" style:text-underline-style="solid" style:text-underline-width="auto" style:text-underline-mode="continuous"/>
    </style:style>
    <style:style style:name="P1619" style:parent-style-name="Normalny" style:family="paragraph">
      <style:paragraph-properties fo:text-align="justify" fo:line-height="150%" fo:text-indent="0.25in"/>
    </style:style>
    <style:style style:name="T1620" style:parent-style-name="Domyślnaczcionkaakapitu" style:family="text">
      <style:text-properties fo:background-color="#80FFFF"/>
    </style:style>
    <style:style style:name="T1621" style:parent-style-name="Domyślnaczcionkaakapitu" style:family="text">
      <style:text-properties fo:background-color="#80FFFF"/>
    </style:style>
    <style:style style:name="T1622" style:parent-style-name="Domyślnaczcionkaakapitu" style:family="text">
      <style:text-properties fo:background-color="#80FFFF"/>
    </style:style>
    <style:style style:name="P1623" style:parent-style-name="Normalny" style:family="paragraph">
      <style:paragraph-properties fo:text-align="justify" fo:line-height="150%"/>
    </style:style>
    <style:style style:name="T1624" style:parent-style-name="Domyślnaczcionkaakapitu" style:family="text">
      <style:text-properties style:text-underline-type="single" style:text-underline-style="solid" style:text-underline-width="auto" style:text-underline-mode="continuous"/>
    </style:style>
    <style:style style:name="P1625" style:parent-style-name="Normalny" style:family="paragraph">
      <style:paragraph-properties fo:text-align="justify" fo:line-height="150%" fo:text-indent="0.25in"/>
    </style:style>
    <style:style style:name="P1626" style:parent-style-name="Normalny" style:family="paragraph">
      <style:paragraph-properties fo:text-align="justify" fo:line-height="150%" fo:text-indent="0.25in"/>
    </style:style>
    <style:style style:name="T1627" style:parent-style-name="Domyślnaczcionkaakapitu" style:family="text">
      <style:text-properties fo:background-color="#80FFFF"/>
    </style:style>
    <style:style style:name="P1628" style:parent-style-name="Normalny" style:family="paragraph">
      <style:paragraph-properties fo:text-align="justify" fo:line-height="150%"/>
    </style:style>
    <style:style style:name="T1629" style:parent-style-name="Domyślnaczcionkaakapitu" style:family="text">
      <style:text-properties style:text-underline-type="single" style:text-underline-style="solid" style:text-underline-width="auto" style:text-underline-mode="continuous"/>
    </style:style>
    <style:style style:name="T1630" style:parent-style-name="Domyślnaczcionkaakapitu" style:family="text">
      <style:text-properties fo:background-color="#80FFFF" style:text-underline-type="single" style:text-underline-style="solid" style:text-underline-width="auto" style:text-underline-mode="continuous"/>
    </style:style>
    <style:style style:name="T1631" style:parent-style-name="Domyślnaczcionkaakapitu" style:family="text">
      <style:text-properties style:text-underline-type="single" style:text-underline-style="solid" style:text-underline-width="auto" style:text-underline-mode="continuous"/>
    </style:style>
    <style:style style:name="T1632" style:parent-style-name="Domyślnaczcionkaakapitu" style:family="text">
      <style:text-properties fo:background-color="#80FFFF" style:text-underline-type="single" style:text-underline-style="solid" style:text-underline-width="auto" style:text-underline-mode="continuous"/>
    </style:style>
    <style:style style:name="T1633" style:parent-style-name="Domyślnaczcionkaakapitu" style:family="text">
      <style:text-properties style:text-underline-type="single" style:text-underline-style="solid" style:text-underline-width="auto" style:text-underline-mode="continuous"/>
    </style:style>
    <style:style style:name="T1634" style:parent-style-name="Domyślnaczcionkaakapitu" style:family="text">
      <style:text-properties fo:background-color="#80FFFF" style:text-underline-type="single" style:text-underline-style="solid" style:text-underline-width="auto" style:text-underline-mode="continuous"/>
    </style:style>
    <style:style style:name="T1635" style:parent-style-name="Domyślnaczcionkaakapitu" style:family="text">
      <style:text-properties style:text-underline-type="single" style:text-underline-style="solid" style:text-underline-width="auto" style:text-underline-mode="continuous"/>
    </style:style>
    <style:style style:name="T1636" style:parent-style-name="Domyślnaczcionkaakapitu" style:family="text">
      <style:text-properties fo:background-color="#80FFFF" style:text-underline-type="single" style:text-underline-style="solid" style:text-underline-width="auto" style:text-underline-mode="continuous"/>
    </style:style>
    <style:style style:name="P1637" style:parent-style-name="Normalny" style:family="paragraph">
      <style:paragraph-properties fo:text-align="justify" fo:line-height="150%" fo:text-indent="0.25in"/>
    </style:style>
    <style:style style:name="T1638" style:parent-style-name="Domyślnaczcionkaakapitu" style:family="text">
      <style:text-properties fo:background-color="#80FFFF"/>
    </style:style>
    <style:style style:name="T1639" style:parent-style-name="Domyślnaczcionkaakapitu" style:family="text">
      <style:text-properties fo:background-color="#80FFFF"/>
    </style:style>
    <style:style style:name="P1640" style:parent-style-name="Normalny" style:family="paragraph">
      <style:paragraph-properties fo:text-align="justify" fo:line-height="150%" fo:text-indent="0.25in"/>
    </style:style>
    <style:style style:name="P1641" style:parent-style-name="Normalny" style:family="paragraph">
      <style:paragraph-properties fo:text-align="justify" fo:line-height="150%"/>
    </style:style>
    <style:style style:name="T1642" style:parent-style-name="Domyślnaczcionkaakapitu" style:family="text">
      <style:text-properties style:text-underline-type="single" style:text-underline-style="solid" style:text-underline-width="auto" style:text-underline-mode="continuous"/>
    </style:style>
    <style:style style:name="P1643" style:parent-style-name="Normalny" style:family="paragraph">
      <style:paragraph-properties fo:text-align="justify" fo:line-height="150%" fo:text-indent="0.25in"/>
    </style:style>
    <style:style style:name="P1644" style:parent-style-name="Normalny" style:family="paragraph">
      <style:paragraph-properties fo:text-align="justify" fo:line-height="150%" fo:text-indent="0.25in"/>
    </style:style>
    <style:style style:name="T1645" style:parent-style-name="Domyślnaczcionkaakapitu" style:family="text">
      <style:text-properties fo:background-color="#80FFFF"/>
    </style:style>
    <style:style style:name="T1646" style:parent-style-name="Domyślnaczcionkaakapitu" style:family="text">
      <style:text-properties fo:background-color="#80FFFF"/>
    </style:style>
    <style:style style:name="T1647" style:parent-style-name="Domyślnaczcionkaakapitu" style:family="text">
      <style:text-properties fo:background-color="#80FFFF"/>
    </style:style>
    <style:style style:name="T1648" style:parent-style-name="Domyślnaczcionkaakapitu" style:family="text">
      <style:text-properties fo:background-color="#80FFFF"/>
    </style:style>
    <style:style style:name="P1649" style:parent-style-name="Normalny" style:family="paragraph">
      <style:paragraph-properties fo:text-align="justify" fo:line-height="150%"/>
    </style:style>
    <style:style style:name="T1650" style:parent-style-name="Domyślnaczcionkaakapitu" style:family="text">
      <style:text-properties style:text-underline-type="single" style:text-underline-style="solid" style:text-underline-width="auto" style:text-underline-mode="continuous"/>
    </style:style>
    <style:style style:name="T1651" style:parent-style-name="Domyślnaczcionkaakapitu" style:family="text">
      <style:text-properties fo:background-color="#80FFFF" style:text-underline-type="single" style:text-underline-style="solid" style:text-underline-width="auto" style:text-underline-mode="continuous"/>
    </style:style>
    <style:style style:name="T1652" style:parent-style-name="Domyślnaczcionkaakapitu" style:family="text">
      <style:text-properties style:text-underline-type="single" style:text-underline-style="solid" style:text-underline-width="auto" style:text-underline-mode="continuous"/>
    </style:style>
    <style:style style:name="T1653" style:parent-style-name="Domyślnaczcionkaakapitu" style:family="text">
      <style:text-properties fo:background-color="#80FFFF" style:text-underline-type="single" style:text-underline-style="solid" style:text-underline-width="auto" style:text-underline-mode="continuous"/>
    </style:style>
    <style:style style:name="T1654" style:parent-style-name="Domyślnaczcionkaakapitu" style:family="text">
      <style:text-properties style:text-underline-type="single" style:text-underline-style="solid" style:text-underline-width="auto" style:text-underline-mode="continuous"/>
    </style:style>
    <style:style style:name="T1655" style:parent-style-name="Domyślnaczcionkaakapitu" style:family="text">
      <style:text-properties fo:background-color="#80FFFF" style:text-underline-type="single" style:text-underline-style="solid" style:text-underline-width="auto" style:text-underline-mode="continuous"/>
    </style:style>
    <style:style style:name="T1656" style:parent-style-name="Domyślnaczcionkaakapitu" style:family="text">
      <style:text-properties fo:background-color="#80FFFF"/>
    </style:style>
    <style:style style:name="P1657" style:parent-style-name="Normalny" style:family="paragraph">
      <style:paragraph-properties fo:text-align="justify" fo:line-height="150%" fo:text-indent="0.25in"/>
    </style:style>
    <style:style style:name="P1658" style:parent-style-name="Normalny" style:family="paragraph">
      <style:paragraph-properties fo:text-align="justify" fo:line-height="150%">
        <style:tab-stops>
          <style:tab-stop style:type="left" style:leader-style="solid" style:leader-text="_" style:position="1.8236in"/>
        </style:tab-stops>
      </style:paragraph-properties>
    </style:style>
    <style:style style:name="T1659" style:parent-style-name="Domyślnaczcionkaakapitu" style:family="text">
      <style:text-properties style:text-underline-type="single" style:text-underline-style="solid" style:text-underline-width="auto" style:text-underline-mode="continuous"/>
    </style:style>
    <style:style style:name="P1660" style:parent-style-name="Normalny" style:family="paragraph">
      <style:paragraph-properties fo:text-align="justify" fo:line-height="150%" fo:text-indent="0.25in"/>
    </style:style>
    <style:style style:name="P1661" style:parent-style-name="Normalny" style:family="paragraph">
      <style:paragraph-properties fo:text-align="justify" fo:line-height="150%" fo:text-indent="0.25in"/>
    </style:style>
    <style:style style:name="P1662" style:parent-style-name="Normalny" style:family="paragraph">
      <style:paragraph-properties fo:text-align="justify" fo:line-height="150%">
        <style:tab-stops>
          <style:tab-stop style:type="left" style:leader-style="solid" style:leader-text="_" style:position="1.8236in"/>
        </style:tab-stops>
      </style:paragraph-properties>
    </style:style>
    <style:style style:name="T1663" style:parent-style-name="Domyślnaczcionkaakapitu" style:family="text">
      <style:text-properties style:text-underline-type="single" style:text-underline-style="solid" style:text-underline-width="auto" style:text-underline-mode="continuous"/>
    </style:style>
    <style:style style:name="T1664" style:parent-style-name="Domyślnaczcionkaakapitu" style:family="text">
      <style:text-properties fo:background-color="#80FFFF" style:text-underline-type="single" style:text-underline-style="solid" style:text-underline-width="auto" style:text-underline-mode="continuous"/>
    </style:style>
    <style:style style:name="T1665" style:parent-style-name="Domyślnaczcionkaakapitu" style:family="text">
      <style:text-properties style:text-underline-type="single" style:text-underline-style="solid" style:text-underline-width="auto" style:text-underline-mode="continuous"/>
    </style:style>
    <style:style style:name="T1666" style:parent-style-name="Domyślnaczcionkaakapitu" style:family="text">
      <style:text-properties fo:background-color="#80FFFF" style:text-underline-type="single" style:text-underline-style="solid" style:text-underline-width="auto" style:text-underline-mode="continuous"/>
    </style:style>
    <style:style style:name="T1667" style:parent-style-name="Domyślnaczcionkaakapitu" style:family="text">
      <style:text-properties style:text-underline-type="single" style:text-underline-style="solid" style:text-underline-width="auto" style:text-underline-mode="continuous"/>
    </style:style>
    <style:style style:name="P1668" style:parent-style-name="Normalny" style:family="paragraph">
      <style:paragraph-properties fo:text-align="justify" fo:line-height="150%" fo:text-indent="0.25in"/>
    </style:style>
    <style:style style:name="T1669" style:parent-style-name="Domyślnaczcionkaakapitu" style:family="text">
      <style:text-properties fo:background-color="#80FFFF"/>
    </style:style>
    <style:style style:name="T1670" style:parent-style-name="Domyślnaczcionkaakapitu" style:family="text">
      <style:text-properties fo:background-color="#80FFFF"/>
    </style:style>
    <style:style style:name="P1671" style:parent-style-name="Normalny" style:family="paragraph">
      <style:paragraph-properties fo:text-align="justify" fo:line-height="150%" fo:text-indent="0.25in"/>
    </style:style>
    <style:style style:name="T1672" style:parent-style-name="Domyślnaczcionkaakapitu" style:family="text">
      <style:text-properties fo:background-color="#80FFFF"/>
    </style:style>
    <style:style style:name="T1673" style:parent-style-name="Domyślnaczcionkaakapitu" style:family="text">
      <style:text-properties fo:background-color="#80FFFF"/>
    </style:style>
    <style:style style:name="T1674" style:parent-style-name="Domyślnaczcionkaakapitu" style:family="text">
      <style:text-properties fo:background-color="#80FFFF"/>
    </style:style>
    <style:style style:name="P1675" style:parent-style-name="Normalny" style:family="paragraph">
      <style:paragraph-properties fo:text-align="justify" fo:line-height="150%" fo:text-indent="0.25in"/>
    </style:style>
    <style:style style:name="T1676" style:parent-style-name="Domyślnaczcionkaakapitu" style:family="text">
      <style:text-properties fo:background-color="#80FFFF"/>
    </style:style>
    <style:style style:name="P1677" style:parent-style-name="Normalny" style:family="paragraph">
      <style:paragraph-properties fo:text-align="justify" fo:line-height="150%" fo:text-indent="0.25in"/>
    </style:style>
    <style:style style:name="T1678" style:parent-style-name="Domyślnaczcionkaakapitu" style:family="text">
      <style:text-properties fo:background-color="#80FFFF"/>
    </style:style>
    <style:style style:name="T1679" style:parent-style-name="Domyślnaczcionkaakapitu" style:family="text">
      <style:text-properties fo:background-color="#80FFFF"/>
    </style:style>
    <style:style style:name="T1680" style:parent-style-name="Domyślnaczcionkaakapitu" style:family="text">
      <style:text-properties fo:background-color="#80FFFF"/>
    </style:style>
    <style:style style:name="T1681" style:parent-style-name="Domyślnaczcionkaakapitu" style:family="text">
      <style:text-properties fo:background-color="#80FFFF"/>
    </style:style>
    <style:style style:name="T1682" style:parent-style-name="Domyślnaczcionkaakapitu" style:family="text">
      <style:text-properties fo:background-color="#80FFFF"/>
    </style:style>
    <style:style style:name="P1683" style:parent-style-name="Normalny" style:family="paragraph">
      <style:paragraph-properties fo:text-align="justify" fo:line-height="150%" fo:text-indent="0.25in"/>
    </style:style>
    <style:style style:name="T1684" style:parent-style-name="Domyślnaczcionkaakapitu" style:family="text">
      <style:text-properties fo:background-color="#80FFFF"/>
    </style:style>
    <style:style style:name="T1685" style:parent-style-name="Domyślnaczcionkaakapitu" style:family="text">
      <style:text-properties fo:background-color="#80FFFF"/>
    </style:style>
    <style:style style:name="P1686" style:parent-style-name="Normalny" style:family="paragraph">
      <style:paragraph-properties fo:text-align="justify" fo:line-height="150%" fo:text-indent="0.25in"/>
    </style:style>
    <style:style style:name="P1687" style:parent-style-name="Normalny" style:family="paragraph">
      <style:paragraph-properties fo:text-align="justify" fo:line-height="150%" fo:text-indent="0.25in"/>
    </style:style>
    <style:style style:name="T1688" style:parent-style-name="Domyślnaczcionkaakapitu" style:family="text">
      <style:text-properties fo:background-color="#80FFFF"/>
    </style:style>
    <style:style style:name="T1689" style:parent-style-name="Domyślnaczcionkaakapitu" style:family="text">
      <style:text-properties fo:background-color="#80FFFF"/>
    </style:style>
    <style:style style:name="T1690" style:parent-style-name="Domyślnaczcionkaakapitu" style:family="text">
      <style:text-properties fo:background-color="#80FFFF"/>
    </style:style>
    <style:style style:name="T1691" style:parent-style-name="Domyślnaczcionkaakapitu" style:family="text">
      <style:text-properties fo:background-color="#80FFFF"/>
    </style:style>
    <style:style style:name="P1692" style:parent-style-name="Normalny" style:family="paragraph">
      <style:paragraph-properties fo:text-align="justify" fo:line-height="150%" fo:text-indent="0.25in"/>
    </style:style>
    <style:style style:name="P1693" style:parent-style-name="Normalny" style:family="paragraph">
      <style:paragraph-properties fo:text-align="justify" fo:line-height="150%" fo:text-indent="0.25in"/>
    </style:style>
    <style:style style:name="P1694" style:parent-style-name="Normalny" style:family="paragraph">
      <style:paragraph-properties fo:text-align="justify" fo:line-height="150%" fo:text-indent="0.25in"/>
    </style:style>
    <style:style style:name="T1695" style:parent-style-name="Domyślnaczcionkaakapitu" style:family="text">
      <style:text-properties fo:background-color="#80FFFF"/>
    </style:style>
    <style:style style:name="T1696" style:parent-style-name="Domyślnaczcionkaakapitu" style:family="text">
      <style:text-properties fo:background-color="#80FFFF"/>
    </style:style>
    <style:style style:name="T1697" style:parent-style-name="Domyślnaczcionkaakapitu" style:family="text">
      <style:text-properties fo:background-color="#80FFFF"/>
    </style:style>
    <style:style style:name="T1698" style:parent-style-name="Domyślnaczcionkaakapitu" style:family="text">
      <style:text-properties fo:background-color="#80FFFF"/>
    </style:style>
    <style:style style:name="P1699" style:parent-style-name="Normalny" style:family="paragraph">
      <style:paragraph-properties fo:text-align="justify" fo:line-height="150%" fo:text-indent="0.25in"/>
    </style:style>
    <style:style style:name="T1700" style:parent-style-name="Domyślnaczcionkaakapitu" style:family="text">
      <style:text-properties fo:background-color="#80FFFF"/>
    </style:style>
    <style:style style:name="T1701" style:parent-style-name="Domyślnaczcionkaakapitu" style:family="text">
      <style:text-properties fo:background-color="#80FFFF"/>
    </style:style>
    <style:style style:name="T1702" style:parent-style-name="Domyślnaczcionkaakapitu" style:family="text">
      <style:text-properties fo:background-color="#80FFFF"/>
    </style:style>
    <style:style style:name="T1703" style:parent-style-name="Domyślnaczcionkaakapitu" style:family="text">
      <style:text-properties fo:background-color="#80FFFF"/>
    </style:style>
    <style:style style:name="T1704" style:parent-style-name="Domyślnaczcionkaakapitu" style:family="text">
      <style:text-properties fo:background-color="#80FFFF"/>
    </style:style>
    <style:style style:name="P1705" style:parent-style-name="Normalny" style:family="paragraph">
      <style:paragraph-properties fo:text-align="justify" fo:line-height="150%" fo:text-indent="0.25in"/>
    </style:style>
    <style:style style:name="T1706" style:parent-style-name="Domyślnaczcionkaakapitu" style:family="text">
      <style:text-properties fo:background-color="#80FFFF"/>
    </style:style>
    <style:style style:name="T1707" style:parent-style-name="Domyślnaczcionkaakapitu" style:family="text">
      <style:text-properties fo:background-color="#80FFFF"/>
    </style:style>
    <style:style style:name="T1708" style:parent-style-name="Domyślnaczcionkaakapitu" style:family="text">
      <style:text-properties fo:background-color="#80FFFF"/>
    </style:style>
    <style:style style:name="T1709" style:parent-style-name="Domyślnaczcionkaakapitu" style:family="text">
      <style:text-properties fo:background-color="#80FFFF"/>
    </style:style>
    <style:style style:name="T1710" style:parent-style-name="Domyślnaczcionkaakapitu" style:family="text">
      <style:text-properties fo:background-color="#80FFFF"/>
    </style:style>
    <style:style style:name="T1711" style:parent-style-name="Domyślnaczcionkaakapitu" style:family="text">
      <style:text-properties fo:background-color="#80FFFF"/>
    </style:style>
    <style:style style:name="T1712" style:parent-style-name="Domyślnaczcionkaakapitu" style:family="text">
      <style:text-properties fo:background-color="#80FFFF"/>
    </style:style>
    <style:style style:name="T1713" style:parent-style-name="Domyślnaczcionkaakapitu" style:family="text">
      <style:text-properties fo:background-color="#80FFFF"/>
    </style:style>
    <style:style style:name="P1714" style:parent-style-name="Normalny" style:family="paragraph">
      <style:paragraph-properties fo:text-align="justify" fo:line-height="150%" fo:text-indent="0.25in"/>
    </style:style>
    <style:style style:name="T1715" style:parent-style-name="Domyślnaczcionkaakapitu" style:family="text">
      <style:text-properties fo:background-color="#80FFFF"/>
    </style:style>
    <style:style style:name="T1716" style:parent-style-name="Domyślnaczcionkaakapitu" style:family="text">
      <style:text-properties fo:background-color="#80FFFF"/>
    </style:style>
    <style:style style:name="P1717" style:parent-style-name="Normalny" style:family="paragraph">
      <style:paragraph-properties fo:text-align="justify" fo:line-height="150%" fo:text-indent="0.25in"/>
    </style:style>
    <style:style style:name="P1718" style:parent-style-name="Normalny" style:family="paragraph">
      <style:paragraph-properties fo:text-align="justify" fo:line-height="150%" fo:text-indent="0.25in"/>
    </style:style>
    <style:style style:name="T1719" style:parent-style-name="Domyślnaczcionkaakapitu" style:family="text">
      <style:text-properties fo:background-color="#80FFFF"/>
    </style:style>
    <style:style style:name="T1720" style:parent-style-name="Domyślnaczcionkaakapitu" style:family="text">
      <style:text-properties fo:background-color="#80FFFF"/>
    </style:style>
    <style:style style:name="T1721" style:parent-style-name="Domyślnaczcionkaakapitu" style:family="text">
      <style:text-properties fo:background-color="#80FFFF"/>
    </style:style>
    <style:style style:name="T1722" style:parent-style-name="Domyślnaczcionkaakapitu" style:family="text">
      <style:text-properties fo:background-color="#80FFFF"/>
    </style:style>
    <style:style style:name="P1723" style:parent-style-name="Normalny" style:family="paragraph">
      <style:paragraph-properties fo:text-align="justify" fo:line-height="150%" fo:text-indent="0.25in"/>
    </style:style>
    <style:style style:name="P1724" style:parent-style-name="Normalny" style:family="paragraph">
      <style:paragraph-properties fo:text-align="justify" fo:line-height="150%"/>
    </style:style>
    <style:style style:name="T1725" style:parent-style-name="Domyślnaczcionkaakapitu" style:family="text">
      <style:text-properties style:text-underline-type="single" style:text-underline-style="solid" style:text-underline-width="auto" style:text-underline-mode="continuous"/>
    </style:style>
    <style:style style:name="P1726" style:parent-style-name="Normalny" style:family="paragraph">
      <style:paragraph-properties fo:text-align="justify" fo:line-height="150%" fo:text-indent="0.25in"/>
    </style:style>
    <style:style style:name="T1727" style:parent-style-name="Domyślnaczcionkaakapitu" style:family="text">
      <style:text-properties fo:background-color="#80FFFF"/>
    </style:style>
    <style:style style:name="P1728" style:parent-style-name="Normalny" style:family="paragraph">
      <style:paragraph-properties fo:text-align="justify" fo:line-height="150%"/>
    </style:style>
    <style:style style:name="T1729" style:parent-style-name="Domyślnaczcionkaakapitu" style:family="text">
      <style:text-properties style:text-underline-type="single" style:text-underline-style="solid" style:text-underline-width="auto" style:text-underline-mode="continuous"/>
    </style:style>
    <style:style style:name="T1730" style:parent-style-name="Domyślnaczcionkaakapitu" style:family="text">
      <style:text-properties fo:background-color="#80FFFF" style:text-underline-type="single" style:text-underline-style="solid" style:text-underline-width="auto" style:text-underline-mode="continuous"/>
    </style:style>
    <style:style style:name="T1731" style:parent-style-name="Domyślnaczcionkaakapitu" style:family="text">
      <style:text-properties style:text-underline-type="single" style:text-underline-style="solid" style:text-underline-width="auto" style:text-underline-mode="continuous"/>
    </style:style>
    <style:style style:name="T1732" style:parent-style-name="Domyślnaczcionkaakapitu" style:family="text">
      <style:text-properties fo:background-color="#80FFFF" style:text-underline-type="single" style:text-underline-style="solid" style:text-underline-width="auto" style:text-underline-mode="continuous"/>
    </style:style>
    <style:style style:name="T1733" style:parent-style-name="Domyślnaczcionkaakapitu" style:family="text">
      <style:text-properties style:text-underline-type="single" style:text-underline-style="solid" style:text-underline-width="auto" style:text-underline-mode="continuous"/>
    </style:style>
    <style:style style:name="P1734" style:parent-style-name="Normalny" style:family="paragraph">
      <style:paragraph-properties fo:text-align="justify" fo:line-height="150%" fo:text-indent="0.25in"/>
    </style:style>
    <style:style style:name="T1735" style:parent-style-name="Domyślnaczcionkaakapitu" style:family="text">
      <style:text-properties fo:background-color="#80FFFF"/>
    </style:style>
    <style:style style:name="T1736" style:parent-style-name="Domyślnaczcionkaakapitu" style:family="text">
      <style:text-properties fo:background-color="#80FFFF"/>
    </style:style>
    <style:style style:name="T1737" style:parent-style-name="Domyślnaczcionkaakapitu" style:family="text">
      <style:text-properties fo:background-color="#80FFFF"/>
    </style:style>
    <style:style style:name="P1738" style:parent-style-name="Normalny" style:family="paragraph">
      <style:paragraph-properties fo:text-align="justify" fo:line-height="150%" fo:text-indent="0.25in"/>
    </style:style>
    <style:style style:name="T1739" style:parent-style-name="Domyślnaczcionkaakapitu" style:family="text">
      <style:text-properties fo:background-color="#80FFFF"/>
    </style:style>
    <style:style style:name="T1740" style:parent-style-name="Domyślnaczcionkaakapitu" style:family="text">
      <style:text-properties fo:background-color="#80FFFF"/>
    </style:style>
    <style:style style:name="P1741" style:parent-style-name="Normalny" style:family="paragraph">
      <style:paragraph-properties fo:text-align="justify" fo:line-height="150%" fo:text-indent="0.25in"/>
    </style:style>
    <style:style style:name="T1742" style:parent-style-name="Domyślnaczcionkaakapitu" style:family="text">
      <style:text-properties fo:background-color="#80FFFF"/>
    </style:style>
    <style:style style:name="P1743" style:parent-style-name="Normalny" style:family="paragraph">
      <style:paragraph-properties fo:text-align="justify" fo:line-height="150%" fo:text-indent="0.25in"/>
    </style:style>
    <style:style style:name="T1744" style:parent-style-name="Domyślnaczcionkaakapitu" style:family="text">
      <style:text-properties fo:background-color="#80FFFF"/>
    </style:style>
    <style:style style:name="T1745" style:parent-style-name="Domyślnaczcionkaakapitu" style:family="text">
      <style:text-properties fo:background-color="#80FFFF"/>
    </style:style>
    <style:style style:name="P1746" style:parent-style-name="Normalny" style:family="paragraph">
      <style:paragraph-properties fo:text-align="justify" fo:line-height="150%" fo:text-indent="0.25in"/>
    </style:style>
    <style:style style:name="P1747" style:parent-style-name="Normalny" style:family="paragraph">
      <style:paragraph-properties fo:text-align="justify" fo:line-height="150%" fo:text-indent="0.25in"/>
    </style:style>
    <style:style style:name="T1748" style:parent-style-name="Domyślnaczcionkaakapitu" style:family="text">
      <style:text-properties fo:background-color="#80FFFF"/>
    </style:style>
    <style:style style:name="P1749" style:parent-style-name="Normalny" style:family="paragraph">
      <style:paragraph-properties fo:text-align="justify" fo:line-height="150%" fo:text-indent="0.25in"/>
    </style:style>
    <style:style style:name="T1750" style:parent-style-name="Domyślnaczcionkaakapitu" style:family="text">
      <style:text-properties fo:background-color="#80FFFF"/>
    </style:style>
    <style:style style:name="P1751" style:parent-style-name="Normalny" style:family="paragraph">
      <style:paragraph-properties fo:text-align="justify" fo:line-height="150%" fo:text-indent="0.25in"/>
    </style:style>
    <style:style style:name="P1752" style:parent-style-name="Normalny" style:family="paragraph">
      <style:paragraph-properties fo:text-align="justify" fo:line-height="150%" fo:text-indent="0.25in"/>
    </style:style>
    <style:style style:name="T1753" style:parent-style-name="Domyślnaczcionkaakapitu" style:family="text">
      <style:text-properties fo:background-color="#80FFFF"/>
    </style:style>
    <style:style style:name="P1754" style:parent-style-name="Normalny" style:family="paragraph">
      <style:paragraph-properties fo:text-align="justify" fo:line-height="150%" fo:text-indent="0.25in"/>
    </style:style>
    <style:style style:name="T1755" style:parent-style-name="Domyślnaczcionkaakapitu" style:family="text">
      <style:text-properties fo:background-color="#80FFFF"/>
    </style:style>
    <style:style style:name="T1756" style:parent-style-name="Domyślnaczcionkaakapitu" style:family="text">
      <style:text-properties fo:background-color="#80FFFF"/>
    </style:style>
    <style:style style:name="P1757" style:parent-style-name="Normalny" style:family="paragraph">
      <style:paragraph-properties fo:text-align="justify" fo:line-height="150%" fo:text-indent="0.25in"/>
    </style:style>
    <style:style style:name="T1758" style:parent-style-name="Domyślnaczcionkaakapitu" style:family="text">
      <style:text-properties fo:background-color="#80FFFF"/>
    </style:style>
    <style:style style:name="P1759" style:parent-style-name="Normalny" style:family="paragraph">
      <style:paragraph-properties fo:text-align="justify" fo:line-height="150%" fo:text-indent="0.25in"/>
    </style:style>
    <style:style style:name="P1760" style:parent-style-name="Normalny" style:family="paragraph">
      <style:paragraph-properties fo:text-align="justify" fo:line-height="150%"/>
    </style:style>
    <style:style style:name="T1761" style:parent-style-name="Domyślnaczcionkaakapitu" style:family="text">
      <style:text-properties style:text-underline-type="single" style:text-underline-style="solid" style:text-underline-width="auto" style:text-underline-mode="continuous"/>
    </style:style>
    <style:style style:name="P1762" style:parent-style-name="Normalny" style:family="paragraph">
      <style:paragraph-properties fo:text-align="justify" fo:line-height="150%" fo:text-indent="0.25in"/>
    </style:style>
    <style:style style:name="T1763" style:parent-style-name="Domyślnaczcionkaakapitu" style:family="text">
      <style:text-properties fo:background-color="#80FFFF"/>
    </style:style>
    <style:style style:name="T1764" style:parent-style-name="Domyślnaczcionkaakapitu" style:family="text">
      <style:text-properties fo:background-color="#80FFFF"/>
    </style:style>
    <style:style style:name="T1765" style:parent-style-name="Domyślnaczcionkaakapitu" style:family="text">
      <style:text-properties fo:background-color="#80FFFF"/>
    </style:style>
    <style:style style:name="P1766" style:parent-style-name="Normalny" style:family="paragraph">
      <style:paragraph-properties fo:text-align="justify" fo:line-height="150%"/>
    </style:style>
    <style:style style:name="T1767" style:parent-style-name="Domyślnaczcionkaakapitu" style:family="text">
      <style:text-properties style:text-underline-type="single" style:text-underline-style="solid" style:text-underline-width="auto" style:text-underline-mode="continuous"/>
    </style:style>
    <style:style style:name="T1768" style:parent-style-name="Domyślnaczcionkaakapitu" style:family="text">
      <style:text-properties fo:background-color="#80FFFF" style:text-underline-type="single" style:text-underline-style="solid" style:text-underline-width="auto" style:text-underline-mode="continuous"/>
    </style:style>
    <style:style style:name="T1769" style:parent-style-name="Domyślnaczcionkaakapitu" style:family="text">
      <style:text-properties style:text-underline-type="single" style:text-underline-style="solid" style:text-underline-width="auto" style:text-underline-mode="continuous"/>
    </style:style>
    <style:style style:name="T1770" style:parent-style-name="Domyślnaczcionkaakapitu" style:family="text">
      <style:text-properties fo:background-color="#80FFFF" style:text-underline-type="single" style:text-underline-style="solid" style:text-underline-width="auto" style:text-underline-mode="continuous"/>
    </style:style>
    <style:style style:name="T1771" style:parent-style-name="Domyślnaczcionkaakapitu" style:family="text">
      <style:text-properties style:text-underline-type="single" style:text-underline-style="solid" style:text-underline-width="auto" style:text-underline-mode="continuous"/>
    </style:style>
    <style:style style:name="T1772" style:parent-style-name="Domyślnaczcionkaakapitu" style:family="text">
      <style:text-properties fo:background-color="#80FFFF" style:text-underline-type="single" style:text-underline-style="solid" style:text-underline-width="auto" style:text-underline-mode="continuous"/>
    </style:style>
    <style:style style:name="T1773" style:parent-style-name="Domyślnaczcionkaakapitu" style:family="text">
      <style:text-properties fo:background-color="#80FFFF"/>
    </style:style>
    <style:style style:name="P1774" style:parent-style-name="Normalny" style:family="paragraph">
      <style:paragraph-properties fo:text-align="justify" fo:line-height="150%" fo:text-indent="0.25in"/>
    </style:style>
    <style:style style:name="T1775" style:parent-style-name="Domyślnaczcionkaakapitu" style:family="text">
      <style:text-properties fo:background-color="#80FFFF"/>
    </style:style>
    <style:style style:name="P1776" style:parent-style-name="Normalny" style:family="paragraph">
      <style:paragraph-properties fo:text-align="justify" fo:line-height="150%" fo:text-indent="0.25in"/>
    </style:style>
    <style:style style:name="P1777" style:parent-style-name="Normalny" style:family="paragraph">
      <style:paragraph-properties fo:text-align="justify" fo:line-height="150%" fo:text-indent="0.25in"/>
    </style:style>
    <style:style style:name="P1778" style:parent-style-name="Normalny" style:family="paragraph">
      <style:paragraph-properties fo:text-align="justify" fo:line-height="150%" fo:text-indent="0.25in"/>
    </style:style>
    <style:style style:name="P1779" style:parent-style-name="Normalny" style:family="paragraph">
      <style:paragraph-properties fo:text-align="justify" fo:line-height="150%"/>
    </style:style>
    <style:style style:name="T1780" style:parent-style-name="Domyślnaczcionkaakapitu" style:family="text">
      <style:text-properties style:text-underline-type="single" style:text-underline-style="solid" style:text-underline-width="auto" style:text-underline-mode="continuous"/>
    </style:style>
    <style:style style:name="T1781" style:parent-style-name="Domyślnaczcionkaakapitu" style:family="text">
      <style:text-properties fo:background-color="#80FFFF" style:text-underline-type="single" style:text-underline-style="solid" style:text-underline-width="auto" style:text-underline-mode="continuous"/>
    </style:style>
    <style:style style:name="T1782" style:parent-style-name="Domyślnaczcionkaakapitu" style:family="text">
      <style:text-properties style:text-underline-type="single" style:text-underline-style="solid" style:text-underline-width="auto" style:text-underline-mode="continuous"/>
    </style:style>
    <style:style style:name="P1783" style:parent-style-name="Normalny" style:family="paragraph">
      <style:paragraph-properties fo:text-align="justify" fo:line-height="150%" fo:text-indent="0.25in"/>
    </style:style>
    <style:style style:name="T1784" style:parent-style-name="Domyślnaczcionkaakapitu" style:family="text">
      <style:text-properties fo:background-color="#80FFFF"/>
    </style:style>
    <style:style style:name="P1785" style:parent-style-name="Normalny" style:family="paragraph">
      <style:paragraph-properties fo:text-align="justify" fo:line-height="150%"/>
    </style:style>
    <style:style style:name="T1786" style:parent-style-name="Domyślnaczcionkaakapitu" style:family="text">
      <style:text-properties fo:background-color="#80FFFF" style:text-underline-type="single" style:text-underline-style="solid" style:text-underline-width="auto" style:text-underline-mode="continuous"/>
    </style:style>
    <style:style style:name="T1787" style:parent-style-name="Domyślnaczcionkaakapitu" style:family="text">
      <style:text-properties style:text-underline-type="single" style:text-underline-style="solid" style:text-underline-width="auto" style:text-underline-mode="continuous"/>
    </style:style>
    <style:style style:name="P1788" style:parent-style-name="Normalny" style:family="paragraph">
      <style:paragraph-properties fo:text-align="justify" fo:line-height="150%" fo:text-indent="0.25in"/>
    </style:style>
    <style:style style:name="P1789" style:parent-style-name="Normalny" style:family="paragraph">
      <style:paragraph-properties fo:text-align="justify" fo:line-height="150%" fo:text-indent="0.25in"/>
    </style:style>
    <style:style style:name="P1790" style:parent-style-name="Normalny" style:family="paragraph">
      <style:paragraph-properties fo:text-align="justify" fo:line-height="150%"/>
    </style:style>
    <style:style style:name="T1791" style:parent-style-name="Domyślnaczcionkaakapitu" style:family="text">
      <style:text-properties fo:background-color="#80FFFF" style:text-underline-type="single" style:text-underline-style="solid" style:text-underline-width="auto" style:text-underline-mode="continuous"/>
    </style:style>
    <style:style style:name="T1792" style:parent-style-name="Domyślnaczcionkaakapitu" style:family="text">
      <style:text-properties style:text-underline-type="single" style:text-underline-style="solid" style:text-underline-width="auto" style:text-underline-mode="continuous"/>
    </style:style>
    <style:style style:name="T1793" style:parent-style-name="Domyślnaczcionkaakapitu" style:family="text">
      <style:text-properties fo:background-color="#80FFFF" style:text-underline-type="single" style:text-underline-style="solid" style:text-underline-width="auto" style:text-underline-mode="continuous"/>
    </style:style>
    <style:style style:name="T1794" style:parent-style-name="Domyślnaczcionkaakapitu" style:family="text">
      <style:text-properties style:text-underline-type="single" style:text-underline-style="solid" style:text-underline-width="auto" style:text-underline-mode="continuous"/>
    </style:style>
    <style:style style:name="T1795" style:parent-style-name="Domyślnaczcionkaakapitu" style:family="text">
      <style:text-properties fo:background-color="#80FFFF" style:text-underline-type="single" style:text-underline-style="solid" style:text-underline-width="auto" style:text-underline-mode="continuous"/>
    </style:style>
    <style:style style:name="T1796" style:parent-style-name="Domyślnaczcionkaakapitu" style:family="text">
      <style:text-properties style:text-underline-type="single" style:text-underline-style="solid" style:text-underline-width="auto" style:text-underline-mode="continuous"/>
    </style:style>
    <style:style style:name="T1797" style:parent-style-name="Domyślnaczcionkaakapitu" style:family="text">
      <style:text-properties fo:background-color="#80FFFF" style:text-underline-type="single" style:text-underline-style="solid" style:text-underline-width="auto" style:text-underline-mode="continuous"/>
    </style:style>
    <style:style style:name="T1798" style:parent-style-name="Domyślnaczcionkaakapitu" style:family="text">
      <style:text-properties style:text-underline-type="single" style:text-underline-style="solid" style:text-underline-width="auto" style:text-underline-mode="continuous"/>
    </style:style>
    <style:style style:name="P1799" style:parent-style-name="Normalny" style:family="paragraph">
      <style:paragraph-properties fo:text-align="justify" fo:line-height="150%" fo:text-indent="0.25in"/>
    </style:style>
    <style:style style:name="P1800" style:parent-style-name="Normalny" style:family="paragraph">
      <style:paragraph-properties fo:text-align="justify" fo:line-height="150%" fo:text-indent="0.25in"/>
    </style:style>
    <style:style style:name="T1801" style:parent-style-name="Domyślnaczcionkaakapitu" style:family="text">
      <style:text-properties fo:background-color="#80FFFF"/>
    </style:style>
    <style:style style:name="P1802" style:parent-style-name="Normalny" style:family="paragraph">
      <style:paragraph-properties fo:text-align="justify" fo:line-height="150%"/>
    </style:style>
    <style:style style:name="T1803" style:parent-style-name="Domyślnaczcionkaakapitu" style:family="text">
      <style:text-properties style:text-underline-type="single" style:text-underline-style="solid" style:text-underline-width="auto" style:text-underline-mode="continuous"/>
    </style:style>
    <style:style style:name="T1804" style:parent-style-name="Domyślnaczcionkaakapitu" style:family="text">
      <style:text-properties fo:background-color="#80FFFF" style:text-underline-type="single" style:text-underline-style="solid" style:text-underline-width="auto" style:text-underline-mode="continuous"/>
    </style:style>
    <style:style style:name="T1805" style:parent-style-name="Domyślnaczcionkaakapitu" style:family="text">
      <style:text-properties style:text-underline-type="single" style:text-underline-style="solid" style:text-underline-width="auto" style:text-underline-mode="continuous"/>
    </style:style>
    <style:style style:name="T1806" style:parent-style-name="Domyślnaczcionkaakapitu" style:family="text">
      <style:text-properties fo:background-color="#80FFFF" style:text-underline-type="single" style:text-underline-style="solid" style:text-underline-width="auto" style:text-underline-mode="continuous"/>
    </style:style>
    <style:style style:name="T1807" style:parent-style-name="Domyślnaczcionkaakapitu" style:family="text">
      <style:text-properties style:text-underline-type="single" style:text-underline-style="solid" style:text-underline-width="auto" style:text-underline-mode="continuous"/>
    </style:style>
    <style:style style:name="T1808" style:parent-style-name="Domyślnaczcionkaakapitu" style:family="text">
      <style:text-properties fo:background-color="#80FFFF" style:text-underline-type="single" style:text-underline-style="solid" style:text-underline-width="auto" style:text-underline-mode="continuous"/>
    </style:style>
    <style:style style:name="T1809" style:parent-style-name="Domyślnaczcionkaakapitu" style:family="text">
      <style:text-properties style:text-underline-type="single" style:text-underline-style="solid" style:text-underline-width="auto" style:text-underline-mode="continuous"/>
    </style:style>
    <style:style style:name="T1810" style:parent-style-name="Domyślnaczcionkaakapitu" style:family="text">
      <style:text-properties fo:background-color="#80FFFF" style:text-underline-type="single" style:text-underline-style="solid" style:text-underline-width="auto" style:text-underline-mode="continuous"/>
    </style:style>
    <style:style style:name="T1811" style:parent-style-name="Domyślnaczcionkaakapitu" style:family="text">
      <style:text-properties style:text-underline-type="single" style:text-underline-style="solid" style:text-underline-width="auto" style:text-underline-mode="continuous"/>
    </style:style>
    <style:style style:name="P1812" style:parent-style-name="Normalny" style:family="paragraph">
      <style:paragraph-properties fo:text-align="justify" fo:line-height="150%" fo:text-indent="0.25in"/>
    </style:style>
    <style:style style:name="T1813" style:parent-style-name="Domyślnaczcionkaakapitu" style:family="text">
      <style:text-properties fo:background-color="#80FFFF"/>
    </style:style>
    <style:style style:name="P1814" style:parent-style-name="Normalny" style:family="paragraph">
      <style:paragraph-properties fo:text-align="justify" fo:line-height="150%"/>
    </style:style>
    <style:style style:name="T1815" style:parent-style-name="Domyślnaczcionkaakapitu" style:family="text">
      <style:text-properties fo:background-color="#80FFFF"/>
    </style:style>
    <style:style style:name="T1816" style:parent-style-name="Domyślnaczcionkaakapitu" style:family="text">
      <style:text-properties fo:background-color="#80FFFF"/>
    </style:style>
    <style:style style:name="P1817" style:parent-style-name="Normalny" style:family="paragraph">
      <style:paragraph-properties fo:text-align="justify" fo:line-height="150%" fo:text-indent="0.25in"/>
    </style:style>
    <style:style style:name="P1818" style:parent-style-name="Normalny" style:family="paragraph">
      <style:paragraph-properties fo:text-align="justify" fo:line-height="150%" fo:text-indent="0.25in"/>
    </style:style>
    <style:style style:name="T1819" style:parent-style-name="Domyślnaczcionkaakapitu" style:family="text">
      <style:text-properties fo:background-color="#80FFFF"/>
    </style:style>
    <style:style style:name="T1820" style:parent-style-name="Domyślnaczcionkaakapitu" style:family="text">
      <style:text-properties fo:background-color="#80FFFF"/>
    </style:style>
    <style:style style:name="P1821" style:parent-style-name="Normalny" style:family="paragraph">
      <style:paragraph-properties fo:text-align="justify" fo:line-height="150%" fo:text-indent="0.25in"/>
    </style:style>
    <style:style style:name="P1822" style:parent-style-name="Normalny" style:family="paragraph">
      <style:paragraph-properties fo:text-align="justify" fo:line-height="150%" fo:text-indent="0.25in"/>
    </style:style>
    <style:style style:name="T1823" style:parent-style-name="Domyślnaczcionkaakapitu" style:family="text">
      <style:text-properties fo:background-color="#80FFFF"/>
    </style:style>
    <style:style style:name="T1824" style:parent-style-name="Domyślnaczcionkaakapitu" style:family="text">
      <style:text-properties fo:background-color="#80FFFF"/>
    </style:style>
    <style:style style:name="P1825" style:parent-style-name="Normalny" style:family="paragraph">
      <style:paragraph-properties fo:text-align="justify" fo:line-height="150%" fo:text-indent="0.25in"/>
    </style:style>
    <style:style style:name="T1826" style:parent-style-name="Domyślnaczcionkaakapitu" style:family="text">
      <style:text-properties fo:background-color="#80FFFF"/>
    </style:style>
    <style:style style:name="T1827" style:parent-style-name="Domyślnaczcionkaakapitu" style:family="text">
      <style:text-properties fo:background-color="#80FFFF"/>
    </style:style>
    <style:style style:name="P1828" style:parent-style-name="Normalny" style:family="paragraph">
      <style:paragraph-properties fo:text-align="justify" fo:line-height="150%" fo:text-indent="0.25in"/>
    </style:style>
    <style:style style:name="T1829" style:parent-style-name="Domyślnaczcionkaakapitu" style:family="text">
      <style:text-properties fo:background-color="#80FFFF"/>
    </style:style>
    <style:style style:name="T1830" style:parent-style-name="Domyślnaczcionkaakapitu" style:family="text">
      <style:text-properties fo:background-color="#80FFFF"/>
    </style:style>
    <style:style style:name="T1831" style:parent-style-name="Domyślnaczcionkaakapitu" style:family="text">
      <style:text-properties fo:background-color="#80FFFF"/>
    </style:style>
    <style:style style:name="T1832" style:parent-style-name="Domyślnaczcionkaakapitu" style:family="text">
      <style:text-properties fo:background-color="#80FFFF"/>
    </style:style>
    <style:style style:name="T1833" style:parent-style-name="Domyślnaczcionkaakapitu" style:family="text">
      <style:text-properties fo:background-color="#80FFFF"/>
    </style:style>
    <style:style style:name="P1834" style:parent-style-name="Normalny" style:family="paragraph">
      <style:paragraph-properties fo:text-align="justify" fo:line-height="150%" fo:text-indent="0.25in"/>
    </style:style>
    <style:style style:name="T1835" style:parent-style-name="Domyślnaczcionkaakapitu" style:family="text">
      <style:text-properties fo:background-color="#80FFFF"/>
    </style:style>
    <style:style style:name="T1836" style:parent-style-name="Domyślnaczcionkaakapitu" style:family="text">
      <style:text-properties fo:background-color="#80FFFF"/>
    </style:style>
    <style:style style:name="T1837" style:parent-style-name="Domyślnaczcionkaakapitu" style:family="text">
      <style:text-properties fo:background-color="#80FFFF"/>
    </style:style>
    <style:style style:name="T1838" style:parent-style-name="Domyślnaczcionkaakapitu" style:family="text">
      <style:text-properties fo:background-color="#80FFFF"/>
    </style:style>
    <style:style style:name="T1839" style:parent-style-name="Domyślnaczcionkaakapitu" style:family="text">
      <style:text-properties fo:background-color="#80FFFF"/>
    </style:style>
    <style:style style:name="P1840" style:parent-style-name="Normalny" style:family="paragraph">
      <style:paragraph-properties fo:text-align="justify" fo:line-height="150%" fo:text-indent="0.25in"/>
    </style:style>
    <style:style style:name="P1841" style:parent-style-name="Normalny" style:family="paragraph">
      <style:paragraph-properties fo:text-align="justify" fo:line-height="150%"/>
    </style:style>
    <style:style style:name="T1842" style:parent-style-name="Domyślnaczcionkaakapitu" style:family="text">
      <style:text-properties style:text-underline-type="single" style:text-underline-style="solid" style:text-underline-width="auto" style:text-underline-mode="continuous"/>
    </style:style>
    <style:style style:name="P1843" style:parent-style-name="Normalny" style:family="paragraph">
      <style:paragraph-properties fo:text-align="justify" fo:line-height="150%" fo:text-indent="0.25in"/>
    </style:style>
    <style:style style:name="T1844" style:parent-style-name="Domyślnaczcionkaakapitu" style:family="text">
      <style:text-properties fo:background-color="#80FFFF"/>
    </style:style>
    <style:style style:name="P1845" style:parent-style-name="Normalny" style:family="paragraph">
      <style:paragraph-properties fo:text-align="justify" fo:line-height="150%"/>
    </style:style>
    <style:style style:name="T1846" style:parent-style-name="Domyślnaczcionkaakapitu" style:family="text">
      <style:text-properties style:text-underline-type="single" style:text-underline-style="solid" style:text-underline-width="auto" style:text-underline-mode="continuous"/>
    </style:style>
    <style:style style:name="T1847" style:parent-style-name="Domyślnaczcionkaakapitu" style:family="text">
      <style:text-properties fo:background-color="#80FFFF" style:text-underline-type="single" style:text-underline-style="solid" style:text-underline-width="auto" style:text-underline-mode="continuous"/>
    </style:style>
    <style:style style:name="T1848" style:parent-style-name="Domyślnaczcionkaakapitu" style:family="text">
      <style:text-properties style:text-underline-type="single" style:text-underline-style="solid" style:text-underline-width="auto" style:text-underline-mode="continuous"/>
    </style:style>
    <style:style style:name="T1849" style:parent-style-name="Domyślnaczcionkaakapitu" style:family="text">
      <style:text-properties fo:background-color="#80FFFF" style:text-underline-type="single" style:text-underline-style="solid" style:text-underline-width="auto" style:text-underline-mode="continuous"/>
    </style:style>
    <style:style style:name="T1850" style:parent-style-name="Domyślnaczcionkaakapitu" style:family="text">
      <style:text-properties style:text-underline-type="single" style:text-underline-style="solid" style:text-underline-width="auto" style:text-underline-mode="continuous"/>
    </style:style>
    <style:style style:name="P1851" style:parent-style-name="Normalny" style:family="paragraph">
      <style:paragraph-properties fo:text-align="justify" fo:line-height="150%" fo:text-indent="0.25in"/>
    </style:style>
    <style:style style:name="T1852" style:parent-style-name="Domyślnaczcionkaakapitu" style:family="text">
      <style:text-properties fo:background-color="#80FFFF"/>
    </style:style>
    <style:style style:name="P1853" style:parent-style-name="Normalny" style:family="paragraph">
      <style:paragraph-properties fo:text-align="justify" fo:line-height="150%"/>
    </style:style>
    <style:style style:name="P1854" style:parent-style-name="Normalny" style:family="paragraph">
      <style:paragraph-properties fo:text-align="justify" fo:line-height="150%" fo:text-indent="0.25in"/>
    </style:style>
    <style:style style:name="P1855" style:parent-style-name="Normalny" style:family="paragraph">
      <style:paragraph-properties fo:text-align="justify" fo:line-height="150%"/>
    </style:style>
    <style:style style:name="T1856" style:parent-style-name="Domyślnaczcionkaakapitu" style:family="text">
      <style:text-properties style:text-underline-type="single" style:text-underline-style="solid" style:text-underline-width="auto" style:text-underline-mode="continuous"/>
    </style:style>
    <style:style style:name="P1857" style:parent-style-name="Normalny" style:family="paragraph">
      <style:paragraph-properties fo:text-align="justify" fo:line-height="150%" fo:text-indent="0.25in"/>
    </style:style>
    <style:style style:name="T1858" style:parent-style-name="Domyślnaczcionkaakapitu" style:family="text">
      <style:text-properties fo:background-color="#80FFFF"/>
    </style:style>
    <style:style style:name="T1859" style:parent-style-name="Domyślnaczcionkaakapitu" style:family="text">
      <style:text-properties fo:background-color="#80FFFF"/>
    </style:style>
    <style:style style:name="T1860" style:parent-style-name="Domyślnaczcionkaakapitu" style:family="text">
      <style:text-properties fo:background-color="#80FFFF"/>
    </style:style>
    <style:style style:name="T1861" style:parent-style-name="Domyślnaczcionkaakapitu" style:family="text">
      <style:text-properties fo:background-color="#80FFFF"/>
    </style:style>
    <style:style style:name="P1862" style:parent-style-name="Normalny" style:family="paragraph">
      <style:paragraph-properties fo:text-align="justify" fo:line-height="150%"/>
    </style:style>
    <style:style style:name="T1863" style:parent-style-name="Domyślnaczcionkaakapitu" style:family="text">
      <style:text-properties style:text-underline-type="single" style:text-underline-style="solid" style:text-underline-width="auto" style:text-underline-mode="continuous"/>
    </style:style>
    <style:style style:name="P1864" style:parent-style-name="Normalny" style:family="paragraph">
      <style:paragraph-properties fo:text-align="justify" fo:line-height="150%" fo:text-indent="0.25in"/>
    </style:style>
    <style:style style:name="P1865" style:parent-style-name="Normalny" style:family="paragraph">
      <style:paragraph-properties fo:text-align="justify" fo:line-height="150%"/>
    </style:style>
    <style:style style:name="T1866" style:parent-style-name="Domyślnaczcionkaakapitu" style:family="text">
      <style:text-properties style:text-underline-type="single" style:text-underline-style="solid" style:text-underline-width="auto" style:text-underline-mode="continuous"/>
    </style:style>
    <style:style style:name="P1867" style:parent-style-name="Normalny" style:family="paragraph">
      <style:paragraph-properties fo:text-align="justify" fo:line-height="150%" fo:text-indent="0.25in"/>
    </style:style>
    <style:style style:name="T1868" style:parent-style-name="Domyślnaczcionkaakapitu" style:family="text">
      <style:text-properties fo:background-color="#80FFFF"/>
    </style:style>
    <style:style style:name="P1869" style:parent-style-name="Normalny" style:family="paragraph">
      <style:paragraph-properties fo:text-align="justify" fo:line-height="150%"/>
    </style:style>
    <style:style style:name="T1870" style:parent-style-name="Domyślnaczcionkaakapitu" style:family="text">
      <style:text-properties fo:background-color="#80FFFF" style:text-underline-type="single" style:text-underline-style="solid" style:text-underline-width="auto" style:text-underline-mode="continuous"/>
    </style:style>
    <style:style style:name="T1871" style:parent-style-name="Domyślnaczcionkaakapitu" style:family="text">
      <style:text-properties style:text-underline-type="single" style:text-underline-style="solid" style:text-underline-width="auto" style:text-underline-mode="continuous"/>
    </style:style>
    <style:style style:name="T1872" style:parent-style-name="Domyślnaczcionkaakapitu" style:family="text">
      <style:text-properties fo:background-color="#80FFFF" style:text-underline-type="single" style:text-underline-style="solid" style:text-underline-width="auto" style:text-underline-mode="continuous"/>
    </style:style>
    <style:style style:name="T1873" style:parent-style-name="Domyślnaczcionkaakapitu" style:family="text">
      <style:text-properties style:text-underline-type="single" style:text-underline-style="solid" style:text-underline-width="auto" style:text-underline-mode="continuous"/>
    </style:style>
    <style:style style:name="T1874" style:parent-style-name="Domyślnaczcionkaakapitu" style:family="text">
      <style:text-properties fo:background-color="#80FFFF" style:text-underline-type="single" style:text-underline-style="solid" style:text-underline-width="auto" style:text-underline-mode="continuous"/>
    </style:style>
    <style:style style:name="T1875" style:parent-style-name="Domyślnaczcionkaakapitu" style:family="text">
      <style:text-properties style:text-underline-type="single" style:text-underline-style="solid" style:text-underline-width="auto" style:text-underline-mode="continuous"/>
    </style:style>
    <style:style style:name="T1876" style:parent-style-name="Domyślnaczcionkaakapitu" style:family="text">
      <style:text-properties fo:background-color="#80FFFF" style:text-underline-type="single" style:text-underline-style="solid" style:text-underline-width="auto" style:text-underline-mode="continuous"/>
    </style:style>
    <style:style style:name="T1877" style:parent-style-name="Domyślnaczcionkaakapitu" style:family="text">
      <style:text-properties style:text-underline-type="single" style:text-underline-style="solid" style:text-underline-width="auto" style:text-underline-mode="continuous"/>
    </style:style>
    <style:style style:name="P1878" style:parent-style-name="Normalny" style:family="paragraph">
      <style:paragraph-properties fo:text-align="justify" fo:line-height="150%" fo:text-indent="0.25in"/>
    </style:style>
    <style:style style:name="T1879" style:parent-style-name="Domyślnaczcionkaakapitu" style:family="text">
      <style:text-properties fo:background-color="#80FFFF"/>
    </style:style>
    <style:style style:name="P1880" style:parent-style-name="Normalny" style:family="paragraph">
      <style:paragraph-properties fo:text-align="justify" fo:line-height="150%" fo:text-indent="0.25in"/>
    </style:style>
    <style:style style:name="P1881" style:parent-style-name="Normalny" style:family="paragraph">
      <style:paragraph-properties fo:text-align="justify" fo:line-height="150%" fo:text-indent="0.25in"/>
    </style:style>
    <style:style style:name="T1882" style:parent-style-name="Domyślnaczcionkaakapitu" style:family="text">
      <style:text-properties fo:background-color="#80FFFF"/>
    </style:style>
    <style:style style:name="T1883" style:parent-style-name="Domyślnaczcionkaakapitu" style:family="text">
      <style:text-properties fo:background-color="#80FFFF"/>
    </style:style>
    <style:style style:name="P1884" style:parent-style-name="Normalny" style:family="paragraph">
      <style:paragraph-properties fo:text-align="justify" fo:line-height="150%" fo:text-indent="0.25in"/>
    </style:style>
    <style:style style:name="T1885" style:parent-style-name="Domyślnaczcionkaakapitu" style:family="text">
      <style:text-properties fo:background-color="#80FFFF"/>
    </style:style>
    <style:style style:name="P1886" style:parent-style-name="Normalny" style:family="paragraph">
      <style:paragraph-properties fo:text-align="justify" fo:line-height="150%" fo:text-indent="0.25in"/>
    </style:style>
    <style:style style:name="T1887" style:parent-style-name="Domyślnaczcionkaakapitu" style:family="text">
      <style:text-properties fo:background-color="#80FFFF"/>
    </style:style>
    <style:style style:name="T1888" style:parent-style-name="Domyślnaczcionkaakapitu" style:family="text">
      <style:text-properties fo:background-color="#80FFFF"/>
    </style:style>
    <style:style style:name="T1889" style:parent-style-name="Domyślnaczcionkaakapitu" style:family="text">
      <style:text-properties fo:background-color="#80FFFF"/>
    </style:style>
    <style:style style:name="T1890" style:parent-style-name="Domyślnaczcionkaakapitu" style:family="text">
      <style:text-properties fo:background-color="#80FFFF"/>
    </style:style>
    <style:style style:name="T1891" style:parent-style-name="Domyślnaczcionkaakapitu" style:family="text">
      <style:text-properties fo:background-color="#80FFFF"/>
    </style:style>
    <style:style style:name="T1892" style:parent-style-name="Domyślnaczcionkaakapitu" style:family="text">
      <style:text-properties fo:background-color="#80FFFF"/>
    </style:style>
    <style:style style:name="T1893" style:parent-style-name="Domyślnaczcionkaakapitu" style:family="text">
      <style:text-properties fo:background-color="#80FFFF"/>
    </style:style>
    <style:style style:name="P1894" style:parent-style-name="Normalny" style:family="paragraph">
      <style:paragraph-properties fo:text-align="justify" fo:line-height="150%" fo:text-indent="0.25in"/>
    </style:style>
    <style:style style:name="P1895" style:parent-style-name="Normalny" style:family="paragraph">
      <style:paragraph-properties fo:text-align="justify" fo:line-height="150%" fo:text-indent="0.25in"/>
    </style:style>
    <style:style style:name="P1896" style:parent-style-name="Normalny" style:family="paragraph">
      <style:paragraph-properties fo:text-align="justify" fo:line-height="150%"/>
    </style:style>
    <style:style style:name="T1897" style:parent-style-name="Domyślnaczcionkaakapitu" style:family="text">
      <style:text-properties style:text-underline-type="single" style:text-underline-style="solid" style:text-underline-width="auto" style:text-underline-mode="continuous"/>
    </style:style>
    <style:style style:name="T1898" style:parent-style-name="Domyślnaczcionkaakapitu" style:family="text">
      <style:text-properties fo:background-color="#80FFFF" style:text-underline-type="single" style:text-underline-style="solid" style:text-underline-width="auto" style:text-underline-mode="continuous"/>
    </style:style>
    <style:style style:name="T1899" style:parent-style-name="Domyślnaczcionkaakapitu" style:family="text">
      <style:text-properties style:text-underline-type="single" style:text-underline-style="solid" style:text-underline-width="auto" style:text-underline-mode="continuous"/>
    </style:style>
    <style:style style:name="T1900" style:parent-style-name="Domyślnaczcionkaakapitu" style:family="text">
      <style:text-properties fo:background-color="#80FFFF" style:text-underline-type="single" style:text-underline-style="solid" style:text-underline-width="auto" style:text-underline-mode="continuous"/>
    </style:style>
    <style:style style:name="T1901" style:parent-style-name="Domyślnaczcionkaakapitu" style:family="text">
      <style:text-properties style:text-underline-type="single" style:text-underline-style="solid" style:text-underline-width="auto" style:text-underline-mode="continuous"/>
    </style:style>
    <style:style style:name="T1902" style:parent-style-name="Domyślnaczcionkaakapitu" style:family="text">
      <style:text-properties fo:background-color="#80FFFF"/>
    </style:style>
    <style:style style:name="P1903" style:parent-style-name="Normalny" style:family="paragraph">
      <style:paragraph-properties fo:text-align="justify" fo:line-height="150%" fo:text-indent="0.2479in"/>
    </style:style>
    <style:style style:name="T1904" style:parent-style-name="Domyślnaczcionkaakapitu" style:family="text">
      <style:text-properties fo:background-color="#80FFFF"/>
    </style:style>
    <style:style style:name="P1905" style:parent-style-name="Normalny" style:family="paragraph">
      <style:paragraph-properties fo:text-align="justify" fo:line-height="150%"/>
    </style:style>
    <style:style style:name="T1906" style:parent-style-name="Domyślnaczcionkaakapitu" style:family="text">
      <style:text-properties style:text-underline-type="single" style:text-underline-style="solid" style:text-underline-width="auto" style:text-underline-mode="continuous"/>
    </style:style>
    <style:style style:name="T1907" style:parent-style-name="Domyślnaczcionkaakapitu" style:family="text">
      <style:text-properties fo:background-color="#80FFFF" style:text-underline-type="single" style:text-underline-style="solid" style:text-underline-width="auto" style:text-underline-mode="continuous"/>
    </style:style>
    <style:style style:name="T1908" style:parent-style-name="Domyślnaczcionkaakapitu" style:family="text">
      <style:text-properties style:text-underline-type="single" style:text-underline-style="solid" style:text-underline-width="auto" style:text-underline-mode="continuous"/>
    </style:style>
    <style:style style:name="T1909" style:parent-style-name="Domyślnaczcionkaakapitu" style:family="text">
      <style:text-properties fo:background-color="#80FFFF" style:text-underline-type="single" style:text-underline-style="solid" style:text-underline-width="auto" style:text-underline-mode="continuous"/>
    </style:style>
    <style:style style:name="T1910" style:parent-style-name="Domyślnaczcionkaakapitu" style:family="text">
      <style:text-properties style:text-underline-type="single" style:text-underline-style="solid" style:text-underline-width="auto" style:text-underline-mode="continuous"/>
    </style:style>
    <style:style style:name="T1911" style:parent-style-name="Domyślnaczcionkaakapitu" style:family="text">
      <style:text-properties fo:background-color="#80FFFF" style:text-underline-type="single" style:text-underline-style="solid" style:text-underline-width="auto" style:text-underline-mode="continuous"/>
    </style:style>
    <style:style style:name="T1912" style:parent-style-name="Domyślnaczcionkaakapitu" style:family="text">
      <style:text-properties style:text-underline-type="single" style:text-underline-style="solid" style:text-underline-width="auto" style:text-underline-mode="continuous"/>
    </style:style>
    <style:style style:name="T1913" style:parent-style-name="Domyślnaczcionkaakapitu" style:family="text">
      <style:text-properties fo:background-color="#80FFFF" style:text-underline-type="single" style:text-underline-style="solid" style:text-underline-width="auto" style:text-underline-mode="continuous"/>
    </style:style>
    <style:style style:name="P1914" style:parent-style-name="Normalny" style:family="paragraph">
      <style:paragraph-properties fo:text-align="justify" fo:line-height="150%" fo:text-indent="0.25in"/>
    </style:style>
    <style:style style:name="P1915" style:parent-style-name="Normalny" style:family="paragraph">
      <style:paragraph-properties fo:text-align="justify" fo:line-height="150%" fo:text-indent="0.25in"/>
    </style:style>
    <style:style style:name="T1916" style:parent-style-name="Domyślnaczcionkaakapitu" style:family="text">
      <style:text-properties fo:background-color="#80FFFF"/>
    </style:style>
    <style:style style:name="P1917" style:parent-style-name="Normalny" style:family="paragraph">
      <style:paragraph-properties fo:text-align="justify" fo:line-height="150%" fo:text-indent="0.25in"/>
    </style:style>
    <style:style style:name="P1918" style:parent-style-name="Normalny" style:family="paragraph">
      <style:paragraph-properties fo:text-align="justify" fo:line-height="150%" fo:text-indent="0.25in"/>
    </style:style>
    <style:style style:name="T1919" style:parent-style-name="Domyślnaczcionkaakapitu" style:family="text">
      <style:text-properties fo:background-color="#80FFFF"/>
    </style:style>
    <style:style style:name="T1920" style:parent-style-name="Domyślnaczcionkaakapitu" style:family="text">
      <style:text-properties fo:background-color="#80FFFF"/>
    </style:style>
    <style:style style:name="P1921" style:parent-style-name="Normalny" style:family="paragraph">
      <style:paragraph-properties fo:text-align="justify" fo:line-height="150%" fo:text-indent="0.25in"/>
    </style:style>
    <style:style style:name="T1922" style:parent-style-name="Domyślnaczcionkaakapitu" style:family="text">
      <style:text-properties fo:background-color="#80FFFF"/>
    </style:style>
    <style:style style:name="T1923" style:parent-style-name="Domyślnaczcionkaakapitu" style:family="text">
      <style:text-properties fo:background-color="#80FFFF"/>
    </style:style>
    <style:style style:name="T1924" style:parent-style-name="Domyślnaczcionkaakapitu" style:family="text">
      <style:text-properties fo:background-color="#80FFFF"/>
    </style:style>
    <style:style style:name="P1925" style:parent-style-name="Normalny" style:family="paragraph">
      <style:paragraph-properties fo:text-align="justify" fo:line-height="150%" fo:text-indent="0.25in"/>
    </style:style>
    <style:style style:name="P1926" style:parent-style-name="Normalny" style:family="paragraph">
      <style:paragraph-properties fo:text-align="justify" fo:line-height="150%" fo:text-indent="0.25in"/>
    </style:style>
    <style:style style:name="T1927" style:parent-style-name="Domyślnaczcionkaakapitu" style:family="text">
      <style:text-properties fo:background-color="#80FFFF"/>
    </style:style>
    <style:style style:name="T1928" style:parent-style-name="Domyślnaczcionkaakapitu" style:family="text">
      <style:text-properties fo:background-color="#80FFFF"/>
    </style:style>
    <style:style style:name="P1929" style:parent-style-name="Normalny" style:family="paragraph">
      <style:paragraph-properties fo:text-align="justify" fo:line-height="150%"/>
    </style:style>
    <style:style style:name="P1930" style:parent-style-name="Normalny" style:family="paragraph">
      <style:paragraph-properties fo:text-align="justify" fo:line-height="150%" fo:text-indent="0.25in"/>
    </style:style>
    <style:style style:name="P1931" style:parent-style-name="Normalny" style:family="paragraph">
      <style:paragraph-properties fo:text-align="justify" fo:line-height="150%"/>
    </style:style>
    <style:style style:name="T1932" style:parent-style-name="Domyślnaczcionkaakapitu" style:family="text">
      <style:text-properties style:text-underline-type="single" style:text-underline-style="solid" style:text-underline-width="auto" style:text-underline-mode="continuous"/>
    </style:style>
    <style:style style:name="T1933" style:parent-style-name="Domyślnaczcionkaakapitu" style:family="text">
      <style:text-properties fo:background-color="#80FFFF" style:text-underline-type="single" style:text-underline-style="solid" style:text-underline-width="auto" style:text-underline-mode="continuous"/>
    </style:style>
    <style:style style:name="T1934" style:parent-style-name="Domyślnaczcionkaakapitu" style:family="text">
      <style:text-properties style:text-underline-type="single" style:text-underline-style="solid" style:text-underline-width="auto" style:text-underline-mode="continuous"/>
    </style:style>
    <style:style style:name="T1935" style:parent-style-name="Domyślnaczcionkaakapitu" style:family="text">
      <style:text-properties fo:background-color="#80FFFF" style:text-underline-type="single" style:text-underline-style="solid" style:text-underline-width="auto" style:text-underline-mode="continuous"/>
    </style:style>
    <style:style style:name="T1936" style:parent-style-name="Domyślnaczcionkaakapitu" style:family="text">
      <style:text-properties style:text-underline-type="single" style:text-underline-style="solid" style:text-underline-width="auto" style:text-underline-mode="continuous"/>
    </style:style>
    <style:style style:name="T1937" style:parent-style-name="Domyślnaczcionkaakapitu" style:family="text">
      <style:text-properties fo:background-color="#80FFFF" style:text-underline-type="single" style:text-underline-style="solid" style:text-underline-width="auto" style:text-underline-mode="continuous"/>
    </style:style>
    <style:style style:name="T1938" style:parent-style-name="Domyślnaczcionkaakapitu" style:family="text">
      <style:text-properties style:text-underline-type="single" style:text-underline-style="solid" style:text-underline-width="auto" style:text-underline-mode="continuous"/>
    </style:style>
    <style:style style:name="T1939" style:parent-style-name="Domyślnaczcionkaakapitu" style:family="text">
      <style:text-properties fo:background-color="#80FFFF" style:text-underline-type="single" style:text-underline-style="solid" style:text-underline-width="auto" style:text-underline-mode="continuous"/>
    </style:style>
    <style:style style:name="T1940" style:parent-style-name="Domyślnaczcionkaakapitu" style:family="text">
      <style:text-properties style:text-underline-type="single" style:text-underline-style="solid" style:text-underline-width="auto" style:text-underline-mode="continuous"/>
    </style:style>
    <style:style style:name="T1941" style:parent-style-name="Domyślnaczcionkaakapitu" style:family="text">
      <style:text-properties fo:background-color="#80FFFF" style:text-underline-type="single" style:text-underline-style="solid" style:text-underline-width="auto" style:text-underline-mode="continuous"/>
    </style:style>
    <style:style style:name="T1942" style:parent-style-name="Domyślnaczcionkaakapitu" style:family="text">
      <style:text-properties style:text-underline-type="single" style:text-underline-style="solid" style:text-underline-width="auto" style:text-underline-mode="continuous"/>
    </style:style>
    <style:style style:name="P1943" style:parent-style-name="Normalny" style:family="paragraph">
      <style:paragraph-properties fo:text-align="justify" fo:line-height="150%" fo:text-indent="0.25in"/>
    </style:style>
    <style:style style:name="P1944" style:parent-style-name="Normalny" style:family="paragraph">
      <style:paragraph-properties fo:text-align="justify" fo:line-height="150%"/>
    </style:style>
    <style:style style:name="T1945" style:parent-style-name="Domyślnaczcionkaakapitu" style:family="text">
      <style:text-properties style:text-underline-type="single" style:text-underline-style="solid" style:text-underline-width="auto" style:text-underline-mode="continuous"/>
    </style:style>
    <style:style style:name="T1946" style:parent-style-name="Domyślnaczcionkaakapitu" style:family="text">
      <style:text-properties fo:background-color="#80FFFF" style:text-underline-type="single" style:text-underline-style="solid" style:text-underline-width="auto" style:text-underline-mode="continuous"/>
    </style:style>
    <style:style style:name="T1947" style:parent-style-name="Domyślnaczcionkaakapitu" style:family="text">
      <style:text-properties style:text-underline-type="single" style:text-underline-style="solid" style:text-underline-width="auto" style:text-underline-mode="continuous"/>
    </style:style>
    <style:style style:name="T1948" style:parent-style-name="Domyślnaczcionkaakapitu" style:family="text">
      <style:text-properties fo:background-color="#80FFFF" style:text-underline-type="single" style:text-underline-style="solid" style:text-underline-width="auto" style:text-underline-mode="continuous"/>
    </style:style>
    <style:style style:name="T1949" style:parent-style-name="Domyślnaczcionkaakapitu" style:family="text">
      <style:text-properties fo:background-color="#80FFFF"/>
    </style:style>
    <style:style style:name="P1950" style:parent-style-name="Normalny" style:family="paragraph">
      <style:paragraph-properties fo:text-align="justify" fo:line-height="150%" fo:text-indent="0.25in"/>
    </style:style>
    <style:style style:name="P1951" style:parent-style-name="Normalny" style:family="paragraph">
      <style:paragraph-properties fo:text-align="justify" fo:line-height="150%" fo:text-indent="0.25in"/>
    </style:style>
    <style:style style:name="T1952" style:parent-style-name="Domyślnaczcionkaakapitu" style:family="text">
      <style:text-properties fo:background-color="#80FFFF"/>
    </style:style>
    <style:style style:name="T1953" style:parent-style-name="Domyślnaczcionkaakapitu" style:family="text">
      <style:text-properties fo:background-color="#80FFFF"/>
    </style:style>
    <style:style style:name="T1954" style:parent-style-name="Domyślnaczcionkaakapitu" style:family="text">
      <style:text-properties fo:background-color="#80FFFF"/>
    </style:style>
    <style:style style:name="T1955" style:parent-style-name="Domyślnaczcionkaakapitu" style:family="text">
      <style:text-properties fo:background-color="#80FFFF"/>
    </style:style>
    <style:style style:name="T1956" style:parent-style-name="Domyślnaczcionkaakapitu" style:family="text">
      <style:text-properties fo:background-color="#80FFFF"/>
    </style:style>
    <style:style style:name="P1957" style:parent-style-name="Normalny" style:family="paragraph">
      <style:paragraph-properties fo:text-align="justify" fo:line-height="150%" fo:text-indent="0.25in"/>
    </style:style>
    <style:style style:name="T1958" style:parent-style-name="Domyślnaczcionkaakapitu" style:family="text">
      <style:text-properties fo:background-color="#80FFFF"/>
    </style:style>
    <style:style style:name="P1959" style:parent-style-name="Normalny" style:family="paragraph">
      <style:paragraph-properties fo:text-align="justify" fo:line-height="150%" fo:text-indent="0.25in"/>
    </style:style>
    <style:style style:name="P1960" style:parent-style-name="Normalny" style:family="paragraph">
      <style:paragraph-properties fo:text-align="justify" fo:line-height="150%" fo:text-indent="0.25in"/>
    </style:style>
    <style:style style:name="T1961" style:parent-style-name="Domyślnaczcionkaakapitu" style:family="text">
      <style:text-properties fo:background-color="#80FFFF"/>
    </style:style>
    <style:style style:name="T1962" style:parent-style-name="Domyślnaczcionkaakapitu" style:family="text">
      <style:text-properties fo:background-color="#80FFFF"/>
    </style:style>
    <style:style style:name="P1963" style:parent-style-name="Normalny" style:family="paragraph">
      <style:paragraph-properties fo:text-align="justify" fo:line-height="150%" fo:text-indent="0.25in"/>
    </style:style>
    <style:style style:name="P1964" style:parent-style-name="Normalny" style:family="paragraph">
      <style:paragraph-properties fo:text-align="justify" fo:line-height="150%" fo:text-indent="0.25in"/>
    </style:style>
    <style:style style:name="P1965" style:parent-style-name="Normalny" style:family="paragraph">
      <style:paragraph-properties fo:text-align="justify" fo:line-height="150%"/>
    </style:style>
    <style:style style:name="P1966" style:parent-style-name="Normalny" style:family="paragraph">
      <style:paragraph-properties fo:text-align="justify" fo:line-height="150%" fo:text-indent="0.25in"/>
    </style:style>
    <style:style style:name="T1967" style:parent-style-name="Domyślnaczcionkaakapitu" style:family="text">
      <style:text-properties fo:background-color="#80FFFF"/>
    </style:style>
    <style:style style:name="T1968" style:parent-style-name="Domyślnaczcionkaakapitu" style:family="text">
      <style:text-properties fo:background-color="#80FFFF"/>
    </style:style>
    <style:style style:name="T1969" style:parent-style-name="Domyślnaczcionkaakapitu" style:family="text">
      <style:text-properties fo:background-color="#80FFFF"/>
    </style:style>
    <style:style style:name="T1970" style:parent-style-name="Domyślnaczcionkaakapitu" style:family="text">
      <style:text-properties fo:background-color="#80FFFF"/>
    </style:style>
    <style:style style:name="P1971" style:parent-style-name="Normalny" style:family="paragraph">
      <style:paragraph-properties fo:text-align="justify" fo:line-height="150%" fo:text-indent="0.25in"/>
    </style:style>
    <style:style style:name="T1972" style:parent-style-name="Domyślnaczcionkaakapitu" style:family="text">
      <style:text-properties fo:background-color="#80FFFF"/>
    </style:style>
    <style:style style:name="P1973" style:parent-style-name="Normalny" style:family="paragraph">
      <style:paragraph-properties fo:text-align="justify" fo:line-height="150%" fo:text-indent="0.25in"/>
    </style:style>
    <style:style style:name="P1974" style:parent-style-name="Normalny" style:family="paragraph">
      <style:paragraph-properties fo:text-align="justify" fo:line-height="150%" fo:text-indent="0.25in"/>
    </style:style>
    <style:style style:name="T1975" style:parent-style-name="Domyślnaczcionkaakapitu" style:family="text">
      <style:text-properties fo:background-color="#80FFFF"/>
    </style:style>
    <style:style style:name="P1976" style:parent-style-name="Normalny" style:family="paragraph">
      <style:paragraph-properties fo:text-align="justify" fo:line-height="150%" fo:text-indent="0.25in"/>
    </style:style>
    <style:style style:name="P1977" style:parent-style-name="Normalny" style:family="paragraph">
      <style:paragraph-properties fo:text-align="justify" fo:line-height="150%"/>
    </style:style>
    <style:style style:name="T1978" style:parent-style-name="Domyślnaczcionkaakapitu" style:family="text">
      <style:text-properties style:text-underline-type="single" style:text-underline-style="solid" style:text-underline-width="auto" style:text-underline-mode="continuous"/>
    </style:style>
    <style:style style:name="P1979" style:parent-style-name="Normalny" style:family="paragraph">
      <style:paragraph-properties fo:text-align="justify" fo:line-height="150%" fo:text-indent="0.25in"/>
    </style:style>
    <style:style style:name="P1980" style:parent-style-name="Normalny" style:family="paragraph">
      <style:paragraph-properties fo:text-align="justify" fo:line-height="150%"/>
    </style:style>
    <style:style style:name="T1981" style:parent-style-name="Domyślnaczcionkaakapitu" style:family="text">
      <style:text-properties style:text-underline-type="single" style:text-underline-style="solid" style:text-underline-width="auto" style:text-underline-mode="continuous"/>
    </style:style>
    <style:style style:name="P1982" style:parent-style-name="Normalny" style:family="paragraph">
      <style:paragraph-properties fo:text-align="justify" fo:line-height="150%" fo:text-indent="0.25in"/>
    </style:style>
    <style:style style:name="T1983" style:parent-style-name="Domyślnaczcionkaakapitu" style:family="text">
      <style:text-properties fo:background-color="#80FFFF"/>
    </style:style>
    <style:style style:name="T1984" style:parent-style-name="Domyślnaczcionkaakapitu" style:family="text">
      <style:text-properties fo:background-color="#80FFFF"/>
    </style:style>
    <style:style style:name="T1985" style:parent-style-name="Domyślnaczcionkaakapitu" style:family="text">
      <style:text-properties fo:background-color="#80FFFF"/>
    </style:style>
    <style:style style:name="T1986" style:parent-style-name="Domyślnaczcionkaakapitu" style:family="text">
      <style:text-properties fo:background-color="#80FFFF"/>
    </style:style>
    <style:style style:name="T1987" style:parent-style-name="Domyślnaczcionkaakapitu" style:family="text">
      <style:text-properties fo:background-color="#80FFFF"/>
    </style:style>
    <style:style style:name="T1988" style:parent-style-name="Domyślnaczcionkaakapitu" style:family="text">
      <style:text-properties fo:background-color="#80FFFF"/>
    </style:style>
    <style:style style:name="P1989" style:parent-style-name="Normalny" style:family="paragraph">
      <style:paragraph-properties fo:text-align="justify" fo:line-height="150%" fo:text-indent="0.25in"/>
    </style:style>
    <style:style style:name="P1990" style:parent-style-name="Normalny" style:family="paragraph">
      <style:paragraph-properties fo:text-align="justify" fo:line-height="150%"/>
    </style:style>
    <style:style style:name="T1991" style:parent-style-name="Domyślnaczcionkaakapitu" style:family="text">
      <style:text-properties fo:background-color="#80FFFF"/>
    </style:style>
    <style:style style:name="T1992" style:parent-style-name="Domyślnaczcionkaakapitu" style:family="text">
      <style:text-properties fo:background-color="#80FFFF"/>
    </style:style>
    <style:style style:name="P1993" style:parent-style-name="Normalny" style:family="paragraph">
      <style:paragraph-properties fo:text-align="justify" fo:line-height="150%"/>
    </style:style>
    <style:style style:name="T1994" style:parent-style-name="Domyślnaczcionkaakapitu" style:family="text">
      <style:text-properties style:text-underline-type="single" style:text-underline-style="solid" style:text-underline-width="auto" style:text-underline-mode="continuous"/>
    </style:style>
    <style:style style:name="T1995" style:parent-style-name="Domyślnaczcionkaakapitu" style:family="text">
      <style:text-properties fo:background-color="#80FFFF" style:text-underline-type="single" style:text-underline-style="solid" style:text-underline-width="auto" style:text-underline-mode="continuous"/>
    </style:style>
    <style:style style:name="T1996" style:parent-style-name="Domyślnaczcionkaakapitu" style:family="text">
      <style:text-properties style:text-underline-type="single" style:text-underline-style="solid" style:text-underline-width="auto" style:text-underline-mode="continuous"/>
    </style:style>
    <style:style style:name="P1997" style:parent-style-name="Normalny" style:family="paragraph">
      <style:paragraph-properties fo:text-align="justify" fo:line-height="150%" fo:text-indent="0.25in"/>
    </style:style>
    <style:style style:name="P1998" style:parent-style-name="Normalny" style:family="paragraph">
      <style:paragraph-properties fo:text-align="justify" fo:line-height="150%" fo:text-indent="0.25in"/>
    </style:style>
    <style:style style:name="T1999" style:parent-style-name="Domyślnaczcionkaakapitu" style:family="text">
      <style:text-properties fo:background-color="#80FFFF"/>
    </style:style>
    <style:style style:name="T2000" style:parent-style-name="Domyślnaczcionkaakapitu" style:family="text">
      <style:text-properties fo:background-color="#80FFFF"/>
    </style:style>
    <style:style style:name="T2001" style:parent-style-name="Domyślnaczcionkaakapitu" style:family="text">
      <style:text-properties fo:background-color="#80FFFF"/>
    </style:style>
    <style:style style:name="P2002" style:parent-style-name="Normalny" style:family="paragraph">
      <style:paragraph-properties fo:text-align="justify" fo:line-height="150%"/>
    </style:style>
    <style:style style:name="P2003" style:parent-style-name="Normalny" style:family="paragraph">
      <style:paragraph-properties fo:text-align="justify" fo:line-height="150%" fo:text-indent="0.25in"/>
    </style:style>
    <style:style style:name="P2004" style:parent-style-name="Normalny" style:family="paragraph">
      <style:paragraph-properties fo:text-align="justify" fo:line-height="150%" fo:text-indent="0.25in"/>
    </style:style>
    <style:style style:name="P2005" style:parent-style-name="Normalny" style:family="paragraph">
      <style:paragraph-properties fo:text-align="justify" fo:line-height="150%" fo:text-indent="0.25in"/>
    </style:style>
    <style:style style:name="T2006" style:parent-style-name="Domyślnaczcionkaakapitu" style:family="text">
      <style:text-properties fo:background-color="#80FFFF"/>
    </style:style>
    <style:style style:name="T2007" style:parent-style-name="Domyślnaczcionkaakapitu" style:family="text">
      <style:text-properties fo:background-color="#80FFFF"/>
    </style:style>
    <style:style style:name="T2008" style:parent-style-name="Domyślnaczcionkaakapitu" style:family="text">
      <style:text-properties fo:background-color="#80FFFF"/>
    </style:style>
    <style:style style:name="T2009" style:parent-style-name="Domyślnaczcionkaakapitu" style:family="text">
      <style:text-properties fo:background-color="#80FFFF"/>
    </style:style>
    <style:style style:name="P2010" style:parent-style-name="Normalny" style:family="paragraph">
      <style:paragraph-properties fo:text-align="justify" fo:line-height="150%" fo:text-indent="0.25in"/>
    </style:style>
    <style:style style:name="T2011" style:parent-style-name="Domyślnaczcionkaakapitu" style:family="text">
      <style:text-properties fo:background-color="#80FFFF"/>
    </style:style>
    <style:style style:name="T2012" style:parent-style-name="Domyślnaczcionkaakapitu" style:family="text">
      <style:text-properties fo:background-color="#80FFFF"/>
    </style:style>
    <style:style style:name="P2013" style:parent-style-name="Normalny" style:family="paragraph">
      <style:paragraph-properties fo:text-align="justify" fo:line-height="150%" fo:text-indent="0.25in"/>
    </style:style>
    <style:style style:name="T2014" style:parent-style-name="Domyślnaczcionkaakapitu" style:family="text">
      <style:text-properties fo:background-color="#80FFFF"/>
    </style:style>
    <style:style style:name="P2015" style:parent-style-name="Normalny" style:family="paragraph">
      <style:paragraph-properties fo:text-align="justify" fo:line-height="150%" fo:text-indent="0.25in"/>
    </style:style>
    <style:style style:name="T2016" style:parent-style-name="Domyślnaczcionkaakapitu" style:family="text">
      <style:text-properties fo:background-color="#80FFFF"/>
    </style:style>
    <style:style style:name="P2017" style:parent-style-name="Normalny" style:family="paragraph">
      <style:paragraph-properties fo:text-align="justify" fo:line-height="150%" fo:text-indent="0.25in"/>
    </style:style>
    <style:style style:name="T2018" style:parent-style-name="Domyślnaczcionkaakapitu" style:family="text">
      <style:text-properties fo:background-color="#80FFFF"/>
    </style:style>
    <style:style style:name="P2019" style:parent-style-name="Normalny" style:family="paragraph">
      <style:paragraph-properties fo:text-align="justify" fo:line-height="150%"/>
    </style:style>
    <style:style style:name="T2020" style:parent-style-name="Domyślnaczcionkaakapitu" style:family="text">
      <style:text-properties style:text-underline-type="single" style:text-underline-style="solid" style:text-underline-width="auto" style:text-underline-mode="continuous"/>
    </style:style>
    <style:style style:name="T2021" style:parent-style-name="Domyślnaczcionkaakapitu" style:family="text">
      <style:text-properties fo:background-color="#80FFFF" style:text-underline-type="single" style:text-underline-style="solid" style:text-underline-width="auto" style:text-underline-mode="continuous"/>
    </style:style>
    <style:style style:name="T2022" style:parent-style-name="Domyślnaczcionkaakapitu" style:family="text">
      <style:text-properties style:text-underline-type="single" style:text-underline-style="solid" style:text-underline-width="auto" style:text-underline-mode="continuous"/>
    </style:style>
    <style:style style:name="T2023" style:parent-style-name="Domyślnaczcionkaakapitu" style:family="text">
      <style:text-properties fo:background-color="#80FFFF" style:text-underline-type="single" style:text-underline-style="solid" style:text-underline-width="auto" style:text-underline-mode="continuous"/>
    </style:style>
    <style:style style:name="T2024" style:parent-style-name="Domyślnaczcionkaakapitu" style:family="text">
      <style:text-properties style:text-underline-type="single" style:text-underline-style="solid" style:text-underline-width="auto" style:text-underline-mode="continuous"/>
    </style:style>
    <style:style style:name="P2025" style:parent-style-name="Normalny" style:family="paragraph">
      <style:paragraph-properties fo:text-align="justify" fo:line-height="150%" fo:text-indent="0.25in"/>
    </style:style>
    <style:style style:name="T2026" style:parent-style-name="Domyślnaczcionkaakapitu" style:family="text">
      <style:text-properties fo:background-color="#80FFFF"/>
    </style:style>
    <style:style style:name="P2027" style:parent-style-name="Normalny" style:family="paragraph">
      <style:paragraph-properties fo:text-align="justify" fo:line-height="150%" fo:text-indent="0.25in"/>
    </style:style>
    <style:style style:name="P2028" style:parent-style-name="Normalny" style:family="paragraph">
      <style:paragraph-properties fo:text-align="justify" fo:line-height="150%" fo:text-indent="0.25in"/>
    </style:style>
    <style:style style:name="P2029" style:parent-style-name="Normalny" style:family="paragraph">
      <style:paragraph-properties fo:text-align="justify" fo:line-height="150%"/>
    </style:style>
    <style:style style:name="T2030" style:parent-style-name="Domyślnaczcionkaakapitu" style:family="text">
      <style:text-properties style:text-underline-type="single" style:text-underline-style="solid" style:text-underline-width="auto" style:text-underline-mode="continuous"/>
    </style:style>
    <style:style style:name="P2031" style:parent-style-name="Normalny" style:family="paragraph">
      <style:paragraph-properties fo:text-align="justify" fo:line-height="150%" fo:text-indent="0.2479in"/>
    </style:style>
    <style:style style:name="T2032" style:parent-style-name="Domyślnaczcionkaakapitu" style:family="text">
      <style:text-properties fo:background-color="#80FFFF"/>
    </style:style>
    <style:style style:name="T2033" style:parent-style-name="Domyślnaczcionkaakapitu" style:family="text">
      <style:text-properties fo:background-color="#80FFFF"/>
    </style:style>
    <style:style style:name="P2034" style:parent-style-name="Normalny" style:family="paragraph">
      <style:paragraph-properties fo:text-align="justify" fo:line-height="150%"/>
    </style:style>
    <style:style style:name="T2035" style:parent-style-name="Domyślnaczcionkaakapitu" style:family="text">
      <style:text-properties style:text-underline-type="single" style:text-underline-style="solid" style:text-underline-width="auto" style:text-underline-mode="continuous"/>
    </style:style>
    <style:style style:name="T2036" style:parent-style-name="Domyślnaczcionkaakapitu" style:family="text">
      <style:text-properties fo:background-color="#80FFFF" style:text-underline-type="single" style:text-underline-style="solid" style:text-underline-width="auto" style:text-underline-mode="continuous"/>
    </style:style>
    <style:style style:name="T2037" style:parent-style-name="Domyślnaczcionkaakapitu" style:family="text">
      <style:text-properties style:text-underline-type="single" style:text-underline-style="solid" style:text-underline-width="auto" style:text-underline-mode="continuous"/>
    </style:style>
    <style:style style:name="P2038" style:parent-style-name="Normalny" style:family="paragraph">
      <style:paragraph-properties fo:text-align="justify" fo:line-height="150%" fo:text-indent="0.2479in"/>
    </style:style>
    <style:style style:name="T2039" style:parent-style-name="Domyślnaczcionkaakapitu" style:family="text">
      <style:text-properties fo:background-color="#80FFFF"/>
    </style:style>
    <style:style style:name="T2040" style:parent-style-name="Domyślnaczcionkaakapitu" style:family="text">
      <style:text-properties fo:background-color="#80FFFF"/>
    </style:style>
    <style:style style:name="T2041" style:parent-style-name="Domyślnaczcionkaakapitu" style:family="text">
      <style:text-properties fo:background-color="#80FFFF"/>
    </style:style>
    <style:style style:name="T2042" style:parent-style-name="Domyślnaczcionkaakapitu" style:family="text">
      <style:text-properties fo:background-color="#80FFFF"/>
    </style:style>
    <style:style style:name="T2043" style:parent-style-name="Domyślnaczcionkaakapitu" style:family="text">
      <style:text-properties fo:background-color="#80FFFF"/>
    </style:style>
    <style:style style:name="T2044" style:parent-style-name="Domyślnaczcionkaakapitu" style:family="text">
      <style:text-properties fo:background-color="#80FFFF"/>
    </style:style>
    <style:style style:name="T2045" style:parent-style-name="Domyślnaczcionkaakapitu" style:family="text">
      <style:text-properties fo:background-color="#80FFFF"/>
    </style:style>
    <style:style style:name="T2046" style:parent-style-name="Domyślnaczcionkaakapitu" style:family="text">
      <style:text-properties fo:background-color="#80FFFF"/>
    </style:style>
    <style:style style:name="P2047" style:parent-style-name="Normalny" style:family="paragraph">
      <style:paragraph-properties fo:text-align="justify" fo:line-height="150%" fo:text-indent="0.25in"/>
    </style:style>
    <style:style style:name="T2048" style:parent-style-name="Domyślnaczcionkaakapitu" style:family="text">
      <style:text-properties fo:background-color="#80FFFF"/>
    </style:style>
    <style:style style:name="P2049" style:parent-style-name="Normalny" style:family="paragraph">
      <style:paragraph-properties fo:text-align="justify" fo:line-height="150%"/>
    </style:style>
    <style:style style:name="T2050" style:parent-style-name="Domyślnaczcionkaakapitu" style:family="text">
      <style:text-properties style:text-underline-type="single" style:text-underline-style="solid" style:text-underline-width="auto" style:text-underline-mode="continuous"/>
    </style:style>
    <style:style style:name="P2051" style:parent-style-name="Normalny" style:family="paragraph">
      <style:paragraph-properties fo:text-align="justify" fo:line-height="150%" fo:text-indent="0.25in"/>
    </style:style>
    <style:style style:name="P2052" style:parent-style-name="Normalny" style:family="paragraph">
      <style:paragraph-properties fo:text-align="justify" fo:line-height="150%"/>
    </style:style>
    <style:style style:name="T2053" style:parent-style-name="Domyślnaczcionkaakapitu" style:family="text">
      <style:text-properties style:text-underline-type="single" style:text-underline-style="solid" style:text-underline-width="auto" style:text-underline-mode="continuous"/>
    </style:style>
    <style:style style:name="T2054" style:parent-style-name="Domyślnaczcionkaakapitu" style:family="text">
      <style:text-properties fo:background-color="#80FFFF" style:text-underline-type="single" style:text-underline-style="solid" style:text-underline-width="auto" style:text-underline-mode="continuous"/>
    </style:style>
    <style:style style:name="T2055" style:parent-style-name="Domyślnaczcionkaakapitu" style:family="text">
      <style:text-properties style:text-underline-type="single" style:text-underline-style="solid" style:text-underline-width="auto" style:text-underline-mode="continuous"/>
    </style:style>
    <style:style style:name="T2056" style:parent-style-name="Domyślnaczcionkaakapitu" style:family="text">
      <style:text-properties fo:background-color="#80FFFF" style:text-underline-type="single" style:text-underline-style="solid" style:text-underline-width="auto" style:text-underline-mode="continuous"/>
    </style:style>
    <style:style style:name="T2057" style:parent-style-name="Domyślnaczcionkaakapitu" style:family="text">
      <style:text-properties style:text-underline-type="single" style:text-underline-style="solid" style:text-underline-width="auto" style:text-underline-mode="continuous"/>
    </style:style>
    <style:style style:name="T2058" style:parent-style-name="Domyślnaczcionkaakapitu" style:family="text">
      <style:text-properties fo:background-color="#80FFFF" style:text-underline-type="single" style:text-underline-style="solid" style:text-underline-width="auto" style:text-underline-mode="continuous"/>
    </style:style>
    <style:style style:name="P2059" style:parent-style-name="Normalny" style:family="paragraph">
      <style:paragraph-properties fo:text-align="justify" fo:line-height="150%" fo:text-indent="0.25in"/>
    </style:style>
    <style:style style:name="P2060" style:parent-style-name="Normalny" style:family="paragraph">
      <style:paragraph-properties fo:text-align="justify" fo:line-height="150%" fo:text-indent="0.25in"/>
    </style:style>
    <style:style style:name="T2061" style:parent-style-name="Domyślnaczcionkaakapitu" style:family="text">
      <style:text-properties fo:background-color="#80FFFF"/>
    </style:style>
    <style:style style:name="P2062" style:parent-style-name="Normalny" style:family="paragraph">
      <style:paragraph-properties fo:text-align="justify" fo:line-height="150%" fo:text-indent="0.25in"/>
    </style:style>
    <style:style style:name="T2063" style:parent-style-name="Domyślnaczcionkaakapitu" style:family="text">
      <style:text-properties fo:background-color="#80FFFF"/>
    </style:style>
    <style:style style:name="P2064" style:parent-style-name="Normalny" style:family="paragraph">
      <style:paragraph-properties fo:text-align="justify" fo:line-height="150%"/>
    </style:style>
    <style:style style:name="P2065" style:parent-style-name="Normalny" style:family="paragraph">
      <style:paragraph-properties fo:text-align="justify" fo:line-height="150%" fo:text-indent="0.25in"/>
    </style:style>
    <style:style style:name="P2066" style:parent-style-name="Normalny" style:family="paragraph">
      <style:paragraph-properties fo:text-align="justify" fo:line-height="150%" fo:text-indent="0.25in"/>
    </style:style>
    <style:style style:name="P2067" style:parent-style-name="Normalny" style:family="paragraph">
      <style:paragraph-properties fo:text-align="justify" fo:line-height="150%" fo:text-indent="0.25in"/>
    </style:style>
    <style:style style:name="T2068" style:parent-style-name="Domyślnaczcionkaakapitu" style:family="text">
      <style:text-properties fo:background-color="#80FFFF"/>
    </style:style>
    <style:style style:name="T2069" style:parent-style-name="Domyślnaczcionkaakapitu" style:family="text">
      <style:text-properties fo:background-color="#80FFFF"/>
    </style:style>
    <style:style style:name="T2070" style:parent-style-name="Domyślnaczcionkaakapitu" style:family="text">
      <style:text-properties fo:background-color="#80FFFF"/>
    </style:style>
    <style:style style:name="T2071" style:parent-style-name="Domyślnaczcionkaakapitu" style:family="text">
      <style:text-properties fo:background-color="#80FFFF"/>
    </style:style>
    <style:style style:name="T2072" style:parent-style-name="Domyślnaczcionkaakapitu" style:family="text">
      <style:text-properties fo:background-color="#80FFFF"/>
    </style:style>
    <style:style style:name="T2073" style:parent-style-name="Domyślnaczcionkaakapitu" style:family="text">
      <style:text-properties fo:background-color="#80FFFF"/>
    </style:style>
    <style:style style:name="P2074" style:parent-style-name="Normalny" style:family="paragraph">
      <style:paragraph-properties fo:text-align="justify" fo:line-height="150%" fo:text-indent="0.25in"/>
    </style:style>
    <style:style style:name="T2075" style:parent-style-name="Domyślnaczcionkaakapitu" style:family="text">
      <style:text-properties fo:background-color="#80FFFF"/>
    </style:style>
    <style:style style:name="T2076" style:parent-style-name="Domyślnaczcionkaakapitu" style:family="text">
      <style:text-properties fo:background-color="#80FFFF"/>
    </style:style>
    <style:style style:name="T2077" style:parent-style-name="Domyślnaczcionkaakapitu" style:family="text">
      <style:text-properties fo:background-color="#80FFFF"/>
    </style:style>
    <style:style style:name="T2078" style:parent-style-name="Domyślnaczcionkaakapitu" style:family="text">
      <style:text-properties fo:background-color="#80FFFF"/>
    </style:style>
    <style:style style:name="T2079" style:parent-style-name="Domyślnaczcionkaakapitu" style:family="text">
      <style:text-properties fo:background-color="#80FFFF"/>
    </style:style>
    <style:style style:name="T2080" style:parent-style-name="Domyślnaczcionkaakapitu" style:family="text">
      <style:text-properties fo:background-color="#80FFFF"/>
    </style:style>
    <style:style style:name="T2081" style:parent-style-name="Domyślnaczcionkaakapitu" style:family="text">
      <style:text-properties fo:background-color="#80FFFF"/>
    </style:style>
    <style:style style:name="P2082" style:parent-style-name="Normalny" style:family="paragraph">
      <style:paragraph-properties fo:text-align="justify" fo:line-height="150%"/>
    </style:style>
    <style:style style:name="T2083" style:parent-style-name="Domyślnaczcionkaakapitu" style:family="text">
      <style:text-properties style:text-underline-type="single" style:text-underline-style="solid" style:text-underline-width="auto" style:text-underline-mode="continuous"/>
    </style:style>
    <style:style style:name="P2084" style:parent-style-name="Normalny" style:family="paragraph">
      <style:paragraph-properties fo:text-align="justify" fo:line-height="150%" fo:text-indent="0.25in"/>
    </style:style>
    <style:style style:name="T2085" style:parent-style-name="Domyślnaczcionkaakapitu" style:family="text">
      <style:text-properties fo:background-color="#80FFFF"/>
    </style:style>
    <style:style style:name="P2086" style:parent-style-name="Normalny" style:family="paragraph">
      <style:paragraph-properties fo:text-align="justify" fo:line-height="150%"/>
    </style:style>
    <style:style style:name="T2087" style:parent-style-name="Domyślnaczcionkaakapitu" style:family="text">
      <style:text-properties fo:background-color="#80FFFF" style:text-underline-type="single" style:text-underline-style="solid" style:text-underline-width="auto" style:text-underline-mode="continuous"/>
    </style:style>
    <style:style style:name="T2088" style:parent-style-name="Domyślnaczcionkaakapitu" style:family="text">
      <style:text-properties style:text-underline-type="single" style:text-underline-style="solid" style:text-underline-width="auto" style:text-underline-mode="continuous"/>
    </style:style>
    <style:style style:name="T2089" style:parent-style-name="Domyślnaczcionkaakapitu" style:family="text">
      <style:text-properties fo:background-color="#80FFFF" style:text-underline-type="single" style:text-underline-style="solid" style:text-underline-width="auto" style:text-underline-mode="continuous"/>
    </style:style>
    <style:style style:name="T2090" style:parent-style-name="Domyślnaczcionkaakapitu" style:family="text">
      <style:text-properties style:text-underline-type="single" style:text-underline-style="solid" style:text-underline-width="auto" style:text-underline-mode="continuous"/>
    </style:style>
    <style:style style:name="T2091" style:parent-style-name="Domyślnaczcionkaakapitu" style:family="text">
      <style:text-properties fo:background-color="#80FFFF" style:text-underline-type="single" style:text-underline-style="solid" style:text-underline-width="auto" style:text-underline-mode="continuous"/>
    </style:style>
    <style:style style:name="T2092" style:parent-style-name="Domyślnaczcionkaakapitu" style:family="text">
      <style:text-properties style:text-underline-type="single" style:text-underline-style="solid" style:text-underline-width="auto" style:text-underline-mode="continuous"/>
    </style:style>
    <style:style style:name="P2093" style:parent-style-name="Normalny" style:family="paragraph">
      <style:paragraph-properties fo:text-align="justify" fo:line-height="150%" fo:text-indent="0.25in"/>
    </style:style>
    <style:style style:name="P2094" style:parent-style-name="Normalny" style:family="paragraph">
      <style:paragraph-properties fo:text-align="justify" fo:line-height="150%" fo:text-indent="0.25in"/>
    </style:style>
    <style:style style:name="T2095" style:parent-style-name="Domyślnaczcionkaakapitu" style:family="text">
      <style:text-properties fo:background-color="#80FFFF"/>
    </style:style>
    <style:style style:name="T2096" style:parent-style-name="Domyślnaczcionkaakapitu" style:family="text">
      <style:text-properties fo:background-color="#80FFFF"/>
    </style:style>
    <style:style style:name="P2097" style:parent-style-name="Normalny" style:family="paragraph">
      <style:paragraph-properties fo:text-align="justify" fo:line-height="150%" fo:text-indent="0.25in"/>
    </style:style>
    <style:style style:name="T2098" style:parent-style-name="Domyślnaczcionkaakapitu" style:family="text">
      <style:text-properties fo:background-color="#80FFFF"/>
    </style:style>
    <style:style style:name="T2099" style:parent-style-name="Domyślnaczcionkaakapitu" style:family="text">
      <style:text-properties fo:background-color="#80FFFF"/>
    </style:style>
    <style:style style:name="P2100" style:parent-style-name="Normalny" style:family="paragraph">
      <style:paragraph-properties fo:text-align="justify" fo:line-height="150%" fo:text-indent="0.25in"/>
    </style:style>
    <style:style style:name="T2101" style:parent-style-name="Domyślnaczcionkaakapitu" style:family="text">
      <style:text-properties fo:background-color="#80FFFF"/>
    </style:style>
    <style:style style:name="P2102" style:parent-style-name="Normalny" style:family="paragraph">
      <style:paragraph-properties fo:text-align="justify" fo:line-height="150%"/>
    </style:style>
    <style:style style:name="T2103" style:parent-style-name="Domyślnaczcionkaakapitu" style:family="text">
      <style:text-properties style:text-underline-type="single" style:text-underline-style="solid" style:text-underline-width="auto" style:text-underline-mode="continuous"/>
    </style:style>
    <style:style style:name="P2104" style:parent-style-name="Normalny" style:family="paragraph">
      <style:paragraph-properties fo:text-align="justify" fo:line-height="150%" fo:text-indent="0.25in"/>
    </style:style>
    <style:style style:name="P2105" style:parent-style-name="Normalny" style:family="paragraph">
      <style:paragraph-properties fo:text-align="justify" fo:line-height="150%"/>
    </style:style>
    <style:style style:name="T2106" style:parent-style-name="Domyślnaczcionkaakapitu" style:family="text">
      <style:text-properties style:text-underline-type="single" style:text-underline-style="solid" style:text-underline-width="auto" style:text-underline-mode="continuous"/>
    </style:style>
    <style:style style:name="T2107" style:parent-style-name="Domyślnaczcionkaakapitu" style:family="text">
      <style:text-properties fo:background-color="#80FFFF" style:text-underline-type="single" style:text-underline-style="solid" style:text-underline-width="auto" style:text-underline-mode="continuous"/>
    </style:style>
    <style:style style:name="T2108" style:parent-style-name="Domyślnaczcionkaakapitu" style:family="text">
      <style:text-properties style:text-underline-type="single" style:text-underline-style="solid" style:text-underline-width="auto" style:text-underline-mode="continuous"/>
    </style:style>
    <style:style style:name="P2109" style:parent-style-name="Normalny" style:family="paragraph">
      <style:paragraph-properties fo:text-align="justify" fo:line-height="150%" fo:text-indent="0.25in"/>
    </style:style>
    <style:style style:name="P2110" style:parent-style-name="Normalny" style:family="paragraph">
      <style:paragraph-properties fo:text-align="justify" fo:line-height="150%" fo:text-indent="0.25in"/>
    </style:style>
    <style:style style:name="P2111" style:parent-style-name="Normalny" style:family="paragraph">
      <style:paragraph-properties fo:text-align="justify" fo:line-height="150%" fo:text-indent="0.25in"/>
    </style:style>
    <style:style style:name="T2112" style:parent-style-name="Domyślnaczcionkaakapitu" style:family="text">
      <style:text-properties fo:background-color="#80FFFF"/>
    </style:style>
    <style:style style:name="T2113" style:parent-style-name="Domyślnaczcionkaakapitu" style:family="text">
      <style:text-properties fo:background-color="#80FFFF"/>
    </style:style>
    <style:style style:name="T2114" style:parent-style-name="Domyślnaczcionkaakapitu" style:family="text">
      <style:text-properties fo:background-color="#80FFFF"/>
    </style:style>
    <style:style style:name="P2115" style:parent-style-name="Normalny" style:family="paragraph">
      <style:paragraph-properties fo:text-align="justify" fo:line-height="150%" fo:text-indent="0.25in"/>
    </style:style>
    <style:style style:name="T2116" style:parent-style-name="Domyślnaczcionkaakapitu" style:family="text">
      <style:text-properties fo:background-color="#80FFFF"/>
    </style:style>
    <style:style style:name="T2117" style:parent-style-name="Domyślnaczcionkaakapitu" style:family="text">
      <style:text-properties fo:background-color="#80FFFF"/>
    </style:style>
    <style:style style:name="P2118" style:parent-style-name="Normalny" style:family="paragraph">
      <style:paragraph-properties fo:text-align="justify" fo:line-height="150%" fo:text-indent="0.25in"/>
    </style:style>
    <style:style style:name="T2119" style:parent-style-name="Domyślnaczcionkaakapitu" style:family="text">
      <style:text-properties fo:background-color="#80FFFF"/>
    </style:style>
    <style:style style:name="T2120" style:parent-style-name="Domyślnaczcionkaakapitu" style:family="text">
      <style:text-properties fo:background-color="#80FFFF"/>
    </style:style>
    <style:style style:name="T2121" style:parent-style-name="Domyślnaczcionkaakapitu" style:family="text">
      <style:text-properties fo:background-color="#80FFFF"/>
    </style:style>
    <style:style style:name="T2122" style:parent-style-name="Domyślnaczcionkaakapitu" style:family="text">
      <style:text-properties fo:background-color="#80FFFF"/>
    </style:style>
    <style:style style:name="P2123" style:parent-style-name="Normalny" style:family="paragraph">
      <style:paragraph-properties fo:text-align="justify" fo:line-height="150%" fo:text-indent="0.25in"/>
    </style:style>
    <style:style style:name="T2124" style:parent-style-name="Domyślnaczcionkaakapitu" style:family="text">
      <style:text-properties fo:background-color="#80FFFF"/>
    </style:style>
    <style:style style:name="P2125" style:parent-style-name="Normalny" style:family="paragraph">
      <style:paragraph-properties fo:text-align="justify" fo:line-height="150%"/>
    </style:style>
    <style:style style:name="T2126" style:parent-style-name="Domyślnaczcionkaakapitu" style:family="text">
      <style:text-properties style:text-underline-type="single" style:text-underline-style="solid" style:text-underline-width="auto" style:text-underline-mode="continuous"/>
    </style:style>
    <style:style style:name="T2127" style:parent-style-name="Domyślnaczcionkaakapitu" style:family="text">
      <style:text-properties fo:background-color="#80FFFF" style:text-underline-type="single" style:text-underline-style="solid" style:text-underline-width="auto" style:text-underline-mode="continuous"/>
    </style:style>
    <style:style style:name="T2128" style:parent-style-name="Domyślnaczcionkaakapitu" style:family="text">
      <style:text-properties style:text-underline-type="single" style:text-underline-style="solid" style:text-underline-width="auto" style:text-underline-mode="continuous"/>
    </style:style>
    <style:style style:name="P2129" style:parent-style-name="Normalny" style:family="paragraph">
      <style:paragraph-properties fo:text-align="justify" fo:line-height="150%" fo:text-indent="0.25in"/>
    </style:style>
    <style:style style:name="P2130" style:parent-style-name="Normalny" style:family="paragraph">
      <style:paragraph-properties fo:text-align="justify" fo:line-height="150%"/>
    </style:style>
    <style:style style:name="T2131" style:parent-style-name="Domyślnaczcionkaakapitu" style:family="text">
      <style:text-properties style:text-underline-type="single" style:text-underline-style="solid" style:text-underline-width="auto" style:text-underline-mode="continuous"/>
    </style:style>
    <style:style style:name="P2132" style:parent-style-name="Normalny" style:family="paragraph">
      <style:paragraph-properties fo:text-align="justify" fo:line-height="150%" fo:text-indent="0.25in"/>
    </style:style>
    <style:style style:name="T2133" style:parent-style-name="Domyślnaczcionkaakapitu" style:family="text">
      <style:text-properties fo:background-color="#80FFFF"/>
    </style:style>
    <style:style style:name="T2134" style:parent-style-name="Domyślnaczcionkaakapitu" style:family="text">
      <style:text-properties fo:background-color="#80FFFF"/>
    </style:style>
    <style:style style:name="P2135" style:parent-style-name="Normalny" style:family="paragraph">
      <style:paragraph-properties fo:text-align="justify" fo:line-height="150%" fo:text-indent="0.25in"/>
    </style:style>
    <style:style style:name="T2136" style:parent-style-name="Domyślnaczcionkaakapitu" style:family="text">
      <style:text-properties fo:background-color="#80FFFF"/>
    </style:style>
    <style:style style:name="T2137" style:parent-style-name="Domyślnaczcionkaakapitu" style:family="text">
      <style:text-properties fo:background-color="#80FFFF"/>
    </style:style>
    <style:style style:name="T2138" style:parent-style-name="Domyślnaczcionkaakapitu" style:family="text">
      <style:text-properties fo:background-color="#80FFFF"/>
    </style:style>
    <style:style style:name="T2139" style:parent-style-name="Domyślnaczcionkaakapitu" style:family="text">
      <style:text-properties fo:background-color="#80FFFF"/>
    </style:style>
    <style:style style:name="T2140" style:parent-style-name="Domyślnaczcionkaakapitu" style:family="text">
      <style:text-properties fo:background-color="#80FFFF"/>
    </style:style>
    <style:style style:name="T2141" style:parent-style-name="Domyślnaczcionkaakapitu" style:family="text">
      <style:text-properties fo:background-color="#80FFFF"/>
    </style:style>
    <style:style style:name="T2142" style:parent-style-name="Domyślnaczcionkaakapitu" style:family="text">
      <style:text-properties fo:background-color="#80FFFF"/>
    </style:style>
    <style:style style:name="P2143" style:parent-style-name="Normalny" style:family="paragraph">
      <style:paragraph-properties fo:text-align="justify" fo:line-height="150%" fo:text-indent="0.25in"/>
    </style:style>
    <style:style style:name="T2144" style:parent-style-name="Domyślnaczcionkaakapitu" style:family="text">
      <style:text-properties fo:background-color="#80FFFF"/>
    </style:style>
    <style:style style:name="P2145" style:parent-style-name="Normalny" style:family="paragraph">
      <style:paragraph-properties fo:text-align="justify" fo:line-height="150%" fo:text-indent="0.25in"/>
    </style:style>
    <style:style style:name="T2146" style:parent-style-name="Domyślnaczcionkaakapitu" style:family="text">
      <style:text-properties fo:background-color="#80FFFF"/>
    </style:style>
    <style:style style:name="P2147" style:parent-style-name="Normalny" style:family="paragraph">
      <style:paragraph-properties fo:text-align="justify" fo:line-height="150%" fo:text-indent="0.25in"/>
    </style:style>
    <style:style style:name="T2148" style:parent-style-name="Domyślnaczcionkaakapitu" style:family="text">
      <style:text-properties fo:background-color="#80FFFF"/>
    </style:style>
    <style:style style:name="T2149" style:parent-style-name="Domyślnaczcionkaakapitu" style:family="text">
      <style:text-properties fo:background-color="#80FFFF"/>
    </style:style>
    <style:style style:name="T2150" style:parent-style-name="Domyślnaczcionkaakapitu" style:family="text">
      <style:text-properties fo:background-color="#80FFFF"/>
    </style:style>
    <style:style style:name="T2151" style:parent-style-name="Domyślnaczcionkaakapitu" style:family="text">
      <style:text-properties fo:background-color="#80FFFF"/>
    </style:style>
    <style:style style:name="P2152" style:parent-style-name="Normalny" style:family="paragraph">
      <style:paragraph-properties fo:text-align="justify" fo:line-height="150%" fo:text-indent="0.25in"/>
    </style:style>
    <style:style style:name="T2153" style:parent-style-name="Domyślnaczcionkaakapitu" style:family="text">
      <style:text-properties fo:background-color="#80FFFF"/>
    </style:style>
    <style:style style:name="P2154" style:parent-style-name="Normalny" style:family="paragraph">
      <style:paragraph-properties fo:text-align="justify" fo:line-height="150%"/>
    </style:style>
    <style:style style:name="T2155" style:parent-style-name="Domyślnaczcionkaakapitu" style:family="text">
      <style:text-properties style:text-underline-type="single" style:text-underline-style="solid" style:text-underline-width="auto" style:text-underline-mode="continuous"/>
    </style:style>
    <style:style style:name="P2156" style:parent-style-name="Normalny" style:family="paragraph">
      <style:paragraph-properties fo:text-align="justify" fo:line-height="150%" fo:text-indent="0.25in"/>
    </style:style>
    <style:style style:name="T2157" style:parent-style-name="Domyślnaczcionkaakapitu" style:family="text">
      <style:text-properties fo:background-color="#80FFFF"/>
    </style:style>
    <style:style style:name="P2158" style:parent-style-name="Normalny" style:family="paragraph">
      <style:paragraph-properties fo:text-align="justify" fo:line-height="150%"/>
    </style:style>
    <style:style style:name="T2159" style:parent-style-name="Domyślnaczcionkaakapitu" style:family="text">
      <style:text-properties style:text-underline-type="single" style:text-underline-style="solid" style:text-underline-width="auto" style:text-underline-mode="continuous"/>
    </style:style>
    <style:style style:name="T2160" style:parent-style-name="Domyślnaczcionkaakapitu" style:family="text">
      <style:text-properties fo:background-color="#80FFFF" style:text-underline-type="single" style:text-underline-style="solid" style:text-underline-width="auto" style:text-underline-mode="continuous"/>
    </style:style>
    <style:style style:name="T2161" style:parent-style-name="Domyślnaczcionkaakapitu" style:family="text">
      <style:text-properties style:text-underline-type="single" style:text-underline-style="solid" style:text-underline-width="auto" style:text-underline-mode="continuous"/>
    </style:style>
    <style:style style:name="T2162" style:parent-style-name="Domyślnaczcionkaakapitu" style:family="text">
      <style:text-properties fo:background-color="#80FFFF" style:text-underline-type="single" style:text-underline-style="solid" style:text-underline-width="auto" style:text-underline-mode="continuous"/>
    </style:style>
    <style:style style:name="T2163" style:parent-style-name="Domyślnaczcionkaakapitu" style:family="text">
      <style:text-properties style:text-underline-type="single" style:text-underline-style="solid" style:text-underline-width="auto" style:text-underline-mode="continuous"/>
    </style:style>
    <style:style style:name="T2164" style:parent-style-name="Domyślnaczcionkaakapitu" style:family="text">
      <style:text-properties fo:background-color="#80FFFF" style:text-underline-type="single" style:text-underline-style="solid" style:text-underline-width="auto" style:text-underline-mode="continuous"/>
    </style:style>
    <style:style style:name="T2165" style:parent-style-name="Domyślnaczcionkaakapitu" style:family="text">
      <style:text-properties style:text-underline-type="single" style:text-underline-style="solid" style:text-underline-width="auto" style:text-underline-mode="continuous"/>
    </style:style>
    <style:style style:name="T2166" style:parent-style-name="Domyślnaczcionkaakapitu" style:family="text">
      <style:text-properties fo:background-color="#80FFFF" style:text-underline-type="single" style:text-underline-style="solid" style:text-underline-width="auto" style:text-underline-mode="continuous"/>
    </style:style>
    <style:style style:name="P2167" style:parent-style-name="Normalny" style:family="paragraph">
      <style:paragraph-properties fo:text-align="justify" fo:line-height="150%" fo:text-indent="0.25in"/>
    </style:style>
    <style:style style:name="T2168" style:parent-style-name="Domyślnaczcionkaakapitu" style:family="text">
      <style:text-properties fo:background-color="#80FFFF"/>
    </style:style>
    <style:style style:name="T2169" style:parent-style-name="Domyślnaczcionkaakapitu" style:family="text">
      <style:text-properties fo:background-color="#80FFFF"/>
    </style:style>
    <style:style style:name="P2170" style:parent-style-name="Normalny" style:family="paragraph">
      <style:paragraph-properties fo:text-align="justify" fo:line-height="150%" fo:text-indent="0.25in"/>
    </style:style>
    <style:style style:name="T2171" style:parent-style-name="Domyślnaczcionkaakapitu" style:family="text">
      <style:text-properties fo:background-color="#80FFFF"/>
    </style:style>
    <style:style style:name="T2172" style:parent-style-name="Domyślnaczcionkaakapitu" style:family="text">
      <style:text-properties fo:background-color="#80FFFF"/>
    </style:style>
    <style:style style:name="T2173" style:parent-style-name="Domyślnaczcionkaakapitu" style:family="text">
      <style:text-properties fo:background-color="#80FFFF"/>
    </style:style>
    <style:style style:name="T2174" style:parent-style-name="Domyślnaczcionkaakapitu" style:family="text">
      <style:text-properties fo:background-color="#80FFFF"/>
    </style:style>
    <style:style style:name="P2175" style:parent-style-name="Normalny" style:family="paragraph">
      <style:paragraph-properties fo:text-align="justify" fo:line-height="150%" fo:text-indent="0.25in"/>
    </style:style>
    <style:style style:name="T2176" style:parent-style-name="Domyślnaczcionkaakapitu" style:family="text">
      <style:text-properties fo:background-color="#80FFFF"/>
    </style:style>
    <style:style style:name="T2177" style:parent-style-name="Domyślnaczcionkaakapitu" style:family="text">
      <style:text-properties fo:background-color="#80FFFF"/>
    </style:style>
    <style:style style:name="T2178" style:parent-style-name="Domyślnaczcionkaakapitu" style:family="text">
      <style:text-properties fo:background-color="#80FFFF"/>
    </style:style>
    <style:style style:name="T2179" style:parent-style-name="Domyślnaczcionkaakapitu" style:family="text">
      <style:text-properties fo:background-color="#80FFFF"/>
    </style:style>
    <style:style style:name="P2180" style:parent-style-name="Normalny" style:family="paragraph">
      <style:paragraph-properties fo:text-align="justify" fo:line-height="150%"/>
    </style:style>
    <style:style style:name="P2181" style:parent-style-name="Normalny" style:family="paragraph">
      <style:paragraph-properties fo:text-align="justify" fo:line-height="150%" fo:text-indent="0.25in"/>
    </style:style>
    <style:style style:name="T2182" style:parent-style-name="Domyślnaczcionkaakapitu" style:family="text">
      <style:text-properties fo:background-color="#80FFFF"/>
    </style:style>
    <style:style style:name="T2183" style:parent-style-name="Domyślnaczcionkaakapitu" style:family="text">
      <style:text-properties fo:background-color="#80FFFF"/>
    </style:style>
    <style:style style:name="P2184" style:parent-style-name="Normalny" style:family="paragraph">
      <style:paragraph-properties fo:text-align="justify" fo:line-height="150%" fo:text-indent="0.25in"/>
    </style:style>
    <style:style style:name="T2185" style:parent-style-name="Domyślnaczcionkaakapitu" style:family="text">
      <style:text-properties fo:background-color="#80FFFF"/>
    </style:style>
    <style:style style:name="T2186" style:parent-style-name="Domyślnaczcionkaakapitu" style:family="text">
      <style:text-properties fo:background-color="#80FFFF"/>
    </style:style>
    <style:style style:name="P2187" style:parent-style-name="Normalny" style:family="paragraph">
      <style:paragraph-properties fo:text-align="justify" fo:line-height="150%"/>
    </style:style>
    <style:style style:name="T2188" style:parent-style-name="Domyślnaczcionkaakapitu" style:family="text">
      <style:text-properties style:text-underline-type="single" style:text-underline-style="solid" style:text-underline-width="auto" style:text-underline-mode="continuous"/>
    </style:style>
    <style:style style:name="T2189" style:parent-style-name="Domyślnaczcionkaakapitu" style:family="text">
      <style:text-properties fo:background-color="#80FFFF" style:text-underline-type="single" style:text-underline-style="solid" style:text-underline-width="auto" style:text-underline-mode="continuous"/>
    </style:style>
    <style:style style:name="T2190" style:parent-style-name="Domyślnaczcionkaakapitu" style:family="text">
      <style:text-properties style:text-underline-type="single" style:text-underline-style="solid" style:text-underline-width="auto" style:text-underline-mode="continuous"/>
    </style:style>
    <style:style style:name="T2191" style:parent-style-name="Domyślnaczcionkaakapitu" style:family="text">
      <style:text-properties fo:background-color="#80FFFF" style:text-underline-type="single" style:text-underline-style="solid" style:text-underline-width="auto" style:text-underline-mode="continuous"/>
    </style:style>
    <style:style style:name="T2192" style:parent-style-name="Domyślnaczcionkaakapitu" style:family="text">
      <style:text-properties style:text-underline-type="single" style:text-underline-style="solid" style:text-underline-width="auto" style:text-underline-mode="continuous"/>
    </style:style>
    <style:style style:name="P2193" style:parent-style-name="Normalny" style:family="paragraph">
      <style:paragraph-properties fo:text-align="justify" fo:line-height="150%" fo:text-indent="0.25in"/>
    </style:style>
    <style:style style:name="T2194" style:parent-style-name="Domyślnaczcionkaakapitu" style:family="text">
      <style:text-properties fo:background-color="#80FFFF"/>
    </style:style>
    <style:style style:name="T2195" style:parent-style-name="Domyślnaczcionkaakapitu" style:family="text">
      <style:text-properties fo:background-color="#80FFFF"/>
    </style:style>
    <style:style style:name="T2196" style:parent-style-name="Domyślnaczcionkaakapitu" style:family="text">
      <style:text-properties fo:background-color="#80FFFF"/>
    </style:style>
    <style:style style:name="T2197" style:parent-style-name="Domyślnaczcionkaakapitu" style:family="text">
      <style:text-properties fo:background-color="#80FFFF"/>
    </style:style>
    <style:style style:name="T2198" style:parent-style-name="Domyślnaczcionkaakapitu" style:family="text">
      <style:text-properties fo:background-color="#80FFFF"/>
    </style:style>
    <style:style style:name="P2199" style:parent-style-name="Normalny" style:family="paragraph">
      <style:paragraph-properties fo:text-align="justify" fo:line-height="150%"/>
    </style:style>
    <style:style style:name="T2200" style:parent-style-name="Domyślnaczcionkaakapitu" style:family="text">
      <style:text-properties style:text-underline-type="single" style:text-underline-style="solid" style:text-underline-width="auto" style:text-underline-mode="continuous"/>
    </style:style>
    <style:style style:name="T2201" style:parent-style-name="Domyślnaczcionkaakapitu" style:family="text">
      <style:text-properties fo:background-color="#80FFFF" style:text-underline-type="single" style:text-underline-style="solid" style:text-underline-width="auto" style:text-underline-mode="continuous"/>
    </style:style>
    <style:style style:name="T2202" style:parent-style-name="Domyślnaczcionkaakapitu" style:family="text">
      <style:text-properties style:text-underline-type="single" style:text-underline-style="solid" style:text-underline-width="auto" style:text-underline-mode="continuous"/>
    </style:style>
    <style:style style:name="P2203" style:parent-style-name="Normalny" style:family="paragraph">
      <style:paragraph-properties fo:text-align="justify" fo:line-height="150%" fo:text-indent="0.25in"/>
    </style:style>
    <style:style style:name="T2204" style:parent-style-name="Domyślnaczcionkaakapitu" style:family="text">
      <style:text-properties fo:background-color="#80FFFF"/>
    </style:style>
    <style:style style:name="T2205" style:parent-style-name="Domyślnaczcionkaakapitu" style:family="text">
      <style:text-properties fo:background-color="#80FFFF"/>
    </style:style>
    <style:style style:name="P2206" style:parent-style-name="Normalny" style:family="paragraph">
      <style:paragraph-properties fo:text-align="justify" fo:line-height="150%"/>
    </style:style>
    <style:style style:name="T2207" style:parent-style-name="Domyślnaczcionkaakapitu" style:family="text">
      <style:text-properties style:text-underline-type="single" style:text-underline-style="solid" style:text-underline-width="auto" style:text-underline-mode="continuous"/>
    </style:style>
    <style:style style:name="P2208" style:parent-style-name="Normalny" style:family="paragraph">
      <style:paragraph-properties fo:text-align="justify" fo:line-height="150%" fo:text-indent="0.25in"/>
    </style:style>
    <style:style style:name="P2209" style:parent-style-name="Normalny" style:family="paragraph">
      <style:paragraph-properties fo:text-align="justify" fo:line-height="150%"/>
    </style:style>
    <style:style style:name="T2210" style:parent-style-name="Domyślnaczcionkaakapitu" style:family="text">
      <style:text-properties style:text-underline-type="single" style:text-underline-style="solid" style:text-underline-width="auto" style:text-underline-mode="continuous"/>
    </style:style>
    <style:style style:name="T2211" style:parent-style-name="Domyślnaczcionkaakapitu" style:family="text">
      <style:text-properties fo:background-color="#80FFFF" style:text-underline-type="single" style:text-underline-style="solid" style:text-underline-width="auto" style:text-underline-mode="continuous"/>
    </style:style>
    <style:style style:name="T2212" style:parent-style-name="Domyślnaczcionkaakapitu" style:family="text">
      <style:text-properties style:text-underline-type="single" style:text-underline-style="solid" style:text-underline-width="auto" style:text-underline-mode="continuous"/>
    </style:style>
    <style:style style:name="T2213" style:parent-style-name="Domyślnaczcionkaakapitu" style:family="text">
      <style:text-properties fo:background-color="#80FFFF" style:text-underline-type="single" style:text-underline-style="solid" style:text-underline-width="auto" style:text-underline-mode="continuous"/>
    </style:style>
    <style:style style:name="T2214" style:parent-style-name="Domyślnaczcionkaakapitu" style:family="text">
      <style:text-properties style:text-underline-type="single" style:text-underline-style="solid" style:text-underline-width="auto" style:text-underline-mode="continuous"/>
    </style:style>
    <style:style style:name="P2215" style:parent-style-name="Normalny" style:family="paragraph">
      <style:paragraph-properties fo:text-align="justify" fo:line-height="150%" fo:text-indent="0.25in"/>
    </style:style>
    <style:style style:name="T2216" style:parent-style-name="Domyślnaczcionkaakapitu" style:family="text">
      <style:text-properties fo:background-color="#80FFFF"/>
    </style:style>
    <style:style style:name="P2217" style:parent-style-name="Normalny" style:family="paragraph">
      <style:paragraph-properties fo:text-align="justify" fo:line-height="150%"/>
    </style:style>
    <style:style style:name="T2218" style:parent-style-name="Domyślnaczcionkaakapitu" style:family="text">
      <style:text-properties style:text-underline-type="single" style:text-underline-style="solid" style:text-underline-width="auto" style:text-underline-mode="continuous"/>
    </style:style>
    <style:style style:name="T2219" style:parent-style-name="Domyślnaczcionkaakapitu" style:family="text">
      <style:text-properties fo:background-color="#80FFFF" style:text-underline-type="single" style:text-underline-style="solid" style:text-underline-width="auto" style:text-underline-mode="continuous"/>
    </style:style>
    <style:style style:name="T2220" style:parent-style-name="Domyślnaczcionkaakapitu" style:family="text">
      <style:text-properties style:text-underline-type="single" style:text-underline-style="solid" style:text-underline-width="auto" style:text-underline-mode="continuous"/>
    </style:style>
    <style:style style:name="T2221" style:parent-style-name="Domyślnaczcionkaakapitu" style:family="text">
      <style:text-properties fo:background-color="#80FFFF" style:text-underline-type="single" style:text-underline-style="solid" style:text-underline-width="auto" style:text-underline-mode="continuous"/>
    </style:style>
    <style:style style:name="T2222" style:parent-style-name="Domyślnaczcionkaakapitu" style:family="text">
      <style:text-properties fo:background-color="#80FFFF"/>
    </style:style>
    <style:style style:name="P2223" style:parent-style-name="Normalny" style:family="paragraph">
      <style:paragraph-properties fo:text-align="justify" fo:line-height="150%" fo:text-indent="0.25in"/>
    </style:style>
    <style:style style:name="P2224" style:parent-style-name="Normalny" style:family="paragraph">
      <style:paragraph-properties fo:text-align="justify" fo:line-height="150%" fo:text-indent="0.25in"/>
    </style:style>
    <style:style style:name="T2225" style:parent-style-name="Domyślnaczcionkaakapitu" style:family="text">
      <style:text-properties fo:background-color="#80FFFF"/>
    </style:style>
    <style:style style:name="P2226" style:parent-style-name="Normalny" style:family="paragraph">
      <style:paragraph-properties fo:text-align="justify" fo:line-height="150%" fo:text-indent="0.25in"/>
    </style:style>
    <style:style style:name="P2227" style:parent-style-name="Normalny" style:family="paragraph">
      <style:paragraph-properties fo:text-align="justify" fo:line-height="150%"/>
    </style:style>
    <style:style style:name="P2228" style:parent-style-name="Normalny" style:family="paragraph">
      <style:paragraph-properties fo:text-align="justify" fo:line-height="150%"/>
    </style:style>
    <style:style style:name="T2229" style:parent-style-name="Domyślnaczcionkaakapitu" style:family="text">
      <style:text-properties style:text-underline-type="single" style:text-underline-style="solid" style:text-underline-width="auto" style:text-underline-mode="continuous"/>
    </style:style>
    <style:style style:name="T2230" style:parent-style-name="Domyślnaczcionkaakapitu" style:family="text">
      <style:text-properties fo:background-color="#80FFFF" style:text-underline-type="single" style:text-underline-style="solid" style:text-underline-width="auto" style:text-underline-mode="continuous"/>
    </style:style>
    <style:style style:name="T2231" style:parent-style-name="Domyślnaczcionkaakapitu" style:family="text">
      <style:text-properties style:text-underline-type="single" style:text-underline-style="solid" style:text-underline-width="auto" style:text-underline-mode="continuous"/>
    </style:style>
    <style:style style:name="T2232" style:parent-style-name="Domyślnaczcionkaakapitu" style:family="text">
      <style:text-properties fo:background-color="#80FFFF" style:text-underline-type="single" style:text-underline-style="solid" style:text-underline-width="auto" style:text-underline-mode="continuous"/>
    </style:style>
    <style:style style:name="T2233" style:parent-style-name="Domyślnaczcionkaakapitu" style:family="text">
      <style:text-properties style:text-underline-type="single" style:text-underline-style="solid" style:text-underline-width="auto" style:text-underline-mode="continuous"/>
    </style:style>
    <style:style style:name="P2234" style:parent-style-name="Normalny" style:family="paragraph">
      <style:paragraph-properties fo:text-align="justify" fo:line-height="150%" fo:text-indent="0.25in"/>
    </style:style>
    <style:style style:name="P2235" style:parent-style-name="Normalny" style:family="paragraph">
      <style:paragraph-properties fo:text-align="justify" fo:line-height="150%"/>
    </style:style>
    <style:style style:name="T2236" style:parent-style-name="Domyślnaczcionkaakapitu" style:family="text">
      <style:text-properties style:text-underline-type="single" style:text-underline-style="solid" style:text-underline-width="auto" style:text-underline-mode="continuous"/>
    </style:style>
    <style:style style:name="T2237" style:parent-style-name="Domyślnaczcionkaakapitu" style:family="text">
      <style:text-properties fo:background-color="#80FFFF" style:text-underline-type="single" style:text-underline-style="solid" style:text-underline-width="auto" style:text-underline-mode="continuous"/>
    </style:style>
    <style:style style:name="T2238" style:parent-style-name="Domyślnaczcionkaakapitu" style:family="text">
      <style:text-properties style:text-underline-type="single" style:text-underline-style="solid" style:text-underline-width="auto" style:text-underline-mode="continuous"/>
    </style:style>
    <style:style style:name="T2239" style:parent-style-name="Domyślnaczcionkaakapitu" style:family="text">
      <style:text-properties fo:background-color="#80FFFF" style:text-underline-type="single" style:text-underline-style="solid" style:text-underline-width="auto" style:text-underline-mode="continuous"/>
    </style:style>
    <style:style style:name="T2240" style:parent-style-name="Domyślnaczcionkaakapitu" style:family="text">
      <style:text-properties fo:background-color="#80FFFF"/>
    </style:style>
    <style:style style:name="P2241" style:parent-style-name="Normalny" style:family="paragraph">
      <style:paragraph-properties fo:text-align="justify" fo:line-height="150%" fo:text-indent="0.25in"/>
    </style:style>
    <style:style style:name="T2242" style:parent-style-name="Domyślnaczcionkaakapitu" style:family="text">
      <style:text-properties fo:background-color="#80FFFF"/>
    </style:style>
    <style:style style:name="T2243" style:parent-style-name="Domyślnaczcionkaakapitu" style:family="text">
      <style:text-properties fo:background-color="#80FFFF"/>
    </style:style>
    <style:style style:name="T2244" style:parent-style-name="Domyślnaczcionkaakapitu" style:family="text">
      <style:text-properties fo:background-color="#80FFFF"/>
    </style:style>
    <style:style style:name="P2245" style:parent-style-name="Normalny" style:family="paragraph">
      <style:paragraph-properties fo:text-align="justify" fo:line-height="150%"/>
    </style:style>
    <style:style style:name="T2246" style:parent-style-name="Domyślnaczcionkaakapitu" style:family="text">
      <style:text-properties style:text-underline-type="single" style:text-underline-style="solid" style:text-underline-width="auto" style:text-underline-mode="continuous"/>
    </style:style>
    <style:style style:name="T2247" style:parent-style-name="Domyślnaczcionkaakapitu" style:family="text">
      <style:text-properties fo:background-color="#80FFFF" style:text-underline-type="single" style:text-underline-style="solid" style:text-underline-width="auto" style:text-underline-mode="continuous"/>
    </style:style>
    <style:style style:name="T2248" style:parent-style-name="Domyślnaczcionkaakapitu" style:family="text">
      <style:text-properties style:text-underline-type="single" style:text-underline-style="solid" style:text-underline-width="auto" style:text-underline-mode="continuous"/>
    </style:style>
    <style:style style:name="T2249" style:parent-style-name="Domyślnaczcionkaakapitu" style:family="text">
      <style:text-properties fo:background-color="#80FFFF" style:text-underline-type="single" style:text-underline-style="solid" style:text-underline-width="auto" style:text-underline-mode="continuous"/>
    </style:style>
    <style:style style:name="T2250" style:parent-style-name="Domyślnaczcionkaakapitu" style:family="text">
      <style:text-properties style:text-underline-type="single" style:text-underline-style="solid" style:text-underline-width="auto" style:text-underline-mode="continuous"/>
    </style:style>
    <style:style style:name="T2251" style:parent-style-name="Domyślnaczcionkaakapitu" style:family="text">
      <style:text-properties fo:background-color="#80FFFF" style:text-underline-type="single" style:text-underline-style="solid" style:text-underline-width="auto" style:text-underline-mode="continuous"/>
    </style:style>
    <style:style style:name="T2252" style:parent-style-name="Domyślnaczcionkaakapitu" style:family="text">
      <style:text-properties style:text-underline-type="single" style:text-underline-style="solid" style:text-underline-width="auto" style:text-underline-mode="continuous"/>
    </style:style>
    <style:style style:name="P2253" style:parent-style-name="Normalny" style:family="paragraph">
      <style:paragraph-properties fo:text-align="justify" fo:line-height="150%" fo:text-indent="0.25in"/>
    </style:style>
    <style:style style:name="T2254" style:parent-style-name="Domyślnaczcionkaakapitu" style:family="text">
      <style:text-properties fo:background-color="#80FFFF"/>
    </style:style>
    <style:style style:name="T2255" style:parent-style-name="Domyślnaczcionkaakapitu" style:family="text">
      <style:text-properties fo:background-color="#80FFFF"/>
    </style:style>
    <style:style style:name="P2256" style:parent-style-name="Normalny" style:family="paragraph">
      <style:paragraph-properties fo:text-align="justify" fo:line-height="150%"/>
    </style:style>
    <style:style style:name="T2257" style:parent-style-name="Domyślnaczcionkaakapitu" style:family="text">
      <style:text-properties style:text-underline-type="single" style:text-underline-style="solid" style:text-underline-width="auto" style:text-underline-mode="continuous"/>
    </style:style>
    <style:style style:name="P2258" style:parent-style-name="Normalny" style:family="paragraph">
      <style:paragraph-properties fo:text-align="justify" fo:line-height="150%" fo:text-indent="0.25in"/>
    </style:style>
    <style:style style:name="T2259" style:parent-style-name="Domyślnaczcionkaakapitu" style:family="text">
      <style:text-properties fo:background-color="#80FFFF"/>
    </style:style>
    <style:style style:name="T2260" style:parent-style-name="Domyślnaczcionkaakapitu" style:family="text">
      <style:text-properties fo:background-color="#80FFFF"/>
    </style:style>
    <style:style style:name="T2261" style:parent-style-name="Domyślnaczcionkaakapitu" style:family="text">
      <style:text-properties fo:background-color="#80FFFF"/>
    </style:style>
    <style:style style:name="T2262" style:parent-style-name="Domyślnaczcionkaakapitu" style:family="text">
      <style:text-properties fo:background-color="#80FFFF"/>
    </style:style>
    <style:style style:name="P2263" style:parent-style-name="Normalny" style:family="paragraph">
      <style:paragraph-properties fo:text-align="justify" fo:line-height="150%" fo:text-indent="0.25in"/>
    </style:style>
    <style:style style:name="T2264" style:parent-style-name="Domyślnaczcionkaakapitu" style:family="text">
      <style:text-properties fo:background-color="#80FFFF"/>
    </style:style>
    <style:style style:name="P2265" style:parent-style-name="Normalny" style:family="paragraph">
      <style:paragraph-properties fo:text-align="justify" fo:line-height="150%"/>
    </style:style>
    <style:style style:name="T2266" style:parent-style-name="Domyślnaczcionkaakapitu" style:family="text">
      <style:text-properties style:text-underline-type="single" style:text-underline-style="solid" style:text-underline-width="auto" style:text-underline-mode="continuous"/>
    </style:style>
    <style:style style:name="T2267" style:parent-style-name="Domyślnaczcionkaakapitu" style:family="text">
      <style:text-properties fo:background-color="#80FFFF" style:text-underline-type="single" style:text-underline-style="solid" style:text-underline-width="auto" style:text-underline-mode="continuous"/>
    </style:style>
    <style:style style:name="T2268" style:parent-style-name="Domyślnaczcionkaakapitu" style:family="text">
      <style:text-properties style:text-underline-type="single" style:text-underline-style="solid" style:text-underline-width="auto" style:text-underline-mode="continuous"/>
    </style:style>
    <style:style style:name="T2269" style:parent-style-name="Domyślnaczcionkaakapitu" style:family="text">
      <style:text-properties fo:background-color="#80FFFF" style:text-underline-type="single" style:text-underline-style="solid" style:text-underline-width="auto" style:text-underline-mode="continuous"/>
    </style:style>
    <style:style style:name="T2270" style:parent-style-name="Domyślnaczcionkaakapitu" style:family="text">
      <style:text-properties style:text-underline-type="single" style:text-underline-style="solid" style:text-underline-width="auto" style:text-underline-mode="continuous"/>
    </style:style>
    <style:style style:name="T2271" style:parent-style-name="Domyślnaczcionkaakapitu" style:family="text">
      <style:text-properties fo:background-color="#80FFFF" style:text-underline-type="single" style:text-underline-style="solid" style:text-underline-width="auto" style:text-underline-mode="continuous"/>
    </style:style>
    <style:style style:name="T2272" style:parent-style-name="Domyślnaczcionkaakapitu" style:family="text">
      <style:text-properties style:text-underline-type="single" style:text-underline-style="solid" style:text-underline-width="auto" style:text-underline-mode="continuous"/>
    </style:style>
    <style:style style:name="T2273" style:parent-style-name="Domyślnaczcionkaakapitu" style:family="text">
      <style:text-properties fo:background-color="#80FFFF"/>
    </style:style>
    <style:style style:name="P2274" style:parent-style-name="Normalny" style:family="paragraph">
      <style:paragraph-properties fo:text-align="justify" fo:line-height="150%" fo:text-indent="0.25in"/>
    </style:style>
    <style:style style:name="P2275" style:parent-style-name="Normalny" style:family="paragraph">
      <style:paragraph-properties fo:text-align="justify" fo:line-height="150%"/>
    </style:style>
    <style:style style:name="T2276" style:parent-style-name="Domyślnaczcionkaakapitu" style:family="text">
      <style:text-properties style:text-underline-type="single" style:text-underline-style="solid" style:text-underline-width="auto" style:text-underline-mode="continuous"/>
    </style:style>
    <style:style style:name="P2277" style:parent-style-name="Normalny" style:family="paragraph">
      <style:paragraph-properties fo:text-align="justify" fo:line-height="150%" fo:text-indent="0.25in"/>
    </style:style>
    <style:style style:name="P2278" style:parent-style-name="Normalny" style:family="paragraph">
      <style:paragraph-properties fo:text-align="justify" fo:line-height="150%"/>
    </style:style>
    <style:style style:name="T2279" style:parent-style-name="Domyślnaczcionkaakapitu" style:family="text">
      <style:text-properties style:text-underline-type="single" style:text-underline-style="solid" style:text-underline-width="auto" style:text-underline-mode="continuous"/>
    </style:style>
    <style:style style:name="T2280" style:parent-style-name="Domyślnaczcionkaakapitu" style:family="text">
      <style:text-properties fo:background-color="#80FFFF" style:text-underline-type="single" style:text-underline-style="solid" style:text-underline-width="auto" style:text-underline-mode="continuous"/>
    </style:style>
    <style:style style:name="T2281" style:parent-style-name="Domyślnaczcionkaakapitu" style:family="text">
      <style:text-properties style:text-underline-type="single" style:text-underline-style="solid" style:text-underline-width="auto" style:text-underline-mode="continuous"/>
    </style:style>
    <style:style style:name="T2282" style:parent-style-name="Domyślnaczcionkaakapitu" style:family="text">
      <style:text-properties fo:background-color="#80FFFF" style:text-underline-type="single" style:text-underline-style="solid" style:text-underline-width="auto" style:text-underline-mode="continuous"/>
    </style:style>
    <style:style style:name="T2283" style:parent-style-name="Domyślnaczcionkaakapitu" style:family="text">
      <style:text-properties fo:background-color="#80FFFF"/>
    </style:style>
    <style:style style:name="P2284" style:parent-style-name="Normalny" style:family="paragraph">
      <style:paragraph-properties fo:text-align="justify" fo:line-height="150%" fo:text-indent="0.25in"/>
    </style:style>
    <style:style style:name="T2285" style:parent-style-name="Domyślnaczcionkaakapitu" style:family="text">
      <style:text-properties fo:background-color="#80FFFF"/>
    </style:style>
    <style:style style:name="P2286" style:parent-style-name="Normalny" style:family="paragraph">
      <style:paragraph-properties fo:text-align="justify" fo:line-height="150%"/>
    </style:style>
    <style:style style:name="P2287" style:parent-style-name="Normalny" style:family="paragraph">
      <style:paragraph-properties fo:text-align="justify" fo:line-height="150%" fo:text-indent="0.25in"/>
    </style:style>
    <style:style style:name="P2288" style:parent-style-name="Normalny" style:family="paragraph">
      <style:paragraph-properties fo:text-align="justify" fo:line-height="150%"/>
    </style:style>
    <style:style style:name="T2289" style:parent-style-name="Domyślnaczcionkaakapitu" style:family="text">
      <style:text-properties style:text-underline-type="single" style:text-underline-style="solid" style:text-underline-width="auto" style:text-underline-mode="continuous"/>
    </style:style>
    <style:style style:name="P2290" style:parent-style-name="Normalny" style:family="paragraph">
      <style:paragraph-properties fo:text-align="justify" fo:line-height="150%" fo:text-indent="0.25in"/>
    </style:style>
    <style:style style:name="P2291" style:parent-style-name="Normalny" style:family="paragraph">
      <style:paragraph-properties fo:text-align="justify" fo:line-height="150%"/>
    </style:style>
    <style:style style:name="T2292" style:parent-style-name="Domyślnaczcionkaakapitu" style:family="text">
      <style:text-properties style:text-underline-type="single" style:text-underline-style="solid" style:text-underline-width="auto" style:text-underline-mode="continuous"/>
    </style:style>
    <style:style style:name="T2293" style:parent-style-name="Domyślnaczcionkaakapitu" style:family="text">
      <style:text-properties fo:background-color="#80FFFF" style:text-underline-type="single" style:text-underline-style="solid" style:text-underline-width="auto" style:text-underline-mode="continuous"/>
    </style:style>
    <style:style style:name="T2294" style:parent-style-name="Domyślnaczcionkaakapitu" style:family="text">
      <style:text-properties style:text-underline-type="single" style:text-underline-style="solid" style:text-underline-width="auto" style:text-underline-mode="continuous"/>
    </style:style>
    <style:style style:name="T2295" style:parent-style-name="Domyślnaczcionkaakapitu" style:family="text">
      <style:text-properties fo:background-color="#80FFFF" style:text-underline-type="single" style:text-underline-style="solid" style:text-underline-width="auto" style:text-underline-mode="continuous"/>
    </style:style>
    <style:style style:name="T2296" style:parent-style-name="Domyślnaczcionkaakapitu" style:family="text">
      <style:text-properties style:text-underline-type="single" style:text-underline-style="solid" style:text-underline-width="auto" style:text-underline-mode="continuous"/>
    </style:style>
    <style:style style:name="T2297" style:parent-style-name="Domyślnaczcionkaakapitu" style:family="text">
      <style:text-properties fo:background-color="#80FFFF" style:text-underline-type="single" style:text-underline-style="solid" style:text-underline-width="auto" style:text-underline-mode="continuous"/>
    </style:style>
    <style:style style:name="P2298" style:parent-style-name="Normalny" style:family="paragraph">
      <style:paragraph-properties fo:text-align="justify" fo:line-height="150%" fo:text-indent="0.25in"/>
    </style:style>
    <style:style style:name="T2299" style:parent-style-name="Domyślnaczcionkaakapitu" style:family="text">
      <style:text-properties fo:background-color="#80FFFF"/>
    </style:style>
    <style:style style:name="P2300" style:parent-style-name="Normalny" style:family="paragraph">
      <style:paragraph-properties fo:text-align="justify" fo:line-height="150%">
        <style:tab-stops>
          <style:tab-stop style:type="left" style:leader-style="solid" style:leader-text="_" style:position="0.9791in"/>
          <style:tab-stop style:type="left" style:leader-style="solid" style:leader-text="_" style:position="1.0298in"/>
        </style:tab-stops>
      </style:paragraph-properties>
    </style:style>
    <style:style style:name="T2301" style:parent-style-name="Domyślnaczcionkaakapitu" style:family="text">
      <style:text-properties style:text-underline-type="single" style:text-underline-style="solid" style:text-underline-width="auto" style:text-underline-mode="continuous"/>
    </style:style>
    <style:style style:name="P2302" style:parent-style-name="Normalny" style:family="paragraph">
      <style:paragraph-properties fo:text-align="justify" fo:line-height="150%" fo:text-indent="0.25in"/>
    </style:style>
    <style:style style:name="T2303" style:parent-style-name="Domyślnaczcionkaakapitu" style:family="text">
      <style:text-properties fo:background-color="#80FFFF"/>
    </style:style>
    <style:style style:name="T2304" style:parent-style-name="Domyślnaczcionkaakapitu" style:family="text">
      <style:text-properties fo:background-color="#80FFFF"/>
    </style:style>
    <style:style style:name="P2305" style:parent-style-name="Normalny" style:family="paragraph">
      <style:paragraph-properties fo:text-align="justify" fo:line-height="150%"/>
    </style:style>
    <style:style style:name="T2306" style:parent-style-name="Domyślnaczcionkaakapitu" style:family="text">
      <style:text-properties style:text-underline-type="single" style:text-underline-style="solid" style:text-underline-width="auto" style:text-underline-mode="continuous"/>
    </style:style>
    <style:style style:name="T2307" style:parent-style-name="Domyślnaczcionkaakapitu" style:family="text">
      <style:text-properties fo:background-color="#80FFFF" style:text-underline-type="single" style:text-underline-style="solid" style:text-underline-width="auto" style:text-underline-mode="continuous"/>
    </style:style>
    <style:style style:name="P2308" style:parent-style-name="Normalny" style:family="paragraph">
      <style:paragraph-properties fo:text-align="justify" fo:line-height="150%" fo:text-indent="0.25in"/>
    </style:style>
    <style:style style:name="T2309" style:parent-style-name="Domyślnaczcionkaakapitu" style:family="text">
      <style:text-properties fo:background-color="#80FFFF"/>
    </style:style>
    <style:style style:name="T2310" style:parent-style-name="Domyślnaczcionkaakapitu" style:family="text">
      <style:text-properties fo:background-color="#80FFFF"/>
    </style:style>
    <style:style style:name="P2311" style:parent-style-name="Normalny" style:family="paragraph">
      <style:paragraph-properties fo:text-align="justify" fo:line-height="150%" fo:text-indent="0.25in"/>
    </style:style>
    <style:style style:name="T2312" style:parent-style-name="Domyślnaczcionkaakapitu" style:family="text">
      <style:text-properties fo:background-color="#80FFFF"/>
    </style:style>
    <style:style style:name="T2313" style:parent-style-name="Domyślnaczcionkaakapitu" style:family="text">
      <style:text-properties fo:background-color="#80FFFF"/>
    </style:style>
    <style:style style:name="P2314" style:parent-style-name="Normalny" style:family="paragraph">
      <style:paragraph-properties fo:text-align="justify" fo:line-height="150%"/>
    </style:style>
    <style:style style:name="T2315" style:parent-style-name="Domyślnaczcionkaakapitu" style:family="text">
      <style:text-properties fo:background-color="#80FFFF"/>
    </style:style>
    <style:style style:name="T2316" style:parent-style-name="Domyślnaczcionkaakapitu" style:family="text">
      <style:text-properties fo:background-color="#80FFFF"/>
    </style:style>
    <style:style style:name="P2317" style:parent-style-name="Normalny" style:family="paragraph">
      <style:paragraph-properties fo:text-align="justify" fo:line-height="150%" fo:text-indent="0.25in"/>
    </style:style>
    <style:style style:name="T2318" style:parent-style-name="Domyślnaczcionkaakapitu" style:family="text">
      <style:text-properties fo:background-color="#80FFFF"/>
    </style:style>
    <style:style style:name="T2319" style:parent-style-name="Domyślnaczcionkaakapitu" style:family="text">
      <style:text-properties fo:background-color="#80FFFF"/>
    </style:style>
    <style:style style:name="P2320" style:parent-style-name="Normalny" style:family="paragraph">
      <style:paragraph-properties fo:text-align="justify" fo:line-height="150%"/>
    </style:style>
    <style:style style:name="P2321" style:parent-style-name="Normalny" style:family="paragraph">
      <style:paragraph-properties fo:text-align="justify" fo:line-height="150%" fo:text-indent="0.25in"/>
    </style:style>
    <style:style style:name="T2322" style:parent-style-name="Domyślnaczcionkaakapitu" style:family="text">
      <style:text-properties fo:background-color="#80FFFF"/>
    </style:style>
    <style:style style:name="P2323" style:parent-style-name="Normalny" style:family="paragraph">
      <style:paragraph-properties fo:text-align="justify" fo:line-height="150%"/>
    </style:style>
    <style:style style:name="P2324" style:parent-style-name="Normalny" style:family="paragraph">
      <style:paragraph-properties fo:text-align="justify" fo:line-height="150%"/>
    </style:style>
    <style:style style:name="P2325" style:parent-style-name="Normalny" style:family="paragraph">
      <style:paragraph-properties fo:text-align="justify" fo:line-height="150%"/>
    </style:style>
    <style:style style:name="T2326" style:parent-style-name="Domyślnaczcionkaakapitu" style:family="text">
      <style:text-properties fo:background-color="#80FFFF"/>
    </style:style>
    <style:style style:name="T2327" style:parent-style-name="Domyślnaczcionkaakapitu" style:family="text">
      <style:text-properties fo:background-color="#80FFFF"/>
    </style:style>
    <style:style style:name="P2328" style:parent-style-name="Normalny" style:family="paragraph">
      <style:paragraph-properties fo:text-align="justify" fo:line-height="150%"/>
    </style:style>
    <style:style style:name="T2329" style:parent-style-name="Domyślnaczcionkaakapitu" style:family="text">
      <style:text-properties style:text-underline-type="single" style:text-underline-style="solid" style:text-underline-width="auto" style:text-underline-mode="continuous"/>
    </style:style>
    <style:style style:name="T2330" style:parent-style-name="Domyślnaczcionkaakapitu" style:family="text">
      <style:text-properties fo:background-color="#80FFFF" style:text-underline-type="single" style:text-underline-style="solid" style:text-underline-width="auto" style:text-underline-mode="continuous"/>
    </style:style>
    <style:style style:name="T2331" style:parent-style-name="Domyślnaczcionkaakapitu" style:family="text">
      <style:text-properties style:text-underline-type="single" style:text-underline-style="solid" style:text-underline-width="auto" style:text-underline-mode="continuous"/>
    </style:style>
    <style:style style:name="T2332" style:parent-style-name="Domyślnaczcionkaakapitu" style:family="text">
      <style:text-properties fo:background-color="#80FFFF" style:text-underline-type="single" style:text-underline-style="solid" style:text-underline-width="auto" style:text-underline-mode="continuous"/>
    </style:style>
    <style:style style:name="T2333" style:parent-style-name="Domyślnaczcionkaakapitu" style:family="text">
      <style:text-properties style:text-underline-type="single" style:text-underline-style="solid" style:text-underline-width="auto" style:text-underline-mode="continuous"/>
    </style:style>
    <style:style style:name="T2334" style:parent-style-name="Domyślnaczcionkaakapitu" style:family="text">
      <style:text-properties fo:background-color="#80FFFF" style:text-underline-type="single" style:text-underline-style="solid" style:text-underline-width="auto" style:text-underline-mode="continuous"/>
    </style:style>
    <style:style style:name="T2335" style:parent-style-name="Domyślnaczcionkaakapitu" style:family="text">
      <style:text-properties style:text-underline-type="single" style:text-underline-style="solid" style:text-underline-width="auto" style:text-underline-mode="continuous"/>
    </style:style>
    <style:style style:name="T2336" style:parent-style-name="Domyślnaczcionkaakapitu" style:family="text">
      <style:text-properties fo:background-color="#80FFFF" style:text-underline-type="single" style:text-underline-style="solid" style:text-underline-width="auto" style:text-underline-mode="continuous"/>
    </style:style>
    <style:style style:name="T2337" style:parent-style-name="Domyślnaczcionkaakapitu" style:family="text">
      <style:text-properties fo:background-color="#80FFFF"/>
    </style:style>
    <style:style style:name="P2338" style:parent-style-name="Normalny" style:family="paragraph">
      <style:paragraph-properties fo:text-align="justify" fo:line-height="150%" fo:text-indent="0.25in"/>
    </style:style>
    <style:style style:name="P2339" style:parent-style-name="Normalny" style:family="paragraph">
      <style:paragraph-properties fo:text-align="justify" fo:line-height="150%" fo:text-indent="0.25in"/>
    </style:style>
    <style:style style:name="P2340" style:parent-style-name="Normalny" style:family="paragraph">
      <style:paragraph-properties fo:text-align="justify" fo:line-height="150%"/>
    </style:style>
    <style:style style:name="T2341" style:parent-style-name="Domyślnaczcionkaakapitu" style:family="text">
      <style:text-properties style:text-underline-type="single" style:text-underline-style="solid" style:text-underline-width="auto" style:text-underline-mode="continuous"/>
    </style:style>
    <style:style style:name="T2342" style:parent-style-name="Domyślnaczcionkaakapitu" style:family="text">
      <style:text-properties fo:background-color="#80FFFF" style:text-underline-type="single" style:text-underline-style="solid" style:text-underline-width="auto" style:text-underline-mode="continuous"/>
    </style:style>
    <style:style style:name="T2343" style:parent-style-name="Domyślnaczcionkaakapitu" style:family="text">
      <style:text-properties style:text-underline-type="single" style:text-underline-style="solid" style:text-underline-width="auto" style:text-underline-mode="continuous"/>
    </style:style>
    <style:style style:name="T2344" style:parent-style-name="Domyślnaczcionkaakapitu" style:family="text">
      <style:text-properties fo:background-color="#80FFFF" style:text-underline-type="single" style:text-underline-style="solid" style:text-underline-width="auto" style:text-underline-mode="continuous"/>
    </style:style>
    <style:style style:name="T2345" style:parent-style-name="Domyślnaczcionkaakapitu" style:family="text">
      <style:text-properties style:text-underline-type="single" style:text-underline-style="solid" style:text-underline-width="auto" style:text-underline-mode="continuous"/>
    </style:style>
    <style:style style:name="T2346" style:parent-style-name="Domyślnaczcionkaakapitu" style:family="text">
      <style:text-properties fo:background-color="#80FFFF" style:text-underline-type="single" style:text-underline-style="solid" style:text-underline-width="auto" style:text-underline-mode="continuous"/>
    </style:style>
    <style:style style:name="T2347" style:parent-style-name="Domyślnaczcionkaakapitu" style:family="text">
      <style:text-properties style:text-underline-type="single" style:text-underline-style="solid" style:text-underline-width="auto" style:text-underline-mode="continuous"/>
    </style:style>
    <style:style style:name="P2348" style:parent-style-name="Normalny" style:family="paragraph">
      <style:paragraph-properties fo:text-align="justify" fo:line-height="150%" fo:text-indent="0.25in"/>
    </style:style>
    <style:style style:name="T2349" style:parent-style-name="Domyślnaczcionkaakapitu" style:family="text">
      <style:text-properties fo:background-color="#80FFFF"/>
    </style:style>
    <style:style style:name="T2350" style:parent-style-name="Domyślnaczcionkaakapitu" style:family="text">
      <style:text-properties fo:background-color="#80FFFF"/>
    </style:style>
    <style:style style:name="P2351" style:parent-style-name="Normalny" style:family="paragraph">
      <style:paragraph-properties fo:text-align="justify" fo:line-height="150%" fo:text-indent="0.25in"/>
    </style:style>
    <style:style style:name="T2352" style:parent-style-name="Domyślnaczcionkaakapitu" style:family="text">
      <style:text-properties fo:background-color="#80FFFF"/>
    </style:style>
    <style:style style:name="T2353" style:parent-style-name="Domyślnaczcionkaakapitu" style:family="text">
      <style:text-properties fo:background-color="#80FFFF"/>
    </style:style>
    <style:style style:name="P2354" style:parent-style-name="Normalny" style:family="paragraph">
      <style:paragraph-properties fo:text-align="justify" fo:line-height="150%" fo:text-indent="0.25in"/>
    </style:style>
    <style:style style:name="T2355" style:parent-style-name="Domyślnaczcionkaakapitu" style:family="text">
      <style:text-properties fo:background-color="#80FFFF"/>
    </style:style>
    <style:style style:name="T2356" style:parent-style-name="Domyślnaczcionkaakapitu" style:family="text">
      <style:text-properties fo:background-color="#80FFFF"/>
    </style:style>
    <style:style style:name="T2357" style:parent-style-name="Domyślnaczcionkaakapitu" style:family="text">
      <style:text-properties fo:background-color="#80FFFF"/>
    </style:style>
    <style:style style:name="T2358" style:parent-style-name="Domyślnaczcionkaakapitu" style:family="text">
      <style:text-properties fo:background-color="#80FFFF"/>
    </style:style>
    <style:style style:name="P2359" style:parent-style-name="Normalny" style:family="paragraph">
      <style:paragraph-properties fo:text-align="justify" fo:line-height="150%" fo:text-indent="0.25in"/>
    </style:style>
    <style:style style:name="P2360" style:parent-style-name="Normalny" style:family="paragraph">
      <style:paragraph-properties fo:text-align="justify" fo:line-height="150%" fo:text-indent="0.25in"/>
    </style:style>
    <style:style style:name="T2361" style:parent-style-name="Domyślnaczcionkaakapitu" style:family="text">
      <style:text-properties fo:background-color="#80FFFF"/>
    </style:style>
    <style:style style:name="P2362" style:parent-style-name="Normalny" style:family="paragraph">
      <style:paragraph-properties fo:text-align="justify" fo:line-height="150%" fo:text-indent="0.25in"/>
    </style:style>
    <style:style style:name="T2363" style:parent-style-name="Domyślnaczcionkaakapitu" style:family="text">
      <style:text-properties fo:background-color="#80FFFF"/>
    </style:style>
    <style:style style:name="T2364" style:parent-style-name="Domyślnaczcionkaakapitu" style:family="text">
      <style:text-properties fo:background-color="#80FFFF"/>
    </style:style>
    <style:style style:name="T2365" style:parent-style-name="Domyślnaczcionkaakapitu" style:family="text">
      <style:text-properties fo:background-color="#80FFFF"/>
    </style:style>
    <style:style style:name="P2366" style:parent-style-name="Normalny" style:family="paragraph">
      <style:paragraph-properties fo:text-align="justify" fo:line-height="150%" fo:text-indent="0.25in"/>
    </style:style>
    <style:style style:name="T2367" style:parent-style-name="Domyślnaczcionkaakapitu" style:family="text">
      <style:text-properties fo:background-color="#80FFFF"/>
    </style:style>
    <style:style style:name="P2368" style:parent-style-name="Normalny" style:family="paragraph">
      <style:paragraph-properties fo:text-align="justify" fo:line-height="150%" fo:text-indent="0.25in"/>
    </style:style>
    <style:style style:name="T2369" style:parent-style-name="Domyślnaczcionkaakapitu" style:family="text">
      <style:text-properties fo:background-color="#80FFFF"/>
    </style:style>
    <style:style style:name="P2370" style:parent-style-name="Normalny" style:family="paragraph">
      <style:paragraph-properties fo:text-align="justify" fo:line-height="150%" fo:text-indent="0.25in"/>
    </style:style>
    <style:style style:name="T2371" style:parent-style-name="Domyślnaczcionkaakapitu" style:family="text">
      <style:text-properties fo:background-color="#80FFFF"/>
    </style:style>
    <style:style style:name="T2372" style:parent-style-name="Domyślnaczcionkaakapitu" style:family="text">
      <style:text-properties fo:background-color="#80FFFF"/>
    </style:style>
    <style:style style:name="T2373" style:parent-style-name="Domyślnaczcionkaakapitu" style:family="text">
      <style:text-properties fo:background-color="#80FFFF"/>
    </style:style>
    <style:style style:name="P2374" style:parent-style-name="Normalny" style:family="paragraph">
      <style:paragraph-properties fo:text-align="justify" fo:line-height="150%" fo:text-indent="0.25in"/>
    </style:style>
    <style:style style:name="T2375" style:parent-style-name="Domyślnaczcionkaakapitu" style:family="text">
      <style:text-properties fo:background-color="#80FFFF"/>
    </style:style>
    <style:style style:name="T2376" style:parent-style-name="Domyślnaczcionkaakapitu" style:family="text">
      <style:text-properties fo:background-color="#80FFFF"/>
    </style:style>
    <style:style style:name="P2377" style:parent-style-name="Normalny" style:family="paragraph">
      <style:paragraph-properties fo:text-align="justify" fo:line-height="150%" fo:text-indent="0.25in"/>
    </style:style>
    <style:style style:name="T2378" style:parent-style-name="Domyślnaczcionkaakapitu" style:family="text">
      <style:text-properties fo:background-color="#80FFFF"/>
    </style:style>
    <style:style style:name="T2379" style:parent-style-name="Domyślnaczcionkaakapitu" style:family="text">
      <style:text-properties fo:background-color="#80FFFF"/>
    </style:style>
    <style:style style:name="T2380" style:parent-style-name="Domyślnaczcionkaakapitu" style:family="text">
      <style:text-properties fo:background-color="#80FFFF"/>
    </style:style>
    <style:style style:name="P2381" style:parent-style-name="Normalny" style:family="paragraph">
      <style:paragraph-properties fo:text-align="justify" fo:line-height="150%" fo:text-indent="0.25in"/>
    </style:style>
    <style:style style:name="P2382" style:parent-style-name="Normalny" style:family="paragraph">
      <style:paragraph-properties fo:text-align="justify" fo:line-height="150%" fo:text-indent="0.25in"/>
    </style:style>
    <style:style style:name="T2383" style:parent-style-name="Domyślnaczcionkaakapitu" style:family="text">
      <style:text-properties fo:background-color="#80FFFF"/>
    </style:style>
    <style:style style:name="T2384" style:parent-style-name="Domyślnaczcionkaakapitu" style:family="text">
      <style:text-properties fo:background-color="#80FFFF"/>
    </style:style>
    <style:style style:name="T2385" style:parent-style-name="Domyślnaczcionkaakapitu" style:family="text">
      <style:text-properties fo:background-color="#80FFFF"/>
    </style:style>
    <style:style style:name="P2386" style:parent-style-name="Normalny" style:family="paragraph">
      <style:paragraph-properties fo:text-align="justify" fo:line-height="150%" fo:text-indent="0.25in"/>
    </style:style>
    <style:style style:name="T2387" style:parent-style-name="Domyślnaczcionkaakapitu" style:family="text">
      <style:text-properties fo:background-color="#80FFFF"/>
    </style:style>
    <style:style style:name="P2388" style:parent-style-name="Normalny" style:family="paragraph">
      <style:paragraph-properties fo:text-align="justify" fo:line-height="150%" fo:text-indent="0.25in"/>
    </style:style>
    <style:style style:name="T2389" style:parent-style-name="Domyślnaczcionkaakapitu" style:family="text">
      <style:text-properties fo:background-color="#80FFFF"/>
    </style:style>
    <style:style style:name="P2390" style:parent-style-name="Normalny" style:family="paragraph">
      <style:paragraph-properties fo:text-align="justify" fo:line-height="150%" fo:text-indent="0.25in"/>
    </style:style>
    <style:style style:name="P2391" style:parent-style-name="Normalny" style:family="paragraph">
      <style:paragraph-properties fo:text-align="justify" fo:line-height="150%" fo:text-indent="0.25in"/>
    </style:style>
    <style:style style:name="T2392" style:parent-style-name="Domyślnaczcionkaakapitu" style:family="text">
      <style:text-properties fo:background-color="#80FFFF"/>
    </style:style>
    <style:style style:name="P2393" style:parent-style-name="Normalny" style:family="paragraph">
      <style:paragraph-properties fo:text-align="justify" fo:line-height="150%" fo:text-indent="0.25in"/>
    </style:style>
    <style:style style:name="T2394" style:parent-style-name="Domyślnaczcionkaakapitu" style:family="text">
      <style:text-properties fo:background-color="#80FFFF"/>
    </style:style>
    <style:style style:name="T2395" style:parent-style-name="Domyślnaczcionkaakapitu" style:family="text">
      <style:text-properties fo:background-color="#80FFFF"/>
    </style:style>
    <style:style style:name="P2396" style:parent-style-name="Normalny" style:family="paragraph">
      <style:paragraph-properties fo:text-align="justify" fo:line-height="150%" fo:text-indent="0.25in"/>
    </style:style>
    <style:style style:name="T2397" style:parent-style-name="Domyślnaczcionkaakapitu" style:family="text">
      <style:text-properties fo:background-color="#80FFFF"/>
    </style:style>
    <style:style style:name="T2398" style:parent-style-name="Domyślnaczcionkaakapitu" style:family="text">
      <style:text-properties fo:background-color="#80FFFF"/>
    </style:style>
    <style:style style:name="T2399" style:parent-style-name="Domyślnaczcionkaakapitu" style:family="text">
      <style:text-properties fo:background-color="#80FFFF"/>
    </style:style>
    <style:style style:name="T2400" style:parent-style-name="Domyślnaczcionkaakapitu" style:family="text">
      <style:text-properties fo:background-color="#80FFFF"/>
    </style:style>
    <style:style style:name="P2401" style:parent-style-name="Normalny" style:family="paragraph">
      <style:paragraph-properties fo:text-align="justify" fo:line-height="150%" fo:text-indent="0.25in"/>
    </style:style>
    <style:style style:name="P2402" style:parent-style-name="Normalny" style:family="paragraph">
      <style:paragraph-properties fo:text-align="justify" fo:line-height="150%" fo:text-indent="0.25in"/>
    </style:style>
    <style:style style:name="P2403" style:parent-style-name="Normalny" style:family="paragraph">
      <style:paragraph-properties fo:text-align="justify" fo:line-height="150%"/>
    </style:style>
    <style:style style:name="T2404" style:parent-style-name="Domyślnaczcionkaakapitu" style:family="text">
      <style:text-properties style:text-underline-type="single" style:text-underline-style="solid" style:text-underline-width="auto" style:text-underline-mode="continuous"/>
    </style:style>
    <style:style style:name="P2405" style:parent-style-name="Normalny" style:family="paragraph">
      <style:paragraph-properties fo:text-align="justify" fo:line-height="150%" fo:text-indent="0.25in"/>
    </style:style>
    <style:style style:name="T2406" style:parent-style-name="Domyślnaczcionkaakapitu" style:family="text">
      <style:text-properties fo:background-color="#80FFFF"/>
    </style:style>
    <style:style style:name="T2407" style:parent-style-name="Domyślnaczcionkaakapitu" style:family="text">
      <style:text-properties fo:background-color="#80FFFF"/>
    </style:style>
    <style:style style:name="T2408" style:parent-style-name="Domyślnaczcionkaakapitu" style:family="text">
      <style:text-properties fo:background-color="#80FFFF"/>
    </style:style>
    <style:style style:name="P2409" style:parent-style-name="Normalny" style:family="paragraph">
      <style:paragraph-properties fo:text-align="justify" fo:line-height="150%"/>
    </style:style>
    <style:style style:name="T2410" style:parent-style-name="Domyślnaczcionkaakapitu" style:family="text">
      <style:text-properties style:text-underline-type="single" style:text-underline-style="solid" style:text-underline-width="auto" style:text-underline-mode="continuous"/>
    </style:style>
    <style:style style:name="T2411" style:parent-style-name="Domyślnaczcionkaakapitu" style:family="text">
      <style:text-properties fo:background-color="#80FFFF" style:text-underline-type="single" style:text-underline-style="solid" style:text-underline-width="auto" style:text-underline-mode="continuous"/>
    </style:style>
    <style:style style:name="T2412" style:parent-style-name="Domyślnaczcionkaakapitu" style:family="text">
      <style:text-properties style:text-underline-type="single" style:text-underline-style="solid" style:text-underline-width="auto" style:text-underline-mode="continuous"/>
    </style:style>
    <style:style style:name="T2413" style:parent-style-name="Domyślnaczcionkaakapitu" style:family="text">
      <style:text-properties fo:background-color="#80FFFF" style:text-underline-type="single" style:text-underline-style="solid" style:text-underline-width="auto" style:text-underline-mode="continuous"/>
    </style:style>
    <style:style style:name="P2414" style:parent-style-name="Normalny" style:family="paragraph">
      <style:paragraph-properties fo:text-align="justify" fo:line-height="150%" fo:text-indent="0.25in"/>
    </style:style>
    <style:style style:name="T2415" style:parent-style-name="Domyślnaczcionkaakapitu" style:family="text">
      <style:text-properties fo:background-color="#80FFFF"/>
    </style:style>
    <style:style style:name="P2416" style:parent-style-name="Normalny" style:family="paragraph">
      <style:paragraph-properties fo:text-align="justify" fo:line-height="150%" fo:text-indent="0.25in"/>
    </style:style>
    <style:style style:name="T2417" style:parent-style-name="Domyślnaczcionkaakapitu" style:family="text">
      <style:text-properties fo:background-color="#80FFFF"/>
    </style:style>
    <style:style style:name="T2418" style:parent-style-name="Domyślnaczcionkaakapitu" style:family="text">
      <style:text-properties fo:background-color="#80FFFF"/>
    </style:style>
    <style:style style:name="P2419" style:parent-style-name="Normalny" style:family="paragraph">
      <style:paragraph-properties fo:text-align="justify" fo:line-height="150%" fo:text-indent="0.25in"/>
    </style:style>
    <style:style style:name="T2420" style:parent-style-name="Domyślnaczcionkaakapitu" style:family="text">
      <style:text-properties fo:background-color="#80FFFF"/>
    </style:style>
    <style:style style:name="T2421" style:parent-style-name="Domyślnaczcionkaakapitu" style:family="text">
      <style:text-properties fo:background-color="#80FFFF"/>
    </style:style>
    <style:style style:name="T2422" style:parent-style-name="Domyślnaczcionkaakapitu" style:family="text">
      <style:text-properties fo:background-color="#80FFFF"/>
    </style:style>
    <style:style style:name="T2423" style:parent-style-name="Domyślnaczcionkaakapitu" style:family="text">
      <style:text-properties fo:background-color="#80FFFF"/>
    </style:style>
    <style:style style:name="T2424" style:parent-style-name="Domyślnaczcionkaakapitu" style:family="text">
      <style:text-properties fo:background-color="#80FFFF"/>
    </style:style>
    <style:style style:name="T2425" style:parent-style-name="Domyślnaczcionkaakapitu" style:family="text">
      <style:text-properties fo:background-color="#80FFFF"/>
    </style:style>
    <style:style style:name="T2426" style:parent-style-name="Domyślnaczcionkaakapitu" style:family="text">
      <style:text-properties fo:background-color="#80FFFF"/>
    </style:style>
    <style:style style:name="T2427" style:parent-style-name="Domyślnaczcionkaakapitu" style:family="text">
      <style:text-properties fo:background-color="#80FFFF"/>
    </style:style>
    <style:style style:name="T2428" style:parent-style-name="Domyślnaczcionkaakapitu" style:family="text">
      <style:text-properties fo:background-color="#80FFFF"/>
    </style:style>
    <style:style style:name="T2429" style:parent-style-name="Domyślnaczcionkaakapitu" style:family="text">
      <style:text-properties fo:background-color="#80FFFF"/>
    </style:style>
    <style:style style:name="P2430" style:parent-style-name="Normalny" style:family="paragraph">
      <style:paragraph-properties fo:text-align="justify" fo:line-height="150%" fo:text-indent="0.25in"/>
    </style:style>
    <style:style style:name="T2431" style:parent-style-name="Domyślnaczcionkaakapitu" style:family="text">
      <style:text-properties fo:background-color="#80FFFF"/>
    </style:style>
    <style:style style:name="T2432" style:parent-style-name="Domyślnaczcionkaakapitu" style:family="text">
      <style:text-properties fo:background-color="#80FFFF"/>
    </style:style>
    <style:style style:name="T2433" style:parent-style-name="Domyślnaczcionkaakapitu" style:family="text">
      <style:text-properties fo:background-color="#80FFFF"/>
    </style:style>
    <style:style style:name="T2434" style:parent-style-name="Domyślnaczcionkaakapitu" style:family="text">
      <style:text-properties fo:background-color="#80FFFF"/>
    </style:style>
    <style:style style:name="T2435" style:parent-style-name="Domyślnaczcionkaakapitu" style:family="text">
      <style:text-properties fo:background-color="#80FFFF"/>
    </style:style>
    <style:style style:name="P2436" style:parent-style-name="Normalny" style:family="paragraph">
      <style:paragraph-properties fo:text-align="justify" fo:line-height="150%" fo:text-indent="0.25in"/>
    </style:style>
    <style:style style:name="T2437" style:parent-style-name="Domyślnaczcionkaakapitu" style:family="text">
      <style:text-properties fo:background-color="#80FFFF"/>
    </style:style>
    <style:style style:name="T2438" style:parent-style-name="Domyślnaczcionkaakapitu" style:family="text">
      <style:text-properties fo:background-color="#80FFFF"/>
    </style:style>
    <style:style style:name="T2439" style:parent-style-name="Domyślnaczcionkaakapitu" style:family="text">
      <style:text-properties fo:background-color="#80FFFF"/>
    </style:style>
    <style:style style:name="T2440" style:parent-style-name="Domyślnaczcionkaakapitu" style:family="text">
      <style:text-properties fo:background-color="#80FFFF"/>
    </style:style>
    <style:style style:name="P2441" style:parent-style-name="Normalny" style:family="paragraph">
      <style:paragraph-properties fo:text-align="justify" fo:line-height="150%" fo:text-indent="0.25in"/>
    </style:style>
    <style:style style:name="T2442" style:parent-style-name="Domyślnaczcionkaakapitu" style:family="text">
      <style:text-properties fo:background-color="#80FFFF"/>
    </style:style>
    <style:style style:name="P2443" style:parent-style-name="Normalny" style:family="paragraph">
      <style:paragraph-properties fo:text-align="justify" fo:line-height="150%" fo:text-indent="0.25in"/>
    </style:style>
    <style:style style:name="T2444" style:parent-style-name="Domyślnaczcionkaakapitu" style:family="text">
      <style:text-properties fo:background-color="#80FFFF"/>
    </style:style>
    <style:style style:name="P2445" style:parent-style-name="Normalny" style:family="paragraph">
      <style:paragraph-properties fo:text-align="justify" fo:line-height="150%" fo:text-indent="0.25in"/>
    </style:style>
    <style:style style:name="T2446" style:parent-style-name="Domyślnaczcionkaakapitu" style:family="text">
      <style:text-properties fo:background-color="#80FFFF"/>
    </style:style>
    <style:style style:name="T2447" style:parent-style-name="Domyślnaczcionkaakapitu" style:family="text">
      <style:text-properties fo:background-color="#80FFFF"/>
    </style:style>
    <style:style style:name="P2448" style:parent-style-name="Normalny" style:family="paragraph">
      <style:paragraph-properties fo:text-align="justify" fo:line-height="150%" fo:text-indent="0.25in"/>
    </style:style>
    <style:style style:name="T2449" style:parent-style-name="Domyślnaczcionkaakapitu" style:family="text">
      <style:text-properties fo:background-color="#80FFFF"/>
    </style:style>
    <style:style style:name="T2450" style:parent-style-name="Domyślnaczcionkaakapitu" style:family="text">
      <style:text-properties fo:background-color="#80FFFF"/>
    </style:style>
    <style:style style:name="P2451" style:parent-style-name="Normalny" style:family="paragraph">
      <style:paragraph-properties fo:text-align="justify" fo:line-height="150%" fo:text-indent="0.25in"/>
    </style:style>
    <style:style style:name="T2452" style:parent-style-name="Domyślnaczcionkaakapitu" style:family="text">
      <style:text-properties fo:background-color="#80FFFF"/>
    </style:style>
    <style:style style:name="P2453" style:parent-style-name="Normalny" style:family="paragraph">
      <style:paragraph-properties fo:text-align="justify" fo:line-height="150%" fo:text-indent="0.25in"/>
    </style:style>
    <style:style style:name="P2454" style:parent-style-name="Normalny" style:family="paragraph">
      <style:paragraph-properties fo:text-align="justify" fo:line-height="150%"/>
    </style:style>
    <style:style style:name="T2455" style:parent-style-name="Domyślnaczcionkaakapitu" style:family="text">
      <style:text-properties style:text-underline-type="single" style:text-underline-style="solid" style:text-underline-width="auto" style:text-underline-mode="continuous"/>
    </style:style>
    <style:style style:name="P2456" style:parent-style-name="Normalny" style:family="paragraph">
      <style:paragraph-properties fo:text-align="justify" fo:line-height="150%" fo:text-indent="0.25in"/>
    </style:style>
    <style:style style:name="T2457" style:parent-style-name="Domyślnaczcionkaakapitu" style:family="text">
      <style:text-properties fo:background-color="#80FFFF"/>
    </style:style>
    <style:style style:name="T2458" style:parent-style-name="Domyślnaczcionkaakapitu" style:family="text">
      <style:text-properties fo:background-color="#80FFFF"/>
    </style:style>
    <style:style style:name="P2459" style:parent-style-name="Normalny" style:family="paragraph">
      <style:paragraph-properties fo:text-align="justify" fo:line-height="150%"/>
    </style:style>
    <style:style style:name="T2460" style:parent-style-name="Domyślnaczcionkaakapitu" style:family="text">
      <style:text-properties style:text-underline-type="single" style:text-underline-style="solid" style:text-underline-width="auto" style:text-underline-mode="continuous"/>
    </style:style>
    <style:style style:name="T2461" style:parent-style-name="Domyślnaczcionkaakapitu" style:family="text">
      <style:text-properties fo:background-color="#80FFFF" style:text-underline-type="single" style:text-underline-style="solid" style:text-underline-width="auto" style:text-underline-mode="continuous"/>
    </style:style>
    <style:style style:name="T2462" style:parent-style-name="Domyślnaczcionkaakapitu" style:family="text">
      <style:text-properties style:text-underline-type="single" style:text-underline-style="solid" style:text-underline-width="auto" style:text-underline-mode="continuous"/>
    </style:style>
    <style:style style:name="T2463" style:parent-style-name="Domyślnaczcionkaakapitu" style:family="text">
      <style:text-properties fo:background-color="#80FFFF" style:text-underline-type="single" style:text-underline-style="solid" style:text-underline-width="auto" style:text-underline-mode="continuous"/>
    </style:style>
    <style:style style:name="T2464" style:parent-style-name="Domyślnaczcionkaakapitu" style:family="text">
      <style:text-properties style:text-underline-type="single" style:text-underline-style="solid" style:text-underline-width="auto" style:text-underline-mode="continuous"/>
    </style:style>
    <style:style style:name="T2465" style:parent-style-name="Domyślnaczcionkaakapitu" style:family="text">
      <style:text-properties fo:background-color="#80FFFF"/>
    </style:style>
    <style:style style:name="P2466" style:parent-style-name="Normalny" style:family="paragraph">
      <style:paragraph-properties fo:text-align="justify" fo:line-height="150%" fo:text-indent="0.25in"/>
    </style:style>
    <style:style style:name="P2467" style:parent-style-name="Normalny" style:family="paragraph">
      <style:paragraph-properties fo:text-align="justify" fo:line-height="150%"/>
    </style:style>
    <style:style style:name="T2468" style:parent-style-name="Domyślnaczcionkaakapitu" style:family="text">
      <style:text-properties fo:background-color="#80FFFF"/>
    </style:style>
    <style:style style:name="T2469" style:parent-style-name="Domyślnaczcionkaakapitu" style:family="text">
      <style:text-properties fo:background-color="#80FFFF"/>
    </style:style>
    <style:style style:name="P2470" style:parent-style-name="Normalny" style:family="paragraph">
      <style:paragraph-properties fo:text-align="justify" fo:line-height="150%" fo:text-indent="0.25in"/>
    </style:style>
    <style:style style:name="T2471" style:parent-style-name="Domyślnaczcionkaakapitu" style:family="text">
      <style:text-properties fo:background-color="#80FFFF"/>
    </style:style>
    <style:style style:name="T2472" style:parent-style-name="Domyślnaczcionkaakapitu" style:family="text">
      <style:text-properties fo:background-color="#80FFFF"/>
    </style:style>
    <style:style style:name="P2473" style:parent-style-name="Normalny" style:family="paragraph">
      <style:paragraph-properties fo:text-align="justify" fo:line-height="150%"/>
    </style:style>
    <style:style style:name="T2474" style:parent-style-name="Domyślnaczcionkaakapitu" style:family="text">
      <style:text-properties style:text-underline-type="single" style:text-underline-style="solid" style:text-underline-width="auto" style:text-underline-mode="continuous"/>
    </style:style>
    <style:style style:name="P2475" style:parent-style-name="Normalny" style:family="paragraph">
      <style:paragraph-properties fo:text-align="justify" fo:line-height="150%" fo:text-indent="0.25in"/>
    </style:style>
    <style:style style:name="P2476" style:parent-style-name="Normalny" style:family="paragraph">
      <style:paragraph-properties fo:text-align="justify" fo:line-height="150%"/>
    </style:style>
    <style:style style:name="T2477" style:parent-style-name="Domyślnaczcionkaakapitu" style:family="text">
      <style:text-properties style:text-underline-type="single" style:text-underline-style="solid" style:text-underline-width="auto" style:text-underline-mode="continuous"/>
    </style:style>
    <style:style style:name="T2478" style:parent-style-name="Domyślnaczcionkaakapitu" style:family="text">
      <style:text-properties fo:background-color="#80FFFF" style:text-underline-type="single" style:text-underline-style="solid" style:text-underline-width="auto" style:text-underline-mode="continuous"/>
    </style:style>
    <style:style style:name="T2479" style:parent-style-name="Domyślnaczcionkaakapitu" style:family="text">
      <style:text-properties style:text-underline-type="single" style:text-underline-style="solid" style:text-underline-width="auto" style:text-underline-mode="continuous"/>
    </style:style>
    <style:style style:name="T2480" style:parent-style-name="Domyślnaczcionkaakapitu" style:family="text">
      <style:text-properties fo:background-color="#80FFFF" style:text-underline-type="single" style:text-underline-style="solid" style:text-underline-width="auto" style:text-underline-mode="continuous"/>
    </style:style>
    <style:style style:name="P2481" style:parent-style-name="Normalny" style:family="paragraph">
      <style:paragraph-properties fo:text-align="justify" fo:line-height="150%" fo:text-indent="0.25in"/>
    </style:style>
    <style:style style:name="T2482" style:parent-style-name="Domyślnaczcionkaakapitu" style:family="text">
      <style:text-properties fo:background-color="#80FFFF"/>
    </style:style>
    <style:style style:name="T2483" style:parent-style-name="Domyślnaczcionkaakapitu" style:family="text">
      <style:text-properties fo:background-color="#80FFFF"/>
    </style:style>
    <style:style style:name="P2484" style:parent-style-name="Normalny" style:family="paragraph">
      <style:paragraph-properties fo:text-align="justify" fo:line-height="150%"/>
    </style:style>
    <style:style style:name="T2485" style:parent-style-name="Domyślnaczcionkaakapitu" style:family="text">
      <style:text-properties style:text-underline-type="single" style:text-underline-style="solid" style:text-underline-width="auto" style:text-underline-mode="continuous"/>
    </style:style>
    <style:style style:name="T2486" style:parent-style-name="Domyślnaczcionkaakapitu" style:family="text">
      <style:text-properties fo:background-color="#80FFFF" style:text-underline-type="single" style:text-underline-style="solid" style:text-underline-width="auto" style:text-underline-mode="continuous"/>
    </style:style>
    <style:style style:name="T2487" style:parent-style-name="Domyślnaczcionkaakapitu" style:family="text">
      <style:text-properties style:text-underline-type="single" style:text-underline-style="solid" style:text-underline-width="auto" style:text-underline-mode="continuous"/>
    </style:style>
    <style:style style:name="T2488" style:parent-style-name="Domyślnaczcionkaakapitu" style:family="text">
      <style:text-properties fo:background-color="#80FFFF" style:text-underline-type="single" style:text-underline-style="solid" style:text-underline-width="auto" style:text-underline-mode="continuous"/>
    </style:style>
    <style:style style:name="T2489" style:parent-style-name="Domyślnaczcionkaakapitu" style:family="text">
      <style:text-properties style:text-underline-type="single" style:text-underline-style="solid" style:text-underline-width="auto" style:text-underline-mode="continuous"/>
    </style:style>
    <style:style style:name="T2490" style:parent-style-name="Domyślnaczcionkaakapitu" style:family="text">
      <style:text-properties fo:background-color="#80FFFF" style:text-underline-type="single" style:text-underline-style="solid" style:text-underline-width="auto" style:text-underline-mode="continuous"/>
    </style:style>
    <style:style style:name="T2491" style:parent-style-name="Domyślnaczcionkaakapitu" style:family="text">
      <style:text-properties style:text-underline-type="single" style:text-underline-style="solid" style:text-underline-width="auto" style:text-underline-mode="continuous"/>
    </style:style>
    <style:style style:name="P2492" style:parent-style-name="Normalny" style:family="paragraph">
      <style:paragraph-properties fo:text-align="justify" fo:line-height="150%" fo:text-indent="0.25in"/>
    </style:style>
    <style:style style:name="T2493" style:parent-style-name="Domyślnaczcionkaakapitu" style:family="text">
      <style:text-properties fo:background-color="#80FFFF"/>
    </style:style>
    <style:style style:name="P2494" style:parent-style-name="Normalny" style:family="paragraph">
      <style:paragraph-properties fo:text-align="justify" fo:line-height="150%"/>
    </style:style>
    <style:style style:name="T2495" style:parent-style-name="Domyślnaczcionkaakapitu" style:family="text">
      <style:text-properties style:text-underline-type="single" style:text-underline-style="solid" style:text-underline-width="auto" style:text-underline-mode="continuous"/>
    </style:style>
    <style:style style:name="P2496" style:parent-style-name="Normalny" style:family="paragraph">
      <style:paragraph-properties fo:text-align="justify" fo:line-height="150%" fo:text-indent="0.25in"/>
    </style:style>
    <style:style style:name="T2497" style:parent-style-name="Domyślnaczcionkaakapitu" style:family="text">
      <style:text-properties fo:background-color="#80FFFF"/>
    </style:style>
    <style:style style:name="T2498" style:parent-style-name="Domyślnaczcionkaakapitu" style:family="text">
      <style:text-properties fo:background-color="#80FFFF"/>
    </style:style>
    <style:style style:name="P2499" style:parent-style-name="Normalny" style:family="paragraph">
      <style:paragraph-properties fo:text-align="justify" fo:line-height="150%"/>
    </style:style>
    <style:style style:name="T2500" style:parent-style-name="Domyślnaczcionkaakapitu" style:family="text">
      <style:text-properties style:text-underline-type="single" style:text-underline-style="solid" style:text-underline-width="auto" style:text-underline-mode="continuous"/>
    </style:style>
    <style:style style:name="T2501" style:parent-style-name="Domyślnaczcionkaakapitu" style:family="text">
      <style:text-properties fo:background-color="#80FFFF" style:text-underline-type="single" style:text-underline-style="solid" style:text-underline-width="auto" style:text-underline-mode="continuous"/>
    </style:style>
    <style:style style:name="T2502" style:parent-style-name="Domyślnaczcionkaakapitu" style:family="text">
      <style:text-properties style:text-underline-type="single" style:text-underline-style="solid" style:text-underline-width="auto" style:text-underline-mode="continuous"/>
    </style:style>
    <style:style style:name="P2503" style:parent-style-name="Normalny" style:family="paragraph">
      <style:paragraph-properties fo:text-align="justify" fo:line-height="150%" fo:text-indent="0.25in"/>
    </style:style>
    <style:style style:name="T2504" style:parent-style-name="Domyślnaczcionkaakapitu" style:family="text">
      <style:text-properties fo:background-color="#80FFFF"/>
    </style:style>
    <style:style style:name="T2505" style:parent-style-name="Domyślnaczcionkaakapitu" style:family="text">
      <style:text-properties fo:background-color="#80FFFF"/>
    </style:style>
    <style:style style:name="T2506" style:parent-style-name="Domyślnaczcionkaakapitu" style:family="text">
      <style:text-properties fo:background-color="#80FFFF"/>
    </style:style>
    <style:style style:name="P2507" style:parent-style-name="Normalny" style:family="paragraph">
      <style:paragraph-properties fo:text-align="justify" fo:line-height="150%" fo:text-indent="0.25in"/>
    </style:style>
    <style:style style:name="T2508" style:parent-style-name="Domyślnaczcionkaakapitu" style:family="text">
      <style:text-properties fo:background-color="#80FFFF"/>
    </style:style>
    <style:style style:name="T2509" style:parent-style-name="Domyślnaczcionkaakapitu" style:family="text">
      <style:text-properties fo:background-color="#80FFFF"/>
    </style:style>
    <style:style style:name="P2510" style:parent-style-name="Normalny" style:family="paragraph">
      <style:paragraph-properties fo:text-align="justify" fo:line-height="150%" fo:text-indent="0.25in"/>
    </style:style>
    <style:style style:name="T2511" style:parent-style-name="Domyślnaczcionkaakapitu" style:family="text">
      <style:text-properties fo:background-color="#80FFFF"/>
    </style:style>
    <style:style style:name="T2512" style:parent-style-name="Domyślnaczcionkaakapitu" style:family="text">
      <style:text-properties fo:background-color="#80FFFF"/>
    </style:style>
    <style:style style:name="T2513" style:parent-style-name="Domyślnaczcionkaakapitu" style:family="text">
      <style:text-properties fo:background-color="#80FFFF"/>
    </style:style>
    <style:style style:name="T2514" style:parent-style-name="Domyślnaczcionkaakapitu" style:family="text">
      <style:text-properties fo:background-color="#80FFFF"/>
    </style:style>
    <style:style style:name="T2515" style:parent-style-name="Domyślnaczcionkaakapitu" style:family="text">
      <style:text-properties fo:background-color="#80FFFF"/>
    </style:style>
    <style:style style:name="T2516" style:parent-style-name="Domyślnaczcionkaakapitu" style:family="text">
      <style:text-properties fo:background-color="#80FFFF"/>
    </style:style>
    <style:style style:name="T2517" style:parent-style-name="Domyślnaczcionkaakapitu" style:family="text">
      <style:text-properties fo:background-color="#80FFFF"/>
    </style:style>
    <style:style style:name="T2518" style:parent-style-name="Domyślnaczcionkaakapitu" style:family="text">
      <style:text-properties fo:background-color="#80FFFF"/>
    </style:style>
    <style:style style:name="T2519" style:parent-style-name="Domyślnaczcionkaakapitu" style:family="text">
      <style:text-properties fo:background-color="#80FFFF"/>
    </style:style>
    <style:style style:name="T2520" style:parent-style-name="Domyślnaczcionkaakapitu" style:family="text">
      <style:text-properties fo:background-color="#80FFFF"/>
    </style:style>
    <style:style style:name="T2521" style:parent-style-name="Domyślnaczcionkaakapitu" style:family="text">
      <style:text-properties fo:background-color="#80FFFF"/>
    </style:style>
    <style:style style:name="P2522" style:parent-style-name="Normalny" style:family="paragraph">
      <style:paragraph-properties fo:text-align="justify" fo:line-height="150%" fo:text-indent="0.25in"/>
    </style:style>
    <style:style style:name="T2523" style:parent-style-name="Domyślnaczcionkaakapitu" style:family="text">
      <style:text-properties fo:background-color="#80FFFF"/>
    </style:style>
    <style:style style:name="T2524" style:parent-style-name="Domyślnaczcionkaakapitu" style:family="text">
      <style:text-properties fo:background-color="#80FFFF"/>
    </style:style>
    <style:style style:name="T2525" style:parent-style-name="Domyślnaczcionkaakapitu" style:family="text">
      <style:text-properties fo:background-color="#80FFFF"/>
    </style:style>
    <style:style style:name="T2526" style:parent-style-name="Domyślnaczcionkaakapitu" style:family="text">
      <style:text-properties fo:background-color="#80FFFF"/>
    </style:style>
    <style:style style:name="T2527" style:parent-style-name="Domyślnaczcionkaakapitu" style:family="text">
      <style:text-properties fo:background-color="#80FFFF"/>
    </style:style>
    <style:style style:name="T2528" style:parent-style-name="Domyślnaczcionkaakapitu" style:family="text">
      <style:text-properties fo:background-color="#80FFFF"/>
    </style:style>
    <style:style style:name="T2529" style:parent-style-name="Domyślnaczcionkaakapitu" style:family="text">
      <style:text-properties fo:background-color="#80FFFF"/>
    </style:style>
    <style:style style:name="P2530" style:parent-style-name="Normalny" style:family="paragraph">
      <style:paragraph-properties fo:text-align="justify" fo:line-height="150%" fo:text-indent="0.25in"/>
    </style:style>
    <style:style style:name="T2531" style:parent-style-name="Domyślnaczcionkaakapitu" style:family="text">
      <style:text-properties fo:background-color="#80FFFF"/>
    </style:style>
    <style:style style:name="T2532" style:parent-style-name="Domyślnaczcionkaakapitu" style:family="text">
      <style:text-properties fo:background-color="#80FFFF"/>
    </style:style>
    <style:style style:name="T2533" style:parent-style-name="Domyślnaczcionkaakapitu" style:family="text">
      <style:text-properties fo:background-color="#80FFFF"/>
    </style:style>
    <style:style style:name="P2534" style:parent-style-name="Normalny" style:family="paragraph">
      <style:paragraph-properties fo:text-align="justify" fo:line-height="150%" fo:text-indent="0.25in"/>
    </style:style>
    <style:style style:name="P2535" style:parent-style-name="Normalny" style:family="paragraph">
      <style:paragraph-properties fo:text-align="justify" fo:line-height="150%"/>
    </style:style>
    <style:style style:name="T2536" style:parent-style-name="Domyślnaczcionkaakapitu" style:family="text">
      <style:text-properties style:text-underline-type="single" style:text-underline-style="solid" style:text-underline-width="auto" style:text-underline-mode="continuous"/>
    </style:style>
    <style:style style:name="T2537" style:parent-style-name="Domyślnaczcionkaakapitu" style:family="text">
      <style:text-properties fo:background-color="#80FFFF" style:text-underline-type="single" style:text-underline-style="solid" style:text-underline-width="auto" style:text-underline-mode="continuous"/>
    </style:style>
    <style:style style:name="T2538" style:parent-style-name="Domyślnaczcionkaakapitu" style:family="text">
      <style:text-properties style:text-underline-type="single" style:text-underline-style="solid" style:text-underline-width="auto" style:text-underline-mode="continuous"/>
    </style:style>
    <style:style style:name="P2539" style:parent-style-name="Normalny" style:family="paragraph">
      <style:paragraph-properties fo:text-align="justify" fo:line-height="150%" fo:text-indent="0.25in"/>
    </style:style>
    <style:style style:name="T2540" style:parent-style-name="Domyślnaczcionkaakapitu" style:family="text">
      <style:text-properties fo:background-color="#80FFFF"/>
    </style:style>
    <style:style style:name="T2541" style:parent-style-name="Domyślnaczcionkaakapitu" style:family="text">
      <style:text-properties fo:background-color="#80FFFF"/>
    </style:style>
    <style:style style:name="T2542" style:parent-style-name="Domyślnaczcionkaakapitu" style:family="text">
      <style:text-properties fo:background-color="#80FFFF"/>
    </style:style>
    <style:style style:name="T2543" style:parent-style-name="Domyślnaczcionkaakapitu" style:family="text">
      <style:text-properties fo:background-color="#80FFFF"/>
    </style:style>
    <style:style style:name="T2544" style:parent-style-name="Domyślnaczcionkaakapitu" style:family="text">
      <style:text-properties fo:background-color="#80FFFF"/>
    </style:style>
    <style:style style:name="T2545" style:parent-style-name="Domyślnaczcionkaakapitu" style:family="text">
      <style:text-properties fo:background-color="#80FFFF"/>
    </style:style>
    <style:style style:name="T2546" style:parent-style-name="Domyślnaczcionkaakapitu" style:family="text">
      <style:text-properties fo:background-color="#80FFFF"/>
    </style:style>
    <style:style style:name="T2547" style:parent-style-name="Domyślnaczcionkaakapitu" style:family="text">
      <style:text-properties fo:background-color="#80FFFF"/>
    </style:style>
    <style:style style:name="T2548" style:parent-style-name="Domyślnaczcionkaakapitu" style:family="text">
      <style:text-properties fo:background-color="#80FFFF"/>
    </style:style>
    <style:style style:name="P2549" style:parent-style-name="Normalny" style:family="paragraph">
      <style:paragraph-properties fo:text-align="justify" fo:line-height="150%" fo:text-indent="0.25in"/>
    </style:style>
    <style:style style:name="T2550" style:parent-style-name="Domyślnaczcionkaakapitu" style:family="text">
      <style:text-properties fo:background-color="#80FFFF"/>
    </style:style>
    <style:style style:name="T2551" style:parent-style-name="Domyślnaczcionkaakapitu" style:family="text">
      <style:text-properties fo:background-color="#80FFFF"/>
    </style:style>
    <style:style style:name="T2552" style:parent-style-name="Domyślnaczcionkaakapitu" style:family="text">
      <style:text-properties fo:background-color="#80FFFF"/>
    </style:style>
    <style:style style:name="P2553" style:parent-style-name="Normalny" style:family="paragraph">
      <style:paragraph-properties fo:text-align="justify" fo:line-height="150%" fo:text-indent="0.25in"/>
    </style:style>
    <style:style style:name="T2554" style:parent-style-name="Domyślnaczcionkaakapitu" style:family="text">
      <style:text-properties fo:background-color="#80FFFF"/>
    </style:style>
    <style:style style:name="P2555" style:parent-style-name="Normalny" style:family="paragraph">
      <style:paragraph-properties fo:text-align="justify" fo:line-height="150%"/>
    </style:style>
    <style:style style:name="P2556" style:parent-style-name="Normalny" style:family="paragraph">
      <style:paragraph-properties fo:text-align="justify" fo:line-height="150%" fo:text-indent="0.25in"/>
    </style:style>
    <style:style style:name="P2557" style:parent-style-name="Normalny" style:family="paragraph">
      <style:paragraph-properties fo:text-align="justify" fo:line-height="150%"/>
    </style:style>
    <style:style style:name="T2558" style:parent-style-name="Domyślnaczcionkaakapitu" style:family="text">
      <style:text-properties style:text-underline-type="single" style:text-underline-style="solid" style:text-underline-width="auto" style:text-underline-mode="continuous"/>
    </style:style>
    <style:style style:name="T2559" style:parent-style-name="Domyślnaczcionkaakapitu" style:family="text">
      <style:text-properties fo:background-color="#80FFFF" style:text-underline-type="single" style:text-underline-style="solid" style:text-underline-width="auto" style:text-underline-mode="continuous"/>
    </style:style>
    <style:style style:name="T2560" style:parent-style-name="Domyślnaczcionkaakapitu" style:family="text">
      <style:text-properties style:text-underline-type="single" style:text-underline-style="solid" style:text-underline-width="auto" style:text-underline-mode="continuous"/>
    </style:style>
    <style:style style:name="T2561" style:parent-style-name="Domyślnaczcionkaakapitu" style:family="text">
      <style:text-properties fo:background-color="#80FFFF" style:text-underline-type="single" style:text-underline-style="solid" style:text-underline-width="auto" style:text-underline-mode="continuous"/>
    </style:style>
    <style:style style:name="T2562" style:parent-style-name="Domyślnaczcionkaakapitu" style:family="text">
      <style:text-properties style:text-underline-type="single" style:text-underline-style="solid" style:text-underline-width="auto" style:text-underline-mode="continuous"/>
    </style:style>
    <style:style style:name="P2563" style:parent-style-name="Normalny" style:family="paragraph">
      <style:paragraph-properties fo:text-align="justify" fo:line-height="150%" fo:text-indent="0.25in"/>
    </style:style>
    <style:style style:name="T2564" style:parent-style-name="Domyślnaczcionkaakapitu" style:family="text">
      <style:text-properties fo:background-color="#80FFFF"/>
    </style:style>
    <style:style style:name="T2565" style:parent-style-name="Domyślnaczcionkaakapitu" style:family="text">
      <style:text-properties fo:background-color="#80FFFF"/>
    </style:style>
    <style:style style:name="T2566" style:parent-style-name="Domyślnaczcionkaakapitu" style:family="text">
      <style:text-properties fo:background-color="#80FFFF"/>
    </style:style>
    <style:style style:name="T2567" style:parent-style-name="Domyślnaczcionkaakapitu" style:family="text">
      <style:text-properties fo:background-color="#80FFFF"/>
    </style:style>
    <style:style style:name="T2568" style:parent-style-name="Domyślnaczcionkaakapitu" style:family="text">
      <style:text-properties fo:background-color="#80FFFF"/>
    </style:style>
    <style:style style:name="P2569" style:parent-style-name="Normalny" style:family="paragraph">
      <style:paragraph-properties fo:text-align="justify" fo:line-height="150%" fo:text-indent="0.25in"/>
    </style:style>
    <style:style style:name="T2570" style:parent-style-name="Domyślnaczcionkaakapitu" style:family="text">
      <style:text-properties fo:background-color="#80FFFF"/>
    </style:style>
    <style:style style:name="P2571" style:parent-style-name="Normalny" style:family="paragraph">
      <style:paragraph-properties fo:text-align="justify" fo:line-height="150%" fo:text-indent="0.25in"/>
    </style:style>
    <style:style style:name="P2572" style:parent-style-name="Normalny" style:family="paragraph">
      <style:paragraph-properties fo:text-align="justify" fo:line-height="150%"/>
    </style:style>
    <style:style style:name="T2573" style:parent-style-name="Domyślnaczcionkaakapitu" style:family="text">
      <style:text-properties style:text-underline-type="single" style:text-underline-style="solid" style:text-underline-width="auto" style:text-underline-mode="continuous"/>
    </style:style>
    <style:style style:name="T2574" style:parent-style-name="Domyślnaczcionkaakapitu" style:family="text">
      <style:text-properties fo:background-color="#80FFFF" style:text-underline-type="single" style:text-underline-style="solid" style:text-underline-width="auto" style:text-underline-mode="continuous"/>
    </style:style>
    <style:style style:name="T2575" style:parent-style-name="Domyślnaczcionkaakapitu" style:family="text">
      <style:text-properties style:text-underline-type="single" style:text-underline-style="solid" style:text-underline-width="auto" style:text-underline-mode="continuous"/>
    </style:style>
    <style:style style:name="T2576" style:parent-style-name="Domyślnaczcionkaakapitu" style:family="text">
      <style:text-properties fo:background-color="#80FFFF" style:text-underline-type="single" style:text-underline-style="solid" style:text-underline-width="auto" style:text-underline-mode="continuous"/>
    </style:style>
    <style:style style:name="P2577" style:parent-style-name="Normalny" style:family="paragraph">
      <style:paragraph-properties fo:text-align="justify" fo:line-height="150%" fo:text-indent="0.25in"/>
    </style:style>
    <style:style style:name="T2578" style:parent-style-name="Domyślnaczcionkaakapitu" style:family="text">
      <style:text-properties fo:background-color="#80FFFF"/>
    </style:style>
    <style:style style:name="T2579" style:parent-style-name="Domyślnaczcionkaakapitu" style:family="text">
      <style:text-properties fo:background-color="#80FFFF"/>
    </style:style>
    <style:style style:name="T2580" style:parent-style-name="Domyślnaczcionkaakapitu" style:family="text">
      <style:text-properties fo:background-color="#80FFFF"/>
    </style:style>
    <style:style style:name="P2581" style:parent-style-name="Normalny" style:family="paragraph">
      <style:paragraph-properties fo:text-align="justify" fo:line-height="150%"/>
    </style:style>
    <style:style style:name="T2582" style:parent-style-name="Domyślnaczcionkaakapitu" style:family="text">
      <style:text-properties style:text-underline-type="single" style:text-underline-style="solid" style:text-underline-width="auto" style:text-underline-mode="continuous"/>
    </style:style>
    <style:style style:name="T2583" style:parent-style-name="Domyślnaczcionkaakapitu" style:family="text">
      <style:text-properties fo:background-color="#80FFFF" style:text-underline-type="single" style:text-underline-style="solid" style:text-underline-width="auto" style:text-underline-mode="continuous"/>
    </style:style>
    <style:style style:name="T2584" style:parent-style-name="Domyślnaczcionkaakapitu" style:family="text">
      <style:text-properties style:text-underline-type="single" style:text-underline-style="solid" style:text-underline-width="auto" style:text-underline-mode="continuous"/>
    </style:style>
    <style:style style:name="T2585" style:parent-style-name="Domyślnaczcionkaakapitu" style:family="text">
      <style:text-properties fo:background-color="#80FFFF" style:text-underline-type="single" style:text-underline-style="solid" style:text-underline-width="auto" style:text-underline-mode="continuous"/>
    </style:style>
    <style:style style:name="T2586" style:parent-style-name="Domyślnaczcionkaakapitu" style:family="text">
      <style:text-properties style:text-underline-type="single" style:text-underline-style="solid" style:text-underline-width="auto" style:text-underline-mode="continuous"/>
    </style:style>
    <style:style style:name="T2587" style:parent-style-name="Domyślnaczcionkaakapitu" style:family="text">
      <style:text-properties fo:background-color="#80FFFF" style:text-underline-type="single" style:text-underline-style="solid" style:text-underline-width="auto" style:text-underline-mode="continuous"/>
    </style:style>
    <style:style style:name="P2588" style:parent-style-name="Normalny" style:family="paragraph">
      <style:paragraph-properties fo:text-align="justify" fo:line-height="150%" fo:text-indent="0.25in"/>
    </style:style>
    <style:style style:name="P2589" style:parent-style-name="Normalny" style:family="paragraph">
      <style:paragraph-properties fo:text-align="justify" fo:line-height="150%"/>
    </style:style>
    <style:style style:name="T2590" style:parent-style-name="Domyślnaczcionkaakapitu" style:family="text">
      <style:text-properties style:text-underline-type="single" style:text-underline-style="solid" style:text-underline-width="auto" style:text-underline-mode="continuous"/>
    </style:style>
    <style:style style:name="T2591" style:parent-style-name="Domyślnaczcionkaakapitu" style:family="text">
      <style:text-properties fo:background-color="#80FFFF" style:text-underline-type="single" style:text-underline-style="solid" style:text-underline-width="auto" style:text-underline-mode="continuous"/>
    </style:style>
    <style:style style:name="T2592" style:parent-style-name="Domyślnaczcionkaakapitu" style:family="text">
      <style:text-properties style:text-underline-type="single" style:text-underline-style="solid" style:text-underline-width="auto" style:text-underline-mode="continuous"/>
    </style:style>
    <style:style style:name="P2593" style:parent-style-name="Normalny" style:family="paragraph">
      <style:paragraph-properties fo:text-align="justify" fo:line-height="150%" fo:text-indent="0.25in"/>
    </style:style>
    <style:style style:name="T2594" style:parent-style-name="Domyślnaczcionkaakapitu" style:family="text">
      <style:text-properties fo:background-color="#80FFFF"/>
    </style:style>
    <style:style style:name="P2595" style:parent-style-name="Normalny" style:family="paragraph">
      <style:paragraph-properties fo:text-align="justify" fo:line-height="150%"/>
    </style:style>
    <style:style style:name="T2596" style:parent-style-name="Domyślnaczcionkaakapitu" style:family="text">
      <style:text-properties style:text-underline-type="single" style:text-underline-style="solid" style:text-underline-width="auto" style:text-underline-mode="continuous"/>
    </style:style>
    <style:style style:name="T2597" style:parent-style-name="Domyślnaczcionkaakapitu" style:family="text">
      <style:text-properties fo:background-color="#80FFFF" style:text-underline-type="single" style:text-underline-style="solid" style:text-underline-width="auto" style:text-underline-mode="continuous"/>
    </style:style>
    <style:style style:name="T2598" style:parent-style-name="Domyślnaczcionkaakapitu" style:family="text">
      <style:text-properties style:text-underline-type="single" style:text-underline-style="solid" style:text-underline-width="auto" style:text-underline-mode="continuous"/>
    </style:style>
    <style:style style:name="T2599" style:parent-style-name="Domyślnaczcionkaakapitu" style:family="text">
      <style:text-properties fo:background-color="#80FFFF" style:text-underline-type="single" style:text-underline-style="solid" style:text-underline-width="auto" style:text-underline-mode="continuous"/>
    </style:style>
    <style:style style:name="T2600" style:parent-style-name="Domyślnaczcionkaakapitu" style:family="text">
      <style:text-properties style:text-underline-type="single" style:text-underline-style="solid" style:text-underline-width="auto" style:text-underline-mode="continuous"/>
    </style:style>
    <style:style style:name="T2601" style:parent-style-name="Domyślnaczcionkaakapitu" style:family="text">
      <style:text-properties fo:background-color="#80FFFF" style:text-underline-type="single" style:text-underline-style="solid" style:text-underline-width="auto" style:text-underline-mode="continuous"/>
    </style:style>
    <style:style style:name="P2602" style:parent-style-name="Normalny" style:family="paragraph">
      <style:paragraph-properties fo:text-align="justify" fo:line-height="150%" fo:text-indent="0.25in"/>
    </style:style>
    <style:style style:name="P2603" style:parent-style-name="Normalny" style:family="paragraph">
      <style:paragraph-properties fo:text-align="justify" fo:line-height="150%"/>
    </style:style>
    <style:style style:name="T2604" style:parent-style-name="Domyślnaczcionkaakapitu" style:family="text">
      <style:text-properties style:text-underline-type="single" style:text-underline-style="solid" style:text-underline-width="auto" style:text-underline-mode="continuous"/>
    </style:style>
    <style:style style:name="T2605" style:parent-style-name="Domyślnaczcionkaakapitu" style:family="text">
      <style:text-properties fo:background-color="#80FFFF" style:text-underline-type="single" style:text-underline-style="solid" style:text-underline-width="auto" style:text-underline-mode="continuous"/>
    </style:style>
    <style:style style:name="T2606" style:parent-style-name="Domyślnaczcionkaakapitu" style:family="text">
      <style:text-properties style:text-underline-type="single" style:text-underline-style="solid" style:text-underline-width="auto" style:text-underline-mode="continuous"/>
    </style:style>
    <style:style style:name="P2607" style:parent-style-name="Normalny" style:family="paragraph">
      <style:paragraph-properties fo:text-align="justify" fo:line-height="150%" fo:text-indent="0.25in"/>
    </style:style>
    <style:style style:name="T2608" style:parent-style-name="Domyślnaczcionkaakapitu" style:family="text">
      <style:text-properties fo:background-color="#80FFFF"/>
    </style:style>
    <style:style style:name="T2609" style:parent-style-name="Domyślnaczcionkaakapitu" style:family="text">
      <style:text-properties fo:background-color="#80FFFF"/>
    </style:style>
    <style:style style:name="T2610" style:parent-style-name="Domyślnaczcionkaakapitu" style:family="text">
      <style:text-properties fo:background-color="#80FFFF"/>
    </style:style>
    <style:style style:name="T2611" style:parent-style-name="Domyślnaczcionkaakapitu" style:family="text">
      <style:text-properties fo:background-color="#80FFFF"/>
    </style:style>
    <style:style style:name="T2612" style:parent-style-name="Domyślnaczcionkaakapitu" style:family="text">
      <style:text-properties fo:background-color="#80FFFF"/>
    </style:style>
    <style:style style:name="T2613" style:parent-style-name="Domyślnaczcionkaakapitu" style:family="text">
      <style:text-properties fo:background-color="#80FFFF"/>
    </style:style>
    <style:style style:name="P2614" style:parent-style-name="Normalny" style:family="paragraph">
      <style:paragraph-properties fo:text-align="justify" fo:line-height="150%"/>
    </style:style>
    <style:style style:name="T2615" style:parent-style-name="Domyślnaczcionkaakapitu" style:family="text">
      <style:text-properties style:text-underline-type="single" style:text-underline-style="solid" style:text-underline-width="auto" style:text-underline-mode="continuous"/>
    </style:style>
    <style:style style:name="T2616" style:parent-style-name="Domyślnaczcionkaakapitu" style:family="text">
      <style:text-properties fo:background-color="#80FFFF" style:text-underline-type="single" style:text-underline-style="solid" style:text-underline-width="auto" style:text-underline-mode="continuous"/>
    </style:style>
    <style:style style:name="T2617" style:parent-style-name="Domyślnaczcionkaakapitu" style:family="text">
      <style:text-properties style:text-underline-type="single" style:text-underline-style="solid" style:text-underline-width="auto" style:text-underline-mode="continuous"/>
    </style:style>
    <style:style style:name="P2618" style:parent-style-name="Normalny" style:family="paragraph">
      <style:paragraph-properties fo:text-align="justify" fo:line-height="150%" fo:text-indent="0.25in"/>
    </style:style>
    <style:style style:name="T2619" style:parent-style-name="Domyślnaczcionkaakapitu" style:family="text">
      <style:text-properties fo:background-color="#80FFFF"/>
    </style:style>
    <style:style style:name="P2620" style:parent-style-name="Normalny" style:family="paragraph">
      <style:paragraph-properties fo:text-align="justify" fo:line-height="150%"/>
    </style:style>
    <style:style style:name="T2621" style:parent-style-name="Domyślnaczcionkaakapitu" style:family="text">
      <style:text-properties style:text-underline-type="single" style:text-underline-style="solid" style:text-underline-width="auto" style:text-underline-mode="continuous"/>
    </style:style>
    <style:style style:name="T2622" style:parent-style-name="Domyślnaczcionkaakapitu" style:family="text">
      <style:text-properties fo:background-color="#80FFFF" style:text-underline-type="single" style:text-underline-style="solid" style:text-underline-width="auto" style:text-underline-mode="continuous"/>
    </style:style>
    <style:style style:name="T2623" style:parent-style-name="Domyślnaczcionkaakapitu" style:family="text">
      <style:text-properties style:text-underline-type="single" style:text-underline-style="solid" style:text-underline-width="auto" style:text-underline-mode="continuous"/>
    </style:style>
    <style:style style:name="T2624" style:parent-style-name="Domyślnaczcionkaakapitu" style:family="text">
      <style:text-properties fo:background-color="#80FFFF" style:text-underline-type="single" style:text-underline-style="solid" style:text-underline-width="auto" style:text-underline-mode="continuous"/>
    </style:style>
    <style:style style:name="P2625" style:parent-style-name="Normalny" style:family="paragraph">
      <style:paragraph-properties fo:text-align="justify" fo:line-height="150%" fo:text-indent="0.25in"/>
    </style:style>
    <style:style style:name="P2626" style:parent-style-name="Normalny" style:family="paragraph">
      <style:paragraph-properties fo:text-align="justify" fo:line-height="150%"/>
    </style:style>
    <style:style style:name="T2627" style:parent-style-name="Domyślnaczcionkaakapitu" style:family="text">
      <style:text-properties style:text-underline-type="single" style:text-underline-style="solid" style:text-underline-width="auto" style:text-underline-mode="continuous"/>
    </style:style>
    <style:style style:name="P2628" style:parent-style-name="Normalny" style:family="paragraph">
      <style:paragraph-properties fo:text-align="justify" fo:line-height="150%" fo:text-indent="0.25in"/>
    </style:style>
    <style:style style:name="P2629" style:parent-style-name="Normalny" style:family="paragraph">
      <style:paragraph-properties fo:text-align="justify" fo:line-height="150%"/>
    </style:style>
    <style:style style:name="T2630" style:parent-style-name="Domyślnaczcionkaakapitu" style:family="text">
      <style:text-properties style:text-underline-type="single" style:text-underline-style="solid" style:text-underline-width="auto" style:text-underline-mode="continuous"/>
    </style:style>
    <style:style style:name="T2631" style:parent-style-name="Domyślnaczcionkaakapitu" style:family="text">
      <style:text-properties fo:background-color="#80FFFF" style:text-underline-type="single" style:text-underline-style="solid" style:text-underline-width="auto" style:text-underline-mode="continuous"/>
    </style:style>
    <style:style style:name="P2632" style:parent-style-name="Normalny" style:family="paragraph">
      <style:paragraph-properties fo:text-align="justify" fo:line-height="150%" fo:text-indent="0.25in"/>
    </style:style>
    <style:style style:name="P2633" style:parent-style-name="Normalny" style:family="paragraph">
      <style:paragraph-properties fo:text-align="justify" fo:line-height="150%"/>
    </style:style>
    <style:style style:name="T2634" style:parent-style-name="Domyślnaczcionkaakapitu" style:family="text">
      <style:text-properties style:text-underline-type="single" style:text-underline-style="solid" style:text-underline-width="auto" style:text-underline-mode="continuous"/>
    </style:style>
    <style:style style:name="T2635" style:parent-style-name="Domyślnaczcionkaakapitu" style:family="text">
      <style:text-properties fo:background-color="#80FFFF" style:text-underline-type="single" style:text-underline-style="solid" style:text-underline-width="auto" style:text-underline-mode="continuous"/>
    </style:style>
    <style:style style:name="T2636" style:parent-style-name="Domyślnaczcionkaakapitu" style:family="text">
      <style:text-properties style:text-underline-type="single" style:text-underline-style="solid" style:text-underline-width="auto" style:text-underline-mode="continuous"/>
    </style:style>
    <style:style style:name="T2637" style:parent-style-name="Domyślnaczcionkaakapitu" style:family="text">
      <style:text-properties fo:background-color="#80FFFF" style:text-underline-type="single" style:text-underline-style="solid" style:text-underline-width="auto" style:text-underline-mode="continuous"/>
    </style:style>
    <style:style style:name="T2638" style:parent-style-name="Domyślnaczcionkaakapitu" style:family="text">
      <style:text-properties style:text-underline-type="single" style:text-underline-style="solid" style:text-underline-width="auto" style:text-underline-mode="continuous"/>
    </style:style>
    <style:style style:name="T2639" style:parent-style-name="Domyślnaczcionkaakapitu" style:family="text">
      <style:text-properties fo:background-color="#80FFFF" style:text-underline-type="single" style:text-underline-style="solid" style:text-underline-width="auto" style:text-underline-mode="continuous"/>
    </style:style>
    <style:style style:name="P2640" style:parent-style-name="Normalny" style:family="paragraph">
      <style:paragraph-properties fo:text-align="justify" fo:line-height="150%" fo:text-indent="0.25in"/>
    </style:style>
    <style:style style:name="T2641" style:parent-style-name="Domyślnaczcionkaakapitu" style:family="text">
      <style:text-properties fo:background-color="#80FFFF"/>
    </style:style>
    <style:style style:name="T2642" style:parent-style-name="Domyślnaczcionkaakapitu" style:family="text">
      <style:text-properties fo:background-color="#80FFFF"/>
    </style:style>
    <style:style style:name="P2643" style:parent-style-name="Normalny" style:family="paragraph">
      <style:paragraph-properties fo:text-align="justify" fo:line-height="150%"/>
    </style:style>
    <style:style style:name="T2644" style:parent-style-name="Domyślnaczcionkaakapitu" style:family="text">
      <style:text-properties style:text-underline-type="single" style:text-underline-style="solid" style:text-underline-width="auto" style:text-underline-mode="continuous"/>
    </style:style>
    <style:style style:name="P2645" style:parent-style-name="Normalny" style:family="paragraph">
      <style:paragraph-properties fo:text-align="justify" fo:line-height="150%" fo:text-indent="0.25in"/>
    </style:style>
    <style:style style:name="P2646" style:parent-style-name="Normalny" style:family="paragraph">
      <style:paragraph-properties fo:text-align="justify" fo:line-height="150%"/>
    </style:style>
    <style:style style:name="P2647" style:parent-style-name="Normalny" style:family="paragraph">
      <style:paragraph-properties fo:text-align="justify" fo:line-height="150%" fo:text-indent="0.25in"/>
    </style:style>
    <style:style style:name="T2648" style:parent-style-name="Domyślnaczcionkaakapitu" style:family="text">
      <style:text-properties fo:background-color="#80FFFF"/>
    </style:style>
    <style:style style:name="P2649" style:parent-style-name="Normalny" style:family="paragraph">
      <style:paragraph-properties fo:text-align="justify" fo:line-height="150%" fo:text-indent="0.25in"/>
    </style:style>
    <style:style style:name="T2650" style:parent-style-name="Domyślnaczcionkaakapitu" style:family="text">
      <style:text-properties fo:background-color="#80FFFF"/>
    </style:style>
    <style:style style:name="T2651" style:parent-style-name="Domyślnaczcionkaakapitu" style:family="text">
      <style:text-properties fo:background-color="#80FFFF"/>
    </style:style>
    <style:style style:name="P2652" style:parent-style-name="Normalny" style:family="paragraph">
      <style:paragraph-properties fo:text-align="justify" fo:line-height="150%"/>
    </style:style>
    <style:style style:name="T2653" style:parent-style-name="Domyślnaczcionkaakapitu" style:family="text">
      <style:text-properties style:text-underline-type="single" style:text-underline-style="solid" style:text-underline-width="auto" style:text-underline-mode="continuous"/>
    </style:style>
    <style:style style:name="T2654" style:parent-style-name="Domyślnaczcionkaakapitu" style:family="text">
      <style:text-properties fo:background-color="#80FFFF" style:text-underline-type="single" style:text-underline-style="solid" style:text-underline-width="auto" style:text-underline-mode="continuous"/>
    </style:style>
    <style:style style:name="T2655" style:parent-style-name="Domyślnaczcionkaakapitu" style:family="text">
      <style:text-properties style:text-underline-type="single" style:text-underline-style="solid" style:text-underline-width="auto" style:text-underline-mode="continuous"/>
    </style:style>
    <style:style style:name="T2656" style:parent-style-name="Domyślnaczcionkaakapitu" style:family="text">
      <style:text-properties fo:background-color="#80FFFF" style:text-underline-type="single" style:text-underline-style="solid" style:text-underline-width="auto" style:text-underline-mode="continuous"/>
    </style:style>
    <style:style style:name="T2657" style:parent-style-name="Domyślnaczcionkaakapitu" style:family="text">
      <style:text-properties style:text-underline-type="single" style:text-underline-style="solid" style:text-underline-width="auto" style:text-underline-mode="continuous"/>
    </style:style>
    <style:style style:name="T2658" style:parent-style-name="Domyślnaczcionkaakapitu" style:family="text">
      <style:text-properties fo:background-color="#80FFFF" style:text-underline-type="single" style:text-underline-style="solid" style:text-underline-width="auto" style:text-underline-mode="continuous"/>
    </style:style>
    <style:style style:name="P2659" style:parent-style-name="Normalny" style:family="paragraph">
      <style:paragraph-properties fo:text-align="justify" fo:line-height="150%" fo:text-indent="0.25in"/>
    </style:style>
    <style:style style:name="P2660" style:parent-style-name="Normalny" style:family="paragraph">
      <style:paragraph-properties fo:text-align="justify" fo:line-height="150%"/>
    </style:style>
    <style:style style:name="T2661" style:parent-style-name="Domyślnaczcionkaakapitu" style:family="text">
      <style:text-properties style:text-underline-type="single" style:text-underline-style="solid" style:text-underline-width="auto" style:text-underline-mode="continuous"/>
    </style:style>
    <style:style style:name="P2662" style:parent-style-name="Normalny" style:family="paragraph">
      <style:paragraph-properties fo:text-align="justify" fo:line-height="150%" fo:text-indent="0.25in"/>
    </style:style>
    <style:style style:name="P2663" style:parent-style-name="Normalny" style:family="paragraph">
      <style:paragraph-properties fo:text-align="justify" fo:line-height="150%"/>
    </style:style>
    <style:style style:name="T2664" style:parent-style-name="Domyślnaczcionkaakapitu" style:family="text">
      <style:text-properties style:text-underline-type="single" style:text-underline-style="solid" style:text-underline-width="auto" style:text-underline-mode="continuous"/>
    </style:style>
    <style:style style:name="T2665" style:parent-style-name="Domyślnaczcionkaakapitu" style:family="text">
      <style:text-properties fo:background-color="#80FFFF" style:text-underline-type="single" style:text-underline-style="solid" style:text-underline-width="auto" style:text-underline-mode="continuous"/>
    </style:style>
    <style:style style:name="T2666" style:parent-style-name="Domyślnaczcionkaakapitu" style:family="text">
      <style:text-properties style:text-underline-type="single" style:text-underline-style="solid" style:text-underline-width="auto" style:text-underline-mode="continuous"/>
    </style:style>
    <style:style style:name="P2667" style:parent-style-name="Normalny" style:family="paragraph">
      <style:paragraph-properties fo:text-align="justify" fo:line-height="150%" fo:text-indent="0.25in"/>
    </style:style>
    <style:style style:name="P2668" style:parent-style-name="Normalny" style:family="paragraph">
      <style:paragraph-properties fo:text-align="justify" fo:line-height="150%" fo:text-indent="0.25in"/>
    </style:style>
    <style:style style:name="T2669" style:parent-style-name="Domyślnaczcionkaakapitu" style:family="text">
      <style:text-properties fo:background-color="#80FFFF"/>
    </style:style>
    <style:style style:name="T2670" style:parent-style-name="Domyślnaczcionkaakapitu" style:family="text">
      <style:text-properties fo:background-color="#80FFFF"/>
    </style:style>
    <style:style style:name="P2671" style:parent-style-name="Normalny" style:family="paragraph">
      <style:paragraph-properties fo:text-align="justify" fo:line-height="150%" fo:text-indent="0.25in"/>
    </style:style>
    <style:style style:name="P2672" style:parent-style-name="Normalny" style:family="paragraph">
      <style:paragraph-properties fo:text-align="justify" fo:line-height="150%"/>
    </style:style>
    <style:style style:name="T2673" style:parent-style-name="Domyślnaczcionkaakapitu" style:family="text">
      <style:text-properties style:text-underline-type="single" style:text-underline-style="solid" style:text-underline-width="auto" style:text-underline-mode="continuous"/>
    </style:style>
    <style:style style:name="T2674" style:parent-style-name="Domyślnaczcionkaakapitu" style:family="text">
      <style:text-properties fo:background-color="#80FFFF" style:text-underline-type="single" style:text-underline-style="solid" style:text-underline-width="auto" style:text-underline-mode="continuous"/>
    </style:style>
    <style:style style:name="T2675" style:parent-style-name="Domyślnaczcionkaakapitu" style:family="text">
      <style:text-properties style:text-underline-type="single" style:text-underline-style="solid" style:text-underline-width="auto" style:text-underline-mode="continuous"/>
    </style:style>
    <style:style style:name="T2676" style:parent-style-name="Domyślnaczcionkaakapitu" style:family="text">
      <style:text-properties fo:background-color="#80FFFF" style:text-underline-type="single" style:text-underline-style="solid" style:text-underline-width="auto" style:text-underline-mode="continuous"/>
    </style:style>
    <style:style style:name="T2677" style:parent-style-name="Domyślnaczcionkaakapitu" style:family="text">
      <style:text-properties style:text-underline-type="single" style:text-underline-style="solid" style:text-underline-width="auto" style:text-underline-mode="continuous"/>
    </style:style>
    <style:style style:name="T2678" style:parent-style-name="Domyślnaczcionkaakapitu" style:family="text">
      <style:text-properties fo:background-color="#80FFFF" style:text-underline-type="single" style:text-underline-style="solid" style:text-underline-width="auto" style:text-underline-mode="continuous"/>
    </style:style>
    <style:style style:name="T2679" style:parent-style-name="Domyślnaczcionkaakapitu" style:family="text">
      <style:text-properties fo:background-color="#80FFFF"/>
    </style:style>
    <style:style style:name="P2680" style:parent-style-name="Normalny" style:family="paragraph">
      <style:paragraph-properties fo:text-align="justify" fo:line-height="150%" fo:text-indent="0.25in"/>
    </style:style>
    <style:style style:name="T2681" style:parent-style-name="Domyślnaczcionkaakapitu" style:family="text">
      <style:text-properties fo:background-color="#80FFFF"/>
    </style:style>
    <style:style style:name="T2682" style:parent-style-name="Domyślnaczcionkaakapitu" style:family="text">
      <style:text-properties fo:background-color="#80FFFF"/>
    </style:style>
    <style:style style:name="T2683" style:parent-style-name="Domyślnaczcionkaakapitu" style:family="text">
      <style:text-properties fo:background-color="#80FFFF"/>
    </style:style>
    <style:style style:name="P2684" style:parent-style-name="Normalny" style:family="paragraph">
      <style:paragraph-properties fo:text-align="justify" fo:line-height="150%"/>
    </style:style>
    <style:style style:name="T2685" style:parent-style-name="Domyślnaczcionkaakapitu" style:family="text">
      <style:text-properties style:text-underline-type="single" style:text-underline-style="solid" style:text-underline-width="auto" style:text-underline-mode="continuous"/>
    </style:style>
    <style:style style:name="T2686" style:parent-style-name="Domyślnaczcionkaakapitu" style:family="text">
      <style:text-properties fo:background-color="#80FFFF" style:text-underline-type="single" style:text-underline-style="solid" style:text-underline-width="auto" style:text-underline-mode="continuous"/>
    </style:style>
    <style:style style:name="T2687" style:parent-style-name="Domyślnaczcionkaakapitu" style:family="text">
      <style:text-properties style:text-underline-type="single" style:text-underline-style="solid" style:text-underline-width="auto" style:text-underline-mode="continuous"/>
    </style:style>
    <style:style style:name="T2688" style:parent-style-name="Domyślnaczcionkaakapitu" style:family="text">
      <style:text-properties fo:background-color="#80FFFF" style:text-underline-type="single" style:text-underline-style="solid" style:text-underline-width="auto" style:text-underline-mode="continuous"/>
    </style:style>
    <style:style style:name="T2689" style:parent-style-name="Domyślnaczcionkaakapitu" style:family="text">
      <style:text-properties style:text-underline-type="single" style:text-underline-style="solid" style:text-underline-width="auto" style:text-underline-mode="continuous"/>
    </style:style>
    <style:style style:name="T2690" style:parent-style-name="Domyślnaczcionkaakapitu" style:family="text">
      <style:text-properties fo:background-color="#80FFFF" style:text-underline-type="single" style:text-underline-style="solid" style:text-underline-width="auto" style:text-underline-mode="continuous"/>
    </style:style>
    <style:style style:name="P2691" style:parent-style-name="Normalny" style:family="paragraph">
      <style:paragraph-properties fo:text-align="justify" fo:line-height="150%" fo:text-indent="0.25in"/>
    </style:style>
    <style:style style:name="T2692" style:parent-style-name="Domyślnaczcionkaakapitu" style:family="text">
      <style:text-properties fo:background-color="#80FFFF"/>
    </style:style>
    <style:style style:name="T2693" style:parent-style-name="Domyślnaczcionkaakapitu" style:family="text">
      <style:text-properties fo:background-color="#80FFFF"/>
    </style:style>
    <style:style style:name="T2694" style:parent-style-name="Domyślnaczcionkaakapitu" style:family="text">
      <style:text-properties fo:background-color="#80FFFF"/>
    </style:style>
    <style:style style:name="T2695" style:parent-style-name="Domyślnaczcionkaakapitu" style:family="text">
      <style:text-properties fo:background-color="#80FFFF"/>
    </style:style>
    <style:style style:name="T2696" style:parent-style-name="Domyślnaczcionkaakapitu" style:family="text">
      <style:text-properties fo:background-color="#80FFFF"/>
    </style:style>
    <style:style style:name="T2697" style:parent-style-name="Domyślnaczcionkaakapitu" style:family="text">
      <style:text-properties fo:background-color="#80FFFF"/>
    </style:style>
    <style:style style:name="T2698" style:parent-style-name="Domyślnaczcionkaakapitu" style:family="text">
      <style:text-properties fo:background-color="#80FFFF"/>
    </style:style>
    <style:style style:name="P2699" style:parent-style-name="Normalny" style:family="paragraph">
      <style:paragraph-properties fo:text-align="justify" fo:line-height="150%" fo:text-indent="0.25in"/>
    </style:style>
    <style:style style:name="P2700" style:parent-style-name="Normalny" style:family="paragraph">
      <style:paragraph-properties fo:text-align="justify" fo:line-height="150%" fo:text-indent="0.25in"/>
    </style:style>
    <style:style style:name="P2701" style:parent-style-name="Normalny" style:family="paragraph">
      <style:paragraph-properties fo:text-align="justify" fo:line-height="150%" fo:text-indent="0.25in"/>
    </style:style>
    <style:style style:name="T2702" style:parent-style-name="Domyślnaczcionkaakapitu" style:family="text">
      <style:text-properties fo:background-color="#80FFFF"/>
    </style:style>
    <style:style style:name="P2703" style:parent-style-name="Normalny" style:family="paragraph">
      <style:paragraph-properties fo:text-align="justify" fo:line-height="150%"/>
    </style:style>
    <style:style style:name="T2704" style:parent-style-name="Domyślnaczcionkaakapitu" style:family="text">
      <style:text-properties style:text-underline-type="single" style:text-underline-style="solid" style:text-underline-width="auto" style:text-underline-mode="continuous"/>
    </style:style>
    <style:style style:name="T2705" style:parent-style-name="Domyślnaczcionkaakapitu" style:family="text">
      <style:text-properties fo:background-color="#80FFFF" style:text-underline-type="single" style:text-underline-style="solid" style:text-underline-width="auto" style:text-underline-mode="continuous"/>
    </style:style>
    <style:style style:name="T2706" style:parent-style-name="Domyślnaczcionkaakapitu" style:family="text">
      <style:text-properties style:text-underline-type="single" style:text-underline-style="solid" style:text-underline-width="auto" style:text-underline-mode="continuous"/>
    </style:style>
    <style:style style:name="T2707" style:parent-style-name="Domyślnaczcionkaakapitu" style:family="text">
      <style:text-properties fo:background-color="#80FFFF" style:text-underline-type="single" style:text-underline-style="solid" style:text-underline-width="auto" style:text-underline-mode="continuous"/>
    </style:style>
    <style:style style:name="T2708" style:parent-style-name="Domyślnaczcionkaakapitu" style:family="text">
      <style:text-properties style:text-underline-type="single" style:text-underline-style="solid" style:text-underline-width="auto" style:text-underline-mode="continuous"/>
    </style:style>
    <style:style style:name="T2709" style:parent-style-name="Domyślnaczcionkaakapitu" style:family="text">
      <style:text-properties fo:background-color="#80FFFF" style:text-underline-type="single" style:text-underline-style="solid" style:text-underline-width="auto" style:text-underline-mode="continuous"/>
    </style:style>
    <style:style style:name="T2710" style:parent-style-name="Domyślnaczcionkaakapitu" style:family="text">
      <style:text-properties style:text-underline-type="single" style:text-underline-style="solid" style:text-underline-width="auto" style:text-underline-mode="continuous"/>
    </style:style>
    <style:style style:name="P2711" style:parent-style-name="Normalny" style:family="paragraph">
      <style:paragraph-properties fo:text-align="justify" fo:line-height="150%" fo:text-indent="0.25in"/>
    </style:style>
    <style:style style:name="T2712" style:parent-style-name="Domyślnaczcionkaakapitu" style:family="text">
      <style:text-properties fo:background-color="#80FFFF"/>
    </style:style>
    <style:style style:name="P2713" style:parent-style-name="Normalny" style:family="paragraph">
      <style:paragraph-properties fo:text-align="justify" fo:line-height="150%"/>
    </style:style>
    <style:style style:name="T2714" style:parent-style-name="Domyślnaczcionkaakapitu" style:family="text">
      <style:text-properties style:text-underline-type="single" style:text-underline-style="solid" style:text-underline-width="auto" style:text-underline-mode="continuous"/>
    </style:style>
    <style:style style:name="T2715" style:parent-style-name="Domyślnaczcionkaakapitu" style:family="text">
      <style:text-properties fo:background-color="#80FFFF" style:text-underline-type="single" style:text-underline-style="solid" style:text-underline-width="auto" style:text-underline-mode="continuous"/>
    </style:style>
    <style:style style:name="T2716" style:parent-style-name="Domyślnaczcionkaakapitu" style:family="text">
      <style:text-properties style:text-underline-type="single" style:text-underline-style="solid" style:text-underline-width="auto" style:text-underline-mode="continuous"/>
    </style:style>
    <style:style style:name="T2717" style:parent-style-name="Domyślnaczcionkaakapitu" style:family="text">
      <style:text-properties fo:background-color="#80FFFF" style:text-underline-type="single" style:text-underline-style="solid" style:text-underline-width="auto" style:text-underline-mode="continuous"/>
    </style:style>
    <style:style style:name="P2718" style:parent-style-name="Normalny" style:family="paragraph">
      <style:paragraph-properties fo:text-align="justify" fo:line-height="150%" fo:text-indent="0.25in"/>
    </style:style>
    <style:style style:name="P2719" style:parent-style-name="Normalny" style:family="paragraph">
      <style:paragraph-properties fo:text-align="justify" fo:line-height="150%" fo:text-indent="0.25in"/>
    </style:style>
    <style:style style:name="T2720" style:parent-style-name="Domyślnaczcionkaakapitu" style:family="text">
      <style:text-properties fo:background-color="#80FFFF"/>
    </style:style>
    <style:style style:name="T2721" style:parent-style-name="Domyślnaczcionkaakapitu" style:family="text">
      <style:text-properties fo:background-color="#80FFFF"/>
    </style:style>
    <style:style style:name="T2722" style:parent-style-name="Domyślnaczcionkaakapitu" style:family="text">
      <style:text-properties fo:background-color="#80FFFF"/>
    </style:style>
    <style:style style:name="T2723" style:parent-style-name="Domyślnaczcionkaakapitu" style:family="text">
      <style:text-properties fo:background-color="#80FFFF"/>
    </style:style>
    <style:style style:name="T2724" style:parent-style-name="Domyślnaczcionkaakapitu" style:family="text">
      <style:text-properties fo:background-color="#80FFFF"/>
    </style:style>
    <style:style style:name="T2725" style:parent-style-name="Domyślnaczcionkaakapitu" style:family="text">
      <style:text-properties fo:background-color="#80FFFF"/>
    </style:style>
    <style:style style:name="T2726" style:parent-style-name="Domyślnaczcionkaakapitu" style:family="text">
      <style:text-properties fo:background-color="#80FFFF"/>
    </style:style>
    <style:style style:name="P2727" style:parent-style-name="Normalny" style:family="paragraph">
      <style:paragraph-properties fo:text-align="justify" fo:line-height="150%" fo:text-indent="0.25in"/>
    </style:style>
    <style:style style:name="T2728" style:parent-style-name="Domyślnaczcionkaakapitu" style:family="text">
      <style:text-properties fo:background-color="#80FFFF"/>
    </style:style>
    <style:style style:name="P2729" style:parent-style-name="Normalny" style:family="paragraph">
      <style:paragraph-properties fo:text-align="justify" fo:line-height="150%" fo:text-indent="0.25in"/>
    </style:style>
    <style:style style:name="P2730" style:parent-style-name="Normalny" style:family="paragraph">
      <style:paragraph-properties fo:text-align="justify" fo:line-height="150%"/>
    </style:style>
    <style:style style:name="T2731" style:parent-style-name="Domyślnaczcionkaakapitu" style:family="text">
      <style:text-properties style:text-underline-type="single" style:text-underline-style="solid" style:text-underline-width="auto" style:text-underline-mode="continuous"/>
    </style:style>
    <style:style style:name="P2732" style:parent-style-name="Normalny" style:family="paragraph">
      <style:paragraph-properties fo:text-align="justify" fo:line-height="150%" fo:text-indent="0.25in"/>
    </style:style>
    <style:style style:name="T2733" style:parent-style-name="Domyślnaczcionkaakapitu" style:family="text">
      <style:text-properties fo:background-color="#80FFFF"/>
    </style:style>
    <style:style style:name="T2734" style:parent-style-name="Domyślnaczcionkaakapitu" style:family="text">
      <style:text-properties fo:background-color="#80FFFF"/>
    </style:style>
    <style:style style:name="T2735" style:parent-style-name="Domyślnaczcionkaakapitu" style:family="text">
      <style:text-properties fo:background-color="#80FFFF"/>
    </style:style>
    <style:style style:name="T2736" style:parent-style-name="Domyślnaczcionkaakapitu" style:family="text">
      <style:text-properties fo:background-color="#80FFFF"/>
    </style:style>
    <style:style style:name="P2737" style:parent-style-name="Normalny" style:family="paragraph">
      <style:paragraph-properties fo:text-align="justify" fo:line-height="150%"/>
    </style:style>
    <style:style style:name="T2738" style:parent-style-name="Domyślnaczcionkaakapitu" style:family="text">
      <style:text-properties style:text-underline-type="single" style:text-underline-style="solid" style:text-underline-width="auto" style:text-underline-mode="continuous"/>
    </style:style>
    <style:style style:name="T2739" style:parent-style-name="Domyślnaczcionkaakapitu" style:family="text">
      <style:text-properties fo:background-color="#80FFFF" style:text-underline-type="single" style:text-underline-style="solid" style:text-underline-width="auto" style:text-underline-mode="continuous"/>
    </style:style>
    <style:style style:name="T2740" style:parent-style-name="Domyślnaczcionkaakapitu" style:family="text">
      <style:text-properties style:text-underline-type="single" style:text-underline-style="solid" style:text-underline-width="auto" style:text-underline-mode="continuous"/>
    </style:style>
    <style:style style:name="T2741" style:parent-style-name="Domyślnaczcionkaakapitu" style:family="text">
      <style:text-properties fo:background-color="#80FFFF" style:text-underline-type="single" style:text-underline-style="solid" style:text-underline-width="auto" style:text-underline-mode="continuous"/>
    </style:style>
    <style:style style:name="T2742" style:parent-style-name="Domyślnaczcionkaakapitu" style:family="text">
      <style:text-properties style:text-underline-type="single" style:text-underline-style="solid" style:text-underline-width="auto" style:text-underline-mode="continuous"/>
    </style:style>
    <style:style style:name="T2743" style:parent-style-name="Domyślnaczcionkaakapitu" style:family="text">
      <style:text-properties fo:background-color="#80FFFF" style:text-underline-type="single" style:text-underline-style="solid" style:text-underline-width="auto" style:text-underline-mode="continuous"/>
    </style:style>
    <style:style style:name="P2744" style:parent-style-name="Normalny" style:family="paragraph">
      <style:paragraph-properties fo:text-align="justify" fo:line-height="150%" fo:text-indent="0.25in"/>
    </style:style>
    <style:style style:name="P2745" style:parent-style-name="Normalny" style:family="paragraph">
      <style:paragraph-properties fo:text-align="justify" fo:line-height="150%"/>
    </style:style>
    <style:style style:name="T2746" style:parent-style-name="Domyślnaczcionkaakapitu" style:family="text">
      <style:text-properties style:text-underline-type="single" style:text-underline-style="solid" style:text-underline-width="auto" style:text-underline-mode="continuous"/>
    </style:style>
    <style:style style:name="P2747" style:parent-style-name="Normalny" style:family="paragraph">
      <style:paragraph-properties fo:text-align="justify" fo:line-height="150%" fo:text-indent="0.25in"/>
    </style:style>
    <style:style style:name="T2748" style:parent-style-name="Domyślnaczcionkaakapitu" style:family="text">
      <style:text-properties fo:background-color="#80FFFF"/>
    </style:style>
    <style:style style:name="P2749" style:parent-style-name="Normalny" style:family="paragraph">
      <style:paragraph-properties fo:text-align="justify" fo:line-height="150%"/>
    </style:style>
    <style:style style:name="T2750" style:parent-style-name="Domyślnaczcionkaakapitu" style:family="text">
      <style:text-properties style:text-underline-type="single" style:text-underline-style="solid" style:text-underline-width="auto" style:text-underline-mode="continuous"/>
    </style:style>
    <style:style style:name="T2751" style:parent-style-name="Domyślnaczcionkaakapitu" style:family="text">
      <style:text-properties fo:background-color="#80FFFF" style:text-underline-type="single" style:text-underline-style="solid" style:text-underline-width="auto" style:text-underline-mode="continuous"/>
    </style:style>
    <style:style style:name="P2752" style:parent-style-name="Normalny" style:family="paragraph">
      <style:paragraph-properties fo:text-align="justify" fo:line-height="150%" fo:text-indent="0.25in"/>
    </style:style>
    <style:style style:name="P2753" style:parent-style-name="Normalny" style:family="paragraph">
      <style:paragraph-properties fo:text-align="justify" fo:line-height="150%" fo:text-indent="0.25in"/>
    </style:style>
    <style:style style:name="P2754" style:parent-style-name="Normalny" style:family="paragraph">
      <style:paragraph-properties fo:text-align="justify" fo:line-height="150%" fo:text-indent="0.25in"/>
    </style:style>
    <style:style style:name="P2755" style:parent-style-name="Normalny" style:family="paragraph">
      <style:paragraph-properties fo:text-align="justify" fo:line-height="150%" fo:text-indent="0.25in"/>
    </style:style>
    <style:style style:name="T2756" style:parent-style-name="Domyślnaczcionkaakapitu" style:family="text">
      <style:text-properties fo:background-color="#80FFFF"/>
    </style:style>
    <style:style style:name="P2757" style:parent-style-name="Normalny" style:family="paragraph">
      <style:paragraph-properties fo:text-align="justify" fo:line-height="150%"/>
    </style:style>
    <style:style style:name="T2758" style:parent-style-name="Domyślnaczcionkaakapitu" style:family="text">
      <style:text-properties style:text-underline-type="single" style:text-underline-style="solid" style:text-underline-width="auto" style:text-underline-mode="continuous"/>
    </style:style>
    <style:style style:name="T2759" style:parent-style-name="Domyślnaczcionkaakapitu" style:family="text">
      <style:text-properties fo:background-color="#80FFFF" style:text-underline-type="single" style:text-underline-style="solid" style:text-underline-width="auto" style:text-underline-mode="continuous"/>
    </style:style>
    <style:style style:name="T2760" style:parent-style-name="Domyślnaczcionkaakapitu" style:family="text">
      <style:text-properties style:text-underline-type="single" style:text-underline-style="solid" style:text-underline-width="auto" style:text-underline-mode="continuous"/>
    </style:style>
    <style:style style:name="P2761" style:parent-style-name="Normalny" style:family="paragraph">
      <style:paragraph-properties fo:text-align="justify" fo:line-height="150%" fo:text-indent="0.25in"/>
    </style:style>
    <style:style style:name="T2762" style:parent-style-name="Domyślnaczcionkaakapitu" style:family="text">
      <style:text-properties fo:background-color="#80FFFF"/>
    </style:style>
    <style:style style:name="T2763" style:parent-style-name="Domyślnaczcionkaakapitu" style:family="text">
      <style:text-properties fo:background-color="#80FFFF"/>
    </style:style>
    <style:style style:name="P2764" style:parent-style-name="Normalny" style:family="paragraph">
      <style:paragraph-properties fo:text-align="justify" fo:line-height="150%"/>
    </style:style>
    <style:style style:name="T2765" style:parent-style-name="Domyślnaczcionkaakapitu" style:family="text">
      <style:text-properties style:text-underline-type="single" style:text-underline-style="solid" style:text-underline-width="auto" style:text-underline-mode="continuous"/>
    </style:style>
    <style:style style:name="T2766" style:parent-style-name="Domyślnaczcionkaakapitu" style:family="text">
      <style:text-properties fo:background-color="#80FFFF" style:text-underline-type="single" style:text-underline-style="solid" style:text-underline-width="auto" style:text-underline-mode="continuous"/>
    </style:style>
    <style:style style:name="T2767" style:parent-style-name="Domyślnaczcionkaakapitu" style:family="text">
      <style:text-properties style:text-underline-type="single" style:text-underline-style="solid" style:text-underline-width="auto" style:text-underline-mode="continuous"/>
    </style:style>
    <style:style style:name="T2768" style:parent-style-name="Domyślnaczcionkaakapitu" style:family="text">
      <style:text-properties fo:background-color="#80FFFF" style:text-underline-type="single" style:text-underline-style="solid" style:text-underline-width="auto" style:text-underline-mode="continuous"/>
    </style:style>
    <style:style style:name="T2769" style:parent-style-name="Domyślnaczcionkaakapitu" style:family="text">
      <style:text-properties style:text-underline-type="single" style:text-underline-style="solid" style:text-underline-width="auto" style:text-underline-mode="continuous"/>
    </style:style>
    <style:style style:name="T2770" style:parent-style-name="Domyślnaczcionkaakapitu" style:family="text">
      <style:text-properties fo:background-color="#80FFFF" style:text-underline-type="single" style:text-underline-style="solid" style:text-underline-width="auto" style:text-underline-mode="continuous"/>
    </style:style>
    <style:style style:name="P2771" style:parent-style-name="Normalny" style:family="paragraph">
      <style:paragraph-properties fo:text-align="justify" fo:line-height="150%" fo:text-indent="0.25in"/>
    </style:style>
    <style:style style:name="T2772" style:parent-style-name="Domyślnaczcionkaakapitu" style:family="text">
      <style:text-properties fo:background-color="#80FFFF"/>
    </style:style>
    <style:style style:name="T2773" style:parent-style-name="Domyślnaczcionkaakapitu" style:family="text">
      <style:text-properties fo:background-color="#80FFFF"/>
    </style:style>
    <style:style style:name="T2774" style:parent-style-name="Domyślnaczcionkaakapitu" style:family="text">
      <style:text-properties fo:background-color="#80FFFF"/>
    </style:style>
    <style:style style:name="T2775" style:parent-style-name="Domyślnaczcionkaakapitu" style:family="text">
      <style:text-properties fo:background-color="#80FFFF"/>
    </style:style>
    <style:style style:name="P2776" style:parent-style-name="Normalny" style:family="paragraph">
      <style:paragraph-properties fo:text-align="justify" fo:line-height="150%"/>
    </style:style>
    <style:style style:name="T2777" style:parent-style-name="Domyślnaczcionkaakapitu" style:family="text">
      <style:text-properties style:text-underline-type="single" style:text-underline-style="solid" style:text-underline-width="auto" style:text-underline-mode="continuous"/>
    </style:style>
    <style:style style:name="T2778" style:parent-style-name="Domyślnaczcionkaakapitu" style:family="text">
      <style:text-properties fo:background-color="#80FFFF" style:text-underline-type="single" style:text-underline-style="solid" style:text-underline-width="auto" style:text-underline-mode="continuous"/>
    </style:style>
    <style:style style:name="P2779" style:parent-style-name="Normalny" style:family="paragraph">
      <style:paragraph-properties fo:text-align="justify" fo:line-height="150%" fo:text-indent="0.25in"/>
    </style:style>
    <style:style style:name="P2780" style:parent-style-name="Normalny" style:family="paragraph">
      <style:paragraph-properties fo:text-align="justify" fo:line-height="150%"/>
    </style:style>
    <style:style style:name="T2781" style:parent-style-name="Domyślnaczcionkaakapitu" style:family="text">
      <style:text-properties style:text-underline-type="single" style:text-underline-style="solid" style:text-underline-width="auto" style:text-underline-mode="continuous"/>
    </style:style>
    <style:style style:name="T2782" style:parent-style-name="Domyślnaczcionkaakapitu" style:family="text">
      <style:text-properties fo:background-color="#80FFFF" style:text-underline-type="single" style:text-underline-style="solid" style:text-underline-width="auto" style:text-underline-mode="continuous"/>
    </style:style>
    <style:style style:name="T2783" style:parent-style-name="Domyślnaczcionkaakapitu" style:family="text">
      <style:text-properties style:text-underline-type="single" style:text-underline-style="solid" style:text-underline-width="auto" style:text-underline-mode="continuous"/>
    </style:style>
    <style:style style:name="P2784" style:parent-style-name="Normalny" style:family="paragraph">
      <style:paragraph-properties fo:text-align="justify" fo:line-height="150%" fo:text-indent="0.25in"/>
    </style:style>
    <style:style style:name="T2785" style:parent-style-name="Domyślnaczcionkaakapitu" style:family="text">
      <style:text-properties fo:background-color="#80FFFF"/>
    </style:style>
    <style:style style:name="T2786" style:parent-style-name="Domyślnaczcionkaakapitu" style:family="text">
      <style:text-properties fo:background-color="#80FFFF"/>
    </style:style>
    <style:style style:name="T2787" style:parent-style-name="Domyślnaczcionkaakapitu" style:family="text">
      <style:text-properties fo:background-color="#80FFFF"/>
    </style:style>
    <style:style style:name="P2788" style:parent-style-name="Normalny" style:family="paragraph">
      <style:paragraph-properties fo:text-align="justify" fo:line-height="150%"/>
    </style:style>
    <style:style style:name="T2789" style:parent-style-name="Domyślnaczcionkaakapitu" style:family="text">
      <style:text-properties style:text-underline-type="single" style:text-underline-style="solid" style:text-underline-width="auto" style:text-underline-mode="continuous"/>
    </style:style>
    <style:style style:name="P2790" style:parent-style-name="Normalny" style:family="paragraph">
      <style:paragraph-properties fo:text-align="justify" fo:line-height="150%" fo:text-indent="0.25in"/>
    </style:style>
    <style:style style:name="T2791" style:parent-style-name="Domyślnaczcionkaakapitu" style:family="text">
      <style:text-properties fo:background-color="#80FFFF"/>
    </style:style>
    <style:style style:name="P2792" style:parent-style-name="Normalny" style:family="paragraph">
      <style:paragraph-properties fo:text-align="justify" fo:line-height="150%"/>
    </style:style>
    <style:style style:name="T2793" style:parent-style-name="Domyślnaczcionkaakapitu" style:family="text">
      <style:text-properties style:text-underline-type="single" style:text-underline-style="solid" style:text-underline-width="auto" style:text-underline-mode="continuous"/>
    </style:style>
    <style:style style:name="T2794" style:parent-style-name="Domyślnaczcionkaakapitu" style:family="text">
      <style:text-properties fo:background-color="#80FFFF" style:text-underline-type="single" style:text-underline-style="solid" style:text-underline-width="auto" style:text-underline-mode="continuous"/>
    </style:style>
    <style:style style:name="T2795" style:parent-style-name="Domyślnaczcionkaakapitu" style:family="text">
      <style:text-properties style:text-underline-type="single" style:text-underline-style="solid" style:text-underline-width="auto" style:text-underline-mode="continuous"/>
    </style:style>
    <style:style style:name="T2796" style:parent-style-name="Domyślnaczcionkaakapitu" style:family="text">
      <style:text-properties fo:background-color="#80FFFF" style:text-underline-type="single" style:text-underline-style="solid" style:text-underline-width="auto" style:text-underline-mode="continuous"/>
    </style:style>
    <style:style style:name="T2797" style:parent-style-name="Domyślnaczcionkaakapitu" style:family="text">
      <style:text-properties style:text-underline-type="single" style:text-underline-style="solid" style:text-underline-width="auto" style:text-underline-mode="continuous"/>
    </style:style>
    <style:style style:name="T2798" style:parent-style-name="Domyślnaczcionkaakapitu" style:family="text">
      <style:text-properties fo:background-color="#80FFFF" style:text-underline-type="single" style:text-underline-style="solid" style:text-underline-width="auto" style:text-underline-mode="continuous"/>
    </style:style>
    <style:style style:name="P2799" style:parent-style-name="Normalny" style:family="paragraph">
      <style:paragraph-properties fo:text-align="justify" fo:line-height="150%" fo:text-indent="0.25in"/>
    </style:style>
    <style:style style:name="P2800" style:parent-style-name="Normalny" style:family="paragraph">
      <style:paragraph-properties fo:text-align="justify" fo:line-height="150%" fo:text-indent="0.25in"/>
    </style:style>
    <style:style style:name="P2801" style:parent-style-name="Normalny" style:family="paragraph">
      <style:paragraph-properties fo:text-align="justify" fo:line-height="150%" fo:text-indent="0.25in"/>
    </style:style>
    <style:style style:name="T2802" style:parent-style-name="Domyślnaczcionkaakapitu" style:family="text">
      <style:text-properties fo:background-color="#80FFFF"/>
    </style:style>
    <style:style style:name="P2803" style:parent-style-name="Normalny" style:family="paragraph">
      <style:paragraph-properties fo:text-align="justify" fo:line-height="150%"/>
    </style:style>
    <style:style style:name="T2804" style:parent-style-name="Domyślnaczcionkaakapitu" style:family="text">
      <style:text-properties style:text-underline-type="single" style:text-underline-style="solid" style:text-underline-width="auto" style:text-underline-mode="continuous"/>
    </style:style>
    <style:style style:name="P2805" style:parent-style-name="Normalny" style:family="paragraph">
      <style:paragraph-properties fo:text-align="justify" fo:line-height="150%" fo:text-indent="0.25in"/>
    </style:style>
    <style:style style:name="T2806" style:parent-style-name="Domyślnaczcionkaakapitu" style:family="text">
      <style:text-properties fo:background-color="#80FFFF"/>
    </style:style>
    <style:style style:name="T2807" style:parent-style-name="Domyślnaczcionkaakapitu" style:family="text">
      <style:text-properties fo:background-color="#80FFFF"/>
    </style:style>
    <style:style style:name="P2808" style:parent-style-name="Normalny" style:family="paragraph">
      <style:paragraph-properties fo:text-align="justify" fo:line-height="150%" fo:text-indent="0.25in"/>
    </style:style>
    <style:style style:name="T2809" style:parent-style-name="Domyślnaczcionkaakapitu" style:family="text">
      <style:text-properties fo:background-color="#80FFFF"/>
    </style:style>
    <style:style style:name="T2810" style:parent-style-name="Domyślnaczcionkaakapitu" style:family="text">
      <style:text-properties fo:background-color="#80FFFF"/>
    </style:style>
    <style:style style:name="P2811" style:parent-style-name="Normalny" style:family="paragraph">
      <style:paragraph-properties fo:text-align="justify" fo:line-height="150%"/>
    </style:style>
    <style:style style:name="T2812" style:parent-style-name="Domyślnaczcionkaakapitu" style:family="text">
      <style:text-properties style:text-underline-type="single" style:text-underline-style="solid" style:text-underline-width="auto" style:text-underline-mode="continuous"/>
    </style:style>
    <style:style style:name="T2813" style:parent-style-name="Domyślnaczcionkaakapitu" style:family="text">
      <style:text-properties fo:background-color="#80FFFF" style:text-underline-type="single" style:text-underline-style="solid" style:text-underline-width="auto" style:text-underline-mode="continuous"/>
    </style:style>
    <style:style style:name="T2814" style:parent-style-name="Domyślnaczcionkaakapitu" style:family="text">
      <style:text-properties style:text-underline-type="single" style:text-underline-style="solid" style:text-underline-width="auto" style:text-underline-mode="continuous"/>
    </style:style>
    <style:style style:name="T2815" style:parent-style-name="Domyślnaczcionkaakapitu" style:family="text">
      <style:text-properties fo:background-color="#80FFFF" style:text-underline-type="single" style:text-underline-style="solid" style:text-underline-width="auto" style:text-underline-mode="continuous"/>
    </style:style>
    <style:style style:name="T2816" style:parent-style-name="Domyślnaczcionkaakapitu" style:family="text">
      <style:text-properties style:text-underline-type="single" style:text-underline-style="solid" style:text-underline-width="auto" style:text-underline-mode="continuous"/>
    </style:style>
    <style:style style:name="T2817" style:parent-style-name="Domyślnaczcionkaakapitu" style:family="text">
      <style:text-properties fo:background-color="#80FFFF" style:text-underline-type="single" style:text-underline-style="solid" style:text-underline-width="auto" style:text-underline-mode="continuous"/>
    </style:style>
    <style:style style:name="P2818" style:parent-style-name="Normalny" style:family="paragraph">
      <style:paragraph-properties fo:text-align="justify" fo:line-height="150%" fo:text-indent="0.25in"/>
    </style:style>
    <style:style style:name="T2819" style:parent-style-name="Domyślnaczcionkaakapitu" style:family="text">
      <style:text-properties fo:background-color="#80FFFF"/>
    </style:style>
    <style:style style:name="P2820" style:parent-style-name="Normalny" style:family="paragraph">
      <style:paragraph-properties fo:text-align="justify" fo:line-height="150%" fo:text-indent="0.25in"/>
    </style:style>
    <style:style style:name="T2821" style:parent-style-name="Domyślnaczcionkaakapitu" style:family="text">
      <style:text-properties fo:background-color="#80FFFF"/>
    </style:style>
    <style:style style:name="P2822" style:parent-style-name="Normalny" style:family="paragraph">
      <style:paragraph-properties fo:text-align="justify" fo:line-height="150%" fo:text-indent="0.25in"/>
    </style:style>
    <style:style style:name="P2823" style:parent-style-name="Normalny" style:family="paragraph">
      <style:paragraph-properties fo:text-align="justify" fo:line-height="150%"/>
    </style:style>
    <style:style style:name="T2824" style:parent-style-name="Domyślnaczcionkaakapitu" style:family="text">
      <style:text-properties style:text-underline-type="single" style:text-underline-style="solid" style:text-underline-width="auto" style:text-underline-mode="continuous"/>
    </style:style>
    <style:style style:name="T2825" style:parent-style-name="Domyślnaczcionkaakapitu" style:family="text">
      <style:text-properties fo:background-color="#80FFFF" style:text-underline-type="single" style:text-underline-style="solid" style:text-underline-width="auto" style:text-underline-mode="continuous"/>
    </style:style>
    <style:style style:name="T2826" style:parent-style-name="Domyślnaczcionkaakapitu" style:family="text">
      <style:text-properties style:text-underline-type="single" style:text-underline-style="solid" style:text-underline-width="auto" style:text-underline-mode="continuous"/>
    </style:style>
    <style:style style:name="T2827" style:parent-style-name="Domyślnaczcionkaakapitu" style:family="text">
      <style:text-properties fo:background-color="#80FFFF" style:text-underline-type="single" style:text-underline-style="solid" style:text-underline-width="auto" style:text-underline-mode="continuous"/>
    </style:style>
    <style:style style:name="T2828" style:parent-style-name="Domyślnaczcionkaakapitu" style:family="text">
      <style:text-properties style:text-underline-type="single" style:text-underline-style="solid" style:text-underline-width="auto" style:text-underline-mode="continuous"/>
    </style:style>
    <style:style style:name="T2829" style:parent-style-name="Domyślnaczcionkaakapitu" style:family="text">
      <style:text-properties fo:background-color="#80FFFF" style:text-underline-type="single" style:text-underline-style="solid" style:text-underline-width="auto" style:text-underline-mode="continuous"/>
    </style:style>
    <style:style style:name="T2830" style:parent-style-name="Domyślnaczcionkaakapitu" style:family="text">
      <style:text-properties style:text-underline-type="single" style:text-underline-style="solid" style:text-underline-width="auto" style:text-underline-mode="continuous"/>
    </style:style>
    <style:style style:name="T2831" style:parent-style-name="Domyślnaczcionkaakapitu" style:family="text">
      <style:text-properties fo:background-color="#80FFFF" style:text-underline-type="single" style:text-underline-style="solid" style:text-underline-width="auto" style:text-underline-mode="continuous"/>
    </style:style>
    <style:style style:name="T2832" style:parent-style-name="Domyślnaczcionkaakapitu" style:family="text">
      <style:text-properties style:text-underline-type="single" style:text-underline-style="solid" style:text-underline-width="auto" style:text-underline-mode="continuous"/>
    </style:style>
    <style:style style:name="P2833" style:parent-style-name="Normalny" style:family="paragraph">
      <style:paragraph-properties fo:text-align="justify" fo:line-height="150%" fo:text-indent="0.25in"/>
    </style:style>
    <style:style style:name="P2834" style:parent-style-name="Normalny" style:family="paragraph">
      <style:paragraph-properties fo:text-align="justify" fo:line-height="150%" fo:text-indent="0.25in"/>
    </style:style>
    <style:style style:name="T2835" style:parent-style-name="Domyślnaczcionkaakapitu" style:family="text">
      <style:text-properties fo:background-color="#80FFFF"/>
    </style:style>
    <style:style style:name="T2836" style:parent-style-name="Domyślnaczcionkaakapitu" style:family="text">
      <style:text-properties fo:background-color="#80FFFF"/>
    </style:style>
    <style:style style:name="P2837" style:parent-style-name="Normalny" style:family="paragraph">
      <style:paragraph-properties fo:text-align="justify" fo:line-height="150%" fo:text-indent="0.25in"/>
    </style:style>
    <style:style style:name="T2838" style:parent-style-name="Domyślnaczcionkaakapitu" style:family="text">
      <style:text-properties fo:background-color="#80FFFF"/>
    </style:style>
    <style:style style:name="P2839" style:parent-style-name="Normalny" style:family="paragraph">
      <style:paragraph-properties fo:text-align="justify" fo:line-height="150%"/>
    </style:style>
    <style:style style:name="T2840" style:parent-style-name="Domyślnaczcionkaakapitu" style:family="text">
      <style:text-properties fo:background-color="#80FFFF"/>
    </style:style>
    <style:style style:name="P2841" style:parent-style-name="Normalny" style:family="paragraph">
      <style:paragraph-properties fo:text-align="justify" fo:line-height="150%" fo:text-indent="0.25in"/>
    </style:style>
    <style:style style:name="T2842" style:parent-style-name="Domyślnaczcionkaakapitu" style:family="text">
      <style:text-properties fo:background-color="#80FFFF"/>
    </style:style>
    <style:style style:name="P2843" style:parent-style-name="Normalny" style:family="paragraph">
      <style:paragraph-properties fo:text-align="justify" fo:line-height="150%" fo:text-indent="0.25in"/>
    </style:style>
    <style:style style:name="T2844" style:parent-style-name="Domyślnaczcionkaakapitu" style:family="text">
      <style:text-properties fo:background-color="#80FFFF"/>
    </style:style>
    <style:style style:name="T2845" style:parent-style-name="Domyślnaczcionkaakapitu" style:family="text">
      <style:text-properties fo:background-color="#80FFFF"/>
    </style:style>
    <style:style style:name="T2846" style:parent-style-name="Domyślnaczcionkaakapitu" style:family="text">
      <style:text-properties fo:background-color="#80FFFF"/>
    </style:style>
    <style:style style:name="T2847" style:parent-style-name="Domyślnaczcionkaakapitu" style:family="text">
      <style:text-properties fo:background-color="#80FFFF"/>
    </style:style>
    <style:style style:name="T2848" style:parent-style-name="Domyślnaczcionkaakapitu" style:family="text">
      <style:text-properties fo:background-color="#80FFFF"/>
    </style:style>
    <style:style style:name="T2849" style:parent-style-name="Domyślnaczcionkaakapitu" style:family="text">
      <style:text-properties fo:background-color="#80FFFF"/>
    </style:style>
    <style:style style:name="T2850" style:parent-style-name="Domyślnaczcionkaakapitu" style:family="text">
      <style:text-properties fo:background-color="#80FFFF"/>
    </style:style>
    <style:style style:name="T2851" style:parent-style-name="Domyślnaczcionkaakapitu" style:family="text">
      <style:text-properties fo:background-color="#80FFFF"/>
    </style:style>
    <style:style style:name="T2852" style:parent-style-name="Domyślnaczcionkaakapitu" style:family="text">
      <style:text-properties fo:background-color="#80FFFF"/>
    </style:style>
    <style:style style:name="T2853" style:parent-style-name="Domyślnaczcionkaakapitu" style:family="text">
      <style:text-properties fo:background-color="#80FFFF"/>
    </style:style>
    <style:style style:name="P2854" style:parent-style-name="Normalny" style:family="paragraph">
      <style:paragraph-properties fo:text-align="justify" fo:line-height="150%" fo:text-indent="0.25in"/>
    </style:style>
    <style:style style:name="P2855" style:parent-style-name="Normalny" style:family="paragraph">
      <style:paragraph-properties fo:text-align="justify" fo:line-height="150%" fo:text-indent="0.25in"/>
    </style:style>
    <style:style style:name="T2856" style:parent-style-name="Domyślnaczcionkaakapitu" style:family="text">
      <style:text-properties fo:background-color="#80FFFF"/>
    </style:style>
    <style:style style:name="T2857" style:parent-style-name="Domyślnaczcionkaakapitu" style:family="text">
      <style:text-properties fo:background-color="#80FFFF"/>
    </style:style>
    <style:style style:name="P2858" style:parent-style-name="Normalny" style:family="paragraph">
      <style:paragraph-properties fo:text-align="justify" fo:line-height="150%"/>
    </style:style>
    <style:style style:name="T2859" style:parent-style-name="Domyślnaczcionkaakapitu" style:family="text">
      <style:text-properties style:text-underline-type="single" style:text-underline-style="solid" style:text-underline-width="auto" style:text-underline-mode="continuous"/>
    </style:style>
    <style:style style:name="T2860" style:parent-style-name="Domyślnaczcionkaakapitu" style:family="text">
      <style:text-properties fo:background-color="#80FFFF" style:text-underline-type="single" style:text-underline-style="solid" style:text-underline-width="auto" style:text-underline-mode="continuous"/>
    </style:style>
    <style:style style:name="T2861" style:parent-style-name="Domyślnaczcionkaakapitu" style:family="text">
      <style:text-properties style:text-underline-type="single" style:text-underline-style="solid" style:text-underline-width="auto" style:text-underline-mode="continuous"/>
    </style:style>
    <style:style style:name="T2862" style:parent-style-name="Domyślnaczcionkaakapitu" style:family="text">
      <style:text-properties fo:background-color="#80FFFF" style:text-underline-type="single" style:text-underline-style="solid" style:text-underline-width="auto" style:text-underline-mode="continuous"/>
    </style:style>
    <style:style style:name="T2863" style:parent-style-name="Domyślnaczcionkaakapitu" style:family="text">
      <style:text-properties style:text-underline-type="single" style:text-underline-style="solid" style:text-underline-width="auto" style:text-underline-mode="continuous"/>
    </style:style>
    <style:style style:name="T2864" style:parent-style-name="Domyślnaczcionkaakapitu" style:family="text">
      <style:text-properties fo:background-color="#80FFFF" style:text-underline-type="single" style:text-underline-style="solid" style:text-underline-width="auto" style:text-underline-mode="continuous"/>
    </style:style>
    <style:style style:name="P2865" style:parent-style-name="Normalny" style:family="paragraph">
      <style:paragraph-properties fo:text-align="justify" fo:line-height="150%" fo:text-indent="0.25in"/>
    </style:style>
    <style:style style:name="T2866" style:parent-style-name="Domyślnaczcionkaakapitu" style:family="text">
      <style:text-properties fo:background-color="#80FFFF"/>
    </style:style>
    <style:style style:name="T2867" style:parent-style-name="Domyślnaczcionkaakapitu" style:family="text">
      <style:text-properties fo:background-color="#80FFFF"/>
    </style:style>
    <style:style style:name="T2868" style:parent-style-name="Domyślnaczcionkaakapitu" style:family="text">
      <style:text-properties fo:background-color="#80FFFF"/>
    </style:style>
    <style:style style:name="T2869" style:parent-style-name="Domyślnaczcionkaakapitu" style:family="text">
      <style:text-properties fo:background-color="#80FFFF"/>
    </style:style>
    <style:style style:name="P2870" style:parent-style-name="Normalny" style:family="paragraph">
      <style:paragraph-properties fo:text-align="justify" fo:line-height="150%" fo:text-indent="0.25in"/>
    </style:style>
    <style:style style:name="T2871" style:parent-style-name="Domyślnaczcionkaakapitu" style:family="text">
      <style:text-properties fo:background-color="#80FFFF"/>
    </style:style>
    <style:style style:name="P2872" style:parent-style-name="Normalny" style:family="paragraph">
      <style:paragraph-properties fo:text-align="justify" fo:line-height="150%" fo:text-indent="0.25in"/>
    </style:style>
    <style:style style:name="P2873" style:parent-style-name="Normalny" style:family="paragraph">
      <style:paragraph-properties fo:text-align="justify" fo:line-height="150%"/>
    </style:style>
    <style:style style:name="T2874" style:parent-style-name="Domyślnaczcionkaakapitu" style:family="text">
      <style:text-properties style:text-underline-type="single" style:text-underline-style="solid" style:text-underline-width="auto" style:text-underline-mode="continuous"/>
    </style:style>
    <style:style style:name="T2875" style:parent-style-name="Domyślnaczcionkaakapitu" style:family="text">
      <style:text-properties fo:background-color="#80FFFF" style:text-underline-type="single" style:text-underline-style="solid" style:text-underline-width="auto" style:text-underline-mode="continuous"/>
    </style:style>
    <style:style style:name="T2876" style:parent-style-name="Domyślnaczcionkaakapitu" style:family="text">
      <style:text-properties style:text-underline-type="single" style:text-underline-style="solid" style:text-underline-width="auto" style:text-underline-mode="continuous"/>
    </style:style>
    <style:style style:name="T2877" style:parent-style-name="Domyślnaczcionkaakapitu" style:family="text">
      <style:text-properties fo:background-color="#80FFFF" style:text-underline-type="single" style:text-underline-style="solid" style:text-underline-width="auto" style:text-underline-mode="continuous"/>
    </style:style>
    <style:style style:name="T2878" style:parent-style-name="Domyślnaczcionkaakapitu" style:family="text">
      <style:text-properties style:text-underline-type="single" style:text-underline-style="solid" style:text-underline-width="auto" style:text-underline-mode="continuous"/>
    </style:style>
    <style:style style:name="P2879" style:parent-style-name="Normalny" style:family="paragraph">
      <style:paragraph-properties fo:text-align="justify" fo:line-height="150%" fo:text-indent="0.25in"/>
    </style:style>
    <style:style style:name="T2880" style:parent-style-name="Domyślnaczcionkaakapitu" style:family="text">
      <style:text-properties fo:background-color="#80FFFF"/>
    </style:style>
    <style:style style:name="T2881" style:parent-style-name="Domyślnaczcionkaakapitu" style:family="text">
      <style:text-properties style:text-underline-type="single" style:text-underline-style="solid" style:text-underline-width="auto" style:text-underline-mode="continuous"/>
    </style:style>
    <style:style style:name="T2882" style:parent-style-name="Domyślnaczcionkaakapitu" style:family="text">
      <style:text-properties fo:background-color="#80FFFF" style:text-underline-type="single" style:text-underline-style="solid" style:text-underline-width="auto" style:text-underline-mode="continuous"/>
    </style:style>
    <style:style style:name="T2883" style:parent-style-name="Domyślnaczcionkaakapitu" style:family="text">
      <style:text-properties style:text-underline-type="single" style:text-underline-style="solid" style:text-underline-width="auto" style:text-underline-mode="continuous"/>
    </style:style>
    <style:style style:name="P2884" style:parent-style-name="Normalny" style:family="paragraph">
      <style:paragraph-properties fo:text-align="justify" fo:line-height="150%" fo:text-indent="0.25in"/>
    </style:style>
    <style:style style:name="T2885" style:parent-style-name="Domyślnaczcionkaakapitu" style:family="text">
      <style:text-properties fo:background-color="#80FFFF"/>
    </style:style>
    <style:style style:name="T2886" style:parent-style-name="Domyślnaczcionkaakapitu" style:family="text">
      <style:text-properties fo:background-color="#80FFFF"/>
    </style:style>
    <style:style style:name="T2887" style:parent-style-name="Domyślnaczcionkaakapitu" style:family="text">
      <style:text-properties fo:background-color="#80FFFF"/>
    </style:style>
    <style:style style:name="T2888" style:parent-style-name="Domyślnaczcionkaakapitu" style:family="text">
      <style:text-properties fo:background-color="#80FFFF"/>
    </style:style>
    <style:style style:name="T2889" style:parent-style-name="Domyślnaczcionkaakapitu" style:family="text">
      <style:text-properties fo:background-color="#80FFFF"/>
    </style:style>
    <style:style style:name="T2890" style:parent-style-name="Domyślnaczcionkaakapitu" style:family="text">
      <style:text-properties fo:background-color="#80FFFF"/>
    </style:style>
    <style:style style:name="P2891" style:parent-style-name="Normalny" style:family="paragraph">
      <style:paragraph-properties fo:text-align="justify" fo:line-height="150%" fo:text-indent="0.25in"/>
    </style:style>
    <style:style style:name="P2892" style:parent-style-name="Normalny" style:family="paragraph">
      <style:paragraph-properties fo:text-align="justify" fo:line-height="150%" fo:text-indent="0.25in"/>
    </style:style>
    <style:style style:name="T2893" style:parent-style-name="Domyślnaczcionkaakapitu" style:family="text">
      <style:text-properties fo:background-color="#80FFFF"/>
    </style:style>
    <style:style style:name="T2894" style:parent-style-name="Domyślnaczcionkaakapitu" style:family="text">
      <style:text-properties fo:background-color="#80FFFF"/>
    </style:style>
    <style:style style:name="P2895" style:parent-style-name="Normalny" style:family="paragraph">
      <style:paragraph-properties fo:text-align="justify" fo:line-height="150%" fo:text-indent="0.25in"/>
    </style:style>
    <style:style style:name="T2896" style:parent-style-name="Domyślnaczcionkaakapitu" style:family="text">
      <style:text-properties fo:background-color="#80FFFF"/>
    </style:style>
    <style:style style:name="T2897" style:parent-style-name="Domyślnaczcionkaakapitu" style:family="text">
      <style:text-properties fo:background-color="#80FFFF"/>
    </style:style>
    <style:style style:name="P2898" style:parent-style-name="Normalny" style:family="paragraph">
      <style:paragraph-properties fo:text-align="justify" fo:line-height="150%"/>
    </style:style>
    <style:style style:name="T2899" style:parent-style-name="Domyślnaczcionkaakapitu" style:family="text">
      <style:text-properties style:text-underline-type="single" style:text-underline-style="solid" style:text-underline-width="auto" style:text-underline-mode="continuous"/>
    </style:style>
    <style:style style:name="T2900" style:parent-style-name="Domyślnaczcionkaakapitu" style:family="text">
      <style:text-properties fo:background-color="#80FFFF" style:text-underline-type="single" style:text-underline-style="solid" style:text-underline-width="auto" style:text-underline-mode="continuous"/>
    </style:style>
    <style:style style:name="T2901" style:parent-style-name="Domyślnaczcionkaakapitu" style:family="text">
      <style:text-properties style:text-underline-type="single" style:text-underline-style="solid" style:text-underline-width="auto" style:text-underline-mode="continuous"/>
    </style:style>
    <style:style style:name="T2902" style:parent-style-name="Domyślnaczcionkaakapitu" style:family="text">
      <style:text-properties fo:background-color="#80FFFF" style:text-underline-type="single" style:text-underline-style="solid" style:text-underline-width="auto" style:text-underline-mode="continuous"/>
    </style:style>
    <style:style style:name="P2903" style:parent-style-name="Normalny" style:family="paragraph">
      <style:paragraph-properties fo:text-align="justify" fo:line-height="150%" fo:text-indent="0.25in"/>
    </style:style>
    <style:style style:name="T2904" style:parent-style-name="Domyślnaczcionkaakapitu" style:family="text">
      <style:text-properties fo:background-color="#80FFFF"/>
    </style:style>
    <style:style style:name="P2905" style:parent-style-name="Normalny" style:family="paragraph">
      <style:paragraph-properties fo:text-align="justify" fo:line-height="150%" fo:text-indent="0.25in"/>
    </style:style>
    <style:style style:name="T2906" style:parent-style-name="Domyślnaczcionkaakapitu" style:family="text">
      <style:text-properties fo:background-color="#80FFFF"/>
    </style:style>
    <style:style style:name="T2907" style:parent-style-name="Domyślnaczcionkaakapitu" style:family="text">
      <style:text-properties fo:background-color="#80FFFF"/>
    </style:style>
    <style:style style:name="T2908" style:parent-style-name="Domyślnaczcionkaakapitu" style:family="text">
      <style:text-properties fo:background-color="#80FFFF"/>
    </style:style>
    <style:style style:name="T2909" style:parent-style-name="Domyślnaczcionkaakapitu" style:family="text">
      <style:text-properties fo:background-color="#80FFFF"/>
    </style:style>
    <style:style style:name="P2910" style:parent-style-name="Normalny" style:family="paragraph">
      <style:paragraph-properties fo:text-align="justify" fo:line-height="150%" fo:text-indent="0.25in"/>
    </style:style>
    <style:style style:name="P2911" style:parent-style-name="Normalny" style:family="paragraph">
      <style:paragraph-properties fo:text-align="justify" fo:line-height="150%"/>
    </style:style>
    <style:style style:name="T2912" style:parent-style-name="Domyślnaczcionkaakapitu" style:family="text">
      <style:text-properties style:text-underline-type="single" style:text-underline-style="solid" style:text-underline-width="auto" style:text-underline-mode="continuous"/>
    </style:style>
    <style:style style:name="T2913" style:parent-style-name="Domyślnaczcionkaakapitu" style:family="text">
      <style:text-properties fo:background-color="#80FFFF" style:text-underline-type="single" style:text-underline-style="solid" style:text-underline-width="auto" style:text-underline-mode="continuous"/>
    </style:style>
    <style:style style:name="T2914" style:parent-style-name="Domyślnaczcionkaakapitu" style:family="text">
      <style:text-properties style:text-underline-type="single" style:text-underline-style="solid" style:text-underline-width="auto" style:text-underline-mode="continuous"/>
    </style:style>
    <style:style style:name="P2915" style:parent-style-name="Normalny" style:family="paragraph">
      <style:paragraph-properties fo:text-align="justify" fo:line-height="150%" fo:text-indent="0.25in"/>
    </style:style>
    <style:style style:name="P2916" style:parent-style-name="Normalny" style:family="paragraph">
      <style:paragraph-properties fo:text-align="justify" fo:line-height="150%" fo:text-indent="0.25in"/>
    </style:style>
    <style:style style:name="T2917" style:parent-style-name="Domyślnaczcionkaakapitu" style:family="text">
      <style:text-properties fo:background-color="#80FFFF"/>
    </style:style>
    <style:style style:name="P2918" style:parent-style-name="Normalny" style:family="paragraph">
      <style:paragraph-properties fo:text-align="justify" fo:line-height="150%"/>
    </style:style>
    <style:style style:name="T2919" style:parent-style-name="Domyślnaczcionkaakapitu" style:family="text">
      <style:text-properties style:text-underline-type="single" style:text-underline-style="solid" style:text-underline-width="auto" style:text-underline-mode="continuous"/>
    </style:style>
    <style:style style:name="T2920" style:parent-style-name="Domyślnaczcionkaakapitu" style:family="text">
      <style:text-properties fo:background-color="#80FFFF" style:text-underline-type="single" style:text-underline-style="solid" style:text-underline-width="auto" style:text-underline-mode="continuous"/>
    </style:style>
    <style:style style:name="T2921" style:parent-style-name="Domyślnaczcionkaakapitu" style:family="text">
      <style:text-properties style:text-underline-type="single" style:text-underline-style="solid" style:text-underline-width="auto" style:text-underline-mode="continuous"/>
    </style:style>
    <style:style style:name="T2922" style:parent-style-name="Domyślnaczcionkaakapitu" style:family="text">
      <style:text-properties fo:background-color="#80FFFF" style:text-underline-type="single" style:text-underline-style="solid" style:text-underline-width="auto" style:text-underline-mode="continuous"/>
    </style:style>
    <style:style style:name="T2923" style:parent-style-name="Domyślnaczcionkaakapitu" style:family="text">
      <style:text-properties style:text-underline-type="single" style:text-underline-style="solid" style:text-underline-width="auto" style:text-underline-mode="continuous"/>
    </style:style>
    <style:style style:name="T2924" style:parent-style-name="Domyślnaczcionkaakapitu" style:family="text">
      <style:text-properties fo:background-color="#80FFFF" style:text-underline-type="single" style:text-underline-style="solid" style:text-underline-width="auto" style:text-underline-mode="continuous"/>
    </style:style>
    <style:style style:name="T2925" style:parent-style-name="Domyślnaczcionkaakapitu" style:family="text">
      <style:text-properties style:text-underline-type="single" style:text-underline-style="solid" style:text-underline-width="auto" style:text-underline-mode="continuous"/>
    </style:style>
    <style:style style:name="P2926" style:parent-style-name="Normalny" style:family="paragraph">
      <style:paragraph-properties fo:text-align="justify" fo:line-height="150%" fo:text-indent="0.25in"/>
    </style:style>
    <style:style style:name="T2927" style:parent-style-name="Domyślnaczcionkaakapitu" style:family="text">
      <style:text-properties fo:background-color="#80FFFF"/>
    </style:style>
    <style:style style:name="P2928" style:parent-style-name="Normalny" style:family="paragraph">
      <style:paragraph-properties fo:text-align="justify" fo:line-height="150%" fo:text-indent="0.25in"/>
    </style:style>
    <style:style style:name="P2929" style:parent-style-name="Normalny" style:family="paragraph">
      <style:paragraph-properties fo:text-align="justify" fo:line-height="150%" fo:text-indent="0.25in"/>
    </style:style>
    <style:style style:name="T2930" style:parent-style-name="Domyślnaczcionkaakapitu" style:family="text">
      <style:text-properties fo:background-color="#80FFFF"/>
    </style:style>
    <style:style style:name="T2931" style:parent-style-name="Domyślnaczcionkaakapitu" style:family="text">
      <style:text-properties fo:background-color="#80FFFF"/>
    </style:style>
    <style:style style:name="P2932" style:parent-style-name="Normalny" style:family="paragraph">
      <style:paragraph-properties fo:text-align="justify" fo:line-height="150%"/>
    </style:style>
    <style:style style:name="T2933" style:parent-style-name="Domyślnaczcionkaakapitu" style:family="text">
      <style:text-properties fo:background-color="#80FFFF" style:text-underline-type="single" style:text-underline-style="solid" style:text-underline-width="auto" style:text-underline-mode="continuous"/>
    </style:style>
    <style:style style:name="T2934" style:parent-style-name="Domyślnaczcionkaakapitu" style:family="text">
      <style:text-properties style:text-underline-type="single" style:text-underline-style="solid" style:text-underline-width="auto" style:text-underline-mode="continuous"/>
    </style:style>
    <style:style style:name="T2935" style:parent-style-name="Domyślnaczcionkaakapitu" style:family="text">
      <style:text-properties fo:background-color="#80FFFF" style:text-underline-type="single" style:text-underline-style="solid" style:text-underline-width="auto" style:text-underline-mode="continuous"/>
    </style:style>
    <style:style style:name="P2936" style:parent-style-name="Normalny" style:family="paragraph">
      <style:paragraph-properties fo:text-align="justify" fo:line-height="150%" fo:text-indent="0.25in"/>
    </style:style>
    <style:style style:name="P2937" style:parent-style-name="Normalny" style:family="paragraph">
      <style:paragraph-properties fo:text-align="justify" fo:line-height="150%" fo:text-indent="0.25in"/>
    </style:style>
    <style:style style:name="T2938" style:parent-style-name="Domyślnaczcionkaakapitu" style:family="text">
      <style:text-properties fo:background-color="#80FFFF"/>
    </style:style>
    <style:style style:name="P2939" style:parent-style-name="Normalny" style:family="paragraph">
      <style:paragraph-properties fo:text-align="justify" fo:line-height="150%"/>
    </style:style>
    <style:style style:name="T2940" style:parent-style-name="Domyślnaczcionkaakapitu" style:family="text">
      <style:text-properties style:text-underline-type="single" style:text-underline-style="solid" style:text-underline-width="auto" style:text-underline-mode="continuous"/>
    </style:style>
    <style:style style:name="T2941" style:parent-style-name="Domyślnaczcionkaakapitu" style:family="text">
      <style:text-properties fo:background-color="#80FFFF" style:text-underline-type="single" style:text-underline-style="solid" style:text-underline-width="auto" style:text-underline-mode="continuous"/>
    </style:style>
    <style:style style:name="T2942" style:parent-style-name="Domyślnaczcionkaakapitu" style:family="text">
      <style:text-properties style:text-underline-type="single" style:text-underline-style="solid" style:text-underline-width="auto" style:text-underline-mode="continuous"/>
    </style:style>
    <style:style style:name="T2943" style:parent-style-name="Domyślnaczcionkaakapitu" style:family="text">
      <style:text-properties fo:background-color="#80FFFF" style:text-underline-type="single" style:text-underline-style="solid" style:text-underline-width="auto" style:text-underline-mode="continuous"/>
    </style:style>
    <style:style style:name="T2944" style:parent-style-name="Domyślnaczcionkaakapitu" style:family="text">
      <style:text-properties style:text-underline-type="single" style:text-underline-style="solid" style:text-underline-width="auto" style:text-underline-mode="continuous"/>
    </style:style>
    <style:style style:name="T2945" style:parent-style-name="Domyślnaczcionkaakapitu" style:family="text">
      <style:text-properties fo:background-color="#80FFFF" style:text-underline-type="single" style:text-underline-style="solid" style:text-underline-width="auto" style:text-underline-mode="continuous"/>
    </style:style>
    <style:style style:name="T2946" style:parent-style-name="Domyślnaczcionkaakapitu" style:family="text">
      <style:text-properties style:text-underline-type="single" style:text-underline-style="solid" style:text-underline-width="auto" style:text-underline-mode="continuous"/>
    </style:style>
    <style:style style:name="T2947" style:parent-style-name="Domyślnaczcionkaakapitu" style:family="text">
      <style:text-properties fo:background-color="#80FFFF" style:text-underline-type="single" style:text-underline-style="solid" style:text-underline-width="auto" style:text-underline-mode="continuous"/>
    </style:style>
    <style:style style:name="P2948" style:parent-style-name="Normalny" style:family="paragraph">
      <style:paragraph-properties fo:text-align="justify" fo:line-height="150%" fo:text-indent="0.25in"/>
    </style:style>
    <style:style style:name="T2949" style:parent-style-name="Domyślnaczcionkaakapitu" style:family="text">
      <style:text-properties fo:background-color="#80FFFF"/>
    </style:style>
    <style:style style:name="T2950" style:parent-style-name="Domyślnaczcionkaakapitu" style:family="text">
      <style:text-properties fo:background-color="#80FFFF"/>
    </style:style>
    <style:style style:name="T2951" style:parent-style-name="Domyślnaczcionkaakapitu" style:family="text">
      <style:text-properties fo:background-color="#80FFFF"/>
    </style:style>
    <style:style style:name="T2952" style:parent-style-name="Domyślnaczcionkaakapitu" style:family="text">
      <style:text-properties fo:background-color="#80FFFF"/>
    </style:style>
    <style:style style:name="T2953" style:parent-style-name="Domyślnaczcionkaakapitu" style:family="text">
      <style:text-properties fo:background-color="#80FFFF"/>
    </style:style>
    <style:style style:name="T2954" style:parent-style-name="Domyślnaczcionkaakapitu" style:family="text">
      <style:text-properties fo:background-color="#80FFFF"/>
    </style:style>
    <style:style style:name="T2955" style:parent-style-name="Domyślnaczcionkaakapitu" style:family="text">
      <style:text-properties fo:background-color="#80FFFF"/>
    </style:style>
    <style:style style:name="T2956" style:parent-style-name="Domyślnaczcionkaakapitu" style:family="text">
      <style:text-properties fo:background-color="#80FFFF"/>
    </style:style>
    <style:style style:name="T2957" style:parent-style-name="Domyślnaczcionkaakapitu" style:family="text">
      <style:text-properties fo:background-color="#80FFFF"/>
    </style:style>
    <style:style style:name="P2958" style:parent-style-name="Normalny" style:family="paragraph">
      <style:paragraph-properties fo:text-align="justify" fo:line-height="150%" fo:text-indent="0.25in"/>
    </style:style>
    <style:style style:name="T2959" style:parent-style-name="Domyślnaczcionkaakapitu" style:family="text">
      <style:text-properties fo:background-color="#80FFFF"/>
    </style:style>
    <style:style style:name="P2960" style:parent-style-name="Normalny" style:family="paragraph">
      <style:paragraph-properties fo:text-align="justify" fo:line-height="150%" fo:text-indent="0.25in"/>
    </style:style>
    <style:style style:name="T2961" style:parent-style-name="Domyślnaczcionkaakapitu" style:family="text">
      <style:text-properties fo:background-color="#80FFFF"/>
    </style:style>
    <style:style style:name="P2962" style:parent-style-name="Normalny" style:family="paragraph">
      <style:paragraph-properties fo:text-align="justify" fo:line-height="150%" fo:text-indent="0.25in"/>
    </style:style>
    <style:style style:name="P2963" style:parent-style-name="Normalny" style:family="paragraph">
      <style:paragraph-properties fo:text-align="justify" fo:line-height="150%"/>
    </style:style>
    <style:style style:name="T2964" style:parent-style-name="Domyślnaczcionkaakapitu" style:family="text">
      <style:text-properties style:text-underline-type="single" style:text-underline-style="solid" style:text-underline-width="auto" style:text-underline-mode="continuous"/>
    </style:style>
    <style:style style:name="P2965" style:parent-style-name="Normalny" style:family="paragraph">
      <style:paragraph-properties fo:text-align="justify" fo:line-height="150%" fo:text-indent="0.25in"/>
    </style:style>
    <style:style style:name="T2966" style:parent-style-name="Domyślnaczcionkaakapitu" style:family="text">
      <style:text-properties fo:background-color="#80FFFF"/>
    </style:style>
    <style:style style:name="T2967" style:parent-style-name="Domyślnaczcionkaakapitu" style:family="text">
      <style:text-properties fo:background-color="#80FFFF"/>
    </style:style>
    <style:style style:name="T2968" style:parent-style-name="Domyślnaczcionkaakapitu" style:family="text">
      <style:text-properties fo:background-color="#80FFFF"/>
    </style:style>
    <style:style style:name="P2969" style:parent-style-name="Normalny" style:family="paragraph">
      <style:paragraph-properties fo:text-align="justify" fo:line-height="150%" fo:text-indent="0.25in"/>
    </style:style>
    <style:style style:name="P2970" style:parent-style-name="Normalny" style:family="paragraph">
      <style:paragraph-properties fo:text-align="justify" fo:line-height="150%" fo:text-indent="0.25in"/>
    </style:style>
    <style:style style:name="T2971" style:parent-style-name="Domyślnaczcionkaakapitu" style:family="text">
      <style:text-properties fo:background-color="#80FFFF"/>
    </style:style>
    <style:style style:name="T2972" style:parent-style-name="Domyślnaczcionkaakapitu" style:family="text">
      <style:text-properties fo:background-color="#80FFFF"/>
    </style:style>
    <style:style style:name="T2973" style:parent-style-name="Domyślnaczcionkaakapitu" style:family="text">
      <style:text-properties fo:background-color="#80FFFF"/>
    </style:style>
    <style:style style:name="P2974" style:parent-style-name="Normalny" style:family="paragraph">
      <style:paragraph-properties fo:text-align="justify" fo:line-height="150%" fo:text-indent="0.25in"/>
    </style:style>
    <style:style style:name="P2975" style:parent-style-name="Normalny" style:family="paragraph">
      <style:paragraph-properties fo:text-align="justify" fo:line-height="150%"/>
    </style:style>
    <style:style style:name="T2976" style:parent-style-name="Domyślnaczcionkaakapitu" style:family="text">
      <style:text-properties style:text-underline-type="single" style:text-underline-style="solid" style:text-underline-width="auto" style:text-underline-mode="continuous"/>
    </style:style>
    <style:style style:name="T2977" style:parent-style-name="Domyślnaczcionkaakapitu" style:family="text">
      <style:text-properties fo:background-color="#80FFFF" style:text-underline-type="single" style:text-underline-style="solid" style:text-underline-width="auto" style:text-underline-mode="continuous"/>
    </style:style>
    <style:style style:name="T2978" style:parent-style-name="Domyślnaczcionkaakapitu" style:family="text">
      <style:text-properties style:text-underline-type="single" style:text-underline-style="solid" style:text-underline-width="auto" style:text-underline-mode="continuous"/>
    </style:style>
    <style:style style:name="T2979" style:parent-style-name="Domyślnaczcionkaakapitu" style:family="text">
      <style:text-properties fo:background-color="#80FFFF" style:text-underline-type="single" style:text-underline-style="solid" style:text-underline-width="auto" style:text-underline-mode="continuous"/>
    </style:style>
    <style:style style:name="T2980" style:parent-style-name="Domyślnaczcionkaakapitu" style:family="text">
      <style:text-properties style:text-underline-type="single" style:text-underline-style="solid" style:text-underline-width="auto" style:text-underline-mode="continuous"/>
    </style:style>
    <style:style style:name="T2981" style:parent-style-name="Domyślnaczcionkaakapitu" style:family="text">
      <style:text-properties fo:background-color="#80FFFF" style:text-underline-type="single" style:text-underline-style="solid" style:text-underline-width="auto" style:text-underline-mode="continuous"/>
    </style:style>
    <style:style style:name="T2982" style:parent-style-name="Domyślnaczcionkaakapitu" style:family="text">
      <style:text-properties style:text-underline-type="single" style:text-underline-style="solid" style:text-underline-width="auto" style:text-underline-mode="continuous"/>
    </style:style>
    <style:style style:name="T2983" style:parent-style-name="Domyślnaczcionkaakapitu" style:family="text">
      <style:text-properties fo:background-color="#80FFFF" style:text-underline-type="single" style:text-underline-style="solid" style:text-underline-width="auto" style:text-underline-mode="continuous"/>
    </style:style>
    <style:style style:name="T2984" style:parent-style-name="Domyślnaczcionkaakapitu" style:family="text">
      <style:text-properties fo:background-color="#80FFFF"/>
    </style:style>
    <style:style style:name="P2985" style:parent-style-name="Normalny" style:family="paragraph">
      <style:paragraph-properties fo:text-align="justify" fo:line-height="150%" fo:text-indent="0.25in"/>
    </style:style>
    <style:style style:name="P2986" style:parent-style-name="Normalny" style:family="paragraph">
      <style:paragraph-properties fo:text-align="justify" fo:line-height="150%" fo:text-indent="0.25in"/>
    </style:style>
    <style:style style:name="T2987" style:parent-style-name="Domyślnaczcionkaakapitu" style:family="text">
      <style:text-properties fo:background-color="#80FFFF"/>
    </style:style>
    <style:style style:name="T2988" style:parent-style-name="Domyślnaczcionkaakapitu" style:family="text">
      <style:text-properties fo:background-color="#80FFFF"/>
    </style:style>
    <style:style style:name="T2989" style:parent-style-name="Domyślnaczcionkaakapitu" style:family="text">
      <style:text-properties fo:background-color="#80FFFF"/>
    </style:style>
    <style:style style:name="P2990" style:parent-style-name="Normalny" style:family="paragraph">
      <style:paragraph-properties fo:text-align="justify" fo:line-height="150%" fo:text-indent="0.25in"/>
    </style:style>
    <style:style style:name="T2991" style:parent-style-name="Domyślnaczcionkaakapitu" style:family="text">
      <style:text-properties fo:background-color="#80FFFF"/>
    </style:style>
    <style:style style:name="P2992" style:parent-style-name="Normalny" style:family="paragraph">
      <style:paragraph-properties fo:text-align="justify" fo:line-height="150%"/>
    </style:style>
    <style:style style:name="T2993" style:parent-style-name="Domyślnaczcionkaakapitu" style:family="text">
      <style:text-properties style:text-underline-type="single" style:text-underline-style="solid" style:text-underline-width="auto" style:text-underline-mode="continuous"/>
    </style:style>
    <style:style style:name="T2994" style:parent-style-name="Domyślnaczcionkaakapitu" style:family="text">
      <style:text-properties fo:background-color="#80FFFF" style:text-underline-type="single" style:text-underline-style="solid" style:text-underline-width="auto" style:text-underline-mode="continuous"/>
    </style:style>
    <style:style style:name="P2995" style:parent-style-name="Normalny" style:family="paragraph">
      <style:paragraph-properties fo:text-align="justify" fo:line-height="150%" fo:text-indent="0.25in"/>
    </style:style>
    <style:style style:name="T2996" style:parent-style-name="Domyślnaczcionkaakapitu" style:family="text">
      <style:text-properties fo:background-color="#80FFFF"/>
    </style:style>
    <style:style style:name="T2997" style:parent-style-name="Domyślnaczcionkaakapitu" style:family="text">
      <style:text-properties fo:background-color="#80FFFF"/>
    </style:style>
    <style:style style:name="T2998" style:parent-style-name="Domyślnaczcionkaakapitu" style:family="text">
      <style:text-properties fo:background-color="#80FFFF"/>
    </style:style>
    <style:style style:name="T2999" style:parent-style-name="Domyślnaczcionkaakapitu" style:family="text">
      <style:text-properties fo:background-color="#80FFFF"/>
    </style:style>
    <style:style style:name="T3000" style:parent-style-name="Domyślnaczcionkaakapitu" style:family="text">
      <style:text-properties fo:background-color="#80FFFF"/>
    </style:style>
    <style:style style:name="T3001" style:parent-style-name="Domyślnaczcionkaakapitu" style:family="text">
      <style:text-properties fo:background-color="#80FFFF"/>
    </style:style>
    <style:style style:name="T3002" style:parent-style-name="Domyślnaczcionkaakapitu" style:family="text">
      <style:text-properties fo:background-color="#80FFFF"/>
    </style:style>
    <style:style style:name="T3003" style:parent-style-name="Domyślnaczcionkaakapitu" style:family="text">
      <style:text-properties fo:background-color="#80FFFF"/>
    </style:style>
    <style:style style:name="T3004" style:parent-style-name="Domyślnaczcionkaakapitu" style:family="text">
      <style:text-properties fo:background-color="#80FFFF"/>
    </style:style>
    <style:style style:name="T3005" style:parent-style-name="Domyślnaczcionkaakapitu" style:family="text">
      <style:text-properties fo:background-color="#80FFFF"/>
    </style:style>
    <style:style style:name="T3006" style:parent-style-name="Domyślnaczcionkaakapitu" style:family="text">
      <style:text-properties fo:background-color="#80FFFF"/>
    </style:style>
    <style:style style:name="T3007" style:parent-style-name="Domyślnaczcionkaakapitu" style:family="text">
      <style:text-properties fo:background-color="#80FFFF"/>
    </style:style>
    <style:style style:name="T3008" style:parent-style-name="Domyślnaczcionkaakapitu" style:family="text">
      <style:text-properties fo:background-color="#80FFFF"/>
    </style:style>
    <style:style style:name="P3009" style:parent-style-name="Normalny" style:family="paragraph">
      <style:paragraph-properties fo:text-align="justify" fo:line-height="150%" fo:text-indent="0.25in"/>
    </style:style>
    <style:style style:name="T3010" style:parent-style-name="Domyślnaczcionkaakapitu" style:family="text">
      <style:text-properties fo:background-color="#80FFFF"/>
    </style:style>
    <style:style style:name="P3011" style:parent-style-name="Normalny" style:family="paragraph">
      <style:paragraph-properties fo:text-align="justify" fo:line-height="150%" fo:text-indent="0.25in"/>
    </style:style>
    <style:style style:name="P3012" style:parent-style-name="Normalny" style:family="paragraph">
      <style:paragraph-properties fo:text-align="justify" fo:line-height="150%" fo:text-indent="0.25in"/>
    </style:style>
    <style:style style:name="P3013" style:parent-style-name="Normalny" style:family="paragraph">
      <style:paragraph-properties fo:text-align="justify" fo:line-height="150%"/>
    </style:style>
    <style:style style:name="T3014" style:parent-style-name="Domyślnaczcionkaakapitu" style:family="text">
      <style:text-properties fo:background-color="#80FFFF"/>
    </style:style>
    <style:style style:name="T3015" style:parent-style-name="Domyślnaczcionkaakapitu" style:family="text">
      <style:text-properties fo:background-color="#80FFFF"/>
    </style:style>
    <style:style style:name="P3016" style:parent-style-name="Normalny" style:family="paragraph">
      <style:paragraph-properties fo:text-align="justify" fo:line-height="150%"/>
    </style:style>
    <style:style style:name="T3017" style:parent-style-name="Domyślnaczcionkaakapitu" style:family="text">
      <style:text-properties style:text-underline-type="single" style:text-underline-style="solid" style:text-underline-width="auto" style:text-underline-mode="continuous"/>
    </style:style>
    <style:style style:name="P3018" style:parent-style-name="Normalny" style:family="paragraph">
      <style:paragraph-properties fo:text-align="justify" fo:line-height="150%" fo:text-indent="0.25in"/>
    </style:style>
    <style:style style:name="P3019" style:parent-style-name="Normalny" style:family="paragraph">
      <style:paragraph-properties fo:text-align="justify" fo:line-height="150%"/>
    </style:style>
    <style:style style:name="T3020" style:parent-style-name="Domyślnaczcionkaakapitu" style:family="text">
      <style:text-properties style:text-underline-type="single" style:text-underline-style="solid" style:text-underline-width="auto" style:text-underline-mode="continuous"/>
    </style:style>
    <style:style style:name="P3021" style:parent-style-name="Normalny" style:family="paragraph">
      <style:paragraph-properties fo:text-align="justify" fo:line-height="150%" fo:text-indent="0.25in"/>
    </style:style>
    <style:style style:name="T3022" style:parent-style-name="Domyślnaczcionkaakapitu" style:family="text">
      <style:text-properties fo:background-color="#80FFFF"/>
    </style:style>
    <style:style style:name="P3023" style:parent-style-name="Normalny" style:family="paragraph">
      <style:paragraph-properties fo:text-align="justify" fo:line-height="150%" fo:text-indent="0.25in"/>
    </style:style>
    <style:style style:name="P3024" style:parent-style-name="Normalny" style:family="paragraph">
      <style:paragraph-properties fo:text-align="justify" fo:line-height="150%"/>
    </style:style>
    <style:style style:name="T3025" style:parent-style-name="Domyślnaczcionkaakapitu" style:family="text">
      <style:text-properties style:text-underline-type="single" style:text-underline-style="solid" style:text-underline-width="auto" style:text-underline-mode="continuous"/>
    </style:style>
    <style:style style:name="P3026" style:parent-style-name="Normalny" style:family="paragraph">
      <style:paragraph-properties fo:text-align="justify" fo:line-height="150%" fo:text-indent="0.25in"/>
    </style:style>
    <style:style style:name="P3027" style:parent-style-name="Normalny" style:family="paragraph">
      <style:paragraph-properties fo:text-align="justify" fo:line-height="150%"/>
    </style:style>
    <style:style style:name="T3028" style:parent-style-name="Domyślnaczcionkaakapitu" style:family="text">
      <style:text-properties style:text-underline-type="single" style:text-underline-style="solid" style:text-underline-width="auto" style:text-underline-mode="continuous"/>
    </style:style>
    <style:style style:name="P3029" style:parent-style-name="Normalny" style:family="paragraph">
      <style:paragraph-properties fo:text-align="justify" fo:line-height="150%" fo:text-indent="0.25in"/>
    </style:style>
    <style:style style:name="P3030" style:parent-style-name="Normalny" style:family="paragraph">
      <style:paragraph-properties fo:text-align="justify" fo:line-height="150%"/>
    </style:style>
    <style:style style:name="T3031" style:parent-style-name="Domyślnaczcionkaakapitu" style:family="text">
      <style:text-properties style:text-underline-type="single" style:text-underline-style="solid" style:text-underline-width="auto" style:text-underline-mode="continuous"/>
    </style:style>
    <style:style style:name="P3032" style:parent-style-name="Normalny" style:family="paragraph">
      <style:paragraph-properties fo:text-align="justify" fo:line-height="150%" fo:text-indent="0.25in"/>
    </style:style>
    <style:style style:name="T3033" style:parent-style-name="Domyślnaczcionkaakapitu" style:family="text">
      <style:text-properties fo:background-color="#80FFFF"/>
    </style:style>
    <style:style style:name="T3034" style:parent-style-name="Domyślnaczcionkaakapitu" style:family="text">
      <style:text-properties fo:background-color="#80FFFF"/>
    </style:style>
    <style:style style:name="T3035" style:parent-style-name="Domyślnaczcionkaakapitu" style:family="text">
      <style:text-properties fo:background-color="#80FFFF"/>
    </style:style>
    <style:style style:name="T3036" style:parent-style-name="Domyślnaczcionkaakapitu" style:family="text">
      <style:text-properties fo:background-color="#80FFFF"/>
    </style:style>
    <style:style style:name="T3037" style:parent-style-name="Domyślnaczcionkaakapitu" style:family="text">
      <style:text-properties fo:background-color="#80FFFF"/>
    </style:style>
    <style:style style:name="P3038" style:parent-style-name="Normalny" style:family="paragraph">
      <style:paragraph-properties fo:text-align="justify" fo:line-height="150%" fo:text-indent="0.25in"/>
    </style:style>
    <style:style style:name="P3039" style:parent-style-name="Normalny" style:family="paragraph">
      <style:paragraph-properties fo:text-align="justify" fo:line-height="150%"/>
    </style:style>
    <style:style style:name="T3040" style:parent-style-name="Domyślnaczcionkaakapitu" style:family="text">
      <style:text-properties style:text-underline-type="single" style:text-underline-style="solid" style:text-underline-width="auto" style:text-underline-mode="continuous"/>
    </style:style>
    <style:style style:name="P3041" style:parent-style-name="Normalny" style:family="paragraph">
      <style:paragraph-properties fo:text-align="justify" fo:line-height="150%" fo:text-indent="0.25in"/>
    </style:style>
    <style:style style:name="P3042" style:parent-style-name="Normalny" style:family="paragraph">
      <style:paragraph-properties fo:text-align="justify" fo:line-height="150%" fo:text-indent="0.25in"/>
    </style:style>
    <style:style style:name="P3043" style:parent-style-name="Normalny" style:family="paragraph">
      <style:paragraph-properties fo:text-align="justify" fo:line-height="150%" fo:text-indent="0.25in"/>
    </style:style>
    <style:style style:name="T3044" style:parent-style-name="Domyślnaczcionkaakapitu" style:family="text">
      <style:text-properties fo:background-color="#80FFFF"/>
    </style:style>
    <style:style style:name="T3045" style:parent-style-name="Domyślnaczcionkaakapitu" style:family="text">
      <style:text-properties fo:background-color="#80FFFF"/>
    </style:style>
    <style:style style:name="T3046" style:parent-style-name="Domyślnaczcionkaakapitu" style:family="text">
      <style:text-properties fo:background-color="#80FFFF"/>
    </style:style>
    <style:style style:name="T3047" style:parent-style-name="Domyślnaczcionkaakapitu" style:family="text">
      <style:text-properties fo:background-color="#80FFFF"/>
    </style:style>
    <style:style style:name="P3048" style:parent-style-name="Normalny" style:family="paragraph">
      <style:paragraph-properties fo:text-align="justify" fo:line-height="150%" fo:text-indent="0.25in"/>
    </style:style>
    <style:style style:name="T3049" style:parent-style-name="Domyślnaczcionkaakapitu" style:family="text">
      <style:text-properties fo:background-color="#80FFFF"/>
    </style:style>
    <style:style style:name="T3050" style:parent-style-name="Domyślnaczcionkaakapitu" style:family="text">
      <style:text-properties fo:background-color="#80FFFF"/>
    </style:style>
    <style:style style:name="T3051" style:parent-style-name="Domyślnaczcionkaakapitu" style:family="text">
      <style:text-properties fo:background-color="#80FFFF"/>
    </style:style>
    <style:style style:name="P3052" style:parent-style-name="Normalny" style:family="paragraph">
      <style:paragraph-properties fo:text-align="justify" fo:line-height="150%" fo:text-indent="0.25in"/>
    </style:style>
    <style:style style:name="T3053" style:parent-style-name="Domyślnaczcionkaakapitu" style:family="text">
      <style:text-properties fo:background-color="#80FFFF"/>
    </style:style>
    <style:style style:name="T3054" style:parent-style-name="Domyślnaczcionkaakapitu" style:family="text">
      <style:text-properties fo:background-color="#80FFFF"/>
    </style:style>
    <style:style style:name="P3055" style:parent-style-name="Normalny" style:family="paragraph">
      <style:paragraph-properties fo:text-align="justify" fo:line-height="150%" fo:text-indent="0.25in"/>
    </style:style>
    <style:style style:name="P3056" style:parent-style-name="Normalny" style:family="paragraph">
      <style:paragraph-properties fo:text-align="justify" fo:line-height="150%"/>
    </style:style>
    <style:style style:name="T3057" style:parent-style-name="Domyślnaczcionkaakapitu" style:family="text">
      <style:text-properties style:text-underline-type="single" style:text-underline-style="solid" style:text-underline-width="auto" style:text-underline-mode="continuous"/>
    </style:style>
    <style:style style:name="T3058" style:parent-style-name="Domyślnaczcionkaakapitu" style:family="text">
      <style:text-properties fo:background-color="#80FFFF" style:text-underline-type="single" style:text-underline-style="solid" style:text-underline-width="auto" style:text-underline-mode="continuous"/>
    </style:style>
    <style:style style:name="T3059" style:parent-style-name="Domyślnaczcionkaakapitu" style:family="text">
      <style:text-properties style:text-underline-type="single" style:text-underline-style="solid" style:text-underline-width="auto" style:text-underline-mode="continuous"/>
    </style:style>
    <style:style style:name="P3060" style:parent-style-name="Normalny" style:family="paragraph">
      <style:paragraph-properties fo:text-align="justify" fo:line-height="150%" fo:text-indent="0.25in"/>
    </style:style>
    <style:style style:name="T3061" style:parent-style-name="Domyślnaczcionkaakapitu" style:family="text">
      <style:text-properties fo:background-color="#80FFFF"/>
    </style:style>
    <style:style style:name="P3062" style:parent-style-name="Normalny" style:family="paragraph">
      <style:paragraph-properties fo:text-align="justify" fo:line-height="150%" fo:text-indent="0.25in"/>
    </style:style>
    <style:style style:name="T3063" style:parent-style-name="Domyślnaczcionkaakapitu" style:family="text">
      <style:text-properties fo:background-color="#80FFFF"/>
    </style:style>
    <style:style style:name="T3064" style:parent-style-name="Domyślnaczcionkaakapitu" style:family="text">
      <style:text-properties fo:background-color="#80FFFF"/>
    </style:style>
    <style:style style:name="T3065" style:parent-style-name="Domyślnaczcionkaakapitu" style:family="text">
      <style:text-properties fo:background-color="#80FFFF"/>
    </style:style>
    <style:style style:name="T3066" style:parent-style-name="Domyślnaczcionkaakapitu" style:family="text">
      <style:text-properties fo:background-color="#80FFFF"/>
    </style:style>
    <style:style style:name="P3067" style:parent-style-name="Normalny" style:family="paragraph">
      <style:paragraph-properties fo:text-align="justify" fo:line-height="150%" fo:text-indent="0.25in"/>
    </style:style>
    <style:style style:name="T3068" style:parent-style-name="Domyślnaczcionkaakapitu" style:family="text">
      <style:text-properties fo:background-color="#80FFFF"/>
    </style:style>
    <style:style style:name="P3069" style:parent-style-name="Normalny" style:family="paragraph">
      <style:paragraph-properties fo:text-align="justify" fo:line-height="150%" fo:text-indent="0.25in"/>
    </style:style>
    <style:style style:name="T3070" style:parent-style-name="Domyślnaczcionkaakapitu" style:family="text">
      <style:text-properties fo:background-color="#80FFFF"/>
    </style:style>
    <style:style style:name="T3071" style:parent-style-name="Domyślnaczcionkaakapitu" style:family="text">
      <style:text-properties fo:background-color="#80FFFF"/>
    </style:style>
    <style:style style:name="P3072" style:parent-style-name="Normalny" style:family="paragraph">
      <style:paragraph-properties fo:text-align="justify" fo:line-height="150%"/>
    </style:style>
    <style:style style:name="T3073" style:parent-style-name="Domyślnaczcionkaakapitu" style:family="text">
      <style:text-properties style:text-underline-type="single" style:text-underline-style="solid" style:text-underline-width="auto" style:text-underline-mode="continuous"/>
    </style:style>
    <style:style style:name="T3074" style:parent-style-name="Domyślnaczcionkaakapitu" style:family="text">
      <style:text-properties fo:background-color="#80FFFF" style:text-underline-type="single" style:text-underline-style="solid" style:text-underline-width="auto" style:text-underline-mode="continuous"/>
    </style:style>
    <style:style style:name="T3075" style:parent-style-name="Domyślnaczcionkaakapitu" style:family="text">
      <style:text-properties style:text-underline-type="single" style:text-underline-style="solid" style:text-underline-width="auto" style:text-underline-mode="continuous"/>
    </style:style>
    <style:style style:name="P3076" style:parent-style-name="Normalny" style:family="paragraph">
      <style:paragraph-properties fo:text-align="justify" fo:line-height="150%" fo:text-indent="0.25in"/>
    </style:style>
    <style:style style:name="T3077" style:parent-style-name="Domyślnaczcionkaakapitu" style:family="text">
      <style:text-properties fo:background-color="#80FFFF"/>
    </style:style>
    <style:style style:name="T3078" style:parent-style-name="Domyślnaczcionkaakapitu" style:family="text">
      <style:text-properties fo:background-color="#80FFFF"/>
    </style:style>
    <style:style style:name="T3079" style:parent-style-name="Domyślnaczcionkaakapitu" style:family="text">
      <style:text-properties fo:background-color="#80FFFF"/>
    </style:style>
    <style:style style:name="P3080" style:parent-style-name="Normalny" style:family="paragraph">
      <style:paragraph-properties fo:text-align="justify" fo:line-height="150%" fo:text-indent="0.25in"/>
    </style:style>
    <style:style style:name="T3081" style:parent-style-name="Domyślnaczcionkaakapitu" style:family="text">
      <style:text-properties fo:background-color="#80FFFF"/>
    </style:style>
    <style:style style:name="P3082" style:parent-style-name="Normalny" style:family="paragraph">
      <style:paragraph-properties fo:text-align="justify" fo:line-height="150%"/>
    </style:style>
    <style:style style:name="T3083" style:parent-style-name="Domyślnaczcionkaakapitu" style:family="text">
      <style:text-properties style:text-underline-type="single" style:text-underline-style="solid" style:text-underline-width="auto" style:text-underline-mode="continuous"/>
    </style:style>
    <style:style style:name="T3084" style:parent-style-name="Domyślnaczcionkaakapitu" style:family="text">
      <style:text-properties fo:background-color="#80FFFF" style:text-underline-type="single" style:text-underline-style="solid" style:text-underline-width="auto" style:text-underline-mode="continuous"/>
    </style:style>
    <style:style style:name="T3085" style:parent-style-name="Domyślnaczcionkaakapitu" style:family="text">
      <style:text-properties style:text-underline-type="single" style:text-underline-style="solid" style:text-underline-width="auto" style:text-underline-mode="continuous"/>
    </style:style>
    <style:style style:name="T3086" style:parent-style-name="Domyślnaczcionkaakapitu" style:family="text">
      <style:text-properties fo:background-color="#80FFFF" style:text-underline-type="single" style:text-underline-style="solid" style:text-underline-width="auto" style:text-underline-mode="continuous"/>
    </style:style>
    <style:style style:name="T3087" style:parent-style-name="Domyślnaczcionkaakapitu" style:family="text">
      <style:text-properties style:text-underline-type="single" style:text-underline-style="solid" style:text-underline-width="auto" style:text-underline-mode="continuous"/>
    </style:style>
    <style:style style:name="T3088" style:parent-style-name="Domyślnaczcionkaakapitu" style:family="text">
      <style:text-properties fo:background-color="#80FFFF" style:text-underline-type="single" style:text-underline-style="solid" style:text-underline-width="auto" style:text-underline-mode="continuous"/>
    </style:style>
    <style:style style:name="T3089" style:parent-style-name="Domyślnaczcionkaakapitu" style:family="text">
      <style:text-properties style:text-underline-type="single" style:text-underline-style="solid" style:text-underline-width="auto" style:text-underline-mode="continuous"/>
    </style:style>
    <style:style style:name="P3090" style:parent-style-name="Normalny" style:family="paragraph">
      <style:paragraph-properties fo:text-align="justify" fo:line-height="150%" fo:text-indent="0.25in"/>
    </style:style>
    <style:style style:name="T3091" style:parent-style-name="Domyślnaczcionkaakapitu" style:family="text">
      <style:text-properties fo:background-color="#80FFFF"/>
    </style:style>
    <style:style style:name="P3092" style:parent-style-name="Normalny" style:family="paragraph">
      <style:paragraph-properties fo:text-align="justify" fo:line-height="150%" fo:text-indent="0.25in"/>
    </style:style>
    <style:style style:name="P3093" style:parent-style-name="Normalny" style:family="paragraph">
      <style:paragraph-properties fo:text-align="justify" fo:line-height="150%"/>
    </style:style>
    <style:style style:name="T3094" style:parent-style-name="Domyślnaczcionkaakapitu" style:family="text">
      <style:text-properties style:text-underline-type="single" style:text-underline-style="solid" style:text-underline-width="auto" style:text-underline-mode="continuous"/>
    </style:style>
    <style:style style:name="T3095" style:parent-style-name="Domyślnaczcionkaakapitu" style:family="text">
      <style:text-properties fo:background-color="#80FFFF" style:text-underline-type="single" style:text-underline-style="solid" style:text-underline-width="auto" style:text-underline-mode="continuous"/>
    </style:style>
    <style:style style:name="T3096" style:parent-style-name="Domyślnaczcionkaakapitu" style:family="text">
      <style:text-properties style:text-underline-type="single" style:text-underline-style="solid" style:text-underline-width="auto" style:text-underline-mode="continuous"/>
    </style:style>
    <style:style style:name="T3097" style:parent-style-name="Domyślnaczcionkaakapitu" style:family="text">
      <style:text-properties fo:background-color="#80FFFF" style:text-underline-type="single" style:text-underline-style="solid" style:text-underline-width="auto" style:text-underline-mode="continuous"/>
    </style:style>
    <style:style style:name="T3098" style:parent-style-name="Domyślnaczcionkaakapitu" style:family="text">
      <style:text-properties fo:background-color="#80FFFF"/>
    </style:style>
    <style:style style:name="P3099" style:parent-style-name="Normalny" style:family="paragraph">
      <style:paragraph-properties fo:text-align="justify" fo:line-height="150%" fo:text-indent="0.25in"/>
    </style:style>
    <style:style style:name="P3100" style:parent-style-name="Normalny" style:family="paragraph">
      <style:paragraph-properties fo:text-align="justify" fo:line-height="150%"/>
    </style:style>
    <style:style style:name="T3101" style:parent-style-name="Domyślnaczcionkaakapitu" style:family="text">
      <style:text-properties style:text-underline-type="single" style:text-underline-style="solid" style:text-underline-width="auto" style:text-underline-mode="continuous"/>
    </style:style>
    <style:style style:name="T3102" style:parent-style-name="Domyślnaczcionkaakapitu" style:family="text">
      <style:text-properties fo:background-color="#80FFFF" style:text-underline-type="single" style:text-underline-style="solid" style:text-underline-width="auto" style:text-underline-mode="continuous"/>
    </style:style>
    <style:style style:name="T3103" style:parent-style-name="Domyślnaczcionkaakapitu" style:family="text">
      <style:text-properties style:text-underline-type="single" style:text-underline-style="solid" style:text-underline-width="auto" style:text-underline-mode="continuous"/>
    </style:style>
    <style:style style:name="T3104" style:parent-style-name="Domyślnaczcionkaakapitu" style:family="text">
      <style:text-properties fo:background-color="#80FFFF" style:text-underline-type="single" style:text-underline-style="solid" style:text-underline-width="auto" style:text-underline-mode="continuous"/>
    </style:style>
    <style:style style:name="T3105" style:parent-style-name="Domyślnaczcionkaakapitu" style:family="text">
      <style:text-properties style:text-underline-type="single" style:text-underline-style="solid" style:text-underline-width="auto" style:text-underline-mode="continuous"/>
    </style:style>
    <style:style style:name="P3106" style:parent-style-name="Normalny" style:family="paragraph">
      <style:paragraph-properties fo:text-align="justify" fo:line-height="150%" fo:text-indent="0.25in"/>
    </style:style>
    <style:style style:name="P3107" style:parent-style-name="Normalny" style:family="paragraph">
      <style:paragraph-properties fo:text-align="justify" fo:line-height="150%"/>
    </style:style>
    <style:style style:name="T3108" style:parent-style-name="Domyślnaczcionkaakapitu" style:family="text">
      <style:text-properties style:text-underline-type="single" style:text-underline-style="solid" style:text-underline-width="auto" style:text-underline-mode="continuous"/>
    </style:style>
    <style:style style:name="P3109" style:parent-style-name="Normalny" style:family="paragraph">
      <style:paragraph-properties fo:text-align="justify" fo:line-height="150%" fo:text-indent="0.25in"/>
    </style:style>
    <style:style style:name="P3110" style:parent-style-name="Normalny" style:family="paragraph">
      <style:paragraph-properties fo:text-align="justify" fo:line-height="150%"/>
    </style:style>
    <style:style style:name="T3111" style:parent-style-name="Domyślnaczcionkaakapitu" style:family="text">
      <style:text-properties style:text-underline-type="single" style:text-underline-style="solid" style:text-underline-width="auto" style:text-underline-mode="continuous"/>
    </style:style>
    <style:style style:name="T3112" style:parent-style-name="Domyślnaczcionkaakapitu" style:family="text">
      <style:text-properties fo:background-color="#80FFFF" style:text-underline-type="single" style:text-underline-style="solid" style:text-underline-width="auto" style:text-underline-mode="continuous"/>
    </style:style>
    <style:style style:name="T3113" style:parent-style-name="Domyślnaczcionkaakapitu" style:family="text">
      <style:text-properties style:text-underline-type="single" style:text-underline-style="solid" style:text-underline-width="auto" style:text-underline-mode="continuous"/>
    </style:style>
    <style:style style:name="T3114" style:parent-style-name="Domyślnaczcionkaakapitu" style:family="text">
      <style:text-properties fo:background-color="#80FFFF" style:text-underline-type="single" style:text-underline-style="solid" style:text-underline-width="auto" style:text-underline-mode="continuous"/>
    </style:style>
    <style:style style:name="T3115" style:parent-style-name="Domyślnaczcionkaakapitu" style:family="text">
      <style:text-properties style:text-underline-type="single" style:text-underline-style="solid" style:text-underline-width="auto" style:text-underline-mode="continuous"/>
    </style:style>
    <style:style style:name="P3116" style:parent-style-name="Normalny" style:family="paragraph">
      <style:paragraph-properties fo:text-align="justify" fo:line-height="150%" fo:text-indent="0.25in"/>
    </style:style>
    <style:style style:name="T3117" style:parent-style-name="Domyślnaczcionkaakapitu" style:family="text">
      <style:text-properties fo:background-color="#80FFFF"/>
    </style:style>
    <style:style style:name="P3118" style:parent-style-name="Normalny" style:family="paragraph">
      <style:paragraph-properties fo:text-align="justify" fo:line-height="150%"/>
    </style:style>
    <style:style style:name="T3119" style:parent-style-name="Domyślnaczcionkaakapitu" style:family="text">
      <style:text-properties style:text-underline-type="single" style:text-underline-style="solid" style:text-underline-width="auto" style:text-underline-mode="continuous"/>
    </style:style>
    <style:style style:name="P3120" style:parent-style-name="Normalny" style:family="paragraph">
      <style:paragraph-properties fo:text-align="justify" fo:line-height="150%" fo:text-indent="0.25in"/>
    </style:style>
    <style:style style:name="P3121" style:parent-style-name="Normalny" style:family="paragraph">
      <style:paragraph-properties fo:text-align="justify" fo:line-height="150%"/>
    </style:style>
    <style:style style:name="T3122" style:parent-style-name="Domyślnaczcionkaakapitu" style:family="text">
      <style:text-properties style:text-underline-type="single" style:text-underline-style="solid" style:text-underline-width="auto" style:text-underline-mode="continuous"/>
    </style:style>
    <style:style style:name="T3123" style:parent-style-name="Domyślnaczcionkaakapitu" style:family="text">
      <style:text-properties fo:background-color="#80FFFF" style:text-underline-type="single" style:text-underline-style="solid" style:text-underline-width="auto" style:text-underline-mode="continuous"/>
    </style:style>
    <style:style style:name="T3124" style:parent-style-name="Domyślnaczcionkaakapitu" style:family="text">
      <style:text-properties style:text-underline-type="single" style:text-underline-style="solid" style:text-underline-width="auto" style:text-underline-mode="continuous"/>
    </style:style>
    <style:style style:name="T3125" style:parent-style-name="Domyślnaczcionkaakapitu" style:family="text">
      <style:text-properties fo:background-color="#80FFFF" style:text-underline-type="single" style:text-underline-style="solid" style:text-underline-width="auto" style:text-underline-mode="continuous"/>
    </style:style>
    <style:style style:name="T3126" style:parent-style-name="Domyślnaczcionkaakapitu" style:family="text">
      <style:text-properties style:text-underline-type="single" style:text-underline-style="solid" style:text-underline-width="auto" style:text-underline-mode="continuous"/>
    </style:style>
    <style:style style:name="P3127" style:parent-style-name="Normalny" style:family="paragraph">
      <style:paragraph-properties fo:text-align="justify" fo:line-height="150%" fo:text-indent="0.25in"/>
    </style:style>
    <style:style style:name="T3128" style:parent-style-name="Domyślnaczcionkaakapitu" style:family="text">
      <style:text-properties fo:background-color="#80FFFF"/>
    </style:style>
    <style:style style:name="P3129" style:parent-style-name="Normalny" style:family="paragraph">
      <style:paragraph-properties fo:text-align="justify" fo:line-height="150%" fo:text-indent="0.25in"/>
    </style:style>
    <style:style style:name="T3130" style:parent-style-name="Domyślnaczcionkaakapitu" style:family="text">
      <style:text-properties fo:background-color="#80FFFF"/>
    </style:style>
    <style:style style:name="P3131" style:parent-style-name="Normalny" style:family="paragraph">
      <style:paragraph-properties fo:text-align="justify" fo:line-height="150%"/>
    </style:style>
    <style:style style:name="T3132" style:parent-style-name="Domyślnaczcionkaakapitu" style:family="text">
      <style:text-properties style:text-underline-type="single" style:text-underline-style="solid" style:text-underline-width="auto" style:text-underline-mode="continuous"/>
    </style:style>
    <style:style style:name="T3133" style:parent-style-name="Domyślnaczcionkaakapitu" style:family="text">
      <style:text-properties fo:background-color="#80FFFF" style:text-underline-type="single" style:text-underline-style="solid" style:text-underline-width="auto" style:text-underline-mode="continuous"/>
    </style:style>
    <style:style style:name="T3134" style:parent-style-name="Domyślnaczcionkaakapitu" style:family="text">
      <style:text-properties style:text-underline-type="single" style:text-underline-style="solid" style:text-underline-width="auto" style:text-underline-mode="continuous"/>
    </style:style>
    <style:style style:name="T3135" style:parent-style-name="Domyślnaczcionkaakapitu" style:family="text">
      <style:text-properties fo:background-color="#80FFFF" style:text-underline-type="single" style:text-underline-style="solid" style:text-underline-width="auto" style:text-underline-mode="continuous"/>
    </style:style>
    <style:style style:name="T3136" style:parent-style-name="Domyślnaczcionkaakapitu" style:family="text">
      <style:text-properties style:text-underline-type="single" style:text-underline-style="solid" style:text-underline-width="auto" style:text-underline-mode="continuous"/>
    </style:style>
    <style:style style:name="T3137" style:parent-style-name="Domyślnaczcionkaakapitu" style:family="text">
      <style:text-properties fo:background-color="#80FFFF" style:text-underline-type="single" style:text-underline-style="solid" style:text-underline-width="auto" style:text-underline-mode="continuous"/>
    </style:style>
    <style:style style:name="T3138" style:parent-style-name="Domyślnaczcionkaakapitu" style:family="text">
      <style:text-properties style:text-underline-type="single" style:text-underline-style="solid" style:text-underline-width="auto" style:text-underline-mode="continuous"/>
    </style:style>
    <style:style style:name="P3139" style:parent-style-name="Normalny" style:family="paragraph">
      <style:paragraph-properties fo:text-align="justify" fo:line-height="150%" fo:text-indent="0.25in"/>
    </style:style>
    <style:style style:name="T3140" style:parent-style-name="Domyślnaczcionkaakapitu" style:family="text">
      <style:text-properties fo:background-color="#80FFFF"/>
    </style:style>
    <style:style style:name="T3141" style:parent-style-name="Domyślnaczcionkaakapitu" style:family="text">
      <style:text-properties fo:background-color="#80FFFF"/>
    </style:style>
    <style:style style:name="P3142" style:parent-style-name="Normalny" style:family="paragraph">
      <style:paragraph-properties fo:text-align="justify" fo:line-height="150%" fo:text-indent="0.25in"/>
    </style:style>
    <style:style style:name="P3143" style:parent-style-name="Normalny" style:family="paragraph">
      <style:paragraph-properties fo:text-align="justify" fo:line-height="150%" fo:text-indent="0.25in"/>
    </style:style>
    <style:style style:name="T3144" style:parent-style-name="Domyślnaczcionkaakapitu" style:family="text">
      <style:text-properties fo:background-color="#80FFFF"/>
    </style:style>
    <style:style style:name="T3145" style:parent-style-name="Domyślnaczcionkaakapitu" style:family="text">
      <style:text-properties fo:background-color="#80FFFF"/>
    </style:style>
    <style:style style:name="P3146" style:parent-style-name="Normalny" style:family="paragraph">
      <style:paragraph-properties fo:text-align="justify" fo:line-height="150%"/>
    </style:style>
    <style:style style:name="T3147" style:parent-style-name="Domyślnaczcionkaakapitu" style:family="text">
      <style:text-properties style:text-underline-type="single" style:text-underline-style="solid" style:text-underline-width="auto" style:text-underline-mode="continuous"/>
    </style:style>
    <style:style style:name="P3148" style:parent-style-name="Normalny" style:family="paragraph">
      <style:paragraph-properties fo:text-align="justify" fo:line-height="150%" fo:text-indent="0.25in"/>
    </style:style>
    <style:style style:name="P3149" style:parent-style-name="Normalny" style:family="paragraph">
      <style:paragraph-properties fo:text-align="justify" fo:line-height="150%"/>
    </style:style>
    <style:style style:name="T3150" style:parent-style-name="Domyślnaczcionkaakapitu" style:family="text">
      <style:text-properties style:text-underline-type="single" style:text-underline-style="solid" style:text-underline-width="auto" style:text-underline-mode="continuous"/>
    </style:style>
    <style:style style:name="T3151" style:parent-style-name="Domyślnaczcionkaakapitu" style:family="text">
      <style:text-properties fo:background-color="#80FFFF" style:text-underline-type="single" style:text-underline-style="solid" style:text-underline-width="auto" style:text-underline-mode="continuous"/>
    </style:style>
    <style:style style:name="P3152" style:parent-style-name="Normalny" style:family="paragraph">
      <style:paragraph-properties fo:text-align="justify" fo:line-height="150%" fo:text-indent="0.25in"/>
    </style:style>
    <style:style style:name="T3153" style:parent-style-name="Domyślnaczcionkaakapitu" style:family="text">
      <style:text-properties fo:background-color="#80FFFF"/>
    </style:style>
    <style:style style:name="P3154" style:parent-style-name="Normalny" style:family="paragraph">
      <style:paragraph-properties fo:text-align="justify" fo:line-height="150%"/>
    </style:style>
    <style:style style:name="T3155" style:parent-style-name="Domyślnaczcionkaakapitu" style:family="text">
      <style:text-properties style:text-underline-type="single" style:text-underline-style="solid" style:text-underline-width="auto" style:text-underline-mode="continuous"/>
    </style:style>
    <style:style style:name="P3156" style:parent-style-name="Normalny" style:family="paragraph">
      <style:paragraph-properties fo:text-align="justify" fo:line-height="150%" fo:text-indent="0.25in"/>
    </style:style>
    <style:style style:name="T3157" style:parent-style-name="Domyślnaczcionkaakapitu" style:family="text">
      <style:text-properties fo:background-color="#80FFFF"/>
    </style:style>
    <style:style style:name="P3158" style:parent-style-name="Normalny" style:family="paragraph">
      <style:paragraph-properties fo:text-align="justify" fo:line-height="150%"/>
    </style:style>
    <style:style style:name="T3159" style:parent-style-name="Domyślnaczcionkaakapitu" style:family="text">
      <style:text-properties style:text-underline-type="single" style:text-underline-style="solid" style:text-underline-width="auto" style:text-underline-mode="continuous"/>
    </style:style>
    <style:style style:name="T3160" style:parent-style-name="Domyślnaczcionkaakapitu" style:family="text">
      <style:text-properties fo:background-color="#80FFFF" style:text-underline-type="single" style:text-underline-style="solid" style:text-underline-width="auto" style:text-underline-mode="continuous"/>
    </style:style>
    <style:style style:name="T3161" style:parent-style-name="Domyślnaczcionkaakapitu" style:family="text">
      <style:text-properties style:text-underline-type="single" style:text-underline-style="solid" style:text-underline-width="auto" style:text-underline-mode="continuous"/>
    </style:style>
    <style:style style:name="T3162" style:parent-style-name="Domyślnaczcionkaakapitu" style:family="text">
      <style:text-properties fo:background-color="#80FFFF" style:text-underline-type="single" style:text-underline-style="solid" style:text-underline-width="auto" style:text-underline-mode="continuous"/>
    </style:style>
    <style:style style:name="T3163" style:parent-style-name="Domyślnaczcionkaakapitu" style:family="text">
      <style:text-properties style:text-underline-type="single" style:text-underline-style="solid" style:text-underline-width="auto" style:text-underline-mode="continuous"/>
    </style:style>
    <style:style style:name="T3164" style:parent-style-name="Domyślnaczcionkaakapitu" style:family="text">
      <style:text-properties fo:background-color="#80FFFF" style:text-underline-type="single" style:text-underline-style="solid" style:text-underline-width="auto" style:text-underline-mode="continuous"/>
    </style:style>
    <style:style style:name="T3165" style:parent-style-name="Domyślnaczcionkaakapitu" style:family="text">
      <style:text-properties fo:background-color="#80FFFF"/>
    </style:style>
    <style:style style:name="P3166" style:parent-style-name="Normalny" style:family="paragraph">
      <style:paragraph-properties fo:text-align="justify" fo:line-height="150%" fo:text-indent="0.25in"/>
    </style:style>
    <style:style style:name="T3167" style:parent-style-name="Domyślnaczcionkaakapitu" style:family="text">
      <style:text-properties fo:background-color="#80FFFF"/>
    </style:style>
    <style:style style:name="T3168" style:parent-style-name="Domyślnaczcionkaakapitu" style:family="text">
      <style:text-properties fo:background-color="#80FFFF"/>
    </style:style>
    <style:style style:name="T3169" style:parent-style-name="Domyślnaczcionkaakapitu" style:family="text">
      <style:text-properties fo:background-color="#80FFFF"/>
    </style:style>
    <style:style style:name="T3170" style:parent-style-name="Domyślnaczcionkaakapitu" style:family="text">
      <style:text-properties fo:background-color="#80FFFF"/>
    </style:style>
    <style:style style:name="P3171" style:parent-style-name="Normalny" style:family="paragraph">
      <style:paragraph-properties fo:text-align="justify" fo:line-height="150%" fo:text-indent="0.25in"/>
    </style:style>
    <style:style style:name="T3172" style:parent-style-name="Domyślnaczcionkaakapitu" style:family="text">
      <style:text-properties fo:background-color="#80FFFF"/>
    </style:style>
    <style:style style:name="T3173" style:parent-style-name="Domyślnaczcionkaakapitu" style:family="text">
      <style:text-properties fo:background-color="#80FFFF"/>
    </style:style>
    <style:style style:name="T3174" style:parent-style-name="Domyślnaczcionkaakapitu" style:family="text">
      <style:text-properties fo:background-color="#80FFFF"/>
    </style:style>
    <style:style style:name="T3175" style:parent-style-name="Domyślnaczcionkaakapitu" style:family="text">
      <style:text-properties fo:background-color="#80FFFF"/>
    </style:style>
    <style:style style:name="P3176" style:parent-style-name="Normalny" style:family="paragraph">
      <style:paragraph-properties fo:text-align="justify" fo:line-height="150%" fo:text-indent="0.25in"/>
    </style:style>
    <style:style style:name="T3177" style:parent-style-name="Domyślnaczcionkaakapitu" style:family="text">
      <style:text-properties fo:background-color="#80FFFF"/>
    </style:style>
    <style:style style:name="T3178" style:parent-style-name="Domyślnaczcionkaakapitu" style:family="text">
      <style:text-properties fo:background-color="#80FFFF"/>
    </style:style>
    <style:style style:name="P3179" style:parent-style-name="Normalny" style:family="paragraph">
      <style:paragraph-properties fo:text-align="justify" fo:line-height="150%" fo:text-indent="0.25in"/>
    </style:style>
    <style:style style:name="P3180" style:parent-style-name="Normalny" style:family="paragraph">
      <style:paragraph-properties fo:text-align="justify" fo:line-height="150%"/>
    </style:style>
    <style:style style:name="T3181" style:parent-style-name="Domyślnaczcionkaakapitu" style:family="text">
      <style:text-properties style:text-underline-type="single" style:text-underline-style="solid" style:text-underline-width="auto" style:text-underline-mode="continuous"/>
    </style:style>
    <style:style style:name="T3182" style:parent-style-name="Domyślnaczcionkaakapitu" style:family="text">
      <style:text-properties fo:background-color="#80FFFF" style:text-underline-type="single" style:text-underline-style="solid" style:text-underline-width="auto" style:text-underline-mode="continuous"/>
    </style:style>
    <style:style style:name="P3183" style:parent-style-name="Normalny" style:family="paragraph">
      <style:paragraph-properties fo:text-align="justify" fo:line-height="150%" fo:text-indent="0.25in"/>
    </style:style>
    <style:style style:name="P3184" style:parent-style-name="Normalny" style:family="paragraph">
      <style:paragraph-properties fo:text-align="justify" fo:line-height="150%" fo:text-indent="0.25in"/>
    </style:style>
    <style:style style:name="T3185" style:parent-style-name="Domyślnaczcionkaakapitu" style:family="text">
      <style:text-properties fo:background-color="#80FFFF"/>
    </style:style>
    <style:style style:name="P3186" style:parent-style-name="Normalny" style:family="paragraph">
      <style:paragraph-properties fo:text-align="justify" fo:line-height="150%" fo:text-indent="0.25in"/>
    </style:style>
    <style:style style:name="P3187" style:parent-style-name="Normalny" style:family="paragraph">
      <style:paragraph-properties fo:text-align="justify" fo:line-height="150%" fo:text-indent="0.25in"/>
    </style:style>
    <style:style style:name="T3188" style:parent-style-name="Domyślnaczcionkaakapitu" style:family="text">
      <style:text-properties fo:background-color="#80FFFF"/>
    </style:style>
    <style:style style:name="T3189" style:parent-style-name="Domyślnaczcionkaakapitu" style:family="text">
      <style:text-properties fo:background-color="#80FFFF"/>
    </style:style>
    <style:style style:name="T3190" style:parent-style-name="Domyślnaczcionkaakapitu" style:family="text">
      <style:text-properties fo:background-color="#80FFFF"/>
    </style:style>
    <style:style style:name="P3191" style:parent-style-name="Normalny" style:family="paragraph">
      <style:paragraph-properties fo:text-align="justify" fo:line-height="150%"/>
    </style:style>
    <style:style style:name="T3192" style:parent-style-name="Domyślnaczcionkaakapitu" style:family="text">
      <style:text-properties fo:background-color="#80FFFF" style:text-underline-type="single" style:text-underline-style="solid" style:text-underline-width="auto" style:text-underline-mode="continuous"/>
    </style:style>
    <style:style style:name="T3193" style:parent-style-name="Domyślnaczcionkaakapitu" style:family="text">
      <style:text-properties style:text-underline-type="single" style:text-underline-style="solid" style:text-underline-width="auto" style:text-underline-mode="continuous"/>
    </style:style>
    <style:style style:name="T3194" style:parent-style-name="Domyślnaczcionkaakapitu" style:family="text">
      <style:text-properties fo:background-color="#80FFFF" style:text-underline-type="single" style:text-underline-style="solid" style:text-underline-width="auto" style:text-underline-mode="continuous"/>
    </style:style>
    <style:style style:name="P3195" style:parent-style-name="Normalny" style:family="paragraph">
      <style:paragraph-properties fo:text-align="justify" fo:line-height="150%" fo:text-indent="0.25in"/>
    </style:style>
    <style:style style:name="T3196" style:parent-style-name="Domyślnaczcionkaakapitu" style:family="text">
      <style:text-properties fo:background-color="#80FFFF"/>
    </style:style>
    <style:style style:name="T3197" style:parent-style-name="Domyślnaczcionkaakapitu" style:family="text">
      <style:text-properties fo:background-color="#80FFFF"/>
    </style:style>
    <style:style style:name="T3198" style:parent-style-name="Domyślnaczcionkaakapitu" style:family="text">
      <style:text-properties fo:background-color="#80FFFF"/>
    </style:style>
    <style:style style:name="P3199" style:parent-style-name="Normalny" style:family="paragraph">
      <style:paragraph-properties fo:text-align="justify" fo:line-height="150%"/>
    </style:style>
    <style:style style:name="T3200" style:parent-style-name="Domyślnaczcionkaakapitu" style:family="text">
      <style:text-properties style:text-underline-type="single" style:text-underline-style="solid" style:text-underline-width="auto" style:text-underline-mode="continuous"/>
    </style:style>
    <style:style style:name="P3201" style:parent-style-name="Normalny" style:family="paragraph">
      <style:paragraph-properties fo:text-align="justify" fo:line-height="150%" fo:text-indent="0.25in"/>
    </style:style>
    <style:style style:name="P3202" style:parent-style-name="Normalny" style:family="paragraph">
      <style:paragraph-properties fo:text-align="justify" fo:line-height="150%"/>
    </style:style>
    <style:style style:name="T3203" style:parent-style-name="Domyślnaczcionkaakapitu" style:family="text">
      <style:text-properties style:text-underline-type="single" style:text-underline-style="solid" style:text-underline-width="auto" style:text-underline-mode="continuous"/>
    </style:style>
    <style:style style:name="P3204" style:parent-style-name="Normalny" style:family="paragraph">
      <style:paragraph-properties fo:text-align="justify" fo:line-height="150%" fo:text-indent="0.25in"/>
    </style:style>
    <style:style style:name="T3205" style:parent-style-name="Domyślnaczcionkaakapitu" style:family="text">
      <style:text-properties fo:background-color="#80FFFF"/>
    </style:style>
    <style:style style:name="P3206" style:parent-style-name="Normalny" style:family="paragraph">
      <style:paragraph-properties fo:text-align="justify" fo:line-height="150%"/>
    </style:style>
    <style:style style:name="T3207" style:parent-style-name="Domyślnaczcionkaakapitu" style:family="text">
      <style:text-properties style:text-underline-type="single" style:text-underline-style="solid" style:text-underline-width="auto" style:text-underline-mode="continuous"/>
    </style:style>
    <style:style style:name="T3208" style:parent-style-name="Domyślnaczcionkaakapitu" style:family="text">
      <style:text-properties fo:background-color="#80FFFF" style:text-underline-type="single" style:text-underline-style="solid" style:text-underline-width="auto" style:text-underline-mode="continuous"/>
    </style:style>
    <style:style style:name="T3209" style:parent-style-name="Domyślnaczcionkaakapitu" style:family="text">
      <style:text-properties style:text-underline-type="single" style:text-underline-style="solid" style:text-underline-width="auto" style:text-underline-mode="continuous"/>
    </style:style>
    <style:style style:name="P3210" style:parent-style-name="Normalny" style:family="paragraph">
      <style:paragraph-properties fo:text-align="justify" fo:line-height="150%" fo:text-indent="0.25in"/>
    </style:style>
    <style:style style:name="P3211" style:parent-style-name="Normalny" style:family="paragraph">
      <style:paragraph-properties fo:text-align="justify" fo:line-height="150%"/>
    </style:style>
    <style:style style:name="T3212" style:parent-style-name="Domyślnaczcionkaakapitu" style:family="text">
      <style:text-properties style:text-underline-type="single" style:text-underline-style="solid" style:text-underline-width="auto" style:text-underline-mode="continuous"/>
    </style:style>
    <style:style style:name="T3213" style:parent-style-name="Domyślnaczcionkaakapitu" style:family="text">
      <style:text-properties fo:background-color="#80FFFF" style:text-underline-type="single" style:text-underline-style="solid" style:text-underline-width="auto" style:text-underline-mode="continuous"/>
    </style:style>
    <style:style style:name="T3214" style:parent-style-name="Domyślnaczcionkaakapitu" style:family="text">
      <style:text-properties style:text-underline-type="single" style:text-underline-style="solid" style:text-underline-width="auto" style:text-underline-mode="continuous"/>
    </style:style>
    <style:style style:name="T3215" style:parent-style-name="Domyślnaczcionkaakapitu" style:family="text">
      <style:text-properties fo:background-color="#80FFFF" style:text-underline-type="single" style:text-underline-style="solid" style:text-underline-width="auto" style:text-underline-mode="continuous"/>
    </style:style>
    <style:style style:name="P3216" style:parent-style-name="Normalny" style:family="paragraph">
      <style:paragraph-properties fo:text-align="justify" fo:line-height="150%" fo:text-indent="0.25in"/>
    </style:style>
    <style:style style:name="T3217" style:parent-style-name="Domyślnaczcionkaakapitu" style:family="text">
      <style:text-properties fo:background-color="#80FFFF"/>
    </style:style>
    <style:style style:name="T3218" style:parent-style-name="Domyślnaczcionkaakapitu" style:family="text">
      <style:text-properties fo:background-color="#80FFFF"/>
    </style:style>
    <style:style style:name="P3219" style:parent-style-name="Normalny" style:family="paragraph">
      <style:paragraph-properties fo:text-align="justify" fo:line-height="150%"/>
    </style:style>
    <style:style style:name="T3220" style:parent-style-name="Domyślnaczcionkaakapitu" style:family="text">
      <style:text-properties style:text-underline-type="single" style:text-underline-style="solid" style:text-underline-width="auto" style:text-underline-mode="continuous"/>
    </style:style>
    <style:style style:name="P3221" style:parent-style-name="Normalny" style:family="paragraph">
      <style:paragraph-properties fo:text-align="justify" fo:line-height="150%" fo:text-indent="0.25in"/>
    </style:style>
    <style:style style:name="T3222" style:parent-style-name="Domyślnaczcionkaakapitu" style:family="text">
      <style:text-properties fo:background-color="#80FFFF"/>
    </style:style>
    <style:style style:name="T3223" style:parent-style-name="Domyślnaczcionkaakapitu" style:family="text">
      <style:text-properties fo:background-color="#80FFFF"/>
    </style:style>
    <style:style style:name="T3224" style:parent-style-name="Domyślnaczcionkaakapitu" style:family="text">
      <style:text-properties fo:background-color="#80FFFF"/>
    </style:style>
    <style:style style:name="T3225" style:parent-style-name="Domyślnaczcionkaakapitu" style:family="text">
      <style:text-properties fo:background-color="#80FFFF"/>
    </style:style>
    <style:style style:name="T3226" style:parent-style-name="Domyślnaczcionkaakapitu" style:family="text">
      <style:text-properties fo:background-color="#80FFFF"/>
    </style:style>
    <style:style style:name="T3227" style:parent-style-name="Domyślnaczcionkaakapitu" style:family="text">
      <style:text-properties fo:background-color="#80FFFF"/>
    </style:style>
    <style:style style:name="T3228" style:parent-style-name="Domyślnaczcionkaakapitu" style:family="text">
      <style:text-properties fo:background-color="#80FFFF"/>
    </style:style>
    <style:style style:name="T3229" style:parent-style-name="Domyślnaczcionkaakapitu" style:family="text">
      <style:text-properties fo:background-color="#80FFFF"/>
    </style:style>
    <style:style style:name="T3230" style:parent-style-name="Domyślnaczcionkaakapitu" style:family="text">
      <style:text-properties fo:background-color="#80FFFF"/>
    </style:style>
    <style:style style:name="T3231" style:parent-style-name="Domyślnaczcionkaakapitu" style:family="text">
      <style:text-properties fo:background-color="#80FFFF"/>
    </style:style>
    <style:style style:name="P3232" style:parent-style-name="Normalny" style:family="paragraph">
      <style:paragraph-properties fo:text-align="justify" fo:line-height="150%" fo:text-indent="0.25in"/>
    </style:style>
    <style:style style:name="T3233" style:parent-style-name="Domyślnaczcionkaakapitu" style:family="text">
      <style:text-properties fo:background-color="#80FFFF"/>
    </style:style>
    <style:style style:name="T3234" style:parent-style-name="Domyślnaczcionkaakapitu" style:family="text">
      <style:text-properties fo:background-color="#80FFFF"/>
    </style:style>
    <style:style style:name="T3235" style:parent-style-name="Domyślnaczcionkaakapitu" style:family="text">
      <style:text-properties fo:background-color="#80FFFF"/>
    </style:style>
    <style:style style:name="T3236" style:parent-style-name="Domyślnaczcionkaakapitu" style:family="text">
      <style:text-properties fo:background-color="#80FFFF"/>
    </style:style>
    <style:style style:name="P3237" style:parent-style-name="Normalny" style:family="paragraph">
      <style:paragraph-properties fo:text-align="justify" fo:line-height="150%" fo:text-indent="0.25in"/>
    </style:style>
    <style:style style:name="P3238" style:parent-style-name="Normalny" style:family="paragraph">
      <style:paragraph-properties fo:text-align="justify" fo:line-height="150%"/>
    </style:style>
    <style:style style:name="T3239" style:parent-style-name="Domyślnaczcionkaakapitu" style:family="text">
      <style:text-properties style:text-underline-type="single" style:text-underline-style="solid" style:text-underline-width="auto" style:text-underline-mode="continuous"/>
    </style:style>
    <style:style style:name="P3240" style:parent-style-name="Normalny" style:family="paragraph">
      <style:paragraph-properties fo:text-align="justify" fo:line-height="150%" fo:text-indent="0.25in"/>
    </style:style>
    <style:style style:name="T3241" style:parent-style-name="Domyślnaczcionkaakapitu" style:family="text">
      <style:text-properties fo:background-color="#80FFFF"/>
    </style:style>
    <style:style style:name="T3242" style:parent-style-name="Domyślnaczcionkaakapitu" style:family="text">
      <style:text-properties fo:background-color="#80FFFF"/>
    </style:style>
    <style:style style:name="T3243" style:parent-style-name="Domyślnaczcionkaakapitu" style:family="text">
      <style:text-properties fo:background-color="#80FFFF"/>
    </style:style>
    <style:style style:name="P3244" style:parent-style-name="Normalny" style:family="paragraph">
      <style:paragraph-properties fo:text-align="justify" fo:line-height="150%"/>
    </style:style>
    <style:style style:name="T3245" style:parent-style-name="Domyślnaczcionkaakapitu" style:family="text">
      <style:text-properties style:text-underline-type="single" style:text-underline-style="solid" style:text-underline-width="auto" style:text-underline-mode="continuous"/>
    </style:style>
    <style:style style:name="T3246" style:parent-style-name="Domyślnaczcionkaakapitu" style:family="text">
      <style:text-properties fo:background-color="#80FFFF" style:text-underline-type="single" style:text-underline-style="solid" style:text-underline-width="auto" style:text-underline-mode="continuous"/>
    </style:style>
    <style:style style:name="T3247" style:parent-style-name="Domyślnaczcionkaakapitu" style:family="text">
      <style:text-properties style:text-underline-type="single" style:text-underline-style="solid" style:text-underline-width="auto" style:text-underline-mode="continuous"/>
    </style:style>
    <style:style style:name="P3248" style:parent-style-name="Normalny" style:family="paragraph">
      <style:paragraph-properties fo:text-align="justify" fo:line-height="150%" fo:text-indent="0.25in"/>
    </style:style>
    <style:style style:name="P3249" style:parent-style-name="Normalny" style:family="paragraph">
      <style:paragraph-properties fo:text-align="justify" fo:line-height="150%"/>
    </style:style>
    <style:style style:name="T3250" style:parent-style-name="Domyślnaczcionkaakapitu" style:family="text">
      <style:text-properties style:text-underline-type="single" style:text-underline-style="solid" style:text-underline-width="auto" style:text-underline-mode="continuous"/>
    </style:style>
    <style:style style:name="P3251" style:parent-style-name="Normalny" style:family="paragraph">
      <style:paragraph-properties fo:text-align="justify" fo:line-height="150%" fo:text-indent="0.25in"/>
    </style:style>
    <style:style style:name="T3252" style:parent-style-name="Domyślnaczcionkaakapitu" style:family="text">
      <style:text-properties fo:background-color="#80FFFF"/>
    </style:style>
    <style:style style:name="P3253" style:parent-style-name="Normalny" style:family="paragraph">
      <style:paragraph-properties fo:text-align="justify" fo:line-height="150%"/>
    </style:style>
    <style:style style:name="T3254" style:parent-style-name="Domyślnaczcionkaakapitu" style:family="text">
      <style:text-properties style:text-underline-type="single" style:text-underline-style="solid" style:text-underline-width="auto" style:text-underline-mode="continuous"/>
    </style:style>
    <style:style style:name="T3255" style:parent-style-name="Domyślnaczcionkaakapitu" style:family="text">
      <style:text-properties fo:background-color="#80FFFF" style:text-underline-type="single" style:text-underline-style="solid" style:text-underline-width="auto" style:text-underline-mode="continuous"/>
    </style:style>
    <style:style style:name="T3256" style:parent-style-name="Domyślnaczcionkaakapitu" style:family="text">
      <style:text-properties style:text-underline-type="single" style:text-underline-style="solid" style:text-underline-width="auto" style:text-underline-mode="continuous"/>
    </style:style>
    <style:style style:name="T3257" style:parent-style-name="Domyślnaczcionkaakapitu" style:family="text">
      <style:text-properties fo:background-color="#80FFFF" style:text-underline-type="single" style:text-underline-style="solid" style:text-underline-width="auto" style:text-underline-mode="continuous"/>
    </style:style>
    <style:style style:name="T3258" style:parent-style-name="Domyślnaczcionkaakapitu" style:family="text">
      <style:text-properties style:text-underline-type="single" style:text-underline-style="solid" style:text-underline-width="auto" style:text-underline-mode="continuous"/>
    </style:style>
    <style:style style:name="T3259" style:parent-style-name="Domyślnaczcionkaakapitu" style:family="text">
      <style:text-properties fo:background-color="#80FFFF" style:text-underline-type="single" style:text-underline-style="solid" style:text-underline-width="auto" style:text-underline-mode="continuous"/>
    </style:style>
    <style:style style:name="T3260" style:parent-style-name="Domyślnaczcionkaakapitu" style:family="text">
      <style:text-properties style:text-underline-type="single" style:text-underline-style="solid" style:text-underline-width="auto" style:text-underline-mode="continuous"/>
    </style:style>
    <style:style style:name="P3261" style:parent-style-name="Normalny" style:family="paragraph">
      <style:paragraph-properties fo:text-align="justify" fo:line-height="150%" fo:text-indent="0.25in"/>
    </style:style>
    <style:style style:name="P3262" style:parent-style-name="Normalny" style:family="paragraph">
      <style:paragraph-properties fo:text-align="justify" fo:line-height="150%"/>
    </style:style>
    <style:style style:name="T3263" style:parent-style-name="Domyślnaczcionkaakapitu" style:family="text">
      <style:text-properties style:text-underline-type="single" style:text-underline-style="solid" style:text-underline-width="auto" style:text-underline-mode="continuous"/>
    </style:style>
    <style:style style:name="P3264" style:parent-style-name="Normalny" style:family="paragraph">
      <style:paragraph-properties fo:text-align="justify" fo:line-height="150%" fo:text-indent="0.25in"/>
    </style:style>
    <style:style style:name="T3265" style:parent-style-name="Domyślnaczcionkaakapitu" style:family="text">
      <style:text-properties fo:background-color="#80FFFF"/>
    </style:style>
    <style:style style:name="P3266" style:parent-style-name="Normalny" style:family="paragraph">
      <style:paragraph-properties fo:text-align="justify" fo:line-height="150%"/>
    </style:style>
    <style:style style:name="T3267" style:parent-style-name="Domyślnaczcionkaakapitu" style:family="text">
      <style:text-properties style:text-underline-type="single" style:text-underline-style="solid" style:text-underline-width="auto" style:text-underline-mode="continuous"/>
    </style:style>
    <style:style style:name="T3268" style:parent-style-name="Domyślnaczcionkaakapitu" style:family="text">
      <style:text-properties fo:background-color="#80FFFF" style:text-underline-type="single" style:text-underline-style="solid" style:text-underline-width="auto" style:text-underline-mode="continuous"/>
    </style:style>
    <style:style style:name="T3269" style:parent-style-name="Domyślnaczcionkaakapitu" style:family="text">
      <style:text-properties style:text-underline-type="single" style:text-underline-style="solid" style:text-underline-width="auto" style:text-underline-mode="continuous"/>
    </style:style>
    <style:style style:name="T3270" style:parent-style-name="Domyślnaczcionkaakapitu" style:family="text">
      <style:text-properties fo:background-color="#80FFFF" style:text-underline-type="single" style:text-underline-style="solid" style:text-underline-width="auto" style:text-underline-mode="continuous"/>
    </style:style>
    <style:style style:name="T3271" style:parent-style-name="Domyślnaczcionkaakapitu" style:family="text">
      <style:text-properties style:text-underline-type="single" style:text-underline-style="solid" style:text-underline-width="auto" style:text-underline-mode="continuous"/>
    </style:style>
    <style:style style:name="T3272" style:parent-style-name="Domyślnaczcionkaakapitu" style:family="text">
      <style:text-properties fo:background-color="#80FFFF" style:text-underline-type="single" style:text-underline-style="solid" style:text-underline-width="auto" style:text-underline-mode="continuous"/>
    </style:style>
    <style:style style:name="T3273" style:parent-style-name="Domyślnaczcionkaakapitu" style:family="text">
      <style:text-properties style:text-underline-type="single" style:text-underline-style="solid" style:text-underline-width="auto" style:text-underline-mode="continuous"/>
    </style:style>
    <style:style style:name="T3274" style:parent-style-name="Domyślnaczcionkaakapitu" style:family="text">
      <style:text-properties fo:background-color="#80FFFF" style:text-underline-type="single" style:text-underline-style="solid" style:text-underline-width="auto" style:text-underline-mode="continuous"/>
    </style:style>
    <style:style style:name="P3275" style:parent-style-name="Normalny" style:family="paragraph">
      <style:paragraph-properties fo:text-align="justify" fo:line-height="150%" fo:text-indent="0.25in"/>
    </style:style>
    <style:style style:name="P3276" style:parent-style-name="Normalny" style:family="paragraph">
      <style:paragraph-properties fo:text-align="justify" fo:line-height="150%"/>
    </style:style>
    <style:style style:name="T3277" style:parent-style-name="Domyślnaczcionkaakapitu" style:family="text">
      <style:text-properties style:text-underline-type="single" style:text-underline-style="solid" style:text-underline-width="auto" style:text-underline-mode="continuous"/>
    </style:style>
    <style:style style:name="P3278" style:parent-style-name="Normalny" style:family="paragraph">
      <style:paragraph-properties fo:text-align="justify" fo:line-height="150%" fo:text-indent="0.25in"/>
    </style:style>
    <style:style style:name="T3279" style:parent-style-name="Domyślnaczcionkaakapitu" style:family="text">
      <style:text-properties fo:background-color="#80FFFF"/>
    </style:style>
    <style:style style:name="T3280" style:parent-style-name="Domyślnaczcionkaakapitu" style:family="text">
      <style:text-properties fo:background-color="#80FFFF"/>
    </style:style>
    <style:style style:name="T3281" style:parent-style-name="Domyślnaczcionkaakapitu" style:family="text">
      <style:text-properties fo:background-color="#80FFFF"/>
    </style:style>
    <style:style style:name="P3282" style:parent-style-name="Normalny" style:family="paragraph">
      <style:paragraph-properties fo:text-align="justify" fo:line-height="150%"/>
    </style:style>
    <style:style style:name="T3283" style:parent-style-name="Domyślnaczcionkaakapitu" style:family="text">
      <style:text-properties style:text-underline-type="single" style:text-underline-style="solid" style:text-underline-width="auto" style:text-underline-mode="continuous"/>
    </style:style>
    <style:style style:name="T3284" style:parent-style-name="Domyślnaczcionkaakapitu" style:family="text">
      <style:text-properties fo:background-color="#80FFFF" style:text-underline-type="single" style:text-underline-style="solid" style:text-underline-width="auto" style:text-underline-mode="continuous"/>
    </style:style>
    <style:style style:name="T3285" style:parent-style-name="Domyślnaczcionkaakapitu" style:family="text">
      <style:text-properties style:text-underline-type="single" style:text-underline-style="solid" style:text-underline-width="auto" style:text-underline-mode="continuous"/>
    </style:style>
    <style:style style:name="T3286" style:parent-style-name="Domyślnaczcionkaakapitu" style:family="text">
      <style:text-properties fo:background-color="#80FFFF" style:text-underline-type="single" style:text-underline-style="solid" style:text-underline-width="auto" style:text-underline-mode="continuous"/>
    </style:style>
    <style:style style:name="T3287" style:parent-style-name="Domyślnaczcionkaakapitu" style:family="text">
      <style:text-properties style:text-underline-type="single" style:text-underline-style="solid" style:text-underline-width="auto" style:text-underline-mode="continuous"/>
    </style:style>
    <style:style style:name="T3288" style:parent-style-name="Domyślnaczcionkaakapitu" style:family="text">
      <style:text-properties fo:background-color="#80FFFF" style:text-underline-type="single" style:text-underline-style="solid" style:text-underline-width="auto" style:text-underline-mode="continuous"/>
    </style:style>
    <style:style style:name="T3289" style:parent-style-name="Domyślnaczcionkaakapitu" style:family="text">
      <style:text-properties style:text-underline-type="single" style:text-underline-style="solid" style:text-underline-width="auto" style:text-underline-mode="continuous"/>
    </style:style>
    <style:style style:name="T3290" style:parent-style-name="Domyślnaczcionkaakapitu" style:family="text">
      <style:text-properties fo:background-color="#80FFFF" style:text-underline-type="single" style:text-underline-style="solid" style:text-underline-width="auto" style:text-underline-mode="continuous"/>
    </style:style>
    <style:style style:name="P3291" style:parent-style-name="Normalny" style:family="paragraph">
      <style:paragraph-properties fo:text-align="justify" fo:line-height="150%" fo:text-indent="0.25in"/>
    </style:style>
    <style:style style:name="T3292" style:parent-style-name="Domyślnaczcionkaakapitu" style:family="text">
      <style:text-properties fo:background-color="#80FFFF"/>
    </style:style>
    <style:style style:name="T3293" style:parent-style-name="Domyślnaczcionkaakapitu" style:family="text">
      <style:text-properties fo:background-color="#80FFFF"/>
    </style:style>
    <style:style style:name="P3294" style:parent-style-name="Normalny" style:family="paragraph">
      <style:paragraph-properties fo:text-align="justify" fo:line-height="150%"/>
    </style:style>
    <style:style style:name="T3295" style:parent-style-name="Domyślnaczcionkaakapitu" style:family="text">
      <style:text-properties style:text-underline-type="single" style:text-underline-style="solid" style:text-underline-width="auto" style:text-underline-mode="continuous"/>
    </style:style>
    <style:style style:name="P3296" style:parent-style-name="Normalny" style:family="paragraph">
      <style:paragraph-properties fo:text-align="justify" fo:line-height="150%" fo:text-indent="0.25in"/>
    </style:style>
    <style:style style:name="P3297" style:parent-style-name="Normalny" style:family="paragraph">
      <style:paragraph-properties fo:text-align="justify" fo:line-height="150%">
        <style:tab-stops>
          <style:tab-stop style:type="left" style:position="1.3666in"/>
        </style:tab-stops>
      </style:paragraph-properties>
    </style:style>
    <style:style style:name="T3298" style:parent-style-name="Domyślnaczcionkaakapitu" style:family="text">
      <style:text-properties style:text-underline-type="single" style:text-underline-style="solid" style:text-underline-width="auto" style:text-underline-mode="continuous"/>
    </style:style>
    <style:style style:name="T3299" style:parent-style-name="Domyślnaczcionkaakapitu" style:family="text">
      <style:text-properties fo:background-color="#80FFFF" style:text-underline-type="single" style:text-underline-style="solid" style:text-underline-width="auto" style:text-underline-mode="continuous"/>
    </style:style>
    <style:style style:name="T3300" style:parent-style-name="Domyślnaczcionkaakapitu" style:family="text">
      <style:text-properties style:text-underline-type="single" style:text-underline-style="solid" style:text-underline-width="auto" style:text-underline-mode="continuous"/>
    </style:style>
    <style:style style:name="T3301" style:parent-style-name="Domyślnaczcionkaakapitu" style:family="text">
      <style:text-properties fo:background-color="#80FFFF"/>
    </style:style>
    <style:style style:name="P3302" style:parent-style-name="Normalny" style:family="paragraph">
      <style:paragraph-properties fo:text-align="justify" fo:line-height="150%" fo:text-indent="0.25in"/>
    </style:style>
    <style:style style:name="P3303" style:parent-style-name="Normalny" style:family="paragraph">
      <style:paragraph-properties fo:text-align="justify" fo:line-height="150%" fo:text-indent="0.25in"/>
    </style:style>
    <style:style style:name="P3304" style:parent-style-name="Normalny" style:family="paragraph">
      <style:paragraph-properties fo:text-align="justify" fo:line-height="150%"/>
    </style:style>
    <style:style style:name="T3305" style:parent-style-name="Domyślnaczcionkaakapitu" style:family="text">
      <style:text-properties style:text-underline-type="single" style:text-underline-style="solid" style:text-underline-width="auto" style:text-underline-mode="continuous"/>
    </style:style>
    <style:style style:name="P3306" style:parent-style-name="Normalny" style:family="paragraph">
      <style:paragraph-properties fo:text-align="justify" fo:line-height="150%" fo:text-indent="0.25in"/>
    </style:style>
    <style:style style:name="P3307" style:parent-style-name="Normalny" style:family="paragraph">
      <style:paragraph-properties fo:text-align="justify" fo:line-height="150%"/>
    </style:style>
    <style:style style:name="T3308" style:parent-style-name="Domyślnaczcionkaakapitu" style:family="text">
      <style:text-properties style:text-underline-type="single" style:text-underline-style="solid" style:text-underline-width="auto" style:text-underline-mode="continuous"/>
    </style:style>
    <style:style style:name="T3309" style:parent-style-name="Domyślnaczcionkaakapitu" style:family="text">
      <style:text-properties fo:background-color="#80FFFF" style:text-underline-type="single" style:text-underline-style="solid" style:text-underline-width="auto" style:text-underline-mode="continuous"/>
    </style:style>
    <style:style style:name="T3310" style:parent-style-name="Domyślnaczcionkaakapitu" style:family="text">
      <style:text-properties style:text-underline-type="single" style:text-underline-style="solid" style:text-underline-width="auto" style:text-underline-mode="continuous"/>
    </style:style>
    <style:style style:name="P3311" style:parent-style-name="Normalny" style:family="paragraph">
      <style:paragraph-properties fo:text-align="justify" fo:line-height="150%" fo:text-indent="0.25in"/>
    </style:style>
    <style:style style:name="P3312" style:parent-style-name="Normalny" style:family="paragraph">
      <style:paragraph-properties fo:text-align="justify" fo:line-height="150%"/>
    </style:style>
    <style:style style:name="T3313" style:parent-style-name="Domyślnaczcionkaakapitu" style:family="text">
      <style:text-properties style:text-underline-type="single" style:text-underline-style="solid" style:text-underline-width="auto" style:text-underline-mode="continuous"/>
    </style:style>
    <style:style style:name="P3314" style:parent-style-name="Normalny" style:family="paragraph">
      <style:paragraph-properties fo:text-align="justify" fo:line-height="150%" fo:text-indent="0.25in"/>
    </style:style>
    <style:style style:name="T3315" style:parent-style-name="Domyślnaczcionkaakapitu" style:family="text">
      <style:text-properties fo:background-color="#80FFFF"/>
    </style:style>
    <style:style style:name="T3316" style:parent-style-name="Domyślnaczcionkaakapitu" style:family="text">
      <style:text-properties fo:background-color="#80FFFF"/>
    </style:style>
    <style:style style:name="T3317" style:parent-style-name="Domyślnaczcionkaakapitu" style:family="text">
      <style:text-properties fo:background-color="#80FFFF"/>
    </style:style>
    <style:style style:name="T3318" style:parent-style-name="Domyślnaczcionkaakapitu" style:family="text">
      <style:text-properties fo:background-color="#80FFFF"/>
    </style:style>
    <style:style style:name="T3319" style:parent-style-name="Domyślnaczcionkaakapitu" style:family="text">
      <style:text-properties fo:background-color="#80FFFF"/>
    </style:style>
    <style:style style:name="P3320" style:parent-style-name="Normalny" style:family="paragraph">
      <style:paragraph-properties fo:text-align="justify" fo:line-height="150%"/>
    </style:style>
    <style:style style:name="T3321" style:parent-style-name="Domyślnaczcionkaakapitu" style:family="text">
      <style:text-properties style:text-underline-type="single" style:text-underline-style="solid" style:text-underline-width="auto" style:text-underline-mode="continuous"/>
    </style:style>
    <style:style style:name="P3322" style:parent-style-name="Normalny" style:family="paragraph">
      <style:paragraph-properties fo:text-align="justify" fo:line-height="150%" fo:text-indent="0.25in"/>
    </style:style>
    <style:style style:name="P3323" style:parent-style-name="Normalny" style:family="paragraph">
      <style:paragraph-properties fo:text-align="justify" fo:line-height="150%"/>
    </style:style>
    <style:style style:name="T3324" style:parent-style-name="Domyślnaczcionkaakapitu" style:family="text">
      <style:text-properties style:text-underline-type="single" style:text-underline-style="solid" style:text-underline-width="auto" style:text-underline-mode="continuous"/>
    </style:style>
    <style:style style:name="P3325" style:parent-style-name="Normalny" style:family="paragraph">
      <style:paragraph-properties fo:text-align="justify" fo:line-height="150%" fo:text-indent="0.25in"/>
    </style:style>
    <style:style style:name="T3326" style:parent-style-name="Domyślnaczcionkaakapitu" style:family="text">
      <style:text-properties fo:background-color="#80FFFF"/>
    </style:style>
    <style:style style:name="P3327" style:parent-style-name="Normalny" style:family="paragraph">
      <style:paragraph-properties fo:text-align="justify" fo:line-height="150%"/>
    </style:style>
    <style:style style:name="T3328" style:parent-style-name="Domyślnaczcionkaakapitu" style:family="text">
      <style:text-properties style:text-underline-type="single" style:text-underline-style="solid" style:text-underline-width="auto" style:text-underline-mode="continuous"/>
    </style:style>
    <style:style style:name="T3329" style:parent-style-name="Domyślnaczcionkaakapitu" style:family="text">
      <style:text-properties fo:background-color="#80FFFF" style:text-underline-type="single" style:text-underline-style="solid" style:text-underline-width="auto" style:text-underline-mode="continuous"/>
    </style:style>
    <style:style style:name="T3330" style:parent-style-name="Domyślnaczcionkaakapitu" style:family="text">
      <style:text-properties style:text-underline-type="single" style:text-underline-style="solid" style:text-underline-width="auto" style:text-underline-mode="continuous"/>
    </style:style>
    <style:style style:name="P3331" style:parent-style-name="Normalny" style:family="paragraph">
      <style:paragraph-properties fo:text-align="justify" fo:line-height="150%" fo:text-indent="0.25in"/>
    </style:style>
    <style:style style:name="T3332" style:parent-style-name="Domyślnaczcionkaakapitu" style:family="text">
      <style:text-properties fo:background-color="#80FFFF"/>
    </style:style>
    <style:style style:name="T3333" style:parent-style-name="Domyślnaczcionkaakapitu" style:family="text">
      <style:text-properties fo:background-color="#80FFFF"/>
    </style:style>
    <style:style style:name="T3334" style:parent-style-name="Domyślnaczcionkaakapitu" style:family="text">
      <style:text-properties fo:background-color="#80FFFF"/>
    </style:style>
    <style:style style:name="T3335" style:parent-style-name="Domyślnaczcionkaakapitu" style:family="text">
      <style:text-properties fo:background-color="#80FFFF"/>
    </style:style>
    <style:style style:name="T3336" style:parent-style-name="Domyślnaczcionkaakapitu" style:family="text">
      <style:text-properties fo:background-color="#80FFFF"/>
    </style:style>
    <style:style style:name="T3337" style:parent-style-name="Domyślnaczcionkaakapitu" style:family="text">
      <style:text-properties fo:background-color="#80FFFF"/>
    </style:style>
    <style:style style:name="T3338" style:parent-style-name="Domyślnaczcionkaakapitu" style:family="text">
      <style:text-properties fo:background-color="#80FFFF"/>
    </style:style>
    <style:style style:name="P3339" style:parent-style-name="Normalny" style:family="paragraph">
      <style:paragraph-properties fo:text-align="justify" fo:line-height="150%"/>
    </style:style>
    <style:style style:name="T3340" style:parent-style-name="Domyślnaczcionkaakapitu" style:family="text">
      <style:text-properties style:text-underline-type="single" style:text-underline-style="solid" style:text-underline-width="auto" style:text-underline-mode="continuous"/>
    </style:style>
    <style:style style:name="P3341" style:parent-style-name="Normalny" style:family="paragraph">
      <style:paragraph-properties fo:text-align="justify" fo:line-height="150%" fo:text-indent="0.25in"/>
    </style:style>
    <style:style style:name="P3342" style:parent-style-name="Normalny" style:family="paragraph">
      <style:paragraph-properties fo:text-align="justify" fo:line-height="150%"/>
    </style:style>
    <style:style style:name="T3343" style:parent-style-name="Domyślnaczcionkaakapitu" style:family="text">
      <style:text-properties style:text-underline-type="single" style:text-underline-style="solid" style:text-underline-width="auto" style:text-underline-mode="continuous"/>
    </style:style>
    <style:style style:name="P3344" style:parent-style-name="Normalny" style:family="paragraph">
      <style:paragraph-properties fo:text-align="justify" fo:line-height="150%" fo:text-indent="0.25in"/>
    </style:style>
    <style:style style:name="T3345" style:parent-style-name="Domyślnaczcionkaakapitu" style:family="text">
      <style:text-properties fo:background-color="#80FFFF"/>
    </style:style>
    <style:style style:name="T3346" style:parent-style-name="Domyślnaczcionkaakapitu" style:family="text">
      <style:text-properties fo:background-color="#80FFFF"/>
    </style:style>
    <style:style style:name="T3347" style:parent-style-name="Domyślnaczcionkaakapitu" style:family="text">
      <style:text-properties fo:background-color="#80FFFF"/>
    </style:style>
    <style:style style:name="P3348" style:parent-style-name="Normalny" style:family="paragraph">
      <style:paragraph-properties fo:text-align="justify" fo:line-height="150%"/>
    </style:style>
    <style:style style:name="T3349" style:parent-style-name="Domyślnaczcionkaakapitu" style:family="text">
      <style:text-properties style:text-underline-type="single" style:text-underline-style="solid" style:text-underline-width="auto" style:text-underline-mode="continuous"/>
    </style:style>
    <style:style style:name="P3350" style:parent-style-name="Normalny" style:family="paragraph">
      <style:paragraph-properties fo:text-align="justify" fo:line-height="150%" fo:text-indent="0.25in"/>
    </style:style>
    <style:style style:name="P3351" style:parent-style-name="Normalny" style:family="paragraph">
      <style:paragraph-properties fo:text-align="justify" fo:line-height="150%"/>
    </style:style>
    <style:style style:name="T3352" style:parent-style-name="Domyślnaczcionkaakapitu" style:family="text">
      <style:text-properties style:text-underline-type="single" style:text-underline-style="solid" style:text-underline-width="auto" style:text-underline-mode="continuous"/>
    </style:style>
    <style:style style:name="T3353" style:parent-style-name="Domyślnaczcionkaakapitu" style:family="text">
      <style:text-properties fo:background-color="#80FFFF" style:text-underline-type="single" style:text-underline-style="solid" style:text-underline-width="auto" style:text-underline-mode="continuous"/>
    </style:style>
    <style:style style:name="T3354" style:parent-style-name="Domyślnaczcionkaakapitu" style:family="text">
      <style:text-properties style:text-underline-type="single" style:text-underline-style="solid" style:text-underline-width="auto" style:text-underline-mode="continuous"/>
    </style:style>
    <style:style style:name="P3355" style:parent-style-name="Normalny" style:family="paragraph">
      <style:paragraph-properties fo:text-align="justify" fo:line-height="150%" fo:text-indent="0.25in"/>
    </style:style>
    <style:style style:name="P3356" style:parent-style-name="Normalny" style:family="paragraph">
      <style:paragraph-properties fo:text-align="justify" fo:line-height="150%"/>
    </style:style>
    <style:style style:name="T3357" style:parent-style-name="Domyślnaczcionkaakapitu" style:family="text">
      <style:text-properties style:text-underline-type="single" style:text-underline-style="solid" style:text-underline-width="auto" style:text-underline-mode="continuous"/>
    </style:style>
    <style:style style:name="T3358" style:parent-style-name="Domyślnaczcionkaakapitu" style:family="text">
      <style:text-properties fo:background-color="#80FFFF" style:text-underline-type="single" style:text-underline-style="solid" style:text-underline-width="auto" style:text-underline-mode="continuous"/>
    </style:style>
    <style:style style:name="T3359" style:parent-style-name="Domyślnaczcionkaakapitu" style:family="text">
      <style:text-properties style:text-underline-type="single" style:text-underline-style="solid" style:text-underline-width="auto" style:text-underline-mode="continuous"/>
    </style:style>
    <style:style style:name="P3360" style:parent-style-name="Normalny" style:family="paragraph">
      <style:paragraph-properties fo:text-align="justify" fo:line-height="150%" fo:text-indent="0.25in"/>
    </style:style>
    <style:style style:name="P3361" style:parent-style-name="Normalny" style:family="paragraph">
      <style:paragraph-properties fo:text-align="justify" fo:line-height="150%" fo:text-indent="0.25in"/>
    </style:style>
    <style:style style:name="P3362" style:parent-style-name="Normalny" style:family="paragraph">
      <style:paragraph-properties fo:text-align="justify" fo:line-height="150%"/>
    </style:style>
  </office:automatic-styles>
  <office:body>
    <office:text text:use-soft-page-breaks="true">
      <text:p text:style-name="P1">KORPUS= Obrady Okrągłego Stołu</text:p>
      <text:p text:style-name="P2">ZESPÓŁ= Zespół do<text:s/>spraw Pluralizmu Związkowego</text:p>
      <text:p text:style-name="P3">TYTUŁ= STENOGRAM z szóstego posiedzenia Zespołu do<text:s/>spraw Pluralizmu Związkowego</text:p>
      <text:p text:style-name="P4">DATA= 16 marca 1989 r.</text:p>
      <text:p text:style-name="P5">SYGNATURA= 9540/3</text:p>
      <text:p text:style-name="P6">INW=<text:s/>46010</text:p>
      <text:p text:style-name="P7">TEKST=<text:s/></text:p>
      <text:p text:style-name="P8">Stenogram<text:s/><text:span text:style-name="T9">z</text:span><text:s/>obrad Zespołu do spraw<text:s/>Pluralizmu<text:s/>Związkowego odbytych dnia 16 marca<text:s/><text:span text:style-name="T10">1</text:span>9<text:span text:style-name="T11">8</text:span>9 r.</text:p>
      <text:p text:style-name="P12"><text:span text:style-name="T13">Przewodniczący Sosnowski</text:span>:</text:p>
      <text:p text:style-name="P14">Możemy przystąpić do rozpoczęcia obrad, jako że dzisiaj prz<text:span text:style-name="T15">yp</text:span>adł mi zaszczyt przewodniczenia tym obradom. Miałbym może dwie propozycje: po pierwsze - ażebyśmy ustalili tak, że koledzy rolnicy - już tak umownie mówiąc<text:s/>- zreferowaliby<text:s/>stan swoich ustaleń.<text:s/><text:span text:style-name="T16">W</text:span><text:s/>drugiej części minister Nawacki zreferowałby propozycje, które wczoraj zostały omówione na zespole roboczym dotyczące spraw pluralizmu związkowego i zapisów ustawowych. I nie od rzeczy byłoby w trzeciej jakby części powołanie zespołu redakcyjnego, który przygotowałby sprawozdanie z pracy zespołu żebyśmy mieli do przekazania materiał na ten duży, kończący spotkania i prace poszczególnych zespołów<text:s/>„okrągły stół”.</text:p>
      <text:p text:style-name="P17">Czy są w tej sprawie uwagi? Proszę minister Kwaśniewski.</text:p>
      <text:p text:style-name="P18">Dziękuję uprzejmie. Kto z kolegów z grupy rolniczej by referował, proszę bardzo.</text:p>
      <text:p text:style-name="P19"><text:span text:style-name="T20">Ob. A. Balazs</text:span>:</text:p>
      <text:p text:style-name="P21">Dwie sprawy, pierwsza to jest sprawa nowelizacji ustawy o funduszu socjalnym wsi i reasumując to co się stało od naszego posiedzenia można powiedzieć tak, że w dniu 15 marca odbyło się spotkanie ekspertów strony naszej solidarnościowej i przedstawicieli Kółek. I na tym spotkaniu przyjęto zasady nowelizacji tej ustawy i dość szczegółowy tryb postępowan<text:span text:style-name="T22">i</text:span>a<text:s/><text:span text:style-name="T23">w</text:span><text:s/>przypadku dysponowania centralnym funduszem<text:s/>socjalnym wsi. No, takie uzgodnienia zapadły na podstawie porozumienia obu stron. I wydawało się nam, że są wiążące dla obu stron.</text:p>
      <text:p text:style-name="P24">Wczoraj przedstawiciele Kółek Rolniczych z tego ustalenia się wycofali twierdząc, że zgadzają się - odbieramy to tak - co do zasady pluralizmu itd. i dysponowania tym funduszem, natomiast wynika z tego, że dysponowanie samym funduszem przynajmniej w najbliższym czasie pozostawać ma w gestii monopolisty, jakim w takiej sytuacji są kółka rolnicze.</text:p>
      <text:p text:style-name="P25">Jest to dla nas stanowisko nie do przy<text:span text:style-name="T26">ję</text:span>cia. Apelujemy w tej chwili o przy<text:span text:style-name="T27">ję</text:span>cie tych wspólnych ustaleń ekspertów i to może być bazą do nowelizacji ustawy o funduszu socjalnym wsi. Myślę, że po to ci eksperci się spotkali i mieli takie kompetencje, żeby ustalić co następuje, porozumienie to było parafowane. I<text:s/><text:span text:style-name="T28">t</text:span>rz<text:span text:style-name="T29">ym</text:span>amy się tego co zostało ustalone.</text:p>
      <text:p text:style-name="P30">Natomiast chciałbym wypowiedzieć się w kontekście tego funduszu nieco szerzej o sytuacji jaka jest na wsi, gdyż sytuacja staje się bardzo groźna<text:span text:style-name="T31">.</text:span><text:s/>Na terenie wo<text:span text:style-name="T32">j.</text:span><text:s/>szczecińskiego przedstawiciele kółek rolniczych podejmują akcję protestacyjną, której wynikiem ma być, jeżeli nie dojdzie do natychmiastowej zmiany cen produktów rolnych wstrzymanie się od dostaw mleka i mięsa. Jest to bardzo niebezpieczny proces<text:span text:style-name="T33">.</text:span><text:s/>Myślę, że my tu i przy tym stole i przy stoliku rolniczym rozmawialiśmy o wszystkich n<text:span text:style-name="T34">aji</text:span>s<text:span text:style-name="T35">tot</text:span>ni<text:span text:style-name="T36">ejs</text:span>zych sprawach dotyczących wsi i ustaliliśmy wspólnie tryb realizacji tych spraw. I mnie nikt nie musi do tego przekonywać,<text:s/><text:soft-page-break/>że sytuacja na wsi jest ciężka i tragiczna, i wiele razy na ten temat mówiłem.</text:p>
      <text:p text:style-name="P37">Natomiast takie stanowisko Kółek,<text:span text:style-name="T38"><text:s/></text:span>prowokowanie w tej chwili akcji protestacyjnej no, jest co najmniej dziwne, zwłaszcza, że w naszym gronie jest wiceprzewodniczący Kr<text:span text:style-name="T39">aj</text:span>owego Związku, a zarazem człowiek, który pochodzi z wo<text:span text:style-name="T40">j</text:span>. szczecińskiego i tam kieruje tym związkiem, to jest pan Wołek. Tak że obawiam się, że wstrzymanie dostaw mleka i mięsa będzie zapalnikiem podkładanym pod<text:s/>„okrągły stół”.</text:p>
      <text:p text:style-name="P41">Ja mam tutaj dzisiejszy<text:s/>„Głos Szczeciński”, który wyraźnie o tym pisze. Co dziwniejsze - argumentem do protestu jest m.in. ta podwyżka składki emerytalnej. To znaczy dokładnie to, o czym mówiliśmy przy przyjmowaniu przez Sejm ustawy emerytalnej. Składka skoczyła o 200 proc. i rolnicy są oburzeni. A teraz Kółka proponują takie rozwiązanie. Mało tego, takim bardzo dziwnym objawem rozwoju tej akcji jest to, że były wicewojewoda szef Kółek Rolniczych na szczeblu województwa szczecińskiego jeździ po gminach i agituje ludzi do tej akcji. Ja tutaj zastanawiam się jakie konsekwencje takiego działania mogą być dalej? Jeżeli tak wszyscy będziemy grali, to<text:s/>„okrągły stół”<text:s/>się po prostu zawali.</text:p>
      <text:p text:style-name="P42">My, to znaczy<text:s/>„Solidarność rolnicza”<text:s/>spotyka się w sobotę i w niedzielę na zjeździe krajowym ze wszystkimi działaczami z terenu całego kraju<text:span text:style-name="T43">.</text:span><text:s/>I na tym zjeździe<text:s/><text:span text:style-name="T44">i</text:span><text:s/>co do tych problemów musimy dać odpowiedź. Nie mamy żadnej wątpliwości, podkreślam to jeszcze raz, że sytuacja jest tragiczna, ale na dziś to według nas nie jest metoda rozwiązywania tych istotnych problemów. No, wiele rzeczy tu jest bardzo zastanawiających, dlatego też dzisiaj tu na tym stole<text:s/>- daję<text:s/>to po rozwagę - jeżeli nie otrzymamy wiarygodnych wyjaśnień w kontekście rozwoju sytuacji w skali kraju, to na tym zjeździe będziemy musieli się również ustosunkować.<text:s/><text:span text:style-name="T45">Z</text:span><text:s/>tym, że ja mówiłem już poprzednio przy przyjmowaniu tych dwóch ustaw, które konflikty właśnie wprowadzają, że można do czasu liczyć na naszą odpowiedzialność. Natomiast przyjdzie w końcu pewna granica i bariera, jeżeli my podejmiemy decyzję o akcji protestacyjnej, to konsekwencje tego będą bardzo poważne.</text:p>
      <text:p text:style-name="P46">Przypomnę tylko, że nawet w czasie największych namiętności, nigdy<text:s/>„Solidarność rolnicza”<text:s/>nie apelowała do rolników o wstrzymanie dostaw i mięsa. Uważaliśmy, że ten argument nigdy nie powinien być podnoszony. Dlatego też jest to wyjątkowo złożona i dziwna sytuacja. I chciałbym żeby również strona rządowa w kontekście tych dwóch tematów, które poruszyłem - wypowiedziała się. Potrzebne nam jest do soboty jasne stanowisko w tych sprawach.</text:p>
      <text:p text:style-name="P47">I tyle na razie. Dzięku<text:span text:style-name="T48">ję</text:span>.</text:p>
      <text:p text:style-name="P49"><text:span text:style-name="T50">Przewodniczący</text:span>:</text:p>
      <text:p text:style-name="P51">Dziękuję bardzo. Proszę bardzo kol.<text:s/><text:span text:style-name="T52">S</text:span>erafin.</text:p>
      <text:p text:style-name="P53"><text:span text:style-name="T54">Ob.<text:s/></text:span><text:span text:style-name="T55">W</text:span><text:span text:style-name="T56">.<text:s/></text:span><text:span text:style-name="T57">S</text:span><text:span text:style-name="T58">erafin</text:span>:</text:p>
      <text:p text:style-name="P59">Wczoraj na kierownictwie Związku,<text:s/>proszę<text:s/>państwa,<text:s/>omówiliśmy protokół ekspertów i wyłącznie ekspertów. Dwóch panów się spotkało najbardziej biegłych w sprawach prawnych i przedstawili swoim kierownictwom projekt swoich przemyśleń prawnych. W związku z tym Krajowy Związek oświadcza, że jest za pluralizmem działania, jest za zmianą nowelizacji ustawy o funduszu socjalnym wsi. N<text:span text:style-name="T60">at</text:span>om<text:span text:style-name="T61">i</text:span>ast konsekwentnie podtrzymujemy stanowisko, że nie tu i nie teraz będziemy debatować na temat stylu i metody zmiany ustawy o funduszu socjalnym wsi, z tej chociażby racji, że są organa państwowe do tego upoważnione, które nadają tryb, bieg i charakter konsultacji zmian ustawowych.</text:p>
      <text:p text:style-name="P62">Uważamy<text:s/><text:span text:style-name="T63">zat</text:span>em, że w zakresie dysponowania funduszem<text:s/>przyjmujemy uregulowania prawne w duchu<text:s/><text:soft-page-break/>pluralizmu związkowego. W związku z tym oczekujemy, że stosowne organa administracji państwowej z chwilą zarejestrowania związku zawodowego<text:s/><text:span text:style-name="T64">„</text:span>Solidarność Rolników Indywidualnych”<text:s/>rozpiszą publiczną dyskusję nad projektem nowelizacji tego funduszu.</text:p>
      <text:p text:style-name="P65">Uważam, że nie można stawiać szantażu związkowego, gdyż nie wiadomo ile będzie związków zawodowych zare<text:span text:style-name="T66">je</text:span>strowanych z chwilą kiedy się ustawa ukaże<text:span text:style-name="T67">.</text:span><text:s/>Może nie tylko związek kolegi Balazsa i kolegi Serafina i Wołka, tylko mogą sobie jeszcze paru kolegów powołać inne struktury w oparciu o tę ustawę i takie same żale mogą wygłosić, że znowu ich przy stole nie przewidziano.</text:p>
      <text:p text:style-name="P68">My uważamy, że organizacja legalnie działająca będzie miała prawo się wypowiadać na temat funduszu. I zakres proponowanych zmian jest częściowy, wyrywkowy, nieadekwatny. My myślimy o głębokiej nowelizacji, o bardzo radykalnych zmianach, wczoraj te projekty omówiliśmy, natomiast nie ma potrzeby zapisywania tego w szczegółach, w kilku nieistotnych szczegółach. Panowie, ja po prostu wołam o zdrowy rozsądek<text:s/>- czy<text:s/>to będzie rada, czy nie rada, to po prostu wynegocjujemy. I proponuję zapis następujący - nie wiem czy państwo wszyscy macie ten protokół, odczytam go. Przyjmujemy ten protokół poza kilkoma tylko skreśleniami. Czyli w sprawie dysponowania: w zakresie dysponowania środkami fundus<text:span text:style-name="T69">z</text:span>u na szczeblu gminy przyjmuje się, że przestrzeganej zasady równości wszystkich organizacji społeczno-zawodowych i<text:s/>związków zawodowych rolników indywidualnych jest zagwarantowane w projekcie ustawy o związkach zawodowych. Temat jest rozstrzygnięty.</text:p>
      <text:p text:style-name="P70">W zakresie dysponowania funduszem centralnym przyjmuje się, że sprawa ta wymaga uregulowania w duchu pluralizmu i równości społeczno-zawodowych organizacji rolników i związków zawodowych rolników działających w ogólnokra<text:span text:style-name="T71">jo</text:span>wym zakresie działania.</text:p>
      <text:p text:style-name="P72">Ustawa<text:s/><text:span text:style-name="T73">z</text:span><text:s/>dnia 24 lutego<text:s/><text:span text:style-name="T74">198</text:span>9<text:s/><text:span text:style-name="T75">r</text:span>. o funduszu socjalnym wsi powinna być znowelizowana w zakresie niezbędnym do realizacji powyższych założeń. Postulujemy, aby rządowy projekt nowelizacji był przygotowany w porozumieniu z zainteresowanymi stronami. I sprawa chyba w<text:span text:style-name="T76">yjaś</text:span>nia wszys<text:span text:style-name="T77">tk</text:span>o.</text:p>
      <text:p text:style-name="P78">Jesteśmy zgodni kol. Balazs z wami, trzeba nowelizować, a o charakterze zmian w tej ustawie spotkają się reprezentacje związków zawodowych działających legalnie w tym państwie. I może trzeba trzy tygodnie negocjować różne zmiany, ja nie wiem czy tylko to - 15 proc. My chcemy szerzej ją znowelizować, inny tryb. Bo już są zagrożenia co do środków tej ustawy, że po prostu ten charakter zbierania 0,5 nas już nie zadowala, bo to jest 1/3 tylko świadczeń socjalnych w stosunku do pozostałych grup społecznych, czyli trzeba parytetowo walczyć o taki współczynnik zapisu nie 0,5, a może 20 proc. żeby parytetowo wyrównać. Czyli jest wiele niewiadomych. I po prostu proponuję tak przyjąć takie brzmienie. My nie jesteśmy contra, jeszcze raz oświadczam, jesteśmy za nowelizacją. Ale dyskusja będzie z partnerami, którzy będą po prostu istnieli poza kółkami<text:s/><text:span text:style-name="T79">i</text:span><text:s/>jeszcze inni na pewno, bo takie frakcje zapowiadają, takie frakcje powstają w kraju.</text:p>
      <text:p text:style-name="P80">I tyle na temat ten. Proszę nie przeinaczać naszych intencji. I ja nie chciałbym być, tak po raz kolejny wulgarnie atakowany, że kółka i występować tutaj w roli spowiednika, a kol. Balazs w roli księdza. A to brzmi między innymi w tym - że proszę bardzo, nic nie wolno zrobić wam żadnego protestu, pr<text:span text:style-name="T81">o</text:span>szę nam się wytłumaczyć co się będzie w kraju to działo. Kol. Balazs ostrzegasz, jak kółka się wychylą, będą robić prot<text:span text:style-name="T82">e</text:span>sty bez waszej zgody i wiedzy. Nie te czasy i nie to miejsce.</text:p>
      <text:p text:style-name="P83">Związek jest legalnie działający m<text:span text:style-name="T84">ój,</text:span><text:s/>ma ogromny obowiązek obrony interesów chłopskich. I przez was jest za to atakowany, że nie broni skutecznie między innymi. A jak broni skutecznie - to się wychyla poza<text:s/><text:soft-page-break/>racje stołu itd.</text:p>
      <text:p text:style-name="P85">Stół nie zmieni sytuacji w kraju w dniu dzisiejszym. On ustala pewne zasady bardzo cenne dla naszego państwa i społeczeństwa<text:span text:style-name="T86">.</text:span><text:s/>Natomiast na bieżąco podpisaliśmy z rządem porozumienie odnośnie niektórych elementów podwyżek cen płodów rolnych. Dzisiaj Rada Główna jest w poszerzonym składzie i kierownictwa wojewódzkie obradują nad tym. I sami się zastanawiamy co zrobić. Bo chłopi nie akceptują po prostu tych ustaleń. W sześciu wo<text:span text:style-name="T87">je</text:span>wódz<text:span text:style-name="T88">t</text:span>wach są po prostu<text:span text:style-name="T89">.</text:span>.. I<text:s/>„okrągłego stołu”<text:s/>też negują niektóre fakty. Negują zasadę centralistycznego rozwiązania<text:s/><text:span text:style-name="T90">-</text:span><text:s/>załóżmy - spółdzielczości ustawowego centrali województw, negują wiele rzeczy.</text:p>
      <text:p text:style-name="P91">I proszę<text:s/>państwa, jesteśmy przed problemem rzeczywiście zażegnania konfliktu jaki jest na wsi. Ale on nie jest inspirowany<text:s/>„kółkowo”<text:s/>i żadne takie wybiegi nie mają racji bytu. Natomiast jest ogromne niezadowolenie rolników, jeżeli chodzi o warunki ekonomiczne, które nie mogą czekać. Bo ja dziś i koledzy sprzeda<text:span text:style-name="T92">je</text:span>my tuczniki, mleko, to jest codziennie. Fabryka, która potrzebuje funkc<text:span text:style-name="T93">jo</text:span>nować, ona po prostu nie może czekać.</text:p>
      <text:p text:style-name="P94">Tyle z mojej strony. Jeżeli będą sprawy jakieś natury formalnej, koledzy, uwagi co do brzmienia, to tutaj jest mecenas, ja też mam prawnika tutaj z sobą. Ewentualnie te sformułowania prawne sobie ustalimy.</text:p>
      <text:p text:style-name="P95"><text:span text:style-name="T96">Przewodniczący</text:span>:</text:p>
      <text:p text:style-name="P97">Rozumiem,<text:s/><text:span text:style-name="T98">ż</text:span>e kol.<text:s/><text:span text:style-name="T99">W</text:span>ołek chciałby uzupełnić sprawę przedstawioną przez pierwszego naszego tutaj dyskutanta dotyczącą sytuacji Szczecina.</text:p>
      <text:p text:style-name="P100"><text:span text:style-name="T101">Ob J.<text:s/></text:span><text:span text:style-name="T102">W</text:span><text:span text:style-name="T103">ołek</text:span>:</text:p>
      <text:p text:style-name="P104">Szanowni<text:s/>państwo, wydaje mi się, że niepotrzebnie tę sprawę tutaj wynosimy, ponieważ kol.<text:s/><text:span text:style-name="T105">B</text:span>alazs prosił o wyjaśnienie, to ja tylko w skrócie podam, że niezadowolenie społeczne, ja o tym niezadowoleniu społecznym mówiłem na pierwszym posiedzeniu naszego zespołu. Ten kto mnie słuchał, to sądzę, że wie - i oświadczałem, że jest takie duże zagrożenie na wsi, które może skutkować bardzo szybko. Dlatego też nie chcę tego powtarzać. Wywiodło się ze wsi od rolników. Ja usiłowałem te sprawy, że tak powiem, wygaszać, wyjaśniać. Byłem w gminie Suchań, bo to od Suchania w<text:s/>Szczecińsk<text:span text:style-name="T106">ie</text:span>m<text:s/>wyszło, z gminy Suchań. Niestety nie udało mi się, wszystkie moje przekonania. Zwróciłem się z prośbą w imieniu<text:s/>„okrągłego stołu<text:span text:style-name="T107">”</text:span>, aczkolwiek nie miałem takiego upoważnienia, ale jako uczestnik zwróciłem się w imieniu<text:s/>„okrągłego stołu”<text:s/>żeby przynajmniej na czas obrad<text:s/>„okrągłego stołu”<text:s/>zawiesili akcję protestacyjną. Niestety, no po moim wyjeździe jednak postanowili inaczej. Zebrali się wszyscy w sobotę ubiegłą na szczeblu wojewódzkim, powołali wojewódzki komitet protestacyjny. I jakiekolwiek ze strony mojej wywody i ze strony wojewody szczecińskiego, wicewojewody posła Malinowskiego niestety nie skutkowały i podjęli komitet protestacyjny. Stwierdzając, że już dosyć mają obiecanek i tych zagrożeń jakie występują wobec rolnictwa i są absolutnie niezadowoleni wynikami pewnej rekompensaty jaka została wprowadzona w cenach z dniem 1 marca, że to nie załatwia sprawy.</text:p>
      <text:p text:style-name="P108">Zresztą nie musieli mnie przekonywać, bo ja sam wiem o tym, że to nie załatwia sprawy. I absolutnie -powiedzieli<text:s/>- oni<text:s/>nie będą czekać kiedy my tam skończymy obrady, bo oni chcą siać, robić i chcą wiedzieć czy im to się w ogóle opłaci, i jak się mają do tych spraw ustawić.</text:p>
      <text:p text:style-name="P109">Tak że to nie było wywołane przez kółka rolnicze, to sami spontanicznie chłopi w ten sposób podejmują swoje akcje. Czy pod przewodnictwem kółek? Tak, niektóre gminy pod przewodnictwem gminnych<text:s/><text:soft-page-break/>związków kółek, natomiast niektóre gminy bez przewodnictwa gminnych związków, samoistnie robią.</text:p>
      <text:p text:style-name="P110">Ponieważ te protesty nie są tylko w woj. szczecińskim, pragnę poinformować,<text:s/><text:span text:style-name="T111">ż</text:span>e pół Polski już protestuje jeśli chodzi o wieś. Postanowiliśmy zwołać nadzwyczajne posiedzenie Rady Głównej z przewodni<text:span text:style-name="T112">cz</text:span>ącymi wojewódzkich związków i dzisiaj na Grzybowskiej odbywa się takie, o godzinie 10.30, odbywa się takie spotkanie, żeby sprawę w jakiś sposób załatwić, uregulować.</text:p>
      <text:p text:style-name="P113">Zwróciliśmy się w tej sprawie - również w oparciu o ustalenia między stroną rządową a komitetem protestacyjnym, bo taki już był na szczeblu krajowym w oparciu o Elbląg, bo Elbląg przecież pierwszy protestował. I dziwię się, ja tutaj w tej chwili nie mam czasu, żeby wszystkie sprawy tu szczegółowo omówić. I były podpi<text:span text:style-name="T114">n</text:span>ane porozumienia, niestety chłopi są i z tych porozumień niezadowoleni i oni powiedzieli, że do maja wcale czekać nie będą, bo oni chcą mieć stworzone znośne warunki do pracy i życia. Wyraźnie stawiają - oni chcą mieć znośne warunki do życia i pracy.</text:p>
      <text:p text:style-name="P115">Ponieważ te warunki zostały zachwiane, one są zachwiane, z tego względu nie wi<text:span text:style-name="T116">e</text:span>m j<text:span text:style-name="T117">ak</text:span>i to rozmiar<text:s/>przybierze d<text:span text:style-name="T118">z</text:span>isiaj w obradach na Grzybowskiej ta sprawa, nie wiem jakie ustalenia zapadną i czy uda się nam w ogóle wygasić sytuację, nie wiem.</text:p>
      <text:p text:style-name="P119">Tak że w tej chwili nie mówię, że to jest z województwa szczecińskieg<text:span text:style-name="T120">o</text:span>.</text:p>
      <text:p text:style-name="P121">Natomiast koledzy naprawdę nie chciałbym dokonywać oceny wzajemnej, bo to jest taka wojna podjazdowa. Ja sobie osobiście wypraszam, żeby dokonywać tu na tym szczeblu oceny pracy Kółek Rolniczych. I nie usiłuję ocenia<text:span text:style-name="T122">ć</text:span><text:s/>pracy<text:s/><text:span text:style-name="T123">„</text:span>Solidarności Rolników Indywidualnych”. I jeśli te pomówienia są, to gdybym ja chciał się ustosunkować do pomówień jakie idą ze strony kolegów z<text:s/><text:span text:style-name="T124">„</text:span>Solidarności Rolników Indywidualny<text:span text:style-name="T125">ch</text:span>”, byś<text:span text:style-name="T126">m</text:span>y musieli tu cały dzie<text:span text:style-name="T127">ń</text:span><text:s/>siedzie<text:span text:style-name="T128">ć.</text:span><text:s/>Uznaje to, że są to pomów<text:span text:style-name="T129">ie</text:span>nia,<text:s/><text:span text:style-name="T130">l</text:span>udzk<text:span text:style-name="T131">ie<text:s/></text:span>gadki, działalność jest zupełnie inna. I zaprzeczam jakiejkolwiek insynuacji, żeby prezes mojego wojewódzkiego Związku w Szczecinie jeździł i namawiał do protestów.</text:p>
      <text:p text:style-name="P132"><text:span text:style-name="T133">Przewodniczący</text:span>:</text:p>
      <text:p text:style-name="P134">Dziękuję bardzo. Ja chciałbym jednak prosić<text:s/><text:span text:style-name="T135">ż</text:span>ebyśmy trochę uporządkowali pewne sprawy. Mianowicie zbliżamy się do końca tego zespołu i zależy nam na osiągnięciu consensusu w wielu podstawowych sprawach. Dlatego też uważam, że powinniśmy tutaj faktycznie nie tyle prowadzić wojny podjazdowe, bo nie o to chodzi, ale polemiki; jeżeli mają służyć rozognianiu pewnych spraw, to one są nam n<text:span text:style-name="T136">ie</text:span>potrzebne. Potrzebny jest nam w kraju spokój, wszyscy o tym wiemy. I musimy zrobić wszystko, ażeby nawet występując z tego dzisiejszego zespołu zwrócić się do obradującego waszego dzisiejszego posiedzenia, żeby faktycznie nerwowych ruchów nie robi<text:span text:style-name="T137">ć</text:span>, które nam będą wszystkim utrudniały życie.</text:p>
      <text:p text:style-name="P138">Dlatego chciałbym po pier<text:span text:style-name="T139">w</text:span>sze jedną rzecz uporządkować<text:s/>- co<text:s/>do ustawy, to znaczy projektu ustawy w sprawach ro<text:span text:style-name="T140">l</text:span>ników indywidualnych rozumiem, że jest consensus. Mówię o ustawie<text:s/>- czy<text:s/>rozumiemy się<text:span text:style-name="T141">.</text:span><text:s/>Ustawie o związkach zawodowych rolników.</text:p>
      <text:p text:style-name="P142">/Głosy z sali: tak, tak/.</text:p>
      <text:p text:style-name="P143">Czyli tę jedną sprawę możemy uznać<text:span text:style-name="T144">,</text:span><text:s/>że mamy tutaj pełne porozumienie.</text:p>
      <text:p text:style-name="P145">Rozumiem, że pozostaje sprawa nowelizacji i są tutaj różnice poglądów. Kto chciałby teraz zabrać głos?</text:p>
      <text:p text:style-name="P146">Proszę ko<text:span text:style-name="T147">l.</text:span><text:s/>Tadeusz Mazowiecki.</text:p>
      <text:p text:style-name="P148"><text:span text:style-name="T149">O</text:span><text:span text:style-name="T150">b.</text:span><text:span text:style-name="T151"><text:s/>Tadeusz Mazowiecki</text:span>:</text:p>
      <text:p text:style-name="P152"><text:span text:style-name="T153">W</text:span><text:s/>związku z wystąpieniem w tej kwestii pana Serafina, ja przyznam szczerze, że ja czegoś ni<text:span text:style-name="T154">e</text:span><text:s/><text:soft-page-break/>rozumiem. Bo przecież my tu wszyscy jesteśmy przytomni. I dwa czy trzy tygodnie temu kiedy była sprawa ustawy, na wokandzie sejmowej, ustawy o Funduszu Socjalnym Wsi, panowie mówiliście i to pan też mówił, że ustawa jest znakomita, wszystko jest w porządku w tej ustawie. A jak przyjdzie problem, że będzie<text:s/>„Solidarnoś<text:span text:style-name="T155">ć</text:span><text:s/>Rolników Indywidualnych”, to załatwimy ten problem. Teraz pan mówi, że jest potrzebna głęboka nowelizacja tej ustawy, która dwa tygodnie temu została uchwalona. A więc ja czegoś tu nie rozumiem<text:span text:style-name="T156">.</text:span></text:p>
      <text:p text:style-name="P157">I dalej - jeśli porównać różnice między tym zap<text:span text:style-name="T158">is</text:span>em, który tutaj zaproponował ten zespół doradców i tym zapisem, na który panowie się zgadzają, to też czegoś nie rozumiem. Dlatego, że tutaj jest odesłanie do porozumienia zainteresowanych stron. No właśnie, myśmy stworzyli warunki, żeby nastąpiło porozumienie między zainteresowanymi stronami. I mieliście panowie już konkretnie to przedyskutować, żeby tę sprawę zamknąć. A tak,<text:s/>to si<text:span text:style-name="T159">ę</text:span><text:s/>odsyła do jakichś uregulowań znów nie wiadomych.</text:p>
      <text:p text:style-name="P160">Więc o co konkretnie chodzi, na co si<text:span text:style-name="T161">ę</text:span><text:s/>nie możecie panowie zgodzić. Dlaczego robicie w tej sprawie obstrukcję. Przecież zobowiązały się strony do uregulowania tego problemu przy okazji robienia ustawy o związkach zawodowych rolników.</text:p>
      <text:p text:style-name="P162"><text:span text:style-name="T163">N</text:span>a jaką głęboką nowelizację tutaj mamy czekać, ja nie rozumiem. Powiedzcie panowie konkretnie, ustosunkujcie się merytorycznie do tych propozycji - nie chcecie tej wspólnej rady, chcecie inny podział w tej radzie. No, powiedzcie coś o tym, a nie odsyłacie do porozumienia zainteresowanych stron. No, dwie najbardziej zainteresowane strony, może jeszcze będą inne miały możność wypowiedzenia się. A więc nie można tak zbyć tego i powiedzieć, że to wszystko jest nieważne co tutaj ustalili, tylko odsyłamy to. I powiedzieć, że potrzebna jest głęboka nowelizacja, podczas kiedy dwa tygodnie temu mówiliście,<text:s/><text:span text:style-name="T164">że</text:span><text:s/>jest to bardzo dobra ustawa.</text:p>
      <text:p text:style-name="P165"><text:span text:style-name="T166">P</text:span><text:span text:style-name="T167">rze</text:span><text:span text:style-name="T168">wodniczący</text:span>:</text:p>
      <text:p text:style-name="P169">Kto chciałby zabrać głos?</text:p>
      <text:p text:style-name="P170"><text:span text:style-name="T171">O</text:span><text:span text:style-name="T172">b.</text:span><text:span text:style-name="T173"><text:s/>Wa</text:span><text:span text:style-name="T174">cł</text:span><text:span text:style-name="T175">aw Rukat</text:span>:</text:p>
      <text:p text:style-name="P176">Panie przewodn<text:span text:style-name="T177">ic</text:span>zący Mazowiecki, spróbuję wyjaśnić. Myślę tak, że pan Serafin mówił o głębokiej nowelizacji, no bo wyrażał - ponieważ dyskusja przybrała szerszy charakter, a więc wyrażał poglądy szerzej wychodząc poza ściśle przedmiot naszego rozpatrywania na dzisiejszym posiedzeniu. Eksperci byli<text:s/>zobowiązani do przedstawienia propozycji rozwiązania tego problemu i zostało to zawarte w protokole. Różnica między protokołem a propozycją, którą dzisiaj przedstawia Krajowy Związek Rolników jest następująca, że zachowane zostały zasadnicze ustalenia tego protokołu natomiast wyrzucone szczegółowe rozwiązania.</text:p>
      <text:p text:style-name="P178">Otóż taka jest propozycja Krajowego Związku, aby przez te<text:s/><text:span text:style-name="T179">za</text:span>interesowane strony rozumieć tych, którzy będą gospodarzami tego funduszu i żeby oni si<text:span text:style-name="T180">ę</text:span><text:s/>wypowiedzieli w momencie, gdy będzie tworzony już konkretny projekt nowelizacji ustawy.</text:p>
      <text:p text:style-name="P181">A ten projekt nowelizacji ustawy powinien iść w kierunku jaki jest zawarty w punkcie d<text:span text:style-name="T182">ru</text:span>gim p<text:span text:style-name="T183">rot</text:span>ok<text:span text:style-name="T184">oł</text:span>u, na początku w tej propozycji przedłożonej przez Związek Rolników, a mianowicie: w zakresie dysponowania funduszem centralnym przyjmuje się, że sprawa ta wymaga uregulowania w duchu pluralizmu i równości społeczno-zawodow<text:span text:style-name="T185">ej</text:span><text:s/>organizacji rolników i<text:s/>związków<text:s/>zawodowych<text:s/>rolników<text:s/>indywidualnych o ogólnokrajowym zakresie działania. Należy przez to rozumieć, że odebrane będzie prawo<text:s/><text:soft-page-break/>dysponowania tym funduszem Krajowemu Związkowi Rolników. Nie jest wykluczone, że ta propozycja Rady będzie aktualna albo może taka sama. Chodziło tylko o to, aby przedstawiciele przy stoliku tu, którzy się zajmują sprawami ogólno-organizacyjnymi nie przesądzali spraw, form i metod zarządzania tym funduszem, bo praktycznie u nas tym funduszem rządzą zupełnie inni jak gdyby ludzie, specjaliści od tego<text:span text:style-name="T186">.</text:span><text:s/>Nie chcieliśmy dzisiaj przesądzać.</text:p>
      <text:p text:style-name="P187">Ponadto było to robione w gronie ekspertów dwóch stron. Do tego dojdą jeszcze<text:s/><text:span text:style-name="T188">i</text:span><text:s/>zrzeszenia branżowe. My jak gdyby w ich imieniu pow<text:span text:style-name="T189">ie</text:span>dzieliśmy tylko, że jeden będzie przedstawiciel. Nie chcieliśmy przy stole, korzystając z tego, że jesteśmy w przewadze, te dwie strony przesądzić dzisiaj - szczegółowe rozwiązania. Te rozwiązania powinny być przesądzone, kiedy powstanie konkretny projekt realizujący ten punkt drugi i wtedy zainteresowane strony to będzie krajowy związek, to będą związki rolników tyle ile ich będzie, to będą zrzeszenia branżowe, czyli wszystkie organizacje rolników. I organizacje związków zawodowych rolników o ogólnokrajowym charakterze<text:s/>działania będą partnerami do tworzenia tej nowelizacji. I na tym polega spór<text:span text:style-name="T190">.</text:span><text:s/>Po prostu żeby nie przesądzać pewnych szczegółowych rozwiązań. I uważaliśmy, że nie jest to n<text:span text:style-name="T191">aj</text:span>właściwsze jeżeli się przy<text:s/>„okrągłym stoliku”<text:s/>rozstrzyga i wiąże rozwiązaniami, które są robione na gorąco przez dwóch, bo szanujemy się nawzajem, fachowców<text:span text:style-name="T192">.</text:span><text:s/>Bo jednym z fachowców byłem i ja przez dwie czy trzy godziny w pokoju, przesądzają już o sprawie jak gdyby techniczno-organizacyjnych rozwiązań.</text:p>
      <text:p text:style-name="P193">Natomiast sprawę nadal traktujemy niezależnie od tego co powiedział pan Serafin. I uważam, że jest to element tej dyskusji ogólniejszej, ale my mamy dzisiaj rozstrzygną<text:span text:style-name="T194">ć</text:span><text:s/>sprawę, zadecydować wspólnie na zasadzie consensusu, że Krajowy Związek wyraża tutaj publicznie zgodę, zgadza się z tym, że jego prawo zawarowane, wyłączne prawo dysponowania zawarowane w ustawie, zgodnie z duchem proponowanej ustawy o związkach zawodowych, uważa, że tym prawem się musi podzielić. I to wydaje się nam dzisiaj powinno przesądzić nasze gremium. Jako wzajemne porozumienie, że nie będziemy op<text:span text:style-name="T195">rotes</text:span>to<text:span text:style-name="T196">wy</text:span>wać. Bo oczywiście Sejm sam może z własnej inicjatywy ustawę zmieniać, ale my nie będziemy tego opr<text:span text:style-name="T197">ot</text:span>estowywać, my się po prostu dzisiaj godzimy na rezygnację z tego prawa, bo przecież to jest konsekwencja projektu ustawy o pluralizmie związkowym.</text:p>
      <text:p text:style-name="P198">To tyle z mojej strony, dziękuję.</text:p>
      <text:p text:style-name="P199"><text:span text:style-name="T200">Przewodniczący</text:span>:</text:p>
      <text:p text:style-name="P201">Dziękuję bardzo. Tylko chciałbym prosić, ażeby nasza dyskusja była bardziej konstruktywna to znaczy, żebyśmy dochodzili tutaj do pewnych uzgodnień. Są pewne protokoły, które<text:s/>także dzisiaj otrzymałem, jest stanowisko Organizacji Kółek Rolniczych. I co jest<text:s/><text:span text:style-name="T202">-</text:span><text:s/>może trzeba by powiedzieć co tu jest sporne i pr<text:span text:style-name="T203">ó</text:span>bować znaleźć consensus przynajmniej w tych zapisach dzisi<text:span text:style-name="T204">ej</text:span>szych.</text:p>
      <text:p text:style-name="P205"><text:span text:style-name="T206">Ob. W. Ruka</text:span><text:span text:style-name="T207">t</text:span>:</text:p>
      <text:p text:style-name="P208">Czy mogę jeszcze uzupełnić?</text:p>
      <text:p text:style-name="P209"><text:span text:style-name="T210">Przewodniczący</text:span>:</text:p>
      <text:p text:style-name="P211">Proszę bardzo.</text:p>
      <text:p text:style-name="P212"><text:span text:style-name="T213">Ob. W. Rukat</text:span>:</text:p>
      <text:p text:style-name="P214">Panie Przewodniczący, Szanowni Państwo!<text:s/>Protokół i to pismo nie podpisane przez nikogo, bo myśleliśmy,<text:s/><text:span text:style-name="T215">ż</text:span>e jeszcze przed stołem uda się nam zrobić z tego wspólne stanowisko, różni się tym, że<text:s/><text:soft-page-break/>podstawowe założenia i istota z protokołu jest przeniesiona do tego pisma, a wyrzucone są tylko szczegółowe propozycje rozwiązań. To znaczy nie chcemy się dzisiaj wiązać szczegółami. Natomiast zgadzamy się absolutnie z istotą rzeczy, że ustawa musi być znowelizowana na zasadach równoprawności i wspólnego zarządzania tym funduszem, tym się różni. Jest to po prostu technicznie wykreślenie z tego protokołu, jest to nic innego. Staraliśmy się i układ, i treść tych sformułowań zachować taką samą. Jest to technicznie tylko wykreślenie ze strony pierwszej od a/ do h/ tych literek. To są propozycje tych szczegółowych rozwiązań, o których nie wiemy czy się w ustawie powinny znaleźć, a zachowujemy istotę porozumienia wynikającą z protokołu<text:span text:style-name="T216">.</text:span></text:p>
      <text:p text:style-name="P217">I proponujemy przyjęcie tej naszej propozycji jako - wydaje się - i niezbędnej, i nie wykraczając ponad niezbędną konieczność. Prawnicy o tym wiedzą, że zbytnie kazuistyczne wiązanie się jakimiś pomysłami nie zawsze wychodzi potem na dobre,<text:s/>ponieważ sami pomysłodawcy w trakcie rozwiązań praktycznych mogą zmienia<text:span text:style-name="T218">ć</text:span><text:s/>zdanie. I wydaje mi się, i proponowałbym kolegom, ażeby do tego nie dążyli, żeby się tak nie wiązać. Jeżeli się umawiamy co do istoty i dzisiaj wspólnie tutaj tą istotę potwierdzimy.</text:p>
      <text:p text:style-name="P219">Dziękuję<text:span text:style-name="T220">.</text:span></text:p>
      <text:p text:style-name="P221"><text:span text:style-name="T222">Przewodniczący</text:span>:</text:p>
      <text:p text:style-name="P223">Dziękuję. Prosiłbym dla potrzeb naszych kolegów siedzących na zapleczu, żeby jednak podawać nazwisko przed zabraniem głosu. Bardzo proszę.</text:p>
      <text:p text:style-name="P224">Proszę pan Banaszkiewicz.</text:p>
      <text:p text:style-name="P225"><text:span text:style-name="T226">Ob. B. Banaszkiewicz - ekspert<text:s/></text:span><text:span text:style-name="T227">„</text:span><text:span text:style-name="T228">Solidarności R.</text:span><text:span text:style-name="T229">I</text:span><text:span text:style-name="T230">.</text:span><text:span text:style-name="T231">”</text:span></text:p>
      <text:p text:style-name="P232">Panie<text:s/>Przewodniczący, Szanowni Państwo! Czym się różni protokół ekspertów od stanowiska proponowanego przez Prezydium Krajowej Rady Związku Kółek Rolniczych?</text:p>
      <text:p text:style-name="P233">Otóż zachowano z naszego protokołu uzgodnień ekspertów zasady. Zasady pluralizmu i równości związków w dysponowaniu funduszem centralnym. Ale w protokole było napisane: pluralizm i równość związków, a więc - i pewne konkrety oraz te min. zaproponowaliśmy mianowicie, że ta sprawa musi być, czy powinna by<text:span text:style-name="T234">ć</text:span><text:s/>w każdym razie uregulowana wraz z wprowadzeniem ustawy o<text:s/>związku<text:s/>zawodowym<text:s/>rolników<text:s/>indywidualnych, ponieważ ustawa tamta proklamuje generalną zasadę, że wszystkie związki są równe.<text:s/><text:span text:style-name="T235">W</text:span><text:s/>takiej sytuacji wprowadzalibyśmy zasadę generalną, która byłaby uchylana w zakresie dysponowania fundu<text:span text:style-name="T236">s</text:span>zem centralnym przez ustawę wcześn<text:span text:style-name="T237">iejs</text:span>zą.</text:p>
      <text:p text:style-name="P238">Uznaliśmy też, że inne sprawy da się załatwić od ręki bez zmian legislacyjnych poprzez interpreta<text:span text:style-name="T239">cj</text:span>ę tej jednej sprawy - dysponowania ok.<text:s/><text:span text:style-name="T240">3</text:span><text:s/>miliardami<text:s/><text:span text:style-name="T241">zł</text:span>otych rocznie załatwić się nie da, ponieważ ustawa sejmowa<text:s/><text:span text:style-name="T242">je</text:span>dn<text:span text:style-name="T243">oz</text:span>naczn<text:span text:style-name="T244">ie</text:span><text:s/>da<text:span text:style-name="T245">je</text:span><text:s/>na własność<text:s/>te pieniądze Krajowemu Związkow<text:span text:style-name="T246">i</text:span><text:s/>Kółek. Chcę powiedzieć, że są to pieniądze ściągane w trybie podatkowym od wszystkich jak tutaj siedzimy, ponieważ konsumenci żywności płacą na ten fundusz<text:span text:style-name="T247">.</text:span></text:p>
      <text:p text:style-name="P248">I teraz koledzy z Kółek Rolniczych wycofują si<text:span text:style-name="T249">ę</text:span><text:s/>mówiąc<text:s/><text:span text:style-name="T250">-<text:s/></text:span>zasady<text:s/>owszem, zasady generalne już od dziś. Ale pieniądze na razie nasze. Za<text:span text:style-name="T251">re</text:span>jestrujcie się, podejmijcie działanie, zobaczymy, po woli może zmienimy.</text:p>
      <text:p text:style-name="P252"><text:span text:style-name="T253">M</text:span>y jesteśmy w sytuacji pukającego do drzwi. Kółka są właścicielem tego domu, jest mowa o wspólnym domu. I oczywiście koledzy z Kółek zdają sobie sprawę z tego, że wcześniej czy później ta sprawa musi być w duchu równości załatwiona, ale liczą, że przynajmniej przez ten pewien czas te miliony względnie<text:s/><text:soft-page-break/>miliardy zainkas<text:span text:style-name="T254">uj</text:span>ą. Bo taka jest istota sprawy. Dlatego my mówimy - pluralizm i równość, a więc określone konkrety i określony termin realizacji. Jest stosowany ze strony naszych partnerów następujący scenariusz: przyjmujemy różne warianty, w różnych wariantach przymierzamy się do różnych porozumień, roboczo są one przyjmowane. Po czym z różnych pretekstów są one oficjalnie odrzucane. Tak było w poprzedni piątek. Myśmy zaproponowali tam pewne rozwiązania, zaatakowano, że to jest za szeroka nowelizacja ustawy. Ledwie Sejm uchwalił ustawę, a tu już tak szeroko chce się nowelizować tylko w części funduszu centralnego. Dziś proponujemy i właściwie wspólnie w trybie roboczym żeśmy wypracowali pewne ustalenia dotyczące zmiany, które wymagają zmiany tylko jednego artykułu w ustawie mówi się - w takim małym zakresie. Przecież ustawa musi być kompleksowo znowe<text:span text:style-name="T255">liz</text:span>owana.</text:p>
      <text:p text:style-name="P256">Na tę sprzeczność wzajemnych tych pretekstów, to wzajemne znoszenie się pretekstów, pod którymi się odrzuca konkrety zwrócił bardzo celnie u<text:span text:style-name="T257">w</text:span>ag<text:span text:style-name="T258">ę</text:span><text:s/>pan przewodniczący Mazowiecki...</text:p>
      <text:p text:style-name="P259">I ostatnia sprawa - nie jest w żadnym wypadku prawdą, że propozycje nasze wymagałyby wpisywania do ustawy konkretnie istniejących związków. Propozycje te są generalne, dotyczące<text:s/>wszystkich związków, jakie będą istnieć na szczeblu krajowym<text:span text:style-name="T260">.</text:span><text:span text:style-name="T261"><text:s/></text:span>Z jednym wyjątkiem - jest propozycja, aby w ustawie pozostał z nazwy wymieniony Krajowy Związek Kółek Rolników i Organizacji Rolniczych. Dlaczego? Kompromisem z naszej strony było to,<text:s/><text:span text:style-name="T262">ż</text:span>e było zgodzenie się na unormowanie, że w pierwszym roku dysponowania funduszem w radzie, wspólnej radzie złożonej z przedstawicieli legalnie działających związków będzie przewodniczyć ten właśnie Krajowy Związek Kółek i Organizacji Rolniczych, jest to ukłon z naszej strony. Wychodzą panowie z twarzą, nie zabieramy wam, że tak powiem, tego priorytetu, jaki wam daje ustawa w pierwszym roku.</text:p>
      <text:p text:style-name="P263">I są to wszystko propozycje konkretne. Myśmy nie zaproponowali zmiany ustawy, ponieważ uznaliśmy, że szczegóły bankowe muszą jeszcze eksperci rządowi z nami dopracować, ale jeżeli mają panowie zastrze<text:span text:style-name="T264">ż</text:span>enia co do wypracowanych konkretów, proszę powiedzieć z czym to panowie nie zgadzają się konkretnie.</text:p>
      <text:p text:style-name="P265">Natomiast przecież nie można powiedzieć tak - generalnie będzie pluralizm, ale na razie będą obowiązywać unormowania z tym pluralizmem sprzeczne.</text:p>
      <text:p text:style-name="P266">Dziękuję bardzo.</text:p>
      <text:p text:style-name="P267"><text:span text:style-name="T268">Przewodniczący</text:span>:</text:p>
      <text:p text:style-name="P269">Dziękuję proszę bardzo.</text:p>
      <text:p text:style-name="P270"><text:span text:style-name="T271">Ob. St. Majewski</text:span>:</text:p>
      <text:p text:style-name="P272">P<text:span text:style-name="T273">r</text:span>oszę<text:s/>państwa, ja nie będę powtarzał o tym co dzieje się na wsi. Tutaj moi przedmówcy to dostatecznie zilustrowali. Chcę tylko powiedzieć, że w tak spokojnym województwie jak zamojskie obecnie wrze. Ale przyczyny tego sporu i tego wrzenia na wsi to bynajmniej nie ustawa o funduszu socjalnym czy nowelizacja ustawy o zaopatrzeniu emerytalnym rolników.</text:p>
      <text:p text:style-name="P274">Ale to jest problem cenowy. I to sobie trzeba powiedzieć<text:s/>otwarcie, tak<text:s/><text:span text:style-name="T275">j</text:span>a<text:span text:style-name="T276">k</text:span><text:s/>zresztą mówił tutaj pan Wołek, to jest także problem ogromnych dysproporcji pomiędzy kosztami produkcji, cenami skupu produktów rolnych, a cenami artykułów<text:s/><text:span text:style-name="T277">ży</text:span>wnościowych. I to trzeba uwzględniać. I to jest jedyna i podstawowa przyczyna tego wielkiego niezadowolenia.</text:p>
      <text:p text:style-name="P278">Nie wiem kto wywołuje te protesty, ale one mają charakter i spontaniczny, niemniej są też i firmowane.<text:s/><text:soft-page-break/>Ja osobiście wczoraj widziałem ulotkę, na której podpisano<text:s/>„Solidarność Rolników Indywidualny<text:span text:style-name="T279">ch</text:span><text:span text:style-name="T280">”</text:span><text:s/>wzywająca do<text:s/>niepłacenia<text:s/>podatków.</text:p>
      <text:p text:style-name="P281">Są także i ze strony Kółek Rolniczych. A więc myślę, ż<text:span text:style-name="T282">e<text:s/></text:span>to wszystko razem trzeba widzieć w kontekście tej zasadniczej przyczyny, a nie tylko działań tu ambicjonalnych czy manipulatorskich poszczególnych związków<text:span text:style-name="T283">.</text:span></text:p>
      <text:p text:style-name="P284">W gruncie rzeczy chodzi więc nam dzisiaj o te 15 proc.</text:p>
      <text:p text:style-name="P285">I jeżeli jeszcze wracając do ustawy, to niewątpliwie dobrze się stało, że ten fundusz w ogóle jest. Tak samo zresztą jak i rozwiązania zawarte w ustawie nowelizującej o zaopatrzeniu emerytalnym rolników. Te korzystne rozwiązania na pewno zostały przyjęte bardzo pozytywnie przez rolników. Oczywiście konsekwencją tego jest wzrost składek i to wywołuje niezadowolen<text:span text:style-name="T286">ie</text:span>, i zrozumiałe opory, ale nie byłoby tego, gdyby były ukształtowane właściwie ceny skupu bądź ceny wolnorynkowe.</text:p>
      <text:p text:style-name="P287">Wracając jednak do samego przedmiotu sporu, który dzisiaj tutaj trwa między związkami. Ja mogę tylko wyrazić ubolewanie, że jeśli porozumieliśmy się w tak zasadniczych i ważnych sprawach jak pluralizm, nowelizacja ustawy,<text:s/><text:span text:style-name="T288">t</text:span>o dzisiaj musimy toczyć dyskusję o to co wydaje się oczywiste. A oczywiste jest, że wszystkie zw<text:span text:style-name="T289">i</text:span>ązk<text:span text:style-name="T290">i</text:span><text:s/>jakie będą istniały, nie jest wykluczone, że powstanie nowych jeszcze kilka, powinny mieć<text:s/>równy wpływ na dysponowanie tym funduszem socjalnym<text:span text:style-name="T291">.</text:span></text:p>
      <text:p text:style-name="P292">W zasadzie projekt w art. 8 w tej części będącej w dyspozycji gmin tu sprawę rozstrzyga<text:s/><text:span text:style-name="T293">je</text:span>dnoznaczn<text:span text:style-name="T294">ie</text:span>. Władze gminne będą musiały brać pod uwagę opinie wszystkich związków<text:span text:style-name="T295">.</text:span><text:s/>Chodzi o te 15 proc., a też podzielam pogląd, że nie jest to może dla nowego związku korzystna sytuacja kiedy drugi ten starszy związek czy dłużej legalnie działający ma ten zapis monopolistyczny. I opowiadam się za tym, że zapis ten trzeba zmienić. Tylko czy my dzisiaj już musimy go tutaj redagować?</text:p>
      <text:p text:style-name="P296">Oczywiście no przecież ten suwerenny organ jakim jest Sejm będzie musiał mieć jakiś wpływ i byłoby chyba niedobrze gdybyśmy dzisiaj tu takie bardzo szczegółowe zapisy przyjmowali. I dlatego też byłoby chyba niedobrze, gdybyśmy z naszego tutaj posiedzenia, które tak wiele wniosło do porozumienia wychodzili z protokołami rozbieżności w takiej znaczącej - na pewno, ale przecież nie najważniejszej sprawie. Ja nie znam tego dokumentu i nie znam tych propozy<text:span text:style-name="T297">cj</text:span>i, ale wydaje mi się, że tutaj ta dyskusja zbliża się w tym kierunku ażeby te rozbieżności nieco zmniejszyć<text:span text:style-name="T298">.</text:span></text:p>
      <text:p text:style-name="P299">Chciałbym dlatego zaproponować raz jeszcze, aby przedstawiciele Związku Rolników spróbowali jeszcze raz przedyskutować tę sprawę i może<text:s/>udałoby<text:s/>się nam tutaj zamknąć ten problem pełnym uzgodnieniem. Dziękuję bardzo.</text:p>
      <text:p text:style-name="P300"><text:span text:style-name="T301">Przewodniczący</text:span>:</text:p>
      <text:p text:style-name="P302">Ja mam pytanie do pana ministra Kwaśniewskiego czy ktoś ze strony rządowej chciałby zabrać głos. Bo może faktycznie zrobilibyśmy przerwę i spróbowali.<text:span text:style-name="T303">.</text:span>.</text:p>
      <text:p text:style-name="P304"><text:span text:style-name="T305">Ob.</text:span><text:span text:style-name="T306"><text:s/></text:span><text:span text:style-name="T307">W.</text:span><text:span text:style-name="T308"><text:s/></text:span><text:span text:style-name="T309">Sera</text:span><text:span text:style-name="T310">fin</text:span>:</text:p>
      <text:p text:style-name="P311">Ja mam, a właściwie proponuję rozwiązanie jeszcze przed przerwą. Podzielam pogląd zaprezentowany przez pana Majewskiego.<text:s/><text:span text:style-name="T312">I</text:span><text:s/>jeszcze raz chcę żebyśmy tak to rozumieli, że zgoda jest osiągnięta na zmianę, nowelizację i o to przecież chodziło. Mam powiedzieć znów - na miłoś<text:span text:style-name="T313">ć</text:span><text:s/>boską o to chodziło.<text:s/><text:span text:style-name="T314">A</text:span><text:s/>zredagowanie zmian, to pozwólcie, że będziemy to robić w momencie kiedy będzie rzucone hasło - nowelizujemy fundusz socjalny równocześnie z przyjmowaniem ustawy o związkach zawodowych. Też się na to zgadzamy. Tylko<text:s/><text:soft-page-break/>ja cały czas jestem przeciwny temu, żeby na zespole pluralizmu negocjowa<text:span text:style-name="T315">ć</text:span><text:s/>szczegółowe zapisy ustawy, która nie dotyczy ruchu związkowego, a dotyczy raczej spraw stolika zdrowia i innych prawda elementów. Bo tu nie ma w tym trybie fachowców.</text:p>
      <text:p text:style-name="P316">I moje zastrzeżenie kolejne, że jest to na zdrowym, żywym organizmie - proszę<text:s/>państwa<text:s/>- operacja. Moja organizacja żyje, funkcjonuje i są pewne zasady wewnętrznej konsultacji w Związku. U nas nie decydują eksperci, nie jesteśmy tymczasowym związkiem czy organem, tylko jesteśmy legalną organizacją statutową, mamy organy, zasady konsultacji, których żądamy,<text:s/>żeby Sejm i państwo również przestrzegało.</text:p>
      <text:p text:style-name="P317">Czyli w tym trybie chcemy konsultować szczegółowe zapisy. A jeżeli chodzi w ogóle o wszystko, to proszę panów, jeżeli tu daliśmy koncert i przykład pluralizmu, i współpracy jaka będzie charakteryzowała przyszłą związkowoś<text:span text:style-name="T318">ć</text:span><text:s/>polską, to rezygnujemy z wywalczonego prawa dla dysponowania funduszem centralnym. Proszę bardzo - 100 proc. dzielmy w gminie, nie róbmy cyrków, po chłopsku mówiąc. Ja się nie pisz<text:span text:style-name="T319">ę</text:span><text:s/>na takie nume<text:span text:style-name="T320">r</text:span>y, że będziemy ambicjonalne sprawki tu rozgrywać kosztem dusz chłopskich. Ani ty nie rep<text:span text:style-name="T321">re</text:span>zent<text:span text:style-name="T322">uje</text:span>sz A<text:span text:style-name="T323">rt</text:span>ur wi<text:span text:style-name="T324">ęk</text:span>szo<text:span text:style-name="T325">śc</text:span>i chłopów, ani ja, prawdę mówiąc.</text:p>
      <text:p text:style-name="P326">I nie uzurpujmy sobie tego<text:s/>królestwa, bo nie wiemy sami ile do końca za nami stoi ludzi. A jest to interes wsi<text:span text:style-name="T327">.</text:span><text:s/>Jeżeli to ma być przedmiotem walka o prawo, co o władzę. Ja nie będę walczył o władzę<text:span text:style-name="T328">,</text:span><text:s/>tylko o sprawy chłopskie. Jeżeli tak - 100 procent zapiszmy w nowelizacji - 100 proc. do gmin.</text:p>
      <text:p text:style-name="P329">I te kwestie rozważamy na kierownictwie. I w tym temacie ja się nie wypowiem do końca o szczegółach. Zredagujmy po prostu na roboczo dzisiaj przyjmijm<text:span text:style-name="T330">y</text:span><text:s/>panowie te zasady, o które w zasadzie chodzi.</text:p>
      <text:p text:style-name="P331">U mnie musi Rada Główna podjąć decyzję jako organ stanowiący w moim Związku, wypowiedzieć się, a nie urzędnicy czy eksperci.</text:p>
      <text:p text:style-name="P332">No szanujmy, szanujmy to prawo, którego żądamy, żeby szanowano, a nie jednostronnie ciągle chcemy coś wymuszać i oskarżać. Bardzo proszę przyjmijcie to rozwiązanie w tym zakresie bez szczegółowego<text:span text:style-name="T333">.</text:span><text:s/>A szczegóły po konsultacji noweliza<text:span text:style-name="T334">cj</text:span>i tej ustawy. Może to być w ciągu tygodnia zrobione, ale nie dziś, nie tu.</text:p>
      <text:p text:style-name="P335"><text:span text:style-name="T336">Przewodniczący:</text:span></text:p>
      <text:p text:style-name="P337">Dziękuję. Kto chciałby zabrać głos?</text:p>
      <text:p text:style-name="P338">Proszę ko<text:span text:style-name="T339">l.</text:span><text:s/>Balazs.</text:p>
      <text:p text:style-name="P340"><text:span text:style-name="T341">Ko</text:span><text:span text:style-name="T342">l.</text:span><text:span text:style-name="T343"><text:s/>Balazs</text:span>:</text:p>
      <text:p text:style-name="P344">Więc jak zwykle my zgadzamy się z propozycją kolegi, żeby 100 proc. tego funduszu ewentualnie skierować do gminy i nie mamy w tej sprawie żadnych zastrzeżeń. Natomiast jeżeli mamy</text:p>
      <text:p text:style-name="P345">dyskutować te 15 proc. nadal, to ja - mimo wszystko - prosiłbym, żeby tu przy tym stole była precyzja ze strony kolegów z Kółek, które z punktów uzgodnionego protokołu w gronie ekspertów, z którymi się nie zgadzają, lub które z tych punktów łamią zasady pluralizmu, lub ograniczają je. Ale konkretnie - nie mówiąc tam bardzo wzniośle o zasadach, ale po prostu konkretnie, który z punktów jest dla kolegów... jest nie do przyjęcia i dlaczego. I wtedy będziemy mogli dyskutowa<text:span text:style-name="T346">ć<text:s/></text:span>dalej. Natomiast w innym przypadku - nie.</text:p>
      <text:p text:style-name="P347">I jeszcze do jednej rzeczy chciałbym wrócić. Bo mówimy, że to tam w terenie to nie mamy na to wpływu itd. Rzeczywiście ja tu nie dyskutuję na ten temat, że jest źle, natomiast chodzi o to, żeby tu przy tym stole osoby siedzące nie zmieniały zdania z dnia na dzie<text:span text:style-name="T348">ń</text:span>. To znaczy w terenie mogą różne rzeczy się zdarzyć, ale my musimy w<text:span text:style-name="T349">i</text:span>edz<text:span text:style-name="T350">i</text:span>eć o co chodzi i prezentować takie stanowisko jakie prezentowaliśmy od pierwszego dnia obrad<text:span text:style-name="T351">.</text:span><text:s/>A pewne rzeczy zostały ustalone<text:span text:style-name="T352">.</text:span><text:s/><text:span text:style-name="T353">I</text:span><text:s/>o tym przypominam kolegom z Kółek, że na stoliku,<text:s/><text:soft-page-break/>„podstoliku rolniczym”<text:s/>wszystkie kwestie, o które toczy się spór i ma być strajk i protest zostały ustalone. Chodzi po prostu o tryb realizacji. I nad tym możemy dyskutować. Ale nie było tam kwestii, które by zostały pominięte. I z waszym udziałem również<text:span text:style-name="T354">.</text:span></text:p>
      <text:p text:style-name="P355">A więc proszę teraz z marszu, jeżeli koledzy mają jakieś zastrzeżenia do tego protokołu, to proszę tu je podać i przedyskutujemy. Może to my rzeczywiście nie mamy racji, ale konkretnie<text:span text:style-name="T356">.</text:span></text:p>
      <text:p text:style-name="P357"><text:span text:style-name="T358">Przewodniczący</text:span>:</text:p>
      <text:p text:style-name="P359">Kto chciałby zabrać głos?</text:p>
      <text:p text:style-name="P360">Proszę kol. Rukat.</text:p>
      <text:p text:style-name="P361"><text:span text:style-name="T362">Ob</text:span><text:span text:style-name="T363">.</text:span><text:span text:style-name="T364"><text:s/>Rukat</text:span>:</text:p>
      <text:p text:style-name="P365">Chcę wyjaśnić, że nie zmieniamy stanowiska z dnia na dzień<text:span text:style-name="T366">.</text:span><text:s/>Stanowisko o równoprawności związków podtrzymu<text:span text:style-name="T367">je</text:span>my<text:span text:style-name="T368">.<text:s/></text:span>Ileż razy można to deklarować<text:span text:style-name="T369">.</text:span><text:s/>To nie jest zmiana stanowiska. I nie kwestionują nasze władze związkowe również ustaleń, że one są sprzeczne z zasadami pluralizmu. Tylko twierdzą, że nie potrzebne jest dzisiaj rozstrzyganie o szczegółach. Być może właśnie takie rozwiązanie znajdzie się w projekcie ustawy, nie wiemy.</text:p>
      <text:p text:style-name="P370">/Głos z sali: Ale które?/.</text:p>
      <text:p text:style-name="P371">No te o ustanowieniu Rady, wszystko od A do H. To są szczegóły, które nie naruszają zasady pluralizmu, tylko po prostu nie powinny dzisiaj być przedmiotem zatwierdzenia tu w tym miejscu. I tylko o to przecież chodzi.</text:p>
      <text:p text:style-name="P372"><text:span text:style-name="T373">P</text:span><text:span text:style-name="T374">rz</text:span><text:span text:style-name="T375">e</text:span><text:span text:style-name="T376">wo</text:span><text:span text:style-name="T377">dn</text:span><text:span text:style-name="T378">icz</text:span><text:span text:style-name="T379">ą</text:span><text:span text:style-name="T380">cy</text:span><text:span text:style-name="T381">:</text:span></text:p>
      <text:p text:style-name="P382">Czy ktoś chciałby jeszcze zabrać głos?</text:p>
      <text:p text:style-name="P383">Proponuję wobec tego 15<text:span text:style-name="T384">-</text:span>to minutową przerwę.</text:p>
      <text:p text:style-name="P385">I naprawdę spróbujcie koledzy usiąś<text:span text:style-name="T386">ć</text:span><text:s/>i jeżeli potrzebny jest w tym nasz udział jako współprzewodniczących, to może faktycznie spróbujmy dojś<text:span text:style-name="T387">ć</text:span><text:s/>do jakiegoś consensusu<text:span text:style-name="T388">.</text:span></text:p>
      <text:p text:style-name="P389">/Przerwa/.</text:p>
      <text:p text:style-name="P390"/>
      <text:p text:style-name="P391">/Po przerwie/.</text:p>
      <text:p text:style-name="P392"><text:span text:style-name="T393">P</text:span><text:span text:style-name="T394">rz</text:span><text:span text:style-name="T395">ewodniczący</text:span>:</text:p>
      <text:p text:style-name="P396">Współprzewodn<text:span text:style-name="T397">ic</text:span>zący są, większoś<text:span text:style-name="T398">ć</text:span><text:s/>ekip jest, możemy wobec tego zaczynać.</text:p>
      <text:p text:style-name="P399">Otrzymałem w tej chwili ustalenie, które jest wynikiem consensusu osiągniętego w ciągu 2 minut po godzinnej blisko dyskusji<text:span text:style-name="T400">.</text:span></text:p>
      <text:p text:style-name="P401">Chciałbym je odczytać, ażeby nie było żadnych wątpliwości<text:span text:style-name="T402">.</text:span></text:p>
      <text:p text:style-name="P403">„Ustalenie Zespołu do spraw Pluralizmu Związkowego w sprawie funduszu socjalnego wsi<text:span text:style-name="T404">.</text:span></text:p>
      <text:p text:style-name="P405">1/ W zakresie dysponowania środkami funduszu na szczeblu gminy przyjmuje się, że przestrzeganie zasady równości wszystkich organizacji społeczno-zawodowych rolników i związków zawodowych rolników indywidualnych jest zagwarantowane w projekcie ustaw o związkach zawodowych rolników indywidualnych a<text:span text:style-name="T406">r</text:span>t. 8.</text:p>
      <text:p text:style-name="P407">2/<text:s/><text:span text:style-name="T408">W</text:span><text:s/>zakresie dysponowania funduszem centralnym przyjmu<text:span text:style-name="T409">je</text:span><text:s/>się, że sprawa ta wymaga uregulowania w duchu pluralizmu i równości społeczno-zawodowych organizacji rolników i związków zawodowych rolników indywidualny<text:span text:style-name="T410">ch</text:span><text:s/>o ogólnokrajowym zakresie działania.</text:p>
      <text:soft-page-break/>
      <text:p text:style-name="P411">Dysponentem winna być rada składająca się z umocowanych przedstawicieli społeczno-zawodowych organizacji rolników i zw<text:span text:style-name="T412">.</text:span><text:s/>za<text:span text:style-name="T413">w</text:span>. rolników indywidualnych o ogólnokrajowym zakresie działania.</text:p>
      <text:p text:style-name="P414">Ustawa z dnia 24 lutego 19<text:span text:style-name="T415">8</text:span>9 r. o funduszu socjalnym wsi /Dz. U<text:span text:style-name="T416">.</text:span><text:s/>nr 10 poz. 54/ powinna być znowelizowana w zakresie niezbędnym do realizacji powyższych założeń. Nowelizacja powinna nastąpić jednocześnie z przyjęciem ustawy o związkach</text:p>
      <text:p text:style-name="P417">zawodowych rolnik<text:span text:style-name="T418">ó</text:span>w indywidualnych.</text:p>
      <text:p text:style-name="P419">Postuluje się, aby rządowy projekt nowelizacji był przygotowany w porozumieniu z zainteresowanymi stronami”<text:span text:style-name="T420">.</text:span></text:p>
      <text:p text:style-name="P421">Proszę bardzo minister Kwaśniewski.</text:p>
      <text:p text:style-name="P422"><text:span text:style-name="T423">Min</text:span><text:span text:style-name="T424">.</text:span><text:span text:style-name="T425"><text:s/></text:span><text:span text:style-name="T426">A</text:span><text:span text:style-name="T427">.</text:span><text:span text:style-name="T428"><text:s/></text:span><text:span text:style-name="T429">Kwaśniewsk</text:span><text:span text:style-name="T430">i</text:span>:</text:p>
      <text:p text:style-name="P431">Musimy staną<text:span text:style-name="T432">ć</text:span><text:s/>na gruncie realnym. Chcę powiedzieć, że nie ma żadnej w tej chwili fizycznej możliwości, aby można było tę nowelizację przeprowadzić równocześnie z przyjęciem ustawy o związkach zawodowych rolników indywidualnych, nie opóźniając tej drugiej ustawy o związkach zawodowych. Chyba że projekt jest taki abyśmy opóźnili ustawę o przyjęciu ustawy o związkach zawodowych, a myślę, że to nie leży w interesie<text:s/>„Solidarności Rolników Indywidualnych”, to wtedy jest to realne.</text:p>
      <text:p text:style-name="P433">Chcę powiedzieć, że 22 marca wg planu prac sejmowych odbędą się pierwsze czytania tych wszystkich projektów, które wydyskutowaliśmy i które jeszcze dzisiaj dyskutujemy, i mamy jeszcze nie gotowe, jak chociażby nowelizację ustawy o związkach zawodowych.</text:p>
      <text:p text:style-name="P434">A więc chcę powiedzieć, że takiego zobowiązania my nie możemy na s<text:span text:style-name="T435">i</text:span>ebie przyjąć - jako strona... To znaczy jeżeli my byśmy mieli by<text:span text:style-name="T436">ć</text:span><text:s/>wnoszący to nie, jeżeli wnoszącym<text:s/><text:span text:style-name="T437">b</text:span>ęd<text:span text:style-name="T438">ą<text:s/></text:span>posłowie, tak jak było w przypadku ustawy o funduszu socjalnym, no to proszę bardzo. Ale moim zdaniem to jest nierealne.</text:p>
      <text:p text:style-name="P439">Proponowałbym więc, aby to zdanie wykreślić. Pisząc o tym, iż niezbędna jest pilna nowelizacja itd. Zapisać to w protokole ustaleń naszego zespołu. I będzie to zobowiązanie, aby w kwietniu czy w maju takiej nowelizacji dokona<text:span text:style-name="T440">ć</text:span>.</text:p>
      <text:p text:style-name="P441">Natomiast w tej chwili po prostu nie ma kiedy tego zrobić.</text:p>
      <text:p text:style-name="P442">Szczególnie, że jak tutaj napisano, to ma si<text:span text:style-name="T443">ę</text:span><text:s/>odby<text:span text:style-name="T444">ć</text:span><text:s/><text:span text:style-name="T445">w<text:s/></text:span>porozumieniu z zainteresowanymi stronami<text:span text:style-name="T446">.</text:span></text:p>
      <text:p text:style-name="P447">Tak że wnoszę o to, aby przyją<text:span text:style-name="T448">ć</text:span><text:s/>tak jak to jest proponowane, ale bez tego zobowiązania, że równocześnie, bo nie jest to realne<text:span text:style-name="T449">.</text:span></text:p>
      <text:p text:style-name="P450">Dziękuję.</text:p>
      <text:p text:style-name="P451"><text:span text:style-name="T452">P</text:span><text:span text:style-name="T453">rzewo</text:span><text:span text:style-name="T454">dn</text:span><text:span text:style-name="T455">icz</text:span><text:span text:style-name="T456">ą</text:span><text:span text:style-name="T457">cy</text:span><text:span text:style-name="T458">:</text:span></text:p>
      <text:p text:style-name="P459">Dziękuję, Proszę ko<text:span text:style-name="T460">l.</text:span><text:s/>Mazowieck<text:span text:style-name="T461">i.</text:span></text:p>
      <text:p text:style-name="P462"><text:span text:style-name="T463">O</text:span><text:span text:style-name="T464">b</text:span><text:span text:style-name="T465">.<text:s/></text:span><text:span text:style-name="T466">T</text:span><text:span text:style-name="T467">. Maz</text:span><text:span text:style-name="T468">ow</text:span><text:span text:style-name="T469">ieck</text:span><text:span text:style-name="T470">i</text:span>:</text:p>
      <text:p text:style-name="P471">No, ja zrozumiałem, że kolegom z Kółek Rolniczych potrzebne jedno posiedzenie ich władz do tego ustalenia. Tak jak panowie mówiliście,<text:s/><text:span text:style-name="T472">ż</text:span>e tam sprawa musi przejść przez waszą radę czy zarząd. A więc sądzę, że to nie jest kwestia długiego odwlekania. Panie ministrze, ja myślę, że przy dobrej woli można by jednak pospieszyć się z tym<text:span text:style-name="T473">.</text:span><text:s/>No, to napiszmy, że w miarę możności, czy coś takiego<text:span text:style-name="T474">.</text:span></text:p>
      <text:p text:style-name="P475"><text:span text:style-name="T476">Min.<text:s/></text:span><text:span text:style-name="T477">A.</text:span><text:span text:style-name="T478"><text:s/></text:span><text:span text:style-name="T479">K</text:span><text:span text:style-name="T480">waśn</text:span><text:span text:style-name="T481">ie</text:span><text:span text:style-name="T482">wski</text:span>:</text:p>
      <text:p text:style-name="P483">Panie Tadeuszu, ja chcę stać na gruncie realnym<text:span text:style-name="T484">.</text:span><text:s/>Dlaczego ja mam oszukiwać ludzi, naprawdę nie jest to możliwe<text:span text:style-name="T485">.</text:span><text:s/>Do 22 nie ma takiej szansy. Ja już abstrahuję od faktu, że cała ta dyskusja, no wzbudza takie<text:s/><text:soft-page-break/>bardzo mieszane uczucia, bo przyjęliśmy w ustawie o związkach zawodowych art. 8, który na szczeblu gminnym taką jakby dwuwładzę dzisiaj, czy możliwość wspólnego dysponowan<text:span text:style-name="T486">ia</text:span><text:s/>da<text:span text:style-name="T487">je.</text:span><text:s/>Dotyczy to 8<text:span text:style-name="T488">5</text:span><text:s/>proc. funduszu, który powstaje, który zaczyna się tworzyć od końca pierwszego kwartału, czyli go nie ma praktycznie<text:span text:style-name="T489">.</text:span><text:s/>I handryczenie się o te parę złotych jest po prostu żenujące<text:span text:style-name="T490">.</text:span></text:p>
      <text:p text:style-name="P491"><text:span text:style-name="T492">O</text:span><text:span text:style-name="T493">b</text:span><text:span text:style-name="T494">.<text:s/></text:span><text:span text:style-name="T495">T</text:span><text:span text:style-name="T496">.<text:s/></text:span><text:span text:style-name="T497">Ma</text:span><text:span text:style-name="T498">zowiecki</text:span>:</text:p>
      <text:p text:style-name="P499">Panie ministrze, ja modyfikuję. Nie wiem czy koledzy<text:s/>rolnicy się zgodz<text:span text:style-name="T500">ą</text:span>, ale jeszcze poproszę ich o głos. Niemniej jednak ja modyfikuję, że na piśmie powinna by<text:span text:style-name="T501">ć</text:span><text:s/>dokonana w obecnej kadencji Sejmu.</text:p>
      <text:p text:style-name="P502"><text:span text:style-name="T503">O</text:span><text:span text:style-name="T504">b.</text:span><text:span text:style-name="T505"><text:s/>Artur Balazs</text:span>:</text:p>
      <text:p text:style-name="P506">Zgadzamy się<text:span text:style-name="T507">.</text:span></text:p>
      <text:p text:style-name="P508"><text:span text:style-name="T509">Min</text:span><text:span text:style-name="T510">.</text:span><text:span text:style-name="T511"><text:s/></text:span><text:span text:style-name="T512">A.</text:span><text:span text:style-name="T513"><text:s/>Kwaśn</text:span><text:span text:style-name="T514">ie</text:span><text:span text:style-name="T515">w</text:span><text:span text:style-name="T516">ski</text:span>:</text:p>
      <text:p text:style-name="P517">Tak, tylko uwaga taktyczna. Bo przecież nie my dyktujemy kalendarz<text:span text:style-name="T518">a</text:span><text:s/>Sejmu, nie powinniśmy dyktowa<text:span text:style-name="T519">ć</text:span>. Może<text:s/><text:span text:style-name="T520">-</text:span><text:s/>wniesiona, wniesiona.</text:p>
      <text:p text:style-name="P521"><text:span text:style-name="T522">Ob</text:span><text:span text:style-name="T523">.</text:span><text:span text:style-name="T524"><text:s/>T. Mazowieck</text:span><text:span text:style-name="T525">i</text:span>:</text:p>
      <text:p text:style-name="P526">No, wniesiona, a potem nie zostanie rozpatrzona.</text:p>
      <text:p text:style-name="P527"><text:span text:style-name="T528">Mi</text:span><text:span text:style-name="T529">n.</text:span><text:span text:style-name="T530"><text:s/></text:span><text:span text:style-name="T531">A.</text:span><text:span text:style-name="T532"><text:s/>Kwaśniewsk</text:span><text:span text:style-name="T533">i</text:span>:</text:p>
      <text:p text:style-name="P534">Tak, ale nie możemy tutaj jako zespół, tym bardziej że jesteśmy... Jeśli można - jesteśmy Szanowni Panowie w bardzo zasadniczym momencie z punktu widzenia tego co robimy. Otóż, wkrótce ta nasza ciężka praca, którą wiele tygodni prowadzimy będzie przedłożona najwyższej władzy w Polsce czyli Sejmowi. Proponowałbym, aby wykazać tutaj maksimum mądrości, dojrzałości i nie dyktować na przykład warunków dla Sejmu co powinien zrobić i kiedy. Tak, że my jako strona rządowa możemy przyjąć zobowiązanie do wniesienia. Natomiast już nie dyktujmy już kiedy Sejm miałby się tym zaj<text:span text:style-name="T535">ą</text:span>ć.</text:p>
      <text:p text:style-name="P536"><text:span text:style-name="T537">Ob. T. Mazowieck</text:span><text:span text:style-name="T538">i</text:span>:</text:p>
      <text:p text:style-name="P539">Ja tu opieram się przeciwko określeniu<text:s/>„dyktujemy<text:span text:style-name="T540">”</text:span><text:span text:style-name="T541">.<text:s/></text:span>Jak my<text:s/><text:span text:style-name="T542">c</text:span>oś postulujemy, to nie dyktujemy. No, Sejm jest suwerenną władzą.</text:p>
      <text:p text:style-name="P543"><text:span text:style-name="T544">Mi</text:span><text:span text:style-name="T545">n. A</text:span><text:span text:style-name="T546">.</text:span><text:span text:style-name="T547"><text:s/>Kwaśn</text:span><text:span text:style-name="T548">ie</text:span><text:span text:style-name="T549">wsk</text:span><text:span text:style-name="T550">i</text:span>:</text:p>
      <text:p text:style-name="P551">To napisany, że zwracamy się do Sejmu, aby był łaskaw</text:p>
      <text:p text:style-name="P552">rozpatrzyć<text:s/><text:span text:style-name="T553">-</text:span><text:s/>tak jak piszemy wszystkie dokumenty do Sejmu<text:span text:style-name="T554">.</text:span></text:p>
      <text:p text:style-name="P555"><text:span text:style-name="T556">Ob</text:span><text:span text:style-name="T557">.</text:span><text:span text:style-name="T558"><text:s/>T</text:span><text:span text:style-name="T559">.</text:span><text:span text:style-name="T560"><text:s/>Mazow</text:span><text:span text:style-name="T561">ieck</text:span><text:span text:style-name="T562">i</text:span>:</text:p>
      <text:p text:style-name="P563">Proszę bardzo<text:s/><text:span text:style-name="T564">-</text:span><text:s/>aby rozpatrzył w tej kadencji Sejmu<text:span text:style-name="T565">.<text:s/></text:span>Aby rozpatrzyć raczył zgodnie z tą formułą<text:span text:style-name="T566">.<text:s/></text:span><text:span text:style-name="T567">Przewodniczący</text:span>:</text:p>
      <text:p text:style-name="P568">Proszę bardzo kto z<text:s/>państwa?</text:p>
      <text:p text:style-name="P569"><text:span text:style-name="T570">Ob. B. Ban</text:span><text:span text:style-name="T571">as</text:span><text:span text:style-name="T572">zkiewi</text:span><text:span text:style-name="T573">cz</text:span>:</text:p>
      <text:p text:style-name="P574">Chcę zwrócić uwagę na to, że do realizacji naszych ustaleń dzisiejszych w<text:span text:style-name="T575">y</text:span>starczy zmiana jednego artykułu ustawy, że my wiemy czego chcemy, nasze stanowisko podzielają repre<text:span text:style-name="T576">ze</text:span>ntowane tu związki branżowe, a koledzy z Kółek są w stanie swoje stanowisko też szybko wypracować - jak nas tutaj za<text:span text:style-name="T577">pe</text:span>wn<text:span text:style-name="T578">io</text:span>no<text:span text:style-name="T579">.</text:span></text:p>
      <text:p text:style-name="P580">A więc jeżeli się pospieszymy, to sprawę jesteśmy w stanie załatwić. Ja proponowałbym taki zapis:</text:p>
      <text:p text:style-name="P581">- ostatnie zdanie brzmiałoby - postuluje się, jest to nasz postulat<text:s/>„okrągłego stołu”, aby rządowy projekt nowelizacji był pilnie przygotowany w porozumieniu z zainteresowanymi stronami tak, aby mógł wejś<text:span text:style-name="T582">ć</text:span><text:s/>pod<text:s/><text:soft-page-break/>obrady Sejmu tej kadencji.</text:p>
      <text:p text:style-name="P583">Czyli wobec tego zdanie przedostatnie wypada - jeśli tak, to wtedy - postuluje się, aby rządowy projekt nowelizacji był pilnie przygotowany w porozumieniu z zainteresowanymi stronami tak, aby mógł wejś<text:span text:style-name="T584">ć</text:span><text:s/>pod obrady Sejmu obecnej kadencji.</text:p>
      <text:p text:style-name="P585"><text:span text:style-name="T586">Przewodniczący</text:span>:</text:p>
      <text:p text:style-name="P587">Co na to minister Kwaśniewski?</text:p>
      <text:p text:style-name="P588"><text:span text:style-name="T589">Min. Kwaśniewsk</text:span><text:span text:style-name="T590">i</text:span>:</text:p>
      <text:p text:style-name="P591">Dziękuję dobrze, mamy consensus faktycznie.</text:p>
      <text:p text:style-name="P592"><text:span text:style-name="T593">Przewodniczący</text:span>:</text:p>
      <text:p text:style-name="P594">Wobec tego zgodnie z przyjętą propozycją proszę ministra Nawackiego o przedstaw<text:span text:style-name="T595">ie</text:span>n<text:span text:style-name="T596">ie</text:span><text:s/>uzgodnień wczorajszego zespołu roboczego.</text:p>
      <text:p text:style-name="P597"><text:span text:style-name="T598">Min.<text:s/></text:span><text:span text:style-name="T599">L</text:span><text:span text:style-name="T600">.<text:s/></text:span><text:span text:style-name="T601">N</text:span><text:span text:style-name="T602">a</text:span><text:span text:style-name="T603">w</text:span><text:span text:style-name="T604">a</text:span><text:span text:style-name="T605">c</text:span><text:span text:style-name="T606">k</text:span><text:span text:style-name="T607">i</text:span><text:span text:style-name="T608">:</text:span></text:p>
      <text:p text:style-name="P609">Prosz<text:span text:style-name="T610">ę</text:span><text:s/>państwa, w dniu wczorajszym po raz kolejny obradowała grupa robocza w sprawie opracowania uzgodnionego projektu noweliza<text:span text:style-name="T611">cj</text:span>i ustawy o związkach zawodowych.</text:p>
      <text:p text:style-name="P612"><text:span text:style-name="T613">W</text:span><text:s/>związku z powyższym chciałem państwu teraz zaprezentować wspólne uzgodnienia grupy roboczej pod dyskusję i ewentualną decyzję zespołu. Jeśli można prosić kolegów to byśmy rozdali ten projekt ustawy, ponieważ mnie także do tego uczestnicy grupy roboczej zobowiązali. A ja powiem tylko o rzeczach nowych w tym projekcie, żeby po prostu ułatwić państwu jego czytanie.</text:p>
      <text:p text:style-name="P614">Mianowicie - w dniu wczorajszym zde<text:span text:style-name="T615">cy</text:span>dowaliśmy się po pierwsze - proszę<text:s/>państwa<text:s/>- na wprowadzenie dodatkowego artykułu drugiego do ustawy nowelizu<text:span text:style-name="T616">ją</text:span>cej ustawę związkową w brzmieniu następu<text:span text:style-name="T617">ją</text:span>cym:</text:p>
      <text:p text:style-name="P618">„Re<text:span text:style-name="T619">je</text:span>stra<text:span text:style-name="T620">cj</text:span>a zakładowych organizacji związkowych, ogólnokrajowych organizacji związkowych oraz ogólnokrajowych zrzeszeń i organizacji międzyzwiązkowych, dokonane przed dniem wejścia w życie niniejszej ustawy zachowują ważność także po dniu wejścia w życie ustawy”.</text:p>
      <text:p text:style-name="P621">Chodziło tutaj o prostą konsekwencję naszej uprzedniej decyzji dotyczącej skreślenia w całości artykułu 60.<text:s/><text:span text:style-name="T622">Je</text:span>st to po prostu postawienie kropki nad<text:s/>„i”. Gdyby były jakieś wątpliwości co do ważności rejestracji organizacji związkowych dokonanych pod rządami przepisów art. 60 ustawy związkowej.</text:p>
      <text:p text:style-name="P623">Kolejne kwestie dotyczyły - proszę<text:s/>państwa<text:s/>- problematyki rozbieżności na tle a<text:span text:style-name="T624">rt.</text:span><text:s/><text:span text:style-name="T625">3</text:span>7 prim i 37 bis ustawy związkowej /to jest 37.1. i 37.2./.</text:p>
      <text:p text:style-name="P626"><text:span text:style-name="T627">W</text:span><text:s/>br<text:span text:style-name="T628">z</text:span>mieniu jakie zaproponowaliśmy ostatecznie artykuł 37<text:span text:style-name="T629">.</text:span>1<text:span text:style-name="T630">.</text:span><text:s/><text:span text:style-name="T631">w</text:span><text:s/>ust. l<text:s/><text:span text:style-name="T632">i</text:span><text:s/>ust. 2 ma brzmienie poprzednio wynegocjowane. I przypominam, że us<text:span text:style-name="T633">t.</text:span><text:s/>2 jest w istocie rzeczy przyjętą propozycją dotyczącą wyspecyfikowania problemów, czy też spraw, które wymagają nie tylko uzgodnionego stanowiska, ale powołania wspólnej reprezentacji złożonej z przedstawicieli działających w zakładach organizacji związkowych.</text:p>
      <text:p text:style-name="P634"><text:span text:style-name="T635">W</text:span><text:s/>ust.<text:s/><text:span text:style-name="T636">t</text:span>rzecim art. 37.1<text:span text:style-name="T637">.</text:span><text:s/>sprecyzowaliśmy, że<text:s/><text:span text:style-name="T638">w</text:span><text:s/>razie uzgadniania stanowiska przez organizacje związkowe w sprawach, o których mowa w ust. 1, a więc<text:s/><text:span text:style-name="T639">-</text:span><text:s/>tylko w sprawach, w których wymagane jest uzgodnienie stanowiska związkowego i jest stworzona obligatoryjna, to znaczy jest stworzona w oparciu o przepisy ustawy wspólna akceptacja, w tych sprawach wymagających uzgodnienia i powołania wspólnej reprezenta<text:span text:style-name="T640">cj</text:span>i nie stosuje się przepisów rozdz<text:span text:style-name="T641">.</text:span><text:s/>5<text:span text:style-name="T642">-</text:span>ego dotyczących wprowadzenia trybu poprzedzającego /przepraszam/ polubownego trybu rozwiązania sporu zbiorowego, a także sięgania po broń strajkową.</text:p>
      <text:soft-page-break/>
      <text:p text:style-name="P643">No i wreszcie, proszę<text:s/>państwa, istotnych modyfika<text:span text:style-name="T644">cj</text:span>i dokonaliśmy w a<text:span text:style-name="T645">rt.</text:span><text:s/>37 ze znaczkiem 2. Mianowicie w ust. 1-szym wprowadziliśmy dodatkowo wymóg zasięgania przez kierownika zakładu pracy lub właściwy organ samorządu przed rozstrzygnięciem sprawy po bezskute<text:span text:style-name="T646">cz</text:span>nym oczekiwaniu przez 30 dni na wspólne stanowisko związku, aby zasięgał opinii nie tylko właściwych organów samorządu, przepraszam, żeby rozpatrzył stanowisko odrębne poszczególnych organizacji związkowych, ale także zasięgał opinii załogi.</text:p>
      <text:p text:style-name="P647">Jeszcze raz powtórzę, bo tutaj tak zdaje się źle powiedziałem. Chodzi o to, że kierownik zakładu pracy lub właściwy organ samorządu załogi po bezskutecznym oczekiwaniu przez 30 dni na wspólnie uzgodnione stanowisko organizacji związkowych<text:s/>będzie uprawniony do rozstrzygnięcia po rozpatrzeniu odrębnych stanowisk organizacji związkowych i po zasięgnięciu opinii załogi.</text:p>
      <text:p text:style-name="P648"><text:span text:style-name="T649">W</text:span><text:s/>ust.<text:s/><text:span text:style-name="T650">2</text:span><text:s/>rozszerzyliśmy katalog spraw, w których wyłączona będzie możliwość dokonania przez kierownika zakładu pracy lub właściwy organ samorządu rozstrzygnięc<text:span text:style-name="T651">ia</text:span><text:s/>w przypadku nie uzgodnienia przez organizacje związkowe wspólnego stanowiska. Mianowicie<text:s/><text:span text:style-name="T652">-</text:span><text:s/>w ustępie tym, obok zawarcia lub zmiany zakładowej umowy zbiorowej oraz porozumienia o wprowadzeniu zakładowego systemu wynagradzania dodaliśmy:<text:s/><text:span text:style-name="T653">„</text:span>związane z nimi regulaminy nagród i premiowania oraz zasady wykorzystania funduszu socjalnego i m<text:span text:style-name="T654">ie</text:span>szkaniowego”.</text:p>
      <text:p text:style-name="P655">I to są wszystkie uzgodnienia.</text:p>
      <text:p text:style-name="P656">Od siebie prosiłbym uprzejmie o naniesienie dwóch zupełnie drobnych poprawek, które w a<text:span text:style-name="T657">r</text:span>t. 1 jest tekst jednolity: /powinien by<text:span text:style-name="T658">ć</text:span>/ Dziennik Ustaw z<text:s/><text:span text:style-name="T659">198</text:span>5 r<text:span text:style-name="T660">.</text:span><text:s/>nr<text:s/><text:span text:style-name="T661">54</text:span><text:s/>poz.<text:span text:style-name="T662">...</text:span><text:s/><text:span text:style-name="T663">a</text:span><text:s/>nie na końcu z<text:s/><text:span text:style-name="T664">1985</text:span><text:s/>r<text:span text:style-name="T665">.</text:span><text:s/>oczywiście.</text:p>
      <text:p text:style-name="P666">Natomiast w ust. 1 art.<text:span text:style-name="T667"><text:s/>3</text:span>7.<text:span text:style-name="T668">2.</text:span><text:s/>proponowałbym tam, gdzie są wyrazy<text:s/>„podejmuje decyzje”<text:s/>wpisać wyraz<text:s/><text:span text:style-name="T669">„</text:span>rozstrzyga<text:span text:style-name="T670">”</text:span>.</text:p>
      <text:p text:style-name="P671">Jeśli chodzi o t<text:span text:style-name="T672">ę</text:span><text:s/>zamianę,<text:s/><text:span text:style-name="T673">t</text:span>o chodzi tu o to, aby nie było wątpliwości, bo tutaj padały takie bardzo prawne uwagi, że to nie są decyzje, bo jak decyzje, to tylko zawarowane dla k.p.a<text:span text:style-name="T674">.</text:span><text:s/>w związku z tym właściwszym terminem, właściwszym wyrazem będzie<text:s/>„rozstrzyga”.</text:p>
      <text:p text:style-name="P675">I to są ustalenia grupy roboczej, które uprzejmie tutaj wnoszę pod dyskusję zespołu.</text:p>
      <text:p text:style-name="P676">Dziękuję bardzo.</text:p>
      <text:p text:style-name="P677"><text:span text:style-name="T678">Przewodniczący</text:span>:</text:p>
      <text:p text:style-name="P679">Czy są pytania?</text:p>
      <text:p text:style-name="P680"><text:span text:style-name="T681">Min.<text:s/></text:span><text:span text:style-name="T682">A</text:span><text:span text:style-name="T683">.<text:s/></text:span><text:span text:style-name="T684">K</text:span><text:span text:style-name="T685">waśniewsk</text:span><text:span text:style-name="T686">i</text:span>:</text:p>
      <text:p text:style-name="P687">Tak.<text:s/><text:span text:style-name="T688">J</text:span>a chciałbym zapytać co w praktyce, żeby mieć wyob<text:span text:style-name="T689">ra</text:span>żenie - oznacza<text:s/><text:span text:style-name="T690">w</text:span><text:s/>art<text:span text:style-name="T691">.</text:span><text:s/>37<text:span text:style-name="T692">.</text:span><text:s/>2. us<text:span text:style-name="T693">t.</text:span><text:s/>1<text:span text:style-name="T694">-</text:span>szy<text:s/><text:span text:style-name="T695">„</text:span><text:span text:style-name="T696">z</text:span>asięgnięcie opinii załogi”?</text:p>
      <text:p text:style-name="P697"><text:span text:style-name="T698">O</text:span><text:s/>ile dla mnie jest to kwestią jasną, jest rozpatrzenie odrębnych stanowisk, bo one w wyniku tej pracy dotychczasowej są jasne - to co oznacza<text:s/>„zasięgnięcie opinii załogi”<text:span text:style-name="T699">.</text:span><text:s/>Czy wezwanie jednego czy dwóch pracowników i zapytanie ich o zdanie jest zasięgnięciem opinii załogi, czy nie?</text:p>
      <text:p text:style-name="P700"><text:span text:style-name="T701">Przewodn</text:span><text:span text:style-name="T702">icz</text:span><text:span text:style-name="T703">ą</text:span><text:span text:style-name="T704">cy</text:span><text:span text:style-name="T705">:</text:span></text:p>
      <text:p text:style-name="P706">Jeśli można, przynajmniej jak my to rozumiemy - pozostawiamy tą sprawę do decyzji załodze, to znaczy konkretnie organizacjom reprezentującym załogę i także organizacjom reprezentującym pr<text:span text:style-name="T707">ze</text:span>dsiębiorstwo<text:span text:style-name="T708">.</text:span><text:s/>Myślę o samorządzie.</text:p>
      <text:p text:style-name="P709">Natomiast zasięgnięcie opinii jest oczywiście formułą - ot na przykład zebrania delegatów poprzez inne formuły rozmów, aż po referendum, jeżeli dyrektor dojdzie do takiego wniosku. Czyli jest to szeroka formuła<text:s/><text:soft-page-break/>pozostawiająca możliwość związkom zawodowym i kierownictwu zakładu ustalenia co w danym przypadku, w danej załodze jest najkorzystniejsze<text:span text:style-name="T710">.</text:span></text:p>
      <text:p text:style-name="P711"><text:span text:style-name="T712">Ob.<text:s/></text:span><text:span text:style-name="T713">T</text:span><text:span text:style-name="T714">.<text:s/></text:span><text:span text:style-name="T715">Zie</text:span><text:span text:style-name="T716">liński</text:span>:</text:p>
      <text:p text:style-name="P717">Ja niestety nie uczestniczyłem w posiedzeniu zespołu roboczego, chociaż byłem do tego zobowiązany. Miałem pewne przeszkody natury rodzinnej<text:span text:style-name="T718">.</text:span><text:s/><text:span text:style-name="T719">W</text:span><text:s/>związku z tym pozwolę sobie zadać pytanie redaktorom tego tekstu. Mianowicie w art.<text:s/><text:span text:style-name="T720">3</text:span>7<text:s/><text:span text:style-name="T721">ze<text:s/></text:span>znaczkiem 2 ust. 2 jest mowa, że przepis ust. 1-szego nie dotyczy /pomijam nieinteresujące mnie wyrazy/ m.in. zasad wykorzystania funduszu socjalnego i mieszkaniowego. Nie zawarcia rozumianej itd. oraz zasad wykorzystania funduszu socjalnego i mieszkaniowego.</text:p>
      <text:p text:style-name="P722">Pragnę powrócić do ustawy o samorządzie załogi przedsiębiorstwa państwowego, w którym czytamy w art. 24, że do kompetencji stanowiących rady pracownicze należy podejmowanie uchwał w sprawie - podziału na fundusze wygospodarowanego dochodu oraz zasad wykorzystania tych funduszów. Podkreślam, że art. 24 cytowanej przeze mnie ustawy przewiduje kompetencje stanowiące w sprawach tych funduszów podwójne - podział na fundusze g<text:span text:style-name="T723">os</text:span>podarowa<text:span text:style-name="T724">ne</text:span>go dochodu oraz uchwałę w sprawie zasad wykorzystania tych funduszów<text:span text:style-name="T725">.</text:span><text:s/>Tu jest mowa o zasadach wykorzystania funduszu socjalnego i mieszkaniowego. I tu teraz pozwolę sobie postawić pytanie - w jakim trybie będą podejmowane uchwały w sprawie podziału na fundusze wygospodarowanego dochodu pozostającego w dyspozycji przedsiębiorstwa. Chodzi o to - czy tu jest ta pełna harmoniza<text:span text:style-name="T726">cj</text:span>a, pełna zgodność pr<text:span text:style-name="T727">oj</text:span>ektowan<text:span text:style-name="T728">eg</text:span>o przepisu a<text:span text:style-name="T729">rt</text:span>.<text:s/><text:span text:style-name="T730">3</text:span>1 ze znaczkiem 2 ust.<text:s/><text:span text:style-name="T731">2</text:span><text:s/>w tym zakresie - z ustawą o samorządzie załogi przedsiębiorstwa państwowego.</text:p>
      <text:p text:style-name="P732">Ja wychodzę z założenia, że ustawa nowelizująca ustawy o związkach zawodowych nie powinna, jesteśmy chyba co do tego zgodni, nie powinna narusza<text:span text:style-name="T733">ć</text:span><text:s/>przyznanych kompetencji<text:span text:style-name="T734">.</text:span><text:s/>Nie powinna - z tym si<text:span text:style-name="T735">ę</text:span><text:s/>też zgadzamy - umniejszać kompetencji ruchu związkowego, tych kompetencji, które zostały przyznane<text:span text:style-name="T736">.</text:span><text:s/>I tutaj koledzy z OPZZ bardzo mocno za tym obstawali, że tu nic nie można zmniejszy<text:span text:style-name="T737">ć</text:span><text:s/>związkom zawodowym i z tym si<text:span text:style-name="T738">ę</text:span><text:s/>zgadzamy. Ale mnie się wydaje, że trzeba akcentować również konieczność zgodności ustawy pr<text:span text:style-name="T739">oj</text:span>ektowanej z dotychczasowymi ustawami. A więc chodzi o to, by nie umniejszać także kompetencji tych, które są przewidziane w dotychczasowym ustawodawstwie, a przysługują kierownikowi zakładu pracy oraz organom samorządu pracowniczego. To<text:s/><text:span text:style-name="T740">je</text:span>st bardzo istotna sprawa.</text:p>
      <text:p text:style-name="P741">Zasada -<text:s/>nieumniejszania<text:s/>kompetencji organów samorządu pracowniczego<text:span text:style-name="T742">.</text:span><text:s/>Ja nie stawiam zarzutu pod adresem redaktorów tego przepisu, ale po prostu mam tu pewną wątpliwość<text:span text:style-name="T743">.</text:span><text:s/>Co z tymi sprawami się stanie? Dziękuję.</text:p>
      <text:p text:style-name="P744"><text:span text:style-name="T745">Przewodniczący</text:span>:</text:p>
      <text:p text:style-name="P746">Proszę bardzo - minister Nawacki.</text:p>
      <text:p text:style-name="P747"><text:span text:style-name="T748">Min.<text:s/></text:span><text:span text:style-name="T749">L.</text:span><text:span text:style-name="T750"><text:s/>Nawack</text:span><text:span text:style-name="T751">i</text:span>:</text:p>
      <text:p text:style-name="P752">Chciałem uprzejmie... wyjaśnię, że przy redakcji przepisu ust.<text:s/><text:span text:style-name="T753">2</text:span><text:s/><text:span text:style-name="T754">a</text:span>rt<text:span text:style-name="T755">.</text:span><text:s/><text:span text:style-name="T756">37.2.</text:span><text:s/>braliśmy pod uwagę brzmienie obecne przepisu<text:s/><text:span text:style-name="T757">art.</text:span><text:s/>3<text:span text:style-name="T758">6</text:span><text:span text:style-name="T759">.</text:span><text:span text:style-name="T760">1<text:s/></text:span>ust. 1 ustawy związkow<text:span text:style-name="T761">ej</text:span>, która mówi o tym, że ustalanie przez zakład pracy /cytuję/:<text:s/><text:span text:style-name="T762">„</text:span>ustalanie przez zakład pracy zasad wykorzystania funduszu socjalnego i mieszkaniowego w tym podział środków z tych funduszów na określone cele<text:s/>- wymaga<text:s/>uzgodnienia z zakładową organizacją związkową”. Nie regulowaliśmy kwestii organu uprawnionego do podejmowania tych decyzji, tylko<text:s/><text:soft-page-break/>regulowaliśmy kwestie wymagające uzgodnienia z zakładową organizacją związkową.</text:p>
      <text:p text:style-name="P763">Dziękuję bardzo.</text:p>
      <text:p text:style-name="P764"><text:span text:style-name="T765">P</text:span><text:span text:style-name="T766">rze</text:span><text:span text:style-name="T767">w</text:span><text:span text:style-name="T768">od</text:span><text:span text:style-name="T769">ni</text:span><text:span text:style-name="T770">cz</text:span><text:span text:style-name="T771">ący</text:span>:</text:p>
      <text:p text:style-name="P772">Dziękuję<text:span text:style-name="T773">.</text:span><text:s/>Czy ktoś jeszcze po tym wyjaśnieniu?</text:p>
      <text:p text:style-name="P774"><text:span text:style-name="T775">O</text:span><text:span text:style-name="T776">b.</text:span><text:span text:style-name="T777"><text:s/>T.<text:s/></text:span><text:span text:style-name="T778">Zie</text:span><text:span text:style-name="T779">liński</text:span>:</text:p>
      <text:p text:style-name="P780">Jeśli można. Ja<text:s/><text:span text:style-name="T781">w</text:span><text:s/>dalszym ciągu mam wątpliwość jaki będzie tryb. Czy tu jest podejmowanie decyzji po zasięgnięciu opinii załogi wobec tego, skoro w ust.<text:s/><text:span text:style-name="T782">2</text:span><text:s/>to nie jest przewidziane. No, bo prawda<text:s/><text:span text:style-name="T783">-</text:span><text:s/>ust. 1-szy wyraźnie przewiduje, że kierownik zakładu pracy lub właściwy organ samorządu załogi podejmuje decyzje w tych sprawach po rozpatrzeniu odrębnych stanowisk organizacji związkowych i po zasięgnięciu opinii załogi. Ponieważ sprawa podziału nie zasad wykorzystania funduszu socjalnego, ale podziału na fundusze jest w kompetencji, prawda, organu samorządu pracown<text:span text:style-name="T784">ic</text:span>zego, a nie jest o tym mowa w ust.<text:s/><text:span text:style-name="T785">2</text:span>, z tego wynika, że w tych sprawach będzie konieczne zasięgnięcie opinii załogi i wtedy dopiero właściwy organ samorządu załogi podejmie decyzję. Czy ja to dobrze rozumiem?</text:p>
      <text:p text:style-name="P786"><text:span text:style-name="T787">Pr</text:span><text:span text:style-name="T788">ze</text:span><text:span text:style-name="T789">wodniczący</text:span>:</text:p>
      <text:p text:style-name="P790">Proszę bardzo pan min.<text:s/>Nawacki.</text:p>
      <text:p text:style-name="P791"><text:span text:style-name="T792">Min.<text:s/></text:span><text:span text:style-name="T793">L</text:span><text:span text:style-name="T794">.</text:span><text:span text:style-name="T795"><text:s/></text:span><text:span text:style-name="T796">Nawacki</text:span>:</text:p>
      <text:p text:style-name="P797">Chyba jest jakieś n<text:span text:style-name="T798">iepo</text:span>rozum<text:span text:style-name="T799">ie</text:span>n<text:span text:style-name="T800">ie.</text:span><text:s/>Ja uważam, że ustalenie zasad wykorzystania funduszu socjalnego i mieszkaniowego bez uzgodnienia ze związkami zawodowymi nie będzie możliwe<text:span text:style-name="T801">.</text:span></text:p>
      <text:p text:style-name="P802"><text:span text:style-name="T803">P</text:span><text:span text:style-name="T804">rzew</text:span><text:span text:style-name="T805">odn</text:span><text:span text:style-name="T806">icz</text:span><text:span text:style-name="T807">ą</text:span><text:span text:style-name="T808">cy</text:span><text:span text:style-name="T809">:</text:span></text:p>
      <text:p text:style-name="P810">Zgodnie z ustawą o związkach zawodowych<text:span text:style-name="T811">.</text:span></text:p>
      <text:p text:style-name="P812"><text:span text:style-name="T813">Ob.<text:s/></text:span><text:span text:style-name="T814">T.</text:span><text:span text:style-name="T815"><text:s/>Zieliński</text:span>:</text:p>
      <text:p text:style-name="P816">Ja to wiem, ale co z tym podziałem, bo ja do tego ciągle wracam - podział na fundusze.</text:p>
      <text:p text:style-name="P817"><text:span text:style-name="T818">Przewodniczą</text:span><text:span text:style-name="T819">cy</text:span><text:span text:style-name="T820">:</text:span><text:span text:style-name="T821"><text:s/></text:span><text:span text:style-name="T822">R</text:span><text:span text:style-name="T823">. Sosnowski</text:span>:</text:p>
      <text:p text:style-name="P824">No jest to ewidentny zapis a<text:span text:style-name="T825">r</text:span>t<text:span text:style-name="T826">.</text:span><text:span text:style-name="T827"><text:s/></text:span>36<text:s/><text:span text:style-name="T828">ustawy</text:span><text:s/><text:span text:style-name="T829">o</text:span><text:s/>z<text:span text:style-name="T830">w</text:span>i<text:span text:style-name="T831">ą</text:span>z<text:span text:style-name="T832">kach</text:span><text:s/>z<text:span text:style-name="T833">a</text:span>wod<text:span text:style-name="T834">ow</text:span>ych.</text:p>
      <text:p text:style-name="P835"><text:span text:style-name="T836">Ob.<text:s/></text:span><text:span text:style-name="T837">T</text:span><text:span text:style-name="T838">.<text:s/></text:span><text:span text:style-name="T839">Zie</text:span><text:span text:style-name="T840">liński</text:span>:</text:p>
      <text:p text:style-name="P841">Tak, ja to wiem. Tylko teraz z art. 37 ust.<text:s/><text:span text:style-name="T842">2</text:span><text:s/>wynika, że przepraszam ust.1 wynika, że to może być dopiero załatwione po zasięgnięciu opinii załogi. Czy ja to dobrze rozumiem.</text:p>
      <text:p text:style-name="P843"><text:span text:style-name="T844">Przewodni</text:span><text:span text:style-name="T845">cz</text:span><text:span text:style-name="T846">ący</text:span>:</text:p>
      <text:p text:style-name="P847">Nie, to dotyczy innych spraw. Natomiast tych trzech spraw w tym funduszu socjalnego to znaczy zakładowej umowy zbiorowej, zakładowy system wynagradzania i związanych z nim regulaminów oraz funduszu socjalnego, tutaj nie może być jednostronna decyzja. Tutaj musi być consensus.</text:p>
      <text:p text:style-name="P848"><text:span text:style-name="T849">Ob. T.<text:s/></text:span><text:span text:style-name="T850">Z</text:span><text:span text:style-name="T851">ieliński</text:span>:</text:p>
      <text:p text:style-name="P852">Panie przewodniczący, to jest dla mnie jasne - zasady wykorzystania. Ale ja wracam z uporem do sprawy podziału na fundusze, prawda. No, darujcie państwo jest ni<text:span text:style-name="T853">ej</text:span>asność. Z tych przepisów nie wynika w jakim trybie one będą dzielone, prawda. To jest dla mnie niejasne. Nie kwestionuję redakcji, no może<text:s/><text:span text:style-name="T854">ja</text:span><text:s/>nie potrafię tego pojąć, ale jakaś wątpliwość jest.</text:p>
      <text:p text:style-name="P855"><text:span text:style-name="T856">Przewodniczący</text:span>:</text:p>
      <text:p text:style-name="P857">Proszę bardzo - minister Nawacki.</text:p>
      <text:p text:style-name="P858"><text:span text:style-name="T859">O</text:span><text:span text:style-name="T860">b</text:span><text:span text:style-name="T861">. L.<text:s/></text:span><text:span text:style-name="T862">N</text:span><text:span text:style-name="T863">awacki</text:span>:</text:p>
      <text:soft-page-break/>
      <text:p text:style-name="P864">Ja jeszcze raz chciałem uprzejmie zwrócić uw<text:span text:style-name="T865">ag</text:span>ę,<text:s/><text:span text:style-name="T866">ż</text:span>e w istocie wątpliwości pana profesora dotyczą obecnego brzmienia a<text:span text:style-name="T867">rt.</text:span><text:s/>36 ust. 1 ustawy, a nie wynikają z tego co my proponujemy. I myślę, że wątpliwości związane ze wsp<text:span text:style-name="T868">ół</text:span>dz<text:span text:style-name="T869">ia</text:span>łan<text:span text:style-name="T870">ie</text:span>m przy określaniu zasad podziału, przepraszam,<text:s/><text:span text:style-name="T871">z</text:span>asad wykorzystania<text:s/>funduszu, w tym podziału środków z tych funduszy na określone cele do tej pory nie budził wątpliwości jeśli chodzi o praktyc<text:span text:style-name="T872">z</text:span>ne ich stosowanie. I w związku z tym myślę, że ta dyskusja to znaczy - przyczyną tej dyskusji nie powinno by<text:span text:style-name="T873">ć</text:span><text:s/>- moim zdaniem brzmienie ust.<text:s/><text:span text:style-name="T874">2</text:span><text:s/>a<text:span text:style-name="T875">rt.</text:span><text:s/>37 ze znaczkiem 2<text:span text:style-name="T876">.</text:span></text:p>
      <text:p text:style-name="P877">Dziękuję<text:span text:style-name="T878">.</text:span></text:p>
      <text:p text:style-name="P879"><text:span text:style-name="T880">Przewodniczący</text:span>:</text:p>
      <text:p text:style-name="P881">Dziękuję bardzo<text:span text:style-name="T882">.</text:span><text:s/>Czy byłyby inne uwagi co do propozycji zapisów<text:s/><text:span text:style-name="T883">-</text:span><text:s/>proszę bardzo.</text:p>
      <text:p text:style-name="P884"><text:span text:style-name="T885">Ob.<text:s/></text:span><text:span text:style-name="T886">E.</text:span><text:span text:style-name="T887"><text:s/>Radz</text:span><text:span text:style-name="T888">ie</text:span><text:span text:style-name="T889">wicz</text:span>:</text:p>
      <text:p text:style-name="P890">Ja co prawda nie mam uwag, a przede wszystkim nie mogę takich mieć, o których pan mówi panie przewodni<text:span text:style-name="T891">cz</text:span>ący. Natomiast<text:span text:style-name="T892"><text:s/></text:span>pewną sprawą, której tutaj tak skrzętnie unikamy wydaje mi się, że trzeba by poruszyć.</text:p>
      <text:p text:style-name="P893">O co chodzi? Mianowicie co będzie - gdyby któryś ze związków po prostu celowo zaczął blokować taką sprawę jak na przykład sprawa mieszkaniowa, która jest bardzo drażliwa.<text:s/><text:span text:style-name="T894">Je</text:span>st to bardzo sprawa drażliwa, jak również i funduszu socjalnego.</text:p>
      <text:p text:style-name="P895">Nie mówimy o tym, że w pewnym momencie któryś ze związków może być w stanie szczątkowym, a może decydować praktycznie o tym - być albo nie być z tymi mieszkaniami. Co wtedy by się<text:s/><text:span text:style-name="T896">wy</text:span>darzyło?</text:p>
      <text:p text:style-name="P897">Sądzę, że ten zapis tam na dole w tym punkcie 2-gim - jeżeli chodzi o fundusz socjalny i fundusz mieszkaniowy, nie powinien być ujęty. Związki zawodowe mają 30 dni czasu na to ażeby się dogadać<text:span text:style-name="T898">,</text:span><text:s/>ale nie powinny mieć możliwości blokowania tego. A w tym przypadku mają taką możliwość tj. związek, który jest nieliczny albo który ma po prostu chęć<text:s/>zablokować taką sprawę<text:span text:style-name="T899">.</text:span><text:s/>Jest taka możliwość w tym przypadku<text:span text:style-name="T900">.</text:span></text:p>
      <text:p text:style-name="P901">Dziękuję<text:span text:style-name="T902">.</text:span></text:p>
      <text:p text:style-name="P903"><text:span text:style-name="T904">Przewodnicząc</text:span><text:span text:style-name="T905">y</text:span>:</text:p>
      <text:p text:style-name="P906">Czy w tej sprawie ktoś chciałby zabrać głos?</text:p>
      <text:p text:style-name="P907"><text:span text:style-name="T908">Ob.<text:s/></text:span><text:span text:style-name="T909">L.</text:span><text:span text:style-name="T910"><text:s/>Kaczyńsk</text:span><text:span text:style-name="T911">i</text:span>:</text:p>
      <text:p text:style-name="P912">My wczoraj, w czasie posiedzenia grupy roboczej nie kryliśmy się też<text:s/><text:span text:style-name="T913">z</text:span><text:s/>pewnymi wątpliwościami co do tego, czy to akurat jest rozwiązanie merytoryczne najlepsze. Ale przypominam, że my tutaj dochodzimy do pewnych kompromisów. No i te przyjęte tutaj zasady są zasadami kompromisowymi. Przede wszystkim jeżeli chodzi o stanowisko OPZZ tutaj rząd, my także przez swoją zgodę wyszliśmy naprzeciw. I dlatego też ja sądzę, że niezależnie od niedoskonałości tego czy innego przepisu tej przygotowanej nowelizacji warto sobie odpowiedzieć na pytanie generalne. Bo ciągle jeszcze od kolegów z OPZZ nie mamy tej odpowiedzi. Mianowicie czy jest na ten obecny zapis zgoda, czy nie?</text:p>
      <text:p text:style-name="P914"><text:span text:style-name="T915">Przewodniczący</text:span>:</text:p>
      <text:p text:style-name="P916">Jest, oczywiście jest.</text:p>
      <text:p text:style-name="P917"><text:span text:style-name="T918">Ob</text:span><text:span text:style-name="T919">. L.<text:s/></text:span><text:span text:style-name="T920">Kacz</text:span><text:span text:style-name="T921">yń</text:span><text:span text:style-name="T922">s</text:span><text:span text:style-name="T923">ki</text:span>:</text:p>
      <text:p text:style-name="P924">No to ja są<text:span text:style-name="T925">d</text:span>z<text:span text:style-name="T926">ę,</text:span><text:s/>że po trwającej dosłownie minutę przerwie my byśmy też ostateczne swoje stanowisko wyrazili, ponieważ tutaj tak wygląda, jakby były wątpliwości<text:span text:style-name="T927">.</text:span></text:p>
      <text:p text:style-name="P928"><text:span text:style-name="T929">Przewodniczący</text:span>:</text:p>
      <text:soft-page-break/>
      <text:p text:style-name="P930">Bardzo proszę - minister Kwaśniewski.</text:p>
      <text:p text:style-name="P931"><text:span text:style-name="T932">Min. A</text:span><text:span text:style-name="T933">.</text:span><text:span text:style-name="T934"><text:s/>Kwaśniewsk</text:span><text:span text:style-name="T935">i</text:span>:</text:p>
      <text:p text:style-name="P936">To jest tak z pluralizmem. Najpierw on nas tu dzieli, potem wewnętrzny, i tak dojdziemy już do pełnego pluralizmu.</text:p>
      <text:p text:style-name="P937">Ale ja chciałbym powiedzie<text:span text:style-name="T938">ć</text:span><text:s/>tak - ja podzielam i myśmy cały czas podzielali te wątpliwości, o których kol.<text:s/><text:span text:style-name="T939">Ra</text:span>d<text:span text:style-name="T940">zie</text:span>wicz powiedział. Ale nie wracam do tej dyskusji dla dobra sprawy. Choć absolutnie chcę powiedzieć i mówię w tej chwili prywatne swoje zdanie - dla historii - nie jestem do tego przekonany. Ponieważ, moim zdaniem, rzeczywiście takie zagrożenie blokowania istnieje. I ono będzie konfliktogenne oczywiście.</text:p>
      <text:p text:style-name="P941">Niemniej ja pocieszam się tym, że jest to mała nowelizacja, będziemy mieli dużą nowelizację. I wtedy zobaczymy jak ta praktyka wygląda. Bo dzisiaj to praktyka<text:s/><text:span text:style-name="T942">je</text:span>st z jednej strony d<text:span text:style-name="T943">o</text:span>sy<text:span text:style-name="T944">ć</text:span><text:s/>enigmatyczna, a z drugiej strony negatywna, gdyby spojrzeć na to co się dzieje w sporej ilości przedsiębiorstw.</text:p>
      <text:p text:style-name="P945">Natomiast wnoszę o rozpatrzenie tylko jeszcze jednej kwestii. I prośba moja gorąca do kolegów z OPZZ żebyśmy się zastanowili - czy naprawdę to zasięgnięcie opinii załogi tak zapisane jest celowe w tym artykule. Bo naprawdę, jeżeli już mamy wyłączenia, tyle wyłączeń jest, że już ten dyrektor nic nie może<text:s/>zrobić<text:span text:style-name="T946">.</text:span><text:s/>Czeka, aż się związki dogadają w sprawie zakładowej umowy zbiorowej, w sprawie porozumienia o wprowadzeniu zakładowych systemów wynagrodzeń, regulaminu nagród i premiowania, zasad wykorzystania funduszu socjalnego i mieszkan<text:span text:style-name="T947">io</text:span>wego.</text:p>
      <text:p text:style-name="P948">Na Boga, no to jeżeli on tu już czeka i tu już nic nie może zrobić, to w tych pozostałych sprawach, jeżeli nie ma wspólnego stanowiska, niech będzie wystarczające zapoznanie się z tymi odrębnymi stanowiskami. No, bo to zasięgnięcie tak zapisane jest enigmatyczne. A jeżeli to się ma przerodzić w to, że on ma rozpatrzyć te stanowiska, ma - że tak powiem<text:s/>- robić<text:s/>jeszcze jakąś formę referendum, to powiedzmy sobie szczerze, że ten dyrektor już naprawdę nic nie może.</text:p>
      <text:p text:style-name="P949">I to w sytuacji nie zawinionej przez siebie.</text:p>
      <text:p text:style-name="P950"><text:span text:style-name="T951">Przewodniczący</text:span>:</text:p>
      <text:p text:style-name="P952">Dziękuję<text:span text:style-name="T953">.</text:span><text:s/>Kolega Wiśniewski - proszę<text:span text:style-name="T954">.</text:span></text:p>
      <text:p text:style-name="P955"><text:span text:style-name="T956">O</text:span><text:span text:style-name="T957">b.</text:span><text:span text:style-name="T958"><text:s/>Wiśniewski</text:span>:</text:p>
      <text:p text:style-name="P959">Panie ministrze, przecież tu nie ma słowa referendum. Forma zasięgania opinii może by<text:span text:style-name="T960">ć</text:span><text:s/>różnorodna.</text:p>
      <text:p text:style-name="P961"><text:span text:style-name="T962">/</text:span>Głos z sali: dyrektorowi ją zostawiamy/.</text:p>
      <text:p text:style-name="P963">Może to być pójście dyrektora po wydziałach i przedstawienia czy też pytanie się poprzez pewnych przedstawicieli. Może to być więc spotkanie się z przedstawicielstwem samorządu i funk<text:span text:style-name="T964">cj</text:span>onującymi organiza<text:span text:style-name="T965">cj</text:span>ami związkowymi, wysłuchania ich rozbieżnych stanowisk, podziękowania i po zamknięciu drzwi, powzięcie swojej<text:s/><text:span text:style-name="T966">je</text:span>dnoosobowej<text:s/>decyzji. No, pozostawmy już troszkę wreszcie również swobody jaka forma zasięgania opinii będzie.</text:p>
      <text:p text:style-name="P967">Przecież nie możemy w tej chwili wszystko wpisać w jakieś szczelne ramy i żeby to było zadekretowane<text:span text:style-name="T968">.</text:span><text:s/>Ale nie wolno również pozbawiać możliwości odniesienia się w sporadycznych<text:s/>przypadkach do opinii załóg<text:span text:style-name="T969">.</text:span><text:s/>Jaką formę będzie chciał wykorzystać dyrektor, to jest jego sprawa. Naszą sprawą wspólnie z kolegami z<text:s/>„Solidarnośc<text:span text:style-name="T970">i</text:span>”<text:s/>było, żeby umożliwić w jak najszerszym zakresie podejmowanie decyzji, które by nie blokowały możliwości funk<text:span text:style-name="T971">cj</text:span>onowania zakładu pracy, ale nie w sprawach, gdzie związki zawodowe muszą<text:s/><text:soft-page-break/>mieć swój decydujący głos<text:span text:style-name="T972">.</text:span></text:p>
      <text:p text:style-name="P973">Dziękuję.</text:p>
      <text:p text:style-name="P974"><text:span text:style-name="T975">Przewodniczący</text:span>:</text:p>
      <text:p text:style-name="P976">Dziękuję. Bardzo proszę - minister Kwaśniewski<text:span text:style-name="T977">.</text:span></text:p>
      <text:p text:style-name="P978"><text:span text:style-name="T979">Min.<text:s/></text:span><text:span text:style-name="T980">A</text:span><text:span text:style-name="T981">. Kwaśn</text:span><text:span text:style-name="T982">ie</text:span><text:span text:style-name="T983">wsk</text:span><text:span text:style-name="T984">i</text:span>:</text:p>
      <text:p text:style-name="P985">Tak proszę panów, to albo zapiszemy to, że po zasięgnięciu opinii załogi, choć też uważam, że to przesada - w formie uznanej przez dyrektora. Ponieważ no naprawdę, jeżeli my piszemy tutaj tego rodzaju regulacje, to nie daj Boże, żeby skonsultował to z dwoma wydziałami, a nie z sześcioma, które ma. To jest kwestia określenia później co znaczy zasięgnięcie opinii załogi. Znajdzie się ktoś w załodze, który nie był w tej sprawie, którego opinia nie była zasięgana. Tworzymy kolejną strefę konfliktów w sytuacji, w zakładzie pracy - zauważcie już kon<text:span text:style-name="T986">fl</text:span>iktow<text:span text:style-name="T987">ej.</text:span><text:s/>Bo się związki nie mogły dogadać. Więc związki się nie dogadają, coś buzu<text:span text:style-name="T988">je</text:span>, dyrektor - że tak powiem<text:s/>- ma<text:s/>zasięgać opinii. A więc on poprosi, powiedzmy, przedstawicieli wszystkich tych sześciu wydziałów, dlaczego tych, a nie innych itd. itd.</text:p>
      <text:p text:style-name="P989">Na Boga, jeżeli nie obserwujecie Szanowni Panowie tego co jest za oknami Pałacu na Krakowskim Przedmieściu, to ja mogę wam powiedzieć<text:span text:style-name="T990">.</text:span><text:s/><text:span text:style-name="T991">Ja</text:span>k nie strajk<text:span text:style-name="T992">uj</text:span>e poczta, to dzisiaj piekarze w państwowych firmach mówią, że nie będą produkować chleba, bo na to jest cena urzędowa, będą tylko piec bułki, bo na to jest<text:s/>cena umowna i to się lepiej opłaca. No to przecież w tych warunkach, jeżeli doprowadzimy do tego, że rzeczywiście będą tak szerokie obszary możliwych konfliktów, no to my po prostu przez ten pluralizm chcemy sami sobie zbudować szafot<text:span text:style-name="T993">.</text:span><text:s/>No po co<text:span text:style-name="T994">?</text:span></text:p>
      <text:p text:style-name="P995">Przecież to już jest naprawdę minimalna kwestia<text:span text:style-name="T996">.</text:span><text:s/>Nie dogadały się, mają wszystkie uprawnienia, rozszerzyliśmy te uprawnienia. To jeszcze piszemy tu tak konfliktogenny zapis, że ma zasięgać opinii załogi nie określając na czym to ma polegać.</text:p>
      <text:p text:style-name="P997">Wnosz<text:span text:style-name="T998">ą</text:span><text:s/>więc, że albo zgodnie z tym co dyrektor chce albo wyrzuci<text:span text:style-name="T999">ć</text:span><text:s/>ten zapis.</text:p>
      <text:p text:style-name="P1000"><text:span text:style-name="T1001">Przewodniczący</text:span>:</text:p>
      <text:p text:style-name="P1002">Dziękuję bardzo. No có<text:span text:style-name="T1003">ż</text:span><text:s/>koledzy, propozycja jest ze względu na to, że zaczynają nam wraca<text:span text:style-name="T1004">ć</text:span><text:s/>sprawy, które uznaliśmy wczoraj za uzgodnione o przerwę. Dlatego, że ja nie jestem w tej chwili w stanie na zasadzie takiej rozmowy czy koledzy.<text:span text:style-name="T1005">..</text:span></text:p>
      <text:p text:style-name="P1006">Proszę bardzo robimy krótką 10-minutową przerwę.</text:p>
      <text:p text:style-name="P1007"><text:span text:style-name="T1008"><text:s text:c="27"/></text:span>:</text:p>
      <text:p text:style-name="P1009">Dla mnie nie jest precyzyjny tu zapis a<text:span text:style-name="T1010">rt</text:span>. 37 ze znaczkiem 1 ust.<text:s/><text:span text:style-name="T1011">3</text:span>, że w okresie uzgadniania przez organizacje związkowe wspólnego stanowiska w sprawach, o których mowa w ust.<text:s/><text:span text:style-name="T1012">2</text:span><text:s/>- nie stosuje się przepisów rozdz. 5<text:span text:style-name="T1013">.</text:span><text:s/>Czyli z tego jasno wynika, że w ogóle nie można wejść w zakładzie wtedy w spór zbiorowy. Powinno by<text:span text:style-name="T1014">ć</text:span><text:s/>przynajmniej jeszcze dodane dwa słowa w sprawach uzgadnianych<text:span text:style-name="T1015">.</text:span><text:s/>Bo to nie jest precyzyjnie. Ten zapis wyraźnie mówi, że w ogóle nie można wejść w spór zbiorowy<text:span text:style-name="T1016">.</text:span></text:p>
      <text:p text:style-name="P1017"><text:span text:style-name="T1018">P</text:span><text:span text:style-name="T1019">rz</text:span><text:span text:style-name="T1020">ewodn</text:span><text:span text:style-name="T1021">ic</text:span><text:span text:style-name="T1022">zą</text:span><text:span text:style-name="T1023">cy</text:span>:</text:p>
      <text:p text:style-name="P1024">Minister Nawacki - proszę bardzo.</text:p>
      <text:p text:style-name="P1025"><text:span text:style-name="T1026">Min</text:span><text:span text:style-name="T1027">.</text:span><text:span text:style-name="T1028"><text:s/>L</text:span><text:span text:style-name="T1029">.</text:span><text:span text:style-name="T1030"><text:s/>Nawacki</text:span>:</text:p>
      <text:p text:style-name="P1031">Z całym szacunkiem, ale prosiłbym proszę<text:s/>państwa, ażebyśmy podchodzili do krytykowania poszczególnych zapisów z pewną rozwagą<text:span text:style-name="T1032">.</text:span><text:s/>Bo jak na pierwsze czytanie, ja proszę uprzejmie zwrócić<text:s/><text:soft-page-break/>uwagę, że ust. 3 brzmi w ten sposób:<text:s/>„w okresie uzgadniania przez organizacje wspólnego stanowiska w sprawach, o których mowa w ust.<text:s/><text:span text:style-name="T1033">2</text:span>”<text:span text:style-name="T1034">.</text:span><text:s/>A więc jest tu - moim zdaniem - precyzyjnie powiedziane w jakich sprawach i w którym momencie jest wyłączona możliwość prowadzenia sporu zbiorowego i sięgania po broń strajkową.</text:p>
      <text:p text:style-name="P1035">Argumentem dla sformułowania tego przepisu przypomnę było to, że przedmiot sporu nie leży po stronie między związkami a kierownikiem zakładu pracy, a wyłącznie po stronie związkowej.</text:p>
      <text:p text:style-name="P1036"><text:span text:style-name="T1037">Przewodniczący</text:span>:</text:p>
      <text:p text:style-name="P1038">Czy zgoda na krótką przerwę? To bardzo proszę.</text:p>
      <text:p text:style-name="P1039">/Przerwa/.</text:p>
      <text:p text:style-name="P1040"/>
      <text:p text:style-name="P1041"><text:span text:style-name="T1042">Przewodniczący</text:span>:</text:p>
      <text:p text:style-name="P1043">Czy możemy rozpocząć? Czy kol<text:span text:style-name="T1044">.</text:span><text:s/><text:span text:style-name="T1045">Ma</text:span>zowiecki ma jakieś uwagi do sprawy, która jako pierwsza została przez kol. Radziewic<text:span text:style-name="T1046">za<text:s/></text:span>postawiona?</text:p>
      <text:p text:style-name="P1047"><text:span text:style-name="T1048">Ob.<text:s/></text:span><text:span text:style-name="T1049">T</text:span><text:span text:style-name="T1050">.<text:s/></text:span><text:span text:style-name="T1051">M</text:span><text:span text:style-name="T1052">a</text:span><text:span text:style-name="T1053">zow</text:span><text:span text:style-name="T1054">iecki</text:span>:</text:p>
      <text:p text:style-name="P1055">Ko<text:span text:style-name="T1056">l.</text:span><text:s/>R<text:span text:style-name="T1057">o</text:span>dziewicz zgłosił taką uwagę do protokołu, natomiast my zgadzamy się z tym.</text:p>
      <text:p text:style-name="P1058"><text:span text:style-name="T1059">Przewodniczący</text:span>:</text:p>
      <text:p text:style-name="P1060">Dziękuję bardzo.</text:p>
      <text:p text:style-name="P1061">Wobec tego pozostaje nam drugi problem przedstawiony przez min. Kwaśniewskiego.</text:p>
      <text:p text:style-name="P1062">Ja chciałbym może jednak wrócić do pierwotnej propozycji zapisu, żeby pokazać na jak dalekie ustępstwa poszła strona związkowa. Tym razem mówię o związkowej, bo rozumiem, że nasze wczorajsze ustalenia w tym zakresie są aktualne.</text:p>
      <text:p text:style-name="P1063">Myśmy proponowali referendum organizowane przez związki zawodowe, których wyniki, by obowiązywały związki zawodowe<text:span text:style-name="T1064">.<text:s/></text:span>Odstąpiliśmy od słowa referendum, odstąpiliśmy od robienia tego przez związki zawodowe i proszę zobaczyć zapis.</text:p>
      <text:p text:style-name="P1065">„Kierownik zakładu pracy lub właściwy organ samorządu załogi zasięga opinii” - nie związki zawodowe. Dlatego uważam, że naprawdę panie ministrze nie jest to tak groźne jak się wydaje. Wbrew pozorom czy<text:s/><text:span text:style-name="T1066">oś</text:span>w<text:span text:style-name="T1067">ia</text:span>dczeniom, my jesteśmy bardzo często w zakładach pracy. I naprawdę uważam, że nie jest to problem. Natomiast uważam, że jest to problem zasad, które funkcjonują przy wszystkich zespołach i stołach. Odrobinę więcej demokracji nam nie zrobi anarchii w takich sprawach.</text:p>
      <text:p text:style-name="P1068">Proszę bardzo - pan minister Kwaśniewski.</text:p>
      <text:p text:style-name="P1069"><text:span text:style-name="T1070">Min. A</text:span><text:span text:style-name="T1071">.</text:span><text:span text:style-name="T1072"><text:s/>Kwaśniewsk</text:span><text:span text:style-name="T1073">i</text:span>:</text:p>
      <text:p text:style-name="P1074">Ja absolutnie jestem wielkim zwolennikiem demok<text:span text:style-name="T1075">racj</text:span>i. Natomiast chodzi tutaj nie tyle o demokrację, co pewne racje merytoryczne.<text:s/><text:span text:style-name="T1076">Je</text:span>żeli jest tak jak mówi pan p<text:span text:style-name="T1077">rz</text:span>ewodni<text:span text:style-name="T1078">cz</text:span>ący<text:span text:style-name="T1079"><text:s/></text:span>Sosnowski, iż chodzi tu o to, aby kierownik zakładu pracy lub właściwy organ organizował sobie zasięgnięcie opinii załogi obok odrębnych stanowisk organizacji związkowych, to ja proponuję sob<text:span text:style-name="T1080">ie</text:span><text:s/>to zapisać, ażeby nie było wątpliwości, żeby nie trzeba było szukać interpreta<text:span text:style-name="T1081">cj</text:span>i tego zasięgania opinii załogi w żadnych przepisach innych czy wykładniach Sądu Najwyższego, ponieważ jest to kwestia pilna. I w warunkach przedsiębiorstwa, w których jest spór między związkami zawodowymi, wręcz bardzo pilna<text:span text:style-name="T1082">.</text:span><text:s/>Dlatego zróbmy po tej kropce - pozostawiając zasięgnięcie opinii załogi, zapis następujący:<text:s/><text:span text:style-name="T1083">„</text:span>sposób uzyskania opinii załogi<text:s/><text:soft-page-break/>w tych sprawach ustala kierownik zakładu pracy lub właściwy organ samorządu załogi”. No bo rozumiem, że jest to tylko uszczegółowienie propozycji kolegów włącznie z tym o czym mówił kol. Krzyżanowski, że bierze się dwóch kierowców, dwóch dyspozytorów itd. Czyli, że sposób kierownik by uzgadniał w zależności od tego jaka jest specyfika przedsiębiorstwa i na czym to polega.</text:p>
      <text:p text:style-name="P1084">To jest w sensie merytorycznym to samo, tylko bardziej szczegółowo i myślę mniej konfliktowo jeżeli chodzi o interpreta<text:span text:style-name="T1085">cj</text:span>ę.</text:p>
      <text:p text:style-name="P1086"><text:span text:style-name="T1087">Przewodniczą</text:span><text:span text:style-name="T1088">cy</text:span>:</text:p>
      <text:p text:style-name="P1089">Czy nasi koledzy z<text:s/>„Solidarności<text:span text:style-name="T1090">”</text:span><text:s/>mają w tej sprawie uwagi, czy jakieś inne propozycje?</text:p>
      <text:p text:style-name="P1091"><text:span text:style-name="T1092">Ob.<text:s/></text:span><text:span text:style-name="T1093">T</text:span><text:span text:style-name="T1094">.<text:s/></text:span><text:span text:style-name="T1095">M</text:span><text:span text:style-name="T1096">a</text:span><text:span text:style-name="T1097">zo</text:span><text:span text:style-name="T1098">w</text:span><text:span text:style-name="T1099">ieck</text:span><text:span text:style-name="T1100">i</text:span>:</text:p>
      <text:p text:style-name="P1101">To jest raczej sprawa, którą wyście wnosili, a więc poczekamy na wasze zdanie.</text:p>
      <text:p text:style-name="P1102"><text:span text:style-name="T1103">Przewodnic</text:span><text:span text:style-name="T1104">zą</text:span><text:span text:style-name="T1105">cy</text:span>:</text:p>
      <text:p text:style-name="P1106">Ale chciałbym żebyśmy zbliżając się do consensusu w miarę możliwości prezentowali wspólne związkowe stanowisko wobec strony rządowej.</text:p>
      <text:p text:style-name="P1107">Bardzo proszę - kolega Wasiljew.</text:p>
      <text:p text:style-name="P1108"><text:span text:style-name="T1109">Ob. Wasiljew</text:span>:</text:p>
      <text:p text:style-name="P1110">Ja mam właściwie dwie uwagi. Art.<text:s/><text:span text:style-name="T1111">3</text:span>7 oznaczony cyfrą 2 ust. 1 - czwarte zdanie od góry<text:span text:style-name="T1112">,</text:span><text:s/>proszę o wykreślenie słowa<text:s/>„załogi”.<text:span text:style-name="T1113"><text:s/></text:span>Nie przedstawią wspólnie uzgodnionego stanowiska<text:span text:style-name="T1114">.</text:span><text:s/>A więc wykreślany słowo<text:s/>„załogi”<text:span text:style-name="T1115">.</text:span></text:p>
      <text:p text:style-name="P1116">Natomiast jeżeli chodzi o ten ostatni<text:s/>passus<text:s/><text:span text:style-name="T1117">-</text:span><text:s/>„i po zasięgnięciu opinii załogi<text:span text:style-name="T1118">”</text:span><text:s/>- jeżeli my m<text:span text:style-name="T1119">ó</text:span>wimy, że w tym kryje się możliwoś<text:span text:style-name="T1120">ć</text:span><text:s/>różnych form pozyskiwania tej opinii załogi, i argumentujemy to także, że każdy rozsądny i mądry kierownik zakładu pracy w przypadku rozbieżności pomiędzy związkami zawodowymi będzie jednak we własnym interesie chciał skonsultować to z załogą, i pozwalamy mu tego dokonać w formie najbardziej przez niego właściwej, jako że czyni on na własne ryzyko w tej sytuacji, ponieważ podjęcie przez niego decyzji uchybiającej pewnej opinii publicznej narazi go na pewien konflikt. A więc będzie niejako dla własnego interesu chciał skorzystać z takiego instrumentu.</text:p>
      <text:p text:style-name="P1121">I jeżeli mówimy, że w tym sformułowaniu<text:s/><text:span text:style-name="T1122">„</text:span>po zasięgnięciu opinii”<text:s/>mieści się także swoboda<text:s/><text:span text:style-name="T1123">w</text:span>yboru formy, to ja uważam, że zamieszczenie tego dodatkowego zapisu, że opinii załogi w formie czy w sposób określany przez kierownika zakładu lub też właściwy organ - w zasadzie zadowala sam główny cel tego zapisu.</text:p>
      <text:p text:style-name="P1124">I uważam, że można byłoby taki uzupełniający zapis przyjąć<text:span text:style-name="T1125">.</text:span><text:s/>Nie zmienia on istoty rzeczy po prostu, a jeśli daje większą jasność temu zapisowi, to i dla narodowej zgody prawda, to... Dziękuję bardzo.</text:p>
      <text:p text:style-name="P1126"><text:span text:style-name="T1127">Ob.<text:s/></text:span><text:span text:style-name="T1128">T.</text:span><text:span text:style-name="T1129"><text:s/>Mazowiecki</text:span>:</text:p>
      <text:p text:style-name="P1130">Popieram to stanowisko i proponuję ażebyśmy zakończyli sprawę w tym punkcie<text:span text:style-name="T1131">.</text:span></text:p>
      <text:p text:style-name="P1132"><text:span text:style-name="T1133">Min. Kwaśniewsk</text:span><text:span text:style-name="T1134">i</text:span>:</text:p>
      <text:p text:style-name="P1135">Sposób uzyskania opinii załogi w tych sprawach ustala kierownik zakładu pracy lub właściwy organ samorządu załogi<text:span text:style-name="T1136">.<text:s/></text:span>Pełna jasnoś<text:span text:style-name="T1137">ć</text:span><text:s/>w zależności od specyfiki, od warunków<text:span text:style-name="T1138">...</text:span><text:s/>Tu jest kierownik zakładu pracy lub właściwy organ samorządu załogi.</text:p>
      <text:p text:style-name="P1139"><text:span text:style-name="T1140">O</text:span><text:span text:style-name="T1141">b</text:span><text:span text:style-name="T1142">.</text:span><text:span text:style-name="T1143"><text:s/></text:span><text:span text:style-name="T1144">A.</text:span><text:span text:style-name="T1145"><text:s/></text:span><text:span text:style-name="T1146">W</text:span><text:span text:style-name="T1147">as</text:span><text:span text:style-name="T1148">il</text:span><text:span text:style-name="T1149">jew</text:span>:</text:p>
      <text:p text:style-name="P1150">Ja chciałbym tu dodać, że to uzupełnienie wcale nie przeczy oblig<text:span text:style-name="T1151">at</text:span>o<text:span text:style-name="T1152">ry</text:span>jności.</text:p>
      <text:soft-page-break/>
      <text:p text:style-name="P1153"><text:span text:style-name="T1154">Min.<text:s/></text:span><text:span text:style-name="T1155">K</text:span><text:span text:style-name="T1156">waśn</text:span><text:span text:style-name="T1157">ie</text:span><text:span text:style-name="T1158">wsk</text:span><text:span text:style-name="T1159">i</text:span>:</text:p>
      <text:p text:style-name="P1160">Chyba że wniosek kol. Wasilj<text:span text:style-name="T1161">e</text:span>wa zmierza do tego, żeby nie było to obligatoryjne, to gotowi jesteśmy przyją<text:span text:style-name="T1162">ć</text:span><text:s/>oczywiście.</text:p>
      <text:p text:style-name="P1163"><text:span text:style-name="T1164">Ob</text:span><text:span text:style-name="T1165">.</text:span><text:span text:style-name="T1166"><text:s/>Was</text:span><text:span text:style-name="T1167">i</text:span><text:span text:style-name="T1168">ljew</text:span>:</text:p>
      <text:p text:style-name="P1169">Szczególnie, że muszę tu jeszcze powiedzieć jedną rzecz, proszę mi wierzyć...</text:p>
      <text:p text:style-name="P1170"><text:span text:style-name="T1171">Ob.<text:s/></text:span><text:span text:style-name="T1172">L</text:span><text:span text:style-name="T1173">.<text:s/></text:span><text:span text:style-name="T1174">N</text:span><text:span text:style-name="T1175">awack</text:span><text:span text:style-name="T1176">i</text:span>:</text:p>
      <text:p text:style-name="P1177">Na miłość boską, proszę wykreślić.<text:span text:style-name="T1178">.</text:span>. że</text:p>
      <text:p text:style-name="P1179"><text:span text:style-name="T1180">Min.<text:s/></text:span><text:span text:style-name="T1181">K</text:span><text:span text:style-name="T1182">waśn</text:span><text:span text:style-name="T1183">ie</text:span><text:span text:style-name="T1184">wski</text:span>:</text:p>
      <text:p text:style-name="P1185">Proszę wykreślić z protokołu, że jest to zapis rządowy, ponieważ nie reprezentowałem w grupie roboczej, o czym wyraźnie mówiłem. Proszę to wykreślić<text:span text:style-name="T1186">.</text:span></text:p>
      <text:p text:style-name="P1187"><text:span text:style-name="T1188"><text:s text:c="27"/></text:span>:</text:p>
      <text:p text:style-name="P1189">/Poza mikrofonem/<text:s/><text:span text:style-name="T1190">w</text:span><text:s/>chwili słabości min.<text:s/><text:span text:style-name="T1191">N</text:span>awacki przeszedł na stronę OPZZ, zdarzyło się.</text:p>
      <text:p text:style-name="P1192"><text:span text:style-name="T1193">/</text:span>G<text:span text:style-name="T1194">ł</text:span>os<text:span text:style-name="T1195">:</text:span><text:s/>związkową/.</text:p>
      <text:p text:style-name="P1196"><text:span text:style-name="T1197">Ob.<text:s/></text:span><text:span text:style-name="T1198">W</text:span><text:span text:style-name="T1199">iśn</text:span><text:span text:style-name="T1200">ie</text:span><text:span text:style-name="T1201">wski</text:span>:</text:p>
      <text:p text:style-name="P1202">Przyjął nasze argumenty - może tak.</text:p>
      <text:p text:style-name="P1203"><text:span text:style-name="T1204">Przewodniczący</text:span>:</text:p>
      <text:p text:style-name="P1205">No po prostu zostawmy to.</text:p>
      <text:p text:style-name="P1206"><text:span text:style-name="T1207">Min.<text:s/></text:span><text:span text:style-name="T1208">K</text:span><text:span text:style-name="T1209">waśn</text:span><text:span text:style-name="T1210">ie</text:span><text:span text:style-name="T1211">wski</text:span>:</text:p>
      <text:p text:style-name="P1212">Czyli rozumiem, że możemy tak to przyjąć<text:span text:style-name="T1213">.</text:span></text:p>
      <text:p text:style-name="P1214"><text:span text:style-name="T1215">P</text:span><text:span text:style-name="T1216">rze</text:span><text:span text:style-name="T1217">w</text:span><text:span text:style-name="T1218">od</text:span><text:span text:style-name="T1219">n</text:span><text:span text:style-name="T1220">icz</text:span><text:span text:style-name="T1221">ą</text:span><text:span text:style-name="T1222">cy</text:span><text:span text:style-name="T1223">:</text:span></text:p>
      <text:p text:style-name="P1224">Czy do pozostałych zapisów są jakieś uwagi? Mówię o zapisach, które mamy przedstawione w dokumencie.</text:p>
      <text:p text:style-name="P1225">Proszę bardzo pan Mazowiecki.</text:p>
      <text:p text:style-name="P1226"><text:span text:style-name="T1227">Ob.<text:s/></text:span><text:span text:style-name="T1228">T</text:span><text:span text:style-name="T1229">. Mazowiecki</text:span>:</text:p>
      <text:p text:style-name="P1230">Nie do pozostałych, ale do tego czego jeszcze nie ma w tych za<text:span text:style-name="T1231">pis</text:span>ach.</text:p>
      <text:p text:style-name="P1232"><text:span text:style-name="T1233">Pr</text:span><text:span text:style-name="T1234">ze</text:span><text:span text:style-name="T1235">wodniczący</text:span>:</text:p>
      <text:p text:style-name="P1236">A to jest odrębny problem. Natomiast chodziło o to a<text:span text:style-name="T1237">że</text:span>byśmy załatwili to co jest w tej propozycji przedstawione przez grupę roboczą.</text:p>
      <text:p text:style-name="P1238"><text:span text:style-name="T1239">O</text:span><text:span text:style-name="T1240">b.</text:span><text:span text:style-name="T1241"><text:s/></text:span><text:span text:style-name="T1242">T</text:span><text:span text:style-name="T1243">.<text:s/></text:span><text:span text:style-name="T1244">Ma</text:span><text:span text:style-name="T1245">zow</text:span><text:span text:style-name="T1246">ie</text:span><text:span text:style-name="T1247">ck</text:span><text:span text:style-name="T1248">i</text:span><text:span text:style-name="T1249">:</text:span></text:p>
      <text:p text:style-name="P1250">Nie, my nie mamy<text:span text:style-name="T1251">.</text:span></text:p>
      <text:p text:style-name="P1252"><text:span text:style-name="T1253">Przewodniczący</text:span>:</text:p>
      <text:p text:style-name="P1254">Dziękuję bardzo. Wobec tego proszę o inne sprawy, których brak dotychczas w ustaleniach, a które były przedmiotem rozważań wczorajszej grupy, ale także i innego zespołu,<text:s/>który pracował<text:span text:style-name="T1255">.</text:span></text:p>
      <text:p text:style-name="P1256">Proszę bardzo.</text:p>
      <text:p text:style-name="P1257"><text:span text:style-name="T1258">O</text:span><text:span text:style-name="T1259">b.</text:span><text:span text:style-name="T1260"><text:s/></text:span><text:span text:style-name="T1261">L.</text:span><text:span text:style-name="T1262"><text:s/>Ka</text:span><text:span text:style-name="T1263">cz</text:span><text:span text:style-name="T1264">yński</text:span><text:span text:style-name="T1265">:</text:span></text:p>
      <text:p text:style-name="P1266"><text:span text:style-name="T1267">Ja</text:span><text:s/>bym może zaczął, ponieważ nie uczestniczyłem w zespole, który zajmował się problematyką majątku związkowego. Zacząłbym od problematyki, którą skrótowo określaliśmy jako abolicję związkową<text:span text:style-name="T1268">.</text:span><text:s/>Myśmy przedstawili na poprzednim posiedzeniu tutaj projekt odpowiedniego zapisu. No,<text:s/>pan minister Nawacki stwierdził, że nie może nam udzielić odpowiedzi na ostatnim posiedzeniu grupy roboczej w tej sprawie<text:span text:style-name="T1269">.</text:span><text:s/><text:soft-page-break/>Była dyskusja, to znaczy była pewna wymiana zdań. Myśmy przyjęli tutaj, że po pierwsze /ze strony solidarnościowej/, że po pierwsze - nie jest rzeczą konieczną, aby odpowiednie przepisy rangi ustawowej znalazły się w ustawie o związkach zawodowych. Przy czym z góry chcieliśmy powiedzieć, że my nie mamy tutaj innego pomysłu. Natomiast jeżeli taki pomysł by się znalazł, to nic nie stoi na przeszkodzie, aby odpowiednie przepisy ustawowe znalazły się w innej ustawie niż ustawa o związkach zawodowych.</text:p>
      <text:p text:style-name="P1270">Po drugie - że nie chodziło nam o to, aby pracownicy powracający do zakładów pracy otrzymywali wynagrodzen<text:span text:style-name="T1271">ie,</text:span><text:s/>czy choćby wyrównanie wynagrodzenia za cały okres przerwy w zatrudnieniu w danym zakładzie pracy, który w niektórych przypadkach obejmuje około 7 lat. Czy nawet w bardzo licznych wypadkach, bo bodajże najwięcej zwolnień było gdzieś na przełomie lat 1981-1982.</text:p>
      <text:p text:style-name="P1272">I w końcu trzecia sprawa - już w sferze uzasadnień tej ustawy. My sobie zdajemy sprawę z tego, że ze strony rządowo- koalicyjnej istnieją obawy, aby rozwiązanie przyjęte na naszym stoliku, ewentualnie także przyjęty przy innych stolikach nie<text:s/>przekreślały - powiedzmy sobie decyzji o wprowadzeniu stanu wojennego. My oczywiście zachowujemy swoje prawo do oceny tej decyzji, ona tutaj nie ulega zmianie. Natomiast zdają sobie sprawę z sytuacji chcieliśmy zwrócić uwagę, że tego rodzaju przepisy, ewentualnie wprowadzone, miałyby charakter<text:s/>abolicyjny, a rozumując przez pewną analogię amnestyjny.</text:p>
      <text:p text:style-name="P1273">Jeżeli przepisy kilku amnestii, które zdarzyły się w latach 198<text:span text:style-name="T1274">3-</text:span>19<text:span text:style-name="T1275">86</text:span><text:s/>konkretnie trzech, a można nawet powiedzieć, że pięciu przy szerszej interpreta<text:span text:style-name="T1276">cj</text:span>i - chodzi mi tutaj o te zwolnienia z lat 1982 i pierwsze miesiące 198<text:span text:style-name="T1277">3</text:span><text:s/>r<text:span text:style-name="T1278">.</text:span><text:s/>oraz z późnej jesieni 198<text:span text:style-name="T1279">5</text:span><text:s/>r<text:span text:style-name="T1280">.</text:span><text:s/>nie przekreślały stanu wojennego mimo, te zmieniały w istocie rzeczy prawomocne wyroki sądów karnych, to tym bardziej nie zmienia<text:span text:style-name="T1281">ł</text:span>yby tego przepisy, kt<text:span text:style-name="T1282">ó</text:span>re by dotyczyły mniej istotnej sfery wolności ludzkich i praw ludzkich, jaką sfera związana z pracą. To znaczy mniej istotnych w tym sensie, że tutaj ograniczenia nie idą tak daleko, ponieważ nikt nie idzie do więzienia.</text:p>
      <text:p text:style-name="P1283">Chcielibyśmy więc, żeby ta sprawa była w tej płaszczyźnie traktowana.</text:p>
      <text:p text:style-name="P1284">Na ostatnim posiedzeniu Krajowej Komisji Wykonawczej zostaliśmy zobowiązani personalnie do tego, żeby przedstawić wniosek w sprawie zapisu normatywnego dotyczącego kwestii nieco szerszej niż była przedstawiona w tym zapisie, który został zaprezentowany stronie rządowej w ogóle także tutaj kolegom w trakcie ostatniego posiedzenia naszego stolika. Mianowicie chodzi o osoby - jak można doliczać się liczne, znacznie liczniejsze niż te, które będą chciały skorzystać z prawa do powrotu do pracy, które nie będą chciały z tego prawa skorzystać. Jednak w ch<text:span text:style-name="T1285">w</text:span>ili obecnej sytuacja pracownicza uległa pogorszeniu ze względu na to, iż w aktach jest wzmianka o rozwią<text:span text:style-name="T1286">z</text:span>aniu stosunku pracy<text:s/><text:span text:style-name="T1287">w</text:span><text:s/>trybie art.<text:s/><text:span text:style-name="T1288">5</text:span>2 Kodeksu<text:s/>pracy,<text:s/><text:span text:style-name="T1289">w</text:span><text:s/>tym trybie, który<text:s/><text:span text:style-name="T1290">w</text:span><text:s/>trybie potocznym określa się artykułem dys<text:span text:style-name="T1291">cy</text:span>plinarnym<text:span text:style-name="T1292">,</text:span><text:s/>ewentualnie wzmianka o porzuceniu pracy, którego negatywne skutki idą jeszcze znacznie dalej niż rozwiązania z trybu art<text:span text:style-name="T1293">. 52</text:span><text:s/>Kodeksu pracy<text:span text:style-name="T1294">.</text:span></text:p>
      <text:p text:style-name="P1295">Myśmy tutaj konkretnego zapisu normatywnego nie przedstawili. Sądzę, że tutaj nawet w trakcie przerwy, korzystając z pomocy pro<text:span text:style-name="T1296">f.</text:span><text:s/>Z<text:span text:style-name="T1297">ie</text:span>lińskiego bylibyśmy to w stanie zrobić<text:span text:style-name="T1298">.</text:span></text:p>
      <text:p text:style-name="P1299">Natomiast powtarzam - w tej sprawie zostaliśmy odrębną decyzją Krajowej Komisji Wykonawczej zobowiązani do uzupełnieni i dlatego też ta sprawa została wniesiona. Ja sądzę, że dyskusję należałoby zacząć od tego, żeby strona rządowa przedstawiła swoje stanowisko w tej sprawie.</text:p>
      <text:p text:style-name="P1300">Dziękuję.</text:p>
      <text:p text:style-name="P1301"><text:span text:style-name="T1302">Przewodniczący</text:span>:</text:p>
      <text:soft-page-break/>
      <text:p text:style-name="P1303">Dziękuję bardzo. Proszę - min<text:span text:style-name="T1304">.</text:span><text:span text:style-name="T1305"><text:s/></text:span>Nawacki<text:span text:style-name="T1306">.</text:span></text:p>
      <text:p text:style-name="P1307"><text:span text:style-name="T1308">Mi</text:span><text:span text:style-name="T1309">n.</text:span><text:span text:style-name="T1310"><text:s/>Nawacki</text:span>:</text:p>
      <text:p text:style-name="P1311">Propozycja, która została przedstawiona przez stronę opozycyjno-solidarnościową oznacza, po pierwsze - nałożenie na kierowników zakładów pracy obowiązku zatrudnienia byłych działaczy związkowych, którzy utracili pracę /cytuję/ z powodu działalności w obronie zawieszonych i rozwiązanych związków zawodowych pod warunkiem, że zgłoszą się do zakładu pracy w terminie do 1 września<text:s/><text:span text:style-name="T1312">1989</text:span><text:s/>r<text:span text:style-name="T1313">.</text:span></text:p>
      <text:p text:style-name="P1314">I po drugie przyznania tym osobom należności pieniężnych przewidzianych przepisami<text:s/>Kodeksu pracy dla pracowników przyw<text:span text:style-name="T1315">r</text:span>a<text:span text:style-name="T1316">c</text:span>anych do pracy orzeczeniem sądowym w związku z bezprawnym zwolnieniem. Chodzi tutaj o przyznanie wynagrodzenia za okres pozostawania bez pracy w pewnych granicach, jak to sprostowane zostało przez pana dra Kaczyńskiego oraz zaliczenia tego okresu do stażu pracown<text:span text:style-name="T1317">icze</text:span>go, od którego zależą uprawnienia pracownicze.</text:p>
      <text:p text:style-name="P1318">Na tle tej propozycji wyłania się po pierwsze - zasadniczy problem, a mianowicie ten jakie osoby objęte byłyby prawem ponownego zatrudnienia, ponieważ określenie<text:s/><text:span text:style-name="T1319">„</text:span>osoby, które<text:s/>utraciły pracę z powodu działalności w obronie rozwiązanych i zawieszonych związków zawodowych”<text:s/>jest nieprecyzyjne i wieloznaczne<text:span text:style-name="T1320">.</text:span><text:s/>Ponieważ można mówić o ścisłym rozumieniu tego określenia i sprowadzać je do osób prowadzących działalność zmuszających do anulowania decyzji o zawieszeniu, a następnie o rozwiązaniu związków zawodowych istniejących przed dniem wejścia w życie obecnie obowiązującej ustawy o związkach. Ale można także rozumieć to szerzej i odnosić do osób, które ponadto prowadziły działalność nielegalną związkową w okresie zarówno zawieszenia związków jak i po ich rozwiązaniu.</text:p>
      <text:p text:style-name="P1321">I przy tym szerszym rozumieniu określenie to obejmowałoby zatem także osoby organizujące nielegalne strajki i uczestniczące w takich strajkach, w czasie gdy strajki te były<text:s/><text:span text:style-name="T1322">p</text:span>ra<text:span text:style-name="T1323">w</text:span>em zabronione to znaczy - w okresie stanu wojennego i w okresie zawieszenia stanu wo<text:span text:style-name="T1324">je</text:span>nnego.</text:p>
      <text:p text:style-name="P1325">Jest i drugi kłopot. Bez względu na to jak byłby określony, jak byłby doprecyzowany ten krąg osób uprawnionych do ponownego zatrudnienia, musiałaby by<text:span text:style-name="T1326">ć</text:span><text:s/>dokonana indywidualnie weryfikacja przyczyn zwolnienia z pracy każdej z tych osób ubiegających się o ponowne zatrudnienie. I tu jest ogromny kłopot dowodowy, ponieważ dokumenty związane ze zwolnieniem z pracy nie dostarczają informacji o przyczynach zwolnienia. I tak na przykład: pismo wypowiadające umowę o pracę w ogóle nie podaje przyczyn wypowiedzenia, bo takiego wymogu z kodeksu przepraszam - nie wynika taki wymóg z<text:s/>Kodeksu pracy.</text:p>
      <text:p text:style-name="P1327">Z kolei pismo rozwiązujące<text:s/><text:span text:style-name="T1328">u</text:span>m<text:span text:style-name="T1329">o</text:span>w<text:span text:style-name="T1330">ę</text:span><text:s/>o pracę ze skutkiem natychmiastowym powinno wprowadzać przyczyny uzasadniające rozwiązanie umowy, ale w praktyce większość zakładów pracy posługuje się dla tych celów sformułowaniem z art. 52<text:s/>Kodeksu pracy, który wymienia przykładowo typowe naruszenia tych podstawowych obowiązków pracowniczych uzasadniające to dyscyplinarne zwolnienie<text:s/><text:span text:style-name="T1331">z</text:span><text:s/>pracy<text:s/><text:span text:style-name="T1332">-</text:span><text:s/>to znaczy od razu chciałem powiedzieć<text:span text:style-name="T1333">,</text:span><text:s/>że w tym katalogu przykładowym<text:s/><text:span text:style-name="T1334">w</text:span><text:s/>art. 52 nie ma przewinienia polegającego na prowadzeniu nielegalnej działalności związkowej<text:span text:style-name="T1335">.</text:span></text:p>
      <text:p text:style-name="P1336">Zatem i na tle tych pism konieczne byłoby badanie i ustalanie<text:s/><text:span text:style-name="T1337">w</text:span><text:s/>każdym przypadku rzeczywistych przyczyn zwolnienia z pracy<text:span text:style-name="T1338">.</text:span><text:s/>Także świadectwo pracy podaje jedynie tryb rozwiązania umowy o prac<text:span text:style-name="T1339">ę</text:span><text:s/>za wypowiedzeniem, bez wypowiedzenia itd. nie zaś przyczynę będącą podstawą rozwiązania stosunku o pracę<text:span text:style-name="T1340">.</text:span></text:p>
      <text:soft-page-break/>
      <text:p text:style-name="P1341">Oceniając przedstawione propozycje od s<text:span text:style-name="T1342">t</text:span>rony merytorycznej jej zasadności należy zwrócić uwagę, iż nałożenie na kierowników zakładów pracy obowiązku ponownego zatrudnienia osób uprzednio zwolnionych za prowadzenie nielegalnej działalności, oznaczałoby w istocie podważenie słuszności albo mogłoby oznaczać podważenie słuszności wcześni<text:span text:style-name="T1343">ej</text:span>szych decyzji rozw<text:span text:style-name="T1344">ią</text:span>zu<text:span text:style-name="T1345">ją</text:span>cych z pracownikami stosunek pracy i podjętych zgodnie z obowiązującym wówczas prawem decyzji<text:span text:style-name="T1346">.</text:span><text:s/>O obowiązującym wówczas prawie - mówię o dekrecie o stanie wojennym i o ustawie o szczególnej regulacji prawnej w okresie zawieszenia stanu wojennego<text:span text:style-name="T1347">.</text:span></text:p>
      <text:p text:style-name="P1348">Także zasady, które zostały sprecyzowane w projekcie, na<text:s/><text:span text:style-name="T1349">j</text:span>akich miałoby następować ponowne zatrudnienie pracowników za nielegalną działalność związkową nie są w pełni zgodne z obowiąz<text:span text:style-name="T1350">uj</text:span>ącym porządkiem prawnym. Obowiązek ponownego zatrudnienia wynika z reguły z orzeczenia sądu. Można sobie także wyobrazić obowiązek ustawowy, ale mówiłem o pewnych trudnościach z tego wynikających w zakresie praktycznym.</text:p>
      <text:p text:style-name="P1351">Z tym jednak, że jeżeli obowiązek ten wynika z przepisu prawa, to jest zasadą dotychczasową, że ponowne zatrudnienie nie jest zadośćuczynieniem z powodu naruszenia praw pracowniczych<text:span text:style-name="T1352">.</text:span></text:p>
      <text:p text:style-name="P1353">Jeśli chodzi o sprawy, w których trzeba ustalić<text:s/>–<text:s/>czy<text:s/>zachodzi naruszenie prawa w celu przyznania pracownikowi określonych korzyści jak np<text:span text:style-name="T1354">.</text:span><text:s/>w formie przywrócenia do pracy, to z reguły decyduje w tych kwestiach sąd<text:span text:style-name="T1355">.</text:span></text:p>
      <text:p text:style-name="P1356">W przedstawion<text:span text:style-name="T1357">ej</text:span><text:s/>propozycji - jak rozumiem ponowne zatrudnienie pracowników zwolnionych z pracy za nielegalną działalnoś<text:span text:style-name="T1358">ć</text:span><text:s/>związkową miałoby wyraźnie charakter zadośćuczynienia. I o przyznaniu tego zadośćuczyn<text:span text:style-name="T1359">ie</text:span>n<text:span text:style-name="T1360">ia</text:span><text:s/>nie powinien - naszym zdaniem - decydować kierownik zakładu pracy, który był stroną bezpośrednio zainteresowaną w kwestii wcześniejszego uprzedniego zwolnienia pracownika, lecz sąd<text:span text:style-name="T1361">.</text:span></text:p>
      <text:p text:style-name="P1362">Rozwiązanie tego trudnego i społecznie doniosłego problemu mogłoby - naszym zdaniem odbyć si<text:span text:style-name="T1363">ę</text:span><text:s/>w formie zalecenia, które powinno dotyczyć jedynie zobowiązania kierowników zakładów pracy do rozpatrzenia możliwości ponownego przyjęcia do pracy osób uprzednio zwolnionych za prowadzenie nielegalnej działalności związkowej. Oznaczałoby to, że osobom, które zostały ponownie zatrudnione nie przysługiwałoby roszczenie o zatrudnienie i nie przysługiwałaby także dalsze roszczenia pieniężne bądź związane z zaliczeniem okresu pozostawania bez pracy do stażu pracowniczego. Co nie oznacza, że ten zakres roszczeń pieniężnych i innych roszczeń nie mógłby być objęty ewentualnym zaleceniem skierowanym do kierowników zakładów pracy.</text:p>
      <text:p text:style-name="P1364">Rodzaj takiego zalecenia, o którym mówiłem, jako propozycji załatwienia tego problemu zalecenie to mogłoby znaleźć się w umowie społecznej, która będzie rezultatem obrad naszego<text:s/>„okrągłego stołu”.<text:s/><text:span text:style-name="T1365">P</text:span><text:span text:style-name="T1366">rze</text:span><text:span text:style-name="T1367">wodn</text:span><text:span text:style-name="T1368">icz</text:span><text:span text:style-name="T1369">ą</text:span><text:span text:style-name="T1370">cy</text:span>:</text:p>
      <text:p text:style-name="P1371">Dziękuję.</text:p>
      <text:p text:style-name="P1372">Proszę - kol<text:span text:style-name="T1373">.</text:span><text:s/>Mazowiecki.</text:p>
      <text:p text:style-name="P1374"><text:span text:style-name="T1375">Ob.</text:span><text:span text:style-name="T1376"><text:s/>T</text:span><text:span text:style-name="T1377">.</text:span><text:span text:style-name="T1378"><text:s/>Mazowieck</text:span><text:span text:style-name="T1379">i</text:span>:</text:p>
      <text:p text:style-name="P1380">Tak<text:s/><text:span text:style-name="T1381">j</text:span>ak już mówiliśmy, jest to sprawa dla nas bardzo poważna, i bardzo zasadnicza. Jak rozumiem przecież pewne stanowisko polityczne w stosunku do tej sprawy zostało wyrażone na spotkaniu w Ma<text:span text:style-name="T1382">g</text:span>dalence. Natomiast to czego my się domagamy, to chodzi nam o to, ażeby to nie było tylko pewne ustalenie polityczne, ale także, żeby miało ono charakter zapisu prawnego<text:span text:style-name="T1383">.</text:span></text:p>
      <text:soft-page-break/>
      <text:p text:style-name="P1384">Można pewne rzeczy, panie ministrze, różnie akcentować. Można mówić o nielegalnej działalności i można mówić o walce o wolności związkowe i o pluralizm związkowy, który właśnie realizujemy, za który ci ludzie ponosili pewne represje.<text:s/>Można akcentować, że to była nielegalna działalność, no była, ale była to pewna walka o wolności związkowe, które obecnie mamy urzeczywistniać<text:span text:style-name="T1385">.</text:span></text:p>
      <text:p text:style-name="P1386">A więc ja dlatego nie kładłbym tak akcentu na tą nielegalną działalność, ponieważ jest to kwestia pewnej, no na co się kładzie tutaj akcent. Jeżeli chcemy to politycznie załatwić to ja nie bardzo rozumiem - dlaczego jeżeli traktujemy to, że polityczne załatwienie tego będzie rzeczywiście załatwieniem poważnym i takim, że ci ludzie znajdą zatrudnienie i<text:s/><text:span text:style-name="T1387">ż</text:span>e<text:span text:style-name="T1388">..</text:span>. To dlaczego nie moglibyśmy zrobić tego w zapisie prawnym.</text:p>
      <text:p text:style-name="P1389">Ponadto jeszcze jest ten problem, o którym tu ko<text:span text:style-name="T1390">l</text:span>. Kaczyński mówił, że w stosunku do bardzo dużej ilości ludzi to jest sprawa nie tyle taka,<text:s/><text:span text:style-name="T1391">ż</text:span>e oni by chcieli wrócić do tych samych miejsc pracy, o ile chcieliby mie<text:span text:style-name="T1392">ć</text:span><text:s/>załatwiony problem tzw. ciągłości pracy rozwiązany. Żeby mogli mieć zaliczenie.</text:p>
      <text:p text:style-name="P1393">Ja uważam, że jest tutaj do dyskusji kwestia - powiedzmy<text:s/>- jakichś<text:s/>finansowych zobowiązań w tym zakresie. Jeżeli takie są, że to wymaga przepatrzenia. Natomiast zasada, żeby to było prawnie uregulowane i żeby ci ludzie mogli się powoływać. To że jest tu bardzo trudno dowody zebrać itd. No jednak w tym przedsiębiorstwie, do którego oni się będą zgłaszać ludzie wiedzą za co byli ci ludzie zwolnieni itd. A więc ostatecznie jeżeli ktoś tak chce koniecznie, to dowody można nawet i z zeznań świadków jak wyglądała sytuacja, jeżeli ktoś chce szuka<text:span text:style-name="T1394">ć<text:s/></text:span>tutaj dowodów.</text:p>
      <text:p text:style-name="P1395">Natomiast jest to - powtarzamy - bardzo drażliwy problem ludzki, który dla nas ma zasadniczą zupełnie wagę i prosimy o przemyślenie tego problemu. Jednak my stawiamy problem, żeby to było uregulowane prawnie i gotowi jesteśmy tutaj jakiś zapis sformułowany z ewentualnymi ko<text:span text:style-name="T1396">re</text:span>kturami co do tego o czym była poprzednio mowa.<text:s/>Ale przede wszystkim tą korekturą idącą w kierunku tego, żeby nie tylko przywrócenie do pracy, ale zachowanie te<text:span text:style-name="T1397">j</text:span><text:s/>ciągłości było - przedstawi<text:span text:style-name="T1398">ć</text:span><text:s/>po pewnym przepracowaniu z naszej strony<text:span text:style-name="T1399">.</text:span></text:p>
      <text:p text:style-name="P1400">Ale postulat nasz bardzo mocny jest o to, ażeby to było nie tylko ustalenie polityczne, jeżeli ono ma być zobowiązujące to niech b<text:span text:style-name="T1401">ę</text:span>dzie prawne<text:span text:style-name="T1402">.</text:span><text:s/>Bo wywód pana ministra nas trochę umocnił w obawach, że to ustalenie polityczne nie wystarczy.</text:p>
      <text:p text:style-name="P1403">Dziękuję<text:span text:style-name="T1404">.</text:span></text:p>
      <text:p text:style-name="P1405"><text:span text:style-name="T1406">Przewodniczący</text:span>:</text:p>
      <text:p text:style-name="P1407">Proszę bardzo - min. Nawacki.</text:p>
      <text:p text:style-name="P1408"><text:span text:style-name="T1409">Min.<text:s/></text:span><text:span text:style-name="T1410">N</text:span><text:span text:style-name="T1411">awacki</text:span><text:s/>:</text:p>
      <text:p text:style-name="P1412">Ja chciałem zadać pytanie, którego nie wyartykułowałem w swoim wystąpieniu, ale chciałbym dla dalszego toku naszych obrad sprecyzować. Zakres podmiotowy to znaczy<text:s/><text:span text:style-name="T1413">-</text:span><text:s/>czy chodzi tutaj tylko o działaczy związkowych, przepraszam za określenie, czy także chodzi o pracowników nie będących działaczami związkowymi, którzy uczestniczyli w akcjach protestacyjnych i strajka<text:span text:style-name="T1414">c</text:span>h. Chodziłoby mi o uchwycenie jaki jest zakres podmiotów o które tutaj chodzi<text:span text:style-name="T1415">.</text:span><text:s/>Ja rozumiem, że to jest bardzo trudne, ale chciałbym po prostu dookreślić ten zakres.</text:p>
      <text:p text:style-name="P1416"><text:span text:style-name="T1417"><text:s text:c="27"/></text:span>:</text:p>
      <text:p text:style-name="P1418">Tutaj sformułowanie takie ostateczne, to ja powtarzam<text:s/>- to<text:s/>było sformułowanie wstępne, które mówi o osobach, kt<text:span text:style-name="T1419">ó</text:span>re utraciły pracę. A więc jest rzeczą oczywistą, że tutaj chodziło o wszystkie tak<text:span text:style-name="T1420">i</text:span>e osoby, które<text:s/><text:soft-page-break/>w okresie zarówno zawieszenia, jak i po rozwiązaniu /tam jest mowa/ zawieszonych i rozwiązanych związków zawodowych, zostały zwolnione z pracy za działalność, która była działalnością w obronie związkowych wolności, przez co należy rozumieć także działalność związkow<text:span text:style-name="T1421">ą</text:span><text:s/><text:span text:style-name="T1422">-</text:span><text:s/>po prostu<text:s/>to znaczy kontynuowanie tej działalności<text:span text:style-name="T1423">.<text:s/></text:span>Bo nie wszystkie działania<text:s/>„Solidarności”<text:s/>czy innych rozwiązanych w ty<text:span text:style-name="T1424">m</text:span><text:s/>okresie związków zawodowych polegały na podejmowaniu jakichś akcji obronnych. No, kontynuowano chociażby poprzez zbieranie składek, przez wypłacanie zasiłków, normalną działalność związkową i tego rodzaju działalność też była w wielu przypadkach powodem ustania stosunku pracy<text:span text:style-name="T1425">.</text:span></text:p>
      <text:p text:style-name="P1426">Dlatego też tutaj ta szersza interpretacja zastosowana przez pana ministra, jest interpreta<text:span text:style-name="T1427">cj</text:span>ą, która odpowiada naszym intencjom i jak sądziłem odpowiada też treści zapisu<text:span text:style-name="T1428">.</text:span></text:p>
      <text:p text:style-name="P1429"><text:span text:style-name="T1430">Przewodniczący</text:span>:</text:p>
      <text:p text:style-name="P1431">Dziękuję.</text:p>
      <text:p text:style-name="P1432">Proszę - pan Wujec<text:span text:style-name="T1433">.</text:span></text:p>
      <text:p text:style-name="P1434"><text:span text:style-name="T1435">Ob.<text:s/></text:span><text:span text:style-name="T1436">M.</text:span><text:span text:style-name="T1437"><text:s/>Wujec</text:span>:</text:p>
      <text:p text:style-name="P1438">Ja już poprzednio mówiłem o tej sprawi<text:span text:style-name="T1439">e</text:span><text:s/>zwalniania pracowników z pracy w okresie stanu wojennego<text:span text:style-name="T1440">.</text:span><text:s/>To przytaczałem taki przykład i chciałem jeszcze go tutaj tak dokładniej powiedzieć. On nawet nie mieści się w tych granicach, chociaż jest niewątpliwie rażącym naruszeniem uprawnień pracowniczy<text:span text:style-name="T1441">ch</text:span>. I trudno byłoby go nawet zmieści<text:span text:style-name="T1442">ć</text:span><text:s/>w tych sformułowaniach, które myśmy zaproponowali<text:span text:style-name="T1443">.</text:span><text:s/>Tak że tutaj zawężanie tego nie wiem czy jest słuszne.</text:p>
      <text:p text:style-name="P1444">Mianowicie ja mam tutaj takie oświadczenie Departamentu Kadr i Szkolenia Polskiego Komitetu Normalizacji Miar i Jakości z 8 lutego<text:s/><text:span text:style-name="T1445">1</text:span>982 r., które oświadcza /ten Departament/, że rozwiązanie umowy o pracę z Grażyną Lewaszkiewicz nastąpiło na skutek odmówienia przez w/w podpisania deklaracji o wystąpieniu z NSZZ<text:s/>„Solidarność”, co potraktowane zostało jako ciężkie naruszenie obowiązków służbowych. Ona została zwolniona, później sąd przywrócił ją do pracy, ponieważ była<text:s/>członkiem Rady pracowniczej<text:span text:style-name="T1446">.</text:span><text:s/>Ale sąd wyższej instancji na skutek rewizji nadzwyczajnej<text:s/>Ministra<text:s/>Sprawiedliwości, który zarzucił temu sądowi również naruszenie prawa, jednak ostatecznie to przyjęcie pracy odrzucił i została bez pracy.</text:p>
      <text:p text:style-name="P1447">Ona nie podejmowała żadnych działań, nie chciała tylko podpisać deklaracji o wystąpieniu. Tak że nawet w tym naszym sformułowaniu,<text:s/><text:span text:style-name="T1448">ż</text:span>e ci którzy podejmowali działalność w obronie zawieszonych i rozwiązanych związków zawodowych, to ona nawet się tu nie mieści w tym zakresie. Ona nie podejmowała żadnych działalności, tylko nie chciała wystąpić. I ściśle rzecz biorąc tutaj nie mogłaby być przywrócona w oparciu o ten przepis, który myśmy zaproponowali. Tak że to trzeba bardzo ostrożnie do tego podchodzić ażeby nie zawężać tych przepisów, bo w końcu mało kogo będzie można przyjąć do pracy.</text:p>
      <text:p text:style-name="P1449"><text:span text:style-name="T1450">Przewodniczący</text:span>:</text:p>
      <text:p text:style-name="P1451">Dziękuję.</text:p>
      <text:p text:style-name="P1452"><text:span text:style-name="T1453"><text:s text:c="27"/></text:span>:</text:p>
      <text:p text:style-name="P1454">I jeszcze 2 słowa. Po pierwsze ta droga w sposób oczywisty nie wyklucza w przypadku sporu drogi sądowej. To jest roszczenie o nawiązanie stosunku pracy czyli instytucja znana naszemu prawu, o czym już wspominałem. I w przypadku odmowy przez zobowiązanego kierownika zakładu pracy pracownik ma prawo wniesienia - wyjścia z tzw. sporem o ustalenie. No i tutaj orzeczenie sądu zastępuje umowę o pracę.</text:p>
      <text:soft-page-break/>
      <text:p text:style-name="P1455">Jest oczywiste, że w takiej sytuacji sąd rozpatrywałby dowody związane z przyczyną wcześn<text:span text:style-name="T1456">iejs</text:span>zego ustania stosunku pracy. Czy te dowody są? No istotnie w poszczególnych przypadkach mogą być tutaj kłopoty, ale należy pamiętać, że<text:s/><text:span text:style-name="T1457">w</text:span><text:s/>bardzo wielu przypadkach pracownicy, którzy utracili pracę, a tutaj jest wyjątek dotyczący zakładów zmilitaryzowanych, ponieważ ta droga wtedy w ogóle nie wchodziła w grę. Ale występowali z roszczeniami do komisji odwoławczych, potem do sądów pracy od 198<text:span text:style-name="T1458">5</text:span><text:s/>roku i w drugiej instancji do okręgowych sądów pracy i ubezpieczeń społecznych. I w trakcie postępowania przed tymi sądami dowody były przedstawiane przez obydwie strony. Odpowiednia dokumentacja tutaj, jak należy sądzić, istnieje. A więc sądzę, że tylko w nikłej ilości wypadków ten problem dowodowy rzeczywiście będzie problemem trudnym. Zresztą wiele instytucji prawnych jest zbudowanych w ten sposób<text:span text:style-name="T1459">.<text:s/></text:span>Weźmy choćby to porzucenie pracy, które przecież jest w naszym<text:s/>Kodeksie pracy, że problem jest w praktyce, w praktycznym stosowaniu dowodowo bardzo trudny. Bo jeżeli wyjdziemy z założenia powszechnie raczej przyjętego, że konieczna jest intencja to znaczy konieczna jest wola porzucenia, no to w jaki sposób udowodnić - czy ta wola była, czy tej woli nie było<text:span text:style-name="T1460">.</text:span></text:p>
      <text:p text:style-name="P1461">A więc sądzę, że tutaj problem dowodowy nie jest w żadnym wypadku tym murem, którego się nie da przeskoczyć. Jest sprawa tej merytorycznej decyzji. Decyzji - ja się mogę zgodzić, że dla strony rządowej trudnej, ale naprawdę ja sądzę, że jest to niejako konsekwencja decyzji podjętych już wcześniej, choćby tej decyzji z roku 1986.</text:p>
      <text:p text:style-name="P1462">I raz jeszcze powtarzam, że tylko i wyłącznie w tej płaszczyźnie co najmniej można ją traktować.</text:p>
      <text:p text:style-name="P1463">Dziękuję.</text:p>
      <text:p text:style-name="P1464"><text:span text:style-name="T1465">P</text:span><text:span text:style-name="T1466">rzew</text:span><text:span text:style-name="T1467">odn</text:span><text:span text:style-name="T1468">iczący</text:span><text:span text:style-name="T1469">:</text:span></text:p>
      <text:p text:style-name="P1470">Proszą bardzo pan min. Nawacki.</text:p>
      <text:p text:style-name="P1471"><text:span text:style-name="T1472">Min. Nawa</text:span><text:span text:style-name="T1473">c</text:span><text:span text:style-name="T1474">ki</text:span>:</text:p>
      <text:p text:style-name="P1475">Ja mam pytanie - o jakiej decyzji pan dr mówił z<text:s/><text:span text:style-name="T1476">1986</text:span><text:s/>r.<text:span text:style-name="T1477">?</text:span></text:p>
      <text:p text:style-name="P1478"><text:span text:style-name="T1479">Ob</text:span><text:span text:style-name="T1480">.</text:span><text:span text:style-name="T1481"><text:s/></text:span><text:span text:style-name="T1482">L.</text:span><text:span text:style-name="T1483"><text:s/></text:span><text:span text:style-name="T1484">K</text:span><text:span text:style-name="T1485">aczyń</text:span><text:span text:style-name="T1486">sk</text:span><text:span text:style-name="T1487">i</text:span>:</text:p>
      <text:p text:style-name="P1488">No, chodzi o zwolnienie wszystkich więźniów politycznych<text:span text:style-name="T1489">.</text:span></text:p>
      <text:p text:style-name="P1490"><text:span text:style-name="T1491">P</text:span><text:span text:style-name="T1492">rz</text:span><text:span text:style-name="T1493">ewodnicząc</text:span><text:span text:style-name="T1494">y</text:span><text:span text:style-name="T1495">:</text:span></text:p>
      <text:p text:style-name="P1496">Proszą bardzo pan mi<text:span text:style-name="T1497">n.</text:span><text:s/>Kwaśn<text:span text:style-name="T1498">ie</text:span>wski<text:span text:style-name="T1499">.</text:span></text:p>
      <text:p text:style-name="P1500"><text:span text:style-name="T1501">Mi</text:span><text:span text:style-name="T1502">n.</text:span><text:span text:style-name="T1503"><text:s/></text:span><text:span text:style-name="T1504">A.</text:span><text:span text:style-name="T1505"><text:s/>Kwaśniewsk</text:span><text:span text:style-name="T1506">i</text:span>:</text:p>
      <text:p text:style-name="P1507">Szanowni koledzy, ja myślę,<text:s/><text:span text:style-name="T1508">ż</text:span>e tak - trzeba spróbować zap<text:span text:style-name="T1509">ro</text:span>ponowa<text:span text:style-name="T1510">ć</text:span><text:s/>jakiś konstruk<text:span text:style-name="T1511">ty</text:span>wny tryb rozwiązania problemu, który jest problemem rzeczywiście istotnym ze społecznego punktu widzenia. Jest w tym z jednej strony swoista logika, z innej paradoks. I rzeczywiście można na te zjawiska patrze<text:span text:style-name="T1512">ć<text:s/></text:span>z różnych stron. I zgadzam si<text:span text:style-name="T1513">ę</text:span><text:s/>tu z opinią pana Tadeusza<text:s/><text:span text:style-name="T1514">Ma</text:span>zow<text:span text:style-name="T1515">ie</text:span>ckiego, iż jest to kwestia interpretacji. No, ale<text:s/>„<text:span text:style-name="T1516">o</text:span>krągły stół”<text:s/>niejako powinien zamykać pewien okres różnic co do interpreta<text:span text:style-name="T1517">cj</text:span>i tych faktów. Zdajemy sobie sprawę, że tak jak polityczny<text:span text:style-name="T1518">,</text:span><text:s/>powinien mieć miejsce przy tym<text:s/>„okrągłym stole”<text:span text:style-name="T1519">.</text:span></text:p>
      <text:p text:style-name="P1520">I tu nie ma wątpliwości i chcą potwierdzić to o czym była mowa w Magdalence. Rozmawiałem dzisiaj rano z gen. Kiszczakiem, ponieważ była wątpliwość, którą pan Frasyniuk wyjawił - czy byłby to akt o charakterze<text:s/>upublicznionym<text:s/>ten apel czy wniosek gen. Kiszczaka czy nie. A więc byłby to oczywiście akt bardzo publiczny, bowiem zawarty zarówno w finale<text:s/>„okrągłego stołu”<text:s/><text:span text:style-name="T1521">3</text:span><text:s/>kwietnia, jak i prawdopodobnie w wystąpieniu sejmowym 6 kw<text:span text:style-name="T1522">ie</text:span>tnia<text:span text:style-name="T1523">.</text:span></text:p>
      <text:soft-page-break/>
      <text:p text:style-name="P1524">Natomiast problem jest trudny - jak powiedziałem<text:s/><text:span text:style-name="T1525">-</text:span><text:s/>ze względów społecznych, politycznych i prawnych.<text:s/><text:span text:style-name="T1526">I</text:span><text:s/>ja bym sugerował może następujący tryb. Ponieważ dotyczy to nie tylko naszego zespołu, ale ta kwestia pojawia się również właściwie w większości zespołów w różnych formach<text:span text:style-name="T1527">.</text:span><text:s/>Jest to jakby zamknięcie pewnego etapu historii, jest próba oczyszczenia przedpola z różnego rodzaju zaszłości, konfliktów, urazów dla te<text:span text:style-name="T1528">j</text:span><text:s/>przyszłości, którą wspólnie tworzymy. Może by spróbować pr<text:span text:style-name="T1529">ze</text:span>dyskutować ten problem tak szybko jak tylko możliwe w tym zespole współprzewodniczących dużych zespołów, co jak rozumiem, jest planowane w ciągu najbliższych dni, żebyśmy zaproponowali tu generalne rozwiązanie. Bowiem nie wydaje mi się dzisiaj celowym i sensownym, aby robić to poprzez wpisanie odpowiedniego fragmentu w nowelizowanej ustawie o związkach zawodowych.</text:p>
      <text:p text:style-name="P1530">Być może trzeba pomyśleć o odrębnej regulacji, ale jednak musimy to zaproponowa<text:span text:style-name="T1531">ć</text:span>, musimy o tym w tym gronie pomówić, ponieważ wymaga to politycznych akceptacji, których dzisiaj dla takiego rozwiązania nie ma<text:span text:style-name="T1532">.</text:span></text:p>
      <text:p text:style-name="P1533">Ustalenie Magdalenki było takie, iż będzie się to odbywać w trybie pewnego aktu politycznego, co było zresztą zaakceptowane wówczas również przez przewodni<text:span text:style-name="T1534">cz</text:span>ącego strony solidarnościowo-opozycyjne<text:span text:style-name="T1535">j</text:span>. I tego się na razie trzymamy. Ale temat jest istotny.<text:s/><text:span text:style-name="T1536">W</text:span><text:s/>związku z tym sugerowałbym, aby tę dyskusję dzisiaj po wymianie poglądów zatrzymać, żebyśmy podjęli ją wspólnie w czasie dyskusji ze współprzewodniczącymi innych zespołów, bo to się także tam pojawia<text:span text:style-name="T1537">.</text:span><text:s/>To się pojawiło właściwie w większości zespołów.</text:p>
      <text:p text:style-name="P1538">Natomiast upoważnienie, aby zespół roboczy pracował nad możliwymi rozwiązaniami prawnymi, aby być gotowym, aby c<text:span text:style-name="T1539">o</text:span>ś w ręku było jeśli chodzi o konkretne propozycje. Bo ja przynajmniej nie jestem kompetentny, żeby w tej chwili można było wejść w kwestie<text:s/>Kodeksu pracy czy innych formuł. To wymaga pracy mniejszego zespołu i sądzę, że w ciągu kilku dni mógłby on takie propozycje przedłożyć.</text:p>
      <text:p text:style-name="P1540">Tak<text:s/><text:span text:style-name="T1541">ż</text:span>e konkludując, sugeruję takie dwa rozwiązania<text:span text:style-name="T1542">:<text:s/></text:span>raz<text:s/><text:span text:style-name="T1543">-</text:span><text:s/>poważną dyskusję jak ten istotny temat społeczny i ludzki chcemy w wyniku obrad<text:s/>„okrągłego stołu”<text:s/>załatwić, bo musimy to załatwić - moim zdaniem. A drugie, żeby zespół roboczy zaproponował nam możliwe rozwiązania prawne.</text:p>
      <text:p text:style-name="P1544"><text:span text:style-name="T1545">Przewodniczący</text:span>:</text:p>
      <text:p text:style-name="P1546">Dziękuję.</text:p>
      <text:p text:style-name="P1547">Proszę - pan Tadeusz Mazowiecki.</text:p>
      <text:p text:style-name="P1548"><text:span text:style-name="T1549">Ob.<text:s/></text:span><text:span text:style-name="T1550">T.</text:span><text:span text:style-name="T1551"><text:s/></text:span><text:span text:style-name="T1552">M</text:span><text:span text:style-name="T1553">azowiecki</text:span>:</text:p>
      <text:p text:style-name="P1554">Ja chciał<text:span text:style-name="T1555">e</text:span>m jeszcze na jedną rzecz zwrócić uwagę, a mianowicie na to, bo pan min.<text:s/><text:span text:style-name="T1556">N</text:span>awacki mówił o tym, użył takiego określenia, że to by zobowiązywało kierowników zakładów pracy do rozpatrzenia. No, to jest bardzo mało, to jest nic, że kierownik zakładu pracy by rozpatrywał tylko<text:span text:style-name="T1557">.</text:span><text:s/>My jednak<text:s/>chcemy, żeby to zobowiązywało kierownika zakładu pracy do załatwienia tej sprawy i to do załatwienia pozytywnego. To taka pierwsza uwaga.</text:p>
      <text:p text:style-name="P1558">Druga uwaga - no, oczywiście można przyjąć ten tryb, że to przejdzie do dyskusji na tym spotkaniu współprzewodniczących, ale tam chyba dosyć dużo spraw będzie dosyć trudnych i osobiście bardzo bym chciał, żeby nasz<text:s/>Zespół ds.<text:s/>Pluralizmu<text:s/>Związkowego miał tę sprawę jakby zaawansowaną i rozstrzygniętą. No, przynajmniej z czymś wychodzimy do ludzi, którzy potrzebują takiego, żeśmy tutaj rozwiązali ich problemy. Więc ja myślę, że rzeczywiście trzeba pracować nad tym sformułowaniem, no<text:s/><text:soft-page-break/>może byśmy jeszcze w przerwie wrócili do tej dyskusji - czy jednak to by nie dało się tutaj u nas rozwiązać, a tylko w ostateczności przerzucamy na dyskusję tam. Ale chciałbym powiedzieć, że dla nas jest to naprawdę bardzo zasadniczy postulat. I jakbym powiedział - jeżeli on występuje w innych zespołach, to rozwiązanie go tutaj, no rozwiązuje automatycznie te sprawy, także dla innych zespołów. A więc nie widzę tutaj tego żeb<text:span text:style-name="T1559">yś</text:span>my nie mogli posunąć tej sprawy. My jednak bardzo obstajemy przy tym, żeby to było rozwiązanie prawne. Dlatego, że mamy tutaj - nie negujemy<text:s/>dobrej woli polityczn<text:span text:style-name="T1560">ej</text:span><text:s/>rozwiązania, ale wiemy jak to jest<text:s/>- jak<text:s/>to schodzi na d<text:span text:style-name="T1561">ó</text:span>ł<text:span text:style-name="T1562">.</text:span><text:s/>Jak to było i jak trudno jest wyegzekwować potem, jak ludzie nie mogą si<text:span text:style-name="T1563">ę</text:span><text:s/>powoływać na to. Dlatego, no po prostu wiemy, że w pewnych zakładach, w pewnych terenach zwłaszcza możliwość blokady takich politycznych apeli wypowiedzianych nawet<text:s/><text:span text:style-name="T1564">pr</text:span>z<text:span text:style-name="T1565">ez</text:span><text:s/>bardzo miarodajne osoby jak dowodzi życie, jest dosyć duża. A my jednak chcemy dać ludziom pewne uprawnienie, które będzie musiało być zrealizowane. Tak że ja tylko w ostateczności bym się godził na to przesunięcie, na ten zespół, ale proponuję, żeby jes<text:span text:style-name="T1566">z</text:span>cze podjąć pewną próbę, no może nie w tej chwili, bośmy się<text:s/>„zakrańcowali”, prawda. Ale po pewnej próbie powrócenia do jakiejś propozycji sformowania tej sprawy z naszej strony.</text:p>
      <text:p text:style-name="P1567"><text:span text:style-name="T1568">Pr</text:span><text:span text:style-name="T1569">z</text:span><text:span text:style-name="T1570">e</text:span><text:span text:style-name="T1571">w</text:span><text:span text:style-name="T1572">o</text:span><text:span text:style-name="T1573">dn</text:span><text:span text:style-name="T1574">ic</text:span><text:span text:style-name="T1575">zący</text:span>:</text:p>
      <text:p text:style-name="P1576">Proszę bardzo - kol.<text:s/><text:span text:style-name="T1577">H</text:span>.<text:s/><text:span text:style-name="T1578">W</text:span>ujec.</text:p>
      <text:p text:style-name="P1579"><text:span text:style-name="T1580">Ob.<text:s/></text:span><text:span text:style-name="T1581">H</text:span><text:span text:style-name="T1582">.<text:s/></text:span><text:span text:style-name="T1583">W</text:span><text:span text:style-name="T1584">ujec</text:span>:</text:p>
      <text:p text:style-name="P1585"><text:span text:style-name="T1586">P</text:span>rzyjęcie do pracy górników po strajkach sierpniowo- wrześniowych też było na podobnej zasadzie. I trwało to ponad pół roku z olbrzymimi konfliktami. I trzeba tu wziąć pod uwagę, że te sprawy też będą dużo trudniejsze, dotyczą<text:span text:style-name="T1587"><text:s/></text:span>dłuższego czasu i sprawy są bardziej skomplikowane. A więc trzeba przyjąć takie rozwiązanie, które by pozwoliło tak łagodniej załatwić tę całą sprawę jeśli się weźmie pod uwagę to doświadczenie właśnie ostatnie. A więc takie zbyt ogólne sformułowanie raczej nie wróży, że będzie to dobrze i szybko załatwione.</text:p>
      <text:p text:style-name="P1588"><text:span text:style-name="T1589">Przewodniczący</text:span>:</text:p>
      <text:p text:style-name="P1590">Dziękuję.</text:p>
      <text:p text:style-name="P1591">Proszę bardzo -<text:s/><text:span text:style-name="T1592">m</text:span>in. Kw<text:span text:style-name="T1593">aś</text:span>ni<text:span text:style-name="T1594">ewski</text:span>.</text:p>
      <text:p text:style-name="P1595"><text:span text:style-name="T1596">Mi</text:span><text:span text:style-name="T1597">n.</text:span><text:span text:style-name="T1598"><text:s/></text:span><text:span text:style-name="T1599">K</text:span><text:span text:style-name="T1600">waśniewsk</text:span><text:span text:style-name="T1601">i</text:span>:</text:p>
      <text:p text:style-name="P1602">Ja raz jeszcze chcę podkreślić nasze zrozumienie dla sprawy i chęć poszukiwania wyjścia naprzeciw tym problemom, tylko chc<text:span text:style-name="T1603">i</text:span>ałbym powiedzieć również prawdę dość oczywistą, że działamy na podstawie upoważnień, które posiadamy. Te upoważnienie, które zostały także przez waszą stronę jakby zaakceptowane w Magdalence były takie, iż zatrzymujemy się na kwestii politycznego apelu gen.<text:s/><text:span text:style-name="T1604">K</text:span>iszczak<text:span text:style-name="T1605">a</text:span>. My innych upoważnień nie mamy. Jeżeli po analizie, którą przeprowadziliście wynika, że trzeba to wzbogacić pewnymi zapisami prawnymi, to musimy jakby występować o rozszerzenie upoważnień. I stąd moja propozycja, aby tak to przedyskutować. Bo oczywiście my możemy przekonywać się nawzajem, ale żadna konkluzja z tej naszej dzisiejszej rozmowy idąca nap<text:span text:style-name="T1606">r</text:span>ze<text:span text:style-name="T1607">ci</text:span>w<text:span text:style-name="T1608"><text:s/></text:span>waszym oczekiwaniom o prawnych zapisach do niczego nie doprowadzi.</text:p>
      <text:p text:style-name="P1609"><text:span text:style-name="T1610">Przewodniczący</text:span><text:span text:style-name="T1611">:</text:span></text:p>
      <text:p text:style-name="P1612">Dziękuję.</text:p>
      <text:p text:style-name="P1613">Proszę pan Mazowiecki.</text:p>
      <text:soft-page-break/>
      <text:p text:style-name="P1614"><text:span text:style-name="T1615">Ob. T.<text:s/></text:span><text:span text:style-name="T1616">M</text:span><text:span text:style-name="T1617">azowieck</text:span><text:span text:style-name="T1618">i</text:span>:</text:p>
      <text:p text:style-name="P1619">Tak, no mamy już sytuację jasną.<text:s/><text:span text:style-name="T1620">Z</text:span><text:s/>tym, że tam już mówiliśmy o tym. A więc ja myślę, że przyjmujemy ten wniosek i grupa robocza będzie dalej pracować nad s<text:span text:style-name="T1621">fo</text:span>rmułowaniem prawnym, a dyskutować będziemy zarówno w trybie wrócenia do tej sprawy na następnym zebraniu naszego zespołu, jak i w trybie rozmawian<text:span text:style-name="T1622">ia<text:s/></text:span>o tym na tym spotkaniu współprzewodniczących.</text:p>
      <text:p text:style-name="P1623"><text:span text:style-name="T1624">Przewodniczący</text:span>:</text:p>
      <text:p text:style-name="P1625">Dziękuję.</text:p>
      <text:p text:style-name="P1626">Proszę jeszcze kol.<text:s/><text:span text:style-name="T1627">F</text:span>rasyniuk.</text:p>
      <text:p text:style-name="P1628"><text:span text:style-name="T1629">O</text:span><text:span text:style-name="T1630">b</text:span><text:span text:style-name="T1631">.<text:s/></text:span><text:span text:style-name="T1632">Wł</text:span><text:span text:style-name="T1633">.<text:s/></text:span><text:span text:style-name="T1634">F</text:span><text:span text:style-name="T1635">rasyniu</text:span><text:span text:style-name="T1636">k</text:span>:</text:p>
      <text:p text:style-name="P1637">Jeżeli można, to ja już może nie o tej sprawie, która była omówiona, ale sprawa która pośrednio się z tym wiąże, a po części to jest z majątkiem związkowym. To jest może nie tyle apel do strony rządowej, co do kolegów z OPZZ. Mianowicie, żebyście państwo zrezygnowali z tych 80 mln, które chcecie konkretnie uzyskać od mojego regionu, a konkretnie od kol.<text:s/><text:span text:style-name="T1638">J</text:span>óze<text:span text:style-name="T1639">fa</text:span><text:s/>Piniora, którego żeście postawili przed sądem i on biedak wam tam spłaca. To ja mam taką prośbę, żeby w tym duchu porozumienia i amnestii, żebyście wy podjęli takie zobowiązanie, że rezygnujecie z wyegzekwowania tych pieniędzy. Bo ja nawet nie wiem czy sprawa Piniora jest sprawą pojedynczą, czy jest więcej takich spraw.</text:p>
      <text:p text:style-name="P1640">A więc ja bym proponował, ażeby takie oświadczenie złożyła strona OPZZ, bo to nam też rozwiązuje te sprawy.</text:p>
      <text:p text:style-name="P1641"><text:span text:style-name="T1642">Przewodniczący</text:span>:</text:p>
      <text:p text:style-name="P1643">Ja przepraszam, że przerywam koledze Frasyniukowi. Ale ten temat mamy jako kolejny i przy tej okazji tę sprawę także ustalimy.</text:p>
      <text:p text:style-name="P1644">Kto chciałby z kolei zabrać głos. Ja rozumiem, że sprawa propozycji złożonej przez min.<text:s/><text:span text:style-name="T1645">K</text:span>waśniewskiego została przyjęta. Rozumiemy, że jest to sprawa pewnego humanitarneg<text:span text:style-name="T1646">o</text:span>,<text:span text:style-name="T1647"><text:s/></text:span>m<text:span text:style-name="T1648">o</text:span>ralnej satysfakcji dla wielu ludzi i w tej sprawie rozwiązanie trzeba znaleźć, natomiast proponowałbym, aby po przyjęciu tego... tej sprawy , przystąpić do kolejnego tematu, który do tej pory nie był omawiany na zespole, natomiast występował w grupach, w zespołach roboczych.</text:p>
      <text:p text:style-name="P1649"><text:span text:style-name="T1650">Min.<text:s/></text:span><text:span text:style-name="T1651">A</text:span><text:span text:style-name="T1652">.<text:s/></text:span><text:span text:style-name="T1653">K</text:span><text:span text:style-name="T1654">waśniewsk</text:span><text:span text:style-name="T1655">i</text:span><text:span text:style-name="T1656">:</text:span></text:p>
      <text:p text:style-name="P1657">Mamy dokument dotyczący majątku wypracowany przez ten zespół redakcyjny, którego można się trzymać.</text:p>
      <text:p text:style-name="P1658"><text:span text:style-name="T1659">Przewodniczący</text:span>:</text:p>
      <text:p text:style-name="P1660">Jeżeli można prosić o ten dokument.</text:p>
      <text:p text:style-name="P1661">Proszę kol.<text:s/>Liwak.</text:p>
      <text:p text:style-name="P1662"><text:span text:style-name="T1663">Ob.<text:s/></text:span><text:span text:style-name="T1664">W</text:span><text:span text:style-name="T1665">.<text:s/></text:span><text:span text:style-name="T1666">L</text:span><text:span text:style-name="T1667">iwak</text:span>:</text:p>
      <text:p text:style-name="P1668">Ja byłem członkiem grupy, która zajęła się w dniu wczorajszym rozważeniem możliwości uregulowania problemu, jak my to ogólnie nazywamy<text:s/>„majątku związkowego”. Ja przedstawiłem opracowany w imieniu<text:s/>„Solidarności”<text:s/>taki projekt. Z tym, że bardziej konkretny niż te tutaj punkty 5, które otrzymaliśmy. Z tym jednak, że nie został on zaakceptowany. Natomiast zarówno przedstawiciele OPZZ w grupie, jak i przedstawiciele strony rządowej złożyli, zgodzili się na pewne deklaracje, które tutaj się znalazły. Ja oczywiście oświadczyłem, że to przedstawię swoim kolegom,<text:s/><text:span text:style-name="T1669">k</text:span>oleżanka też jest, członkom naszego<text:s/><text:soft-page-break/>zespołu. Z tym, że uprzedzałem, iż te tutaj ustalenia są jednak zbyt ogólne i po prostu będą trudne do zaakceptowania.<text:s/><text:span text:style-name="T1670">W</text:span><text:s/>związku z tym my następnie do dyskusji wewnętrznej ustaliliśmy, sporządziliśmy projekt tych ustaleń, nowy projekt, który mamy tutaj dzisiaj i który zostanie przedstawiony wszystkim uczestnikom.</text:p>
      <text:p text:style-name="P1671">Ju<text:span text:style-name="T1672">ż</text:span><text:s/>jest rozdawany. Może ja króciutko. No dłuższy, dłuższy konkretni<text:span text:style-name="T1673">ej</text:span>sz<text:span text:style-name="T1674">y</text:span>.</text:p>
      <text:p text:style-name="P1675">Może ja krótko przedstawię te punkty, które tutaj się w tym projekcie naszym znalazły w siedmiu punktach, bo w poprzednim jest<text:s/><text:span text:style-name="T1676">5</text:span><text:s/>punktów z 15 marca.</text:p>
      <text:p text:style-name="P1677">Otóż po pierwsze, zamieściliśmy w tym projekcie preambułę - wstęp taki doś<text:span text:style-name="T1678">ć</text:span><text:s/>ogólny, ale mówi się tutaj o potrzebie unikania konfliktów międzyzwiązkowych, między związkami a organami administra<text:span text:style-name="T1679">cj</text:span>i. I co podkreśla intencję wszystkich stron tutaj występujących, szczególnie może nasze intencje, gdyż nasi członkowie czy sporo z naszych członków czuje się, czy czuło się p<text:span text:style-name="T1680">ok</text:span>rzywdzon<text:span text:style-name="T1681">yc</text:span>h. A więc jest to jakieś nasze wyjście w stronę rozwiązania tego problemu. Natomiast w naszej grupie padały propozycje, aby to było jeszcze bardziej konkretne, jeszcze bardziej - że my niejako rezygnujemy ze wszystkiego, jakieś takie. Sądziliśmy, że jest to wystarcz<text:span text:style-name="T1682">aj</text:span>ące, obrazuje nasze intencje.</text:p>
      <text:p text:style-name="P1683">Następnie w naszym projekcie znalazły się szczegółowe ustalenia. Pierwsze dotyczy przejętych symboli związkowych, sztandarów, tablic itd. dokumenta<text:span text:style-name="T1684">cj</text:span>i, archiwów, bibliotek należących nie tylko do naszego związku, ale także do innych związków, w tym do związków rolniczych, jako że rolnicy - jesteśmy zespołem związkowym - są w naszym tutaj składzie. I oczywiście nie możemy załatwiać spraw dla jednego związku, pomijając inne. A więc sądzę, że to podkreślenie jest niezbędne, żeby nie było później w praktyce wątpliwości.<text:span text:style-name="T1685"><text:s/></text:span>I że oczywiście te symbole tudzież ta dokumentacja zostaną zwrócone właściwym władzom związków. Na to, jak<text:s/>sądzę, wielokrotnie już była wyrażana zgoda na taki zwrot, co nam się wydaje rzeczą dość oczywistą.</text:p>
      <text:p text:style-name="P1686">Tutaj zamieściliśmy również deklarację OPZZ, która jest i w tym pierwszym projekcie, że deklarują oni gotowość przekazania przedmiotów przechowywanych w instytucjach OPZZ, czy w muzeum, czy w archiwum własnym.</text:p>
      <text:p text:style-name="P1687">Drugi punkt dotyczy przejętego sprzętu poligra<text:span text:style-name="T1688">fi</text:span>c<text:span text:style-name="T1689">zn</text:span>ego, transportowego. To są n<text:span text:style-name="T1690">aj</text:span>ważni<text:span text:style-name="T1691">ej</text:span>sze składniki. Zamieściliśmy tutaj takie sformułowanie, że jeżeli jest coś zdatne do uzyskania w tym sensie i możliwe, to powinniśmy to odzyskać. Oczywiście nie dotyczy to rzeczy już zniszczonych na skutek długotrwałego użytkowania, czy takich które zostały skasowane, bo i takie głosy były w naszej grupie.</text:p>
      <text:p text:style-name="P1692">Oczywiście tego sprzętu nie dotyczy ten punkt.</text:p>
      <text:p text:style-name="P1693">Następnie w punkcie trzecim powtarzamy, ale sądziliśmy, że dla unikania konfliktów, dla jakiegoś uregulowania sprawy lokali związkowych będzie dobre przypomnienie o treści obecnego art. 38 ust. 1 ustawy, który nakłada na kierowników zakładów obowiązek właśnie udostępnienia związkom takich lokali wraz z wyposażeniem technicznym. A więc to jakby przypomnienie i dla całości sprawy tutaj się znalazło w tym naszym projekcie.</text:p>
      <text:p text:style-name="P1694">Dalej pkt 4 - organy administra<text:span text:style-name="T1695">cj</text:span>i terenowej zwrócą lub zapewnią na zasadach przewidzianych prawem pomieszczenia z przeznaczeniem na siedziby władz, instytucji związkowych wszystkich związków pracowniczych oraz związków rolników. I tu są wymienione struktury miejskie, gminne, wojewódzkie, krajowe. Trzeba tutaj przypomnieć, że - trudno mi wypowiadać się za wszystkie związki, ale sytuacja<text:s/><text:soft-page-break/>pewnie wyglądała podobnie,<text:s/><text:span text:style-name="T1696">ż</text:span>e związek nasz<text:s/><text:span text:style-name="T1697">w</text:span><text:s/>roku 1981 posiadał takie siedziby oczywiście o różnym statusie prawnym. Niektóre pochodziły z podziału mienia CRZZ i to jakby stanowiło tytuł własności,<text:span text:style-name="T1698"><text:s/></text:span>bo to mienie jakoś zostało podzielone. Oczywiście tam gdzie takie budynki były. Natomiast w pozostałych przypadkach było to na zasadzie wydziału i umowy najmu.</text:p>
      <text:p text:style-name="P1699">Oczywiście jest rzeczą oczywistą, że dla działalności związkowej takie siedziby są niezbędne, konieczne. To po pierwsze. Po drugie - nie jest możliwe, aby związki szczególnie w krótkim czasie w inny sposób niż przy pomocy władz państwowych<text:s/><text:span text:style-name="T1700">c</text:span>zy administra<text:span text:style-name="T1701">cj</text:span>i państwowej mogły takie siedziby<text:span text:style-name="T1702"><text:s/></text:span>sobie zapewnić czy uzyskać w pewnym trybie. I trzeba w takiej konkretnej naszej sytuacji lokalowej byłoby określić, że brak tej pomocy byłby naruszeniem zasady wolności związkowej. No, bo oczywiście przepis może być dobry, ta ustawa i dotąd o związkach pluralizm głosiła, ale praktycznie można przepis prawny, to znaczy - można stworzyć takie warunki, że przepis prawny czy takie lub inne prawo nie będzie funk<text:span text:style-name="T1703">cj</text:span>onowało. A więc jest to ustalenie konieczne dla funk<text:span text:style-name="T1704">cjo</text:span>nowania praktycznego zasady pluralizmu związkowego.</text:p>
      <text:p text:style-name="P1705">Następnie mamy pkt 5<text:span text:style-name="T1706">,</text:span><text:s/><text:span text:style-name="T1707">o</text:span><text:s/>którym też w luźnych uwagach, w każdym razie była o tym i wcześniej mowa, że z chwilą rejestracji związki będą miały możność zakupu sprzętu środków transportowych. Oczywiście środków łączności na zasadach przewidzianych prawem. Jak dotąd niektóre z tych elementów są nadal reglamentowane, jak np. środki<text:s/><text:span text:style-name="T1708">tr</text:span>a<text:span text:style-name="T1709">n</text:span>s<text:span text:style-name="T1710">p</text:span>or<text:span text:style-name="T1711">t</text:span>o<text:span text:style-name="T1712">we.</text:span><text:s/>A więc są rozdzielane i ta pula, która trafia do organizac<text:span text:style-name="T1713">ji</text:span><text:s/>państwowych czy społecznych. I w związku z tym jest konieczne, no jakieś przynajmniej częściowe zaspokojenie potrzeb, zwłaszcza że po tej dyskusji zdajemy sobie sprawę, że odzyskanie tych samochodów, które związki, czy związek nasz posiadały w roku 1981 będzie w zasadzie niemożliwe, jako że zwłaszcza te środki zostały wyeksploatowane.</text:p>
      <text:p text:style-name="P1714">Dalej zamieściliśmy ustęp o sanatoriach, o których na wczorajszym naszym spotkaniu również wspominaliśmy. Najpierw ogólnie, że winny służyć wszystkim pracownikom niezależnie od przynależności związkowe<text:span text:style-name="T1715">j</text:span>, co nam się wydaje rzeczą oczywistą. I dalej, że uznaje się prawo wszystkich związków zawodowych do rozdzielnictwa miejsc sanator<text:span text:style-name="T1716">yj</text:span>nych. Oczywiście jest to taka deklaracja, to nie jest ustalenie szczegółowe. Natomiast szczegóły muszą być dopracowane później w porozumieniach międzyzwiązkowych.</text:p>
      <text:p text:style-name="P1717">Ale sądzimy, że taka deklaracja, żeby ten problem też był w jakiś sposób przynajmniej zasygnalizowany i żeby były wskazane zasady jego rozwiązania powinien się tu znaleźć.</text:p>
      <text:p text:style-name="P1718">I dalej mamy w ostatnim punkcie te kwestie 80 milionów, o której już ko<text:span text:style-name="T1719">l</text:span>. Frasyniuk wspominał. I na co wstępnie OPZZ wyraził zgodę. Jednakże jeszcze odwołując się do swojej władzy wyższej, że zrezygnuje z tej wierz<text:span text:style-name="T1720">yt</text:span>elności. Tutaj my zaproponu<text:span text:style-name="T1721">je</text:span>my formę prawną tzw. przelewu wierz<text:span text:style-name="T1722">yt</text:span>elności, no bo w ten sposób można tę kwestię załatwić w sposób zgodny i przewidziany prawem. Że OPZZ przekaże nam tzn. naszemu związkowi tę wierzytelność. I dalej to już będzie nasze zmartwienie.</text:p>
      <text:p text:style-name="P1723">Dziękuję.</text:p>
      <text:p text:style-name="P1724"><text:span text:style-name="T1725">Przewodniczący</text:span>:</text:p>
      <text:p text:style-name="P1726">Kto chciałby zabrać głos w tej sprawie? Proszę bardzo kol.<text:s/><text:span text:style-name="T1727">J</text:span>agiełło.</text:p>
      <text:p text:style-name="P1728"><text:span text:style-name="T1729">Ob.<text:s/></text:span><text:span text:style-name="T1730">S</text:span><text:span text:style-name="T1731">.<text:s/></text:span><text:span text:style-name="T1732">J</text:span><text:span text:style-name="T1733">agiełło</text:span>:</text:p>
      <text:p text:style-name="P1734"><text:span text:style-name="T1735">W</text:span><text:s/>dniu wczorajszym odbyło się takie spotkanie od godziny<text:s/>16 do 19-ej ponad trzy godziny żeśmy<text:s/><text:soft-page-break/>debatowali i kol<text:span text:style-name="T1736">.</text:span><text:s/><text:span text:style-name="T1737">L</text:span>iwak w dniu wczorajszym zaprezentował nam i stronie rządowej właściwie propozycje, które dzisiaj zostały rozdane. A więc one wczoraj były zaprezentowane, może tylko był inny układ.</text:p>
      <text:p text:style-name="P1738"><text:span text:style-name="T1739">I</text:span><text:s/>toczyła się dyskusja, jak zwykle, bez wielkich emocji, bardziej taka techniczna dyskusja. W związku z czym uzgodniliśmy wczoraj poszczególne zapisy. Tłumaczyliśmy dlaczego przedstawiciele<text:span text:style-name="T1740"><text:s/></text:span>OPZZ nie mogą w dniu wczorajszym, ani nawet w dniu dzisiejszym wyrazić zgody. Tłumaczyliśmy to faktem, że Komitet Wykonawczy decyduje w sprawach majątkowych, a zatem jest to odwołanie się do władzy. Oczywiście przedstawimy to po to, ażeby sprawę załatwić dla was. Tych pieniędzy żeśmy nie wzięli, tylko nam to wszystko przeszkadza. Tłumaczyliśmy również, że nie ma komornika, nikt go tam nie ściga, koszty związane z komornikiem byłyby ogromne. I ta sprawa jest poza nami, natomiast decyzja Komitetu Wykonawczego - jesteśmy głęboko tutaj przekonani, będzie jednoznaczna.</text:p>
      <text:p text:style-name="P1741">Również w dokumencie, który dzisiaj został rozdany, w dokumencie uzgodnionym w dniu wczorajszym, nie ma preambuły jak bardzo jesteśmy tutaj demokratyczni dlat<text:span text:style-name="T1742">e</text:span>go, że co do tej preambuły były różne rozbieżności. A więc jej nie wstawialiśmy, ażeby nie budzić emocji.</text:p>
      <text:p text:style-name="P1743">Jeżeli deklarujemy gotowość przekazania sztandarów, emblematów, dokumentacji w ramach wspólnych uzgodnień zainteresowanych stron, to tylko dlatego, że każdy związek zawodowy, który powstanie i który będzie się czuł właścicielem tychże dokumentów, sztandarów, emblematów, zgłosi się do nas i dostanie, otrzyma je z powrotem. Tylko nie możemy przekazywać jednemu związkowi własności innych związków, które się do nas zgłosz<text:span text:style-name="T1744">ą.</text:span><text:s/><text:span text:style-name="T1745">I</text:span><text:s/>to było uzgodnione, jasne, bez wątpliwości.</text:p>
      <text:p text:style-name="P1746">Uzgodniliśmy również, że prawo zakupu sprzętu środków transportu jest oczywiste, że będą to prawo miało. No cóż z tego, że my zapiszemy w zespole roboczym, przecież my im tego nie zrealizujemy prawa.</text:p>
      <text:p text:style-name="P1747">Następna sprawa<text:s/><text:span text:style-name="T1748">-</text:span><text:s/>organizacje, zakłady pracy, pomieszczenia. To jest sprawa oczywista, jest to regulowane w ustawie, przypominamy tę ustawę i na to była zgoda. Czyli to w porządku.</text:p>
      <text:p text:style-name="P1749">Również w punkcie 4 była dyskusja. Dlatego, że pojawiła si<text:span text:style-name="T1750">ę<text:s/></text:span>wątpliwość, no ale w końcu jakoś to rozegraliśmy, że cały zespół tutaj nas siedzących uważa za celowe, żeby organy udzieliły tej pomocy w uzyskaniu warunków lokalowych.<text:s/>I to też było w wyniku dyskusji.</text:p>
      <text:p text:style-name="P1751">Sprawy takie jak samochody, to było szczegółowo wyjaśniane. Nie ma tego, to zostało nam nie przekazane lub też skasowane. Jedna maszyna poligraficzna jest w rozsypce więc nawet proponowaliśmy - no, ale to przecież nie ma sensu.</text:p>
      <text:p text:style-name="P1752">I dlatego nie ma dzisiaj tego zapisu. Nie ma zapisu dlatego, ażeby nie wracać do spraw nieistni<text:span text:style-name="T1753">ej</text:span>ących.</text:p>
      <text:p text:style-name="P1754">I ostatnia sprawa - tak jak tu kol.<text:s/><text:span text:style-name="T1755">F</text:span>rasyniuk się do nas zwracał. Jest załatwione. Jest to załatwione. My przedstawimy to na najbliższym po<text:span text:style-name="T1756">si</text:span>edzeniu, żeby Komitet Wykonawczy podjął uchwałę i żeby zakończyć ten temat. A więc jest tu pełna zgodność.</text:p>
      <text:p text:style-name="P1757">I troszeczkę byłem zaskoczony, że kol.<text:s/><text:span text:style-name="T1758">L</text:span>iwak z powrotem wychodzi ze wszystkimi sprawami, jakby w ogóle zespół roboczy wczoraj nie pracował. No, ale to moja osobista taka refleksja.</text:p>
      <text:p text:style-name="P1759">Dziękuję.</text:p>
      <text:p text:style-name="P1760"><text:span text:style-name="T1761">Przewodniczący</text:span>:</text:p>
      <text:p text:style-name="P1762">Dzięku<text:span text:style-name="T1763">ję</text:span><text:s/>ba<text:span text:style-name="T1764">r</text:span>dzo<text:span text:style-name="T1765">.</text:span></text:p>
      <text:p text:style-name="P1766"><text:span text:style-name="T1767">Ob.<text:s/></text:span><text:span text:style-name="T1768">S.</text:span><text:span text:style-name="T1769"><text:s/></text:span><text:span text:style-name="T1770">W</text:span><text:span text:style-name="T1771">iśniewsk</text:span><text:span text:style-name="T1772">i</text:span><text:span text:style-name="T1773">:</text:span></text:p>
      <text:p text:style-name="P1774">Jeśl<text:span text:style-name="T1775">i</text:span><text:s/>można, to ja mam jeszcze jedno pytanie.</text:p>
      <text:soft-page-break/>
      <text:p text:style-name="P1776">Ja mam jedno pytanie do kol. Liwaka - jak można zwrócić symbole związkowe, sztandary, tablice i inne sprawy jak np. dokumentację związków branżowych właściwym władzom ich związków. No takie sformułowanie nie ma racjonalnego bycia nawet w tymże dokumencie, bo takich związków, takich władz nie ma. A pisze się jeszcze<text:s/>„niezwłocznie zwrócone właściwym władzom tych związków”.</text:p>
      <text:p text:style-name="P1777">Ja sądzę, że w zakresie rozmów w tej chwili powinniśmy skoncentrować się na waszym związku, a nie wybiegać gdzieś tam w przyszłość czy też w przeszłość do instytucji organizacji nie istniejących przecież. Formalnie nie istniejących i nie mających swego adresata.</text:p>
      <text:p text:style-name="P1778">Dziękuję bardzo.</text:p>
      <text:p text:style-name="P1779"><text:span text:style-name="T1780">Przewodni</text:span><text:span text:style-name="T1781">cz</text:span><text:span text:style-name="T1782">ący</text:span>:</text:p>
      <text:p text:style-name="P1783">Proszę bardzo - kol.<text:s/><text:span text:style-name="T1784">M</text:span>asewicz.</text:p>
      <text:p text:style-name="P1785"><text:span text:style-name="T1786">Ob</text:span><text:span text:style-name="T1787">. Melcer</text:span>:</text:p>
      <text:p text:style-name="P1788">Jeśli można, Melcer. Chcę powiedzieć, że już dziś jest mi wiadomo, że powstają organizacje autonomiczne związkowe. Wobec powyższego ten zapis na pewno będzie ich dotyczył.<text:s/>I nie można wykluczyć, że będą organizacje branżowe, które będą pozostawać poza OPZZ. I mogą być tu sprawy, które będą się odnosić.</text:p>
      <text:p text:style-name="P1789">Myślę, że ten zapis nie przeszkadza.</text:p>
      <text:p text:style-name="P1790"><text:span text:style-name="T1791">P</text:span><text:span text:style-name="T1792">r</text:span><text:span text:style-name="T1793">zewo</text:span><text:span text:style-name="T1794">dni</text:span><text:span text:style-name="T1795">c</text:span><text:span text:style-name="T1796">z</text:span><text:span text:style-name="T1797">ąc</text:span><text:span text:style-name="T1798">y</text:span>:</text:p>
      <text:p text:style-name="P1799">Dziękuję bardzo.</text:p>
      <text:p text:style-name="P1800">Proszę - kol.<text:s/><text:span text:style-name="T1801">M</text:span>azowiecki.</text:p>
      <text:p text:style-name="P1802"><text:span text:style-name="T1803">Ob.<text:s/></text:span><text:span text:style-name="T1804">T</text:span><text:span text:style-name="T1805">.<text:s/></text:span><text:span text:style-name="T1806">M</text:span><text:span text:style-name="T1807">a</text:span><text:span text:style-name="T1808">zow</text:span><text:span text:style-name="T1809">i</text:span><text:span text:style-name="T1810">ec</text:span><text:span text:style-name="T1811">ki</text:span>:</text:p>
      <text:p text:style-name="P1812">Ja przede wszystkim chciałem tu wobec kol. Jagieło usprawiedliwić kol. Liwaka, że to nie jest żadne<text:s/><text:span text:style-name="T1813">-</text:span><text:s/>że tak powiem - nie docenianie prac, które zrobiliście panowie w tej grupie roboczej. No, może tak się złożyło, że kol. Liwak referował, ale to jest stanowisko szersze, to znaczy poza grupą roboczą, do którego każda strona ma prawo. No, grupa robocza ustala pewną propozycję, a my mamy do niej pewien stosunek. Ale ja bym prosił o takie spokojne i obiektywne wniknięcie w ten nasz projekt, który...</text:p>
      <text:p text:style-name="P1814">I chciałbym raz jeszcze pewną interpreta<text:span text:style-name="T1815">cj</text:span>ę tutaj w niektórych punktach dać. Ja nie sądzę, żeby on był tak dalece sprzeczny z tym co panowie zrobiliście w tej grupie roboczej,<text:s/><text:span text:style-name="T1816">a</text:span><text:s/>pewne intencje chciałbym zinterpretować.</text:p>
      <text:p text:style-name="P1817">Jeśli chodzi o tę preambułę, to my się nie upieramy, może być bez preambuły.</text:p>
      <text:p text:style-name="P1818">Natomiast jeśli chodzi o pkt 1-szy tzn. te symbole itd. Chciałbym tu zwrócić uwagę na pewne rozróżnienie między tymi dwoma akapitami. My nie wiemy, my nie jesteśmy pewni, czy wszystkie owe symbole, archiwa, biblioteki znajdują się w posiadaniu OPZZ. Pierwszy akapit nie dotyczy koniecznie OPZZ. Dotyczy w ogóle wszystkich, którzy to posiadają, prawda.<text:span text:style-name="T1819"><text:s/></text:span>Natomiast przyjmujemy do wiadomości, że OPZZ deklaruje<text:s/>gotowość przekazania wyżej wymienion<text:span text:style-name="T1820">yc</text:span>h przedmiotów przechowywanych w instytucjach OPZZ.</text:p>
      <text:p text:style-name="P1821">Natomiast nie chcieliśmy takiego zapisu, w którym byłaby mowa o tym, że tam specjalne porozumienia w ramach ustaleń zainteresowanych stron. Ponieważ taki przepis zakładał, w domyśle, że dopiero musimy prowadzić jakby pertraktację. My przyjmujemy waszą deklarację, żeście powiedzieli, że wszystko co posiadacie w tym zakresie zostanie zwrócone.</text:p>
      <text:soft-page-break/>
      <text:p text:style-name="P1822">Jeżeli rozumiemy właściwym związkom, właściwym władzom, no to jak one się ukonst<text:span text:style-name="T1823">yt</text:span>u<text:span text:style-name="T1824">uj</text:span>ą. To jest pierwsza sprawa, którą chciałbym wyjaśnić</text:p>
      <text:p text:style-name="P1825">Druga sprawa - chodzi o to , że tam gdzie jest, tu była na poprzednim zebraniu deklaracja min.<text:s/><text:span text:style-name="T1826">K</text:span>waśniewskieg<text:span text:style-name="T1827">o</text:span>, że wszystko zdatne do użytkowania zostanie przekazane. A więc to jest też ten pkt drugi.</text:p>
      <text:p text:style-name="P1828">Pkt.<text:span text:style-name="T1829"><text:s/></text:span>3 i 4 - jak mówię według tego naszego projektu<text:s/>- i<text:s/>nawet pkt<text:s/><text:span text:style-name="T1830">5</text:span><text:s/>- chodzi o pewną deklarację, powiedziałbym, zobowiązującą. Bo jeżeli w tym projekcie waszego zapisu jest stwierdzenie tylko takie, że w ramach tam istniejącego prawa to zostanie zrobione. No,<text:s/><text:span text:style-name="T1831">p</text:span>rawo do zakupu wszyscy mają, ale nie wszyscy mają możliwość zakupu - tak bym powiedział. I należy ją stworzyć tym nowo<text:s/>powst<text:span text:style-name="T1832">aj</text:span>ącym związkom. Bo wiadomo, że nawet mając prawo nie będziemy mieli możność zakupu wszystkiego tego. I chodzi tu po prostu o deklarację strony rządow<text:span text:style-name="T1833">ej,</text:span><text:s/>że przyczyni się do tego, żeby nam to umożliwić.</text:p>
      <text:p text:style-name="P1834">No, jeżeli chodzi o tę sprawę wierzytelności zasądzonej od kol.<text:s/><text:span text:style-name="T1835">J</text:span>ózefa Piniora to ja rozumiem, że panowie to przeprowadzicie u siebie. I my nie nalegamy tutaj na to, żeby to koniecznie musiało by<text:span text:style-name="T1836">ć</text:span><text:s/><text:span text:style-name="T1837">w</text:span><text:s/>takiej formie. Może być to d<text:span text:style-name="T1838">w</text:span>ustronne, czy z waszej strony deklaracja, nam przekazana. Byłoby dobrze gdyby było to szybko załatwione, żeb<text:span text:style-name="T1839">yś</text:span>my to mogli po prostu uregulować.</text:p>
      <text:p text:style-name="P1840">Dziękuję.</text:p>
      <text:p text:style-name="P1841"><text:span text:style-name="T1842">Przewodniczący</text:span>:</text:p>
      <text:p text:style-name="P1843">Proszę bardzo kol.<text:s/><text:span text:style-name="T1844">B</text:span>alazs.</text:p>
      <text:p text:style-name="P1845"><text:span text:style-name="T1846">Ob.<text:s/></text:span><text:span text:style-name="T1847">A</text:span><text:span text:style-name="T1848">.<text:s/></text:span><text:span text:style-name="T1849">B</text:span><text:span text:style-name="T1850">alazs</text:span>:</text:p>
      <text:p text:style-name="P1851">Ja mam taką uwagę do tego projektu wspólnego, że on pomija doś<text:span text:style-name="T1852">ć</text:span><text:s/>istotną sprawę jaką jest<text:s/>„Solidarność rolnicza”. I te zaszłości, które tam powstały. Natomiast ten projekt przedstawiony przez kol. Liwaka daje nam satysfakcję ubiegania się o te rzeczy, o które będzie można się ubiegać.</text:p>
      <text:p text:style-name="P1853">I wyrażam tu również wątpliwość co do posiadania przez OPZZ symboli dotyczących naszego związku to znaczy sztandarów.</text:p>
      <text:p text:style-name="P1854">Tak, tutaj koledzy kiwają głowami, że nie ma. Myślę, że one są po prostu gdzie indziej. Ale jednak będziemy chcieli, ażeby one do nas wróciły. I dlatego też opowiadamy się za tym stanowiskiem rozszerzonym, prezentowanym przez kol. Liwaka.</text:p>
      <text:p text:style-name="P1855"><text:span text:style-name="T1856">Przewodniczący</text:span>:</text:p>
      <text:p text:style-name="P1857">Dziękuję. Ko<text:span text:style-name="T1858">l</text:span>. R<text:span text:style-name="T1859">ad</text:span>zi<text:span text:style-name="T1860">ew</text:span>i<text:span text:style-name="T1861">cz</text:span>.</text:p>
      <text:p text:style-name="P1862"><text:span text:style-name="T1863">Ob. E. Radziewicz</text:span>:</text:p>
      <text:p text:style-name="P1864">Punkt drugi nie dotyczy wyłącznie OPZZ.</text:p>
      <text:p text:style-name="P1865"><text:span text:style-name="T1866">Przewodniczący</text:span>:</text:p>
      <text:p text:style-name="P1867">Proszę bardzo kol. Was<text:span text:style-name="T1868">il</text:span>jew.</text:p>
      <text:p text:style-name="P1869"><text:span text:style-name="T1870">Ob.</text:span><text:span text:style-name="T1871"><text:s/></text:span><text:span text:style-name="T1872">A.</text:span><text:span text:style-name="T1873"><text:s/></text:span><text:span text:style-name="T1874">Wasi</text:span><text:span text:style-name="T1875">l</text:span><text:span text:style-name="T1876">je</text:span><text:span text:style-name="T1877">w</text:span>:</text:p>
      <text:p text:style-name="P1878">Ten dokument, który został przedstawiony przez kolegów z<text:s/>„Solidarności<text:span text:style-name="T1879">”</text:span><text:s/>zawiera jak gdyby dwa elementy.</text:p>
      <text:p text:style-name="P1880">Element pierwszy - to konkretne zobowiązania tych stron, które są tu obecne i które mogą rozważyć zasadność podjęcia takiego zobowiązania lub też nie. I to jest kwestia do dyskusji.</text:p>
      <text:p text:style-name="P1881">Natomiast tu są zawarte również, jak gdyby, sformułowania, które oddają<text:s/>„stołowi”, czy też naszemu zespołowi uprawnienia podejmowania zobowiązań jak gdyby - czy też nadanie temu dokumentowi<text:s/><text:soft-page-break/>charakteru nakazowego dla kogoś, właściwie adresata niezbyt pewnego, co do oczywiście znajomości tego adresata. Bo na przykład - zwrócony zostanie również przejęty i zdatny do uż<text:span text:style-name="T1882">yt</text:span>kowania sprzęt biurowy itd.<text:span text:style-name="T1883"><text:s/></text:span>itd. przez wszystkich domniemanych posiadaczy - tak należałoby to zrozumieć.</text:p>
      <text:p text:style-name="P1884">A więc pytanie pierwsze - czy możemy w ogóle takie stwierdzenie zawrzeć, że zobowiązuje się wszystkich, prawda, do takiego działania. Ja uważam, że to co my tu<text:span text:style-name="T1885">t</text:span>aj możemy między sobą ustalić także w imieniu tych przyszłych struktur, które będą powstawały, jest to sprawa oczywista. Bo jesteśmy tu reprezentowani i tylko w tym zakresie, w jakim nas to dotyczy. Mówię to oczywiście w imieniu OPZZ. Jak się ustosunkuje do tego strona rządowa, do której jak sądzę, jest adresowany ten pozostały, że tak powiem bagaż dotyczący różnych innych organizacji czy też instytucji państwowych, które ewentualnie mogłyby posiadać te dobra. To zobaczymy.</text:p>
      <text:p text:style-name="P1886">Natomiast chcę zwrócić uwagę na pkt 6, który chyba - moim zdaniem - wykracza nieco poza upoważnienie dla tej grupy, bo on mówi o zasadach korzystania z sanatoriów, a także i z praw do rozdzielnictwa mi<text:span text:style-name="T1887">ej</text:span>sc<text:s/><text:span text:style-name="T1888">s</text:span>an<text:span text:style-name="T1889">at</text:span>or<text:span text:style-name="T1890">yj</text:span>nych, które są zapisane w ustawie o związkach zawodowych. Ja tylko mogę od siebie powiedzieć, że z satysfakcją odnotowuję t<text:span text:style-name="T1891">o</text:span><text:s/>stwierdzenie<text:s/><text:span text:style-name="T1892">„</text:span>Solidarności”<text:span text:style-name="T1893">,</text:span><text:s/>którzy widzą niezbędność współdziałania tutaj w tym zakresie, od czego tam poprzednio uciekano. Bo myśmy widzieli taką konieczność współdziałania w tym zakresie, jest ona zapisana w ustawie, a konkretnie w art. 26.</text:p>
      <text:p text:style-name="P1894">Tak więc wydaje mi się, że musielibyśmy sobie odpowiedzieć na te właśnie pytania, które tutaj pozwoliłem sobie zasygnalizować - czy rzeczywiście w takiej formie ten dokument możemy, to znaczy czy nasz zespół może w ogóle opublikować i jakie będzie jego praktyczne oddziaływanie w stosunku do tych stron, które są tu właściwie nieobecne.</text:p>
      <text:p text:style-name="P1895">Dziękuję bardzo.</text:p>
      <text:p text:style-name="P1896"><text:span text:style-name="T1897">Przewodni</text:span><text:span text:style-name="T1898">cz</text:span><text:span text:style-name="T1899">ą</text:span><text:span text:style-name="T1900">c</text:span><text:span text:style-name="T1901">y</text:span><text:span text:style-name="T1902">:</text:span></text:p>
      <text:p text:style-name="P1903">Dziękuję. Proszę bardzo pan min.<text:s/><text:span text:style-name="T1904">K</text:span>waśniewski.</text:p>
      <text:p text:style-name="P1905"><text:span text:style-name="T1906">Mi</text:span><text:span text:style-name="T1907">n</text:span><text:span text:style-name="T1908">.<text:s/></text:span><text:span text:style-name="T1909">A</text:span><text:span text:style-name="T1910">.<text:s/></text:span><text:span text:style-name="T1911">K</text:span><text:span text:style-name="T1912">waśniewsk</text:span><text:span text:style-name="T1913">i</text:span>:</text:p>
      <text:p text:style-name="P1914">Coś w tym jest, w tych uwagach, o których mówił kol. Wasiljew. Bowiem rzeczywiście trzeba by byłoby przyjąć formułę - na ile te zapisy mają charakter zobowiązujący dla stron, które bezpośrednio tu nie uczestniczą.</text:p>
      <text:p text:style-name="P1915">Ale ja rozumiem, że mówią o projekcie solidarnościowym, to że OPZZ deklaruje - bo jest to kwestia jasna. Ja natomiast chciałbym się odnieść tylko do tych punktów, które<text:s/><text:span text:style-name="T1916">d</text:span>otyczą niejako strony rządowej.</text:p>
      <text:p text:style-name="P1917">Jeśli chodzi o kierowników zakładów pracy pkt 3 - to oczywiście nic nie stoi na przeszkodzie, aby przypomnieć im obowiązki, przypominam - obowiązki, wynikające z art. 38 ust. 1 ustawy o związkach zawodowych.</text:p>
      <text:p text:style-name="P1918">Punkt 4 jest sformułowany niedobrze. Dlatego, że my rzeczywi<text:span text:style-name="T1919">ś</text:span>cie stąd organom administra<text:span text:style-name="T1920">cj</text:span>i terenowej nie<text:s/>możemy niczego nakazać.</text:p>
      <text:p text:style-name="P1921">Natomiast chciałbym szanownym kolegom<text:s/><text:span text:style-name="T1922">-</text:span><text:s/>uczestnikom spotkania w Magdalence, a jest ich sporo, przypomnieć, że formuła, jaką zaproponował gen.<text:s/><text:span text:style-name="T1923">K</text:span>iszczak, którą moglibyśmy tutaj zapisać jest taka, iż Urząd Rady Ministrów, a takie już zobowiązania możemy podjąć - zwróci się do terenowych organów administra<text:span text:style-name="T1924">cj</text:span>i państwowej o zapewnienie, czy stworzenie możliwości dla rozpoczęcia działalności poprzez choćby tam znalezienie tych pomieszczeń.</text:p>
      <text:soft-page-break/>
      <text:p text:style-name="P1925">Musi być tu zapis jasny, to znaczy ja nie wyobrażam sobie, żeby można było od tematu uciec, te pomieszczenia muszą być. Natomiast rzecz polega tylko na dwóch elementach, które bym chciał podkreślić.</text:p>
      <text:p text:style-name="P1926">Jest tu formuła zapisana<text:s/>„zwrócą<text:span text:style-name="T1927">”</text:span>. To musimy sobie tu jasno powiedzieć o co tu chodzi - gdzie to było, o jakie zwroty chodz<text:span text:style-name="T1928">i</text:span>, bo to już jest konkret. Nie wiem.</text:p>
      <text:p text:style-name="P1929">/Głos z sali na wyciszeniu/.</text:p>
      <text:p text:style-name="P1930">No choćby to, że to już przynajmniej w załączeniu była lista - co zwrócą.</text:p>
      <text:p text:style-name="P1931"><text:span text:style-name="T1932">O</text:span><text:span text:style-name="T1933">b</text:span><text:span text:style-name="T1934">.<text:s/></text:span><text:span text:style-name="T1935">T</text:span><text:span text:style-name="T1936">.<text:s/></text:span><text:span text:style-name="T1937">M</text:span><text:span text:style-name="T1938">az</text:span><text:span text:style-name="T1939">ow</text:span><text:span text:style-name="T1940">ie</text:span><text:span text:style-name="T1941">ck</text:span><text:span text:style-name="T1942">i</text:span>:</text:p>
      <text:p text:style-name="P1943">Gdzie indziej było, a gdzie indziej jest.</text:p>
      <text:p text:style-name="P1944"><text:span text:style-name="T1945">Min.<text:s/></text:span><text:span text:style-name="T1946">A.</text:span><text:span text:style-name="T1947"><text:s/>Kwaśniewsk</text:span><text:span text:style-name="T1948">i</text:span><text:span text:style-name="T1949">:</text:span></text:p>
      <text:p text:style-name="P1950">To nie o to chodzi, ale po prostu panie Tadeuszu, to trzeba by rzeczywiście szybko zrobić, żeby tu nie było wątpliwości. To jest raz.</text:p>
      <text:p text:style-name="P1951">A druga rzecz - żeby szczególnie tam, gdzie mogą te związki powstawać, no taką formułę - ja wiem, że ona źle brzmi.<text:s/><text:span text:style-name="T1952">N</text:span>ie wiem - czy sukcesywnie - czy jakoś inaczej, żeby to nie było wrażenia takiego, chciałbym tego uniknąć, że rejestracja nastąpi w ciągu dwóch tygodni, w ciągu kol<text:span text:style-name="T1953">ej</text:span>nyc<text:span text:style-name="T1954">h</text:span><text:s/>dwóch tygodni te wszystkie pomieszczenia muszą być. Bo przecież to jest wiadome, że jest to nierealne w wykonaniu. Ale ja się nie upieram. Tu trzeba stworzyć jakąś zgrabną formułę zobowiąz<text:span text:style-name="T1955">uj</text:span>ącą - to już dla nas jako dla Urzędu Rady Ministrów jest zadanie - terenowe organy administra<text:span text:style-name="T1956">cj</text:span>i państwowej, a jednocześnie nie taką, że to wszystko ma się stać 1 maja, ponieważ to będzie po prostu niemożliwe.</text:p>
      <text:p text:style-name="P1957">I punkt 5 - nie widzę przeszkód, aby tak to zapisać. To znaczy rozumiem, że chodzi przede wszystkim o towary reglamentowane. Na szczęście ich jest coraz mniej, ale żeby była możliwość znalezienia się w tych pulach, które<text:s/>są ewentualnie rozdzielane<text:span text:style-name="T1958">.</text:span></text:p>
      <text:p text:style-name="P1959">Natomiast tu jest jeszcze jedna kwestia. My w drugim punkcie, jakby tak bardzo niejasno twierdzimy - zwrócony zostanie przejęty i zdatny do użytkowania sprzęt. Ja bym sugerował żeby zapisać to, że tu my jako uczestnicy czy zespół zwracamy się o to, aby ten sprzęt, który jest zdatny, a który był kiedyś własnością<text:s/>„Solidarności”<text:s/>zwrócić. Bo tak to nie wiadomo po prostu kogo zobowiązujemy.</text:p>
      <text:p text:style-name="P1960">Według informacji, jakie posiadamy, większość sprzętu została przejęta przez OPZZ, część była wykorzystywana przez terenowe organy administra<text:span text:style-name="T1961">cj</text:span>i państwow<text:span text:style-name="T1962">ej.</text:span><text:s/>Natomiast pewna duża instytucja, która jest podejrzewana o różne rzeczy twierdzi, że absolutnie nie ma z tym nic wspólnego. Z chwilowym posiadaniem. Ale to tylko...</text:p>
      <text:p text:style-name="P1963">To znaczy ja nie mam tych rzeczy, które są tutaj zapisane. Jak pan ma to jest wszystko w porządku.</text:p>
      <text:p text:style-name="P1964">Ale proponowałbym, aby zapisać, iż strony uczestniczące zwracają się, aby to co jest i jest zdatne do użytku przekazać po prostu.</text:p>
      <text:p text:style-name="P1965">/Głosy z sali na wyciszeniu/.</text:p>
      <text:p text:style-name="P1966">Słuchajcie - o co chodzi? Chodzi o to, ażeby nie otwierać kolejnego kierunku konfliktów. Dlatego ja jestem za tym, ażeby rzecz załatwić, żeby ci, którzy mają - a oni wiedzą n<text:span text:style-name="T1967">aj</text:span>lepiej lub wy częściowo wiecie gdzie to jest, żeby po prostu zrobić taką inwentaryzację i zwrócić się. I wtedy ten zapis tej umowy nie<text:span text:style-name="T1968">j</text:span>ako jest zobowiązaniem i przynajmniej moralno-pol<text:span text:style-name="T1969">ityc</text:span>znym, jeżeli nie prawnym i sprawę<text:s/>załatwimy<text:span text:style-name="T1970">.</text:span><text:s/>Natomiast trudno wymienić dzisiaj wszystkie instytucje, bo po prostu my nie mamy świadomości gdzie to jest. Ponadto<text:s/><text:soft-page-break/>prawdopodobnie chodzi o stosunkowo niewielką ilość sprzętu, bo jednak on uległ zużyciu, jeżeli nie został zniszczony wcześniej.</text:p>
      <text:p text:style-name="P1971">A więc proponowałbym w tych punktach zmianę sformułowań. Czyli mówię o<text:s/>punkcie<text:s/>2, 4 i<text:s/><text:span text:style-name="T1972">5</text:span><text:s/>,<text:s/>nie, piąty<text:s/>punkt to nie ma co, może zostać.</text:p>
      <text:p text:style-name="P1973">Punkt 6 - sanatoria, to ja rozumiem, że to jest wasz wniosek.</text:p>
      <text:p text:style-name="P1974">Je<text:span text:style-name="T1975">ż</text:span>eli chodzi o pkt. 6 i 7 nie wypowiadam się, bo są to sprawy poza nami.</text:p>
      <text:p text:style-name="P1976">Dziękuję bardzo.</text:p>
      <text:p text:style-name="P1977"><text:span text:style-name="T1978">Przewodniczący</text:span>:</text:p>
      <text:p text:style-name="P1979">Proszę bardzo.</text:p>
      <text:p text:style-name="P1980"><text:span text:style-name="T1981"><text:s text:c="27"/></text:span>:</text:p>
      <text:p text:style-name="P1982">Punkt 6-ty jest niezbędny, żeby się znalazł w tym zapisie. Jest to z naszej strony jak n<text:span text:style-name="T1983">aj</text:span>łagodni<text:span text:style-name="T1984">ej</text:span>sze potraktowanie sprawy. Wychodząc z założenia takiego, że w 1981 r. były dosyć duże spory wokół sanatoriów. My chcemy na razie tę sprawę, że tak powiem nie powtórzyć - wyeliminować te spory, ale jednocześnie niezbędny jest udział związków w procesie rozdzielnictwa miejsc san<text:span text:style-name="T1985">at</text:span>or<text:span text:style-name="T1986">yj</text:span>n<text:span text:style-name="T1987">yc</text:span>h. I tutaj to trzeba zagwarantować w jakiś sposób. Nie ma jednak innej możliwości jak jednak ten punkt umieścić, żeby jednak było odbicie. Do tej sprawy na pewno wrócimy w późniejszym okresie na temat sposobu rozwiązani<text:span text:style-name="T1988">a.</text:span></text:p>
      <text:p text:style-name="P1989">Tu z naszej strony jest ta propozycja ja myślę do przyjęcia przez kolegów z OPZZ.</text:p>
      <text:p text:style-name="P1990"><text:span text:style-name="T1991">/</text:span>Głos<text:s/><text:span text:style-name="T1992">z</text:span><text:s/>sali: Na pewno nie/.</text:p>
      <text:p text:style-name="P1993"><text:span text:style-name="T1994">Przewodnic</text:span><text:span text:style-name="T1995">zą</text:span><text:span text:style-name="T1996">cy</text:span>:</text:p>
      <text:p text:style-name="P1997">Jeżeli można to chciałbym też kilka uwag własnych wnieść. Po pierwsze, to chciałbym przypomnieć w tej sprawie, że OPZZ naprawdę niczego nie przejmował od<text:s/>„Solidarności”, bo nie było wtedy ani OPZZ, ani związków zawodowych. Przejmowały bardzo różne instytucje, w tym także Biuro Rządowe do spraw Zagospodarowania Majątku m.in. To jest pierwsza sprawa.</text:p>
      <text:p text:style-name="P1998">I dlatego mówiąc konkretnie o sprawie złożonych obydwu propozycji, rzecz, do której możemy dzisiaj tutaj w składzie całej delegacji podjąć zdecydowane stanowisko, sprowadza się do pkt. 1 i 5<text:span text:style-name="T1999">.</text:span><text:s/><text:span text:style-name="T2000">Do</text:span><text:s/>rozważenia sprawy, chociaż nie rozumiem zapisu, że sanatoria winny służyć wszystkim pracownikom. A gdzie jest inaczej? U nas nawet taki<text:span text:style-name="T2001">ej</text:span><text:s/>rubryki nie ma, że pracownik ubiegający się...</text:p>
      <text:p text:style-name="P2002">/Głos z sali na wyciszeniu/.</text:p>
      <text:p text:style-name="P2003">Nawet takiej rubryki nie ma i tutaj jest po prostu lekarz, konsultant jest i jest biuro skierowań, które te rzeczy załatwia. Tym bardziej, że jak koledzy wiedzą - sanatoria są zakładowe, związkowe, państwowe, międzyzakładowe. Jest po prostu bardzo szeroka formuła tego i w znakomitej części z nich my na przykład nie mamy nic wspólnego ze skierowaniami.</text:p>
      <text:p text:style-name="P2004">Dlatego właśnie sprawa wymaga po prostu dalszego szczegółowego sprecyzowania o jaki zespół sanatoriów, o jakich dysponentów chodzi, bo tych dysponentów naprawdę jest bardzo dużo. Jednym z nich są związki zawodowe.</text:p>
      <text:p text:style-name="P2005">Natomiast jeśli chodzi o pkt 1 - wydaje mi się, że sformułowanie w tym wczorajszym ustaleniu jest s<text:span text:style-name="T2006">fo</text:span>rmułowaniem, które załatwia absolutnie wszystko. Co do sprawy pkt.<text:s/><text:span text:style-name="T2007">5</text:span><text:s/>- bo tutaj kol.<text:s/><text:span text:style-name="T2008">F</text:span>rasyniuk się zwrócił. Przyznam się, że myśmy nawet<text:s/>nie kierowali sprawy do komornika. Bo żeby ją skierować, to trzeba<text:s/><text:soft-page-break/>zapłacić parę milionów złotych. Zdajemy sobie sprawę, że jest to bez sensu, jest to po prostu pozabilansow<text:span text:style-name="T2009">e</text:span><text:s/>gdzieś tam zanotowane dopóki prekluzji nie ulegnie.</text:p>
      <text:p text:style-name="P2010">Natomiast część tej kwoty, która była w dyspozycji przekazana bodajże biskupa Gulbinowicza na wniosek Kurii Biskupiej została naszą decyzją przekazana ta kwota na budowę jakiegoś sanatorium dla ludzi starszych. Czyli część tej kwoty została już decyzją odpowiedniego organu załatwiona. Na najbliższym posiedzeniu Komitetu Wykonawczego stawiamy sprawę zawartą w punkcie 5<text:span text:style-name="T2011">.</text:span><text:s/>Nie przypuszczam, żeby ktoś - żeby były jakiekolwiek opor<text:span text:style-name="T2012">y</text:span>, tym bardziej, że jest to po prostu martwy zapis, który tylko gdzieś tam figuruje.</text:p>
      <text:p text:style-name="P2013">Ponadto także nie jest to sprawa, nie myśmy występowali z prawami procesowymi, robił to pełnomocnik rządu do tej sprawy. Sprawa ta tylko z dobrodzie<text:span text:style-name="T2014">js</text:span>twem inwentarza została do nas przekazana, której zresztą nie nadaliśmy biegu ze zrozumiałych względów.</text:p>
      <text:p text:style-name="P2015">Tak że to tyle co miałbym do dołożenia w tych sprawach. Natomiast oczywiście uważam, że dyskutować należy w tym sensie nad obydwoma dokumentami. Uważam, że w tym pierwszym 5-cio punktowym brakuje oczywiście tego punktu, o którym mówił kolega tutaj. Trzeba by go jakoś skonsumować. Natomiast zbyt jakieś takie zapisy zawarte w tym rozszerzonym dokumencie, dla mnie są dzisi<text:span text:style-name="T2016">aj,</text:span><text:s/>przynajmniej w naszym zespole to my nie mamy takich uprawień nawet, żeby o nich decydować. W sprawach poza sprawami, które dotyczą - wracam tutaj do tych omówionych i uzgodnionych rzeczy pkt. 1 i 5 z tego pierwszego dokumentu.</text:p>
      <text:p text:style-name="P2017">Proszę bardzo - pan<text:s/><text:span text:style-name="T2018">W</text:span>ujec.</text:p>
      <text:p text:style-name="P2019"><text:span text:style-name="T2020">Ob.<text:s/></text:span><text:span text:style-name="T2021">H</text:span><text:span text:style-name="T2022">.<text:s/></text:span><text:span text:style-name="T2023">W</text:span><text:span text:style-name="T2024">ujec</text:span>:</text:p>
      <text:p text:style-name="P2025">W rozporządzeniu Rady Ministrów z dnia 27 grudnia 1982 r. w sprawie zasad i trybu przekazania majątku byłych zakładowych organizacji związkowych jest podane, że majątek byłych zakładowych organizacji związkowych przekazuje się związkom zawodowym w tych zakładach pracy działających po dniu 31 grudnia<text:s/><text:span text:style-name="T2026">198</text:span>2 r. czyli ten majątek był przekazany. Zresztą zgodnie z ustawą o związkach zawodowych, bo tam jest to podane w końcowym artykule nr 61, że zasady i tryb przekazania majątku, o którym mowa w poprzednim ustępie w drodze rozporządzenia określi Rada Ministrów. Ten majątek został przekazany związkom zawodowym.</text:p>
      <text:p text:style-name="P2027">Proszę<text:s/>państwa, tu nie chodzi o jakiś spór, lecz tylko uściślenie, że jednak był przekazany ten majątek. I w związku z tym ten zapis tutaj jest też na miejscu, że i ta dyskusja, że być może coś z tego majątku zostało i w związku z tym można by go było zwrócić.</text:p>
      <text:p text:style-name="P2028">A teraz jeśli chodzi o Piniora, to jednak ten komornik przychodził do niego. Ja nawet wczoraj z nim rozmawiałem<text:s/>- pytałem<text:s/>się. Ostatni raz był na wiosnę ub. roku. Nic nie zajął, ponieważ małżeństwo Piniorów ma rozdział majątku i Piniorowi nic nie można było zająć. Po prostu trzeba byłoby żonie zajmować. Od tej pory nie pojawiał się, ale może się pojawić, a więc lepiej to już doprowadzić do końca.</text:p>
      <text:p text:style-name="P2029"><text:span text:style-name="T2030">Przewodniczący</text:span>:</text:p>
      <text:p text:style-name="P2031">Proszę bardzo kol.<text:s/><text:span text:style-name="T2032">P</text:span>ietrz<text:span text:style-name="T2033">yk</text:span>.</text:p>
      <text:p text:style-name="P2034"><text:span text:style-name="T2035">Ob.<text:s/></text:span><text:span text:style-name="T2036">P</text:span><text:span text:style-name="T2037">ietrzyk</text:span>:</text:p>
      <text:p text:style-name="P2038">Intencją tego projektu<text:s/><text:span text:style-name="T2039">z</text:span><text:s/>na<text:span text:style-name="T2040">sz</text:span>ej<text:s/><text:span text:style-name="T2041">stro</text:span>n<text:span text:style-name="T2042">y</text:span><text:s/>j<text:span text:style-name="T2043">e</text:span>s<text:span text:style-name="T2044">t</text:span><text:s/><text:span text:style-name="T2045">przede</text:span><text:span text:style-name="T2046"><text:s/></text:span>wszystkim to, żeby w momencie startu związków zawodowych nie dochodziło do konfliktów i nie dochodziło do skłócania się wzajemnego związków<text:s/><text:soft-page-break/>zawodowych.</text:p>
      <text:p text:style-name="P2047">Między innymi wskazane byłoby nawet m.in. tak uściślić, żeby na samym wstępie działalności w warunkach pluralizmu wiązkowego to przekazywanie tego majątku odbywało się bez żadnych ekscesów, bez żadnych zadrażnień. Można byłoby to zrobić też i na zasadzie - odgórnie powołania wspólnej jakiejś komisji do przestrzegania na jakich zasadach to się odbywa. Bo naprawdę z tych głosów, które my słyszymy od swoich kolegów, z naszej strony od kolegów z komisji zakładowych<text:s/><text:span text:style-name="T2048">„</text:span>Solidarności”, które działają już od dłuższego czasu, jest to niestety - można by powiedzieć - takie arbitrażowe i honorowe - wiedzą gdzie są nasze sztandary przechowywane, gdzie są tablice<text:s/>„Solidarności”<text:s/>pozdejmowane z pomników czy z ołtarzy. Tak że jednak wnosimy, aby potraktować ten problem bardzo poważnie, bo niestety, ale ten problem powinien być rozwiązany rzetelnie, żeby nie było uników żadnych w tym kierunku.</text:p>
      <text:p text:style-name="P2049"><text:span text:style-name="T2050">Przewodniczący</text:span>:</text:p>
      <text:p text:style-name="P2051">Kolega Frasyniuk - proszę.</text:p>
      <text:p text:style-name="P2052"><text:span text:style-name="T2053">O</text:span><text:span text:style-name="T2054">b</text:span><text:span text:style-name="T2055">. W.</text:span><text:span text:style-name="T2056"><text:s/></text:span><text:span text:style-name="T2057">Frasyniu</text:span><text:span text:style-name="T2058">k</text:span>:</text:p>
      <text:p text:style-name="P2059">Ja myślę, że wszyscy którzy siedzą przy tym stoliku wiedzą, że robią politykę i ten dokument nie ma żadnej prawnej strony. On ma znaczenie jakby polityczne i powiedziałbym znaczenie bardziej psychologiczne niż polityczne, bo jest to jakieś takie zwrócenie się do tych wszystkich ludzi.</text:p>
      <text:p text:style-name="P2060">Chcę powiedzieć w zasadzie tak, że zgadzamy się w zasadzie na<text:s/>zwrócenie si<text:span text:style-name="T2061">ę</text:span><text:s/>do tych wszystkich ludzi.</text:p>
      <text:p text:style-name="P2062">Chcę powiedzieć, że w zasadzie powiedziałbym tak<text:s/>- zgadzamy<text:s/>się w zasadzie na 6, na<text:s/><text:span text:style-name="T2063">5</text:span><text:s/>punktów. My gotowi jesteśmy ustąpić z punktu 7, albowiem on może być niezręczny i dla panów. I myślę...</text:p>
      <text:p text:style-name="P2064">/Głos: to jest w sprawie Piniora/.</text:p>
      <text:p text:style-name="P2065">Tak że my godzimy się na to rozwiązanie, że decyzją OPZZ będzie podjęta jakaś decyzja czy oświadczenia, że wy tutaj rezygnujecie z tych 80 mln zł, których i tak nie macie, bo to jest dla nas oczywiste.</text:p>
      <text:p text:style-name="P2066">W sprawie 6-go punktu chcę kolegom odpowiedzieć, że to jest sprawa bardzo drażliwa. Ustawa ustawą, ale tak to było, że w tych kolejkach te biedne babcie stały, że jak się do nich urzędnicy zwracali, że jak się babciu zapiszecie do związków zawodowych, to dostaniecie sanatorium.</text:p>
      <text:p text:style-name="P2067">I tu ten przepis niczego nie zmienia, tylko uspokaja, że każdemu się to sanatorium należy. I tu chcę powiedzieć, że po prostu szkoda się spierać i szkoda się powoływać na ustawy o związkach zawodowych. M<text:span text:style-name="T2068">ów</text:span>imy, że wszystkim się te sanatoria po prostu należą. To nie jest ani przeciwko OPZZ- owi, to nie jest przeciwko nikomu skierowane, to jest po prostu dla uspokojenia. Natomiast co do pozostałych rzeczy, to ja myślę, że jesteśmy gotowi się zgodzić na poprawki w punkcie 2 i 4, na te niezręczności - jak pan min.<text:s/><text:span text:style-name="T2069">K</text:span>waśniewski mówił - że gotowi jesteśmy się zgodzić w punkcie 4, że zwrócimy się do Urzędu Rady Ministrów, czy Urząd Rady Ministrów zwróci się do administra<text:span text:style-name="T2070">cj</text:span>i terenowej. To tu gotowi jesteśmy się zgodzić. I w punkcie 2-gim, że może strony uznały, że jeżeli jest taki sprzęt, to zwracają się do wszystkich użytkownik<text:span text:style-name="T2071">ó</text:span>w o zwrot. To gotowi jesteśmy przy<text:span text:style-name="T2072">j</text:span>ą<text:span text:style-name="T2073">ć</text:span>.</text:p>
      <text:p text:style-name="P2074">Bo jak mówię<text:s/><text:span text:style-name="T2075">-</text:span><text:s/>ja chcę zwrócić uwagę, że w pierwszym punkcie dotyczącym spraw bardziej bolesnych, bo spraw powrotu do prac<text:span text:style-name="T2076">y</text:span>, te nasze słowa czy te nasze zapisy mają niewielkie znaczenie, bo sami ćwiczyliśmy parę razy - były amnestie, b<text:span text:style-name="T2077">ył</text:span>y spe<text:span text:style-name="T2078">cj</text:span>alne urzędy, które miały pomóc przestępcom w powrocie do pracy. I wszyscy to mieli gdzieś, bo był jeszcze zapis inny, wewnętrzny, który mówił, że takich, a takich<text:s/><text:soft-page-break/>partyzantów się po prostu nie przyjmuje na teren zakładów pracy. A więc powtarzam raz jeszcze - ten dokument uspokaja atmosferę, która już zaczyna dojrzewać w zakładach pracy i w regionach. Coraz częściej się mówi o rewindyka<text:span text:style-name="T2079">cj</text:span>i<text:span text:style-name="T2080">.</text:span><text:s/>Odwaga tanieje i ten dokument ma tylko i wyłącznie to, że uspokaja, że o tych sprawach m<text:span text:style-name="T2081">yś</text:span>limy, że tu jest zgoda, że to co jest możliwe, to wszystkie strony zobowiązały się do zwrotu, a strona rządowa do ułatwienia startu dla<text:s/>„Solidarności”.</text:p>
      <text:p text:style-name="P2082"><text:span text:style-name="T2083">Przewodniczący</text:span>:</text:p>
      <text:p text:style-name="P2084">Dziękuję bardzo kol.<text:s/><text:span text:style-name="T2085">W</text:span>asiljew.</text:p>
      <text:p text:style-name="P2086"><text:span text:style-name="T2087">Ob.</text:span><text:span text:style-name="T2088"><text:s/>W</text:span><text:span text:style-name="T2089">asi</text:span><text:span text:style-name="T2090">lj</text:span><text:span text:style-name="T2091">e</text:span><text:span text:style-name="T2092">w</text:span>:</text:p>
      <text:p text:style-name="P2093">Odnośnie tego zapisu w proponowanym dokumencie pod poz. 6 dotyczącego sanatoriów ja chcę tylko powiedzieć, że na całe szczęście jestem takim zbieraczem dokumentów i wziąłem przed sobą mam dokument, który odczytałem pierwszego dnia pracy zespołu do spraw pluralizmu.</text:p>
      <text:p text:style-name="P2094">Zapewniam kol.<text:s/><text:span text:style-name="T2095">M</text:span>elcera i wszystkich tu obecnych, że nie tylko w sprawie sanatoriów, która jest zapisana w art. 26 obowiązującej ustawy o związkach zawodowych, ale w około 40 sprawach będzie pożądana w<text:span text:style-name="T2096">y</text:span>magalna lub konieczna współpraca związków zawodowych. Jeszcze raz to potwierdzam, a więc nie jest to żadne objawienie tylko w sanatoriach.</text:p>
      <text:p text:style-name="P2097">Tak, natomiast jeżeli są wypaczenia w rozumieniu i w stosowaniu właściwym ustawy to jest tak jak z dekalogiem<text:span text:style-name="T2098">.</text:span><text:s/>Bo ludzie nie przestrzegają tego, że jest napisane. I jak tu b<text:span text:style-name="T2099">ę</text:span>dzie napisane, to też nie wykluczy tych sytuacji, które będą wynaturzały nasze przekonania i nasze dyspozycje.</text:p>
      <text:p text:style-name="P2100">Dlatego też uważam, że zapis może być, może nie być, nie ma specjalnego znaczenia. Po prostu wykracza on poza materię ściśle majątkową dla samego porządku. Natomiast współdziałanie związków zawodowych będzie - jeszcze raz powtarzam - n<text:span text:style-name="T2101">ie</text:span>odzowne, konieczne i wręcz wymagalne dla dobra tych wszystkich ludzi, którzy po prostu będą obsługiwani przez związki zawodowe. Jeżeli te związki zawodowe mają robić efektywnie i ku zadowoleniu. A więc ta sprawa - owe sanatoria tutaj są tylko jednym z nielicznych elementów. Dziękuję.</text:p>
      <text:p text:style-name="P2102"><text:span text:style-name="T2103">Przewodniczący</text:span>:</text:p>
      <text:p text:style-name="P2104">Proszę bardzo - pan Sanetra.</text:p>
      <text:p text:style-name="P2105"><text:span text:style-name="T2106">Ob.<text:s/></text:span><text:span text:style-name="T2107">W</text:span><text:span text:style-name="T2108">. Sanetra</text:span>:</text:p>
      <text:p text:style-name="P2109">Może ja przeczytam ten przepis, o który idzie:</text:p>
      <text:p text:style-name="P2110">„Związki zawodowe sprawują kontrolę nad rozdziałem skierowań sanatoryjnych oraz mogą dokonywać rozdziału tych skierowań na zasadach określonych odrębnymi przepisami”.</text:p>
      <text:p text:style-name="P2111">Czyli jest rzecz rozstrzygnięta w ustawie i powtarzanie tego jeszcze w osobnej deklaracji nie wiem czy jest niezbędne. Bo jeżeli już, to chyba trzeba by się zastanowić i nad powtórzeniem innych sformułowań us<text:span text:style-name="T2112">ta</text:span>wowych dotyczących nadzoru chociażby nad Państwową Inspekcją Pracy, że to wspólnie wszystkie związki zawodowe, nad Zakładem Ubezpieczeń Społecznych. Przepisy mówią o współpracy z tą organizacją Pracowniczy<text:span text:style-name="T2113">ch<text:s/></text:span>Ogr<text:span text:style-name="T2114">o</text:span>dów Działkowych. I tam są również w przepisach wykonawczych<text:s/>pewne kompetencje dla związków zawodowych sprecyzowane.</text:p>
      <text:p text:style-name="P2115">A więc znacznie więcej jest takich zagadnień kiedy, w których związki zawodowe po prostu z mocy ustawy będą musiały wsp<text:span text:style-name="T2116">ół</text:span>działać. I tutaj wybieranie jednego przykładu nie wiem czy jest najszczęśliwsze. Zwłaszcza, że projekt ustaleń niby ma dotyczyć spraw majątkowych. Ja nie wiem czy sanatoria to też są<text:s/><text:soft-page-break/>zagadnienia majątkowe, ja bym to raczej traktował jako jednak zagadnienie natury bardziej zdrowotne<text:span text:style-name="T2117">j</text:span>.</text:p>
      <text:p text:style-name="P2118">I również z tego powodu wydaje mi si<text:span text:style-name="T2119">ę</text:span>,<text:s/><text:span text:style-name="T2120">że</text:span><text:s/>akurat w tym dokumencie nie należałoby o tej kwestii pisa<text:span text:style-name="T2121">ć</text:span>. A sprawa przecież w ustawie roz<text:span text:style-name="T2122">st</text:span>rzygnięta - tak czy owak.</text:p>
      <text:p text:style-name="P2123">Tutaj z mocy ustawy po prostu związkom zawodowym, które powstaną, zostaną zarejestrowane przysługują określone kompeten<text:span text:style-name="T2124">cj</text:span>e.</text:p>
      <text:p text:style-name="P2125"><text:span text:style-name="T2126">Pr</text:span><text:span text:style-name="T2127">ze</text:span><text:span text:style-name="T2128">wodniczący</text:span>:</text:p>
      <text:p text:style-name="P2129">Dziękuję. Proszę bardzo.</text:p>
      <text:p text:style-name="P2130"><text:span text:style-name="T2131">Ob. J. Jarliński</text:span>:</text:p>
      <text:p text:style-name="P2132">Proszę Państwa!<text:s/>Ja myślę, że ja rozumiem intencje kolegów.<text:s/><text:span text:style-name="T2133">Je</text:span>ślibym<text:s/>się mylił, to proszę mnie<text:s/><text:span text:style-name="T2134">po</text:span>prawić. Jednak staram się zawsze zrozumieć drugą stronę o co chodzi.</text:p>
      <text:p text:style-name="P2135">Pierwsze zdanie w pkt. 6 waszej propozycji to myślę, że jest<text:span text:style-name="T2136"><text:s/></text:span>to takie zakamuflowan<text:span text:style-name="T2137">ie</text:span><text:s/>sprawy. A chodzi o drugie -<text:s/><text:span text:style-name="T2138">„</text:span>uznaje się prawo wszystkich związków zawodowych do rozdzielnictwa miejsc sanato<text:span text:style-name="T2139">ry</text:span>jny<text:span text:style-name="T2140">ch</text:span><text:span text:style-name="T2141">”</text:span><text:span text:style-name="T2142">.</text:span><text:s/>Bo nie ma tutaj żadnej mowy w tym projekcie o podziale sanatoriów, bo chyba chodziło wam o to, że OPZZ czy związki zrzeszone w OPZZ mają własne sanatoria i prowadzą tam własne rozdzielnictwo.</text:p>
      <text:p text:style-name="P2143">No właśnie, po kiwaniach głowy odczuwam, że mam rację w tym toku myślenia. I te federacje, które posiadają te sanatoria dokonują rozdzielnictwa na zakłady pracy. A tak się w Polsce może zdarzyć, że jakiś tam człowiek, który dokonywał tego rozdziału na zakładzie pracy komuś akurat nie dał, bo to jest życie. Natomiast generalna zasada oczywiście na pewno nie była taka i bym się nigdy pod tym pierwszym zdaniem nie podpisał<text:span text:style-name="T2144">.</text:span></text:p>
      <text:p text:style-name="P2145">I chyba o to rozdz<text:span text:style-name="T2146">i</text:span>elnictwo chodzi, żeby je po prostu prowadzić razem. Ja bym był za tym, tylko że i koszty trzeba razem ponosić, bo przecież te sanatoria kosztują. I to chyba mamy świadomość tego. A więc, żeby zamknąć tę sprawę sanatoriów, żeby to nie budziło tutaj wątpliwości.</text:p>
      <text:p text:style-name="P2147">A w ogóle, to ja się we wszystkich tych wypowiedziach zgadzam z jednym, że cały ten dokument jest to bardziej sprawa polityczna niż sprawa prawna. Bo tak musielibyśmy się tutaj tak zapytać<text:s/><text:span text:style-name="T2148">-</text:span><text:s/>czy tu jest mowa o rodzącym się nowym dziecku, czy o starym byku, który idzie do chrztu. No bo wyrażenie<text:s/><text:span text:style-name="T2149">„</text:span>zwrócone”, to komuś zabrane. Jeśli mówimy o relegalizacji to zgoda, jeżeli natomiast mówimy o legalizacji, no to przekazanie. Powstaje<text:s/>„Solidarność<text:span text:style-name="T2150">”</text:span><text:s/>i trzeba przekazać, żeby po prostu pomóc przyspieszyć dojście do pełnej kondycji. Szkoda, że tutaj kol.<text:s/><text:span text:style-name="T2151">P</text:span>ietrzyk wyszedł. I trzeba przekazać pewne rzeczy, które są do przekazania, żeby - powiedzmy - prędzej tę kondycję nowe związki osiągnęły.</text:p>
      <text:p text:style-name="P2152">Takie jest moje stanowisko i dziwi<text:span text:style-name="T2153">ę</text:span><text:s/>się, że przedstawiciele OPZZ zabierają tyle głosu, a nie mówi strona rządowa, która praktycznie powinna zabrać głos. Dziękuję.</text:p>
      <text:p text:style-name="P2154"><text:span text:style-name="T2155">Przewodniczący</text:span>:</text:p>
      <text:p text:style-name="P2156">Dziękuję. Proszę mi<text:span text:style-name="T2157">n</text:span>. Kwaśniewski.</text:p>
      <text:p text:style-name="P2158"><text:span text:style-name="T2159">Min</text:span><text:span text:style-name="T2160">.</text:span><text:span text:style-name="T2161"><text:s/>A</text:span><text:span text:style-name="T2162">.</text:span><text:span text:style-name="T2163"><text:s/>Kwaśn</text:span><text:span text:style-name="T2164">ie</text:span><text:span text:style-name="T2165">wsk</text:span><text:span text:style-name="T2166">i</text:span>:</text:p>
      <text:p text:style-name="P2167">Ja tylko chciałem powiedzieć, że życie społeczne<text:s/>jest o tyle bogatsze od życia człowieka, że tutaj różne zjawiska reinkarna<text:span text:style-name="T2168">cj</text:span>i mogą wystąpić<text:span text:style-name="T2169">.</text:span></text:p>
      <text:p text:style-name="P2170">Natomiast chciałem zapytać, bo ten drugi punkt jeżeli... To znaczy ja po pierwsze zgadzam się z tym co powiedział kol<text:span text:style-name="T2171">.</text:span><text:s/>Frasyniuk<text:span text:style-name="T2172">.</text:span><text:s/>Ten dokument ma rangę pewnego zobowiązania polityczno-moralnego, nazwi<text:span text:style-name="T2173">j</text:span>my to w kontaktach między nami. To znaczy ci, którzy patronu<text:span text:style-name="T2174">ją</text:span><text:s/>narodzeniu pluralizmu, ponownemu<text:s/><text:soft-page-break/>narodzeniu pluralizmu związkowego w Polsce chcemy po prostu stworzyć warunki, aby tych konfliktów było jak najmniej i jak najwięcej spraw uregulować zgodnie ze wspólnymi intencjami. Dlatego też ten drugi punkt niech będzie nawet tak ogólny, jeżeli nie mamy lepszej redakcji.</text:p>
      <text:p text:style-name="P2175">Natomiast jeżeli chodzi o pkt<text:s/><text:span text:style-name="T2176">4</text:span><text:s/>to jest pytanie takie<text:s/>- bo<text:s/>to przynajmniej jasno, by określało adresata. Urząd Rady Ministrów zwróci się do terenowych organów administra<text:span text:style-name="T2177">cj</text:span>i państwowej o udzielenie pomocy w stworzeniu niezbędnych warunków lokalowych dla struktur ponad za<text:span text:style-name="T2178">kł</text:span>ado<text:span text:style-name="T2179">wy</text:span>ch<text:s/>nowo tworzących<text:s/>się związków zawodowych.</text:p>
      <text:p text:style-name="P2180">/Głos z sali na wyciszeniu/.</text:p>
      <text:p text:style-name="P2181">No więc ja też tak myślałem, nawet to sobie dopisałem w wariancie. Natomiast rzecz polega na czym - ponieważ właściwie gdyby to zapisać inaczej, to by określało, że mamy tylko jeden model. To znaczy, ż<text:span text:style-name="T2182">e</text:span><text:s/>organy administra<text:span text:style-name="T2183">cj</text:span>i państwowej mają wskazać miejsce i na zasadzie wynajęcia to się odbywa.</text:p>
      <text:p text:style-name="P2184">Natomiast tutaj chcę zadać praktyczne pytanie, bo zastrzelił mnie tutaj kolega współprzewodniczący informacją o tej wieczystej dzierżawie we Wrocławiu. To jest na Mazowieckiej. I teraz jest tak ko<text:span text:style-name="T2185">l.</text:span><text:s/>Frasyniuk i możemy zapytać - no jak sobie wyobrażamy rozwiązanie tego tylko problemu. Przecież tam w tym budynku są instytucje, on nie stoi pusty. No chociażby<text:s/>ten tylko problem rozwiązu<text:span text:style-name="T2186">je</text:span>my?</text:p>
      <text:p text:style-name="P2187"><text:span text:style-name="T2188">O</text:span><text:span text:style-name="T2189">b</text:span><text:span text:style-name="T2190">. Wł.<text:s/></text:span><text:span text:style-name="T2191">F</text:span><text:span text:style-name="T2192">rasyniuk</text:span>:</text:p>
      <text:p text:style-name="P2193">Tak jak poprzednio. Po prostu<text:s/><text:span text:style-name="T2194">„</text:span>Solidarność”<text:s/>wynajmuje pom<text:span text:style-name="T2195">ie</text:span>szczenia tym instytucjom, które tam są<text:span text:style-name="T2196">.</text:span><text:s/><text:span text:style-name="T2197">A</text:span><text:s/>są to wszystko instytucje związkowe, są działkowicze, Inspekcja Pracy itd. Wtedy się pomieścili, było nas więcej, to w tej ch<text:span text:style-name="T2198">w</text:span>ili jest tylko kwestia ściśnięcia.</text:p>
      <text:p text:style-name="P2199"><text:span text:style-name="T2200">Min.<text:s/></text:span><text:span text:style-name="T2201">A</text:span><text:span text:style-name="T2202">. Kwaśniewski</text:span>:</text:p>
      <text:p text:style-name="P2203">No tak, ściśnięcia niewątpliwie<text:span text:style-name="T2204">.</text:span><text:s/>Natomiast zastanawia mnie co terenowe organy administra<text:span text:style-name="T2205">cj</text:span>i państwowej, jeżeli to jest wieczysta dzierżawa.</text:p>
      <text:p text:style-name="P2206"><text:span text:style-name="T2207"><text:s text:c="27"/></text:span>:</text:p>
      <text:p text:style-name="P2208">Mają ich namówić do ściśnięcia.</text:p>
      <text:p text:style-name="P2209"><text:span text:style-name="T2210">O</text:span><text:span text:style-name="T2211">b.</text:span><text:span text:style-name="T2212"><text:s/>W.<text:s/></text:span><text:span text:style-name="T2213">Fras</text:span><text:span text:style-name="T2214">yniuk</text:span>:</text:p>
      <text:p text:style-name="P2215">To jest po prostu indywidualna sprawa w przypadku Wrocław<text:span text:style-name="T2216">ia.</text:span></text:p>
      <text:p text:style-name="P2217"><text:span text:style-name="T2218">Min</text:span><text:span text:style-name="T2219">.</text:span><text:span text:style-name="T2220"><text:s/>A. Kwaśniewsk</text:span><text:span text:style-name="T2221">i</text:span><text:span text:style-name="T2222">:</text:span></text:p>
      <text:p text:style-name="P2223">Tu chodzi o to, ażeby to zapisać ewentualnie ten wariant, żeby wyjaśnić. I to jest jedno pytanie.</text:p>
      <text:p text:style-name="P2224">A drugie<text:s/><text:span text:style-name="T2225">-</text:span><text:s/>to są te zwroty. Bo zwrócenie, to tam był inny stosunek własności niż dzierżawa.</text:p>
      <text:p text:style-name="P2226">I trzeci element następujący: w waszym projekcie mówicie o strukturach gminnych dla związku rolników. Czy w strukturach gminnych oni w przeszłości mieli takie siedziby?</text:p>
      <text:p text:style-name="P2227">/Głos z sali: na wyciszeniu/.</text:p>
      <text:p text:style-name="P2228"><text:span text:style-name="T2229">Ob.<text:s/></text:span><text:span text:style-name="T2230">A</text:span><text:span text:style-name="T2231">.<text:s/></text:span><text:span text:style-name="T2232">B</text:span><text:span text:style-name="T2233">alazs</text:span>:</text:p>
      <text:p text:style-name="P2234">Tak, tak, oczywiście.</text:p>
      <text:p text:style-name="P2235"><text:span text:style-name="T2236">Min. A</text:span><text:span text:style-name="T2237">.</text:span><text:span text:style-name="T2238"><text:s/>Kwaśniewsk</text:span><text:span text:style-name="T2239">i</text:span><text:span text:style-name="T2240">:</text:span></text:p>
      <text:p text:style-name="P2241"><text:span text:style-name="T2242">A</text:span>le gdzie żeście si<text:span text:style-name="T2243">ę</text:span><text:s/>tak mi<text:span text:style-name="T2244">e</text:span>ścili?</text:p>
      <text:p text:style-name="P2245"><text:span text:style-name="T2246">Ob</text:span><text:span text:style-name="T2247">.</text:span><text:span text:style-name="T2248"><text:s/></text:span><text:span text:style-name="T2249">A.</text:span><text:span text:style-name="T2250"><text:s/></text:span><text:span text:style-name="T2251">B</text:span><text:span text:style-name="T2252">alazs</text:span>:</text:p>
      <text:p text:style-name="P2253"><text:span text:style-name="T2254">W</text:span><text:s/>urz<text:span text:style-name="T2255">ę</text:span>dach gminnych.</text:p>
      <text:p text:style-name="P2256"><text:span text:style-name="T2257"><text:s text:c="27"/></text:span>:</text:p>
      <text:soft-page-break/>
      <text:p text:style-name="P2258"><text:span text:style-name="T2259">Je</text:span>żeli można, to ja proponuję, ażeby dodać do tego<text:s/>- związek<text:s/>zawodowy rolników, ponieważ pkt<text:s/><text:span text:style-name="T2260">3</text:span><text:s/>odnosi się wyraźnie do zw. zaw<text:span text:style-name="T2261">.</text:span><text:s/>pracowniczych.<text:s/><text:span text:style-name="T2262">I</text:span><text:s/>z niego wynika czwarty.</text:p>
      <text:p text:style-name="P2263">Tak, ale mówię<text:span text:style-name="T2264">,</text:span><text:s/>o tym co pan minister mówił i tam nie wspomniał o związkach zawodowych.</text:p>
      <text:p text:style-name="P2265"><text:span text:style-name="T2266">Min.<text:s/></text:span><text:span text:style-name="T2267">A.</text:span><text:span text:style-name="T2268"><text:s/>Kwaśn</text:span><text:span text:style-name="T2269">ie</text:span><text:span text:style-name="T2270">w</text:span><text:span text:style-name="T2271">sk</text:span><text:span text:style-name="T2272">i</text:span><text:span text:style-name="T2273">:</text:span></text:p>
      <text:p text:style-name="P2274">Ale mówię o nowo tworzących się związkach zawodowych, którymi jesteście i wy, bo nie chcę zamykać tego przepisu.</text:p>
      <text:p text:style-name="P2275"><text:span text:style-name="T2276"><text:s text:c="27"/></text:span>:</text:p>
      <text:p text:style-name="P2277">Tak, ale pan minister podawał nowy tekst.</text:p>
      <text:p text:style-name="P2278"><text:span text:style-name="T2279">Min.<text:s/></text:span><text:span text:style-name="T2280">A.</text:span><text:span text:style-name="T2281"><text:s/>Kwaśniewsk</text:span><text:span text:style-name="T2282">i</text:span><text:span text:style-name="T2283">:</text:span></text:p>
      <text:p text:style-name="P2284">Dobrze, a czy możemy zapisać to tak:<text:s/><text:span text:style-name="T2285">„</text:span>Urząd Rady Ministrów zwróci się do terenowych organów administracyjnych na o podjęcie działań na rzecz stworzenia niezbędnych warunków lokalowych dla struktur. Po prostu żeby nie zamykać tego jakby w takiej dyspozycji jasnej w jakim trybie to ma się odbywać, ponieważ to muszą być różne formuły. To może być wskazanie, wynajęcie, ściśnięcie.</text:p>
      <text:p text:style-name="P2286">/Głos z sali: to musi być zapewnienie/.</text:p>
      <text:p text:style-name="P2287">Tak, ale zapewnienie to jest jednostronna kwestia.</text:p>
      <text:p text:style-name="P2288"><text:span text:style-name="T2289"><text:s text:c="27"/></text:span>:</text:p>
      <text:p text:style-name="P2290">Zapewnienie na zasadach prawa.</text:p>
      <text:p text:style-name="P2291"><text:span text:style-name="T2292">Min.<text:s/></text:span><text:span text:style-name="T2293">A.</text:span><text:span text:style-name="T2294"><text:s/></text:span><text:span text:style-name="T2295">K</text:span><text:span text:style-name="T2296">waśniewsk</text:span><text:span text:style-name="T2297">i</text:span>:</text:p>
      <text:p text:style-name="P2298">Nie, ale panowie mówienie do terenowych organów administrac<text:span text:style-name="T2299">j</text:span>i państwowej, że mają coś zapewniać na zasadach prawa, to jest od razu podejrzenie, że robią różnie. Raz na zasadach prawa, a raz nie. To jest zrozumiałe.</text:p>
      <text:p text:style-name="P2300"><text:span text:style-name="T2301"><text:s text:c="27"/></text:span>:</text:p>
      <text:p text:style-name="P2302">Mogą sprzedać, dać w wieczystą dzierżawę, mogą wynająć, mogą wskazać gdzie jest wolne pomieszczenie i wskazać właściciela.<text:s/><text:span text:style-name="T2303">A</text:span><text:s/>wi<text:span text:style-name="T2304">ę</text:span>c mogą być różne rozwiązania, oczywiście takie jakie prawo lokalowe przewiduje czy też<text:s/>Kodeks cywilny.</text:p>
      <text:p text:style-name="P2305"><text:span text:style-name="T2306">Przewodnicząc</text:span><text:span text:style-name="T2307">y</text:span>:</text:p>
      <text:p text:style-name="P2308"><text:span text:style-name="T2309">M</text:span>am tu propozycję taką, jeżeli współprzewodniczący pozwolą - mianowicie, żeby tych raf dyskusyjnych tutaj uniknąć, znowu przebijmy to koncepcją tak<text:span text:style-name="T2310">ą</text:span><text:s/>- głodni ludzie mają określony stosunek do myślenia. Natomiast jednak wydelegować z każdej ze stron po jednej osobie, która próbowałaby dokonać pewnych korekt w stosunku do jednego i do drugiego, które byłyby podstawą już do znacznie ograniczonej dyskusji, jako że z pewnej strony pewne ruchy do przodu zrobione.</text:p>
      <text:p text:style-name="P2311">Czy byłaby na to zgoda?<text:s/><text:span text:style-name="T2312">A</text:span><text:s/>pozostała część delegacji zjadłaby coś tutaj. Z tym jednak, że bardzo bym prosił współprzewodniczących o wskaza<text:span text:style-name="T2313">ni</text:span>e osoby, które by brały udział.</text:p>
      <text:p text:style-name="P2314"><text:span text:style-name="T2315">/</text:span>Z sali: Kol.<text:s/><text:span text:style-name="T2316">L</text:span>iwak, .../.</text:p>
      <text:p text:style-name="P2317">Kol.<text:s/><text:span text:style-name="T2318">L</text:span>iwak, kol. Wasil<text:span text:style-name="T2319">je</text:span>w, sam proponował, a więc tym samym został wpisany w ten zespół. I kto ze strony rządowej?</text:p>
      <text:p text:style-name="P2320">/Głos z sali na wyciszeniu/.</text:p>
      <text:p text:style-name="P2321">Dobrze - kol<text:span text:style-name="T2322">.</text:span><text:s/>Liwak, Wasiljew, i kol. Zowczak /?/</text:p>
      <text:p text:style-name="P2323">/Przerwa/.</text:p>
      <text:p text:style-name="P2324"/>
      <text:p text:style-name="P2325">/Po p<text:span text:style-name="T2326">rz</text:span>erw<text:span text:style-name="T2327">ie</text:span>/.</text:p>
      <text:p text:style-name="P2328"><text:span text:style-name="T2329">P</text:span><text:span text:style-name="T2330">rze</text:span><text:span text:style-name="T2331">w</text:span><text:span text:style-name="T2332">od</text:span><text:span text:style-name="T2333">n</text:span><text:span text:style-name="T2334">icz</text:span><text:span text:style-name="T2335">ą</text:span><text:span text:style-name="T2336">cy</text:span><text:span text:style-name="T2337">:</text:span></text:p>
      <text:p text:style-name="P2338">Rozumiem że możemy rozpoczynać dalszy tok obrad, chociaż nie ma kolegów rolników.</text:p>
      <text:p text:style-name="P2339">Czy ta trójka, która pracowała może nam przekazać uzgodnienia czy propozycje w tej sprawie - bardzo proszę.</text:p>
      <text:p text:style-name="P2340"><text:span text:style-name="T2341">Ob.<text:s/></text:span><text:span text:style-name="T2342">W</text:span><text:span text:style-name="T2343">ł.<text:s/></text:span><text:span text:style-name="T2344">L</text:span><text:span text:style-name="T2345">i</text:span><text:span text:style-name="T2346">wa</text:span><text:span text:style-name="T2347">k</text:span>:</text:p>
      <text:p text:style-name="P2348">Więc tak - rozpatrzyliśmy tych 7 punktów zgłoszonych, uj<text:span text:style-name="T2349">ę</text:span>ty<text:span text:style-name="T2350">c</text:span>h w tej naszej propozycji i doszliśmy do takich ustaleń:</text:p>
      <text:p text:style-name="P2351">W punkcie 1-szym zgodziliśmy się na zmianę jednego wyrażenia, zwrotu. Zamiast<text:s/><text:span text:style-name="T2352">„</text:span>zwrócone”<text:s/>mówimy<text:s/><text:span text:style-name="T2353">„</text:span>przekazane właściwym władzom tych związków”.</text:p>
      <text:p text:style-name="P2354">Ja odczytam cały ten punkt:<text:s/><text:span text:style-name="T2355">„</text:span>Przejęte symbole związkowe, sztandary, tablice związkowe itp., dokumenta<text:span text:style-name="T2356">cj</text:span>a, archiwa, biblioteki należące do NSZZ<text:s/><text:span text:style-name="T2357">„</text:span>Solidarność”, związków branżowych, autonomi<text:span text:style-name="T2358">cz</text:span>nych oraz zw. zaw.<text:s/>„Solidarności Rolników”<text:s/>zostaną niezwłocznie przekazane właściwym władzom tych związków.</text:p>
      <text:p text:style-name="P2359">OPZZ deklaruje gotowość przekazania wyżej wymienionych przedmiotów przechowywanych w instytucjach OPZZ.</text:p>
      <text:p text:style-name="P2360">W punkcie drugim - również zgodziliśmy się na zmianę zwr<text:span text:style-name="T2361">o</text:span>tu<text:s/>„zwrócony”<text:s/>na<text:s/>„przekazany”. Przeczytam ten punkt.</text:p>
      <text:p text:style-name="P2362">„Przekazany zostanie również przejęty i zdatny do użytkowan<text:span text:style-name="T2363">i</text:span>a<text:span text:style-name="T2364"><text:s/></text:span>sprzęt biurowy, pol<text:span text:style-name="T2365">ig</text:span>raficzny, środki transportowe, łączności<text:s/>itd.”.</text:p>
      <text:p text:style-name="P2366">Pkt<text:s/><text:span text:style-name="T2367">3</text:span><text:s/>pozostaje bez zmian.</text:p>
      <text:p text:style-name="P2368">Pkt 4 w tej chwili pominę to podam na koniec<text:span text:style-name="T2369">,</text:span><text:s/>on jest najtrudniejszy i do ustaleń nie doszło.</text:p>
      <text:p text:style-name="P2370"><text:span text:style-name="T2371">P</text:span>kt<text:s/><text:span text:style-name="T2372">5</text:span><text:s/><text:span text:style-name="T2373">-</text:span><text:s/>zostaje bez zmian.</text:p>
      <text:p text:style-name="P2374"><text:span text:style-name="T2375">W</text:span><text:s/>punkcie 6 - zgodziliśmy się na skreślenie zdania pierwszego,<text:s/>jako że kol.<text:s/><text:span text:style-name="T2376">z</text:span><text:s/>OPZZ twierdził, że to jest jakieś niewłaściwe. Natomiast zostałoby zdanie drugie, które odczytam:</text:p>
      <text:p text:style-name="P2377">„Uznaje si<text:span text:style-name="T2378">ę</text:span><text:s/>prawo wszystkich związków zawodowych do rozdzielnictwa miejsc sanato<text:span text:style-name="T2379">ry</text:span>jny<text:span text:style-name="T2380">ch</text:span>”.</text:p>
      <text:p text:style-name="P2381">Pkt 7 - otrzymuje brzmienie i na to też zgodziliśmy się, tak jak było to w punkcie 5-tym propozycji zgłoszonej również w dniu dzisiejszym. Odczytam ten punkt:</text:p>
      <text:p text:style-name="P2382">„Przedstawiciele OPZZ przedstawią na najbliższym posiedzeniu Komitetu Wykonawczego OPZZ sprawę przekazania zarejestrowanemu związkowi „Solidarność” w<text:span text:style-name="T2383">ie</text:span>rzyteln<text:span text:style-name="T2384">ości</text:span><text:s/>zasądzonej na rzecz<text:s/><text:span text:style-name="T2385">O</text:span>PZZ od Józefa Piniora”.</text:p>
      <text:p text:style-name="P2386">Wracam teraz do pkt.<text:s/>4<text:span text:style-name="T2387">.</text:span><text:s/>Otóż kolega reprezentujący stronę rządową przedstawił projekt następujący:</text:p>
      <text:p text:style-name="P2388">„Urząd Rady Ministrów zwróci się do terenowych organów administra<text:span text:style-name="T2389">cj</text:span>i państwowej o podjęcie stosownych działań, które umożliwiłyby uzyskanie lokali dla ponadzakładowych struktur rozpoczynających działalność związków zawodowych.</text:p>
      <text:p text:style-name="P2390">Jednocześnie OPZZ zobowiązuje się udzielić w tym zakresie pomocy i zwrócić się w tej sprawie do swych ogniw terenowych WPZZ”.</text:p>
      <text:p text:style-name="P2391">Jeśli idzie o moje zastrzeżenia, bo w tej chwili wypowiadam się<text:s/><text:span text:style-name="T2392">w</text:span><text:s/>swoim imieniu, to nawet przyjmując<text:s/><text:soft-page-break/>takie rozwiązanie, że to Urząd Rady Ministrów wystąpi, nie będzie natomiast jakiejś takiej gwarancji bezwarunkowej, jaka była w naszej propozycji, to trzeba podnieść następujące tutaj niedoskonałości.<text:s/>„O podjęcie stosownych działań, które umożliwiłyby”. Ja tutaj proponowałem określenie, które umożliwią, no bo wtedy to już wiadomo o co chodzi. Jakiś ten tryb warunkowy jest chyba tutaj niewłaściwy.</text:p>
      <text:p text:style-name="P2393">I drugie moje zastrzeżenie - to kwestia pominięcia tutaj, nie określenia wyraźnego związków zawodowych rolników. A więc ja proponowałem:<text:s/>„Rozpoczyn<text:span text:style-name="T2394">aj</text:span>ących działalność związków zawodowych, w tym związków zawodowych rolników”.<text:s/><text:span text:style-name="T2395">Że</text:span>by uniknąć tych po prostu jakichś wątpliwości, które z pewnością przy takim brzmieniu tego zapisu w praktyce by się nasunęły.</text:p>
      <text:p text:style-name="P2396">Co do ewentualnej pomocy OPZZ, no to nie chcę się wypowiadać w tej chwili, no bo dla nas nie jest takie istotne skąd, to znaczy kto był poprzednim użytkownik<text:span text:style-name="T2397">ie</text:span>m czy też danego lokalu, czy OPZZ ma takie możliwości. To jest inna kwestia. Oczywiście kolega z OPZZ stanowczo przeciwko temu oponował<text:span text:style-name="T2398">.<text:s/></text:span>Przeciwko temu określeniu, że jednocześnie OPZZ zobowiązuje się udzielić w tym zakresie pomocy<text:s/><text:span text:style-name="T2399">/</text:span>a więc lokalowej/ i zwrócić się w tej sprawie do swych ogniw terenowych WPZZ. Oczywiście - to jest rządowa propozycja, rząd szuka jakiegoś rozwiązania przez to, że pr<text:span text:style-name="T2400">ó</text:span>buje znaleźć kontrahenta do tego.</text:p>
      <text:p text:style-name="P2401">Na temat preambuły żeśmy dyskusji nie podejmowali, ale jak sądziłem tutaj nie było jakichś sprzeciwów. No, ale można jeszcze w tej chwili, ale to raczej już przewodniczący powinni zająć stanowisko, jako osoby najbardziej takie kompetentne.</text:p>
      <text:p text:style-name="P2402">Dziękuję.</text:p>
      <text:p text:style-name="P2403"><text:span text:style-name="T2404">Przewodniczący</text:span>:</text:p>
      <text:p text:style-name="P2405">Dziękuję. Proszę bardzo kol<text:span text:style-name="T2406">.</text:span><text:s/>Jag<text:span text:style-name="T2407">ie</text:span>ł<text:span text:style-name="T2408">ło</text:span>.</text:p>
      <text:p text:style-name="P2409"><text:span text:style-name="T2410">Ob. S. Jag</text:span><text:span text:style-name="T2411">ie</text:span><text:span text:style-name="T2412">ł</text:span><text:span text:style-name="T2413">ło</text:span>:</text:p>
      <text:p text:style-name="P2414"><text:span text:style-name="T2415">Je</text:span>śli mówimy już o przyspieszeniu tej zgody, najpierw zacznę od tego co rzeczywiście zostało uzgodnione, bo ja traktuję, że uzgodnienia wczorajsze i dzisiejsze jako pewną całość.</text:p>
      <text:p text:style-name="P2416">A więc na pewno zostało uzgodnione, że z propozycji przedstawionej dzisiaj przez stronę<text:s/>„Solidarności”, a dotyczącą przekazania owej wierzytelności, ona została przyjęta. Natomiast brzmienie tego punktu będzie takie, jakie jest brzmienie punktu 5-<text:span text:style-name="T2417">g</text:span>o w dokumencie z dnia wczora<text:span text:style-name="T2418">js</text:span>zego, czyli przedstawiciele OPZZ przedstawią na najbliższym posiedzeniu Komitetu. I to zostało niewątpliwie uzgodnione, co do tego nie ma wątpliwości.</text:p>
      <text:p text:style-name="P2419">Zostało również uzgodnione, że z punktu 6-go, z dokumentu, który dziś ko<text:span text:style-name="T2420">l.</text:span><text:s/>Liwak przedstawił zostaje wykreślone słowo pie<text:span text:style-name="T2421">r</text:span>w<text:span text:style-name="T2422">s</text:span>ze to znaczy zdanie pierwsze, że sanatoria winny służyć n<text:span text:style-name="T2423">ie</text:span>zależności. Nie dlatego, że my tutaj z przyczyn jakichś ni<text:span text:style-name="T2424">ez</text:span>r<text:span text:style-name="T2425">oz</text:span>um<text:span text:style-name="T2426">iały</text:span>ch, jak kolega wyjaśnia, tylko z tego faktu, że tak sanatoria służą wszystkim pracownikom. I nie ma żadnych przykładów na to,<text:s/><text:span text:style-name="T2427">że</text:span>by lekarze przydz<text:span text:style-name="T2428">ie</text:span>lali sanatoria n<text:span text:style-name="T2429">ie</text:span><text:s/>w zależności od stanu zdrowia, ale od przynależności związkowej. Tak że to zdanie, zgodziliśmy się - należy wykreślić. Natomiast co do zdania drugiego to być może będzie propozycja nasza i chyba będzie, że to jest obowiązek realizacji tego prawa przez jakieś wspólne tutaj nasze działania. Ale nie jest to tylko prawo, jest to obowiązek, bo w przeszłości różnie z tym bywało. I to absolutnie jest oczywiste.</text:p>
      <text:p text:style-name="P2430">Jeżeli chodzi o zabezpieczenie - czyli p<text:span text:style-name="T2431">k</text:span>t<text:s/><text:span text:style-name="T2432">4</text:span><text:s/>- przedstawiony w dzisiejszym dokumencie i pkt.<text:s/>4, który przedstawił zespół roboczy z dnia wczorajszego, zgodziliśmy się co do tej propozycji, żeby było zapisane,<text:s/><text:soft-page-break/>iż Urząd Rady Ministrów zwróci się itd. I przed słowem OPZZ.<text:s/><text:span text:style-name="T2433">C</text:span>zyli to że tam OPZZ miałby udzielić pomocy, no oczywiście bardzo chętnie by<text:span text:style-name="T2434">ś</text:span>my udzielili, gdybyśmy mieli takie możliwości. Nie chcemy bez pokrycia składać jednak deklarac<text:span text:style-name="T2435">ji</text:span>.</text:p>
      <text:p text:style-name="P2436">Natomiast również co do punktu 3<text:span text:style-name="T2437">-</text:span>go dzisiejszej propozycji<text:s/><text:span text:style-name="T2438">„</text:span>Solidarności”<text:s/>mówiących o zapewnieniu lokali w zakładach pracy, zgodziliśmy się na to, ażeby ten pkt<text:s/><text:span text:style-name="T2439">3-c</text:span>i był taki jaki dzisiaj został złożony. Ten punkt by zastąpił pkt<text:s/><text:span text:style-name="T2440">3</text:span><text:s/>w jego<text:s/>brzmieniu z wczorajszego zespołu. Dlaczego? Dlatego, że to przypomnienie kierownikom zakładów pracy o ich obowiązkach nie jest takie do odrzucenia.</text:p>
      <text:p text:style-name="P2441">Jeżeli chodzi o pkt 2-gi<text:s/>„Związki zawodowe nabywają prawo do środków transportu”<text:s/>- zgodziliśmy si<text:span text:style-name="T2442">ę</text:span><text:s/>iżby został ten zapis z dnia dzisiejszego - czyli związkom zawodowym umożliwiony zostanie z chwilą rejestracji.</text:p>
      <text:p text:style-name="P2443">Aczkolwiek jest to bardziej deklaracja rządowa niż deklaracja<text:s/><text:span text:style-name="T2444">O</text:span>PZZ.</text:p>
      <text:p text:style-name="P2445">Natomiast przechodzimy do pkt.<text:s/>1-szego. Otóż my tutaj nie można powiedzieć, że akurat ten punkt był w całości uzgodniony<text:span text:style-name="T2446">.</text:span><text:s/>My uzgodniliśmy pełną deklarację ze strony OPZZ do przechowania symboli, dokumentów, emblematów, a także w ramach zainteresowanych stron. I my nie możemy dzisiaj, w żadnym wypadku, jako OPZZ - powiadam - deklarować takiej gotowości w imieniu tych, którzy no być może to posiadają, ale ich tutaj nie ma i jakby za nich. O tym mówił nasz kolega Anatol Wasil<text:span text:style-name="T2447">je</text:span>w. I byłaby to też deklaracja bez pokrycia. Czyli my trzymamy się tego punktu 1 zapisu zespołu roboczego. Ja go odczytam:</text:p>
      <text:p text:style-name="P2448"><text:span text:style-name="T2449">„</text:span>OPZZ deklaruje gotowoś<text:span text:style-name="T2450">ć</text:span><text:s/>przekazania przechowywanych sztandarów, emblematów związkowych, a także dokumentacji w ramach wspólnych ustaleń zainteresowanych stron.</text:p>
      <text:p text:style-name="P2451">Chodziło po prostu o to, że te wspólne ustalenia polegają po pierwsze - na zrobieniu pewnego wykazu tego wszystkiego co jest, po drugie - zainteresowane strony tj. NSZZ<text:s/>„Solidarność”, to są rolnicy, którzy się zgłoszą, to są ewentualnie inne związki zawodowe, które się zgłoszą. I oczywiście to otrzymają i tutaj nie może być żadnych dyskusji<text:span text:style-name="T2452">.</text:span></text:p>
      <text:p text:style-name="P2453">No, tak to wygląda w tej chwili ze strony OPZZ. Czyli jeszcze raz przypominam - my deklarujemy się do tego co mamy<text:s/>i co możemy przekazać. Dziękuję.</text:p>
      <text:p text:style-name="P2454"><text:span text:style-name="T2455">Przewodniczący</text:span>:</text:p>
      <text:p text:style-name="P2456">Dziękuję. Proszę bardzo kol. Radz<text:span text:style-name="T2457">ie</text:span>wicz<text:span text:style-name="T2458">.</text:span></text:p>
      <text:p text:style-name="P2459"><text:span text:style-name="T2460">O</text:span><text:span text:style-name="T2461">b.</text:span><text:span text:style-name="T2462"><text:s/></text:span><text:span text:style-name="T2463">E.</text:span><text:span text:style-name="T2464"><text:s/>Radziewicz</text:span><text:span text:style-name="T2465">:</text:span></text:p>
      <text:p text:style-name="P2466">Przepraszam, ale jak takie wykazy można wykonać w tej chwili?</text:p>
      <text:p text:style-name="P2467"><text:span text:style-name="T2468">/</text:span>G<text:span text:style-name="T2469">ł</text:span>os z sali na wyciszeniu/.</text:p>
      <text:p text:style-name="P2470">Wykazy, o których była mowa przed chwilą przez pana Jag<text:span text:style-name="T2471">ie</text:span>ł<text:span text:style-name="T2472">ł</text:span>o.</text:p>
      <text:p text:style-name="P2473"><text:span text:style-name="T2474">Przewodniczący</text:span>:</text:p>
      <text:p text:style-name="P2475">Proszę.</text:p>
      <text:p text:style-name="P2476"><text:span text:style-name="T2477">Ob. S.<text:s/></text:span><text:span text:style-name="T2478">J</text:span><text:span text:style-name="T2479">agieł</text:span><text:span text:style-name="T2480">ło</text:span>:</text:p>
      <text:p text:style-name="P2481">Po prostu jeśli my deklarujemy gotowość przekazania przechowywanych sztandarów i emblematów, a także dokumenta<text:span text:style-name="T2482">cj</text:span>i. To istnieje, to jest zmagazynowane w Zakładzie Historii Ruchu. No, jest to oczywiste, że strona, która... będzie musiała to obejrzeć, będą musieli uzgodnić co biorą z tego, spisać jakiś protokół na tę okoliczność.<text:s/><text:span text:style-name="T2483">Je</text:span>st to oczywiste. Jest to właśnie wykaz tego co zabierają, co jest i co zabierają.</text:p>
      <text:p text:style-name="P2484"><text:span text:style-name="T2485">Ob.</text:span><text:span text:style-name="T2486"><text:s/></text:span><text:span text:style-name="T2487">E.<text:s/></text:span><text:span text:style-name="T2488">R</text:span><text:span text:style-name="T2489">adziew</text:span><text:span text:style-name="T2490">ic</text:span><text:span text:style-name="T2491">z</text:span>:</text:p>
      <text:soft-page-break/>
      <text:p text:style-name="P2492">Wykazy istnieją, tylko to co mają zabrać<text:span text:style-name="T2493">.</text:span><text:s/>Z tego rozumiem, że wykazy są.</text:p>
      <text:p text:style-name="P2494"><text:span text:style-name="T2495">Przewodniczący</text:span>:</text:p>
      <text:p text:style-name="P2496">Proszę bardzo min.<text:s/><text:span text:style-name="T2497">K</text:span>waśn<text:span text:style-name="T2498">ie</text:span>wski.</text:p>
      <text:p text:style-name="P2499"><text:span text:style-name="T2500">Min. A</text:span><text:span text:style-name="T2501">.</text:span><text:span text:style-name="T2502"><text:s/>Kwaśniewski</text:span>:</text:p>
      <text:p text:style-name="P2503">Otóż ja chciałbym przestrzec szanownych panów i kolegów, żebyśmy nie działali tutaj jako komisja zdawczo-odbiorcza.<text:s/>Bo to nie jest nasza rola i to byłoby chyba n<text:span text:style-name="T2504">ie</text:span>por<text:span text:style-name="T2505">oz</text:span>umien<text:span text:style-name="T2506">ie.</text:span></text:p>
      <text:p text:style-name="P2507">Cała dyskusja o sprawach majątkowych wyniknęła po prostu z tego, iż chcemy unikną<text:span text:style-name="T2508">ć</text:span><text:s/>sytuacji konfliktowych, wszyscy jak sądzę, w przyszłości<text:span text:style-name="T2509">.</text:span></text:p>
      <text:p text:style-name="P2510">Po drugie - wydaje się, że sposób uzgodnienia tych spraw tutaj może być dobrym przykładem później na szczeblach niższych w samych zakładach pracy, a więc wykonujemy pewną pracę - nazwijmy to edukacyjną<text:span text:style-name="T2511">.</text:span><text:s/>Dlatego uważam, że ta preambuła powinna z<text:span text:style-name="T2512">os</text:span>tać. I zastanawiam się czy nawet nie powinna mieć jeszcze jednego zdania, które nakłaniałoby do takiego polubownego, pokojowego rozwiązywania spraw<text:span text:style-name="T2513">.</text:span><text:s/>Bo ludzie są ludźmi. My tu rozmawiamy trochę w takiej próżni, ale przyjdzie do dzielenia w zakładzie pracy i nagle powie ktoś tam, że on koniecznie chce w tym pokoju być<text:span text:style-name="T2514">,</text:span><text:s/>bo siedem lat temu tu był właśnie, a nie gdzie indziej itd<text:span text:style-name="T2515">.<text:s/></text:span>A więc musi być stworzony nie mechanizm, ale dobra wola, atmosfera rozwiązywania tych problemów.<text:s/><text:span text:style-name="T2516">I</text:span><text:s/>dlatego jestem za tym, aby preambułę zostawić nawet z takim<text:s/><text:span text:style-name="T2517">uz</text:span>u<text:span text:style-name="T2518">pe</text:span>łn<text:span text:style-name="T2519">ie</text:span>n<text:span text:style-name="T2520">ie</text:span>m, iż strony mają nadzieję, że te wszystkie problemy będą w takiej atmosferze jakby wzajemnego zaufania, zrozumienia, może zaufania to za duże słowo, ale przynajmniej zrozumienia rozwiązywane<text:span text:style-name="T2521">.</text:span></text:p>
      <text:p text:style-name="P2522">Natomiast jeśli chodzi o te kwestie lokalowe. No, problem jest bardzo prosty, bo jakby tu powiedzieć, no pluralny, z którym my mamy do czynienia od lat. Otóż jak wiadomo w roku 1980 większość w tych regionach, w w<text:span text:style-name="T2523">oj</text:span>ewództwach, większość budynków która była użytkowana, nie mówię o Warszawie, nie mówię o Gdańsku, był<text:span text:style-name="T2524">y</text:span><text:s/>to byłe wojewódzkie rady związków zawodowych, które przygarnęły związki branżowe i udzieliły miejsca także<text:s/><text:span text:style-name="T2525">„</text:span>Solidarności”. Tak chociażby było we Wrocławiu<text:span text:style-name="T2526">.</text:span><text:span text:style-name="T2527"><text:s/></text:span>W tej chwili jest to także użytkowane przez związkowców. I pytanie w związku z tym jest takie - może to sformułowanie nasze dotyczące OPZZ należy łagodniej napisać jako też rodzaj deklaracji, gotowości. Bo przecież w ramach tego będą rozwiązywane problemy nowo tworzących się związków. Bo jeżeli mamy być uczciwi, to przecież wiele możliwości nie ma. Co prawda dr Kaczyński przekazał jakby dobrą wiadomość z Gdańska, że tam ten problem rozwiąże się bez większych problemów. Ale w większości rejonów są<text:s/>to budynki<text:s/>użytkowane przez związkowców i tam muszą być oni p<text:span text:style-name="T2528">rz</text:span>ygarni<text:span text:style-name="T2529">ęc</text:span>i. A więc chodzi o to, ażeby taką deklarację bez większych konkretów, ale deklarację złożyć. Bo sądzę, że to nas może ochronić przed konfliktami w przyszłości.</text:p>
      <text:p text:style-name="P2530">Natomiast organa administra<text:span text:style-name="T2531">cj</text:span>i państwowej są w bardzo trudnym położeniu. Bo tam chodzi o budynek państwowy, który może być oddany. No co to może być? Domy kultury, jakie<text:span text:style-name="T2532">ś<text:s/></text:span>biura niewykorzystane, których wiele nie ma i tyle. Reszta to jest apelowanie do WPZZ, żeby się spr<text:span text:style-name="T2533">ó</text:span>bował dogadać - to jest trzecia możliwość.</text:p>
      <text:p text:style-name="P2534">Nie wszędzie zresztą nawet takie warunki są, że cokolwiek da się wsadzić.</text:p>
      <text:p text:style-name="P2535"><text:span text:style-name="T2536">Przewodn</text:span><text:span text:style-name="T2537">ic</text:span><text:span text:style-name="T2538">zący</text:span>:</text:p>
      <text:p text:style-name="P2539">Może wrócę do tego punktu, o którym mówi minister. Ja chciałem przypomnieć, bo minister nie musi o tym wiedzieć<text:span text:style-name="T2540">,<text:s/></text:span>ale u nas do dzisiaj szereg OPZZ nie ma swoich siedzib.<text:s/>Mimo wieloletnich starań cz<text:span text:style-name="T2541">ę</text:span>ść<text:s/><text:soft-page-break/>otrzymała mieszkania, pomieszczenia jakieś, które adoptowała na biura. Natomiast nawet w tych budynkach związkowych, w których są WPZZ to my mamy normę ograniczoną, że<text:s/><text:span text:style-name="T2542">W</text:span>PZZ nie może mieć większej powierzchni jak 100 m kw., bo tam regulują pieniążki. Na tyle mają pieniądze. Tak że tutaj nie widzę możliwości wpisania. Bo tam normalnie w tych budynkach siedzą dziesiątki różnych instytucji, społecznych, niesp<text:span text:style-name="T2543">oł</text:span>ecznych, związanych z ruchem typu Inspekcja Pracy, Fundusz Wczasów Pra<text:span text:style-name="T2544">co</text:span>wn<text:span text:style-name="T2545">icz</text:span>ych. Wystarczy powiedzieć, że my we własnym budynku, będącym własnością związków zawodowych to znaczy na ul.<text:s/><text:span text:style-name="T2546">K</text:span>opernika zajmujemy niewiele ponad<text:s/><text:span text:style-name="T2547">30</text:span><text:s/>proc. powierzchni, a resztę zajmują instytucje, które zostały tam wciśnięte w okresie kiedy nie było związków zawodowych. I naprawdę bardzo ciężko jest ruszy<text:span text:style-name="T2548">ć</text:span>, szczególnie w Warszawie.</text:p>
      <text:p text:style-name="P2549">Dlatego ja nie tylko, ż<text:span text:style-name="T2550">e</text:span><text:s/>się obawiam, ale uważam za wprost niemożliwe, w tym momencie jakiekolwiek scedowanie załatwienia sprawy lokalów dla struktur ponadzakładowych na zasadzie<text:s/><text:span text:style-name="T2551">-</text:span><text:s/>że co - z dwóch pokoi przeniesiecie się do jednego? Nie bardzo to rozum<text:span text:style-name="T2552">ie</text:span>m.</text:p>
      <text:p text:style-name="P2553">Rozumieć to może i rozumiem, ale nie bardzo widzę realność takiego zapisu<text:span text:style-name="T2554">.</text:span></text:p>
      <text:p text:style-name="P2555">/Głos z sali na wyciszeniu/.</text:p>
      <text:p text:style-name="P2556">Trudno mi jest powiedzieć, ja w tej chwili nie pamiętam ile instytucji siedzi w budynku wrocławskim. Bo na pewno siedzi ich bardzo dużo. Bo to nie jest dzierżawa, a własność.</text:p>
      <text:p text:style-name="P2557"><text:span text:style-name="T2558">Min.<text:s/></text:span><text:span text:style-name="T2559">K</text:span><text:span text:style-name="T2560">waśn</text:span><text:span text:style-name="T2561">ie</text:span><text:span text:style-name="T2562">wski</text:span>:</text:p>
      <text:p text:style-name="P2563">Dobrze, panowie, nie handryczmy się o to, bo ja<text:s/><text:span text:style-name="T2564">w</text:span><text:s/>tej chwili też nie wiem jakie są tam prawne umocowania tych poszczególnych dzierżaw, nie dzierżaw, wynajęć. Proszę bardzo, jeżeli OPZZ nie uważa za stosowne zdeklarować si<text:span text:style-name="T2565">ę</text:span><text:s/>w tej sprawie, może zostać tak jak proponujemy. To znaczy my się zwrócimy do terenowych organów admin<text:span text:style-name="T2566">is</text:span>tra<text:span text:style-name="T2567">cj</text:span>i państwowej o podjęcie bez stosownych działań, które... umożliwiających uzyskanie lokali dla ponadzakładowych struktur itd.<text:s/><text:span text:style-name="T2568">i</text:span>td.</text:p>
      <text:p text:style-name="P2569">A ja ze swojej strony deklaruję, że będę wspierał te działania, gen.<text:s/><text:span text:style-name="T2570">K</text:span>iszczak będzie je wspierał,<text:s/>Minister<text:s/>Budownictwa będzie budował.</text:p>
      <text:p text:style-name="P2571">Dlatego ja siebie na pierwszym miejscu umieszczam, ponieważ ja tymi pomieszczeniami nie dysponuję.</text:p>
      <text:p text:style-name="P2572"><text:span text:style-name="T2573">Przewodn</text:span><text:span text:style-name="T2574">ic</text:span><text:span text:style-name="T2575">zą</text:span><text:span text:style-name="T2576">cy</text:span>:</text:p>
      <text:p text:style-name="P2577">Dziękuję. Proszę kol<text:span text:style-name="T2578">.</text:span><text:s/>Mazow<text:span text:style-name="T2579">ie</text:span>ck<text:span text:style-name="T2580">i</text:span>.</text:p>
      <text:p text:style-name="P2581"><text:span text:style-name="T2582">Ob.<text:s/></text:span><text:span text:style-name="T2583">T</text:span><text:span text:style-name="T2584">. Mazow</text:span><text:span text:style-name="T2585">ie</text:span><text:span text:style-name="T2586">ck</text:span><text:span text:style-name="T2587">i</text:span>:</text:p>
      <text:p text:style-name="P2588">Czy można zaproponować, abyśmy przeszli punkt po punkcie, bo troszkę się to zagubiło. I żebyśmy uznali co jest ustalone. Ja bym chciał tylko, ale to przy czwartym punkcie, żeby jeden tryb warunkowy zamienić na troszkę inny, nie warunkowy ale bardziej zobowiązujący.</text:p>
      <text:p text:style-name="P2589"><text:span text:style-name="T2590">Min. A</text:span><text:span text:style-name="T2591">.</text:span><text:span text:style-name="T2592"><text:s/>Kwaśniewski</text:span>:</text:p>
      <text:p text:style-name="P2593">My nie mamy prawa terenowym organom administra<text:span text:style-name="T2594">cj</text:span>i państwowej nakazać dania lokali. To jest niezgodne z prawem. A dwa…</text:p>
      <text:p text:style-name="P2595"><text:span text:style-name="T2596">O</text:span><text:span text:style-name="T2597">b</text:span><text:span text:style-name="T2598">.<text:s/></text:span><text:span text:style-name="T2599">T</text:span><text:span text:style-name="T2600">. Mazowieck</text:span><text:span text:style-name="T2601">i</text:span>:</text:p>
      <text:p text:style-name="P2602">Nie, ale jak to jest sformułowane…</text:p>
      <text:p text:style-name="P2603"><text:span text:style-name="T2604">Min.<text:s/></text:span><text:span text:style-name="T2605">A.</text:span><text:span text:style-name="T2606"><text:s/>Kwaśniewski</text:span>:</text:p>
      <text:p text:style-name="P2607">URM zwróci się do terenowych organów admin<text:span text:style-name="T2608">is</text:span>tracji o podjęcie /w zmienionej redakcji, ponieważ tamta jest zbyt długa/. URM zwróci się do terenowych organów administra<text:span text:style-name="T2609">cj</text:span>i państwowej o podjęcie działań<text:s/><text:soft-page-break/>umo<text:span text:style-name="T2610">żl</text:span>iwiających uzyskanie lokali dla ponadzakładowych struktur rozpoczyna<text:span text:style-name="T2611">ją</text:span>cych działalność związków zawodowych, w tym związku rolników<text:span text:style-name="T2612">.</text:span><text:s/>Chcecie rolników, może by<text:span text:style-name="T2613">ć</text:span>, proszę bardzo.</text:p>
      <text:p text:style-name="P2614"><text:span text:style-name="T2615">Ob.<text:s/></text:span><text:span text:style-name="T2616">A.</text:span><text:span text:style-name="T2617"><text:s/>Balazs</text:span>:</text:p>
      <text:p text:style-name="P2618"><text:span text:style-name="T2619">W</text:span><text:s/>tym związku rolników.</text:p>
      <text:p text:style-name="P2620"><text:span text:style-name="T2621">Min.<text:s/></text:span><text:span text:style-name="T2622">A</text:span><text:span text:style-name="T2623">. Kwaśniewsk</text:span><text:span text:style-name="T2624">i</text:span>:</text:p>
      <text:p text:style-name="P2625">Jeżeli tak chcecie, to proszę bardzo, choć moim zdaniem to wynika.</text:p>
      <text:p text:style-name="P2626"><text:span text:style-name="T2627">Ob. A. Balazs</text:span>:</text:p>
      <text:p text:style-name="P2628">Ale już po prostu dla samej formalności.</text:p>
      <text:p text:style-name="P2629"><text:span text:style-name="T2630">Min. Kwaśniewsk</text:span><text:span text:style-name="T2631">i</text:span>:</text:p>
      <text:p text:style-name="P2632">Ponadto ja chciałem też powiedzieć jeszcze jedną rzecz, że jeżeli byśmy mieli formułę do której zmierzamy - samorządów terytorialnych od mienia terytorialnego, to w ogóle możliwości terenowych organów znakomicie się zawężą. No, ale robimy to jeszcze na etapie przed.</text:p>
      <text:p text:style-name="P2633"><text:span text:style-name="T2634">O</text:span><text:span text:style-name="T2635">b</text:span><text:span text:style-name="T2636">.<text:s/></text:span><text:span text:style-name="T2637">T</text:span><text:span text:style-name="T2638">. Mazowieck</text:span><text:span text:style-name="T2639">i</text:span>:</text:p>
      <text:p text:style-name="P2640">To znaczy - czy można żebyśmy to od początku przeczytali. Preambuła - ja myślę panie ministrze, że ta nasza intencja<text:s/><text:span text:style-name="T2641">j</text:span>es<text:span text:style-name="T2642">t</text:span><text:s/>tutaj wyrażona.<text:s/>„Rozumiejąc potrzebę unikania konfliktów”, to wystarczająco mocno, zresztą byliśmy tu sami rzecznikami tej preambuły i ja już bym jej nie zmieniał.</text:p>
      <text:p text:style-name="P2643"><text:span text:style-name="T2644">Przewodniczący</text:span>:</text:p>
      <text:p text:style-name="P2645">Przy pierwszym punkcie występuje istotna różnica, polegająca na tym, że możemy się deklarować w gotowości przekazania tego co mamy. Ale jest to zawarte w zapisie pkt. 1-szego<text:s/></text:p>
      <text:p text:style-name="P2646">wczorajszych ustaleń. Natomiast to co jest napisane tutaj w punkcie 1-szym, jest adresowane do wszystkich. A nawet nie jestem w stanie zrobić indeksu instytucji, które te sprawy mają.</text:p>
      <text:p text:style-name="P2647">I<text:span text:style-name="T2648"><text:s/></text:span>dlatego proponuję, ażeby ten pkt 1-szy, że OPZZ deklaruje gotowość przekazania przechowywanych sztandarów, emblematów związkowych, a także dokumentacji w ramach wspólnych ustaleń zainteresowanych stron zostawić, ponieważ jest to zapis odpowiadający stanowi faktycznemu.</text:p>
      <text:p text:style-name="P2649">I czy to się zwróci związek autonomiczny, czy<text:s/><text:span text:style-name="T2650">„</text:span>Solidarność”, czy ktokolwiek<text:s/><text:span text:style-name="T2651">-</text:span><text:s/>to jest to sprawa, ten 1-szy punkt w tej formule jest logiczny.</text:p>
      <text:p text:style-name="P2652"><text:span text:style-name="T2653">Ob.<text:s/></text:span><text:span text:style-name="T2654">T</text:span><text:span text:style-name="T2655">.<text:s/></text:span><text:span text:style-name="T2656">M</text:span><text:span text:style-name="T2657">azowieck</text:span><text:span text:style-name="T2658">i</text:span>:</text:p>
      <text:p text:style-name="P2659">Tylko nas nie zadawala to określenie - w ramach wspólnych ustaleń zainteresowanych stron, bo to robi wrażenie jakby trzeba było jeszcze jakichś ustaleń.</text:p>
      <text:p text:style-name="P2660"><text:span text:style-name="T2661"><text:s text:c="27"/></text:span>:</text:p>
      <text:p text:style-name="P2662">No, ale tu trzeba protokół zdawczo-odbiorczy.</text:p>
      <text:p text:style-name="P2663"><text:span text:style-name="T2664">Ob.<text:s/></text:span><text:span text:style-name="T2665">T.</text:span><text:span text:style-name="T2666"><text:s/>Mazowiecki</text:span>:</text:p>
      <text:p text:style-name="P2667">Ale tym się nie zajmujemy. To każdy jak coś odbiera to podpisuje kwit. Tym się nie zajmujemy, ale to jest techniczna sprawa. A to robi wrażenie, jakby potrzeba było jeszcze wspólnych ustaleń.</text:p>
      <text:p text:style-name="P2668"><text:span text:style-name="T2669">„O</text:span>PZZ deklaruje gotowość przekazania przechowywanych sztandarów, i emblematów związkowych, a także dokumenta<text:span text:style-name="T2670">cj</text:span>i”.</text:p>
      <text:p text:style-name="P2671">I tu kropka i koniec.</text:p>
      <text:p text:style-name="P2672"><text:span text:style-name="T2673">P</text:span><text:span text:style-name="T2674">rz</text:span><text:span text:style-name="T2675">ewodn</text:span><text:span text:style-name="T2676">icz</text:span><text:span text:style-name="T2677">ą</text:span><text:span text:style-name="T2678">cy</text:span><text:span text:style-name="T2679">:</text:span></text:p>
      <text:p text:style-name="P2680">Proszę min.<text:s/><text:span text:style-name="T2681">K</text:span>waśn<text:span text:style-name="T2682">ie</text:span>wsk<text:span text:style-name="T2683">i.</text:span></text:p>
      <text:soft-page-break/>
      <text:p text:style-name="P2684"><text:span text:style-name="T2685">Mi</text:span><text:span text:style-name="T2686">n</text:span><text:span text:style-name="T2687">.<text:s/></text:span><text:span text:style-name="T2688">A.</text:span><text:span text:style-name="T2689"><text:s/>Kwaśniewsk</text:span><text:span text:style-name="T2690">i</text:span>:</text:p>
      <text:p text:style-name="P2691">Ponieważ to się wszystko przedłuża, ja chciałbym prosić o usprawiedliwienie. O godzinie 16<text:span text:style-name="T2692">.</text:span>00 rozpoczynają obrady kluby poselskie w Sejmie. Między innymi tematem obrad Klubu Poselskiego będą wnoszone te projekty ustaw oraz nowelizacji ustaw. Myślę o ustawie o związkach zawodowych<text:s/>rolników<text:s/>i<text:span text:style-name="T2693">ndy</text:span>widualny<text:span text:style-name="T2694">ch</text:span><text:s/>oraz ustawie o nowelizacji ustawy o związkach zawodowych. Chciałbym na klubie, który do tej pory ma większość w Sejmie, przedstawić te ustalenia. Bo myślę, że z punktu widzenia naszych prac byłoby to celowe. A więc proszę o usprawiedliwien<text:span text:style-name="T2695">ie</text:span><text:s/><text:span text:style-name="T2696">-</text:span><text:s/>za 1<text:span text:style-name="T2697">5</text:span><text:s/>minut mojego wyjścia. Pracami strony rządowej kierować w tym czasie będzie pan min.<text:s/><text:span text:style-name="T2698">N</text:span>awacki. Jednocześnie przepraszam.</text:p>
      <text:p text:style-name="P2699">Natomiast wychodząc chciałbym mieć świadomość dwóch tylko spraw - na kiedy ustalamy kolejne spotkania. Ja rozumiem, że poniedziałek byłby tutaj dniem dobrym.</text:p>
      <text:p text:style-name="P2700">Po drugie sugerowałbym, aby to posiedzenie w poniedziałek mogło być posiedzeniem finałowym. Jestem gotów zaprosić wszystkich uczestników na jakiś poczęstunek z tej okazji.</text:p>
      <text:p text:style-name="P2701">Natomiast trzecia rzecz, to uważam iż będzie niezbędne na zakończenie dzisiejszych obrad powołanie zespołu redakcyjnego, który bardzo ciężko przepracuje te trzy dni żeby przygotować zapis - jakby sprawozdania czy protokołu naszych ustaleń, a jednocześnie tych propozycji, które wnosilibyśmy, chociaż to może być już wtórne, to możemy robić później do umowy<text:s/>„okrągłego stołu<text:span text:style-name="T2702">”</text:span><text:s/>- nazwijmy ją, jeżeli oczywiście taka będzie.</text:p>
      <text:p text:style-name="P2703"><text:span text:style-name="T2704">Ob.<text:s/></text:span><text:span text:style-name="T2705">L</text:span><text:span text:style-name="T2706">.<text:s/></text:span><text:span text:style-name="T2707">K</text:span><text:span text:style-name="T2708">a</text:span><text:span text:style-name="T2709">czy</text:span><text:span text:style-name="T2710">ński</text:span>:</text:p>
      <text:p text:style-name="P2711">Pan mówi o tym, że będzie przedstawiana sprawa nowelizacji ustawy to znaczy tej o związkach zawodowych i nowej ustawy o związkach zawodowych rolników.<text:s/><text:span text:style-name="T2712">W</text:span><text:s/>porządku. Ale ja rozumiem, że to nie oznacza, że zamknięta jest sprawa abolicji związkowej.</text:p>
      <text:p text:style-name="P2713"><text:span text:style-name="T2714">Min.<text:s/></text:span><text:span text:style-name="T2715">A.</text:span><text:span text:style-name="T2716"><text:s/>Kwaśniewsk</text:span><text:span text:style-name="T2717">i</text:span>:</text:p>
      <text:p text:style-name="P2718">Nie, nie panowie. Ja traktuję tę sprawę abolicji bardzo<text:s/>poważnie. Mało tego, mnie się wydaje, że ona wykracza poza kwestię o związkach zawodowych.</text:p>
      <text:p text:style-name="P2719">Ale wy jesteście prawnikami, zapropon<text:span text:style-name="T2720">uj</text:span>cie dobre rozwiązania. Natomiast my powinniśmy się zają<text:span text:style-name="T2721">ć</text:span><text:s/><text:span text:style-name="T2722">t</text:span>ym od strony politycznej, czyli zrobić to<text:span text:style-name="T2723">.</text:span><text:s/>I tego nie wyklucza. Oczywiście te rozmowy będą si<text:span text:style-name="T2724">ę</text:span><text:s/>toczyć. Ja jeszcze sądzę, że one będą się toczyć do samego finału<text:s/><text:span text:style-name="T2725">„</text:span>okrągłego stołu<text:span text:style-name="T2726">”</text:span><text:s/>w tym sensie.</text:p>
      <text:p text:style-name="P2727">Chcę tylko jeszcze powiedzieć, że również pan min.<text:s/><text:span text:style-name="T2728">N</text:span>awacki byłby naszym, że tak powiem, szefem tej grupy redakcyjnej z naszej strony.</text:p>
      <text:p text:style-name="P2729">I to tyle, bo ja czuję, że się nie wycofam, a za 10 minut muszę wyjść.</text:p>
      <text:p text:style-name="P2730"><text:span text:style-name="T2731">Przewodniczący</text:span>:</text:p>
      <text:p text:style-name="P2732">Jeszcze jedno do tej uwagi, żeby była jasność<text:s/>„OPZZ deklaruje gotowość przekazania<text:s/><text:span text:style-name="T2733">przech</text:span>o<text:span text:style-name="T2734">wy</text:span>wanych w jego depozycie”<text:span text:style-name="T2735">.<text:s/></text:span>Bo jak do tego nie dodamy, to będziemy odpow<text:span text:style-name="T2736">ie</text:span>dzialni za przekazanie rzeczy, które nie wiadomo są u kogo. To znaczy konkretnie to co jest u nas, czy zgoda?</text:p>
      <text:p text:style-name="P2737"><text:span text:style-name="T2738">O</text:span><text:span text:style-name="T2739">b</text:span><text:span text:style-name="T2740">.<text:s/></text:span><text:span text:style-name="T2741">T</text:span><text:span text:style-name="T2742">. Mazowieck</text:span><text:span text:style-name="T2743">i</text:span>:</text:p>
      <text:p text:style-name="P2744">Dobrze, zgoda.</text:p>
      <text:p text:style-name="P2745"><text:span text:style-name="T2746">Przewodniczący</text:span>:</text:p>
      <text:p text:style-name="P2747">Drugi punkt jeszcze... Proszę pan min.<text:s/><text:span text:style-name="T2748">K</text:span>waśniewski.</text:p>
      <text:p text:style-name="P2749"><text:span text:style-name="T2750">Min. A. Kwaśniewsk</text:span><text:span text:style-name="T2751">i</text:span>:</text:p>
      <text:soft-page-break/>
      <text:p text:style-name="P2752">Ja jeszcze słowo do 1-szego punktu. Ja bym proponował że jeśli tak, to żeby wyłączyć tu kwestię, zostaną niezwłocznie przekazane w tym waszym projekcie. Bo o ile sprawa jest jasna, że tym związkom, które niezwłocznie powstaną, można niezwłocznie przekazać, to z całą resztą już jest trudniej.</text:p>
      <text:p text:style-name="P2753">Albo zostaną niezwłocznie przekazane właściwym władzom tych związków po ich zarejestrowaniu.</text:p>
      <text:p text:style-name="P2754">No bo tu jest, że jakby to niezwłocznie trzeba było przekazać autonomicznym i branżowym także.</text:p>
      <text:p text:style-name="P2755">Po prostu zostaną przekazane właściwym władzom tych związków<text:span text:style-name="T2756">.</text:span></text:p>
      <text:p text:style-name="P2757"><text:span text:style-name="T2758">P</text:span><text:span text:style-name="T2759">rz</text:span><text:span text:style-name="T2760">ewodniczący</text:span>:</text:p>
      <text:p text:style-name="P2761">A wi<text:span text:style-name="T2762">ę</text:span>c byłby to pkt 2<text:span text:style-name="T2763">-</text:span>gi, bo pierwszy zamknęliśmy tą deklaracją OPZZ-u - rozumiem.</text:p>
      <text:p text:style-name="P2764"><text:span text:style-name="T2765">Ob. T</text:span><text:span text:style-name="T2766">.</text:span><text:span text:style-name="T2767"><text:s/>Mazow</text:span><text:span text:style-name="T2768">i</text:span><text:span text:style-name="T2769">eck</text:span><text:span text:style-name="T2770">i</text:span>:</text:p>
      <text:p text:style-name="P2771">Nie, wróciliśmy do pkt. 1-szego do części pierwszej:<text:s/>„Przejęte symbole związkowe<text:span text:style-name="T2772">,</text:span><text:s/>sztandary, tablice związkowe itp. dokumenta<text:span text:style-name="T2773">cj</text:span>a, archiwa, biblioteki należące do NSZZ<text:s/>„Solidarność<text:span text:style-name="T2774">”</text:span>, związków branżowych i autonomicznych oraz związków zawodowych<text:s/>„Solidarności Rolników<text:span text:style-name="T2775">”</text:span><text:s/>zostaną przekazane właściwym władzom tych związków”.</text:p>
      <text:p text:style-name="P2776"><text:span text:style-name="T2777">Przewodnicząc</text:span><text:span text:style-name="T2778">y</text:span>:</text:p>
      <text:p text:style-name="P2779">OPZZ już tam u góry się zdeklarował.</text:p>
      <text:p text:style-name="P2780"><text:span text:style-name="T2781">Ob. T. Mazow</text:span><text:span text:style-name="T2782">ie</text:span><text:span text:style-name="T2783">cki</text:span>:</text:p>
      <text:p text:style-name="P2784">OPZZ deklaruje gotowość przekazania p<text:span text:style-name="T2785">rz</text:span>echowy<text:span text:style-name="T2786">wa</text:span>nych w jego depozycie sztandarów i emblematów związkowych, a także dokumenta<text:span text:style-name="T2787">cj</text:span>i.</text:p>
      <text:p text:style-name="P2788"><text:span text:style-name="T2789">Przewodniczący</text:span>:</text:p>
      <text:p text:style-name="P2790">Jako druga część zdania<text:span text:style-name="T2791">.</text:span></text:p>
      <text:p text:style-name="P2792"><text:span text:style-name="T2793">Ob. T</text:span><text:span text:style-name="T2794">.</text:span><text:span text:style-name="T2795"><text:s/>M</text:span><text:span text:style-name="T2796">az</text:span><text:span text:style-name="T2797">owieck</text:span><text:span text:style-name="T2798">i</text:span>:</text:p>
      <text:p text:style-name="P2799">I to jest punkt pierwszy.</text:p>
      <text:p text:style-name="P2800">Punkt drugi - przekazany zostanie również przejęty i zdatny do użytkowania sprzęt biurowy, poligraficzny, środki transportowe, łączności itp.</text:p>
      <text:p text:style-name="P2801">Punkt<text:s/><text:span text:style-name="T2802">3-ci</text:span><text:s/>- kierownicy zakładów pracy zapewnią wszystkim...</text:p>
      <text:p text:style-name="P2803"><text:span text:style-name="T2804">Przewodniczący</text:span>:</text:p>
      <text:p text:style-name="P2805">Tak, ale do tego punktu drugiego. Tu wczoraj była dosyć żywa dyskusja na ten temat. Bo my tu otwieramy sobie naprawdę potworną sprawę. Krzesła, biurka, stopień zużycia, komisje, diabli wiedzą co. I teraz - jedno poszło do PCK, drugie do PKPS, bo to przecież nie było w tym momencie związków zawodowych<text:span text:style-name="T2806">.</text:span><text:span text:style-name="T2807"><text:s/></text:span>I teraz naprawdę będzie trudno tu dojść co jest skąd. I otwieramy sobie tutaj naprawdę puszkę<text:s/>Pandory<text:s/>ze sprawami dla każdego środowiska.</text:p>
      <text:p text:style-name="P2808">Proszę bardzo - ko<text:span text:style-name="T2809">l.</text:span><text:s/>Wiśniewski<text:span text:style-name="T2810">.</text:span></text:p>
      <text:p text:style-name="P2811"><text:span text:style-name="T2812">O</text:span><text:span text:style-name="T2813">b</text:span><text:span text:style-name="T2814">.<text:s/></text:span><text:span text:style-name="T2815">S</text:span><text:span text:style-name="T2816">. Wiśniewsk</text:span><text:span text:style-name="T2817">i</text:span>:</text:p>
      <text:p text:style-name="P2818">Szanowni<text:s/>Państwo!<text:s/>Przecież w punkcie trzecim my mówimy, że kierownicy zakładów pracy zapewnią wszystkim działającym w zakładzie organizacjom związkowym odpowiednie pomieszc<text:span text:style-name="T2819">ze</text:span>nia wraz z niezbędnym wyposażeniem. To znaczy się z wyposażeniem umeblowania i jakaś maszyna do pisania czy coś.</text:p>
      <text:p text:style-name="P2820">Przecież w tej chwili z doświadczenia wiemy, że będzie to potwornie trudne dojś<text:span text:style-name="T2821">ć</text:span><text:s/>- czy to krzesło było ze związku branżowego, czy ze związku<text:s/>„Solidarność”, czy to biurko było wzięte stąd, czy stamtąd. Jest w<text:s/><text:soft-page-break/>ogóle...</text:p>
      <text:p text:style-name="P2822">Ja osobiście boję się konfliktów na terenie zakładów pracy. Bo co do sprzętu, który gdzieś po instytucjach jest - to jest inna sprawa.</text:p>
      <text:p text:style-name="P2823"><text:span text:style-name="T2824">Ob</text:span><text:span text:style-name="T2825">.</text:span><text:span text:style-name="T2826"><text:s/></text:span><text:span text:style-name="T2827">T.</text:span><text:span text:style-name="T2828"><text:s/></text:span><text:span text:style-name="T2829">Ma</text:span><text:span text:style-name="T2830">zow</text:span><text:span text:style-name="T2831">ieck</text:span><text:span text:style-name="T2832">i</text:span>:</text:p>
      <text:p text:style-name="P2833">Kolego Wiśniewski, proponujemy żeby on brzmiał tak:</text:p>
      <text:p text:style-name="P2834">„P<text:span text:style-name="T2835">rze</text:span>kazany zostanie również przejęty i zdatny do użytkowania sprzęt poligraficzny, środki transportowe, łączności itp<text:span text:style-name="T2836">.</text:span>”.</text:p>
      <text:p text:style-name="P2837">Trzy - kierownicy zakładów pracy<text:span text:style-name="T2838">.</text:span>..</text:p>
      <text:p text:style-name="P2839"><text:span text:style-name="T2840">/</text:span>Głosy z sali: kto tego i gdzie będzie szukał/.</text:p>
      <text:p text:style-name="P2841">Punkt czwarty b<text:span text:style-name="T2842">rz</text:span>miałby:</text:p>
      <text:p text:style-name="P2843">„Urząd Rady Ministrów zwróci si<text:span text:style-name="T2844">ę</text:span><text:s/>do terenowych organów administracji państwowej o podjęcie działań umożliwia<text:span text:style-name="T2845">ją</text:span>cych uzyskanie lokali dla<text:s/><text:span text:style-name="T2846">po</text:span>nad<text:span text:style-name="T2847">zak</text:span>ła<text:span text:style-name="T2848">dowych<text:s/></text:span>struktur związków zawodowych<text:s/><text:span text:style-name="T2849">ro</text:span>zpo<text:span text:style-name="T2850">cz</text:span>yn<text:span text:style-name="T2851">aj</text:span>ą<text:span text:style-name="T2852">cy</text:span>ch działalność, w tym związku rolników.” /rolników indywidualnych/<text:span text:style-name="T2853">.</text:span></text:p>
      <text:p text:style-name="P2854">Punkt piąty chyba nie ma sprzeciwów.</text:p>
      <text:p text:style-name="P2855">Punkty szósty też nie ma - jak rozumiem.<text:s/>„Uznaje się prawo wszystkich związków zawodowych do rozdzielnictwa miejsc san<text:span text:style-name="T2856">at</text:span>o<text:span text:style-name="T2857">ryj</text:span>nych”.</text:p>
      <text:p text:style-name="P2858"><text:span text:style-name="T2859">Ob.<text:s/></text:span><text:span text:style-name="T2860">S.</text:span><text:span text:style-name="T2861"><text:s/>W</text:span><text:span text:style-name="T2862">iś</text:span><text:span text:style-name="T2863">niewsk</text:span><text:span text:style-name="T2864">i</text:span>:</text:p>
      <text:p text:style-name="P2865">Ja bym jednak proponował, bo ja mam dosyć dobre doświadczenie na tym tle jeszcze z lat 1980-1981 - jednak bym proponował troszkę zmienić, że uznaje się obowiązek wszystkich związków zawodowych do współdziałania w zakresie rozdz<text:span text:style-name="T2866">ie</text:span>ln<text:span text:style-name="T2867">ic</text:span>twa miejsc<text:s/><text:span text:style-name="T2868">sa</text:span>nato<text:span text:style-name="T2869">ryj</text:span>nych.</text:p>
      <text:p text:style-name="P2870">Dlaczego? Bo czy nam się to podoba czy nie, to na szczeblu poszczególnych branż będziemy musieli utworzyć wspólne komisje tak jak to było w latach 1980-81, które będą zajmowały się rozdzielni<text:span text:style-name="T2871">ct</text:span>wem miejsc sanatoryjnych, tak w zakresie ekspozycji tzw. zawodowej i w zakresie rehabilitacji zdrowotnej. Bo związki zawodowe nie dysponują tylko miejscami do swoich ośrodków sanatoryjnych zakładowych czy też branżowych, ale<text:s/>również korzystają z pewnej puli miejsc otrzymywanych - czy to z NIL czy z FWP czy jeszcze z innego. I trzeba będzie jakoś wspólnie dogadać się, bo są to i pewne koszty ponoszone w tej chwili przez obecne funkcjonujące organizacje.</text:p>
      <text:p text:style-name="P2872">Ja bym proponował, no po prostu przyjmijmy na siebie ten obowiązek, że nie będziemy tego prowadzili ten dla swoich członków, ten dla swoich, tylko dla ogółu pracowników wspólnie.</text:p>
      <text:p text:style-name="P2873"><text:span text:style-name="T2874">Ob.<text:s/></text:span><text:span text:style-name="T2875">T</text:span><text:span text:style-name="T2876">. Mazow</text:span><text:span text:style-name="T2877">ie</text:span><text:span text:style-name="T2878">cki</text:span>:</text:p>
      <text:p text:style-name="P2879">Nie, no to jest obowiązek - powiedziałbym - pozostający w ramach dobrowolności. A więc zostawmy to przyszłości stosunków między związkami zawodowymi. Nie możemy tutaj wpisywać obowiązku, do którego wpisywania nie jesteśmy upoważnieni. Natomiast nam chodzi o podkreślenie prawa. To znaczy tego, że wszystkie związki zawodowe będą partycypować w tym rozdzielnictwie.<text:s/><text:span text:style-name="T2880">A</text:span><text:s/>także chodziło nam o to, że to rozdzielnictwo będzie miało na uwadze wszystkie niezależnie od przynależności związkowej.<text:s/><text:span text:style-name="T2881">P</text:span><text:span text:style-name="T2882">rz</text:span><text:span text:style-name="T2883">ewodniczący</text:span>:</text:p>
      <text:p text:style-name="P2884">Z tym, że kolego p<text:span text:style-name="T2885">rz</text:span>ewodn<text:span text:style-name="T2886">ic</text:span>zą<text:span text:style-name="T2887">cy</text:span>, chciałem zwrócić uw<text:span text:style-name="T2888">ag</text:span>ę, że oprócz prawa są bardzo smutne obowiązki, które kosztują miliony każdą federację rocznie z tytułu utrzymania komisji i z tytułu kosztów r<text:span text:style-name="T2889">oz</text:span>dz<text:span text:style-name="T2890">ielnict</text:span>wa. Chociażby zawiadomienie człowieka, że ma przyjechać po skierowanie. A więc: poczta,<text:s/><text:soft-page-break/>znaczek, plus niewielka liczba urzędników, którzy muszą te skierowania wypisać.</text:p>
      <text:p text:style-name="P2891">Ja dla przykładu podam<text:s/>Federację, której byłem przewodniczącym. Nas to kosztowało dwa lata temu 7 mln zł rocznie. Tylko same koszty rozdzielnictwa. I płaciliśmy za wszystkich.</text:p>
      <text:p text:style-name="P2892"><text:span text:style-name="T2893">I</text:span><text:s/>przez dwa lata próbowaliśmy wyegzekwować od firm, żeby opodatkowały się z funduszu na to, żeby za jedno skierowanie jakąś kwotę, wyliczyliśmy jaką. Ministerstwo Zdrowia refunduje w swoich i przez siebie dzielonych, natomiast my ponosiliśmy do tej pory koszty całego rozdziału bez względu na to, czy są to członkow<text:span text:style-name="T2894">ie</text:span><text:s/>związku - czy nie.</text:p>
      <text:p text:style-name="P2895">Przepraszam kol<text:span text:style-name="T2896">.</text:span><text:s/>Wasilje<text:span text:style-name="T2897">w</text:span>, bo myślę że o tym samym będzie kolega mówił, a więc o art. 26.</text:p>
      <text:p text:style-name="P2898"><text:span text:style-name="T2899">Ob. Was</text:span><text:span text:style-name="T2900">il</text:span><text:span text:style-name="T2901">je</text:span><text:span text:style-name="T2902">w</text:span>:</text:p>
      <text:p text:style-name="P2903">Pierwsze<text:s/><text:span text:style-name="T2904">-</text:span><text:s/>prawo wszystkich związków zawodowych do rozdzielnictwa miejsc sanatoryjnych. Jest to zapis, który skłania do szanowania przepisów ustawy o związkach zawodowych.</text:p>
      <text:p text:style-name="P2905">Po drugie - czy to są sprawy majątkowe. Z tych dwóch powodów uprzejmie proszę o rozważenie -<text:s/>niecelowości<text:s/>tej kwestii tylko zapisanie jej w tym właśnie dokumencie dotyczącym spraw majątkowych. I to w dodatku jeszcze czegoś, co jest zawarowane w przepisach ustawy i co wymaga tylko skrupulatnej po prostu realizacji, nie wdając się<text:s/><text:span text:style-name="T2906">w</text:span><text:s/>szczegóły, o których tutaj mówił ko<text:span text:style-name="T2907">l.</text:span><text:s/>Sosnowski<text:span text:style-name="T2908">.</text:span><text:s/>Ponieważ, jak już powiedziałem, jest szereg innych dziedzin,<text:s/><text:span text:style-name="T2909">k</text:span>tóre będą także wymagały tej współpracy, a także i ponoszenia wspólnych kosztów.</text:p>
      <text:p text:style-name="P2910">Dziękuję.</text:p>
      <text:p text:style-name="P2911"><text:span text:style-name="T2912">P</text:span><text:span text:style-name="T2913">rz</text:span><text:span text:style-name="T2914">ewodniczący</text:span>:</text:p>
      <text:p text:style-name="P2915">Dziękuję.</text:p>
      <text:p text:style-name="P2916">Proszę ko<text:span text:style-name="T2917">l.</text:span><text:s/>Liwak.</text:p>
      <text:p text:style-name="P2918"><text:span text:style-name="T2919">O</text:span><text:span text:style-name="T2920">b</text:span><text:span text:style-name="T2921">.<text:s/></text:span><text:span text:style-name="T2922">Wł</text:span><text:span text:style-name="T2923">.<text:s/></text:span><text:span text:style-name="T2924">L</text:span><text:span text:style-name="T2925">iwak</text:span>:</text:p>
      <text:p text:style-name="P2926">Otóż wbrew temu co już tu kilkakrotnie mówiono, według mojego rozumienia, art. 26 ustawy nie rozstrzyga nam całego problemu. Oczywiście rozstrzyga problem udziału związków w<text:s/>rozdziale skierowań sanatoryjnych, ale w tych sanatoriach, które nie należą do związków zawodowych<text:span text:style-name="T2927">.</text:span></text:p>
      <text:p text:style-name="P2928">Natomiast jeśli idzie o sanatoria będące w gestii, w dyspozycji czy będące własnością związków zawodowych, to ten artykuł do tego problemu, według mojego rozumienia się nie odnosi, bo on by w ogóle był tutaj niepotrzebny. Bo związki jako właściciel mają zrozumiałe prawo do zarządu swoim majątkiem i w tym rozdziału miejsc, to zrozumiałe.</text:p>
      <text:p text:style-name="P2929">I my podkreślamy tutaj konieczność udziału wszystkich związków, partycypacji no i rozdziału wszystkich miejsc sanatoryjnych, jako że - oczywiście nie wnosilibyśmy tego problemu, gdyby OPZZ wybudował sobie te sanatoria. Jeśli tak, to w porządku. To wtedy OPZZ mógłby powiedzieć<text:s/><text:span text:style-name="T2930">-</text:span><text:s/>czego od nas chcecie. Ale przecież to jest majątek przejmowany. Tutaj już o tym była mowa, który przechodził z rąk do rąk. I OPZZ dostał. Oczywiście wchodzą w grę kwestie praktyczne - ponoszenia kosztów, choćby tego. To są kwestie do ustaleń. Ale chcemy ten problem tu zasygnalizować. Wiadomo, że on będzie wymagał później opracowania już praktycznego<text:span text:style-name="T2931">.</text:span><text:s/>Dziękuję.</text:p>
      <text:p text:style-name="P2932"><text:span text:style-name="T2933">Pr</text:span><text:span text:style-name="T2934">zewodniczą</text:span><text:span text:style-name="T2935">cy</text:span>:</text:p>
      <text:p text:style-name="P2936">Dziękuję.</text:p>
      <text:p text:style-name="P2937">Proszę bardzo ko<text:span text:style-name="T2938">l</text:span>. Wiśniewski.</text:p>
      <text:soft-page-break/>
      <text:p text:style-name="P2939"><text:span text:style-name="T2940">Ob.<text:s/></text:span><text:span text:style-name="T2941">S</text:span><text:span text:style-name="T2942">.<text:s/></text:span><text:span text:style-name="T2943">W</text:span><text:span text:style-name="T2944">iśn</text:span><text:span text:style-name="T2945">i</text:span><text:span text:style-name="T2946">ewsk</text:span><text:span text:style-name="T2947">i</text:span>:</text:p>
      <text:p text:style-name="P2948">Ja mam pytanie wobec tego - czy kol.<text:s/><text:span text:style-name="T2949">Liw</text:span>ak przewiduje, że w ramach działalności związku zawodowego<text:s/>„Solidarność”<text:s/>w zakresie określonych spraw ochrony zdrowia, socjalnych ta prowadzona działalność będzie dotyczyła członków związków innych nurtów<text:span text:style-name="T2950">.</text:span><text:s/>Bo jeśli na przykład, ja mówię przykład, nie chciałbym tu być źle zrozumiany. Bo ja sądzę, że przy niekonfronta<text:span text:style-name="T2951">cy</text:span>jnym działaniu, przy konkuren<text:span text:style-name="T2952">cy</text:span>jnym działaniu określone organizacje związkowe b<text:span text:style-name="T2953">ę</text:span>dą chciały prowadzi<text:span text:style-name="T2954">ć</text:span><text:s/>pewne formy działalności konkurencyjne wobec innych związkó<text:span text:style-name="T2955">w.</text:span><text:s/>Czy w takim razie jeśli związek zawodowy, który ja reprezent<text:span text:style-name="T2956">uj</text:span>ę, wybudował w latach 1982<text:span text:style-name="T2957">-</text:span>1987 sanatorium, to w tej chwili ja mam obowiązek oddać je do dyspozycji ogółu związkowców, czy mam prawo świadczyć określone skierowania tylko wobec swoich członków, czy swoich załóg?</text:p>
      <text:p text:style-name="P2958"><text:span text:style-name="T2959">Je</text:span>st to więc problem, nad którym musimy się wspólnie zastanowić. Co innego jest pewna scheda dochodzenia do pewnego majątku, a co innego kiedy<text:s/>„Solidarność”<text:s/>w ramach swojej statutowej działalności wybuduje domy wczasowe, ośrodki wypoczynkowe, sanatoria - czy wtedy one będą również dostępne dla innych członków, czy też tylko dla członków<text:s/>„Solidarności”.</text:p>
      <text:p text:style-name="P2960"><text:span text:style-name="T2961">Je</text:span>szcze nie skończyłem. Bo nasza propozycja zmierza w tym kierunku, żeby nałożyć w tej chwili jak gdyby deklarację nas wszystkich na nas wszystkich, żebyśmy w tych sprawach, gdzie chodzi o ochronę zdrowia pracowników, a nie członków związku, musieli dopracować się wspólnych rozwiązań wobec wszystkich pracowników.</text:p>
      <text:p text:style-name="P2962">Dziękuję bardzo.</text:p>
      <text:p text:style-name="P2963"><text:span text:style-name="T2964"><text:s text:c="27"/></text:span>:</text:p>
      <text:p text:style-name="P2965">Jeśli można odpow<text:span text:style-name="T2966">ie</text:span>dzieć. Ja wyraźnie mówiłem, że nie dotyczy to przypadków, kiedy OPZZ czy też związki w nim zrzeszone wybudowały we własnym zakresie, w ostatnim okresie tzn. od chwili swego powstania, od chwili rejestracji, wybudowały jakieś budynki.<text:s/><text:span text:style-name="T2967">W</text:span><text:s/>tej chwili mówimy o sanatoriach. To oczywista, że nikt inny nie może sobie rościć do tego pretensji<text:span text:style-name="T2968">.<text:s/></text:span>Natomiast może to być przedmiotem jakiegoś wspólnego porozumienia.</text:p>
      <text:p text:style-name="P2969">Natomiast propozycja pana Wiśniewskiego idzie dalej<text:s/>- żebyśmy<text:s/>przyjęli wspólne zobowiązanie, że w tych sprawach opieki zdrowotnej zawsze działali razem. Na przykład nie budowali własnych, żaden związek jakichś własnych obiektów sanatoryjnych, czy też innych, może i wczasowych. Nie sądzę, żeby to było właściwe. Ponadto uważam, przynajmniej ja tutaj, nie mam prawa do podejmowania takich zobowiązań w imieniu władz związku czy na daleką przyszłość. Wiadomo, że w chwili obecnej ani sanatorium czy innego tego typu budynku się nie wybuduje szybko. Poza tym sytuacja gospodarcza jest nam wszystkim znana dokładnie. Ale być może w przyszłości to byłoby i celowe, i władze działających ówcześnie związków dojdą do przekonania, że będą samodzielnie to robić, czy prowadzić tę działalność na warunkach konkurencyjności, jak pan to ładnie określił.</text:p>
      <text:p text:style-name="P2970">A więc nie sądzę, ażebyś<text:span text:style-name="T2971">my</text:span><text:s/>tutaj jakoś mogli rozstrzygać. Natomiast kwestia konkretów pozostanie do ustalenia. Można zaw<text:span text:style-name="T2972">r</text:span>zeć porozumienie na określony czas. Można zawrzeć porozumienie w ograniczonym zakresie. Można w pełniejszym, nie wiem. Ale to wymaga rozważenia i przede wszystkim znajomości stanu faktycznego. Przynajmniej ja go w tej chwili nie znam, ile tych miejsc, ile w dyspozycji instytucji państwowych, ile związkowych. To wszystko wymaga rozeznania. A więc trudno w tej chwili jakieś bardziej szczegółowe rozwiązania czy zobowiązania podejmować<text:span text:style-name="T2973">.</text:span></text:p>
      <text:soft-page-break/>
      <text:p text:style-name="P2974">Dziękuję.</text:p>
      <text:p text:style-name="P2975"><text:span text:style-name="T2976">P</text:span><text:span text:style-name="T2977">rze</text:span><text:span text:style-name="T2978">wod</text:span><text:span text:style-name="T2979">n</text:span><text:span text:style-name="T2980">i</text:span><text:span text:style-name="T2981">cz</text:span><text:span text:style-name="T2982">ą</text:span><text:span text:style-name="T2983">cy</text:span><text:span text:style-name="T2984">:</text:span></text:p>
      <text:p text:style-name="P2985">Dziękuję bardzo.</text:p>
      <text:p text:style-name="P2986"><text:span text:style-name="T2987">Ja</text:span><text:s/>rozumiem, że my tu<text:s/><text:span text:style-name="T2988">je</text:span>dnak zawężamy tym zapisem wyłącznie do praw, a nie do obowiązków z tego wynikających. A jest to jednak druga częś<text:span text:style-name="T2989">ć</text:span><text:s/>tej samej sprawy.</text:p>
      <text:p text:style-name="P2990">Proszę bardzo ko<text:span text:style-name="T2991">l</text:span>. Frasyniuk.</text:p>
      <text:p text:style-name="P2992"><text:span text:style-name="T2993">Ob. Wł. Frasyniu</text:span><text:span text:style-name="T2994">k</text:span>:</text:p>
      <text:p text:style-name="P2995">Z tym, że ten zapis ma taki charakter przejściowy<text:span text:style-name="T2996">.<text:s/></text:span>Przypomn<text:span text:style-name="T2997">ij</text:span>cie sobie państwo 1<text:span text:style-name="T2998">9</text:span>8<text:span text:style-name="T2999">0</text:span><text:s/>r<text:span text:style-name="T3000">.</text:span><text:s/>kiedy<text:s/>„Solidarność<text:span text:style-name="T3001">”</text:span><text:span text:style-name="T3002"><text:s/></text:span>zwracała się do związków branżowych o to, aby i pracownicy naszego związku mogli korzystać z sanatoriów<text:span text:style-name="T3003">.</text:span><text:s/>Dlatego proponuję, tu uznaj<text:span text:style-name="T3004">ę</text:span><text:s/>to odwołanie się do ustawy o związkach zawodowych. Dlatego proponuję, nie byłem na grupie roboczej, a więc nie znam argumenta<text:span text:style-name="T3005">cj</text:span>i, ale proponuję takie wyjście - żeby zostawić pierwsze zdanie<text:s/>„sanatoria winny służyć wszystkim pracownikom, niezależnie od przynależności związkowej”<text:span text:style-name="T3006">.</text:span><text:s/>Kropka, więcej nic<text:span text:style-name="T3007">.</text:span><text:s/>Wszystkie pozostałe sprawy odpadają tu<text:span text:style-name="T3008">.</text:span></text:p>
      <text:p text:style-name="P3009">Drodzy<text:s/>państwo, to jest umowa. My startujemy z niczym, ludzie nie mogą czekać, aż<text:s/><text:span text:style-name="T3010">„</text:span>Solidarność”<text:s/>wybuduje, wywalczy.</text:p>
      <text:p text:style-name="P3011">Tylko ja muszę, przepraszam, zapytać swojej delegacji czy oni mnie w tym poprą, bo to jest tylko mój pomysł. Ale na szczęście oni stosują pokojowe formy, jak widzę.</text:p>
      <text:p text:style-name="P3012">Czy koledzy się zgodzą?</text:p>
      <text:p text:style-name="P3013">/G<text:span text:style-name="T3014">ł</text:span>osy z sali: To jest logiczne/<text:span text:style-name="T3015">.</text:span></text:p>
      <text:p text:style-name="P3016"><text:span text:style-name="T3017">Przewodniczący</text:span>:</text:p>
      <text:p text:style-name="P3018">Słucham konkretnej propozycji po uzgodnieniu.</text:p>
      <text:p text:style-name="P3019"><text:span text:style-name="T3020"><text:s text:c="27"/></text:span>:</text:p>
      <text:p text:style-name="P3021">Sanatoria winny służyć wszystkim pracownikom niezależnie od przynależności związkowej. Winny<text:s/><text:span text:style-name="T3022">–</text:span><text:s/>ponieważ,<text:s/>proszę<text:s/>państwa,<text:s/>tutaj jest jeszcze problem rolników indywidualnych. Nie ma przedstawicieli Kółek Rolniczych. Koledzy proponują, żeby też dokonać takiego zapisu dotyczącego rolników. Ale problem polega na tym, że rolnicy nie są pracownikami. A więc - winny służyć. I to jest ta formuła szeroka, która pozwala także rolnikom indywidualnym.</text:p>
      <text:p text:style-name="P3023">To znaczy drugie zdanie wykreślamy.</text:p>
      <text:p text:style-name="P3024"><text:span text:style-name="T3025">Przewodniczący</text:span>:</text:p>
      <text:p text:style-name="P3026">Strona rządowa nie wnosi tutaj.</text:p>
      <text:p text:style-name="P3027"><text:span text:style-name="T3028"><text:s text:c="27"/></text:span>:</text:p>
      <text:p text:style-name="P3029">Strona rządowa przysłuchuje się z przyjemnością stosowania w praktyce pluralizmu.</text:p>
      <text:p text:style-name="P3030"><text:span text:style-name="T3031"><text:s text:c="27"/></text:span>:</text:p>
      <text:p text:style-name="P3032">Ja tylko jedno słowo do pana Władysława Frasyniuka. Szanowny panie Władysławie, to tak rzeczywiście nie wyklucza się, że bywa różnie. Ale ja się zobowiązuję przynieść panu na następne posiedzenie podziękowania ze związków komisji zakładowych<text:s/><text:span text:style-name="T3033">„</text:span>Solidarność”<text:s/><text:span text:style-name="T3034">z</text:span><text:s/>roku 1980 i 1981 za obsługę sanatoryjną mojego związku branżowego, a konkretnie Federacji Zw.<text:s/><text:span text:style-name="T3035">Za</text:span>w.<text:s/><text:span text:style-name="T3036">Pra</text:span>cownik<text:span text:style-name="T3037">ów</text:span><text:s/>Kultury i Sztuki. A więc nie problem leży w tym jak przepis stanowi, chociaż to też jest ważne, tylko jak po prostu ludzie go wykonują.</text:p>
      <text:soft-page-break/>
      <text:p text:style-name="P3038">Dziękuję.</text:p>
      <text:p text:style-name="P3039"><text:span text:style-name="T3040">Przewodniczący</text:span>:</text:p>
      <text:p text:style-name="P3041">Tak, czyli jakbyśmy mieli już kolejne uzgodnienie. I to byłby ostatni, jako że 7-my został uzgodniony w formule zapisu z dnia wczorajszego jako pkt 5.</text:p>
      <text:p text:style-name="P3042">Należy rozumieć w takim razie, że kolejny rozdział naszego dzisiejszego spotkania mamy za sobą.</text:p>
      <text:p text:style-name="P3043">Pozostaje jeszcze jedna sprawa wczorajszego zespołu roboczego, która dzisiaj nie została przedstawiona. Mianowicie przypominam, że myśmy przed rozpoczęciem naszych obrad informowali kolegów z<text:s/>„So<text:span text:style-name="T3044">l</text:span>idarno<text:span text:style-name="T3045">ś</text:span>ci<text:span text:style-name="T3046">”</text:span>, że złożyliśmy do Sejmu projekt nowelizacji rozdz. 5<text:span text:style-name="T3047">-</text:span>go ustawy, czyli o sporach zbiorowych i strajkach.</text:p>
      <text:p text:style-name="P3048"><text:span text:style-name="T3049">W</text:span><text:s/>dniu wczorajszym po wymianie poglądów, nasza delegacja po wysłuchaniu argumentów pozostałych stron zaproponowała następujące rozwiązanie - ażeby w dokumencie, który będziemy sporządzali na zakończenie obrad naszego zespołu znalazł się zapis, że<text:s/>Zespół ds.<text:s/>Pluralizmu<text:s/>Związkowego uważa za zasadny wniosek OPZZ rozpatrzenia w trybie pilnym nowelizacji rozdz.<text:s/><text:span text:style-name="T3050">5<text:s/></text:span>zmierz<text:span text:style-name="T3051">aj</text:span>ącego do skrócenia i uproszczenia procedury prowadzenia sporów zbiorowych.</text:p>
      <text:p text:style-name="P3052">Konkretnie, mówię że jako w dokumencie kończącym czyli w protokole zamieścić takie zdanie: że<text:s/>Zespół ds.<text:s/>Pluralizmu<text:s/>Związkowego, myślę wobec tego o wszystkich uczestnikach, uważa za zasadny wniosek OPZZ rozpatrzenia w trybie pilnym nowelizacji rozdz.<text:s/><text:span text:style-name="T3053">5</text:span>-go zmierzający /przepraszamy/ ustawy<text:s/><text:span text:style-name="T3054">o<text:s/></text:span>zw. zaw. zmierzających do skrócenia i uproszczenia procedury prowadzenia sporów zbiorowych. To znaczy pokazania idei i...</text:p>
      <text:p text:style-name="P3055">Proszę bardzo - kol. Wasiljew.</text:p>
      <text:p text:style-name="P3056"><text:span text:style-name="T3057">Ob.<text:s/></text:span><text:span text:style-name="T3058">W</text:span><text:span text:style-name="T3059">asiljew</text:span>:</text:p>
      <text:p text:style-name="P3060">Ja tu mam taką propozycję przygotowaną tego zapisu końcowego,<text:s/><text:span text:style-name="T3061">w</text:span><text:s/>tym protokołu z pracy zespołu. To jest oczywiście swobodny projekt do uzgodnienia. Otóż ten fragment brzmiałby:</text:p>
      <text:p text:style-name="P3062">„Uwzględn<text:span text:style-name="T3063">ia</text:span>jąc wniosek delegacji pr<text:span text:style-name="T3064">ze</text:span>dstawicieli, czy strony, czy OPZZ - jak to sobie wybierzemy - w sprawie zmiany i uproszczenia przepisów rozdz. 5 ustawy o zw. zaw. /spo<text:span text:style-name="T3065">ry</text:span><text:s/>zbiorowe, prawo do strajku/ oraz przebieg dyskusji na kolejnych pos<text:span text:style-name="T3066">ie</text:span>dzeniach zespołów ds. pluralizmu związkowego, nad całokształtem przepisów tej ustawy, ich dostosowaniem m.in. do warunków pluralizmu związkowego, zespół uznał za niezbędne:</text:p>
      <text:p text:style-name="P3067">1/ podjęcie w trybie pilnym prac przygotow<text:span text:style-name="T3068">uj</text:span>ących projekt szerokiej nowelizacji ustawy o związkach zawodowych;</text:p>
      <text:p text:style-name="P3069">2/ prace powyższe należy rozpocząć w terminie umożliwiającym uczestniczenie w nich zainte<text:span text:style-name="T3070">res</text:span>owanym stronom, w tym przedstawicielom uprawnionych nurtów związków zawodowych, które zostaną utworzone w warunkach pluralizmu związkowego. Nie później jednak /i tu do określenia - tyle i tyle miesięcy/ od daty wejścia w życie obecnie nowel<text:span text:style-name="T3071">iz</text:span>owanej ustawy o związkach zawodowych.</text:p>
      <text:p text:style-name="P3072"><text:span text:style-name="T3073">Pr</text:span><text:span text:style-name="T3074">ze</text:span><text:span text:style-name="T3075">wodniczący</text:span>:</text:p>
      <text:p text:style-name="P3076">To nie jest uzgodnienie, tylko chodzi o zapis. To są propozycje zapisu, a nie uzgodnienia. Dlatego, że tutaj nie nowelizujemy tylko po prostu musimy skonsumować to co leży w Sejmie. Natomiast wymiana zdań z kolegami z<text:s/>„S<text:span text:style-name="T3077">ol</text:span>idarno<text:span text:style-name="T3078">śc</text:span>i”<text:s/>wykazała, zresztą podobnie mówił o tym min. Kwaśniewski, że sposób zapisu rozdz<text:span text:style-name="T3079">.</text:span><text:s/>5-go nie wytrzymał próby czasu.</text:p>
      <text:soft-page-break/>
      <text:p text:style-name="P3080">Proszę bardzo - ko<text:span text:style-name="T3081">l</text:span>. Frasyniuk.</text:p>
      <text:p text:style-name="P3082"><text:span text:style-name="T3083">O</text:span><text:span text:style-name="T3084">b</text:span><text:span text:style-name="T3085">.<text:s/></text:span><text:span text:style-name="T3086">Wł</text:span><text:span text:style-name="T3087">.<text:s/></text:span><text:span text:style-name="T3088">F</text:span><text:span text:style-name="T3089">rasyniuk</text:span>:</text:p>
      <text:p text:style-name="P3090">Ja do kolegów z OPZZ. Czy wy jesteście skłonni zrezygnować z tej pierwszej części tego zapisu, która mówi, że strony<text:s/>poparły wniosek OPZZ o nowelizacji. Bo jak rozumiem, w obydwu głosach si<text:span text:style-name="T3091">ę</text:span><text:s/>to powtórzyło.</text:p>
      <text:p text:style-name="P3092">Od razu powiem dlaczego. Dlatego, że to stawia nas w niezręcznej sytuacji, albowiem nasi działacze od siedmiu lat również o to prawo strajkowe czynnie występowali. I nasza delegacja również o tej nowelizacji mówiła. W związku z tym ja bym proponował, aby to zapisać tak...</text:p>
      <text:p text:style-name="P3093"><text:span text:style-name="T3094">P</text:span><text:span text:style-name="T3095">rzewo</text:span><text:span text:style-name="T3096">dn</text:span><text:span text:style-name="T3097">iczący</text:span><text:span text:style-name="T3098">:</text:span></text:p>
      <text:p text:style-name="P3099">Ale to nie jest uznały, przepraszam jak kolega powiedział?</text:p>
      <text:p text:style-name="P3100"><text:span text:style-name="T3101">Ob.<text:s/></text:span><text:span text:style-name="T3102">W</text:span><text:span text:style-name="T3103">ł.<text:s/></text:span><text:span text:style-name="T3104">F</text:span><text:span text:style-name="T3105">rasyniuk</text:span>:</text:p>
      <text:p text:style-name="P3106">Poparły stanowisko OPZZ.</text:p>
      <text:p text:style-name="P3107"><text:span text:style-name="T3108">Przewodniczący</text:span>:</text:p>
      <text:p text:style-name="P3109">Nie było poparły, ale uznały stanowisko OPZZ jako zasadne.</text:p>
      <text:p text:style-name="P3110"><text:span text:style-name="T3111">O</text:span><text:span text:style-name="T3112">b</text:span><text:span text:style-name="T3113">. Wł.<text:s/></text:span><text:span text:style-name="T3114">F</text:span><text:span text:style-name="T3115">rasyniuk</text:span>:</text:p>
      <text:p text:style-name="P3116">Tak, ale ja przypominam, że to nie jest tylko i wyłącznie stanowisko OPZZ. Mieliśmy do czynienia,<text:s/><text:span text:style-name="T3117">ż</text:span>e nawet strona rządowa nam zaproponowała wyjście ze strajku... czy się przejęzyczę.</text:p>
      <text:p text:style-name="P3118"><text:span text:style-name="T3119">Przewodniczący</text:span>:</text:p>
      <text:p text:style-name="P3120">Tak, tylko kol. Frasyniuk chcę zwrócić uwagę, że wniosek leży od grudnia w Sejmie.</text:p>
      <text:p text:style-name="P3121"><text:span text:style-name="T3122">Ob.<text:s/></text:span><text:span text:style-name="T3123">W</text:span><text:span text:style-name="T3124">ł.<text:s/></text:span><text:span text:style-name="T3125">F</text:span><text:span text:style-name="T3126">rasyniuk</text:span>:</text:p>
      <text:p text:style-name="P3127">Ja chcę panom powiedzieć, ż<text:span text:style-name="T3128">e</text:span><text:s/>nasze wnioski na komendach leżą od dawien dawna.</text:p>
      <text:p text:style-name="P3129">Po prostu moje pytanie jest po to, ażeby uniknąć dyskusji.<text:s/>Dlatego też przypominam panom, że my jesteśmy w tej jeszcze<text:s/>bardziej niezręcznej sytuacji, że musielibyśmy dokonać drugiego takiego zapisu, że wszystkie strony uznały czy poprą wniosek<text:s/>„Solidarności”<text:s/>o nowelizację w punktach 15 i 17. Dlatego też ja proponuję, ażeby jednak skwitować to tak, że strony uznały, że potrzebne jest szybkie powołanie komisji do spraw opracowania takich i takich spraw<text:span text:style-name="T3130">,</text:span><text:s/>celem przeprowadzenia, czy wprowadzenia do dużej nowelizacji.</text:p>
      <text:p text:style-name="P3131"><text:span text:style-name="T3132">Mi</text:span><text:span text:style-name="T3133">n.</text:span><text:span text:style-name="T3134"><text:s/>Kw</text:span><text:span text:style-name="T3135">aś</text:span><text:span text:style-name="T3136">n</text:span><text:span text:style-name="T3137">ie</text:span><text:span text:style-name="T3138">wski</text:span>:</text:p>
      <text:p text:style-name="P3139">Proszę<text:s/>państwa, my się teraz zajmujemy za zespół redakcyjny redagowaniem pewnych zapisów. Ja nie wiem, my jeszcze możemy tutaj posiedzie<text:span text:style-name="T3140">ć</text:span><text:s/>ładnych parę godzin. Ale ja słucham tego zapisu, ja mam też zastrzeżenia. Wy się dogadacie, za chwilę ja zgłoszę i tak będziemy redagowali to jeszcze dłużej niż redagowaliś<text:span text:style-name="T3141">my</text:span><text:s/>przejęcie majątku.</text:p>
      <text:p text:style-name="P3142">W związku z tym mam propozycję - no po to jest grupa redakcyjna, po to jest mniejsze ciało, ażeby te najważniejsze wątpliwości tam na tej płaszczyźnie w jakiś sposób zderzyć i zaproponować kompromisowe rozwiązanie, ażeby było mniej czasu poświęcanego na dyskusji plenarnej.</text:p>
      <text:p text:style-name="P3143">Ale jeżeli państwo uważacie , że będziemy redagowali tę cz<text:span text:style-name="T3144">ęś</text:span>ć dzisiaj<text:s/><text:span text:style-name="T3145">-</text:span><text:s/>to proszę bardzo.</text:p>
      <text:p text:style-name="P3146"><text:span text:style-name="T3147">Przewodniczący</text:span>:</text:p>
      <text:p text:style-name="P3148">Proszę bardzo. Kol .Mazowiecki .</text:p>
      <text:p text:style-name="P3149"><text:span text:style-name="T3150">Ob. T. Mazowieck</text:span><text:span text:style-name="T3151">i</text:span>:</text:p>
      <text:soft-page-break/>
      <text:p text:style-name="P3152">Ja też popieram, żebyśmy n<text:span text:style-name="T3153">ie</text:span><text:s/>redagowali tutaj. Kierunek tego zapisu przyjmujemy. To jest kwestia tylko stwierdzeń takich czy innych. Ale kierunek przyjmujemy. No i żeby to odesłać do zespołu redakcyjnego.</text:p>
      <text:p text:style-name="P3154"><text:span text:style-name="T3155">Przewodniczący</text:span>:</text:p>
      <text:p text:style-name="P3156">Przepraszam bardzo, pan pr<text:span text:style-name="T3157">of.</text:span><text:s/>Zieliński chciał zabrać głos.</text:p>
      <text:p text:style-name="P3158"><text:span text:style-name="T3159">Prof</text:span><text:span text:style-name="T3160">.</text:span><text:span text:style-name="T3161"><text:s/>Z</text:span><text:span text:style-name="T3162">ie</text:span><text:span text:style-name="T3163">lińsk</text:span><text:span text:style-name="T3164">i</text:span><text:span text:style-name="T3165">:</text:span></text:p>
      <text:p text:style-name="P3166">Oczywiście jestem zgodny z moimi p<text:span text:style-name="T3167">rz</text:span>edmówcami. Ogólny kierunek może być przez nas przyjęty z tym zastr<text:span text:style-name="T3168">ze</text:span>żen<text:span text:style-name="T3169">ie</text:span>m, że przez ogólny kierunek rozumiem tutaj potrzebę nowelizacji w szczególności rozdz. 5-go ustawy o związkach zawodowych. I by<text:span text:style-name="T3170">ć</text:span><text:s/>może także dalszych przepisów.</text:p>
      <text:p text:style-name="P3171">Jednakże ta formuła, którą pan przewodn<text:span text:style-name="T3172">ic</text:span>zący odczytał, jest - w moim przekonaniu niezadowalająca dla ruchu związkowego dlatego, że tam jest og<text:span text:style-name="T3173">ra</text:span>n<text:span text:style-name="T3174">icze</text:span>nie tylko do zmian polegających na uproszczeniu i skróceniu procedury prowadzenia sporów zbiorowych. Tymczasem problem jest głębszy. To jest problem ograniczeń podmiotowych prawa do strajku, także przedmiotowych, może nawet i zbadania zgodności niektórych przepisów ustawy o związkach zawodowych z konwencjami międzynarodowej Organizacji Pracy. Tak że tę formułę trzeba byłoby poszerzyć<text:span text:style-name="T3175">.</text:span><text:s/>Tak że to nie jest skrócenie i uproszczenie procedury tylko. Sprawa strajków solidarnościowych być może mogłaby być przedmiotem rozważań najpierw na tej grupie roboczej, a później na posiedzeniu zespołu.</text:p>
      <text:p text:style-name="P3176">Tak że ja bym się tutaj opowiadał za kierunkiem w tym znaczeniu, że przyjmujemy, uznajemy za potrzebne znowelizowanie, znowelizowan<text:span text:style-name="T3177">ie</text:span><text:s/>rozdz<text:span text:style-name="T3178">.</text:span><text:s/>5-go ustawy o związkach zawodowych. Natomiast bez zakreślania przedmiotu tej nowelizacji. Bo musi być z całą pewnością szersza aniżeli to pan przewodniczący proponował.</text:p>
      <text:p text:style-name="P3179">Dziękuję.</text:p>
      <text:p text:style-name="P3180"><text:span text:style-name="T3181">Przewodnicząc</text:span><text:span text:style-name="T3182">y</text:span>:</text:p>
      <text:p text:style-name="P3183">Dziękuję bardzo panie profesorze.</text:p>
      <text:p text:style-name="P3184">Myślę, że tym optymistycznym akcentem, jako że zgoda chyba będzie, możemy zakończyć<text:span text:style-name="T3185">.</text:span></text:p>
      <text:p text:style-name="P3186">Pozostaje nam sprawa tylko jedna, a mianowicie ustalenia składu zespołu redakcyjnego i terminu następnego spotkania.</text:p>
      <text:p text:style-name="P3187">W związku z tym, że jestem przy głosie chciałbym zaproponować kol<text:span text:style-name="T3188">.</text:span><text:s/>Wasil<text:span text:style-name="T3189">j</text:span>ewa i kol<text:span text:style-name="T3190">.</text:span><text:s/>Wiśniewskiego. I proszę o propozycje pozostałych stron.</text:p>
      <text:p text:style-name="P3191"><text:span text:style-name="T3192">Ob</text:span><text:span text:style-name="T3193">. T. Mazowieck</text:span><text:span text:style-name="T3194">i</text:span>:</text:p>
      <text:p text:style-name="P3195">Ja proponuję z naszej strony ko<text:span text:style-name="T3196">l</text:span>. Kaczyńskiego i kol.<text:s/><text:span text:style-name="T3197">Me</text:span>rkl<text:span text:style-name="T3198">a</text:span>.</text:p>
      <text:p text:style-name="P3199"><text:span text:style-name="T3200">Min. Nawack</text:span>i:</text:p>
      <text:p text:style-name="P3201">Z naszej strony będzie pan Zowczak i ja.</text:p>
      <text:p text:style-name="P3202"><text:span text:style-name="T3203">Przewodniczący</text:span>:</text:p>
      <text:p text:style-name="P3204">Dziękuję bardzo. Czy moglibyśmy ustali<text:span text:style-name="T3205">ć</text:span>, ze względu na to, że teraz drugi problem polega na tym - propozycja jest, ze względu na pewne przyjęte terminy. Żebyśmy ostatnie posiedzenie zespołu, które przyjmie ten dokument - nazwijmy go tak umownie, odbyło się w poniedziałek.</text:p>
      <text:p text:style-name="P3206"><text:span text:style-name="T3207">Ob.<text:s/></text:span><text:span text:style-name="T3208">T.</text:span><text:span text:style-name="T3209"><text:s/>Mazowiecki</text:span>:</text:p>
      <text:p text:style-name="P3210">Czy ta grupa robocza zakończy do soboty prace?<text:s/>Chodzi po prostu o to, ażebyśmy w całym zespole mogli się zapoznać z projektem.</text:p>
      <text:soft-page-break/>
      <text:p text:style-name="P3211"><text:span text:style-name="T3212">Przewodni</text:span><text:span text:style-name="T3213">cz</text:span><text:span text:style-name="T3214">ą</text:span><text:span text:style-name="T3215">cy</text:span>:</text:p>
      <text:p text:style-name="P3216">No termin jest niezwykle krótki, ale przypominam Tadeusz, żebyśmy wszyscy byli zwolennikami, żeby to po prostu zw<text:span text:style-name="T3217">ij</text:span>ać. My dzisiaj dokonaliśmy takiego kolosalnego postępu ku przodowi, że nie spodziewam się tutaj jakichś takich zasadniczych rozbieżności. To jest po prostu sprawa rzucenia na papier wszystkiego tego co zostało skonsumowane w naszych dotychczasowych obradach<text:span text:style-name="T3218">.</text:span></text:p>
      <text:p text:style-name="P3219"><text:span text:style-name="T3220">Ob. T. Mazowiecki</text:span>:</text:p>
      <text:p text:style-name="P3221">Słuchajcie koledzy, bo kol.<text:s/><text:span text:style-name="T3222">W</text:span>iśniewski tu już sprawę terminowo... Ale ja jeszcze chciałem przypomnieć, ażeby nie zapomniała grupa redakcyjna, a mamy tutaj nowe dowody ważności tej sprawy. Już nie chcę w nieobecności min. Kwaśn<text:span text:style-name="T3223">iews</text:span>k<text:span text:style-name="T3224">ie</text:span>go ich odczytywać, a ma ona dla niego powielony egzemplarz to jest sprawa art<text:span text:style-name="T3225">.</text:span><text:s/>15 i 17<text:span text:style-name="T3226">.</text:span><text:s/>Bowiem my mamy tutaj od ludzi, na których to zależy. Więc chciałbym przyn<text:span text:style-name="T3227">aj</text:span>mniej, ja zresztą jeszcze wrócę do tej sprawy na następnym p<text:span text:style-name="T3228">os</text:span>iedzeniu. Ale my będziemy się domagać przynajmniej zapisu w tej sprawie. Ale waga tej sprawy i jej rozwiązanie jest dla nas nie mniej pilne niż ro<text:span text:style-name="T3229">z</text:span>dz<text:span text:style-name="T3230">.</text:span><text:s/><text:span text:style-name="T3231">5-</text:span>go.</text:p>
      <text:p text:style-name="P3232">Ja panu<text:s/>ministrowi może dam dla pana ministra Kwaśniewskiego, taki mam tu odpis pisma, które otrzymałem od<text:s/>„S<text:span text:style-name="T3233">ol</text:span>idarnośc<text:span text:style-name="T3234">i</text:span>”<text:s/>przy Stoczni Marynarki Wo<text:span text:style-name="T3235">j</text:span>en<text:span text:style-name="T3236">n</text:span>ej w Gdyni.</text:p>
      <text:p text:style-name="P3237">Natomiast przepraszam - dyskusja toczyła się na temat kiedy mamy zrobić zebranie.</text:p>
      <text:p text:style-name="P3238"><text:span text:style-name="T3239">Przewodniczący</text:span>:</text:p>
      <text:p text:style-name="P3240">To znaczy konkretnie<text:s/><text:span text:style-name="T3241">-</text:span><text:s/>propozycja jest w poniedziałek bez określenia godziny. My możemy na przykład ten zespół ze względu na to, żeby dać więcej czasu zespołowi redakcyjnemu zrobić go o 12-ej czy o 1<text:span text:style-name="T3242">3-</text:span>ej<text:span text:style-name="T3243">.</text:span><text:s/>Ostatnie posiedzenie naszego zespołu, ale jednak żeby to zrobić w poniedziałek.</text:p>
      <text:p text:style-name="P3244"><text:span text:style-name="T3245">Ob.<text:s/></text:span><text:span text:style-name="T3246">T.</text:span><text:span text:style-name="T3247"><text:s/>Mazowiecki</text:span>:</text:p>
      <text:p text:style-name="P3248">Dobrze, my się zgadzamy na ten poniedziałek. Tylko o której godzinie?</text:p>
      <text:p text:style-name="P3249"><text:span text:style-name="T3250">Przewodniczący</text:span>:</text:p>
      <text:p text:style-name="P3251">Godzina - w tej chwili możemy ustalić. Jeżeli zespół potrzebuje na przykład mieć jeszcze 2-<text:span text:style-name="T3252">3</text:span><text:s/>godziny ranne w poniedziałek, to dajmy mu tę szansę i zróbmy trochę później, ale naprawdę utrzymujmy ten poniedziałek.</text:p>
      <text:p text:style-name="P3253"><text:span text:style-name="T3254">Ob.<text:s/></text:span><text:span text:style-name="T3255">T</text:span><text:span text:style-name="T3256">.<text:s/></text:span><text:span text:style-name="T3257">M</text:span><text:span text:style-name="T3258">azow</text:span><text:span text:style-name="T3259">ieck</text:span><text:span text:style-name="T3260">i</text:span>:</text:p>
      <text:p text:style-name="P3261">Może nie zespół, tylko żeby w grupach się jeszcze spotkać.</text:p>
      <text:p text:style-name="P3262"><text:span text:style-name="T3263">Przewodniczący</text:span>:</text:p>
      <text:p text:style-name="P3264">Grupa jeszcze za chwileczkę usiądzie i ustali sobie termin<text:span text:style-name="T3265">.</text:span></text:p>
      <text:p text:style-name="P3266"><text:span text:style-name="T3267">O</text:span><text:span text:style-name="T3268">b</text:span><text:span text:style-name="T3269">.</text:span><text:span text:style-name="T3270"><text:s/></text:span><text:span text:style-name="T3271">T. Mazow</text:span><text:span text:style-name="T3272">iec</text:span><text:span text:style-name="T3273">k</text:span><text:span text:style-name="T3274">i</text:span>:</text:p>
      <text:p text:style-name="P3275">No więc ja myślę - ustalmy albo na 12-tą albo na 13-tą.</text:p>
      <text:p text:style-name="P3276"><text:span text:style-name="T3277">Przewodniczący</text:span>:</text:p>
      <text:p text:style-name="P3278">I ze względu na to, że mi<text:span text:style-name="T3279">n</text:span>. Kwaśn<text:span text:style-name="T3280">ie</text:span>wski złoży jakieś propozycje w sprawie zakończenia, a jest to godzina 13<text:span text:style-name="T3281">-</text:span>ta bardzo dobra.</text:p>
      <text:p text:style-name="P3282"><text:span text:style-name="T3283">O</text:span><text:span text:style-name="T3284">b</text:span><text:span text:style-name="T3285">.<text:s/></text:span><text:span text:style-name="T3286">T</text:span><text:span text:style-name="T3287">. Maz</text:span><text:span text:style-name="T3288">ow</text:span><text:span text:style-name="T3289">ieck</text:span><text:span text:style-name="T3290">i</text:span>:</text:p>
      <text:p text:style-name="P3291">Jeszcze będziemy mieli dyskusję. Jeszcze przynajmniej dwa punkty merytoryczne mamy dość istotne, bo ta sprawa tego zapisu być może wrócić jeszcze. Tego zapisu tych rep<text:span text:style-name="T3292">resj</text:span>onowanych. A więc to nie będzie czysta formalność<text:span text:style-name="T3293">.</text:span></text:p>
      <text:soft-page-break/>
      <text:p text:style-name="P3294"><text:span text:style-name="T3295">Przewodniczący</text:span>:</text:p>
      <text:p text:style-name="P3296">Nie, ja nie mówię o formalności tylko mówię o czasie.</text:p>
      <text:p text:style-name="P3297"><text:span text:style-name="T3298">Min.<text:s/></text:span><text:span text:style-name="T3299">N</text:span><text:span text:style-name="T3300">awacki</text:span><text:span text:style-name="T3301">:</text:span></text:p>
      <text:p text:style-name="P3302">Ja jestem do dyspozycji. Tylko jak zwykle obawiam się o możliwość pracy. Bo zespół działa w tym komforcie, że ma<text:s/>swoich ludzi w grupie robocze. Ja trochę się tutaj jak działacz związkowy poczułem. Bo jakie my mamy możliwość? To znaczy coraz mniej czasu zostało na najtrudniejsze problemy. Proszę to wziąć pod uwagę.</text:p>
      <text:p text:style-name="P3303">Ale oczywiście będziemy robili wszystko żeby na poniedziałek się wywiązać. Tylko prosiłbym o precyzyjne określenie, kiedy pierwszy raz grupa może się spotkać?</text:p>
      <text:p text:style-name="P3304"><text:span text:style-name="T3305"><text:s text:c="27"/></text:span>:</text:p>
      <text:p text:style-name="P3306">Czy ten poniedziałek to jest nieodzowny?</text:p>
      <text:p text:style-name="P3307"><text:span text:style-name="T3308">Przewodni</text:span><text:span text:style-name="T3309">cz</text:span><text:span text:style-name="T3310">ący</text:span>:</text:p>
      <text:p text:style-name="P3311">Nieodzowny z różnych względów.</text:p>
      <text:p text:style-name="P3312"><text:span text:style-name="T3313"><text:s text:c="27"/></text:span>:</text:p>
      <text:p text:style-name="P3314">Ja mam propozycję bardziej elastycznego rozwiązania. Mianowicie umówmy się, że posiedzenie zespołu jest w poniedziałek o godzinie 13<text:span text:style-name="T3315">-</text:span>ej. Natomiast ponieważ w zespołach są przecież przedstawiciele wszystkich zasiadających przy<text:s/><text:span text:style-name="T3316">„</text:span>okrągłym stole”. Jeżeli powstanie ryzyko, ż<text:span text:style-name="T3317">e</text:span><text:s/>my na 13<text:span text:style-name="T3318">-</text:span>t<text:span text:style-name="T3319">ą</text:span><text:s/>w poniedziałek nie będziemy mieli czym pochwalić się zespołowi, to po prostu umówmy się, że alternatywnie jest to wtorek godz. 10.</text:p>
      <text:p text:style-name="P3320"><text:span text:style-name="T3321">Przewodniczący</text:span>:</text:p>
      <text:p text:style-name="P3322">Nie, wtorek jest niemożliwy.</text:p>
      <text:p text:style-name="P3323"><text:span text:style-name="T3324"><text:s text:c="27"/></text:span>:</text:p>
      <text:p text:style-name="P3325">Jeżeli wtorek jest niemożliwy, to nie ma żadnej umowy, tylko po prostu trzeba to zrobić tak jak mówimy - poniedziałek godzina<text:s/><text:span text:style-name="T3326">13.</text:span>00.</text:p>
      <text:p text:style-name="P3327"><text:span text:style-name="T3328">P</text:span><text:span text:style-name="T3329">rz</text:span><text:span text:style-name="T3330">ewodniczący</text:span>:</text:p>
      <text:p text:style-name="P3331">Roz<text:span text:style-name="T3332">u</text:span>miem tak - skład zespołu mam ustalony - Poniedziałek godzina 13.00 przyjmujemy. I grupa robocza jutro. Koledzy na<text:s/>chwileczkę zostaną<text:s/><text:span text:style-name="T3333">-</text:span><text:s/>ustalą miejsce<text:span text:style-name="T3334">.</text:span><text:s/>Jeżeli resort ma problemy lokalowe, to może to być u nas, u kol.<text:s/><text:span text:style-name="T3335">W</text:span>iśn<text:span text:style-name="T3336">ie</text:span>w<text:span text:style-name="T3337">skie</text:span>go<text:s/><text:span text:style-name="T3338">-</text:span><text:s/>wszystko jedno.</text:p>
      <text:p text:style-name="P3339"><text:span text:style-name="T3340"><text:s text:c="27"/></text:span>:</text:p>
      <text:p text:style-name="P3341">Ja proszę żeby określić godzinę jutro.</text:p>
      <text:p text:style-name="P3342"><text:span text:style-name="T3343"><text:s text:c="27"/></text:span>:</text:p>
      <text:p text:style-name="P3344">Godzina 10<text:span text:style-name="T3345">-t</text:span>a rano może<text:s/><text:span text:style-name="T3346">b</text:span>yć<text:span text:style-name="T3347">.</text:span></text:p>
      <text:p text:style-name="P3348"><text:span text:style-name="T3349">Przewodniczący</text:span>:</text:p>
      <text:p text:style-name="P3350">Zróbmy krakowskim targiem - godzina 11.00.</text:p>
      <text:p text:style-name="P3351"><text:span text:style-name="T3352">Mi</text:span><text:span text:style-name="T3353">n.</text:span><text:span text:style-name="T3354"><text:s/>Nawacki</text:span>:</text:p>
      <text:p text:style-name="P3355">A więc zapraszani do mnie na jutro na godzinę 11.00.</text:p>
      <text:p text:style-name="P3356"><text:span text:style-name="T3357">Pr</text:span><text:span text:style-name="T3358">ze</text:span><text:span text:style-name="T3359">wodniczący</text:span>:</text:p>
      <text:p text:style-name="P3360">Tym samym proszę<text:s/>państwa<text:s/>wszystko domówione. I zamykamy dzisiejsze obrady.</text:p>
      <text:p text:style-name="P3361"/>
      <text:soft-page-break/>
      <text:p text:style-name="P3362">/Koniec obrad Zespołu/.</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4916in"/>
      <style:text-properties style:font-name="Microsoft Sans Serif" style:font-name-asian="Microsoft Sans Serif" style:font-name-complex="Microsoft Sans Seri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pl" fo:country="PL" style:language-asian="pl" style:country-asian="PL" style:language-complex="pl" style:country-complex="PL" style:text-combine="none" fo:hyphenate="true"/>
    </style:default-style>
    <style:style style:name="Normalny" style:display-name="Normalny" style:family="paragraph">
      <style:text-properties fo:color="#000000"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701in" fo:page-height="11.6944in" style:print-orientation="portrait" fo:margin-top="0.25in" fo:margin-left="0.25in" fo:margin-bottom="0.25in" fo:margin-right="0.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Cyrwus Artur (STUD)</dc:creator>
    <meta:creation-date>2023-07-03T09:17:00Z</meta:creation-date>
    <dc:date>2023-07-03T09:17:00Z</dc:date>
    <meta:template xlink:href="Normal.dotm" xlink:type="simple"/>
    <meta:editing-cycles>2</meta:editing-cycles>
    <meta:editing-duration>PT120S</meta:editing-duration>
    <meta:document-statistic meta:page-count="65" meta:paragraph-count="374" meta:word-count="26799" meta:character-count="187223" meta:row-count="1339" meta:non-whitespace-character-count="160798"/>
  </office:meta>
</office:document-meta>
</file>